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09in"/>
    </style:style>
    <style:style style:name="co2" style:family="table-column">
      <style:table-column-properties fo:break-before="auto" style:column-width="10.539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Patido</text:p>
          </table:table-cell>
          <table:table-cell office:value-type="string" calcext:value-type="string">
            <text:p>Plan</text:p>
          </table:table-cell>
        </table:table-row>
        <table:table-row table:style-name="ro1">
          <table:table-cell office:value-type="string" calcext:value-type="string">
            <text:p>Accion Popular</text:p>
          </table:table-cell>
          <table:table-cell office:value-type="string" calcext:value-type="string">
            <text:p>AMA SUA, AMA LLULLA, AMA QUELLA <text:s/>EL PERÚ COMO DOCTRIN A REINSTALAR LA HONESTIDAD EN LA POLÍTICA <text:s/>TRABAJAR Y DEJAR TRABAJAR <text:s/>PROPUESTA DE PLAN DE GOBIERNO DE ACCIÓN POPULAR 2021 - 2026 (No seas ladrón, no seas mentiroso, no seas ocioso) Fernando Belaunde Terry <text:s/>', 'AMA SUA, AMA LLULLA, AMA QUELLA <text:s/>EL PERÚ COMO DOCTRIN A REINSTALAR LA HONESTIDAD EN LA POLÍTICA <text:s/>TRABAJAR Y DEJAR TRABAJAR El Presidente Belaunde universalizó la ética de nuestros ancestros Incas, que debe ser la ética del Perú de hoy y de siempre: Ahora más que nunca esa ética hay que recuperarla (No seas ladrón, no seas mentiroso, no seas ocioso) EL COMPROMISO DE ACCIÓN POPULAR ES ACABAR CON LA CORRUPCIÓN EN EL ESTADO, QUE SE LLEVA S/ 30,000 MILLONESCADA AÑO, Y REINSTAURAR LOS VALORES DE LA INTEGRIDAD Y LA PROACTIVIDAD EN LA GESTIÓNPÚBLICA. LA CORRUPCION ES LA MAYOR PREOCUPACION DE LOS MIL LONES DE PERUANOS. Acción Popular, con la autoridad moral de la prístina honradez de Fernando Belaunde en el manejo de la cosa pública, asume el reto de rescatar al país de las garras de la corrupción, que ha capturado el Estado, con la vergonzosa marca mu ndial de ser el único país que tiene seis presidentes de la República procesados, investigados, prófugos o presos por corrupción. Si no derrotamos contundentemente a la corrupción, cualquier plan que se haga será ilusorio y el compromiso de Acción Popular, en primer lugar, es devolverle dignidad, respeto, autoridad y credibilidad a la investidura presidencial. Devolver la confianza del pueblo en las instituciones públicas. AP es un auténtico partido político y el único que tiene el sustento de una ideología inspirada en el legado histórico del Perú Antiguo, de los valores del Perú Milenario, que surgió del peregrinaje de su Jefe Fundador Fernando Belaunde por todo el lo hizo p político que él bajó de los Andes para inspirar a la juventud de su tiempo y llegar a la Presidencia de la Repúblic a por primera vez el año 1962 por la voluntad popular; ', 'AMA SUA, AMA LLULLA, AMA QUELLA <text:s/>EL PERÚ COMO DOCTRIN A REINSTALAR LA HONESTIDAD EN LA POLÍTICA <text:s/>TRABAJAR Y DEJAR TRABAJAR y por segunda vez el año 1980, dejando el legado de ser un constructor y un paradigma de la honestidad y la decencia, valores, que hoy están tan ausentes en la función pública, envilecida por aventur eros encaramados en partidos - membrete , en que se subastan, y que han convertido la política en un mercado persa de tránsfugas y oportunistas que ven al Estado como un botín al que hay que saquear y que por lo tanto utilizan mecanismo s para pretender comprar el voto del pueblo con dádivas y dinero. Acción Popular será el retorno a las fuentes telúricas del Perú Histórico, con el recogió en el principio y que encarnó en su vida personal y política, como la encarnaron miles de militantes a lo largo de los más de 64 años de vida de nuestra organización. Esta ética milenaria de nuestros ancestros incas ha sido reconocida por la Asambl ea General de la Organización de las Naciones Unidas en el año 2015 como valores y principios tradicionales que contribuyen de manera positiva a reforzar los compromisos de la sociedad para mejorar la eficiencia, la eficacia y la transparencia de la admini stración pública, y promover servicios públicos inclusivos y responsables para el desarrollo sostenible. AFIRMACIÓN DE LA IDEOLOGÍA Y LOS PRINCIPIOS DE ACCIÓN POPULAR. Belaunde construye una ideología basada en tres grandes principios: La tradición planificadora peruano. Había nacido Acción Popular. Había nacido un Perú, capaz de hacerse a sí mismo con sus propias manos elaunde y cómo este camino lo condujo y el pueblo lo encontró y lo siguió, y lo Francis ', 'AMA SUA, AMA LLULLA, AMA QUELLA <text:s/>EL PERÚ COMO DOCTRIN A REINSTALAR LA HONESTIDAD EN LA POLÍTICA <text:s/>TRABAJAR Y DEJAR TRABAJAR Esto es en resumen lo que significa el principio fundacional de , que también alude a la tradición planificadora en el antiguo Perú, a la milenaria ética del abastecimiento es la construcción permanente del Perú, es la liberación de la energía creativa del pueblo, es el , que solía decir Belaunde. Es la acción de los peruanos para to mar decisiones so lo teniendo en cuenta l os grandes intereses nacionales, desterrando propósitos subalternos que han ocasionado el retraso y la pobreza del Perú estos último s tiempos, sumándose a esto la nefasta corrupción que ha carcomido el progreso y desarrollo de nuestr o pueblo. <text:s/>', 'AMA SUA, AMA LLULLA, AMA QUELLA <text:s/>EL PERÚ COMO DOCTRIN A REINSTALAR LA HONESTIDAD EN LA POLÍTICA <text:s/>TRABAJAR Y DEJAR TRABAJAR RESUMEN PARA PUBLICAR Resolución N° 330 - 2020 - JNE BASES Y OBJETIVOS PARA EL PLAN DE GOBIERNO DEL BICENTENARIO INTRODUCCIÓN Los siguientes objetivos son la base medular de la propuesta del Plan de Gobierno presentada por nue stra fórmula presidencial, sustentada en nuestros principios rectores y y nuestro objetivo principal que será para la construcción de una sociedad moderna, equ itativa, justa y madura, que intentan consolidar una democracia gobernante que nazca de l pueblo y para el pueblo. Según l os art . 24 y 25 del Reglamento de inscripción de fórmulas y listas de candidatos para las elecciones generales y de representantes peruanos al Parlamento Andino 2021, basado en la Resolución N° 330 - 2020 - JNE, presentamos este esfuerzo conjunto que incluye el traba jo de los afiliados que integran el Consejo Naci onal de Plan de Gobierno, de l Comando Nacional de Profesionales, de nuestros militantes y colabores que presentaron sus aportes desde sus diferentes visiones sociales y profesionales. A todos ellos, queremos agr adecerles sus esfuerzos en la t are a conjunta de la búsqueda de una mejor propuesta de plan de gobierno 2021 2026 y con el compromiso de contin uar mejorando el presente instrumento . NUESTRA MISIÓN: Forjar una sociedad libre, democrática, justa y equitativa, donde los peruanos se reconozcan como iguales, con oportunidades para todos y que ha logrado el progreso en un territorio integrado viviend o en armonía con la naturaleza, canalizando las demandas de la sociedad hacia el Estado para construir un modelo de desarrollo sostenible, integrado, descentralizado, competitivo y exportador basado en una sociedad más democrática y participativa con una d emocracia gobernante que busque el bienestar de sus ciudadanos y del país. NUESTRA VISIÓN: C onstruir en el mediano plazo una estrategia fundamental para la Innovación y la Productividad, en base a la educación, la Ciencia y la tecnología, ', 'AMA SUA, AMA LLULLA, AMA QUELLA <text:s/>EL PERÚ COMO DOCTRIN A REINSTALAR LA HONESTIDAD EN LA POLÍTICA <text:s/>TRABAJAR Y DEJAR TRABAJAR aplicadas a las personas, empresas e instituciones fomentadas por el Estado y generando las mejores oportunidades de desarrollo para todos los peruanos. OBJETIVOS NACIONALES: Impulsar la reactivación económica creando empleo formal y adecuadamente remunerado. Supera r la crisis sanitaria y fortalecer e l equipamiento y la infraestructura hospitalaria. Cerrar las brechas de infraestructura y de inequidad en la distribución de la riqueza. For talecer la seguridad ciudadana. Luchar contra la corrupción política y económica. Fortalecer la institucionalidad y estabilizar la gobernanza en el ámbito local, regional y nacional. Impulsar la reforma judicial. Proponer el debate para un nuevo pacto social Reconstruir los ahorros públicos Retornar al manejo responsable de la deuda pública Implementar la reforma tributaria Instaurar el Gobierno abierto Reforma del Sistema de Contrataciones Públicas Erradicar la desnutrición y anemia infantil Extender los servicios públicos esenciales Reducir la informalidad económica y labor al Combatir los monopolios y oligopolios Reforma del Sistema Nacional de Pensiones Establecer programas de voluntariado Cooperación Popular Desarrollar la agricultura para la seguridad alimentaria y la exportación Garantizar el manejo sostenible del agua Fortalecer la Defensa del Consumidor Restablecer el equilibrio de poderes vulnerado por el uso inadecuado de la prerrogativa de la vacancia por incapacidad moral. Modernizar el Estado e implementar un nuevo modelo económico bajo los cimientos de una real economía social de mercado, basado en el desarrollo de capacidades y propuesta de las mejores oportunidades, desarrollando el emprendimiento económico y el fortalecimiento empresarial de las PYMES, rentabilizando el talento con un enfoque estratégico sobr e las Tecnologías de la Información y la Comunicación - TICs en educación, de tal manera que en el largo plazo el modelo primario exportador vigente ', 'AMA SUA, AMA LLULLA, AMA QUELLA <text:s/>EL PERÚ COMO DOCTRIN A REINSTALAR LA HONESTIDAD EN LA POLÍTICA <text:s/>TRABAJAR Y DEJAR TRABAJAR se transforme en un modelo empresarial e industrial moderno, proveedor de recursos, bienes y servicios con valor agregado. POLÍTICAS GENERALES MULTISECTORIALES 1. DESARROLLO HUMANO P ara que los peruanos logren su realización en todas sus dimensiones y capacidades deben gozar de sus plenos derechos humanos , principalmente los derechos a la vida, al trabajo, a la identidad, educación, a la salud y a la justicia, creando las mejores oportunidades para todos; así como también la reforma del sistema de pensiones que asegure a los jubilados una pensión digna. Tam bién consideramos como un derecho Humano a ser garantizado por el Estado el consumo del agua potable para todos sin distinción, de igual manera consideramos un derecho humano el tener a disposición el uso de internet que son aspectos básicos de lucha contr a la pobreza, la modernización del Estado y la sistematización de las empresas del Perú. 2. DESARROLLO S OSTENIBLE MEDIO AMBIENTE Debido al consumismo y cambios de vida como resultado del crecimiento económico, poblacional y ambiental, se ha producido un in cremento de las emisiones G EI a nivel mundial y nacional, por ello p lanteamos ma nejar el territorio nacional, de modo racional y sostenible, aprovechando su mega diversidad en armonía con el ambiente, generando una sostenibilidad económica, ambiental y soc ial en beneficio de todos los peruanos. Combatiremos la s prácticas ilícitas (tala y minería ilegal), se trabajarán los ciclos hidrológicos, se protegerán los ecosistemas, se impulsará la producción de energías limpi as renovables, se tratarán los p asivos am bientales, plan de residuos sólidos, impulsaremos el ordenamiento territorial, los estándares de calidad del aire. Impulsaremos el apoyo a las empresas que operan Residuos de Aparatos Eléctricos y Electrónicos (RAEE) a nivel nacional con la finalidad de da rles soportes para que se amplíen y mantengan dicha actividad. 3. DESARROLLO ECONÓMICO, COMPETITIVIDAD E INFRAESTRUCTURA Promover una economía competitiva y diversificada; integrada por la vialidad, el transporte y la conectividad, desplegaremos inversión en infraestructura sanitaria y equipamiento de hospitales , promoveremos su interconexión digital e historia ', 'AMA SUA, AMA LLULLA, AMA QUELLA <text:s/>EL PERÚ COMO DOCTRIN A REINSTALAR LA HONESTIDAD EN LA POLÍTICA <text:s/>TRABAJAR Y DEJAR TRABAJAR clínica electrónica para extender la atención vía telemedicina y dotar de infraestructura a l os centros de atención primaria para priorizar también la medicina preventiva , pondremos foco también a la infraestructura educativa para potenciar la teleeducación en todos los rincones del país, articularemos los mercados y las cadenas de comercialización para generar riqueza, mediante el impulso de la inversi ón pública y privada, y por la aplicación de la ciencia y la tecnología, para la creación y multiplicación de empleo digno y el teletrabajo, con mayor valor agregado y una justa distribución del ingreso y la riqueza, teniendo como soporte una continua capa citación tanto en la formación básica como en la productiva. Es necesaria también una reforma tributaria que nos permita alcanzar una real justicia social en la redistribución de los escasos recursos que administra el Estado. 4. IDENTIDAD NACIONAL, CULTURA Y TURISMO Fortalecer la identidad nacional y acrecentar la autoestima personal, reconociendo y valorando nuestra multiculturalidad y el legado histórico de Conquista del Perú por los per todos los niveles, nuestra marca Perú, valorando y enalteciendo nuestras fortalezas culturales, gastronómicas y geográficas, motivando el turismo interno y externo, poniendo en valor nuestros restos arqueológi cos y difusión de las danzas y costumbres de los pueblos para su mayor atracción turística. Es importante también fortalecer la malla curricular de estudiantes secundarios con enfoque a educación cívica, música y artes plásticas según la región donde se en cuentren de tal manera que se potencie el amor y valor a nuestras expresiones locales, regionales y nacionales, es importante incluir la enseñanza del quechua. 5. REFORMA DEL ESTADO Reconstruir un estado descentralizado y eficaz por una reforma radical de la administración pública, del sistema político, electoral y judicial, para lograr una autentica transformación cultural que practique y promueva la honestidad, la veracidad y la lab oriosidad ; a través de la educación, y la transparencia en todos sus actos. Es necesario el fortalecimiento del Régimen Democrático (conjunto de reglas y procedimientos que determinan el acceso al poder público) para que se desarrollen elecciones regulares libres y justas promoviendo la competencia democrática el pluralismo y la alternancia en el poder. Se debe seguir ', 'AMA SUA, AMA LLULLA, AMA QUELLA <text:s/>EL PERÚ COMO DOCTRIN A REINSTALAR LA HONESTIDAD EN LA POLÍTICA <text:s/>TRABAJAR Y DEJAR TRABAJAR promoviendo la igualdad política entre los electores quienes tienen derecho a votar y a poder ser eventualmente candidatos alcanzando la igua ldad política de un elector un voto con una amplia protección de los derechos civiles donde se garantice la libertad de expresión, la libertad de asociación y la libertad de protesta. Exigir el ejercicio real del poder, respondiendo a las demandas de las p ersonas que lo han elegido, no debe existir un poder no electo que gobierne, por ello el Gobierno debe de dar cuenta a la sociedad por las acciones que realiza por las decisiones que toma. Debe primar el Estado de Derecho donde primen las Leyes, los Proces os y las Razones donde la Constitución Política del país esté por encima de cualquier ciudadano. Es importante también consensuar con los representantes de la prensa nacional (escrita, radial y televisiva) con la finalidad de menguar la noticia que dan a l a población un clima de inseguridad, esto es necesario a fin de que las medidas que se ejecuten en la lucha contra el delito tengan efecto positivo. 6. SEGURIDAD NACIONAL, LUCHA CONTRA LA CORRUPCIÓN Y NARCOTRÁFICO Se necesita voluntad política e inteligencia policial para enfrentar el crimen organizado, la corrupción de gran escala, el narcotráfico y las mafias instauradas a nivel nacional. Propondremos: Impulsaremos la reforma carcelaria a fin de convertir a las cárceles en centros productivos, de readaptac ión de reos, de auto mantenimiento y aisladas de las principales ciudades del país. Formalizar la evaluación obligatoria de todos los mandos medios de la administración pública, sobretodo de quienes tienen responsabilidad de aprobar procesos de licitacione s, logísticos y de compras a fin de vigilar y detectar actos de corrupción. Reforzar el trabajo de inteligencia policial e investigación criminal. Con relación al narcotráfico se pondrá mayor foco en los aeropuertos y puertos en convenios con la Administra ción para el Control de Drogas - DEA (Drug Enforcement Administration) para un control directo y mayor vigilancia del tráfico ilegal de narcóticos. Implementación de las Fiscalías especializadas en Lavado de Activos, fortalecer la Unidad de inteligencia fi nanciera. Desarrollaremos políticas para mitigar todo tipo de violencia familiar, principalmente de violencia a la mujer. En nuestro país 65 de cada 100 mujeres han sufrido de algún tipo de agresión en su vida, entre enero y octubre de 2020 se han registra do 111 feminicidios, 9,514 mujeres desaparecidas y 79,220 mujeres atendidas por violencia, debemos cambiar la percepción que 3 de cada 10 personas cree que, si una mujer viste provocativamente, está buscando que la ', 'AMA SUA, AMA LLULLA, AMA QUELLA <text:s/>EL PERÚ COMO DOCTRIN A REINSTALAR LA HONESTIDAD EN LA POLÍTICA <text:s/>TRABAJAR Y DEJAR TRABAJAR acosen sexualmente. Que las cámaras de vi gilancia estén interconectadas en línea y las unidades policiales ubicadas en las zonas del mapa del delito, de tal manera que la coordinación entre el que monitorea la cámara y el patrullero sea inmediata y se intercepte al delincuente. Que no sirvan solo para grabar el delito. 7. EMPLEO Necesitamos generar cinco millones de empleos en los próximos cinco años para contrarrestar las secuelas de la pandemia. La política de empleo debe funcionar como mecanismo para reducir la desigualdad en la distribución del ingreso y luchar contra la pobre za en el País. Por ello nos fijamos en los siguientes objetivos: Fomentar el emprendimiento empresarial desde la escuela y universidad, fortaleciendo mecanismos de asistencia técnica y financiera para las PYMES potenciándolas principalmente para el merca do externo, que permitan mejorar su eficiencia económica, el refuerzo de la confianza de clientes, inversores, proveedores y empleados como garantía de un círculo virtuoso de la sostenibilidad económica, social y medioambiental, basándose en su rentabilida d. Incentivar toda actividad empresarial formal y canalizar la informalidad y elusión laboral para que en el más corto plazo logre la formalidad. La Formación Profesional estará en función de las necesidades empresariales cuyas carreras y currículos se di señarán entre universidad empresa estado, para evitar el desempleo universitario. Legislar entorno a la creación de contratos laborales estables de media jornada y/o estacionales; así como también otorgar incentivos tributarios a quienes contraten per sonas entre 55 y 65 años de edad. Diseñar políticas de reconversión laboral a cargo del Ministerio de Trabajo creando una entidad que monitoree la oferta y demanda laboral a nivel nacional con la finalidad de capacitar y ocupar a la PEA desplazada ya sea p or el COVID - 19 o por la digitalización de los procesos de producción de las empresas, hacia actividades dependientes nuevas o en proyectos de emprendimiento que generen empleo impulsando la creación de PYMES en todos los sectores económicos del país. Por lo tanto, la estrategia reactivadora para impulsar la producción y generar empleo formal, debe considerar acciones de estímulo diferenciadas para la gran empresa, mediana empresa y pequeñas empresas, debemos tener presente que el Estado no tiene ni tendrá capacidad para generar empleo productivo y que esta se soportará en la iniciativa privada principalmente en el sector de PYMES, ', 'AMA SUA, AMA LLULLA, AMA QUELLA <text:s/>EL PERÚ COMO DOCTRIN A REINSTALAR LA HONESTIDAD EN LA POLÍTICA <text:s/>TRABAJAR Y DEJAR TRABAJAR en las que debemos hacer esfuerzos para transformar la inversión en PYMES promoviendo una demanda de financiación de pymes menos dependientes de las entidades de crédito para reducir el riesgo sistémico en futuras crisis por la dependencia casi exclusiva de la banca comercial y para facilitar sus procesos de expansión 8. SALUD Es un derecho fundamental de las personas y debido a la tendencia del envejecimiento poblacional, al bono demográfico y a la migración del campo a la ciudad, se debe abordar para potenciar acciones sobre el cambio del perfil epidemiológico por el aumento previsto de enfermedades no transmisibles, se impulsará l a innovación en la sal ud sobretodo en Telemedicina, bio gerontología, exoesqueletos en impresión 3D e Historia Clínicas electrónicas, políticas de salud mental, mejorar la calidad de atención en los centros de salud y de la seguridad social, pondremos foco a los cambios medioambientales que impactan a la salud, abaratar el acceso de las medicinas exonerándolas del IGV o del ISC. Según el Dr. Cesar Palomino ex Decano del CMP tenemos un déficit de 16,500 médicos especialistas y según la OMS se recomienda 1 mé dico por cada 1,000 habitantes y en el Perú tenemos 1 médico por 10,000 habitantes. Incentivaremos al personal médico con mejor infraestructura, capacitación e incentivos salariales. Garantizar que todos los hogares peruanos tengan acceso a servicios de sa lud de calidad y adecuados a su cultura, de manera especial los hogares que viven en condiciones de pobreza, por lo que se debe efectivizar el acceso universal de salud a toda la población. Incremento en 50% del gasto público en salud per cápita en la pobl ación más pobres del Perú. Potenciar atención primaria en la red básica de salud, desarrollando centros de prevención, control, vigilancia y respuesta sanitaria, organizándolos según niveles de complejidad y problemas de salud existentes. Esto evitará la c ongestión de pacientes en hospitales donde solo deben asistir pacientes de mayor complejidad de la enfermedad o a hacer intervenidos quirúrgicamente. Dotar de infraestructura tecnológica y equipamiento moderno a postas y hospitales para facilitar al diagnó stico y tratamiento de pacientes crónicos y geriátricos (evaluación permanente). Mejorar los procesos de distribución logística de materiales e insumos en establecimientos de salud a nivel nacional, innovar tecnológicamente los servicios en consultorio imp lementando la Historia Clínica interconectada a toda la red asistencial entre postas y hospitales a nivel nacional. Coordinar la ', 'AMA SUA, AMA LLULLA, AMA QUELLA <text:s/>EL PERÚ COMO DOCTRIN A REINSTALAR LA HONESTIDAD EN LA POLÍTICA <text:s/>TRABAJAR Y DEJAR TRABAJAR distribución de medicinas a los domicilios de los pacientes, a fin de descongestionar las farmacias de las postas y hospitales a nivel nacional, tanto de los pacientes de ESSALUD como los del MINSA. Capacitar constantemente al personal auxiliar y de soporte en lo que se refiere a trato con pacientes, pues hay muchos casos de mala atención. Desarrollar programas de capacitación san itaria y nutricional a toda la población, poniendo énfasis en la población rural y de extrema pobreza. Potenciar los mecanismos tecnológicos para desarrollar la telemedicina a fin de reducir brechas de atención en salud en la población que está muy dispers a y/o distante de los centros de atención de salud. Modernizar todos los hospitales a nivel nacional, a fin de minimizar la evacuación de pacientes críticos a los hospitales de la capital y descongestionar la saturación en la atención de pacientes. Así com o también dotarlos de capacidad para mitigar la atención en eventos catastróficos sean epidemiológicos o provocados por desastres de los fenómenos telúricos y/o naturales. Construir más postas médicas de atención primaria bien equipadas, que permitan soluc ionar los problemas de salud y prevención de enfermedades de baja complejidad. Cubrir el déficit de médicos y especialista, sobretodo en enfermedades degenerativas, cardiovasculares, geriatría y salud mental, para una adecuada prevención del cuidado de la salud y de la atención de dichas enfermedades, que van a demandar mayor atención debido al envejecimiento demográfico previsto en la tendencia poblacional. Desarrollar mecanismos de financiamiento solidarios y progresivos (pro - equidad), con subsidio del Es tado focalizado en los pobres, que operen de la manera más costo - beneficio, para lograr el aseguramiento universal a un plan básico de salud adecuado al perfil epidemiológico de cada espacio poblacional. Sistematizar los procesos logísticos y efectivizar el control del gasto a fin de evitar la corrupción en los procesos de compras y de licitaciones para el abastecimiento de bienes y servicios a postas y hospitales. Dar mayor autonomía a los hospitales públicos, eliminar las numerosas y contradictorias norm as de carácter coercitivo que restringen el espacio de decisión de los directores y gerentes de redes y jefes de centros y puestos de salud, a fin de que puedan generar iniciativas de gestión con otros modelos de atención, garantizando la calidad del servi cio y su accesibilidad a los más pobres, prohibiendo las preferencias y argollas que se generan en la toma de decisiones, incluso en evitar las trabas para el traslado de los profesionales hacia las distintas redes de salud que más cercanas tengan a su dom icilio. ', 'AMA SUA, AMA LLULLA, AMA QUELLA <text:s/>EL PERÚ COMO DOCTRIN A REINSTALAR LA HONESTIDAD EN LA POLÍTICA <text:s/>TRABAJAR Y DEJAR TRABAJAR OBEJETIVOS ESPECÍFICOS 1. NUEVO CONTRATO SOCIAL: PROPUESTA DE UNA NUEVA CONSTITUCION Y AMPARO EFECTIVO DE LOS DERECHOS CONSTITUCIONALES DE TODOS LOS PERUANOS. Requerimos un nuevo pacto social, el Bicentenario deberá ser el punto de inflexión para pensar y actuar a favor de un futuro común como una aspiración conjunta de todos los peruanos. Los tiempos han cambiado y se necesita nueva regulación, nuevo contrato s ocial, nueva carta fundamental para conseguir desarrollo y progreso del país, cautelando los grandes intereses nacionales y además nuestra riqueza natural. Además, la nueva carta constitucional debe proteger realmente los derechos constitucionales de las p ersonas, consagrados y que actualmente no se cumplen, los mismos que son inclusive incumplidos por el propio Estado. En este sentido proponemos el cambio constitucional y consecuentemente cambios legales e institucionales para que haya el amparo efectivo y real de los intereses de la nación y de los derechos fundamentales de las personas en cualquier ámbito, sea público o privado. Esperamos que la composición del nuevo Congreso posibilite el dictado de una nueva constitución o se haga por mandato de un refe réndum. Si las fuerzas políticas no posibilitan el dictado de una nueva carta magna se propondrá los cambios constitucionales específicos mínimos que el país requiere. 2. TRABAJAR Y DEJAR TRABAJAR Estabilizar la política para permitir la creación de cinco mil lones de empleos en el período de cinco años de gobierno, si las condiciones económicas no se siguen afectando por la continuación de la pandemia. Desarrollo económico sostenible donde la sociedad y el estado auspicien y fomenten la formación de capital de los pequeños emprendimientos para que se refleje en la búsqueda del empleo digno. 3. LOGRAR LA REACTIVACIÓN ECONÓMICA LO ANTES POSIBLE Los efectos del manejo económico de la pandemia han provocado que el PBI se haya contraído en - 12%, lo que ha generado que se pierdan 6.7 millones de empleos según cifras del INEI. El déficit fiscal está en - 10.7% del PBI, y se ha apelado al endeudamiento público para enfrentar los ingentes gastos, llevando a la deuda pública a alcanzar el 35.4% del PBI, cuando el 2016 estuvo en 26%. Actualmente la actividad económica se viene recuperando lentamente. Proponemos la ejecución de una política expansiva con gasto eficiente, con la ejecución de los proyectos de inversión pública de mayor impacto social, que tiene la cartera de proye ctos del Estado, previa revisión del MEF y del CEPLAN, a fin de recuperar no solo la economía sino el empleo perdido, incluso ampliarlo para alcanzar 5 millones de puestos de trabajo. En este sentido, seguiremos la tradición política de Acción Popular y de l presidente Belaunde que tenía como lema TRABAJAR Y DEJAR TRABAJAR, el cual es vigente hoy más que nunca por efectos de la pandemia, que ha causado, como se ha explicado la pérdida de millones de puestos de trabajo. ', 'AMA SUA, AMA LLULLA, AMA QUELLA <text:s/>EL PERÚ COMO DOCTRIN A REINSTALAR LA HONESTIDAD EN LA POLÍTICA <text:s/>TRABAJAR Y DEJAR TRABAJAR Otorgaremos crédito barato, mediante m ecanismos de mercado, a las MYPES, que son el motor de la economía nacional, pues representan el 95% de las empresas que existen en el Perú. La pandemia ha demostrado que la economía aplicada en nuestro país desde hace varias décadas ha debilitado y desman telado el aparato productivo del Perú, al extremo que no se puede hacer ni siquiera mascarillas para la distribución a la ciudadanía. Hemos estado dependiendo en varios aspectos de otros países, no tenemos tecnología suficiente para darle valor agregado a las materias primas y por tanto mayores ganancias a los micros y pequeño empresarios, a los agricultores y a otros emprendedores. Por lo que ahora se tiene que des globalizar la economía en el Perú, priorizando y fortaleciendo el aparato productivo naciona l en todo sentido. Hoy con la pandemia hay más pobreza y mayor desigualdad, situación que hay que revertir con medidas sostenibles y viables. 4. TENEMOS QUE RECONSTRUIR LOS AHORROS PÚBLICOS El Consejo Fiscal, ha señalado en su Informe 007 - 2020 - CF que la puesta de política [económica y fiscal] frente a los efectos del Covid - (página 150 del MMM), por lo que, 20 21 - (página 150 del MMM, nota 19). En otras palabras, ya no tenemos ahorros nacionales. Esto tiene que ser revertido, para recuperar nuestra fortaleza fiscal. En el primer año, reconstruire mos las reservas del Fondo de Estabilización Fiscal, y la Reserva Secundaria de Liquidez, estableciendo mecanismos financieros y tributarios que permitan ingresos justos y suficientes para recuperar nuestros recursos fiscales y atender las apremiantes nece sidades del país. 5. TENEMOS QUE RETORNAR AL MANEJO RESPONSABLE DE LA DEUDA PÚBLICA El propio Marco Macroeconómico Multianual 2021 - 2024(MMM) en su página 134, reconoce que la deuda pública, en un escenario duro, podría trepar al 50% del PBI, si es que se mate rializaran pasivos contingentes, y además, que los prestatarios del programa Reactiva Perú, eventualmente no devuelvan los préstamos, ya que el propio Consejo Fiscal, creado por la Ley 30099, que es una comisión autónoma adscrita al Ministerio de Economía, en la opinión que emitió en su Informe 007 - 2020 - CF en cumplimiento del artículo 13 del Decreto Legislativo 1276 que aprueba el Marco de la Responsabilidad y Transparencia Fiscal, ha señalado que está previsto en el diseño del programa Reactiva Perú la mat erialización del honramiento de las garantías de por lo menos S/15,000 millones, entre el 2021 y el 2023. Si se cumple la contingencia de que parte de los deudores de Reactiva Perú no cumplieran con pagar los préstamos, esto haría que la deuda pública se c oloque inclusive por encima de lo previsto en el Marco Macroeconómico Multianual 2021 - 2023, ya que según el Consejo Fiscal , y que si se mantienen los niveles de gasto del MMM y la poca capaci dad de generar mayores ingresos permanentes, la deuda pública a partir del 2030 en adelante NO SERÍA SOSTENIBLE, según otra vez - el Consejo Fiscal. Por esta debilidad financiera, es que el gobierno ha aprobado un endeudamiento para el año 2021 por S/47,00 0 millones de soles, que llevará la deuda pública a 38% del PBI, y luego como ya hemos visto, progresivamente a más del 50% del PBI. AP tomará medidas y retornará a los niveles de endeudamiento público a menos del 26% del PBI, que había antes del año 2016, porque un país endeudado no tiene futuro. Se revisará los préstamos contraídos por el ', 'AMA SUA, AMA LLULLA, AMA QUELLA <text:s/>EL PERÚ COMO DOCTRIN A REINSTALAR LA HONESTIDAD EN LA POLÍTICA <text:s/>TRABAJAR Y DEJAR TRABAJAR pasado gobierno que endeuda al Perú por más de cien años, lo cual significa hipotecar a varias generaciones de peruanos. 6. VERDADERA INCLUSIÓN FINANCIERA PARA QUE LOS SECT ORES DE BAJOS INGRESOS Y MYPES TENGAN CRÉDITOS BARATOS PARA SU DESARROLLO En el stablishment actual los grandes beneficiarios del crédito masivo y barato son las grandes empresas, y los grupos económicos, pues los bancos les prestan los ahorros del público. Sacan también estos fondos al exterior para maximizar sus ganancias a expensas del dinero d e la gente, pagándoles ridículas tasas de interés pasivo, negándoles el crédito, o prestándoles a tasas usureras, que a veces los esclavizan de por vida. Esta situación no puede continuar. Haremos los cambios legislativos correspondientes, en el marco de l a Constitución, y mediante mecanismos de mercado, para que los ahorros del público, sean para el público, entre estos las personas de bajos ingresos y las MYPES, a costos competitivos, para que también tengan la oportunidad de cambiar y mejorar sus vidas u sando el ahorro de la sociedad. 7. REDUCCIÓN DRÁSTICA DE LA INFORMALIDAD ECONÓMICA EN EL PAÍS A TRAVES DE INCENTIVOS. Cualquier cambio para conseguir las obras que el Perú requiere mayor recursos económicos y por tanto es también necesario reducir sustancialm ente los niveles de informalidad con los que funciona el país, pero no a través de sanciones sino de incentivos a quienes hacen actividad comercial o económica. El 75% de la economía es informal. O sea, los gobiernos de turno se han estado ocupando sólo de l 25% de la realidad y no de la totalidad de peruanos que producen riqueza. Nos proponemos reducir la informalidad a 30% en los próximos cinco años, para que tengamos un país viable. 8. REDUCCIÓN DRÁSTICA DE LA INFORMALIDAD LABORAL La informalidad laboral es consecuencia de la informalidad económica en que está sumido el país. Los pocos intentos que se han hecho en el pasado para aprobar una Ley General del Trabajo, se han estrellado con la constatación de que tendría impacto en menos de un tercio de la PEA y esta reforma no sería sostenible. Mientras solucionamos el problema estructural de la informalidad económica, es necesario, paralelamente emprender una reforma laboral que mejore las condiciones de la PEA. AP llevará a cabo una reforma laboral que consiga mejores condiciones de trabajo, remuneraciones razonables y suficientes para los trabajadores, capacitación permanente, seguridad social, seguro de salud, protección para el desempleo temporal, bonos de productividad y participación real en las utilidades de las empresas. 9. LA REDUCCIÓN DE LA POBREZA TIENE QUE SER IRREVERSIBLE Se creía que cuando se logró reducir la pobreza a niveles del 21% el año 2015, ésta continuaría su reducción con la sola ejecución de los presupuestos públicos. La realidad ha destruid o estas suposiciones, con la llegada de la pandemia del Covid19, que ha conseguido que el país retroceda diez años atrás. No hay un estudio serio aún, que haya medido el nivel actual de pobreza; pero cálculos preliminares señalan que ha vuelto a aumentar d iez puntos porcentuales, o sea, estaría en alrededor de 31% o más. Esto estratégico y demuestra lo frágil que eran los logros conseguidos. ', 'AMA SUA, AMA LLULLA, AMA QUELLA <text:s/>EL PERÚ COMO DOCTRIN A REINSTALAR LA HONESTIDAD EN LA POLÍTICA <text:s/>TRABAJAR Y DEJAR TRABAJAR daría la eco nomía; pero esto parece difícil de conseguir. Nuestra propuesta, es que la reducción de la pobreza tiene que ser sostenible e irreversible. Para esto, se necesita constituir un Fondo Especial Revolvente que pueda sostener y hasta reemplazar temporalmente l os ingresos que dejen de percibir los sectores vulnerables y así puedan sostener también la demanda en la economía, mientras ésta se recupera. 10. NO A LOS MONOPOLIOS Y A LOS OLIGOPOLIOS. SÍ A LA LIBRE COMPETENCIA Acción Popular, mediante su bancada parlamenta ria, fue el primer partido que presentó un Proyecto de Ley para el control previo de las fusiones empresariales, en el período parlamentario anterior, a fin de evitar los monopolios u oligopolios perjudiciales para la libre competencia en el mercado y prot eger el bienestar de los consumidores. Este Proyecto de Ley fue desnaturalizado en su procesamiento parlamentario, y luego se sumaron numerosas iniciativas legislativas, para al final, salir aprobado por un decreto de urgencia, durante el receso parlamenta rio causado por la disolución de este Poder del Estado, decreto que al revisarse fue encontrado inconstitucional, para finalmente estar nuevamente en discusión, en este Congreso, y - repetimos - completamente desnaturalizado en relación al Proyecto original que pertenece a AP. Nosotros propondremos nuevamente el Proyecto de Ley de Acción Popular sobre control previo de fusiones, para garantizar verdaderamente la libre competencia y no permitir las prácticas monopólicas y sus excesos, tal como actualmente suce de en la venta de medicinas y otros productos esenciales. 11. LA REFORMA TRIBUTARIA: Se suele decir que la carga tributaria que pagan las empresas en el Perú es excesiva; pero esto no es cierto, porque tales afirmaciones se basan en las tasas que aparecen en l a Ley. Sin embargo, la realidad es muy distinta: el nivel de evasión tributaria del Impuesto a la Renta es de alrededor del 50%; y del IGV, es de aproximadamente el 34%; y los niveles de elusión tributaria son igualmente de niveles altos, aprovechándose d e la debilidad institucional de nuestro país. En este sentido, es pertinente evaluar las exoneraciones tributarias que le restan recursos al país para atender sus necesidades. Por esto, no nos puede sorprender que la presión tributaria esté en 14%, muy por debajo del promedio de los países de América Latina que es de 23%; y lejísimos del promedio de los países de la OECD, de 23.1%, el año 2018. Proponemos fortalecer la SUNAT y darle mayores facultades para se bajen sustancialmente los niveles de evasión y e lusión tributaria. Otro aspecto central, es que se tiene que masificar en la población la cultura tributaria, esto es, la conciencia de que todos tenemos que contribuir, según nuestras posibilidades, al sostenimiento de los gastos del Estado. Hay un gran p roblema cultural en la evasión y la elusión tributarias, que tenemos que cambiar. 12. EL BANCO CENTRAL DE RESERVA TIENE QUE REGULAR LAS TASAS DE INTERÉS DE LOS BANCOS CONFORME AL ARTÍCULO 84 DE LA CONSTITUCIÓN. La regulación de las tasas de interés de las empresas del sistema financiero, es uno de los temas tabú gobierno tras gobierno, a pesar de que hay un mandato claro de la Constitución de hacerlo: - : ', 'AMA SUA, AMA LLULLA, AMA QUELLA <text:s/>EL PERÚ COMO DOCTRIN A REINSTALAR LA HONESTIDAD EN LA POLÍTICA <text:s/>TRABAJAR Y DEJAR TRABAJAR Nosotros haremos que se cumpla este mandato constitucional, para acabar con las tasas leoninas que afectan a la ciudadanía y a la micro y pequeña empresa. Las tasas de interés en banca de consumo , no han hecho otra cosa que subir desmedidamente, los últimos 27 años. Por ejemplo: un préstamo de consumo de S/ 1,000 pagadero a 12 meses, tiene una tasa de interés de hasta 228%. Una tarjeta de crédito clásica en el sistema revolvente, tiene una tasa de interés de hasta 125%. También son usureras las tasas de interés de los créditos a las pequeñas empresas: Por ejemplo, por un préstamo para capital de trabajo por S/10,000 a 9 meses, la tasa de interés aplicada es de hasta 93%. Por un préstamo para activo fijo por S/ 20,000 a 24 meses, una pequeña empresa tiene que pagar tasas de hasta 100%. Esta conducta abusiva no se ve en otros países: En Colombia, en los créditos de consumo, la tasa de interés promedio es de apenas 18% para los créditos de consumo. Para los microcréditos, es de 37%. En Chile, las tasas de interés más caras que se cobran por créditos de consumo son de un promedio de 32%. En México, las tasas de interés promedio para los préstamos personales (banca de consumo) son del orden de 24%. Inclusive, en los Estados Unidos de Norteamérica, las tasas para préstamos de consumo y préstamos personales están en promedio en 15%, y por ci erto, se aplican topes máximos, en casi todos sus estados. La regulación que realice el BCR, se hará con criterios técnicos, tomando en cuenta, como un medidor referencial, las tasas internacionales de países con economías de mercado, comparables al Perú. 13. EL DESAFÍO DE DERROTAR LA PANDEMIA Y DEL ACCESO UNIVERSAL A LA SALUD. La pandemia el coronavirus que tiene escala mundial ha puesto al descubierto todas las carencias que el Perú sufre, entre ellas, del sistema de salud, donde los hospitales han colapsado, hay déficit de profesionales de salud, ha fallado la provisión de los equipos de bioseguridad, inclusive las mascarillas, se han hecho compras deficientes de equipos médicos, oxígeno medicinal, ventiladores mecánicos, equipos UCI, medicamentos, etc, y las estrategias de contención de la propagación del virus no han tenido los resultados esperados. A la fecha hay un doloroso saldo de más de 34,000 vidas humanas según cifras oficiales, aunque otras fuentes señalan que son más compatriotas que han caído vícti mas de este virus, y ya el 25% de la población del país estaría contagiada. El Perú ocupa los primeros lugares en el mundo, en un ranking de 200 países, en la tasa de mortalidad por covid - 19, puesto que está en alrededor de 885 muertes por millón de habita ntes. Por esto es necesario cambiar radicalmente las estrategias de lucha contra el Covid - 19, que se quedará por lo menos un año y medio más en su ciclo activo, a juzgar por la tasa de permanencia histórica de estas pandemias o epidemias en el pasado, espe aún en el siglo XX. En este sentido, se llevará a cabo acciones de Estado a Estado y con empresas que ofrezcan garantías claras para tomar determinadas medidas que enunci ativamente pasamos a referir. Las medidas principales son las siguientes: Distribución de bienes sanitarios y medicinas, gratuitamente a sectores pobres , s i es indispensable y urgente confinamientos focalizados y medidas de protección cuando haya rebrote s. Campañas de sensibilización para que la comunidad colabore con el cumplimiento de las medidas de seguridad. ', 'AMA SUA, AMA LLULLA, AMA QUELLA <text:s/>EL PERÚ COMO DOCTRIN A REINSTALAR LA HONESTIDAD EN LA POLÍTICA <text:s/>TRABAJAR Y DEJAR TRABAJAR Equipamiento y fortalecer los hospitales, centros médicos y postas para seguir enfrentando el virus y posibles rebrotes , d istribución de equipos de bioseguridad a todo el personal de primera línea: médicos, enfermeras, técnicos, obstetras, auxiliares de salud, policías, militares, bomberos, personal municipal que labora en las calles, entre otros. Provisión suficiente de oxígeno medicina, c ompra y realización de pruebas moleculares masivas , d istribución gratuita de medicamentos esenciales para el tratamiento del Covid - 19 , a segurar la compra de la vacuna en el tiempo más breve, v acunación masiva apenas sea posible, a cceso universal y descentralizado a una cobertura de salud integral oportuna en consultas, intervenciones quirúrgicas y otras atenciones, priorizando la salud preventiva. 14. ACCESO A LA SALUD PARA TODOS LOS PERUANOS, DESDE ANTES DE SU NACIMIENTO HASTA LA VEJEZ Existen algunos avances en mater ia de universalización del acceso a la salud, siendo la legislación sobre el particular copiosa. Sin embargo, en gran parte, todo no pasa de simples buenas intenciones, donde los peruanos suelen sufrir la dura realidad de un sistema público de salud absolu tamente ineficiente, que se hizo patente con motivo de la pandemia del Covid - 19; o en su caso un servicio de salud privada totalmente prohibitiva por el costo económico. El otro gran problema de la salud en el Perú, es que si la persona no tiene dinero, si no hace gasto de bolsillo, no tiene los tratamientos, ni los medicamentos que necesita, a pesar de que supuestamente los centros públicos de salud son gratuitos. De otro lado, estamos ante el inhumano sistema, que primero cobra, o pide que se adquiera por cuenta del paciente los insumos médicos para recién atender las necesidades del paciente. Esto tiene que acabar. Proponemos un sistema con garantía del Estado, donde los peruanos con menores recursos, accedan al sistema de salud sin requisito pecuniario a lguno, sin tener que llenar previamente pagarés en blanco, o entregar adelantos de pago como se hace ahora. 15. ACCESO A LOS MEDICAMENTOS A PRECIOS QUE PUEDAN PAGAR LOS PERUANOS Los precios de los medicamentos en el Perú están proporcionalmente, entre los más caros del mundo. Esto se desprende de un mercado dominado por oligopolios, cuya excesivo afán de lucro, abusa de su posición dominante, e impone precios inaccesibles para las grandes mayorías, e inclusive para las clases medias. Los gobiernos de los último s 30 años se han puesto de costado ante esta situación, que manifiestamente atropella los derechos constitucionales a la salud y a la vida de todos los peruanos. Proponemos adoptar los estándares de la OECD para que se determinen los precios de los medicam entos, en función a los promedios de los precios internacionales de los mismos en países con economías de mercado comparables al Perú. 16. LA DESNUTRICIÓN CRÓNICA EN LOS NIÑOS MENORES DE CINCO AÑOS DEBE REDUCIRSE A CERO Y DESARROLLAR UNA POLITICA DE SEGURIDAD ALIMENTARIA. La desnutrición crónica nacional promedio en niños menores de cinco años, que acuden a los centros de salud, según el Instituto Nacional de Salud, es de 16.3% al primer semestre del 2019. O sea, casi la quinta ', 'AMA SUA, AMA LLULLA, AMA QUELLA <text:s/>EL PERÚ COMO DOCTRIN A REINSTALAR LA HONESTIDAD EN LA POLÍTICA <text:s/>TRABAJAR Y DEJAR TRABAJAR parte de la población infantil. S i bien los logros aquí han sido razonables en los últimos nueve años; sin embargo, este indicador es inaceptable. Tenemos que erradicar la desnutrición crónica en nuestros niños. Para esto, proponemos otorgar mayores recursos y mejor gerencia, a los progra mas Juntos y Qali Warma, y dotar a las postas médicas de recursos para que suministren paquetes de alimentos a los niños que se atiendan en dichos establecimientos. Promover una vida activa y saludable basada en una adecuada seguridad alimentaria cubriendo requerimientos nutricionales y esenciales, aprovechando nuestra amplia diversidad regional. 17. TENEMOS QUE REDUCIR LOS ALTÍSIMOS NIVELES DE ANEMIA EN LOS NIÑOS MENORES DE 36 MESES El nivel de anemia infantil en menores de 36 meses está en alrededor de 40%. Es una cifra muy preocupante que es indispensable reducir en el corto plazo. AP reducirá la anemia infantil en cinco años a niveles de un solo dígito, si es posible a cero, mediante un programa especial con equipos multidisciplinarios itinerantes que visit en casa por casa los sectores vulnerables y suministren los medicamentos, nutrientes, y controles de salud de modo permanente. 18. DESARROLLAREMOS LA AGRICULTURA PARA LA SEGURIDAD ALIMENTARIA Y LA EXPORTACIÓN. APOYO ESPECIALMENTE A LA AGRICULTURA FAMILIAR. El Perú es un país con tradición agrícola milenaria. Nuestra propuesta es reestructurar Agrobanco , que está prácticamente en quiebra por la falta de gerencia y gestión, para que otorgue crédito a los pequeños agricultores, a fin de que sea posible que se tecn ifiquen más y logren mayores niveles de productividad. Se les dará apoyo también para que incrementen sus cultivos de productos nativos, y los puedan ofrecen al mundo. El Perú debe lograr su soberanía alimentaria, con reservas de alimentos para épocas de d esastres naturales o cualquier contingencia. Para estos efectos debe apoyarse esencialmente la agricultura familiar que abarca a más de 2 millones de personas. 19. PENSIÓN BÁSICA UNIVERSAL PARA TODOS LOS PERUANOS, SIN EXCEPCIÓN. Los sistemas de pensiones en el Perú han colapsado. El Sistema Nacional de Pensiones (SNP) sólo otorga pensiones al 25% de afiliados. El 75% restante de afiliados, nunca va a recibir una pensión, y termina subsidiando al otro 25%. Los montos que se otorgan son ínfimos y oscilan entre los S/ 500 y los S/893. Por su lado, el Sistema Privado de Pensiones, creado el año 1993, y que fue objeto de una reforma el año 2012 con la Ley 29903, tiene una cobertura mínima, comisiones onerosas, y otorga pensiones igualme nte ínfimas. Oficialmente, de acuerdo a las estadísticas de la SBS, el promedio de sus pensiones es de alrededor de S/ 1,000; pero en realidad, da pensiones, muchas veces del orden de S/50 al mes. En ambos casos, como un efecto de la elevada informalidad d el país, la densidad de cotización es muy baja, está por debajo del 40%; la tasa de reemplazo es del orden de 38%. Ahora bien, el SNP ha fracasado por el absurdo requisito de la exigencia de 20 años de aportaciones para otorgar una pensión. De acuerdo al F MI, al año 2020, las pensiones que paga el SNP representan el 2% del PBI; pero este costo subirá al 3%, el año 2043, y al 6% en el año 2075, si las cosas siguen igual. El financiamiento de la ONP tiene tres fuentes principales: Los aportes de los trabajado res activos, las ', 'AMA SUA, AMA LLULLA, AMA QUELLA <text:s/>EL PERÚ COMO DOCTRIN A REINSTALAR LA HONESTIDAD EN LA POLÍTICA <text:s/>TRABAJAR Y DEJAR TRABAJAR transferencias del Tesoro, y los recursos del Fondo Consolidado de Reservas Previsionales (FCRP). En el año 2019: Los aportes de los trabajadores activos representaron el 77% de la planilla del SNP; las transferencias del Tesoro, el 16%; y los recursos del FCRP, el7%. Desde el año 2007, los aportes de los trabajadores activos han experimentado un consistente crecimiento, desde 16% hasta el 84% en el año 2017. En el mismo período, la contribución del Tesoro ha seguido la ruta inversa: De rep resentar el 71% de la planilla el 2007; bajó al 9% el año 2017. Con los recursos del FCRP, ha habido una evolución deficiente. En el mismo período citado, su contribución se ha reducido a la mitad, pasando de 13% a 7% de la planilla. Esto quiere decir que el FCRP está mal gestionado. Es claro, que el subsidio del Estado se ha reducido dramáticamente, y que el SNP, podría llegar a ser un sistema auto sostenible. Sin embargo, el incremento de la esperanza de vida de los peruanos, con lo cual cada vez hay más adultos mayores; el bajo nivel de suspensiones, la baja densidad de cotización, la reducida tasa de reemplazo, y la baja cobertura lo hacen inviable, igual que el SPP. El SPP, no ha sido capaz de otorgar pensiones dignas, su cobertura es marginal, y sólo h a sido eficiente haciendo ricas a las AFP, las empresas que administran el Fondo de Pensiones. Por otro lado, las comisiones son excesivamente onerosas, y el mercado previsional privado es oligopólico, ya que lo conforman sólo cuatro empresas. En ambos cas os, las tasas de aportes son un porcentaje de las remuneraciones mensuales: La tasa de aporte al SNP es 13%; y la del SPP, es de 10%, que con las comisiones de administración, y las comisiones por los riesgos de invalidez, y sobrevivencia suman también un poco más de 13%. Esta suerte de en ambos casos, en un país con una informalidad de más de 70% ha incentivado esta informalidad, antes que corregirla, y ha asegurado que los sistemas de pensiones terminen siendo un privilegio que s ólo alcanza al 35% de la PEA. La ONP tiene 4.7 millones de afiliados, pero sólo 1.7 millones son aportantes regulares; mientras que en el SPP hay 7.4 millones de afiliados y sólo 3.3 millones de aportantes. Esto ocurre por la alta precariedad del trabajo e n el Perú. Esto es, un trabajador promedio, a lo largo de 40 años de vida laboral, más de la mitad, la pasa en el sector informal sin ningún derecho laboral; o en el sector formal, bajo contratos con derechos recortados. Hay que decir, que también hay info rmalidad laboral, en el sector formal. La carga de pensionistas, proporcionalmente, es mayor para el SNP, pues tiene 576,000 pensionistas; mientras que el SPP tiene sólo 178,000 pensionistas. Es decir, están en una proporción de 3.2 a 1, en cuanto a carga de pensionistas. Mientras que las pensiones del SNP son vitalicias; en cambio, las pensiones del SPP sólo duran lo que duren los fondos de la CIC de cada afiliado, a menos que se pacte una pensión vitalicia, lo que las AFP sólo aceptarán si es que hay fond os suficientes que cubran la esperanza de vida de los afiliados, que es del orden de más o menos 15 años, a partir de los 65 años. Si la persona fallece antes, todo el fondo se lo apropia la AFP. Las propias rentas vitalicias sólo garantizan el pago de lo s primeros 15 años. Un aspecto que ha caracterizado al funcionamiento de las AFP, todos estos años, y que ha contribuido a su impopularidad, es que es un sistema absolutamente egoísta, carece de todo atisbo de solidaridad, rasgo que lo diferencia de su sis tema gemelo, el chileno, donde a lo largo de tres reformas, se han ido introduciendo pilares de solidaridad. Por el contrario, el SNP, con todas sus limitaciones, entrega dos gratificaciones al año, con el mismo monto de la pensión; y a partir de los 80 años, por mandato de la Ley ', 'AMA SUA, AMA LLULLA, AMA QUELLA <text:s/>EL PERÚ COMO DOCTRIN A REINSTALAR LA HONESTIDAD EN LA POLÍTICA <text:s/>TRABAJAR Y DEJAR TRABAJAR 26769, entrega una bonificación del 25% de la pensión, a todos los pensionistas que tengan más de 80 años de edad. Inclusive el SPP llegaba al extremo abusivo de retener aportes del 10% y las comisiones de 3% por riesg os de invalidez y sobrevivencia, no sólo en las remuneraciones de julio y diciembre, sino también en las correspondientes gratificaciones de estos meses. Es decir, se hacía un doble descuento en estos meses. Esta regla abiertamente abusiva fue eliminada me diante la Ley 30334, que prohíbe estos recortes en las gratificaciones de julio y diciembre. De otro lado, la prueba de la desaprobación que tienen las AFP respecto de la propia gente que ahorra en ellas, es que cuando el Congreso aprobó las Leyes 30425 y 30428 - por cierto de autoría de Acción Popular - en el año 2016, que permiten voluntariamente el retiro del 95.5% de la CIC, desde junio del indicado año hasta el año 2019, se han acogido a estas leyes según el MEF un total de 252,000 afiliados que han ret irado un total de S/ 22,000 millones. Los actuales sistemas de pensiones, ni siquiera pueden satisfacer la demanda de un país como el Perú, que al 2020 todavía es fundamentalmente joven, y disfruta de su bono demográfico aún, pues sólo el 7% de su població n está entre 65 y los 79 años de edad. Los dos sistemas de pensiones no pueden atender con un mínimo de eficiencia a este segmento todavía minoritario. Sin embargo, el año 2050, la población de adultos mayores pensionables se duplicará, elevándose al 13.2% , con lo cual si las cosas siguen como están, es incierto que se puedan pagar pensiones a una población adulta mayor que será el doble de la que tenemos hoy. Con los actuales sistemas de pensiones, público y privado, en realidad lo que ocurre, es que inclu sive los que reciben una pensión caen en una situación de pobreza, porque los que llegan a la edad de jubilación con los sueldos más bajos, digamos S/ 1,500, sólo recibirán máximo el 40% de este sueldo, es decir, S/ 600, teniendo un horizonte en promedio d e 15 años más de vida, a partir de los 65 años, pero sin generar nuevos ingresos, y teniendo que vivir con esos S/ 600, que obviamente no cubrirán sus más elementales necesidades esenciales. Por consiguiente, es necesario que las pensiones tengan un monto mayor. Los esfuerzos de reforma en el SPP, no han conseguido ni aumentar la cobertura, ni mejorar las pensiones, ni reducir las comisiones, ni romper el oligopolio de las cuatro AFPs. Por ejemplo, la comisión por saldo está entre las más altas de la región , según el BCR. Así, mientras que en el Perú, la comisión por saldo está en promedio en 1.13%, en Costa Rica está en 0.5%. Un dato muy importante es el señalado por Javier Olivera, quien dice que el 5% más rico posee el 49% de los fondos. Quiere decir, que el 95% de los afiliados tienen apenas en conjunto - el 51% de los fondos. Esto explica por qué, en promedio la Cuenta Individual de Capitalización (CIC) para los afiliados de las AFP que llegan a los 65 años, están en S/ 80,000, lo que no alcanza para una pensión digna para el resto de sus vidas, y los condena más bien a la pobreza. Una simple operación aritmética, arroja que un afiliado promedio, en estas condiciones recibiría por los siguientes 15 años, a partir de los 65 años, una pensión de S/ 444.44, y no los S/ 1,000 que calcula como promedio la SBS. Esto contrasta notablemente con la riqueza de las AFP, las que reciben sólo por concepto de comisiones un promedio de más de S/ 1,400 Millones al año; no asumen ningún porcentaje de las pérdidas del Fondo (los afiliados asumen el 100% de éstas); ni siquiera asumen las consecuencias de las pérdidas que generan sus decisiones equívocas de inversión; y perciben comisiones inclusive cuando los cuatro fondos tienen rentabilidad negativa. Este estado de cosas, p rofundamente inequitativo tiene que cambiar, porque los verdaderos beneficiarios del sistema tienen que ser los dueños del Fondo, y no los simples administradores. ', 'AMA SUA, AMA LLULLA, AMA QUELLA <text:s/>EL PERÚ COMO DOCTRIN A REINSTALAR LA HONESTIDAD EN LA POLÍTICA <text:s/>TRABAJAR Y DEJAR TRABAJAR Esta situación se pretende cambiar mediante diversas propuestas de varios especialistas o in stituciones, algunas de las cuales se han expuesto ante la Comisión Especial del Congreso sobre la reforma previsional. Una de ellas señala que se deben integrar los dos sistemas y absorber a Pensión 65. También se propone una Pensión Universal de S/ 150 m ensuales, inclusive subir la tasa de aporte de 10% a 12%, para pagar pensiones de entre S/ 750 A S/ 1,500, bajo un modelo de reparto, que sería el pilar solidario obligatorio; pero también habrían CIC. Inclusive se sugiere crear un impuesto a la riqueza, q ue nos parece pertinente, porque en el Perú hay mucha desigualdad, y niveles muy altos de evasión y elusión tributarias. Un punto central, en el cambio de los sistemas de pensiones tiene que atender a que no debe ser el hecho de que el trabajador sea forma l o informal, como bien apunta David Tuesta, porque los trabajadores informales son el 75% de toda la PEA. Es decir se tiene que hacer un nuevo sistema que atienda a este 75%, y no lo ignore como ha sucedido hasta hoy. Los sistemas meramente contributivos que se financian con un , lo que han hecho es incentivar y aumentar la informalidad. Así han funcionado tanto el SNP como el SPP. Esto tiene que cambiar, para ir hacia un nuevo sistema de pensiones cuya columna vertebral sea el fina nciamiento por medio de impuestos, y complementariamente, con los ahorros individuales. Lo que sugiere David Tuesta es que haya una pensión básica para todo peruano, de S/ 200 financiado con el Presupuesto o por 1% del IGV (S/ 8,000 Millones) y complementa riamente el ahorro individual, que podría tener un subsidio. Otra posibilidad son las denominadas cuentas nocionales, que son esquemas de reparto convertidos en cuasi esquemas de cuentas individuales. Como una cifra totalizadora que da una idea de cómo han estado funcionando el SNP, el SPP y el programa Pensión 65, resulta en el mejor escenario - que sólo el 58% de la población mayor a 65 años recibe una pensión (incluyendo Pensión 65). En realidad, creemos que esta cifra es optimista, pues la cifra real de be ser bastante menor. Y, quizás, la pregunta relevante sería: ¿qué porcentaje de los que reciben pensión, reciben una pensión que alcanza para cubrir todas sus necesidades? Por lo antes expuesto, queda claro que es necesario realizar una profunda reforma de los sistemas de pensiones, y no simples modificaciones legislativas. Es necesario, crear un nuevo sistema de pensiones. En este contexto Acción Popular propone reformar los sistemas de pensiones, y precisamente crear un nuevo Sistema de Pensiones que otorgue una Pensión Básica Universal (PBU) a todos los ciudadanos peruanos que se financie con impuestos, sin perjuicio del ahorro individual, para mejorar la pensión. 20. LA REVOLUCIÓN DE LA EDUCACIÓN Cada gobierno que ha entrado ha ofrecido, en los últimos 3 0 años, una educación pública de calidad. Sin embargo, este vital servicio no ha hecho otra cosa que deteriorarse tanto en infraestructura, como en contenidos, logros, capacitación y remuneraciones dignas para los maestros. Proponemos adoptar los estándares de calidad de los países de la OECD, que tienen los mejores sistemas educativos del mundo. Países como Corea del Sur lograron el milagro de su desarrollo en el curso de tres décadas porque hicieron una fuerte inversión sos tenida en educación a todo nivel. Proponemos invertir el 10% del PBI en educación. Continuaremos fortaleciendo a los Colegios de Alto Rendimiento, y desarrollaremos las Universidades Públicas de Alto Rendimiento a través de las actuales universidades que se esfuercen para alcanzar niveles de educación de calidad. ', 'AMA SUA, AMA LLULLA, AMA QUELLA <text:s/>EL PERÚ COMO DOCTRIN A REINSTALAR LA HONESTIDAD EN LA POLÍTICA <text:s/>TRABAJAR Y DEJAR TRABAJAR Se implantará la meritocracia, para que los mejores alumnos tengan becas completas, en todos los niveles, inclusive si son adultos mayores de 40 años, siempre que en este último caso, sea para ter minar una carrera inconclusa, y se esté en condición de pobreza o desempleo temporal. Igualmente se implantará becas de estudios en las mejores universidades del extranjero para los mejores estudiantes de las universidades a fin de que se especialicen y re gresen a mejorar las actividades productivas en nuestro país. 21. LA URGENTE REFORMA DEL ESTADO Este desafío que ha sido eludido por los sucesivos gobiernos en los últimos 30 años, y que se ha emprendido con tímidas medidas inconclusas, o con cambios que han f avorecido sólo a los grandes grupos económicos, lo toma Acción Popular, que desarrollará una reforma institucional sin precedentes en la historia nacional. El Estado actual no cumple ninguna de sus tareas esenciales porque es lento, burocrático, ineficient e, obsoleto, indolente, pasivo, asolado por redes encubiertas de corrupción, derrochador, sin iniciativa y atrapado por la rutina. El Estado tiene en total 2,503 entidades, que gastó sólo en el año 2019 más de S/ 236,000 m illones, pero que no se ve el bene ficio de este gigantesco gasto para la sociedad, año tras año, década tras década. Proponemos una reforma para mejorar los servicios que presta el Estado con todas estas instituciones, y una reducción de costos ineficientes, sin afectar a los trabajadores ni sus derechos laborales, que se trasladarán a las inversiones de capital estratégicas, con rentabilidad social para todos los peruanos. 22. INSTAURACIÓN DEL GOBIERNO ABIERTO Uno de los aspectos centrales de la modernización del Estado, que emprenderemos, se rá la instauración del Gobierno Abierto, que hará de conocimiento público, en tiempo real, todos los actos de administración pública, las sesiones de las autoridades, las contrataciones públicas, los gastos corrientes, los sueldos y beneficios, y en genera l toda la información de interés público para fiscalizar de modo real, a todas las autoridades. Las únicas excepciones serán las vinculadas a la seguridad nacional; pero aún éstas, serán debidamente escrutadas por las instituciones competentes, en tiempo r eal. Se pondrá punto final al secretismo, que es aliado de la corrupción. 23. CONTRATACIÓN PÚBLICA Propondremos una reforma institucional de todas las entidades que tienen que ver con las compras públicas, y una nueva Ley de Contrataciones Públicas, donde se p lasme un nuevo modelo de licitaciones y otras modalidades de adjudicación de recursos públicos para obras y servicios. El modelo actual ha sido completamente inútil para detectar e impedir la corrupción, tanto de los postores como de los adjudicatarios. No ha servido tampoco para detectar ni impedir los carteles, las colusiones, las sobrevaloraciones, ni el fraude al Estado. 24. LOS SERVICIOS PÚBLICOS ESENCIALES Y LOS SERVICIOS MASIVOS TIENEN QUE ESTAR AL ALCANCE DE TODOS LOS PERUANOS. ', 'AMA SUA, AMA LLULLA, AMA QUELLA <text:s/>EL PERÚ COMO DOCTRIN A REINSTALAR LA HONESTIDAD EN LA POLÍTICA <text:s/>TRABAJAR Y DEJAR TRABAJAR En todas las regiones del país existe una carencia clamorosa del servicio de agua y desagüe que nadie ha podido atender hasta la fecha, razón por la cual será prioritaria la instalación de dichos servicios para que la población del Perú pueda vivir con dignidad. Por otro lado, los servicios de suministro de agua potable, electricidad, telecomunicaciones, gas doméstico y transportes deben eficientes y contar con tarifas competitivas, al alcance de todos los peruanos. Ningún país que ha logrado el desarrollo tiene servicios públicos onerosos. Evaluaremos las condiciones bajo las cuales se presta los referidos servicios. 25. PARTICIPACIÓN DE LA JUVENTUD CON LA MINKA Y EL AYNI (COOPERACION POPULAR) Aprovechando que los jóvenes cuentan con una gran capacidad de organización, dinamismo y tra bajo conjunto, Acción Popular promoverá la participación de la juventud, en programas de voluntariado a nivel nacional, dentro del programa de Cooperación Popular que reinstaurará, para ejecutar pequeños proyectos de inversión de alto impacto social en las zonas vulnerables, rurales y de frontera, en articulación con las poblaciones. El programa de voluntariado también otorgará incentivos a los jóvenes que cumplan metas a favor de las poblaciones vulnerables, financiando proyectos y emprendimientos viables que tengan rentabilidad social y generen empleo. 26. EL MANEJO SOSTENIBLE DEL AGUA El acceso al agua potable, y su uso prioritario para consumo humano, es ahora un derecho constitucional conforme a la Ley 30588 que incorporó el artículo 7 - A en la Constitución, ley que nació de una iniciativa legislativa presentada por Acción Popular durante 15 años, y que recién fue aprobada en el Congreso anterior. El agua le pertenece a todos los peruanos. Nosotros no permitiremos que se privatice directa o encubiertamente. P ropondremos que las grandes empresas que hacen consumo intensivo del agua (mineras, cerveceras, cementeras, de aguas gaseosas, etc) paguen una tarifa de consumo técnicamente calculada. Regularemos el uso de las aguas subterráneas, que también deben tener u na tarifa especial, y cuidaremos su uso sostenible. Se deberá llevarse a cabo la construcción de represas en las pa</text:p>
          </table:table-cell>
        </table:table-row>
        <table:table-row table:style-name="ro1">
          <table:table-cell office:value-type="string" calcext:value-type="string">
            <text:p>Partido Morado</text:p>
          </table:table-cell>
          <table:table-cell office:value-type="string" calcext:value-type="string">
            <text:p><text:s/>Índice EL REPUBLICANISMO MORADO: NUESTRO PROPIO CAMINO I INTRODUCCIÓN AL PLAN DE GOBIERNO MORADO VII EJES DE POLÍTICAS DE GOBIERNO <text:s/>1 Capítulo 1: Estabilidad económica 2 1. Estabilidad, predictibilidad y prudencia en el manejo de la economía. 2 2. Eficacia y calidad de la inversión pública. <text:s/>3 3. Racionalización del gasto público en todos sus niveles. 3 4. Promoción de la inversión privada nacional y extranjera. <text:s/>4 5. Reformas institucionales en el aparato económico estatal. 5 Capítulo 2: Gestión de los sistemas de salud en emergencia 7 1. Acciones cont ra la pandemia <text:s/>8 2. El uso masivo de datos en la lucha contra la pandemia. <text:s/>9 3. La tecnología aplicada a la atención médica. 9 4. El paradigma de la investigación. 9 5. Delineando un nuevo sistema 10 Capítulo 3: Seguridad ciudadana 12 1. Prevención del delito y lucha contra la violencia dentro y fuera del hogar, violencia de género y <text:s/>personas vulnerables. 12 2. Modernización y fortalecimiento de la policía nacional: Recursos humanos, especialización, <text:s/>infraestructura, logística y tecnología. <text:s/>14 3. Cadena de valor de la seguridad basada en unidad de doctrina: policía, Ministerio público, Poder <text:s/>judicial, INPE. <text:s/>15 4. Profesionalización del serenazgo con integración a nivel de ciudades. 15 5. Educación en seguridad ciudadana y re fuerzo del principio de autoridad. 15 6. Prevención y lucha contra la producción, distribución y consumo de drogas. <text:s/>16 7. Reorganización y profesionalización del sistema nacional de inteligencia e investigación del crimen <text:s/>organizado. <text:s/>16 8. Políticas de seguridad interna de cobertura nacional. 17 Capítulo 4: Las cuatro grandes reformas republicanas de Nuestro Propio Camino <text:s/>19 I. La reforma del conocimiento 19 1. Inversión en las personas y sus talentos para una nueva sociedad de ciudadanas y ciudadanos. 19 1.1. Atención integral a la primera infancia (con garantía de nutrición y cuidado desde la <text:s/>gestación). 20 1.2. Pertinencia y culminación oportuna de la educación básica. 20 1.3. Equidad educativa y atención a la diversidad dando prioridad a la inclusión de poblaciones en <text:s/>riesgo de exclusión. <text:s/>21 1.4. Mayor acceso a una educación superior de calidad, integrada y articulada. <text:s/>21 1.5. Educación <text:s/>continua para jóvenes y adultos <text:s/>22 ', ' <text:s/>1.6. Desarrollo profesional docente 23 1.7. Promoción de la ciencia, tecnología e innovación <text:s/>23 1.8. Financi amiento de la educación <text:s/>24 1.9. Reforma y gobernanza de la gestión del sistema educativo 24 1.10. Cultura física, recreación y deporte <text:s/>25 2. Generación de conocimiento, identificación de oportunid ades y diversificación productiva. <text:s/>27 2.1. Incorporación de la revolución del conocimiento e industria de alta tecnología en la <text:s/>matriz <text:s/>productiva nacional. 27 2.2. Matriz energética nacional y explotación de minerales e hidrocarburos con visión ambiental <text:s/>sosten ible. 28 2.3. Fomento a la industria del turismo, hotelería y gastronomía. <text:s/>29 2.4. Fomento de la actividad pesquera tradicional e industrial con sostenibilidad de la biomasa <text:s/>marina. 29 2.5. Promoción de la oferta de puestos de trabajo formales y sostenibles articulada con gremios e <text:s/>instituciones. <text:s/>30 2.6. Agricultura y Ganadería como motor para generar empleo, seguridad alimentaria y <text:s/>desarrollo rural. 31 2.7. Industria forestal sostenible y cultura de guardabosques en la población rural de la selva a <text:s/>través de incentivos por servicios ambientales. 32 2.8. Sectores productivos con valor agregado y visión de inclusión multi regional a comunitaria. 33 2.9. Certificación de la calidad: recursos humanos, productos, servicios y distribución. <text:s/>35 2.10. Fomento, apoyo y mentoría a los trabajadores independientes, PYMEs, MYPEs y mercados de <text:s/>barrio. <text:s/>36 3. Calidad de vida: salud y trabajo dignos. <text:s/>38 3.1. Sistema único de salud, para que ningún peruano ni peruana sea excluida de su derecho a <text:s/>estar sano. 39 3.2. Fortalecimiento estratégico del primer nivel de salud: (salud como derecho humano, salud <text:s/>mental, salud familiar). <text:s/>40 3.3. Modernización tecnológica de la Salud para continuidad de atención entre redes. <text:s/>42 3.4. Cultura nutricional y calidad alimentaria para una vida sana. <text:s/>42 3.5. Salud comunitaria con enfoque en infancia, enfermedades de alto costo y tercera edad. 43 3.6. Garantía de salud y beneficios sociales para trabajadores independientes. <text:s/>44 3.7. Fortalecimiento de la seguridad social y cultura previsional (pensiones y jubilación). 44 3.8. Reducción del gasto de bolsillo: portabilidad del financiamiento de la salud. 45 3.9. Programas sociales y de <text:s/>apoyo a personas en situación de vulnerabilidad. <text:s/>46 3.10. Regulación y vigilancia de condiciones dignas y equitativas de trabajo y c ontratación. <text:s/>47 4. Cultura, interculturalidad y valores para el ejercicio de una ciudadanía plena. 48 4.1. Participación y liderazgo democrático de niños, niñas, adolescentes y jóvenes 48 4.2. Desarrollo y fortalecimiento de competencias ciudadanas para la convivencia armoniosa. 48 4.3. Formación ciudadana del individuo y la familia. 49 4.4. Cultura ciudadana para el funcionario público (vocación de servicio y honestidad). 49 4.5. Turismo y educaci ón como fuente de nuestra identidad nacional. <text:s/>50 4.6. Reivindicación y valorización de la diversidad cultural, étnica y de grupos sociales y lucha <text:s/>contra la discriminación. 50 4.7. Proyección internacional de las manifestaciones culturales del Perú. 52 4.8. Conservación y fomento de las manifestaciones culturales y tradicionales. <text:s/>52 4.9. Vigilancia y sanción del maltrato animal. 53 4.10. Reinserción y rehabilitación social para la convivencia sana. 54 5. Conectividad, acceso, uso y apropiación de la tecnología. 55 5.1. Conectividad e Infraestructura digital de alcance nacional. 56 5.2. Plataforma única <text:s/>digital para instituciones del gobierno central, regional y local. <text:s/>56 5.3. Gobernanza y transformación digital de la gestión pública . 57 ', ' <text:s/>5.4. Servicios digitales del gobierno hacia el ciudadano y las empresas: carpeta ciudadana digital, <text:s/>educación, medicina. 57 5.5. Calidad y regulación del acceso y uso de los servicios digitales. 58 5.6. Estandarización y seguridad de la información: Gobierno de datos abiertos 58 5.7. Educación para la transformación cultural digital. <text:s/>58 5.8. Empoderamiento del ciudadano: Derechos y deberes en el entorno digital. 59 5.9. Fomento y desarrollo de l a innovación y la creatividad local como generadores de riqueza. 59 II. La reforma de la gestión del territorio 60 6. Desarrollo sostenible del territorio, la ciudad y la vivienda. 60 6.1. Planificación territorial: uso racional y <text:s/>sostenible de nuestra geografía y naturaleza. 61 6.2. Desarrollo Urbano Sostenible: construyendo ciudades seguras y saludables. 62 6.3. Ciudad equipada para el mejor desarrollo de los ciudadanos. <text:s/>63 6.4. Infraestructura para un país más y mejor comunicado 63 6.5. Servicios de transporte con visión multimodal y alcance nacional <text:s/>64 7. Sostenibilidad ambiental: Cuidado y protección de nuestra diversidad de diversidades. <text:s/>68 7.1. Conservación y uso sostenible de recursos naturales. 68 7.2. Protección del medio ambiente con enfoque en economía <text:s/>circular. 68 7.3. Estrategias frente al cambio climático: mitigación del daño ecológico, biotecnología nacional, <text:s/>reducción de emision es. 69 7.4. Prevención y resolución de conflictos territoriales y ambientales. <text:s/>69 7.5. Capacidad de respuesta a los eventos naturales y desastres humanos. <text:s/>70 7.6. Gestión de pasivos ambientales, residuos sólidos y aguas residuales. <text:s/>71 7.7. Reconocimiento y valo ración del patrimonio cultural en la preservación del ambiente. <text:s/>72 7.8. Vigilancia y gestión sostenible de nuestro mar y la amazonia <text:s/>frente a la depredación y la <text:s/>contaminación. 72 7.9. Fuerzas armadas con un enfoque de protección interna y defensa civil. <text:s/>73 III. La reforma para el acceso a libertades económicas <text:s/>74 8. Estabilidad económica para la construcción de un mejor futuro <text:s/>74 8.1. Mejora de la recaudación tributaria: reforma tributaria integral. <text:s/>74 8.2. Acceso y financiamien to a vivienda digna en entornos estimulantes. 74 8.3. Consolidación y regulación del sistema financiero nacional. 75 9. Política Exterior, intercambio comercial y cooperación internacional. 77 9.1. Políticas de transferencia tecnológica e Intercambio cultural internacional. 77 9.2. Promoción del producto peruano de alta calidad para el mercado interno y externo. 78 9.3. Peruanos en el exterior: eliminación de barreras y trámites y apoyo de sus derechos <text:s/>ciudadanos. <text:s/>79 9.4. Mayor aprovechamiento de los convenios internacionales de desarrollo económico. 80 9.5. Promoción de la inversión extranjera con trascendencia real: infraestructura de industria e <text:s/>investigación. <text:s/>80 IV. La reforma de las instituciones políticas <text:s/>82 10. Derechos humanos, acceso a la justicia, transparencia y lucha anticorrupción. 82 10.1. Garantía del acceso a la justicia con equidad, celeridad y honestidad. <text:s/>82 10.2. Seguimiento y protección especial para personas en situación vul nerable. <text:s/>83 10.3. Equidad de género y lucha contra la discriminación. 84 10.4. Respeto al estado laico. <text:s/>85 10.5. Fortalecimiento de las competencias de jueces, fiscales y policías con visión de <text:s/>especialización e integración. 86 10.6. Fortalecimiento de la articulación de los poderes del estado para la Investigación, denuncia <text:s/>fiscal y sentencia oportuna. <text:s/>86 10.7. Programa de protección de la ciudadanía frente a las denuncias de corrupción de <text:s/>funcionarios. <text:s/>87 10.8. Simplificación normativa y eliminación de redundancias. <text:s/>87 10.9. Refuerzo de la labor de la Contraloría y Autoridad Nacional de Transparencia <text:s/>87 ', ' <text:s/>11. Reforma políti ca, descentralización y modernización del estado y la gestión pública. 89 11.1. Énfasis en la reforma de la estructura del <text:s/>Poder Ejecutivo. 89 11.2. Revisión del servicio civil y carrera pública. <text:s/>90 11.3. Reforma de las contrataciones del Estado: intervención concurrente de la Contraloría, <text:s/>licitaciones y obras públicas. <text:s/>91 11.4. Simplificación administrativa para beneficio del ciudadano. 92 11.5. Sistema de planeamiento estratégico y su vinculación con la asignación, evaluación y control <text:s/>del gasto público (inversión y gasto corriente). 93 11.6. Descentralización funcional y mejoras en la regionalización; adecuación de competencias y <text:s/>financiamiento. 93 11.7. Reforma del Congreso. <text:s/>95 11.8. Reforma del sistema político: partidos, elecciones y Constitució n. <text:s/>95 ', 'i El Republicanismo Morado : <text:s/>N uestro Propio Camino En las últimas cuatro décadas, el cambio tecnológico, la globalización, y el cambio climático <text:s/>han <text:s/>impulsado <text:s/>profundos cambios estructurales a escala <text:s/>mundial que han generado <text:s/>ambos, <text:s/>progreso y oportunidades, pero también turbulencia, incertidumbre e inestab ilidad en todos <text:s/>los ámbitos de la actividad humana. Sin embargo, también ha originado una sensación de que <text:s/>los beneficios de la expansión económica mundial se distribuyen de forma muy desigual. Los <text:s/>países están experimentando transformaciones que los oblig a n a cuestionar y repensar cada <text:s/>uno de sus enfoques de desarrollo. Desde nuestra perspectiva y como lo hemos <text:s/>s eñalado ya en el ide ar io del <text:s/>P artido Morado , el <text:s/>desafío que enfrenta la acción política en la actualidad consiste en mantener, expandir y <text:s/>acelerar los avances obtenidos; y al mismo tiempo contrarrestar las consecuencias <text:s/>indeseadas. En la búsqueda de estrategias y políticas de desarrollo para enfrentar este nuevo <text:s/>entorno no hay modelos a seguir. Es necesario aprender de nuestra propia historia y, sob re <text:s/>todo, de la experiencia de otras naciones, pero sin pretender imitar aquello que los países <text:s/>más ricos están abandonando. La era del conocimiento científico, humanista y artístico ha <text:s/>convertido el talento humano en la fuente de riqueza más rentable y a l as nuevas tecnologías <text:s/>en su excepcional complemento, poniendo a ambas al alcance de las sociedades en <text:s/>desarrollo. Asimismo, los desafíos contemporáneos nos ofrecen a los peruanos la <text:s/>oportunidad de idear y seguir <text:s/>Nuestro Propio Camino hacia la prosperidad y el bienestar para <text:s/>todas y todos los peruanos. Nuestro Propio Camino , la propuesta política del republicanismo del Partido Morado, <text:s/>imagina al Perú como una nación de ciudadanos verdaderos: con los mismos derechos, <text:s/>responsabilidades y oportunidades; y donde el imperio de la ley y sus instituciones los <text:s/>garanticen. Para lograr este imaginario en las próximas décadas, <text:s/>Nuestro Propio Camino propone que la forma de alcanzar <text:s/>esa promesa republicana es apostar por la combinación de <text:s/>dos elementos: la inversión en el talento de las personas y la diversidad de diversidades del <text:s/>Perú, único en el mundo. El republicanismo de <text:s/>Nuestro Propio Camino garantiza la igualdad de oportunidades, <text:s/>reconoce y promueve a la vez el esfuerzo personal y colectivo en el logro de mejores <text:s/>c ondiciones de vid a . Rechaza tanto el inmovilismo político que aspira a mantener el <text:s/>statu quo , <text:s/>así <text:s/>como las transformaciones políticas autoritarias o subversivas. Reconoce que el Perú es <text:s/>una de las sociedades más inequitativas del planeta, y por tanto las d esigualdades extremas <text:s/>son nocivas y contraproducentes desde todo punto de vista: moral, económico, social, <text:s/>cultural y político. La posibilidad de superarnos basada en los talentos nos llevará hacia el <text:s/>', 'ii progreso y el bienestar. Tenemos, además, dos decenios durante el cual las personas en edad de trabajar superarán a las personas dependientes <text:s/>(menores de 15 años y mayores de 65), y que debemos aprovechar para sentar las bases de <text:s/>una prosperidad duradera para todos. La divers idad de diversidades de nuestro país es una inmensa oportunidad para progresar en <text:s/>el mundo moderno y avanzar hacia la prosperidad compartida, siempre y cuando vaya <text:s/>acompañada del capital humano que la repotencie. Para ello, necesitamos conocer mejor <text:s/>nuestr a diversidad de diversidades, conservarla y utilizarla racionalmente. <text:s/>Nuestro Propio <text:s/>Camino considera que nuestro entorno biofísico, ubicación geográfica mundial, dotación de <text:s/>recursos naturales, variedad del territorio nacional, riqueza cultural e históric a, constituyen <text:s/>activos únicos a nivel global que nos confieren una capacidad de adaptación que no poseen <text:s/>otras regiones y son sinónimo de fortaleza geopolítica en el mundo globalizado del siglo XXI. <text:s/>En tiempos de profundas transformaciones e incertidumbre <text:s/>global, esto implica la <text:s/>responsabilidad especial de obtener el mayor provecho posible de estas condiciones y <text:s/>ventajas especiales que tiene el Perú, promoviendo, <text:s/>la inversión en la ciencia y tecnología , as í como la diversificación productiva. El principal o bstáculo del Perú para <text:s/>construir Nuestro Propio Camino es la desigualdad, la <text:s/>desvaloración de nuestra diversidad de diversidades y la falta de conciencia sobre las <text:s/>oportunidades que la inversión en las personas ofrece en medio de la cuarta revolución <text:s/>industrial. <text:s/>Nuestro Propio Camino logrará un país donde el <text:s/>futuro de la niñez peruana no <text:s/>dependa del lugar donde nació. Las grandes <text:s/>cuatro <text:s/>reformas republicanas de Nuestro Propio Camino <text:s/>republicana <text:s/>Nuestro Propio Camino debe garantizar la ejecución de cuatro <text:s/>grandes reformas a fin de construir ciu dadanía y bienestar: <text:s/>La reforma del conocimiento es la primera . El país debe tener control en la creación de <text:s/>capacidades humanas y la producción de información las fuentes más importantes de <text:s/>riqueza <text:s/>para propulsar su propio progreso. Ello requiere ajust es drásticos en las políticas <text:s/>educativa y de salud infantil, y el lanzamiento de una ambiciosa política pública para el <text:s/>impulso de la innovación productiva, la ciencia y la tecnología. <text:s/>La segunda es la reforma de la gestión del territorio . Para aprovechar su diversidad de <text:s/>diversidades, condición <text:s/>sine - qua - non para su desarrollo, el Per <text:s/>debe aprender s <text:s/>, aprender, <text:s/>porque nunca lo hizo <text:s/>a conocer y administrar todos sus recursos. El ordenamiento territorial <text:s/>no puede esperar. El proceso de descentralizació n <text:s/>se vio afectad o por la ausencia de otras <text:s/>reformas y la generación de capacidades locales y regionales. Requiere de voluntad política y <text:s/>liderazgo firme al haber sido afectado por la corrupción, la ineficiencia y la falta de rendición <text:s/>de cuentas. Más aún, <text:s/>se <text:s/>la descentralización se <text:s/>implementó precipitadamente. La <text:s/>infraestructura nacional debe ser declarada en emergencia, seguida de un ambicioso plan de <text:s/>construcción de obras de interés estratégico nacional. <text:s/>El acceso a libertades económicas es la tercera gr an reforma . Para progresar, el país debe <text:s/>maximizar el potencial productivo de todos los peruanos, y no de sólo unos pocos. Ello supone <text:s/>', 'iii establecer reglas de juego instituciones económicas <text:s/>que garanticen igualdad de <text:s/>condiciones para la iniciativa privada. <text:s/>Eso obliga transitar hacia un sistema tributario más <text:s/>justo, fortalecer los derechos de propiedad, reforzar la lucha contra las prácticas de dominio <text:s/>de mercado, e integrar y expandir, sustancialmente, los programas de apoyo al desarrollo <text:s/>productivo para imp ulsar ahora s <text:s/>, en serio <text:s/>la diversificación de la economía. <text:s/>La reforma de las instituciones políticas es la cuarta gran reforma . El desarrollo no ser posible sin políticas públicas de calidad consensuadas, sostenibles, predecibles y costo <text:s/>efectivas <text:s/>, y estas sólo nacen de procesos políticos altamente representativos e incluyentes. <text:s/>La reforma debe concentrarse, de manera integral, en tres áreas: promover una sólida <text:s/>representatividad política bajar las barreras a la entrada de nuevos actores, con ide ologías <text:s/>sólidas, y subir los requisitos a su permanencia <text:s/>, <text:s/>garantizar los derechos humanos para todos, <text:s/>en particular aquellos de las personas más vulnerables, las mujeres y las minorías , y reducir <text:s/>los privilegios, gollerías y carga burocrática del Congreso que insultan la dignidad de los <text:s/>peruanos y violan uno de los principios básicos del comportamiento republicano, como lo es <text:s/>la austeridad ; así como iniciar un debate serio, responsable, técnico, y que tenga legitimidad <text:s/>para una reforma constitucional integ ral. <text:s/>Los retos del mundo post - COVID Los efectos de la pandemia sanitaria mundial de inicios de la tercera década del siglo XXI <text:s/>traerán consigo nuevas formas de producción, de interacción social, y, por tanto, de nuevas <text:s/>dinámicas de representación política a nivel global. Este proceso de cambio requerirá, por <text:s/>ejemplo, una más intensa relación entre la vida diaria de las personas y la tecnología de la <text:s/>cuarta revolución industrial. La razón detrás de estos cambios ha sido la cruda exposición de los riesgos y <text:s/>las limitaciones <text:s/>del enfoque de progreso tradicional para adaptarse al cambio y los períodos de crisis. Es decir, <text:s/>de forma inevitable, nos enfrentamos a un nuevo escenario mundial, a un mundo post - COVID, <text:s/>el cual debemos entender <text:s/>a profundidad <text:s/>para enfrenta r los retos del desarrollo. Es muy difícil imaginar el nuevo mundo post - COVID, pero lo que sí es claro es que ese nuevo <text:s/>estado de cosas demandará un Nuevo Contrato Social entre el Estado y el ciudadano, el <text:s/>planteamiento de una renovada relación <text:s/>entre ambos que se centre más en la humanidad de <text:s/>las personas, con énfasis en su protección y acceso a más oportunidades y derechos. Ese nuevo mundo también estará caracterizado por un intenso debate acerca de enfrentar la <text:s/>desigualdad como uno de los obstáculos más g randes para alcanzar el bienestar, la justicia, y <text:s/>la paz. Asimismo, el mundo post - COVID reforzará la concepción de un Estado que, lejos de ser <text:s/>un problema, podría convertirse en parte de la solución si se concentra en la reducción de <text:s/>brechas económicas y s ociales ; y en la protección de derechos para todos. La ideología del Partido Morado reconoce los rápidos e intensos cambios mundiales y posee <text:s/>la capacidad, dentro de su propuesta republicana, de incorporar estos nuevos desafíos y <text:s/>plasmarlos en políticas pú blicas concretas, sensatas y responsables , que generen valor <text:s/>público y resultados favorables para los ciudadanos . Si no aprendemos de las lecciones que <text:s/>nos deja la pandemia y no hacemos las reformas estructurales necesarias para fortalecernos <text:s/>', 'iv y mitigar los efectos de los shocks externos que están por venir, entonces estaremos <text:s/>destinados a ser una nación subdesarrollada, sin futuro, a la deriva y dirigida por una élite de <text:s/>mediocres irresponsables. La gran lección de la pandemia es que la desigualdad acelera <text:s/>y amplifica el efecto destructivo <text:s/>de las crisis. Ha quedado claro que la tormenta nos agarra a todos por igual, pero en distintos <text:s/>botes. Las vergonzosas brechas en el acceso a servicios de salud, agua potable, vivienda digna, <text:s/>transporte seguro, internet, y al sistema financiero han expuesto a la mayoría de la población <text:s/>a la cruda realidad y explican en su mayor parte la catástrofe que en términos de fallecidos y <text:s/>depresión económica viene afectando a nuestro país. <text:s/>Hay que ser bien ingenuo para pensar que ha brá un retorno a la realidad pre - pandemia . <text:s/>Mucho será diferente y las próximas generaciones deberán adaptarse a un mundo en cambio <text:s/>permanente e incierto. Las pandemias son shocks externos que nunca controlaremos, pero la vacuna social <text:s/>, la propuesta repub licana morada <text:s/>Nuestro Propio Camino , sí es algo que <text:s/>podemos construir juntos. El nuevo orden Macroeconómico <text:s/>El mundo post - COVID nos conducirá a un nuevo orden macroeconómico. <text:s/>Desde hace varios <text:s/>años, la economía peruana ya había venido perdiendo dinamismo de manera sostenida, <text:s/>pasando de promedios de crecimiento del 6.5% anual a apenas 2.2% <text:s/>en 2019. Ese <text:s/>comportamiento reflejaba el agotamiento de las reformas ejecutadas décadas at rás y de la <text:s/>ausencia de una política económica efectiva por parte del Estado. Ello tuvo consecuencias en <text:s/>el campo social. Los índices de pobreza, que se venían reduciendo de manera rápida, se <text:s/>estancaron en paralelo con el comportamiento económico, registra ndo el año pasado apenas <text:s/>una reducción de un punto porcentual . En suma, estábamos en una trayectoria que nos <text:s/>llevaba hacia el estancamiento económico y el retroceso social. Para hacer frente a este <text:s/>escenario, el Partido Morado preparó el Plan de Política E conómica que contempla un <text:s/>conjunto de reformas que aseguran la reversión de esa perspectiva. Sin embargo, ante el inicio de la presencia de la pandemia del <text:s/>COVID desde marzo del 2020, <text:s/>que viene ocasionando devastadoras consecuencias sanitarias, económicas <text:s/>y sociales, el <text:s/>Producto Bruto Interno (PBI) nacional descenderá alrededor de un 12%, lo cual ha aumentado <text:s/>significativamente el desempleo, la pobreza, la desnutrición infantil, y otros indicadores de <text:s/>bienestar. <text:s/>Cerca del 50% de peruanos han perdido el empl eo, y cerca de dos millones de ellos <text:s/>pasaron a la condición de pobreza en los últimos seis meses. <text:s/>Por tanto, hoy la prioridad es crear empleo inmediato, sobre todo en la base de la pirámide <text:s/>social, que es el verdadero motor de la economía nacional. <text:s/>Ello r equerirá no solo <text:s/>de <text:s/>una <text:s/>correcta lectura de la economía peruana <text:s/>- como por ejemplo el rol de la informalidad - sino <text:s/>también de creatividad , <text:s/>ambición , y capacidad de gestión para e jecutar <text:s/>programas públicos <text:s/>cuyos beneficios efectivamente lleguen a quienes hoy más lo necesitan. <text:s/>Un ejemplo de ello por el cual se financia n <text:s/>condiciones básicas de <text:s/>cientos de <text:s/>mercados vecinales, tales como techos, pisos de material <text:s/>noble, servicios higiénicos , y accesos físicos con estándares de seguridad. Esta iniciativa creará <text:s/>', 'v miles de empleos en el corto plazo , elevará los ingresos de los comerciantes, y mejorará las <text:s/>condiciones sanitarias y de seguridad <text:s/>vecinal <text:s/>en una forma significativa. Debido a las <text:s/>urgentes medidas que deben tomarse para reactivar la economía y generar <text:s/>empleos, e l Plan de Política Económica del Partido Morado <text:s/>se ha visto obligado <text:s/>a alterar los <text:s/>énfasis y <text:s/>las <text:s/>prioridades en la aplicación de la política económica, por la necesidad que e xiste <text:s/>de atender a los segmentos que con más rigor estas sufriendo las consecuencias de la <text:s/>pandemia, y además ordenar y sincerar las cuentas macroeconómicas nacionales para <text:s/>asegurar un manejo responsable de la economía. Para ello <text:s/>tenemos <text:s/>un <text:s/>P lan de <text:s/>E mergen cia, <text:s/>que tiene como principal componente un plan fiscal, con el que se propone apoyar la acción <text:s/>del gobierno para aliviar la situación existente. Los cuatro pilares de este plan de emergencia <text:s/>son: (i) la estabilidad, predictibilidad y prudencia en el manej o de la economía, (ii) la mejora <text:s/>de la recaudación tributaria a través de una reforma integral, (iii) la racionalización del gasto <text:s/>público en todos sus niveles, (iv) la mejora de la eficacia y la calidad de la inversión pública. <text:s/>Estas prioridades, que debe n ser atendidas de inmediato, también estarán acompañadas <text:s/>desde el inicio de nuestro gobierno con la implementación de las reformas estructurales <text:s/>centradas en el bienestar de las familias peruanas. <text:s/>L a crisis del sistema político nacional La visión del Perú del Partido Morado, sus cuatro reformas estructurales, y el plan de <text:s/>emergencia económica y sanitaria que <text:s/>planteamos, <text:s/>se <text:s/>enmarca n , lamentablemente, <text:s/>en un <text:s/>sistema político en crisis. <text:s/>La corrupción , c on <text:s/>sus <text:s/>casos <text:s/>más <text:s/>emblemáticos Lava Jato <text:s/>y Los <text:s/>Cuellos Blancos , <text:s/>ha comprometido a <text:s/>la mayoría de la clase política del país, incluyendo <text:s/>a <text:s/>los <text:s/>últimos <text:s/>cinco ex Presidentes de la República , miembros del Congreso, buena parte de las <text:s/>organizaciones políticas , y el empresariado . <text:s/>Asimismo, las pugnas po r el poder para librarse <text:s/>de los procesos judiciales en marcha han terminado enfrentando a los poderes del Estado y a <text:s/>los principales actores políticos <text:s/>generando una crisis e inestabilidad política con pocos <text:s/>precedentes <text:s/>- tres Presidentes <text:s/>de la República <text:s/>en <text:s/>tres años - , dejando al país en la parálisis <text:s/>para la toma de decisiones para resolver las verdaderas necesidades de las peruanas y <text:s/>peruanos , siendo la lucha contra la pandemia un claro ejemplo de ello. <text:s/>Los jóvenes, la generación del Bicentenario, <text:s/>merecen <text:s/>m ás . No se sienten representados por <text:s/>el actuar y los valores de la clase política actual, <text:s/>rechazan sus prácticas anti republicanas <text:s/>que <text:s/>obstaculizan el progreso, <text:s/>se <text:s/>basa n en privilegios , <text:s/>de f i en den intereses particulares y, sobre <text:s/>todo, <text:s/>son <text:s/>indiferen tes a los <text:s/>problemas más básicos de los jóvenes , que se re s umen en <text:s/>la <text:s/>creación de <text:s/>oportunidades para que todos puedan alcanzar sus proyectos de vida. Ante esta <text:s/>situación, el Partido Morado <text:s/>nace, crece y se institucionaliza progresivamente en la vida <text:s/>polític a del país para renovarla, con una nueva visión, nuevas ideas, <text:s/>una <text:s/>diferente relación <text:s/>con el ciudadano, y el rescate de los valores republicanos aplicados al siglo XXI y la cuarta <text:s/>revolución industrial. <text:s/>Estamos hoy en un momento histórico para nuestro paí s. Dependerá de l e sfuerzo <text:s/>morado y <text:s/>de la confianza que las peruanas y peruanos depositen en nosotros para <text:s/>que el Perú ingrese, <text:s/>a partir del 28 de julio del 2021, a una etapa de paz, estabilidad, e implementación de <text:s/>', 'vi reformas estructurales que nos guíen haci a el progreso basado en la inversión en los talentos <text:s/>de los peruanos y peruanas , y su <text:s/>combinación con nuestra diversidad de diversidades. El Partido Morado se ha preparado cinco años para este momento. Con convicción y trabajo <text:s/>hemos c onstruido un partido <text:s/>político de verdad, con una ideología republicana clara, una <text:s/>organización presente en el territorio nacional, una militancia morada con identidad y en <text:s/>constante capacitación, y una representación parlamentaria <text:s/>- que le <text:s/>está demostrando <text:s/>a todos los jóvenes que, a pesar de todas sus complejidades, la política sí <text:s/>se puede ejercer de una forma <text:s/>decente, <text:s/>honesta, responsable y consistente con los <text:s/>verdaderos intereses del Perú. Para los morados, los jóvenes no son el futuro, sino el presente <text:s/>de l Perú, gracias a su nueva escala de valores, su creciente sentido de identidad, y su valentía <text:s/>para enfrentar la injusticia social. Todo nuestro esfuerzo político está dedicado a ellos. <text:s/>Julio <text:s/>Guzmán Cáceres Presidente del Partido Morado ', 'vii <text:s text:c="2"/>Introducción al Plan de Gobierno Morado El diseño del Plan de Gobierno Nacional del Partido Morado requirió de un exhaustivo trabajo <text:s/>de evaluación de la coyuntura política y social del país, tomando en cuenta la problemática <text:s/>que, frecuentemente, se presenta y se pres entará hasta las elecciones del 2021. Pero también <text:s/>fue necesario hacer un ejercicio de creación colectiva; el trabajo de un equipo de <text:s/>profesionales que, desde su experiencia en sus respectivos campos, tomaron una ideología <text:s/>política y una visión del país pa ra definir los planes de acción para el Ejecutivo, así como las <text:s/>propuestas de ley para el Legislativo. Cuando iniciamos su elaboración, los miembros del equipo técnico del Plan de Gobierno <text:s/>Nacional del Partido Morado usamos como punto de partida el <text:s/>desarro llo del talento <text:s/>humano . En el camino descubrimos que la mejor forma de organizar este trabajo iba más allá <text:s/>de la visión clásica de sectores y ministerios. Así, al tomar el talento como pieza indispensable, <text:s/>vimos que no es posible que la reforma educativa o btenga resultados en una población que <text:s/>no tiene acceso a condiciones de vida digna desde el principio: protegiendo a la madre <text:s/>gestante, garantizando una nutrición adecuada, realizando seguimiento cercano del <text:s/>crecimiento del niño, garantizando el acceso al <text:s/>agua limpia para prevenir enfermedades que <text:s/>afecten su desarrollo y a la electricidad y la conectividad que permita el acceso al <text:s/>conocimiento. <text:s/>Este ejemplo ilustra cómo nuestra visión de plan de gobierno es la de un trabajo de equipo <text:s/>multisectorial, bajo l a cual hemos alineado las principales necesidades y problemáticas del <text:s/>país en 12 ejes de trabajo compuestos por 100 ideas para solucionarlas. <text:s/>Estas ideas, descritas al detalle en este documento, han sido elaboradas sobre la base de la <text:s/>ideología morada, co ntenida en los documentos públicos del partido, que contienen las <text:s/>siguientes ideas matrices (www.partidomorado.pe): 1. El Partido Morado, impulsa, ante todo, una nación de ciudadanos de verdad, con los <text:s/>mismos derechos, responsabilidades y <text:s/>oportunidades; y un Estado transparente y libre <text:s/>de corrupción. 2. El desarrollo del talento humano tiene cuatro dimensiones indesligables e <text:s/>interactuantes: libertad individual, acción conjunta, entorno biofísico y superación y <text:s/>transcendencia. 3. Es deber del Est ado invertir, masivamente, en el desarrollo de los talentos de las <text:s/>personas mediante una revolución educativa que comience en el vientre de la madre, <text:s/>sumado a la provisión de las herramientas descritas líneas arriba. 4. La era del conocimiento y la globalizac ión han convertido el talento humano en la <text:s/>fuente de riqueza más rentable. De la misma manera, a las nuevas tecnologías en su <text:s/>', 'viii excepcional complemento; poniendo a ambas al alcance de las sociedades en <text:s/>desarrollo como herramientas para mejorar la condición h umana. 5. Son herramientas para el desarrollo del talento humano: los avances de la ciencia y la <text:s/>tecnología, la revolución digital, la sustentabilidad ambiental, los derechos y <text:s/>responsabilidades de todos, la consolidación de las instituciones y la <text:s/>continua mejora <text:s/>de la calidad de la democracia. 6. En lugar de un Estado minimalista o asfixiante, proponemos un Estado facilitador y <text:s/>potenciador de la acción individual y colectiva; que ofrezca oportunidades mediante la <text:s/>provisión universal de un conjunto bás ico de servicios públicos de alta calidad y que <text:s/>garantice las condiciones de seguridad y transparencia que nos permitan ejercer <text:s/>plenamente nuestros derechos. 7. Es necesario superar las limitaciones del neoliberalismo y el socialismo que, en sus <text:s/>diversas vert ientes, han orientado las iniciativas del desarrollo sin dar una respuesta <text:s/>satisfactoria a las demandas y oportunidades de una vida moderna. 8. El Partido Morado enmarca sus acciones y políticas dentro de un conjunto de valores <text:s/>definidos en el ideario: transp arencia, rendición de cuentas, vocación constructiva, <text:s/>meritocracia, creatividad, simplicidad, horizontalidad, liderazgo potenciador, vocación <text:s/>descentralista y comportamiento ético. Hemos ilustrado en algunos casos las ideas contenidas en este documento tom ando ejemplos <text:s/>sencillos de la vida cotidiana. Queremos mostrar cómo las soluciones, a su vez, se reflejan en <text:s/>un impacto real en las condiciones de vida y no son meros ejemplos teóricos de cifras <text:s/>económicas. Junto a la publicación de este documento , estamos lanzando una página web <text:s/>( www.planmorado.pe ) en la cual tenemos un espacio de di á logo y participación de la <text:s/>ciudadanía que nos permite perfeccionar las propuestas. Somos conscientes de que un plan <text:s/>de gobierno es <text:s/>un documento vivo, que sigue actualizándose hasta el día mismo en que <text:s/>empezará a ser aplicado y luego seguirá ajustándose a la realidad cambiante del Perú y el <text:s/>mundo. Es por ello que , desde el equipo técnico de plan de gobierno , les decimos que este <text:s/>plan, <text:s/>reflejo de la ideología morada, <text:s/>seguirá siendo <text:s/>escrito por <text:s/>todas las peruanas y peruanos <text:s/>que quieran hacer política decente. <text:s/>El Plan de Gobierno Nacional Morado es el plan que cambiará al Perú. Alfredo Urquiza Vásquez Subsecretario de plan de gobierno <text:s/>nacional ', '1 Ejes de políticas de gobierno Los ejes de políticas de gobierno del Partido Morado giran en torno a las cuatro grandes cuya ejecución <text:s/>continua <text:s/>conducirá al Perú hacia un <text:s/>país desarrollado, donde se cumpla la promesa de la vida republicana , la inte gración nacional <text:s/>sobre la base de <text:s/>la existencia de <text:s/>ciudadanos de verdad, con los mismos derechos, <text:s/>oportunidades y responsabilidades. Esas reformas, <text:s/>referenciadas líneas arriba <text:s/>en este <text:s/>documento, son: la reforma del conocimiento; la reforma de la gestión de nuestro territorio; <text:s/>la reforma de las libertades económicas, y; la reforma de las instituciones políticas. <text:s/>Sin embargo, <text:s/>los devastadores efectos sociales y económicos de la pandemia ocasionada por <text:s/>el <text:s/>COVID 19 a nivel mundial en el último año, han obligado a los países a poner , en el corto <text:s/>plazo, <text:s/>toda su atención, sus recursos y su capital político a enfrentar <text:s/>este shock, que se ha <text:s/>manifestado en todas las esferas de la vida en socieda d , pero particularmente <text:s/>ha golpeado y <text:s/>complejizado <text:s/>aún <text:s/>más el manejo de l a política económica, la gestión de los sistemas de salud, <text:s/>y <text:s/>el control de la seguridad ciudadana. <text:s/>Por ese motivo, el presente documento <text:s/>- antes de elaborar sobre las cuatro grandes reformas <text:s/>estructurales de segunda generación - comenzará describiendo <text:s/>la <text:s/>estrategia del Partido <text:s/>Morado para abordar dichas políticas públicas urgentes para aliviar la situación de todos los <text:s/>peruanos y peruanas. <text:s text:c="2"/>', '2 Capítulo 1: <text:s/>Estabilidad económica Desde hace varios años, la economía peruana ha venido perdiendo dinamismo de manera <text:s/>sostenida, pasando de promedios de crecimiento del 6.5% anual, a apenas 2.2% el año 2019. <text:s/>Esta tendencia reflejaba el agotamiento de las reformas ejecutadas décadas atrás y la <text:s/>ausencia de una política económica efectiva por parte del Estado. <text:s/>Esta desaceleración del crecimiento ha tenido un efecto negativo sobre la pobreza, la cual <text:s/>solo se redujo en 1% el año 2019. En consecuencia, estábamos en una trayectoria que nos <text:s/>llevab a hacia el estancamiento económico y el retroceso social. Para hacer frente a esta perspectiva se preparó un Plan Económico que tiene como objetivo <text:s/>revertir esta trayectoria adversa. Sin embargo, en marzo de este año se hizo presente entre <text:s/>nosotros la Pand emia del <text:s/>COVID 19 que, en paralelo con sus terribles consecuencias sanitarias, <text:s/>ha tenido devastadoras consecuencias económicas y sociales. En particular, para fines del <text:s/>2020 se proyecta que el PBI disminuya alrededor de 12% y que se produzca un aumento <text:s/>sign ificativo de la tasa de desempleo, la pobreza y la desnutrición infantil, entre otros. Esta realidad obliga a alterar las prioridades en la aplicación del Plan Económico de tal forma <text:s/>que se puedan atender a los segmentos de la población y de la economía qu e están sufriendo <text:s/>en mayor grado las consecuencias de la pandemia. Para ello, estamos preparando un plan <text:s/>que tiene como principal componente un conjunto de medidas de emergencia fiscal que <text:s/>permita al gobierno tomar acciones para aliviar la situación existe nte. Este plan está en <text:s/>preparación, en parte porque la pandemia continua y solo se pueden realizar estimados de la <text:s/>magnitud sus efectos económicos. 1. Estabilidad, predictibilidad y prudencia en el manejo de la economía. La coyuntura actual de pandemia y desa celeración forzada de la economía por la paralización <text:s/>de las actividades a todo nivel en el país nos exige mantener la estabilidad macroeconómica, <text:s/>base para el crecimiento económico y el bienestar social pues permite que la economía sea <text:s/>predecible para la <text:s/>inversión privada. De esta manera, se beneficia directamente a la población <text:s/>en general pues se verá favorecida por la creación de empleo y riqueza que genere la nueva <text:s/>inversión. Para ello, proponemos las siguientes estrategias: <text:s/>Retomar la estabilidad macro económica desde el primer año de gobierno, priorizando la <text:s/>estabilidad fiscal (déficit fiscal financiado de forma sostenible y no inflacionaria) y <text:s/>manteniendo la estabilidad monetaria (inflación baja y estable, y operatividad del sector <text:s/>financiero). <text:s/>Cambiar la forma como se ha estado logrando el balance fiscal, que ha sido manteniendo <text:s/>niveles bajos e ineficiente de gasto público (corriente y de inversión). Por ello, los servicios <text:s/>públicos no son de la calidad y coberturas que demanda la población. Se priori zará el aumento progresivo y sostenido de la recaudación tributaria a través de <text:s/>una tributación justa . Para lograrlo, se otorgará autonomía constitucional a la autoridad <text:s/>', '3 tributaria nacional (SUNAT) <text:s/>re enfocando su actuación al cumplimiento de su misión de <text:s/>a dministración tributa ria y de promoción de r e g í men es tributario y de <text:s/>comercio exterior <text:s/>legítimo s . Para mejorar la calidad del gasto y la eficiencia del sector público, se va a digitalizar de <text:s/>manera integral la actividad del Estado. Se busca que todas las <text:s/>instituciones públicas <text:s/>compartan la información de manera automática. Dentro de ello, se va a poner en <text:s/>ejecución una contabilidad pública integral y en tiempo real, que comprenda a todas las <text:s/>instituciones del Estado y para todas las operaciones que realiza n. Su objetivo es permitir <text:s/>el seguimiento detallado y en tiempo real de los recursos públicos, desde su asignación y <text:s/>transferencia, hasta la ejecución concreta del gasto. <text:s/>Esta digitalización permitirá <text:s/>minimizar el riesgo de corrupción: el uso ineficiente e indebido de los recursos públicos. <text:s/>2. Eficacia y calidad de la inversión pública. La inversión pública es una de las maneras en las que el Estado demuestra la eficiencia en el <text:s/>uso de los impue stos. Dentro de nuestra visión de gobierno, basada en generar confianza, <text:s/>vamos a mejorar la eficiencia en el manejo de los recursos del Estado, apoyándonos en la <text:s/>mejora en la calidad y cobertura de los servicios que se brindan al ciudadano y al mismo <text:s/>tiemp o aumentando la transparencia en la ejecución del gasto público. Para ello realizaremos <text:s/>las siguientes acciones: <text:s/>Mejorar el control en el seguimiento del gasto público, asegurando que haya armonía y <text:s/>consistencia entre la ejecución financiera y la real. <text:s/>Uti lizar la digitalización de las acciones y operaciones del Estado como herramienta <text:s/>principal para este seguimiento. <text:s/>Asegurar que, en los casos de lugares apartados, donde tarde o no llegue a tiempo la <text:s/>digitalización, los recursos asignados lleguen a las uni dades ejecutoras y estas realicen el <text:s/>gasto. <text:s/>Revisar de manera integral la estructura organizacional del Estado a fin de evitar los <text:s/>problemas de duplicidad o redundancia de funciones o el bajo nivel de articulación entre <text:s/>las diversas instituciones públicas. <text:s/>Ejecutar una política de remuneraciones públicas que permita mejorar la eficiencia, <text:s/>motivación y honestidad de la burocracia estatal. Evaluar y mejorar el enfoque de modernización considerado en el programa Servicio Civil <text:s/>conducido por SERVIR. 3. Racionaliz ación del gasto público en todos sus niveles. El objetivo del control en el gasto público es la mejora de la competitividad de la producción <text:s/>nacional, ampliando la cobertura y calidad de los servicios que brinda el Estado, tanto para la <text:s/>población de menore s ingresos como de las empresas productoras y exportadoras nacionales. Es necesario , para ello , priorizar durante el primer año obras de beneficio inmediato para la <text:s/>población como, por ejemplo, el agua potable. Asimismo, mejorar los sistemas de asignación <text:s/>de proyectos de inversión al sector privado, aumento su transparencia y seguimiento. Se <text:s/>', '4 establecerán además mecanismos de control proactivo contra la corrupción ligada a las <text:s/>adquisiciones del estado, tales como: Aumentar la protección contra <text:s/>denuncias no fundadas de contratistas perdedores, <text:s/>políticos o la prensa. <text:s/>En el caso de la inversión en proyectos de tamaño pequeño, de beneficio directo de la <text:s/>población de menores ingresos o de localidades de menor tamaño, promover la <text:s/>participación directa del estado, en sus diversas instancias, gobiernos locales, regionales <text:s/>o entes públicos, con la capacidad de planeamiento, asesoría y ejecución de las FF.AA. 4. Promoción de la inversión privada nacional y extranjera. A la fecha, <text:s/>la brecha <text:s/>de infraestructura <text:s/>pública <text:s/>de largo plazo (hasta el 2025) bordea los <text:s/>US$ <text:s/>160 000 millones. Se necesita invertir al menos US$ 15 000 millones anuales en <text:s/>infraestructura a nivel nacional en la siguiente década y priorizar las regiones con alto déficit <text:s/>de infraestructura públic a de transportes, educativo y sanitario . En el ranking de Competitividad Mundial ocupamos el puesto 61 en el pilar de infraestructura , que es el grado de inversión en recursos básicos, tecnológicos, científicos y humanos. La <text:s/>inversión en infraestructura n o se logrará solo con obras públicas; es necesario <text:s/>incentivar que <text:s/>los capitales privados, nacionales y extranjeros se interesen en proyectos que beneficien al <text:s/>Perú. De la mano con las ideas que describimos en el eje de política exterior, por ejemplo, el <text:s/>Es tado podría negociar la construcción de complejos de investigación científica con las <text:s/>grandes casas farmacéuticas, que permitan la generación de patentes de investigación, <text:s/>medicamentos de bajo costo para el país, pero , sobre todo, dejar para el futuro una <text:s/>nueva <text:s/>generación de científicos que no necesiten irse del país para perfeccionar sus conocimientos. Nuestra idea de promoción de la inversión privada buscará simplificar los procedimientos <text:s/>administrativos públicos, con una desregulación continua para obten er permisos y licencias. <text:s/>Asimismo, la promoción activa de las inversiones nacionales a nivel mundial y garantizar así <text:s/>que ocurran las inversiones extranjeras. Las propuestas de trabajo son las siguientes: 1. Menor tramitología en los ministerios para la gener ación de grandes proyectos de <text:s/>inversión en los diversos sectores (entre otros, en agricultura, energía, agua y <text:s/>saneamiento, transporte y minería, todo dentro de los Objetivos de Desarrollo <text:s/>Sostenible). 2. Incremento de los instrumentos para la promoción del r égimen de Obras por impuestos <text:s/>en las regiones, visibilizando el carácter de bien publico de los resultados obtenidos. 3. Mayor definición de sectores estratégicos y productivos con intervención del Project <text:s/>Management Office. 4. Elevar la coordinación en temas de inversión entre gobierno central con los gobiernos <text:s/>subnacionales y la empresa privada nacional y extranjera. 5. Redefinir la guía para la promoción de los sectores estratégicos que oriente <text:s/>correctamente a la inversión extranjera. ', '5 6. Profundizar la política peru ana en materia de tributación internacional conforme con los <text:s/>estándares internacionales, promoviendo la institucionalización de un equipo técnico y <text:s/>multidisciplinario dedicado al diseño y planeamiento de la postura peruana. 7. Titulación de tierras que reduzc a las expropiaciones extrajudiciales; así como el <text:s/>ordenamiento territorial en las localidades y regiones. 8. Reforzar la institucionalidad en Proinversión, así como las estrategias de las cancillerías a <text:s/>nivel mundial. 9. Revisión del régimen general laboral y la arquitectura de la protección laboral que permita <text:s/>impulsar las inversiones nacionales y extranjeras, y a la vez condiciones laborales dignas. 10. Asistencia técnica para el desarrollo de productos nacionales de alto impacto en el <text:s/>extranjero en sectores con al to grado de informalidad. 11. Creación de la ley de protección de las inversiones en los servicios públicos no financieros, <text:s/>así como también la regulación de monopolios naturales y concentración de mercados <text:s/>que abusen de su posición de dominio (rol activo de I NDECOPI). 12. Consolidación de las ofertas públicas en el mercado de capitales y las asociaciones <text:s/>público - privadas, reforzando a la Superintendencia de Mercados y Valores. 5. Reformas institucionales en el aparato económico estatal. Proponemos las siguientes medi das de reforma para las instituciones ligadas al manejo <text:s/>económico del país: <text:s/>Ministerio de Economía y Finanzas o Priorizar la gobernanza electrónica y transparente en la calidad de gestión del <text:s/>gasto público. o Ampliar las estrategias de la administración públic a para mejorar la identidad <text:s/>institucional y la sostenibilidad financiera. o Búsqueda de mejora en la productividad (remuneraciones) en las instituciones <text:s/>públicas con visión presupuestal y estratégica. o Mejorar la normatividad del sistema de compras y <text:s/>licitaciones públicas. o Activar en el corto y mediano plazo programas de ayuda económica post <text:s/>pandemia. o Reforzar la institucionalidad del CEPLAN, así como los planes de desarrollo <text:s/>concertados entre gobierno nacional como subnacionales que permitan estar <text:s/>ali neados con los planes de competitividad nacional y regional. o Fortalecimiento de los sistemas nacionales de inversión pública, abastecimiento, <text:s/>inversión pública y modernización del Estado. o Recomponer o crear los fondos de estabilización económica, de empleo y de salud. o Reconstruir las finanzas públicas del Estado a todo nivel según la ley de <text:s/>responsabilidad y transparencia fiscal. o Mayor seguimiento al gasto público a través de la generación de una contabilidad <text:s/>pública mejor organizada y en tiempo real. o Gener ar una mayor descentralización fiscal desde el lado de los ingresos, eficiente <text:s/>y con alta transparencia. <text:s/>Superintendencias de Banca y Seguros y AFP ', '6 o Fortalecer el sistema nacional de pensiones: accesibilidad, justicia y equidad. o Fortalecer la normatividad d e las fusiones y adquisiciones en la SBS. <text:s/>SUNAT o Otorgar autonomía constitucional a la SUNAT, concentrándola en su misión <text:s/>institucional de forma que se disminuya sustancialmente la tramitología de los <text:s/>ciudadanos y empresas en el cumplimiento de las obligaci ones tributarias. o Fortalecer el recurso humano de la SUNAT para un eficiente servicio a los <text:s/>contribuyentes y al conjunto de la ciudadanía. o Incentivar el rol formador de la SUNAT en la conciencia tributaria y de promoción <text:s/>de cultura tributaria. ', '7 Capítulo <text:s/>2: <text:s/>Gestión de los sistemas de salud en <text:s/>emergencia Tras la aparición de <text:s/>la pandemia <text:s/>COVID - 19, se han establecido por consensos y aplicaciones <text:s/>en distintos países <text:s/>5 frentes de acción o estrategias de manejo : Distanciamiento social <text:s/>(cuarentena) , d etección masiva , t razado de infección y contactos , a islamiento de casos y <text:s/>t ratamiento efectivo . Aunque la estrategia del Perú ha incluido los 5 puntos desde el inicio y se ha contado con <text:s/>profesionales de primer nivel en la gestión de la pandemia, <text:s/>seguimos <text:s/>batallando con carencias <text:s/>en la capacidad de gestión de estas estrategias, siendo la más crítica a la fecha el acceso a las <text:s/>posibles vacunas (que entrarían en la línea de acción de tratamiento preventivo ) y a las <text:s/>pruebas de detección . <text:s/>La COVID - 19 nos ha mo strado que el éxito o fracaso de las políticas de salud pública no <text:s/>dependen únicamente de medidas dadas en el sector por urgencia. La acumulación de <text:s/>falencias del pasado a otros niveles también pesa: La distancia social ha fallado <text:s/>también <text:s/>por <text:s/>la poca forma ción cívica que tenemos como sociedad. <text:s/>E l trazado de contactos y la detección <text:s/>han fallado <text:s/>porque <text:s/>sabemos que existe falta de recurso humano en regiones y una <text:s/>implementación insuficiente en las pruebas diarias al inicio del contagio en Perú . Cuando hablamos de posibilidades de tratamiento <text:s/>debemos ser realistas respecto a la falta <text:s/>de un tratamiento real para el virus, con el agravante crítico de no tener camas UCI suficientes <text:s/>para aguantar un nuevo brote si las otras 4 medidas fallan. <text:s/>La creatividad de nuestr os <text:s/>biólogos, ingenieros y médicos <text:s/>h a llevado a l diseño de nuestr a s propi a s pruebas moleculares <text:s/>y ventiladores mecánicos, pero <text:s/>las trabas burocráticas del mismo estado para su uso y <text:s/>producción masiva evidencian <text:s/>nuestro retraso de décadas en el fomento de la ciencia, <text:s/>innovación y tecnología. Debemos ser realistas al llegar a este punto: La pandemia no va a esperar a que tengamos <text:s/>una sociedad más consciente. El personal de salud y las fuerzas del orden van a continuar <text:s/>contagiándose mientras no los protejamos a decuadamente y con ello c ada vez tendremos <text:s/>menos brazos para <text:s/>actuar . La pandemia no va a esperar a que nuestros gobiernos regionales <text:s/>ejecuten en forma transparente y eficiente sus presupuestos si no mejoramos los procesos <text:s/>de licitación y estandarización de las compras y , s i no apoyamos a nuestros científicos con el <text:s/>reconocimiento de sus patentes y métodos innovadores de diagnóstico, vamos a seguir no <text:s/>solo ciegos a la dimensión real del contagio sino ciegos a futuras crisis de salud. Las enfermedades virales pueden adaptarse y superar nuestros métodos de defensa, <text:s/>cambiando más rápido que nuestra propia capacidad para contrarrestarlos. <text:s/>P ara ganar la <text:s/>carrera contra la COVID - 19 y futuras crisis vamos a <text:s/>cambiar nuestros paradigmas actuales de <text:s/>salud pública . ', '8 1. Acciones contra la pandemia Todas las <text:s/>medidas que se describen deben considerar el escenario <text:s/>en el que la pandemia aún <text:s/>no ha podido ser controlada al mes de Julio del año 2021: El distanciamiento Social : <text:s/>Busca que el virus presente en una persona no alcanc e a otras. Se <text:s/>implementó, pero va más lento de lo esperado. Se puede seguir haciendo, porque encuentre, como, por ejemplo: <text:s/>- Incluyendo a los hogares como centro prim ario de atención de las redes de salud, <text:s/>aprovechando la telemedicina <text:s/>- Registrando pacientes en farmacias locales en convenio con SIS y ESSALUD para evitar <text:s/>ir a los hospitales. - Estableciendo responsabilidad civil a dueños de comercios en los que ocurran <text:s/>con tagios. <text:s/>- Autorizando solo a bodegas y personal registrado ante los municipios para comprar en <text:s/>mayoristas. <text:s/>- Coordinando con las industrias para escalonar los horarios de ingreso y evitar la <text:s/>congestión de calles y paraderos. <text:s/>Detección de casos: Usamos princ <text:s/>s e necesita tener más <text:s/>pruebas moleculares, porque el pico de sensibilidad de la prueba rápida ocurre alrededor de <text:s/>20 días después del contagio. Tenemos el talento y los recursos para producir pruebas <text:s/>moleculares. Esta Comis ión debe apoyar la patente y el uso de las pruebas producidas <text:s/>localmente, aplicándolas en paralelo a las pruebas rápidas hasta validar su efectividad. <text:s/>H erramientas que ya existen para mapeo de infección y contactos : <text:s/>El objetivo es generar <text:s/>alertas a quiene s estuvieron cerca de un caso positivo. Hace falta <text:s/>el marco legal que proteja <text:s/>la identidad de los pacientes a fin de utilizar herramientas digitales para geolocalización y <text:s/>trazado automático y confidencial de los contactos, notificado en forma privada y se gura <text:s/>sobre la posible exposición a un caso positivo . A islamiento de casos positivos asintomáticos : <text:s/>A falta de áreas de hospitalización, el estado <text:s/>podría negociar con el sector hotelero a nivel nacional <text:s/>con lo que se le daría un incentivo <text:s/>económico a esta industria . Tratamiento: Debemos seguir aumentando el número de ventiladores mecánicos, <text:s/>financiando l os diseños de nuestros ingenieros mientras e speramos una vacuna o una cura . Tenemos a nuestro favor que la investigación científica respecto al <text:s/>COVID - 19 <text:s/>ha logrado en <text:s/>un esfuerzo histórico para la humanidad <text:s/>descubrir en 1 año lo que antes demoraba 10. Res pecto a la vacuna, <text:s/>será necesario entrar al gobierno con un mapeo previo de las <text:s/>existencias de dosis en suelo peruano desde el mes de Abril del 2021 en adelante, con el fin <text:s/>de ini ciar las negociaciones por canales diplomáticos para posibles contingencias, <text:s/>como por <text:s/>ejemplo, el préstamo de urgencia de dosis <text:s/>desde países que tienen excedentes de stock hacia <text:s/>junio del 2021, con el compromiso de devolver dichas dosis con la compra de producción <text:s/>', '9 futura <text:s/>(para entrega al final del 2021) . <text:s/>El gobierno del Partido Mor ado en el 2021 continuará <text:s/>todo <text:s/>esfuerzos <text:s/>iniciado <text:s/>por la administración actual <text:s/>para la adquisición de las dosis requeridas poniendo como prioridad máxima la protección de las vidas <text:s/>de las personas dentro del <text:s/>territorio nacional. 2. El uso masivo de datos en l a lucha contra la pandemia . La cantidad de datos producidos por nuestros teléfonos y dispositivos que monitorean las <text:s/>funciones de nuestro cuerpo está más allá de la capacidad humana para procesarlos: <text:s/>frecuencia cardíaca, temperatura, niveles de oxígeno en <text:s/>sangre, niveles de glucosa, ondas <text:s/>cerebrales, patrones de sueño, niveles de estrés, hábitos deportivos, ingesta de calorías, <text:s/>ubicación y movimientos bancarios. <text:s/>En el contexto de la pandemia COVID - 19, somos testigos <text:s/>en nuestras actividades diarias <text:s/>de cómo l os establecimientos comerciales han implementado <text:s/>en algunos casos la posibilidad de mapear la temperatura de las personas en forma <text:s/>automática. El uso a nivel de ministerio de salud y comando COVID, de l a s herramientas de inteligencia <text:s/>artificial (A.I.) puede n lidiar con estas variables, y <text:s/>la implementación progresiva de <text:s/>registros <text:s/>médicos digitalizados permitirá durante el gobierno del Partido Morado , <text:s/>crear <text:s/>modelos <text:s/>predictivos de <text:s/>enfermedades y morbilidades, anticipando las necesidades de suministros <text:s/>(como mascarillas), basados en densidad de población en un área o el patrón de propagación <text:s/>de una infección, puede luego conectar con los proveedores para aprovechar la mejor oferta, <text:s/>comprar en automático sin burocracia y con re ndición pública de cuentas. 3. L a tecnología aplicada a la atención médica . El distanciamiento social de la pandemia nos está empujando hacia la telemedicina, <text:s/>telepresencia y tele monitoreo, ratificando la necesidad de tener , no un estándar único de <text:s/>historia <text:s/>clínica , sino un estándar de intercambio seguro y confidencial de la información <text:s/>médica entre redes de salud, públicas y/o privadas, así como la prescripción centralizada de <text:s/>recetas. Los pacientes deben poder escoger la forma más cómoda de recibir su trata miento, <text:s/>desde su casa o la farmacia más conveniente. <text:s/>tratamientos son más eficaces contra cualquier enfermedad, sus dosis óptimas y qué <text:s/>interacciones vigilar y reportará es tos hallazgos. Los pacientes pueden ser monitoreados por <text:s/>los articuladores de salud, recibir metas de tratamiento y participar activamente en la salud <text:s/>pública, mejorando la adhesión a las restricciones sociales como las vigentes en este <text:s/>momento debido a la COVID - 19. Los profesionales de la salud tendrán toda la información <text:s/>necesaria para tomar las mejores decisiones a nivel individual y <text:s/>comunitario. 4. El paradigma de la investigación. El desarrollo de nuevos medicamentos es un proceso largo y costoso que puede no ser exitoso <text:s/>necesariamente. La investigación se debe hacer siempre, pero al agregar herramientas de <text:s/>monitoreo de información precisa y en tiempo real será posible una mejor det ección y <text:s/>', '10 predicción de reacciones adversas en sujetos humanos inscritos en los ensayos. Los comités <text:s/>de ética siempre deberán tener la última palabra. <text:s/>La investigación patrocinada ha mejorado la salud de miles de peruanos por décadas, ha <text:s/>creado puestos de <text:s/>trabajo e incentivado la investigación propia de científicos locales. Los <text:s/>frutos de la investigación pueden ser caros al inicio, pero sin ellos llegaría un día en que <text:s/>podríamos no tener armas contra la enfermedad. 5. Delineando un nuevo sistema La COVID - 19 re presenta una oportunidad única e irrepetible para sentar las bases de una real <text:s/>unificación del sistema de salud público, sobre la base de lo logrado en estos meses. <text:s/>Se <text:s/>describen a continuación <text:s/>los cambios que nuestro equipo técnico propone implementar a <text:s/>ca da nivel de la salud pública, tanto para el control de la pandemia como para la consolidación <text:s/>futura del modelo: Prestación del primer nivel de atención: Esta es la base hacia la <text:s/>universalidad de l acceso a la <text:s/>salud . <text:s/>Con l a pandemia <text:s/>esto <text:s/>puede y debe <text:s/>ocurrir en el hogar, utilizando la historia <text:s/>electrónica, el intercambio de información , prescripción centralizada, <text:s/>geolocalización y <text:s/>alertas de contagios detectados. <text:s/>Confiar en el primer nivel eliminará los tiempos de espera <text:s/>en niveles superiores. Cabe <text:s/>res altar <text:s/>aquí <text:s/>la necesidad de apoyar, desde el legislativo como voz de la sociedad, el <text:s/>trabajo y las patentes de los equipos de investigación presentes en este foro hoy y sus colegas <text:s/>y compañeros, en aras de tener mejores herramientas de detección y tratamien to de la <text:s/>enfermedad, siendo además producidas localmente. <text:s/>Prestación de alta complejidad: El MINSA ha adoptado el concepto de Red Integrada de <text:s/>edes públicas, deben conversar entre sí, referir y ser referido, pero <text:s/>también con las redes privadas y los servicios de apoyo a la salud como centros deportivos, <text:s/>de terapia física y tratamientos alternativos. La pandemia es una oportunidad para incorporar <text:s/>en esta visión: trazabilidad , referencia entre redes, interoperabilidad y pago por prestación <text:s/>libre de trámites. <text:s/>En este nivel debemos considerar en el largo plazo la creación de nuevos institutos de salud <text:s/>especializada, de alcance nacional y organizados en clústeres macrorregionales 1 . Estas <text:s/>instituciones deben servir también como grandes repositorios de suministros de emergencia <text:s/>ante desastres. Articuladores: Un sistema unificado requiere un buffer <text:s/>, un amortiguador de la demanda de <text:s/>la población , <text:s/>basad o en la combinación del talento <text:s/>humano <text:s/>con un análisis inteligente de la <text:s/>información que las tecnologías actuales nos permiten. <text:s/>Proponemos una optimización del <text:s/>recurso humano administrativo actualmente existente para la creación del perfil profesional <text:s/>1 Se plantean 3 institutos nuevos: <text:s/>Instituto Nacional de Enfermedades del Metabolismo y Envejecimiento, <text:s/>Instituto Nacional de Enfermedades Congénitas y de Alto Costo y el Instituto Nacional de Reemplazo de Tejidos. <text:s/>', '11 del y salubristas para realizar m onitoreo <text:s/>poblacional y seguimiento personalizado de los <text:s/>pacientes crónicos . El articulador sería la primera línea en la prevención y promo ción de la <text:s/>salud . F inanciamiento: Debido al impacto social y económico de la pandemia, se ha producido una <text:s/>contracción de la <text:s/>población laboral formalizada y <text:s/>la poca inversión en digitalización de la <text:s/>información por parte del estado hace muy complicado el m apeo de cifras reales del empleo, <text:s/>subempleo e informalidad . <text:s/>Aproximadamente 25% de peruanos cuenta con un seguro formal, <text:s/>mientras que la población cubierta por el SIS bordea el 6 5 % (Y la política actual busca llegar <text:s/>al 100% de quienes necesiten <text:s/>subvención de la salud). Existen pues, más beneficiarios <text:s/>subvencionados que aportantes formales. Esta garantía del estado podría estar incentivando <text:s/>la informalidad y esta a su vez causar la falla en la implementación de medidas como el <text:s/>distanciamiento soci al. Con miras al crecimiento de la economía formal reiteramos la necesidad de un liderazgo único <text:s/>en la gestión <text:s/>del subsidio <text:s/>de salud <text:s/>y la seguridad social , <text:s/>respetando la intangibilidad de los <text:s/>fondos respectivos <text:s/>y a la vez <text:s/>estableciendo <text:s/>progresivamente <text:s/>la s eparación administrativa <text:s/>de <text:s/>las entidades financiador as <text:s/>públicas <text:s/>de sus respectivas redes asistenciales , así como la posible <text:s/>combinación de las <text:s/>fuentes de financiamiento <text:s/>de la salud con los fondos personales <text:s/>previsionales que permitan proteger a la poblaci ón ante gastos médicos de alto costo que aún <text:s/>no son <text:s/>completamente cubiertos por los sistemas de salud . Este proceso no se puede lograr <text:s/>por imposición ni de forma precipitada , por lo que se <text:s/>evaluarán las distintas etapas de <text:s/>implementación con el consenso de las partes implicadas durante todo el período de <text:s/>gobierno. Fiscalizador : De lograrse la separación de funciones entre financiador y prestador es <text:s/>necesario que ambas estructuras sean únicamente reguladas por el Ministerio de Salud 2 , en <text:s/>términos de definir y revisar continuamente los estándares de calidad de la prestación y el <text:s/>cumplimiento de las metas del estado. En este modelo, las direcciones regionales de salud <text:s/>deben dar paso a estructuras de gestión de la salud de nivel suprarregional. Supervisor: El c ontrol de los distintos elementos del sistema de salud debe ser independiente <text:s/>de las demás instancias. SUSALUD debe ser una entidad fuera del organigrama del MINSA. Con estas propuestas v emos la salud pública en el Perú como un Sistema integrado, eficiente , <text:s/>de acceso igualitario y que <text:s/>proteg e los derechos de la población, brindando atención de <text:s/>calidad, en forma oportuna y sin importar la condición social, el centro de salud o la fuente <text:s/>de financiamiento. <text:s text:c="2"/>2 En este modelo, ESSALUD podría ser propuesta como entidad de recaudación y administración de los fondos <text:s/>de financiamiento de la salud, manejando en cuentas independientes el fondo de SIS y de la seguridad social. ', '12 Capítulo 3: <text:s/>Seguridad ciudadana La seguridad humana implica proteger las libertades fundamentales que constituyen la <text:s/>esencia de la vida; significa proteger al ser humano contra las situaciones y las amenazas <text:s/>críticas (graves) y omnipresentes (generalizadas); significa la creación de sis temas políticos, <text:s/>sociales, medioambientales, económicos, militares y culturales que, en su conjunto, brindan <text:s/>al ser humano las piedras angulares de la supervivencia, los medios de vida y la dignidad. <text:s/>( Comisión sobre Seguridad Humana de las Naciones Unidas , 2003) Hablar de seguridad ciudadana es , pues, hablar de ciudadanos y ciudadanas que viven de <text:s/>manera segura, que desarrollan sus actividades productivas y reproductivas en un marco de <text:s/>paz social. El Estado tiene la función de proteger a la ciudadanía de t oda amenaza a esta paz social dentro <text:s/>de su territorio nacional. Es decir, todas las personas tenemos el derecho a vivir libres de <text:s/>violencia, al libre desarrollo de la personalidad con responsabilidad en el cumplimiento de los <text:s/>deberes ciudadanos. En ese sen tido, el desarrollo de nuestros proyectos de vida requiere de <text:s/>un entorno seguro. Millones de peruanos y peruanas ven truncadas sus aspiraciones por las <text:s/>acciones de la delincuencia común, el crimen organizado, la violencia de género, y los <text:s/>crímenes de odio. Para ello, es necesario el acceso gratuito y universal a una educación de calidad, equitativa e <text:s/>inclusiva, que forme ciudadanos y ciudadanas comprometidos con el desarrollo personal, <text:s/>familiar y comunitario. Una educación basada en valores humanísticos y <text:s/>de respeto a la a la <text:s/>institucionalidad democrática y a la cultura peruana. <text:s/>Alineación con Objetivos de Desarrollo Sostenible: 4, 5, 10, 16, 17. 1. Prevención del delito y lucha contra la violencia dentro y fuera del hogar, <text:s/>violencia de género y personas vuln erables. Vivir libres de violencia es un derecho, en nuestra <text:s/>C onstitución es derecho de la persona : <text:s/>la paz, a la tranquilidad, al disfrute del tiempo libre y al descanso, así como a gozar de un . <text:s/>(Constitución política del Perú . A rt. <text:s/>2: Inc. 22 ) Es tarea fundamental del estado generar las oportunidades de desarrollo de todas las <text:s/>personas de manera de evitar el inicio de la carrera criminal de las personas que se <text:s/>encuentran en estado de vulnerabilid ad social. Las cifras muestran que la violencia familiar es una de las formas de inseguridad que afecta a <text:s/>mujeres y niños, niñas y adolescentes en el hogar, que debiera ser el lugar más seguro para <text:s/>esta población. Baste con visitar cualquier comisaría PNP <text:s/>y se verá que la mayor cantidad de <text:s/>denuncias se refiere a esta tipología. De igual manera, las faltas y robos menores tienen a las mujeres como las principales víctimas. <text:s/>Por ejemplo, el robo de celulares se efectúa principalmente a mujeres entre 16 y 49 añ os. <text:s/>', '13 Se debe crear entonces una cultura de prevención, para lo cual se nombrará una Comisión <text:s/>Multisectorial, compuesto por técnicos y profesionales, entre ellos, a los propios Policías, para <text:s/>que lo desarrollen y ejecuten. Que el interés del País esté sobre cual quier otro interés, <text:s/>inclusive el partidario. En ese orden de ideas, la Seguridad Humana, que incorpora a la <text:s/>Seguridad Ciudadana, y esta a su vez a diversas instituciones, entre ellas a la Policía Nacional <text:s/>y Serenazgo, es de solución multisectorial y transv ersal, siendo el presidente de la República, <text:s/>el principal responsable para desarrollar este proceso de transformación. <text:s/>Dentro de esta visión preventiva, debemos considerar que la generación del bicentenario es <text:s/>globalizada y conoce de las realidades de otr os países. Esto los hace más consciente</text:p>
          </table:table-cell>
        </table:table-row>
        <table:table-row table:style-name="ro1">
          <table:table-cell office:value-type="string" calcext:value-type="string">
            <text:p>Avanza Pais</text:p>
          </table:table-cell>
          <table:table-cell office:value-type="string" calcext:value-type="string">
            <text:p>FORMATO RESUMEN DEL PLAN DE GOBIERNO I. IDEARIO: PRINCIPIOS, OBJETIVOS Y VALORES DE LA ORGANIZACIÓN POLITICA ( 1 ) El Partido Político Avanza País – Partido de Integración Social, emerge con el firme propósito de refundar la política dentro de la gran revolución del conocimiento humano, hacer de ella un instrumento de docencia y decencia política y llevar a la práctica las transformaciones económicas, políticas y sociales, que nos permitan edificar un país líder, competitivo, libre y soberano dentro de una sociedad equitativa, justa, solidaria y emprendedora. Sus principios rectores son los de Democracia, Libertad, Solidaridad y Reciprocidad, Ética Social; Confianza en el desarrollo del país y Creatividad Empresarial. Las bases doctrinarias de la organización política son las siguientes: (a) Asumir las diferentes teorías generales y sectoriales, que interpretan la realidad peruana y que requieren ser tomadas en cuenta para conducir un Estado que tenga a la persona humana como el centro de la Sociedad y la gestora del desarrollo social; (b) Asumir la doctrina de la democracia y sus instituciones como vía para sacar a nuestra patria del estado de postración en que se encuentra. (c) Preservar la paz, la libertad, la vigencia de los derechos humanos consagrados por la Constitución y los Tratados Internacionales suscritos por el Estado peruano. (d) Asumir una visión de país coherente con la defensa permanente del sistema democrático. Constituye el objetivo fundamental de la organización política la transformación democrática del Perú, a través de la integración social del país, su transformación ético-moral, con identidad nacional, y la implementación de las revoluciones educativa, productiva, vial-ferroviaria y turística. Fines y valores de Avanza País – Partido de Integración Social: 1. Contribuir al fortalecimiento del sistema democrático y sus instituciones, asegurando la gobernabilidad del país y contribuyendo a la participación política de la ciudadanía. 2. Promover y defender el modelo de economía social de mercado como instrumento para lograr una sociedad justa y desarrollada. 3. Promover la descentralización económica, política y social del país y trabajar de manera conjunta con la población de los lugares más alejados del territorio nacional y zonas de frontera para fortalecer la presencia del Estado. 4. Honrar al Perú, promoviendo y protegiendo los intereses nacionales y luchar activamente contra todo tipo de terrorismo y cualquier actividad dirigida a socavar el sistema democrático y pervertir a las organizaciones sociales que le sirven de soporte. 5. Velar por la protección de la familia, la niñez, las personas de la tercera edad, las personas con discapacidad para garantizarles sus derechos fundamentales. 6. Velar por los derechos de la mujer, revalorando su gran aporte a la sociedad y fomentando prácticas que permitan una mayor participación de la mujer en todas las esferas de la vida nacional, con igualdad de oportunidades. 7. Fortalecer a la Policía Nacional y a las Fuerzas Armadas del Perú. ( 1 ) Basado en el Texto Unico Ordenado del Estatuto de “Avanza País- Partido de Integración Social” aprobado por el Congreso Nacional de fecha 18 de noviembre de 2017, actualizado al 14 de julio 2020 e inscrito en el ROP: https://aplicaciones007.jne.gob.pe/srop_publico/consulta/estatuto#2 8. Promover una cultura de servicio al ciudadano, modernizar las entidades del sector público y luchar contra la corrupción en todos sus niveles. 9. Contribuir a concluir con la infraestructura básica (agua, desagüe, electrificación) y la total articulación vial de las diferentes regiones, provincias y distritos del país. 10. Luchar contra la inseguridad ciudadana, erradicando toda forma de delincuencia, pandillaje y bandas organizadas. 11. Promover una política de salud pública con rostro humano y de calidad, que permita a los usuarios un real acceso a los servicios de salud. 12. Poner énfasis en una educación de calidad para formar ciudadanos con valores, fomentar la investigación científica y la adopción de nuevas tecnologías en todos los campos del saber humano y fomentar el deporte como medio idóneo de formación de la persona. 13. Fomentar la creación de puestos de trabajo que garanticen la dignidad e igualdad de los trabajadores, su selección en base a criterios meritocráticos y su capacitación continúa. 14. Promover una minería responsable que sea compatible con la preservación del medio ambiente y la biodiversidad, promoviendo la inversión y el uso de tecnologías limpias. 15. Promover e incentivar todas las actividades economicas generadoras de trabajo, especialmente las de la micro y pequeña empresa. Asimismo, impulsar la agricultura, la ganadería y la pesca como actividades prioritarias para el desarrollo y la buena alimentación de los peruanos. 16. Preservar la identidad étnica y cultural de la nación, promover las artes e industrias culturales y preservar el patrimonio cultural del país. 17. Actuar en la vida política de la nación como una organización democrática, participando en los procesos electorales y consultas ciudadanas convocados por el Jurado Nacional de Elecciones. 18. Los demás objetivos establecidos en el artículo 2 de la Ley N° 28094, Ley de Organizaciones Políticas, otros que disponga la legislación en materia electoral o la que establezcan sus órganos partidarios conforme a la misma. II. VISION DEL PLAN DE GOBIERNO Muchas de las limitaciones para alcanzar la prosperidad, paz y unidad provienen de la falta de conocimiento sobre lo que incomoda a la mayoría de los peruanos. Dicha falta de información le concierne fundamentalmente a la porción informal de nuestra sociedad donde hay nulos o escasos registros de: “quién es quién”, “quién esta dónde”, “quién está haciendo qué”, “quién controla qué” y “quién es representa un menor riesgo de crédito o inversión”. Sin información, los emprendedores no pueden identificar a sus contrapartes, vincularse con ellas, combinar sus activos y talentos, garantizar crédito o recaudar capital. Proponemos un plan de gobierno cuyo objetivo sea derribar los muros que separan a los peruanos del llamado Perú informal de los formales. De esta manera, todos podrán participar con las herramientas necesarias y dar a la economía informal una extraordinaria oportunidad de crecimiento. Además, la economía del sector formal tendrá los amplios mercados que necesita para prosperar sin sufrir daños indebidos. Nuestro objetivo es llevar la luz a donde hay oscuridad creando los espacios donde toda la sociedad pueda expresar aquello que la bloquea. Esto acrecentará nuestro conocimiento sobre la sociedad hasta el punto de que podamos crear voluntariamente las condiciones propicias para que concurra la paz, prosperidad y unidad. Haremos que el gobierno sirva a la gente en lugar de servirse a sí mismo. Debido a que la mayoría de los peruanos se ocupan de procedimientos estatales plagados de requisitos y regulaciones innecesarios que dan demasiado espacio para la arbitrariedad y que aumentan los costos de operar legalmente, es necesario implementar programas que protejan a sus ciudadanos frente a las instituciones estatales. Estos programas deben incluir mecanismos para hacer más transparente la toma de decisiones por parte de los funcionarios públicos y que no se aumenten innecesariamente los requisitos y costos para que las empresas operen legalmente.3 Haremos que el emprendimiento sea accesible incluso para los peruanos más pobres. Las leyes para ingresar al mundo empresarial en el Perú todavía son numerosas y dispersas. Haremos que las leyes sean mas fáciles de cumplir y para ello debemos realizar una reingeniería, racionalización, coordinación y consolidación sistemática de nuestro sistema legal para hacerlo mas eficiente y amigable para todos los peruanos. Daremos a los más pobres los instrumentos legales con los cuales podrán ingresar legalmente al mundo empresarial y reducir los riesgos a los que se enfrentan. La gran mayoría de los pobres del Perú viven y trabajan informalmente. Crearemos los mecanismos para que la mayoría de la población peruana trabaje y haga empresa de manera formal accediendo a todos los instrumentos legales que les permitan crecer, obtener crédito, atraer inversiones y expandir sus mercados a nivel nacional e internacional. No habrá apartheid económico: daremos a la economía popular tantas oportunidades como las que existen para la economía formal. Operar legalmente es demasiado costoso para los pobres. Por eso, implementaremos un sistema de mejora regulatoria para optimizar continuamente las regulaciones que rigen todas las relaciones entre las entidades públicas, los ciudadanos peruanos y sus empresas. Haremos que el gobierno sea más predecible y se eliminen las causas de la corrupción. Una parte importante de la corrupción proviene de usar indebidamente la función pública para sacarle un beneficio económico privado a una obra pública de gran envergadura y complejidad a costa del interés común. Para combatirla, además de fortalecer el sistema anticorrupción existente en el Perú, eliminaremos la anonimidad del sistema de contratación publica mediante la creación de sistemas de memoria públicos, o registros formales si se quiere, que contienen conocimiento preciso de quién está obligado a qué, quién es dueño de qué y quién tiene su mano metida en qué bolsillo. Así de completos, que cualquier succión/extracción millonaria sea fácil de identificar a simple vista. Aumentaremos el crédito y los servicios públicos a todos aquellos que lo necesitan, tanto como sea posible, sobre la base de una buena información, que no existe hoy en día. El acceso al crédito y a los servicios públicos en el Perú es difícil debido a la falta de información sobre las personas y las empresas. Tan importante como el desarrollo de infraestructura de salud y educación es la identificación precisa de las personas y familias que requieren estos servicios y las condiciones en las que estos deben ser recibidos. Para resolver estos problemas proponemos crear sistemas de información que proporcionen al Estado la información requerida para conocer que, donde y como deben establecerse los hospitales, las escuelas y demás establecimientos de servicios públicos y la infraestructura básica que requieren los peruanos. Brindaremos acceso a los beneficios económicos de la propiedad legal a la mayoría de los peruanos. A pesar del enorme valor de las tierras y viviendas que son poseídas por una mayoría de peruanos, estos no pueden utilizadas como garantía para crear negocios, comprar equipos y tecnología a crédito o atraer inversiones, porque estas se mantienen en la informalidad. Crearemos las instituciones y los mecanismos para perfeccionar la formalización de todas las propiedades de los peruanos, de manera que estas puedan servir para crear capital y atraer la inversión que tanto necesita el Perú para su desarrollo futuro. A continuación, se presenta un resumen de algunos de los temas generales que contendrá la versión final del plan de gobierno, con medidas detalladas, que será presentado a la opinión publica próximamente.4 III. RESUMEN DEL PLAN DE GOBIERNO PROBLEMAS IDENTIFICADOS OBJETIVOS ESTRATEGICOS (Solución al Problema) INDICADORES METAS (2021-2026) DIMENSIÓN SOCIAL ACCESO A LA SALUD: - Bajo índice de inversión en salud. - No existen estrategias y politicas de salud eficientes para prevenir calamidades tipo la pandemia del Covid-19 y otras que pudiesen presentarse. - El acceso a los servicios de salud continúa siendo muy bajo, especialmente entre la población más pobre y los grupos vulnerables . ACCESO A LA EDUCACIÓN: - Alumnos con insuficiente formación académica y alto nivel de deserción. - Docentes con capacitación insuficiente. - Falta de infraestructura educativa moderna y con equipamiento adecuado. - Condiciones remunerativas y laborales del sector educación son deficientes. ACCESO A LA JUSTICIA: - Inadecuada selección y elección de autoridades que ejercen la función jurisdiccional. - Procedimientos administrativos deficientes y burocratizados. - Incrementar progresivamente el presupuesto en Salud. - Impulsar la participación ciudadana en el diseño e implementación de las propuestas en salud para hacerlas viables y sostenibles en el tiempo. - Porcentaje del PBI de gasto en salud. - Porcentaje de la población atendida por los servicios públicos de salud. - El presupuesto anual en salud se aumenta progresivamente hasta alcanzar los niveles promedio latinoamericanos. - Formular una política pública para enfrentar las calamidades de la salud con participación de la ciudadanía y las organizaciones sociales del país. - Llegar a una cobertura no menor del 90% de la población con servicios públicos de salud. - Reforma curricular educativa. - Reducir la tasa de deserción. - Desarrollo e implementación de un modelo de educación que garantice calidad en la educación para todos. - Formación y evaluación frecuente a los profesores. - Mejoras en las condiciones remunerativas y laborales del sector educación. - Prueba del Programa Internacional para la Evaluación de Estudiantes (PISA). - Rankings Internacionales de Universidades. - Tasa de deserción a nivel escolar (secundaria). - Mejora progresiva de la calificacion del Peru en la prueba PISA. - Reducir progresivamente la tasa de deserción escolar. - Mejora progresiva de las condiciones laborales y remunerativas del sector educación. - Incremento y mejoramiento de la infraestructura educativa y su equipamiento. - Seleccionar a los titulares del poder judicial y ministerio publico en base a experiencias previas en función jurisdiccional y gestión administrativa. - Optimizar y simplificar los procedimientos administrativos, recurriendo a nuevas tecnologías, fortaleciendo la trasparencia y los - Jueces y fiscales designados según criterios de experiencia previa. - Procesos judiciales que prioricen la efectiva tutela jurisdiccional y el debido proceso; en paralelo con - Totalidad de jueces y fiscales son designados en procesos de selección óptimos y dinámicos, que permitan garantizar su conocimiento en la materia, a fin de brindar una adecuada administración de justicia.5 - Desinterés en la implementación de reformas procesales e inconsistente política criminal. mecanismos de verificación; promoviendo la efectividad del servicio. - Revisión y formulación de propuestas normativas en beneficio de la ciudadanía y el Estado en calidad de agraviado, a fin de mejorar el acceso a la justicia como un derecho constitucional. SEGURIDAD CIUDADANA: - Dictar las normas que permitan fortalecer la actuacion multinivel en la lucha contra la delincuencia. - Fortalecer los sistemas de informacion, monitoreo y supervision que permitan la implementacion eficaz de los planes de seguridad ciudadana. - Existe una deficiente actuación multinivel, entre el Poder Ejecutivo, los Gobiernos Regionales y los Gobiernos Locales, a nivel Provincial y Distrital; que se traduce en una carencia de información real y completa; lo que incide sobre una inadecuada planificación y de asignación de recursos, así como falta de un monitoreo y supervisión del cumplimiento de los correspondientes Planes de Seguridad Ciudadana. medidas que afiancen el uso de mecanismos alternativos de solución de conflictos. - Indice de victimización personal. - Indice de personas privadas de su libertad y reingresantes a penales. - Mujeres víctimas de violencia. - Prevalencia de Consumo de Drogas. - Un Estado digitalizado y transparente donde predomine la formalidad, evitando el tráfico documental, eliminando el caos burocrático y toda probabilidad de actos de corrupción. - Los ciudadanos resuelven sus controversias de forma célere y justa, optando en igualdad de condiciones por servicios de administración de justicia o por mecanismos extrajudiciales efectivos. - Seguimiento y monitoreo de la ejecución de los Planes de Seguridad Ciudadana es óptimo. - Coordinación interinstitucional en la lucha contra la delinuencia y la inseguridad es óptima. - Percepción de inseguridad por parte de la ciudadania se ha reducido notablemente. DIMENSIÓN INSTITUCIONAL LUCHA CONTRA LA CORRUPCIÓN: - Insuficiente capacidad del Sistema Anticorrupción. - Limitaciones en el proceso de consolidación de la Procuraduría General del Estado. - Falta de afianzamiento y modernización del Sistema Nacional de Control. - Potenciar la operatividad de los órganos jurisdiccionales y fiscalías que conocen casos de corrupción y delitos conexos. - Fortalecer la defensa jurídica de los intereses del Estado, repotenciando la Procuraduría General del Estado y las Procuradurías Públicas especializadas, principalmente la Procuraduría Anticorrupción. - Reformar el modelo actual - Juzgados y fiscalías anticorrupción; operando de forma óptima. - Presencia de Procuradurías Públicas Especializadas en distritos judiciales actuando en la lucha contra la corrupción y delitos conexos, - Juzgados y fiscalías anti- corrupción; operando de forma óptima en los 36 distritos judiciales. - Procuradurías Públicas Especializadas existen en los 36 distritos judiciales. - No menos del 90% de las obras publicas estarán libres de corrupción.6 - Corrupción en la contratación de bienes, servicios y obras públicas. FUERZAS ARMADAS Y POLICIALES: - Formación y equipamiento de las Fuerzas Armadas requiere actualizarse y fortalecerse. - Fuerzas armadas y policiales han mermado su imagen frente a la ciudadanía. - Legislación vigente requiere adecuación para enfrentar los riesgos y amenazas que afectan la defensa y seguridad nacional y el orden publico interno. del Sistema Nacional de Control, ponderando el control previo y el control concurrente, buscando la eficiencia de sus acciones. - Modernizar las instituciones de nuestras Fuerzas Armadas y Policía Nacional, asegurando la optimización, eficiencia y eficacia del cumplimiento de su misión; en concordancia al orden constitucional. - Revisar y análizar la legislación vigente, adecuándolas para afrontar los riesgos y amenazas reales y potenciales que atentan contra la Defensa y la Seguridad Nacional, el Orden Interno, y el Orden Público; desde un enfoque multidisciplinario y multisectorial, considerando la diversidad cultural y geográfica del Perú. - Adecuar y asignar recursos humanos, organizacionales, tecnológicos y logísticos necesarios para el cabal cumplimiento de su misión. conjuntamente con el Ministerio Público y el Poder Judicial. - Obras públicas y contratos de asociación público-privada destrabados y libres, de corrupción. - La Procuraduría General del Estado consolida verdadera autonomía e independencia en la función que ejercen los procuradores públicos a nivel nacional. - Información sobre actividades de capacitacion fuerzas armadas y policiales realizados. - Información sobre recursos y logística de las instituciones de las FFAA y Policía Nacional. - Optimizar el funcionamiento del Sistema de Defensa Nacional, teniendo una Fuerza Armada y Policía Nacional de profesionales, eficaces, eficientes, con capacidad de accionar conjunto, para la prevención y la disuasión; en condiciones de contribuir al mantenimiento del Orden Interno y del Orden Público.7 DIMENSIÓN ECONOMICA MEDIDAS ECONÓMICAS PARA EL CORTO PLAZO (REACTIVACIÓN ECONÓMICA): - - - - - - - - - - - - - - La producciónón nacional ha decrecido entre 12-14% en el 2020 y el gobierno espera que crezca 11% en el 2021. No se ha controlado la pandemia y hay indicios de una segunda ola. Muchos subsectores de servicios continúan paralizados. Se han perdido innumerables empleos formales y aumentado la informalidad. La inversiónn y el consumo han caído significativamente en términos reales. El comercio internacional ha sido afectado por la disminuciónón en el crecimiento de la demanda de los principales socios comerciales. Hay deterioro en la confianza de los consumidores e inversionistas. El espacio de maniobra fiscal para atender la pandemia y apoyar la recuperación económica se ha reducido considerablemente El deficit del sector público se proyecta en 11% del PBI para el 2020. Los ingresos se han reducido en 2 1/2% del PBI respecto del 2019. Los gastos corrientes han aumentado en 6% del PBI. La inversión pública cayo en términos reales 28% a setiembre 2020 Las empresas públicas están en pérdida del orden de 0.4% del PBI. La deuda pública bruta ha aumentado en 7.5% del PBI y los depósitos del gobierno, incluyendo el fondo - Preservar la fortaleza macroeconómica y el grado de inversión. - Continuar las políticas fiscal y monetaria expansivas. - Mejorar el control de la pandemia. - Continuar los programas de protección social. - Continuar desarrollando el comercio y la diversificación de destino y productos de exportación. - Mantener un déficit menor que en el 2020 retomando el camino hacia la estabilización y sostenibilidad fiscal. - Aumentar los ingresos vía mejoras en la administración e incrementos tributarios a ciertos productos. - Someter propuesta de reforma tributaria a consulta nacional. - Controlar crecimiento de gastos corrientes en favor de la obtención de vacunas anti-Covid19, una mayor inversión con énfasis en mejora sanitaria y mantener los programas de protección social, incluyendo programas de creación de empleo. - Mejorar la efectividad y eficiencia de la red de protección social a los mas vulnerables, incluyendo a aquellos fuera del sector formal. - Incorporar a los inmigrantes al sector formal. - Continuar apoyo financiero a los sectores productivos mas afectados. - Reactivar por lo menos 4 de los proyectos paralizados y relanzar los proyectos especiales de inversión y - Principales indicadores macroeconómicos (BCR, MEF y otros). - Consolidar la reactivación económica y superar los niveles de producción y empleo pre-pandemia a mediados de 2022. - Continuar política fiscal expansiva sin comprometer la sostenibilidad fiscal.8 consolidado de reservas han declinado en 2.3% del PBI. mejorar efectividad del gasto en inversión de los gobiernos subnacionales con énfasis en infraestructura sanitaria y educativa. - Iniciar lanzamiento de un programa de disminución drástica de trabas burocráticas. - Ampliar actual política de manejo de activos y pasivos para incluir la creación de un fondo soberano de riqueza. - Observar estricto cumplimiento del corredor de inflación. - Mantener la tasa de referencia baja. - Dirigir los programas de crédito con garantías crediticias a las medianas, pequeñas y microempresas. - Persuadir a los intermediarios financieros a que revisen su estructura de tasas de interés - Reforzar en coordinación con la SBS las medidas prudenciales para intermediarios expuestos a prestamos con garantías del estado. - Comenzar a reducir e l2% del PBI en ineficiencias del gasto identificadas por el BID. MEDIDAS ECONÓMICAS PARA EL MEDIANO Y LARGO PLAZO: DESARROLLO ECONOMICO: - El crecimiento del Perú ha venido desacelerándose en los últimos años. - La inversión tanto pública como privada ha disminuido como % del PBI. - La calidad de la educación y la salud dejan mucho que desear y afectan la productividad del capital humano. - La productividad total de factores de producción también ha disminuido. - Fortalecer y salvaguardar la fortaleza macroeconómica. - Adoptar reformas estructurales de segunda generación que comprenda al estado, laboral, protección y seguridad social, educativa, salud, comercial y financiera (ver detalle abajo). - Desarrollar el potencial productivo del sector informal. - Expandir el uso de la tecnología digital en la gestión gubernamental y promover el desarrollo de ciencia y tecnología. - Continuar política expansiva del Banco Central sin comprometer la estabilidad financiera. Principales indicadores macroeconómicos (BCR, MEF y otros). - Regresar a la senda de crecimiento alto y sostenido (5-6% por año) para generar empleo, y reducir pobreza y desigualdad. - Salir de la trampa de ingreso medio e ingresar a la OCDE. - Recuperar y fortalecer espacio fiscal.9 - La informalidad continúa siendo un problema muy serio e impide la realización de un gran potencial productivo e iniciativa empresarial. - No se está aprovechando el potencial productivo de las mujeres. - No se ha resuelto el problema del desempleo juvenil. - La población cada día vive más, pero los sistemas previsionales no se han reformado para atender esta realidad y más bien se ha desalentado el ahorro de largo plazo. - La pobreza todavía sigue siendo alta y con grandes diferencias inter- e intrarregionales. - Ha habido un debilitamiento institucional y al imperio de la ley. POLITICA FISCAL: - El espacio fiscal se ha reducido considerablemente para financiar la lucha contra la pandemia y la protección social y empresarial. - El sistema nacional de inversión publica ha sufrido muchas modificaciones, pero no han resultado efectivas. los procesos son largos y engorrosos e involucran multiplicidad de instituciones. Perú enfrenta serias limitaciones para comenzar negocios, uso y adaptación al cambio tecnológico e innovación, debilidad institucional, capacidad de innovación, resolución de quiebras, inflexibilidad laboral e infraestructura, entre otros. Perú ocupa el puesto 65/141 en competitividad y el puesto 76/133 en facilidad para hacer negocios. - El desempeño de los gobiernos regionales y locales se ve afectado por la falta de transparencia y fiscalización, - Promover el desarrollo del sector informal descubriendo y formalizando su capital físico e intelectual. - Adoptar la practica presupuestal basada en género. - Modificar ley laboral en favor del empleo juvenil e incentivar la formación laboral en el lugar de empleo. - Fomentar el ahorro de largo plazo y reformar el sistema previsional para lograr pensiones dignas construidas sobre la base de cuentas individuales. las personas que no califiquen para una pensión mínima serán incluidas en programas de protección social vía transferencias. - Los programas de creación de empleo y trasferencias serán focalizados y proporcionales a la población vulnerable por región. - Compromiso de un sendero de regreso a la estabilidad fiscal dentro del periodo gubernamental y restablecimiento de las reglas fiscales que fueron suspendidas para el 2020-2021. - El plan nacional de infraestructura constituye una buena base para identificar las brechas de infraestructura a nivel nacional. se ampliará para cubrir no solo acceso sino también calidad de los servicios. Se simplificarán los procesos para incentivar la inversión publica en sus diversas modalidades (Directa, APP, OXI). Se establecerán metas medibles para mejorar la posición relativa del Perú en los indicadores de competitividad internacional y clima de negocios. - Se mejorará la capacitación del personal y se promoverán las sinergias mediante la rotación temporal de puestos entre regiones y municipios. se - Crear las condiciones para aumentar la inversión pública y privada. - Fortalecer la descentralización. - Usar herramientas para mejorar la distribución del ingreso. - Reducir la pobreza a menos de 10% y desaparecer la extrema pobreza. - Orientar la política económica a proteger futuras generaciones.10 de falta de incentivos para la recaudación y de personal calificado. - Se ha mejorado la distribución (GINI alrededor de 0.40-0.45 aunque aún es mayor que en los países más desiguales de la OCDE. - Los logros alcanzados son frágiles como lo ha demostrado la pandemia. la igualdad de oportunidades continúa siendo más importante en reducir la pobreza que el acceso a programas de transferencias condicionadas o no y a ingresos temporales. - El estado gasta en función de lo que hoy recauda y se endeuda dejando el problema de repago a las futuras generaciones. adoptará la fiscalización concurrente para la ejecución del gasto y se revisaran las asignaciones de gasto e ingresos. se promoverán proyectos multirregionales. - Adopción de una reforma tributaria consensuada mediante consulta que reduzca la dependencia recaudatoria en impuestos indirectos a favor de los impuestos directos. - Centralizar los programas de protección social a fin de aumentar su eficiencia y focalizar los beneficiarios. usar un numero único de identificación y beneficiarios para toda la población. - Creación de un fondo soberano de riqueza, bajo un régimen de administración privada con independencia administrativa y financiera, que pondrá en valor ciertos activos líquidos (fondo de estabilización fiscal y de reservas, valor presente de las concesiones) y los no líquidos (tierras eriazas, edificios, colegios, recursos naturales no concesionados, entre otros) y administrará y vigilará su rendimiento financiero. El fondo emitirá obligaciones soberanas respaldadas por los activos puestos en valor para invertir en estabilidad fiscal, participación en proyectos de infraestructura, desarrollo de capital humano, desarrollo tecnológico e innovación y capital semilla (para coinvertir con empresarios informales que adopten un plan de negocios conducente a la formalización).11 REFORMAS ESTRUCTURALES DEL ESTADO: - La última reforma fue la descentralización y requiere mejorar su eficiencia para lograr objetivos de desarrollo regional balanceado. - El Estado enfatiza el gasto hoy y no el ahorro para invertir con miras al futuro a pesar de que la base de los ingresos (la minería) es muy volátil. LABORAL: - La legislación actual tiene muchos regímenes y no pone énfasis en la creación de empleo. PROTECCION Y SEGURIDAD SOCIAL: - El gasto en seguridad y protección social es el 25% del gasto total y si se incluye educación y la parte correspondiente a programas de empleo del Ministerio de Trabajo llega a 50%. - Se utiliza el sistema previsional para mitigar la pobreza en la vejez (Pensión 65) cuando en realidad deberían ser transferencias. - El sistema de reparto (ONP) es inviable y promueve una cultura de dependencia del estado. El sistema privado (AFP) ha ampliado la cobertura ya que todos los que aportan tienen una pensión, pero los niveles son bajos porque se pasaron a una edad avanzada de la ONP a las AFP (con bonos bajos) o porque no aportan regularmente. Los costos de administración de las AFP han ido bajando lentamente, pero siguen siendo altos en relación con otros países. - Revisar la asignación de gastos e ingresos a los gobiernos subnacionales, mejorar su fiscalización e iniciar programa masivo de entrenamiento y rotación de personal entre lima y el resto del país - Consensuar ley que promueva empleo y proteja los beneficios sociales que no atentan contra la flexibilidad del mercado laboral. - Se adoptará un esquema generalizado de presupuesto por resultados a fin de poder evaluar ex post su eficiencia en lograr los objetivos trazados. Se incluirá a los beneficiarios de Pensión 65 en el Programa Nacional de Transferencias. El ahorro de largo plazo de los trabajadores e independientes se hará en cuentas individuales y el sistema público deberá ser reservado para aquellos que están actualmente en el sistema o que voluntariamente decidan continuar en él. Los nuevos entrantes a la fuerza laboral deben ser inscritos por defecto en las AFP. Se debe fomentar la competencia invitando a nuevos participantes y se debe poner un límite al tamaño del fondo acumulable obligatorio (que permita una pensión de por lo menos 2 salarios mínimos) dejando libre al trabajador de hacer aportes - - Principales indicadores macroeconómicos (BCR, MEF y otros). - Modernizar y hacer más eficiente el estado y fortalecer su presencia en todas las regiones del país. - Fomentar la creación de empleos con salarios dignos y hacer más flexible y eficiente las regulaciones. - Maximizar la eficiencia del sistema de protección social para mitigar el impacto de la pobreza, desempleo e invalidez, así como la del sistema de seguridad social previsional, laboral y de salud.12 - Existen una multiplicidad de instituciones realizando labores de apoyo a la reducción de pobreza y desnutrición, así como diversos programas para la creación de empleo que van desde empleos directos hasta indirectos para la construcción de vivienda social. - La lista de beneficiarios de los programas sociales deja mucho que desear como ha sido demostrado en la reciente pandemia. - La cantidad de inmigrantes venezolanos no ha sido atendida de manera integral y afecta la eficacia de las medidas de apoyo social. - - - - COMERCIAL: - Actualmente Perú tiene tratados de libre comercio que cubren el 98% del comercio exterior y se encuentra negociando dos tratados importantes (TPP e India). - Exportadores peruanos han encontrado barreras de tipo no arancelario, en particular los agroexportadores. - La presencia en mercados internacionales es bastante menor que los países con los que competimos. FINANCIERA: - Los costos de intermediación y las primas de seguros son altos en relación con otros países. - La digitalización y desarrollo de fintechs es aún limitado. - El mercado de valores continúa sufriendo la falta de liquidez - El proceso de integración financiera con los países de la Alianza del Pacífico y la Comunidad Andina avanza muy lentamente. - - - voluntarios con o sin fin previsional si quisiera una mayor pensión. Revisar la CTS a fin de consolidarla con los diferentes programas de creación de empleo y crear un seguro de desempleo y accidentes de trabajo obligatorio para nuevos trabajadores. El DNI se usará para toda identificación incluyendo si es beneficiario de cualquier tipo de apoyo social. Crear un programa de atención a los inmigrantes e incorporarlos a la fuerza laboral formal, con permisos cuya duración este de acorde a las calificaciones Se centralizarán todos estos sistemas de protección y seguridad social para lograr un ahorro administrativo y establecer una sola contribución a determinarse entre empleado y empleador. se mantendrá un esquema facultativo de seguridad social. Se continuarán las negociaciones a fin de lograr una integración comercial para el total del comercio internacional y ampliación de nuevos productos Se fortalecerán los equipos negociadores del MINCETUR, PROMPERU y agencias regulatorias relevantes (como SENASA) y la presencia internacional de agregados agrícolas y aduaneros para facilitar el internamiento de nuestros productos en mercados externos. Se fomentará la competencia mediante una revisión de aquellas regulaciones que no garanticen la libre competencia. - Concluir el proceso de integración comercial plena. - Posicionar al Perú como “hub” de turismo y gastronomía en América Latina. - Desarrollar el universo de intermediarios financieros bancarios y no bancarios en favor de una mayor competencia y asignación de ahorros a la inversión. - Continuar desarrollando el mercado de capitales. - Avanzar en el ámbito tecnológico para mejorar la inclusión financiera.13 - - - INFRAESTRUCTURA SOCIAL Y PRODUCTIVA: - Grandes brechas de infraestructura social y productiva, con trabas que impiden el avance de la preparación de los proyectos y de las obras, y temor de los funcionarios a tomar decisiones. - Gran desconfianza de la opinión pública derivada de los casos de corrupción detectados, respecto a la inversión en infraestructura mediante obras públicas y asociaciones público privadas (APP), lo que frena tanto las obras en marcha como el lanzamiento de nuevos proyectos. - La capacidad de gestión del gasto público en obras es ínfima. Los sistemas administrativos del Estado operan como compartimientos Se promoverá que se estandaricen los procedimientos a fin de lograr una mejor interconectividad entre los intermediarios financieros, en particular lo que se refiere al procesamiento de transferencias interbancarias e identificación de beneficiarios. Se promoverá la expansión de hacedores de mercado y con la creación del fondo soberano de riqueza se implementará la ley que permite el listado en bolsa de las acciones de las empresas públicas. Se intensificarán los esfuerzos para lograr una integración financiera a nivel de la Alianza del Pacífico y la Comunidad Andina mediante la revisión del tratamiento impositivo de las ganancias de capital, listado de valores, pasaporte de pensiones, entre otros. - Eliminación de trabas, simplificación de trámites e implementación de mecanismos que necesitan las empresas tanto formales como informales, para rápidamente proveer la infraestructura que requiere el desarrollo y bienestar de la ciudadanía, y para dotar de servicios y conectar a los informales. - Establecer estándares de preparación de proyectos maduros en sus aspectos clave, antes de licitarlos como obras públicas o concursarlos como Asociaciones Público-Privadas (APP), según corresponda. - Institucionalizar la gestión pública del gasto en obras, y generar capacidades en todos los niveles de gobierno. - Cuantificadores de brechas de servicios básicos en agua y saneamiento, salud y educación. - Recursos e inversión necesarios para cerrar las brechas. - Certificación del cumplimiento de los estándares requeridos y de la madurez de la preparación del proyecto, por un consultor internacional independiente. - Índices de avance físico y del gasto en obras. - Cerrar las brechas sociales en 5 años, especificando el ritmo anual de inversión necesaria en cada sector. - Hacer seguimiento semestral de cumplimiento de lo anunciado. - Lanzar el año 1 un Plan Nacional de Infraestructura Social, complementario al Plan Nacional de Infraestructura para la Competitividad. - Minimizar la necesidad de adendas y oportunidades para la corrupción. - Recuperar la confianza de la ciudadanía, con transparencia y eficacia en el gasto. - Incrementar cada año, en un porcentaje a precisar, el porcentaje de ejecución medido como14 estancos, sin articulación, los problemas detectados no se enfrentan ni se corrigen en el acto. Las obras no se terminan o se demoran mucho más de lo planeado. - Introducir transversalmente en la administración pública el hilo conductor del objetivo del gasto en obras terminadas en el tiempo previsto y dentro del presupuesto, que brinden servicios de calidad, reciban mantenimiento y operen eficientemente. - Gasto devengado anual en formación bruta de capital en relación al presupuesto institucional modificado disponible, por sectores y por niveles de gobierno. porcentaje del gasto devengado, respecto al presupuestado. DIMENSIÓN TERRITORIAL AMBIENTAL VIVIENDA Y FORMALIZACIÓN DE LA PROPIEDAD: - Procedimientos complejos para aprobar la habilitación urbana y edificación de viviendas. - Escasez de suelo urbano debido a falta de planeamiento urbano. - Falta de personal capacitado para hacer frente la demanda de propiedad formal. - La formalización de la vivienda urbana se ha desactualizado por la transferencia y la edificación informal. - Existe un rezago en la formalización de las parcelas rurales y las comunidades campesinas y nativas. USO SOSTENIBLE DE NUESTROS RECURSOS NATURALES: - Perjuicios al medio ambiente aumentan por acción del cambio climático, deforestación, minería y tala ilegal entre otros problemas. - Conflictos socioambientales entre comunidades y empresas mineras aumentan. - Escasa participación ciudadana en materia de conservación ambiental. - Reformar y fortalecer las instituciones a cargo de la formalización de la propiedad urbana y rural. - Crear procedimientos simplificados para la actualización de la formalización de predios urbanos y rurales. - Promover la formalización de la propiedad rural y de las comunidades campesinas y nativas. - Indicadores de la SUNARP, COFOPRI, Ministerio de Vivienda y Gobiernos Regionales y Municipales. - Predios urbanos con edificación y subdivisiones formalizadas. - No menos del 70% de los predios rurales titulados y registrados - 70% de las comunidades campesinas y nativas tituladas y registradas. - Fomentar la minería sostenible y responsable, sea pequeña, mediana o grande. - Diseñar e implementar sistemas de participación ciudadana para la protección ambiental tanto en zonas urbanas como rurales. - Indicadores del Ministerio del Medio Ambiente y Organizaciones Internacionales. - Plan de manejo ambiental para la minería pequeña, mediana y grande implementado. - Sistema de participación ciudadana en materia ambiental produce información e implementa medidas de protección ambiental en todo el país.15 IV. PROPUESTA DE RENDICION DE CUENTAS SOBRE EL CUMPLIMIENTO DEL PLAN Avanza País – Partido de Integración Social, como organización política de valores democráticos, asume el compromiso de brindar información periódica y permanente a la ciudadanía y sus organizaciones sociales sobe el cumplimiento de las propuestas consignadas en el plan de gobierno 2021-2026. Para garantizar el cumplimiento efectivo de las propuestas del plan de gobierno, diseñaremos e implementaremos un sistema de rendición de cuentas democrático mediante el cual los ciudadanos vigilaran y evaluaran el actuar responsable de las entidades publicas y sus funcionarios con relación al cumplimiento de las propuestas específicas del plan. En ese sentido, apoyaremos la creación de un observatorio de cumplimiento de planes, neutral e independiente del gobierno que tendrá a su cargo informar a la opinión publica sobre avances, retrasos y distorsiones en la ejecución de las propuestas del plan. Comenzado el gobierno, las propuestas se calendarizarán por años, señalando % esperados de avance respecto del objetivo total, estableciéndose, por ejemplo, la obligación de las autoridades de realizar una rendición de cuentas semestral o trimestral según sea la propuesta de la que se trate. De esta manera, tanto los funcionarios públicos como la ciudadanía tendrán una idea clara del progreso en la ejecución de las distintas propuestas que les atañen o conocerán con certeza las razones por las cuales la ejecución de una propuesta se ha retrasado o ha sido modificada. Todo lo anterior, será acompañado de un sistema de participación ciudadana que permita que el publico presente sus quejas y sugerencias con relación a los distintos problemas y propuestas de solución que contiene el plan.</text:p>
          </table:table-cell>
        </table:table-row>
        <table:table-row table:style-name="ro1">
          <table:table-cell office:value-type="string" calcext:value-type="string">
            <text:p>Alianza para el Progreso</text:p>
          </table:table-cell>
          <table:table-cell office:value-type="string" calcext:value-type="string">
            <text:p>Alianza para el Progreso Plan de Gobierno 2021 - 2026 “Revolución para el Progreso Popular” Lima, diciembre 2020 1INDICE I. Ideario: la Doctrina del Progreso 1. Estado de derecho, libertad individual e inclusión social. 2. El camino hacia el progreso II. Visión y Misión del Plan: Revolución para el Progreso Popular 1. El Estado de nuestras instituciones. 2. La Misión de transformar el Perú III. Revolución de la Democracia 1. Fortalecimiento del sistema político y electoral 2. Reforma de la Sistema de Justicia 3. Reforma del Poder Ejecutivo 4. Reforma del Sistema de Seguridad Nacional 5. Lucha contra la corrupción IV. 1. 2. 3. 4. 5. V. Revolución del Estado de Bienestar Revolución de la Salud Reforma del sistemas de pensiones Revolución de la educación, ciencia y cultura Vivienda digna Derrota de la pobreza, empoderamiento de la mujer, protección de población vulnerable Revolución productiva 1. Crecimiento económico sostenible 2. Impulso a la competitividad 3. Emprendimiento, innovación, diversificación productiva. 4. Formalización laboral y de la Mype 5. Promoción de la agricultura. 6. Reforma de empresas estatales 7. Promoción del comercio y la inversión extranjera. 8. Promoción del turismo. VI. 1. 2. 3. 4. 5. Revolución Ambiental y Territorial Ordenamiento territorial y planeamiento urbano. Impulso a la infraestructura Minería sostenible y energía limpia Gestión integral del agua Gestión de bosques y reforestación. 2I. IDEARIO: LA DOCTRINA DEL PROGRESO 1. Estado de derecho, libertad individual e inclusión social Alianza para el Progreso (APP) es una organización política cuya existencia se enmarca dentro del sistema democrático del Perú. En el año en el que se presenta este Plan de Gobierno para las elecciones presidenciales de 2021, dicho sistema está basado en la Constitución Política, ratificada por referéndum el 31 de octubre del año 1993. En ese sentido, APP suscribe y respeta el marco institucional definido por la Constitución, sin perjuicio de tener como parte del presente Plan, propuestas de modificaciones que, de ser el caso, deberán realizarse y ejecutarse siguiendo los cauces establecidos por la misma Constitución. La doctrina del progreso de APP tiene como centro al ser humano y a los principios e instituciones que hacen viable la convivencia pacífica en sociedad e incentivan la permanente mejora en el bienestar general. Desde esta óptica, el derecho a la libertad individual, concebido como el derecho a la vida, a la identidad individual y a la igualdad ante la ley – “nadie debe ser discriminado por motivo de origen, raza, sexo, idioma, religión, opinión, condición económica o de cualquiera otra índole” reza nuestra Constitución- es el fundamento del “pacto social” en toda sociedad abierta en el sentido “popperiano” del término 1 . El motor del desarrollo económico y, por ende, del bienestar material parte de la libertad de emprender 2 y del derecho de propiedad privada 3 , correspondiéndole al Estado velar por la seguridad ciudadana e impartir justicia, así como actuar para que ningún peruano se prive de servicios como son el agua y saneamiento, la salud, la educación y la infraestructura urbana y rural básica. Somos pues tributarios de los principios que rigen la vida de las sociedades más avanzadas del planeta, los principios del liberalismo clásico que hacen compatible la democracia y el progreso económico con equidad: el estado de derecho, la libertad individual y la inclusión social. 2. El camino hacia el progreso Para fijar nuestros objetivos a partir de los principios y valores mencionados partimos de la evidencia de que en todas las sociedades desarrolladas del planeta sin excepción, predomina, al comenzar el siglo XXI, la economía social de mercado, el sistema que ha demostrado ser el más eficiente para que la sociedad alcance los más altos niveles de bienestar. Asimismo, en todas estas sociedades, la democracia funciona sobre la base del respeto al estado de derecho, con mecanismos explícitos que permiten el balance entre poderes del Estado - Ejecutivo, Legislativo y Judicial- y una clara protección a los derechos de las minorías. De acuerdo al Indice de Libertad Humana del Fraser Institute, entre las naciones con mejores indicadores de libertad humana están Nueva Zelanda, Hong Kong, Suiza, Canadá, Australia, Irlanda, Finlandia y Dinamarca, siendo Chile el país de América Latina mejor posicionado. Entre los países con menor libertad humana están Siria, Yemen, Iraq, Libia, Egipto e Irán, entre estos países de mayor represión a las libertades políticas, civiles y económicas, lamentablemente, figura también la hermana República de Venezuela. Uno de nuestros autores modernos de referencia es Karl Popper y su libro “La sociedad abierta y sus enemigos” (1945), quien, en medio de la tragedia del fascismo nazi, explicó lo difícil que es para el ser humano, pasar de la era tribal a una civilización abierta. 2 Adam Smith, considerado el fundador de la economía como disciplina, explicó de manera clara de donde surge “La Riqueza de las Naciones” (1776), título abreviado de su obra cumbre de economía. Más de un siglo después, Joseph Schumpeter en su Teoría del Desarrollo Económico (1911), puso al emprendedor en el centro de su explicación sobre lo que constituye “el motor” de la economía. 3 El Premio Nobel de Economía (1974), Friedrich Hayek, fue el primero que introdujo de manera contundente la importancia de la institución de la propiedad privada a la teoría económica. Ver “Derecho, Legislación y Libertad”, texto de los años 1970 editado en 2006 por la Universidad Francisco Marroquín de Guatemala. 1 3Indice de Libertad Humana, 2017 Países Indice de Libertad Humana Ranking Nueva Zelanda 8.88 Suiza Hong Kong 8.82 8.81 Canada 8.65 Australia 8.62 8.56 Luxemburgo Dinamarca Finlandia Alemania 8.56 8.53 8.53 Irlanda Suecia 8.52 8.50 Países Bajos 8.50 Austria 8.48 1 2 3 4 5 6 7 8 9 10 11 12 13 Países Indice de Libertad Humana R. Centroafricana 5.41 Angola R. D. Congo 5.40 5.36 Etiopia 5.25 Iran 5.10 4.99 Algeria Libia Egipto Iraq Sudan Yemen 4.64 4.50 4.34 4.32 4.30 Venezuela 3.80 Siria 3.79 Ranking 150 151 152 153 154 155 156 157 158 159 160 161 162 Elaboración propia Fuente: Frazer Institute La correlación positiva existente entre derechos civiles y libertad política por un lado, y libertad económica por otro, se ha hecho evidente en el último siglo. Ese modelo de sociedad, con sus variantes propias de cada realidad y cultura, es además el que incentiva y genera mayor riqueza promedio para la población -medida por el PBI per cápita-, menor mortalidad infantil y mayor esperanza de vida, entre otros indicadores del bienestar general. En suma, dichas sociedades, además de ser las más ricas y libres del mundo, se caracterizan por tener mejores servicios públicos y relaciones sociales más equitativas en comparación a los países menos desarrollados. Nuestra aspiración, nuestro objetivo, nuestra meta, es que el Perú progrese de forma integral. Que sea una nación en la que los ciudadanos puedan realizarse en libertad, tener una vida plena, con niveles cada vez mayores de bienestar. Una sociedad sin discriminación, con equidad, sin privilegios. Para que ello sea posible, es fundamental impulsar cambios institucionales y de políticas públicas. En eso consiste nuestra propuesta de un cambio con rumbo, el de un nuevo camino hacia el progreso. Libertad Económica vs Derechos Políticos y Libertades Civiles, 2017 Nota: Derechos Políticos y Libertades Civiles son medidos en la escala del 1 al 7: 1 = es el alto grado de derechos políticos y Libertades Civiles: 7 = es la más baja. Fuente: Average Economic Freedom Panel Score, 1995-2017; Freedom House, 2017, Freedom in the World 207. 4Libertad Económica vs PBI per cápita, 2017 Nota: Ingresos = PBI per cápita, (PPA constantes US$), 2017. Fuente: Average Economic Freedom Panel Score, 1995-2017; World Bank, 2017, World Development Indicators. Libertad Económica vs Tasa de Mortalidad Infantil, 2017 Fuente: Average Economic Freedom Panel Score, 1995-2017; World Bank, 2017, World Development Indicators. Libertad Económica vs Esperanza de Vida, 2017 Fuente: Average Economic Freedom Panel Score, 1995-2017; World Bank, 2017, World Development Indicators . 5II. VISIÓN Y MISIÓN DEL PLAN: REVOLUCIÓN PARA EL PROGRESO POPULAR La visión de APP al 2021 se formula a partir de un diagnóstico de la evolución económica, política y social del Perú durante los últimos años, para proponerse contribuir con mejoras en el marco institucional -implementación de mejoras en la gestión y ejecución de políticas públicas- con la finalidad de lograr una mejora significativa en el bienestar general de la mayoría de peruanos entre 2021 y 2026. Nuestro marco conceptual parte de la evidencia de la importancia que poseen las instituciones para el desarrollo económico y el bienestar social. Concebimos a las instituciones como “las reglas de juego” que constituye la base sobre las cuales se establece el “pacto social” 4 . Estas instituciones se plasman en normas formales, la principal y fuente de las demás en una sociedad democrática, es la Constitución Política. No obstante, existen también lo que Douglass North llama “instituciones informales” o culturales. En consecuencia, también es menester analizar hasta que punto se cumplen las leyes en el Perú y determinar por que algunas se incumplen de manera masiva a fin de modificarlas con la finalidad de que sea viable lograr sus objetivos fundamentales. 1. El Estado de nuestras instituciones 1.1 Constitución y economía La Constitución de 1993 generó cambios sustanciales en nuestro ordenamiento jurídico, cambios que tuvieron repercusiones de distinta índole en cada uno de dichos ámbitos. El régimen económico de dicha Constitución es tal vez el que mejores resultados concretos puede ofrecer, a la luz de la evidencia. Ello debido a que los cambios institucionales que se realizaron fueron la contraparte de reformas que llegaron a implementarse y permitieron la expansión de la actividad empresarial, la inversión privada y el emprendimiento. La estabilidad macroeconómica de la que nos hemos beneficiado los peruanos, tiene su origen en la consagración de la independencia del Banco Central de Reserva (BCR) y el fortalecimiento de la regulación bancaria -capítulo de moneda y banca-, así como en el ordenamiento establecido por el “régimen tributario y presupuestal”. La baja inflación, la estabilidad del tipo de cambio y la prudencia de la política fiscal de los últimos treinta años, ha permitido que el Estado goce de una solvencia financiera sin precedentes. Por otro lado, el énfasis en la libertad de empresa y en el rol subsidiario del Estado, vino acompañado de políticas de apertura al comercio mundial y a las inversiones. La privatización de empresas estatizadas durante el gobierno militar permitió la expansión de los servicios como la telefonía y la luz eléctrica, cosa que no sucedió con los servicios de agua y saneamiento 5 . El régimen de libre competencia y el tratamiento equitativo a empresas nacionales y extranjeras, permitió que la gran inversión extranjera regrese al Perú y que la actividad empresarial se expanda. Los Tratados de Libre Comercio (TLC) que se firmaron con la mayoría de los socios comerciales más importantes, incentivaron el crecimiento del comercio exterior del país con el mundo desarrollado. La multiplicación de las exportaciones permitió el incremento del empleo formal en sectores como el minero, el textil y el agroexportador. La reducción Douglas North, Premio Nobel de Economía 1994, introdujo el concepto de instituciones y su relación con el desarrollo a la Teoría Económica. Ver, entre otros, su libro “Instituciones, Cambio Institucional y Desempeño Económico” de 1990. 5 Es importante destacar que el articulo 60 de la Constitución determina que “sólo autorizado por ley expresa, el Estado puede realizar subsidiariamente actividad empresarial, directa o indirecta, por razón de alto interés público...”, sin embargo, por temores políticos, los sucesivos gobiernos no alentaron la inversión privada en agua y saneamiento. El resultado es que muchos peruanos aun no tienen acceso directo al agua potable y menos aún a sistemas modernos de saneamiento. Por otro lado, sin justificación racional, se mantuvieron empresas estatales en sectores como el petrolero (Petroperú). 4 6de aranceles permitió el acceso a tecnología de punta para los sectores productivos y el consumo de calidad a bajo costo para los sectores populares. Las Reservas Internacionales Netas (RIN) no cesaron de crecer. La Asociación Contribuyentes por Respeto realizó recientemente una comparación de datos económicos, entre 1979 y 1993 (años de vigencia de la anterior Constitución) y entre 1993 y 2019: “La tabla (ver abajo) nos muestra los resultados de ambas cartas políticas, la de 1979 y la de 1993. Con la Constitución actual crecimos 27 veces más, la inversión creció 7 veces más, y las exportaciones 100 veces más. Con la Constitución de 1993, la inflación fue 56 veces menor, y la deuda pública y los intereses de dichas deudas se redujeron a menos de la mitad. Finalmente pobreza y pobreza extrema cayeron muchísimo. Esto significó que más de 6.4 y 2.2 millones de peruanos tuvieran más trabajo, estabilidad, seguridad y tranquilidad en sus hogares. Así de claro” 6 . Constitución de 1979 y Constitución de 1993 Ámbito Variable Crecimiento Inversión Inversión privada Exportaciones Importaciones Riqueza(PBI per cápita) Pobreza Pobreza extrema Inflación Déficit fiscal (%PBI) Deuda pública (%PBI) Económicas Sociales Monetarias . 1979-1993 0.2% 0.6% 0.5% 0.1% 2.3% $968 58% 19% 253.4% -5.3% 60% 1993-2019 4.8% 4.3% 4.5% 5.2% 4.7% $6,940 20% 3% 4.5% -1.0% 25% Fuente: Asociación Contribuyentes por Respeto 1.2. Constitución y política Las reformas de las instituciones políticas de la Constitución de 1993 no han tenido igual suerte que las instituciones económicas. Por algo se ha sostenido a lo largo de estas últimas décadas que la economía y la política han ido por “cuerdas separadas”. Uno de los principales factores de debilidad institucional ha sido la eliminación de la bicameralidad. La existencia de una sola Cámara en el Parlamento ha resultado en una convivencia eventualmente conflictiva entre el Poder Ejecutivo y el Legislativo. Ello se hizo particularmente agudo al momento de aplicarse prerrogativas extremas como la “cuestión de confianza” y la “vacancia presidencial”, asimismo, el sistema de elección de los congresistas realizadoen distritos electorales excesivamente amplios, ha generado una crisis de representación. Por otro lado, el sistema electoral ha debilitado a los partidos políticos y el debate de ideas. La fragmentación partidaria agravada por el voto preferencial, ha llevado a propuestas cada vez más cortoplacistas y populistas. Con alguna excepción, todos los presidentes elegidos desde 1990 han sido caudillos de un partido que en la práctica ha desaparecido después del siguiente proceso electoral. Como resultado, para el 2021, tenemos más de veinte candidatos presidenciales, la mayoría afiliados con prisa a sus partidos en último momento. La predominancia de movimientos de corte subnacional en las Elecciones Regionales y Municipales ha sido también un factor de debilidad de los partidos 6 Tu contribuyes, diario Perú 21, 25 de noviembre de 2020, p. 9. 7Número de partidos políticos en las últimas elecciones presidenciales 23 20 14 9 1990 9 1995 2000 10 10 2011 2016 8 2001 2006 2021 Elaboración propia Fuente: INFOGOB – Observatorio para la gobernabilidad Finalmente, los cambios realizados en el fragor de los debates políticos coyunturales han debilitado aún más la institucionalidad política. La prohibición de reelección inmediata de Alcaldes, Gobernadores y Congresistas desincentiva la generación de una clase política con experiencia, motivada de forma legítima a ejercer bien sus funciones con la finalidad de ser votada en la siguiente elección. La alta rotación de los funcionarios públicos es otro de los vicios de estas disposiciones adoptadas por factores emocionales en contraste con lo racional. En suma, los sistemas partidario, electoral y político han incentivado cada vez más el caudillismo y el populismo, para no hablar de la corrupción. 1.3. Instituciones deterioradas Las instituciones económicas relacionadas con la estabilidad monetaria y la apertura al mundo, son las que más han resistido. No obstante, con el tiempo, la solvencia financiera que ha ido logrando el Estado no se ha traducido en mejores servicios públicos. En realidad, los sucesivos gobiernos han incrementado la burocracia más que proporcionalmente en relación al presupuesto público. Como se ha señalado recientemente, “la recaudación tributaria aumentó cinco veces entre el año 2000 y 2019. La burocracia administrativa del Estado creció casi diez veces en el mismo periodo. La burocracia estatal está absorbiendo cada vez más recursos públicos, en desmedro de inversiones en infraestructura y sevicios públicos como educación, salud, seguridad y justicia.” 7 7 Manuel Romero Caro, publicado en twitter el 2 de julio de 2020. 8Gasto en planilla vs Ingreso Tributario del Gobierno Central, 2010 – 2019 (Indice 2000 = 100) 1,000 Ingreso tributario 900 Gasto burocrático 800 700 600 500 400 300 200 100 2007 2006 0 Elaboración propia Fuente: SUNAT, MEF Ideal hubiese sido que el crecimiento de los empleados públicos redunde en más y mejores servicios públicos, lamentablemente ha sucedido todo lo contrario para muchos de los servicios públicos. No se han mostrado mejoras en forma proporcional al crecimiento de la burocracia. La inversión en infraestructura ha sido mal planificada. La corrupción ha sesgado de manera negativa la asignación de recursos. El sistema de inversión pública ha colapsado al punto que el Estado ha tenido que recurrir a legislaciones foráneas -mediante un convenio Gobierno a Gobierno- para atender proyectos impostergables como el de los Juegos Panamericanos en 2019. Los trámites para otorgar permisos y licencias a todo nivel (nacional, regional y municipal) se han ido incrementando, haciendo cada vez más costosa la formalidad y engorroso el desarrollo empresarial. Resulta fundamental hacer una reingeniería profunda del aparato público junto con un análisis de impacto regulatorio de todas las normas existentes y por venir -a fin de derogar las contraproducentes-, para que sus servidores pongan por delante la atención al ciudadano, en particular la de los más vulnerables, y faciliten el desarrollo empresarial a todo nivel. 1.4. Informalidad y leyes que no se cumplen Uno de los aspectos más notorios del deterioro institucional del país, es la informalidad. Poco más del 70% de la Población Económicamente Activa (PEA) es informal, es decir, trabaja a cambio de un sueldo o un ingreso independiente, sin cotizar al seguro social, ahorrar para su jubilación ni pagar el impuesto a la renta. El costo de esta realidad se hizo notar con claridad durante la paralización de actividades por la pandemia. En los países en los que predomina el empleo formal, se tomaron disposiciones a fin de ayudar a la fuerza laboral a través de sus empleadores, pero en el caso peruano no existía la manera de transferir ingresos a la mayoría que vive “al día” y no tenía cuenta bancaria, ni forma de subsidiar a través de una inexistente planilla laboral. El caos del desarrollo urbano y tráfico de terrenos es parte de dicha informalidad, que evidencia un ordenamiento legal que no logra definir de manera eficiente los derechos de propiedad. La informalidad predominante en el transporte público perjudica a la mayoría de ciudadanos y al medio ambiente, además de ser un peligro permanente debido a las condiciones de inseguridad en la que se movilizan los vehículos. 9Tanta es la informalidad en el Perú, que incluso las instituciones públicas no respetan la ley de forma unánime. Las leyes laborales, a modo de ejemplo, son incumplidas por muchas instituciones públicas sin que la Superintendencia Nacional de Fiscalización Laboral (Sunafil) intervenga, como lo hace en algunas empresas formales para exigir que todos sus trabajadores estén en planilla. Sucede también que existen reglamentos que a pesar de contradecir leyes se aplican, como es el caso de la exigencia de ciertos registros sanitarios por la Direccción General de Salud (Digesa) contraviniendo un Decreto Legislativo 8 . También es parte de la ilegalidad que se impida el desarrollo de proyectos productivos sostenibles y con licencia ambiental, potencialmente generadores de empleo, divisas e impuestos para el erario nacional, utilizando la violencia y en abierto desacato a la autoridad pública y al estado de derecho, así como la extracción de recursos naturales de manera informal, sin respetar el cuidado del medio ambiente y dañando nuestro patrimonio cultural y nuestras reservas ecológicas. No cabe duda que para combatir la informalidad y la ilegalidad hay que derogar o cambiar leyes que no están adaptadas a nuestra realidad social, y fortalecer los mecanismos de control y sanción de aquellas leyes que deberían cambiar o que no se cumplen. 2. La Misión de transformar el Perú La misión de APP para gobernar el país entre 2021 y 2026 se sitúa en el contexto del espacio- tiempo histórico de la realidad peruana. Consiste en transformar las instituciones públicas del Perú y las normas que rigen nuestra convivencia social, con el objetivo último de contribuir con el bienestar de los ciudadanos, en especial de los más vulnerables. Las instituciones políticas y las leyes, empezando por la Constitución en sus aspectos relacionados con la organización política, deben transformarse para que los ciudadanos estén mejor representados por sus autoridades. La institucionalidad económica debe fortalecerse para generar un entorno favorable, menos costoso para el desarrollo de la inversión privada y el emprendimiento. Las organizaciones del Estado deben transformarse para que los recursos públicos recabados a través de los impuestos, sirvan para brindar los mejores servicios posibles de salud, educación, agua y saneamiento, transporte, energía. Además, el Estado debe mejorar sustancialmente su capacidad de ordenamiento territorial, desarrollo urbano y cuidado activo del medio ambiente y del acervo cultural de la Nación. El lema “La Revolución para el Progreso Popular” de APP significa, en suma, poner de una vez por todas al Estado al servicio del ciudadano y de su progreso en libertad. 8 Ver el libro de Jorge Lazarte, “Burocracia”, Asociación de Eliminación de Barreras Burocráticas – ADEB, 2019. 10III. REVOLUCIÓN DE LA DEMOCRACIA 1. Fortalecimiento del sistema político y electoral Diagnóstico general Las movilizaciones de noviembre contra la decisión del Congreso de vacar la presidencia de la República expresaron en esencia el repudio a un sistema político disfuncional, fue una demanda implícita por una profunda reforma política. Los ciudadanos no se sienten representados en el Parlamento. Durante los días más agudos de crispación ciudadana, un 70% de peruanos afirmó no sentirse nada 9 representado por el Congreso de la República (IEP, 2020). Esta separación entre la ciudadanía y la representación nacional cuyo origen se remonta al voto ciudadano, es una consistente evidencia de la necesidad de reformar el sistema electoral congresal. A la situación anterior se añade la inexistencia de un sistema de partidos políticos institucionalizado, caracterizado por contar con muchas organizaciones partidistas denominadas “vientres de alquiler” y partidos que, aunque relativamente organizados, no atraen a los mejores ciudadanos ni incentivan su participación en política debido a las altas tasas de desconfianza. Según el Barómetro de las Américas (2018/2019) 10 la ciudadanía solo confía un 21.2% en las organizaciones partidistas. Cabe resaltar que este es el porcentaje más bajo desde el año 2006. Perú: confianza en los partidos políticos Fuente: Barómetro de las Américas Por último, el sistema no genera condiciones óptimas para la gobernabilidad: los presidentes, por lo general, no tienen mayoría en el Congreso y les resulta difícil aprobar las leyes que resultan necesarias para ejecutar su plan de gobierno o sufren directamente la confrontación del Parlamento a través del uso de los mecanismos de control político, lo que en situaciones extremas puede derivar en la interrupción de los periodos presidenciales y/o congresales. Informe de Opinión realizado por el Instituto de Estudios Peruanos durante el mes de Noviembre: https://iep.org.pe/wp- content/uploads/2020/11/Informe-Especial-IEP-OP-Noviembre-2020-v2.pdf 10 Informe elaborado por USAID, Vanderbil, LAPOP y el Instituto de Estudios Peruanos disponible en: https://iep.org.pe/wp- content/uploads/2020/08/Cultura-pol%C3%ADtica-de-la-democracia-en-Perú-y-en-las-Américas-2019.-Informe-1.pdf 9 111.1.Objetivos estratégicos De las situaciones antes descritas se desprende la necesidad de reformas en tres grandes campos que amerita tres grandes objetivos: Objetivo estratégico 1: Mejorar la representación democrática cambiando el sistema de elección congresal. Objetivo estratégico 2: Fortalecer a los partidos políticos mediante normas que incentiven su permanencia en el tiempo, alcance nacional e identificación con postulados sobre formas de gobernar dentro del cauce democrático y de respeto al estado de derecho. Objetivo estratégico 3: Mejorar la relación de balance entre poderes del Estado, en particular entre el Ejecutivo y el Legislativo, fortaleciendo la capacidad de lograr la estabilidad política e institucional en cada quinquenio de gobierno. 1.1.1. La representación Durante la crisis de noviembre de 2020, entró en crisis la democracia representativa, la relación de la ciudadanía con el Congreso. El avance del populismo contra la democracia liberal y representativa es hoy una tendencia global, en la medida que las democracias ya no son capaces de responder a las expectativas de los ciudadanos. En nuestro país se da una paradoja: por una parte, los electores votan a los partidos que los gobiernan, pero, en modo simultáneo, manifiestan su rechazo, desconfianza crítica y distanciamiento con organizaciones partidistas ¿cómo resolver esta “paradoja”? Objetivo estratégico 1 : Mejorar la representación democrática cambiando el sistema de elección congresal • Distritos electorales uninominales y eliminación del voto preferencial Para competir con las redes o -mejor aún- usarlas a favor de la democracia representativa, es indispensable que los distritos electorales sean más pequeños a fin de que pueda existir una relación directa y personal entre los ciudadanos y sus representantes, de modo tal que incluso el parlamentario pueda usar las redes para establecer comunicación directa con sus electores. Es decir, poner las redes al servicio de la democracia representativa y no en competencia con ella 11 . Los distritos electorales pequeños permiten establecer una conexión, una comunicación directa y personal entre el representante y sus representados. La democracia se enraíza y el Congreso adquiere más legitimidad. Una segunda ventaja es que permiten eliminar el nocivo voto preferencial que, en distritos electorales amplios, debilita a los partidos políticos, ya que genera una competencia fratricida entre candidatos de un mismo partido. También permite al elector escoger de mejor forma a su representante porque compiten un número mucho menor de candidatos. Otro beneficio de los distritos pequeños es que por ingeniería política llevan a reducir el número de partidos ya que incentivan su aglutinación 12 . Ver Jaime de Althaus, “Bajar barreras de entrada a partidos ligeros pero con think tanks”, Lampadia: https://www.lampadia.com/analisis/politica/bajar-barreras-de-entrada-a-partidos-ligeros-pero-con-think-tanks/; y Jaime de Althaus: “¿Cómo recuperar la democracia representativa y los partidos?”, El Comercio, 5 de julio de 2019 12 Sobre las ventajas de los distritos uninominales o binominales ver: José Luis Sardón, La Constitución Incompleta, Instituto Apoyo, 1999. Y para una visión crítica: Nohlen, Dieter: Sistemas Electorales y Partidos Políticos, FCE, 2002 11 12• Indicador Aprobación de Reforma Constitucional que instaure la representación con distritos electorales más reducidos (uninominales) • Meta • Aumentar al 2026 el nivel de confianza en el congreso de la República del 20.9% al 40% 13 . 1.1.2. Los partidos políticos Lo que tuvimos con las marchas de noviembre de 2020 fue la emergencia política de una nueva generación con valores y demandas que podemos llamar post materialistas. Un país que venía progresando de manera sostenida desde los 90, pero que veía como ese progreso se estancaba y era amenazado por una lucha política sin cuartel desde el 2016 que además estuvo acompañado de graves escándalos de corrupción como telón de fondo 14 . La denominada Generación del bicentenario es la que veía como el horizonte se oscurece en medio de la inestabilidad política y la corrupción generalizada, con el agravante de una aguda sensación angustiosa de pérdida de seguridad económica 15 . En suma, lo que tenemos es un acumulado de demandas, por el estado de derecho, por el debido proceso, por la conducta honesta, por una política limpia. Se trata de un sentimiento de defensa de la democracia liberal o constitucional, en cuanto ella significa limitación al poder arbitrario. Una demanda por un orden político que funcione y con políticos honestos y serios que amerita una reforma política profunda ¿cómo canalizarla? Fortaleciendo los partidos políticos. El problema es que en las democracias en general, los partidos políticos han perdido capacidad de atracción y han dejado de cumplir con sus funciones 16 . De acuerdo con el Barómetro de las Américas, solo un 21.2% de los peruanos confían en los partidos políticos como instituciones generales. Asimismo, un 62% de ciudadanos no simpatiza con ninguna agrupación política y se define como “independiente” (Ipsos, 2020). Es importante precisar lo necesario que resulta un diagnóstico verídico que permita evidenciar el estado actual de los partidos para legislar sobre la materia de manera realista. Objetivo estratégico 1 : Fortalecer los partidos políticos • Bajar barreras de entrada y subir las de permanencia En ese sentido, fue apropiada la propuesta remitida por la Comisión de Alto Nivel para la Reforma Política (CANRP) 17 que planteó como requisitos para la inscripción de un partido reemplazar las firmas de adherentes por firmas de afiliados o militantes con un mínimo de 0.075% del padrón electoral, así como la no obligatoriedad de tener comités partidarios físicos. Durante el debate y la socialización de las propuestas, el Congreso subió el requisito de afiliados al 0.1% del padrón y mantuvo la obligación de tener locales partidarios en 20 departamentos y al menos 70 provincias, desvirtuando así la intención inicial de la propuesta. Nuestra propuesta es retornar a la sugerencia original de la CANRP. Ver: Barómetro de las Américas (2018/2019) Ver: “La democracia representativa debe ser reformada”, EDITORIAL DE LAMPADIA, Jaime de Althaus 15 Idem 16 Sobre partidos en general ver: Giovanni Sartori: Partidos y Sistema de Partidos, Madrid, Alianza Editorial, 1997; y Maurice Duverger: Les Partis Politiques, 1954, Paris: Colin 17 Op. Cit. 13 14 13• Think tanks (Centros de pensamiento) por impuestos A pesar del declive en su funcionalidad, los partidos no han perdido y conservan de modo exclusivo la función de ser el vehículo para acceder al poder político por la vía electoral. Para llegar a la presidencia o al Congreso de la República, se requiere formar parte o ser presentado por un partido político. Por más seguidores que posean, una universidad, un think tank o portal, un gremio empresarial o un líder de opinión, no están facultados para presentar candidatos a cargos de elección popular como lo son la presidencia y el Congreso de la República. Las entidades antes mencionadas o personas que las integran tendrían que formar un partido o inscribirse en uno si desean participar de la competencia electoral. Los partidos podrían recuperar parte de la función de orientación y formación de la opinión pública si estuviesen asociados a think tanks o centros de investigación. Esto a través de la fórmula de Partidos por Impuestos 18 , para que las empresas puedan contribuir con parte de sus impuestos a think tanks en uno o varios partidos. De esa forma los partidos se pueden convertir en centros de estudios de la realidad nacional con capacidad de propuesta y elaboración de buenos planes gubernamentales que no den cabida a la improvisación. • Democracia interna: derogación de las PASO La democracia interna ha sido un eje importante del proceso de Reforma Política de los últimos años, como una forma de incentivar la participación de los ciudadanos en igualdad de posibilidades al interior de los partidos políticos, así como para asegurar la existencia de reglas internas de elección que garanticen resultados justos y democráticos. Lo que propuso la Comisión de Alto Nivel para la Reforma Política y aprobó el Congreso fueron las elecciones primarias, abiertas, simultáneas y obligatorias (PASO) que no llegaron a aplicarse en el presente proceso electoral debido a la pandemia, sin embargo, corresponde preguntarse si esa es la mejor fórmula posible para reformar las reglas de democracia interna en nuestro país. Ian Shapiro y Frances MacCall 19 sostienen que las reformas que buscan la democratización de los partidos debilitan la capacidad de los partidos y sus líderes de conducir campañas y proponer programas de gobierno coherentes. Un partido demasiado “democrático” en el sentido de acoger sin segregación personas y propuestas de todo tipo, puede terminar dominado por diversos intereses particulares o de grupo trabando la necesidad de una propuesta programática de carácter transversal que atienda al interés general. La Comisión de Alto Nivel propuso las PASO para resolver el problema de que los partidos “... tienden a presentar candidatos no idóneos. Lo que suele ocurrir es que los cargos de elección popular se mercantilizan: en otros casos, se deciden de manera arbitraria, autoritaria o improvisada por las dirigencias, en elecciones no observadas. El resultado de todo esto es que los partidos y las organizaciones políticas regionales terminan colocando en cargos de representación a personajes que no tienen fuertes vínculos con el partido, sin mayor trayectoria partidaria o pública, lo que se expresa en malas gestiones, en la desatención del vínculo representativo y en la proliferación de conductas oportunistas y particularistas 20 .” Desde nuestro punto de vista, dichos problemas no se solucionan con las PASO. Consideramos que tenderían a resolverse con el cambio de paradigma hacia partidos que se inscriben con militantes y que estos deban integrar en un 80% las listas, con reglas duras de permanencia, con financiamiento público y con la posibilidad de tener think tanks o centros de pensamiento. Debe considerarse la posibilidad de restablecer de forma permanente el sistema de elección interna según lo que determinan los estatutos partidarios (por delegados, elección universal de los afiliados, primarias abiertas). Carlos Meléndez: “Partidos por Impuestos (4)”, El Comercio, 1 de octubre 2016. Como es de conocimiento público, está vigente en el Perú la Ley N° 29230, conocida también como “Ley de Obras por Impuestos”, que permite que las empresas ejecuten obras públicas recibiendo a cambio Certificados de Inversión negociables que sirven al 100% para el pago de impuesto a la renta. 19 Frances McCall Rosenbluth &amp; Ian Shapiro: Responsible Parties. Saving Democracy Fron Itself, Yale University Press, 2018 20 Informe... p. 27 18 14• Financiamiento transparente Los partidos políticos deben tener recursos para garantizar su funcionamiento. De acuerdo con la ley 28094 “Ley de Organizaciones Políticas”, “el Estado destinará el equivalente al 0.1% de la Unidad Impositiva Tributaria por cada voto emitido para elegir representantes al Congreso”. Así, aquellos partidos políticos que están en el Congreso reciben un pequeño fondo de financiamiento público directo, sin embargo sus gastos solo pueden solventar actividades de formación, capacitación, investigación, compra y funcionamiento de locales, realización de encuestas, desarrollo de sistemas informáticos o herramientas digitales en los procesos electorales. La normativa implementada apoya el argumento de que los partidos políticos necesitan recursos para funcionar, sin embargo, mediante la ley 30689 del 11 de noviembre del 2017, acaso como reacción a las revelaciones del escándalo Lava Jato, se prohibió que las empresas formales (personas jurídicas con fines de lucro) pudieran hacer aportaciones a los partidos políticos, dentro y fuera de campaña electoral. Con las restricciones del Financiamiento Público Directo en monto y destinos, la única posible fuente de ingresos de los partidos para financiar sus actividades electorales proviene de los aportes de sus militantes -práctica poco realizada en el Perú-, o de los ciudadanos, que solo podrán donar hasta un límite máximo de 120 UIT (498,000 soles) por año, una cantidad muy pequeña. Asimismo, serán pocos los ciudadanos que se vean incentivados a realizar donaciones de dinero a campañas electorales luego de que todos los aportantes a las últimas campañas de Keiko Fujimori, Alan García y Ollanta Humala hayan sido asociados al “crimen organizado” por la Fiscalía. También existe prohibición de realizar publicidad partidaria contratada de forma privada en televisión y radio, si bien esto abaratará las campañas electorales, muchos partidos tendrían incentivos para recurrir a fuentes ilícitas, tales como el narcotráfico, la tala ilegal, la minería ilegal e incluso a las mafias de usurpadores, extorsionistas y proveedores, organizaciones que siempre están ansiosas por conseguir protección y convalidación estatal para sus actividades. Se puede avizorar que este fenómeno se presentará en proporciones masivas e incontrolables en las Elecciones Regionales y Municipales correspondientes al año 2022, pues “en ellas podrían triunfar fácilmente los candidatos del narcotráfico y de las demás redes ilícitas, porque los candidatos limpios carecerán de financiamiento. Muchos gobiernos regionales y locales podrían caer en manos de asaltantes y mafiosos, por lo tanto, debe autorizarse a las empresas a donar montos –incluso mayores a los establecidos en esta ley- para las campañas electorales de manera transparente y pública. La donación incluso debería ser reconocida como gasto por el fisco, a fin de facilitar su ocurrencia. Si la donación es pública, los ojos de la ciudadanía y de los órganos de control del Estado estarán abiertos para ver si hay algún tipo de favoritismo para la empresa aportante” 21 . Indicadores § Modificación de la Ley de Organizaciones Políticas que establezca como requisitos de inscripción de partidos políticos únicamente la acreditación de 0,075% de afiliados y plantee la derogación de la aplicación de las Primarias, Abiertas, Simultáneas y Obligatorias restaurando mecanismo de selección de candidatos anterior a dicha reforma. § Modificación de Ley de Organizaciones Políticas que establece creación de Centros de Pensamiento Partidarios que serán financiados por impuestos. Jaime de Althaus: “Gobiernos regionales y locales serán tomados por las mafias”, Lampadia, https://www.lampadia.com/analisis/politica/gobiernos-regionales-y-locales-seran-tomados-por-las mafias/ 21 15 7-3-2018§ Modificación de Ley de Organizaciones Políticas a fin de que faculte aporte de personas jurídicas a campañas electorales a través de donaciones transparentadas. Meta § Aumentar al 2026 el nivel de confianza en los partidos políticos de 21.2%22 a 40%. 1.1.3. Gobernabilidad El Congreso unicameral puede ser útil para aprobar leyes rápidamente si es que el Ejecutivo posee mayoría, pero dado que los gobiernos usualmente carecen de ella, la Cámara Única puede abusar de su poder, aprobar leyes inconvenientes, censurar ministros y gabinetes e incluso declarar la vacancia del presidente sin mayor análisis o reflexión. Es necesario contar con un Congreso dotado de mayores instancias y controles internos y un sistema de relaciones entre poderes menos propenso a la confrontación, procurando que el Poder Ejecutivo tenga mayoría absoluta o relativa en el Parlamento y diseñando mejor los mecanismos de salida de los impasses o crisis política que se pudieran presentar 23 . Objetivo estratégico 1 : Mejorar la relación de balance entre poderes del Estado, en particular entre el Ejecutivo y el Legislativo, fortaleciendo la estabilidad política y a los gobiernos regionales y locales Senado de la República La Cámara de Senadores puede ser elegida en distritos electorales similares a los de la Cámara Única actual (con la excepción de Lima que podría dividirse en cuatro distritos electorales), lo que permitiría rescatar para la política a personas muy calificadas de los distintos sectores de la sociedad y permitiría además moderar la tendencia del sistema de distritos pequeños uninominales propuestos para la Cámara de Diputados. La propuesta final es una Cámara de senadores integrada por 60 miembros elegidos en distrito nacional único y una Cámara de diputados integrada por 120 diputados elegidos en entre 120 distritos uninominales. Se critica que con este número de Representantes, tendríamos una de las relaciones congresista–población más alta de América Latina, donde cada diputado representa a un número mayor de ciudadanos. En Estados Unidos, una democracia mucho más asentada y desarrollada que la nuestra, cada congresista representa a una cantidad de electores mucho mayor que en nuestro país. La Cámara de Representantes tiene 435 parlamentarios y hay 231 millones de electores, lo que significa 531,000 electores por representante. En el Perú tenemos más de 25 millones de electores y tendríamos 120 diputados, lo que da una relación de 208,333 electores por diputados, una cantidad menor respecto a Estados Unidos 24 . En Estados Unidos los distritos electorales para elegir la Cámara Baja son uninominales (se elige a un representante por distrito), lo que hace que la cantidad de personas representadas esté perfectamente acotada. Cuando se afirma que un congresista norteamericano representa a 531,000 electores, representa realmente a esos 531,000 (esa cantidad es un promedio). Para nuestro caso la afirmación no es exacta, porque al ser los distritos electorales plurinominales, cada congresista en realidad representa a una Ver: Barómetro de las Américas (2018/2019) Como lo señalaba Karl Loewenstein en su libro “Teoría de la Constitución”. 24 Ver Jaime de Althaus: “Las falacias en torno al número de congresistas”, https://www.lampadia.com/analisis/politica/las-falacias-en-torno-al-numero-de-congresistas/ 22 23 16 Lampadia 17/09/2018,cantidad mucho mayor. Si nos vamos al extremo, tendremos que un congresista por Lima Metropolitana (uno de los 36, ahora 33) representa a 7’400,000 electores. 25 Queda claro que pasar de un sistema electoral plurinominal a uno uninominal para la futura Cámara de Diputados ayudaría a mejorar la relación de representación, porque ayuda a acotar mejor, a reducir la cantidad efectiva de ciudadanos que cada congresista representa. Si se dividiera Lima Metropolitana en 22 distritos uninominales, cada diputado representará de manera efectiva a 194,000 electores, no a más de 7 millones. • Asesores técnicos por bancada y Oficina de Estudios del congreso La existencia de un Senado permitirá mejorar la calidad de las leyes, pero también resulta indispensable introducir mayores filtros en las leyes y establecer su costo-beneficio. La obligación de incluir un acápite en los dictámenes que analice el costo-beneficio de las leyes propuestas, ha resultado “un saludo a la bandera”, éste no se realiza a cabalidad. Para lograr este propósito sin cargar de gastos al Congreso, se propone: o Reducir los asesores de congresistas para fortalecer a los asesores por bancada. o Crear la Oficina de Estudios del congreso. Los informes sobre los proyectos de ley que produzca esta oficina son vinculantes y de carácter público. • Primer Ministro: Jefe de Gobierno El sistema político francés es efectivamente el único presidencialismo que ha incorporado de manera eficiente elementos del parlamentarismo para resolver el problema de la gobernabilidad. Allí el Primer Ministro es jefe de gobierno, no solo un coordinador de la labor de los ministros. Dirige las acciones de gobierno dentro de un esquema relativamente flexible en el que de todas maneras el Presidente nombra al Primer Ministro y a los demás Ministros a pedido de éste. Es jefe de las Fuerzas Armadas y juega un papel importante en política exterior, promulga las leyes y firma las ordenanzas y los decretos discutidos en Consejo de Ministros y nombra los cargos civiles y militares del Estado. Además, puede recurrir al Tribunal Constitucional para consultar la constitucionalidad de una ley antes de su promulgación. También puede indultar. La Constitución francesa 26 precisa los temas sobre los que puede legislar el Parlamento, que son los relativos a derechos y garantías fundamentales, políticas generales, leyes orgánicas y otros temas de carácter general. El ámbito de autonomía legislativa del Poder Ejecutivo es bastante amplio. El Presidente puede disolver la Asamblea Nacional sin expresión de causa por una sola vez, para buscar una nueva mayoría, a fin de solucionar crisis políticas (ello puede generar la figura de la cohabitación de ser necesario). En el caso de Perú podría permitirse esto solo hasta el último año de mandato presidencial. Esto es más práctico y expeditivo que la fórmula actual de la Constitución peruana, que supedita la disolución del Congreso a que se haya censurado antes a los gabinetes ministeriales, cuyo efecto es que la crisis y confrontación pueda tomar mucho tiempo y se pierde continuidad administrativa y capital ejecutivo al cambiar de consejo de ministros de modo frecuente. La propuesta de APP es la adopción de estas instituciones, así como el mantenimiento de la vacancia por permanente incapacidad moral con el texto actual, a fin de que pueda servir como válvula de escape ante una crisis política o ante la revelación de corrupción o grave inconducta por parte del supremo mandatario. • Eliminación del voto de investidura El artículo 130 de la Constitución obliga al flamante Presidente del Consejo de Ministros a plantear cuestión de confianza sobre su programa de gobierno. En realidad, carece de sentido que el Ejecutivo, que ha sido elegido con un determinado programa tenga que ponerlo al voto en el Congreso, realizarlo puede ser fuente de inestabilidad. Deberá 25 26 Idem Leer la Constitución francesa en: https://www.senat.fr/fileadmin/Fichiers/Images/lng/constitution-espagnol_juillet2008.pdf 17modificarse el mencionado artículo constitucional eliminando la disposición que obliga a plantear cuestión de confianza sobre la política general del gobierno, pero mantener la obligación de presentarse ante el Congreso a exponerla. Esto no implica que luego el Congreso no pueda plantear moción de censura al Consejo de Ministros o al Presidente del Consejo de Ministros, si así lo deciden los diputados. • Poder de veto del Ejecutivo En nuestra Constitución, el presidente de la República carece de poder de veto porque el Congreso puede insistir en el proceso de una ley observada por el Poder Ejecutivo solo con la mitad más uno del número legal de miembros. En la mayor parte de las democracias latinoamericanas la insistencia se aprueba con los 2/3 o los 4/5 del número de miembros del Parlamento, como puede verse en el siguiente cuadro: País Argentina Chile Colombia Costa Rica México Uruguay Mayoría para insistencia 2/3 de los miembros de cada cámara 2/3 de los miembros presentes de cada cámara 1/2 más 1 de los miembros de cada cámara 2/3 de los miembros del congreso 2/3 de los miembros de ambas cámaras 3/5 de los miembros de ambas cámaras Fuente: Informe Final de la Comisión de Alto Nivel para la Reforma Política Nuestra propuesta es elevar a 2/3 del número legal de miembros de la Cámara de Diputados para insistir ante una ley observada por el Senado e igualmente a 2/3 del número legal de miembros de ambas Cámaras para insistir en una Ley observada por el Poder Ejecutivo. • Fortalecer descentralización Durante los gobiernos de Alejandro Toledo y Alan García se transfirieron a los gobiernos regionales y locales todas las funciones establecidas en la ley de descentralización, sin preparar a estos gobiernos sub-nacionales en capacidades y sin delimitar con precisión competencias entre los tres niveles de gobierno. Ello afectó la calidad de la gestión pública regional y local, y limitó la autoridad y rectoría del gobierno central en servicios clave. En síntesis, se afectó el carácter unitario del gobierno establecido en la Constitución. Resulta indispensable redistribuir las competencias entre los tres niveles de gobierno luego de un estudio de la cadena de valor de cada servicio o función, y afirmar la capacidad central de decisión y control en áreas estratégicas (concesiones forestales, minería artesanal y pesca) y la capacidad de retracción temporal de funciones cuando un servicio público se ve seriamente afectado 27 . En suma, proponemos una reorganización de la relación entre el gobierno central y los gobiernos regionales y locales, bajo dos principios: i) Organización matricial con los sectores del Ejecutivo con mayor presencia técnica en las regiones ii) Otorgamiento de funciones especificas a las alcaldía provinciales y regionales. Indicadores • • Reforma constitucional que establece Sistema Bicameral conformada por Cámara de Senadores y Diputados elegidos mediante distritos pequeños uninominales (diputados) y distritos regionales (senadores). Reforma constitucional que modifica figura del Primer Ministro y le atribuye la Jefatura de Gobierno y más competencias. Ver: Estudio del proceso de descentralización en el Perú, Contraloría General de la República, Apoyo Consultoría, PNUD, 2014. Y Jaime de Althaus: La Promesa de la Democracia, Planeta, 2011 27 18• • • • Ley que crea la Oficina de Estudios del Congreso que actuará de soporte y brindará sustento técnico a proyectos de ley. Reforma constitucional que plantea eliminación de efecto Cuestión de confianza en voto de investidura. Reforma constitucional que plantea elevar a 2/3 el número legal de votos parlamentarios para la insistencia de una ley observada. Ley que modifica proceso de descentralización y redistribuye las competencias en los 3 niveles de gobierno. 192. Reforma del Sistema de Justicia Diagnóstico general El objetivo de la reforma del sistema judicial es acelerar el paso de organizaciones todavía en alguna medida patrimonialistas, gobernadas por redes internas de poder, organizaciones basadas en relaciones personales de amistad, promoción, compadrazgo o parentesco, que eventualmente se convierten en redes de corrupción. El objetivo es lograr estructuras basadas en un orden interno meritocrático asegurado por evaluaciones de desempeño y orientado al cumplimiento de metas y resultados. 28 Es decir, pasar de instituciones gobernadas por intereses particulares a organizaciones públicas gobernadas en función del interés de la sociedad en su conjunto. De instituciones orientadas hacia adentro, a unas orientadas hacia afuera. Esto es fundamental para que los mejores alumnos de las universidades se animen a ingresar al sistema judicial, para lo que habría que tener una Academia de la Magistratura de primer nivel, como paso previo a su designación por la Junta Nacional de Justicia. De Althaus 29 señala que es inadmisible que no haya un sistema de justicia penal que pueda castigar a penas cortas en carceletas locales o municipales a delincuentes menores, dejándolos siempre libres para que sigan asaltando o agrediendo. Esta es la razón por la que tenemos la más alta victimización de las Américas. Son instituciones desconectadas de la demanda real, orientadas hacia adentro, no hacia afuera, pero que, como veremos, están empezando a cambiar. No debemos olvidar, sin embargo, que algunos cambios se han producido, como la implantación del Nuevo Código Procesal Penal de inspiración sajona, basado en la oralidad y en la posición del juez como el magistrado que escucha a las dos partes –a la acusación y a la defensa- y luego se pronuncia. Este nuevo modelo procesal, mucho más expeditivo y transparente que el anterior, menos vulnerable a la corrupción y a la “leguleyada”, se empezó a difundir en varios países de Latinoamérica desde los 80. Llegó al Perú tempranamente en los 90 y se plasmó en el código procesal penal de 1991, pero nunca llegó a ser aplicado precisamente por resistencias de un status quo. Recién en el 2004, luego de que la mayor parte de los países de Latinoamérica ya lo habían adoptado, se promulgó el Decreto Legislativo 957 que aprobó el nuevo Código Procesal Penal (NCPP), que fue puesto en marcha paulatinamente a partir del 2006 y que recién acaba de terminar de ser implementado. La reforma judicial emprendida por el gobierno que termina logró algunos cambios positivos. El principal de ellos ha sido la creación de la Junta Nacional de Justicia con una composición superior a la que tenía el fenecido Consejo Nacional de la Magistratura, y con la atribución de designar a los jefes de las autoridades de control del Poder Judicial y del Ministerio Público, que ya no dependen, entonces, de ambas instituciones con lo que poseen mayor independencia política. Sin embargo, esas autoridades carecen de autonomía presupuestal y de un cuerpo de investigaciones policiales para remover la corrupción de las Cortes Superiores. Lamentablemente, la reforma mencionada no solo no derogó la ratificación de los magistrados cada 7 años, sino que añadió una evaluación intermedia a los 3 años y medio. Estas intervenciones, que afectan la independencia de los magistrados, deberían ser sustituidas por un sistema interno de evaluación del desempeño y productividad de jueces y fiscales que determinen su ascenso o retiro, en el marco de una nueva ley de carrera judicial y de una gestión basada en evaluaciones objetivas de rendimiento, reformando la estructura de gobierno del Poder Judicial alargando el 28 29 Ver Jaime de Althaus, La Gran Reforma de la Seguridad y la Justicia, Plantea, 2016 Idem 20periodo de su presidente y empoderándolo a él y a la gerencia general, transfiriéndoles funciones de la sala Plena y del Consejo Ejecutivo. En lo jurisdiccional, resulta fundamental ir a una Corte Suprema más pequeña que deje de ser tercera instancia para dedicarse a resolver casos emblemáticos que fijen jurisprudencia obligatoria, reduciendo el espacio discrecional de los jueces, que se presta a la compra de sentencias. Lo que, a su vez, supone la reforma de las Cortes Superiores, para que puedan garantizar una buena segunda y última instancia. En el Poder Judicial se está llevando a cabo un proyecto de digitalización de los procesos, implementando el expediente electrónico en ciertas áreas. Esto junto con la “oralización” de los procesos, debe ser extendido a todos los juzgados y áreas a modo de reducir considerablemente los tiempos, incrementar la transparencia y reducir los espacios de corrupción. La pregunta es cómo impulsar desde el Ejecutivo la reforma del sistema judicial. Existe el Consejo Nacional para la Reforma del Sistema Judicial, creado por la Ley N° 30942 como parte de la reforma judicial, que es presidido por el presidente de la República quien, sin embargo, no lo ha convocado desde febrero del 2020. El Presidente deberá reunirlo, definir una agenda de reformas y hacerles seguimiento. La secretaría técnica está en el ministerio de Justicia, y allí también está la Secretaría de la Comisión del NCPP, que desde un inicio monitoreó la introducción de dicho código procesal en las cortes del país, en estrecha relación con el ministerio de Economía, lo que permitió ir avanzando en un proceso de aprendizaje y mejora. El nuevo gobierno deberá ampliar el mandato de esta Secretaría para incluir otros cambios -como la digitalización, la gestión de rendimiento y la evaluación de desempeño- en el Poder Judicial y Ministerio Público, e introducir presupuestos por resultados. 2.1. Objetivos estratégicos Objetivo estratégico 1: Lograr organizaciones basadas en un orden interno meritocrático asegurado por evaluaciones de desempeño y orientado al cumplimiento de metas y resultados Objetivo estratégico 2: Modernizar y adaptar el sistema de justicia a fin de dar celeridad a procesos en cursos Objetivo estratégico 3: Optimización de funcionamiento del Tribunal Constitucional Objetivo estratégico 1 : Lograr organizaciones basadas en un orden interno meritocrático asegurado por evaluaciones de desempeño y orientado al cumplimiento de metas y resultados. Reformas a la Corte Suprema Nuestra propuesta, ya formulada por la Comisión Especial para la Reforma Integral de la Administración de Justicia (CERIAJUS) en el 2004 (no fue aceptada en ese entonces por la Corte Suprema) 30 pasa por una decisión del Congreso. Consiste en pasar a una Corte Suprema pequeña y de muy alto nivel dedicada a establecer jurisprudencia obligatoria a partir de casos emblemáticos. Esto es fundamental para que haya predictibilidad (y mayor calidad y celeridad) en las sentencias de los jueces de todas las instancias, lo que a su vez permite reducir el espacio para sentencias compradas. Es decir, es un instrumento contra la corrupción. En ese sentido, consideramos que la Corte Suprema de Justicia — que actualmente cuenta con 8 Salas conformadas por cinco vocales cada una, es decir por un total de 40 vocales Ver también Baldo Kresalja: “La Corte suprema de justicia: rol e independencia”, Pontificia Universidad Católica del Perú, Facultad de DerechoISBN: 978-612-4206-42-9. 2014 30 21que ejercen facultades jurisdiccionales— debe reducirse a una sola Sala, conformada exclusivamente por vocales supremos titulares. Ello es importante, de un lado, a fin de evitar la existencia de eventuales contradicciones entre la jurisprudencia emitida por una y otra Sala y, de otro lado, a fin de otorgar un perfil público más prominente a la Corte Suprema, similar al que ocupa actualmente el Tribunal Constitucional. Sería conveniente, además, modificar la Ley Orgánica del Poder Judicial a fin de reconocer a favor de la Corte Suprema la facultad de aplicar un certiorari; es decir, la posibilidad de escoger — sin expresión de causa — cuáles son los casos que resuelve. Esta reforma permitirá transformar una Corte Suprema que actualmente resuelve cientos de miles de causas al año (la mayoría de ellas sin ninguna trascendencia) en una que emite una cantidad de sentencias mucho más razonable: por ejemplo, 200 o 300 al año. Tal situación permitirá a dicha Corte cumplir con mayor eficacia su función ordenadora y, además, garantizar que sean los vocales supremos en persona y no sus asesores quienes redactan y debatan las sentencias, tal y como ocurre en las Cortes más importantes del mundo y como corresponde en un estado de derecho. Con toda probabilidad, esta situación contribuirá a aumentar el prestigio de la Corte y a convencer a reconocidos abogados y profesores de Derecho a considerar postulaciones a la misma. Todo ello también servirá para incentivar que profesionales de prestigio opten por postular a ser vocales de la Corte Suprema de Justicia de la República. • Reestructuración de las Salas Superiores Tal como han advertido especialistas 31 , no será posible realizar la reforma de la Corte Suprema planteada si no se reestructuran paralelamente las Salas Superiores para que puedan constituirse en una segunda instancia confiable. Hay en ellas corrupción y algunas están tomadas por el crimen organizado, tal como reconoció en su momento el presidente de la Corte Suprema, Víctor Prado Saldarriaga 32 , luego que se desatara el escándalo de los llamados “Cuellos Blancos del Puerto” en la Corte Superior del Callao. En ese sentido, se requeriría de la intervención de la Junta Nacional de Justicia (JNJ) y de las Autoridades de Control del Poder Judicial y del Ministerio Público en las Cortes Superiores, con la colaboración de investigación policial dedicada, para apartar de ellas a los jueces superiores corruptos o vinculados a organizaciones criminales y atraer, a su vez, a magistrados de buen nivel, que ofrezcan las garantías necesarias para que estas Cortes puedan constituirse en últimas instancias confiables. • Eliminación de jueces supernumerarios Algunos presidentes de las Cortes Superiores suelen designar como jueces provisionales y supernumerarios (suplentes) a amigos que les son funcionales para la venta de sentencias, configurando redes de padrinazgo y reciprocidad basadas en la lealtad que el supernumerario le debería a quien lo nombró. Nuestra propuesta es que se prohíba su nombramiento. Entrevista a Javier de Belaunde, El Comercio, 30 de julio 2018. https://elcomercio.pe/politica/javier-belaunde-reeleccion-me- parece-desafio-innecesario-congreso-noticia-541411-noticia/ 32 Entrevista a Víctor Prado Saldarriaga, El Comercio, 18 de agosto 2018. https://elcomercio.pe/politica/victor-prado-saldarriaga- hemos-visto-callao-repite-14-distritos-judiciales-noticia-545917-noticia/ 31 22Reforma del gobierno del Poder Judicial • Ampliar periodo del presidente de la Corte Suprema a 4 años El periodo del presidente de la Corte Suprema es de solo dos años, lo que impide continuidad en los planes de la institución. Cada nuevo presidente entra con su propio programa, comenzando con frecuencia desde cero o queriendo sacar adelante un proyecto de su predilección, dejando de lado el que comenzó el presidente anterior. 33 La propuesta consiste en alargar el periodo del presidente del Poder Judicial de dos a cuatro años, a fin de que haya continuidad en los planes y reformas. • Fortalecer al presidente de la Corte Suprema y al gerente general El Presidente de la Corte Suprema es en la actualidad un primus inter pares que casi no toma decisiones. El alargamiento de su periodo de gobierno debe ir de la mano con un fortalecimiento de sus funciones, trasladándole competencias y decisiones de la Sala Plena, precisamente para que pueda concentrarse en el desarrollo institucional del Poder Judicial 34 . Lo mismo podemos decir respecto de la relación entre el gerente general y el Consejo Ejecutivo del Poder Judicial. Este último, conformado por jueces de las tres instancias y abogados, se pierde mucho tiempo resolviendo pequeños problemas administrativos que deberían estar en manos de un buen gerente general. 35 La propuesta es reemplazar el Consejo Ejecutivo por una gerencia general fortalecida, empoderada y mejor remunerada. • Implantar la gestión de rendimiento La gestión del Poder Judicial y del Ministerio Público sigue dominada en parte por redes internas de distinto tipo dentro de un sistema de favores y reciprocidades, y no se rige de manera cabal por objetivos y metas y evaluación de rendimiento. Se trata de implantar plenamente en el Poder Judicial y en el Ministerio Público la gestión de desempeño o rendimiento. La Gerencia General debe diseñar, en coordinación con todas las instancias, un cuadro de objetivos y metas desagregado en todos los niveles, incluso a nivel de jueces y fiscales, y una evaluación de su cumplimiento. • Reemplazar la ratificación cada 7 años por un sistema de evaluación interna de rendimiento La ratificación de los jueces y fiscales cada 7 años por la JNJ, y la evaluación intermedia a los 3.5 años por parte de la misma JNJ instaurada por la reforma judicial de los últimos años, afectan la independencia de los magistrados y los incentivan a desarrollar sentencias y escritos que simulan tesis para aparentar excelencia, entre otras distorsiones, algo que fue señalado por la Asociación Transparencia con ocasión de las propuestas de reforma Propuesta formulada por Nelson Shack, Coordinador General del proyecto de mejoramiento de los servicios de Justicia-Banco Mundial, en Jaime de Althaus, La Gran Reforma... Nelson Shack: Programación Táctica de prioridades institucionales del Poder Judicial, en el marco de la ejecución del PMSJ-BM, a corto y mediano plazo (2013-2015). 2014 34 Idem 35 Idem 33 23institucional que presentó el 2015 36 . Mientras tanto, al interior de esas instituciones no existe un sistema efectivo de evaluación del rendimiento de los magistrados. Por lo tanto, en concordancia con la implantación de la gestión de rendimiento señalada en el punto anterior, proponemos eliminar la ratificación de los jueces cada 7 años y la evaluación intermedia por parte de la JNJ y reemplazarla por un sistema de evaluación de desempeño y productividad permanente de jueces y fiscales aplicado por las propias instituciones, que sirva tanto para el ascenso como para retirar de la función jurisdiccional al magistrado que no reúne las calificaciones necesarias. Dada su alta investidura y el carácter inevitablemente político de las atribuciones que ejercen, los vocales supremos deben estar exentos del procedimiento de ratificación. Los vocales supremos, por el contrario, deben ejercer su cargo de manera indefinida, hasta que decidan renunciar, cesen por límite de edad o sean d</text:p>
          </table:table-cell>
        </table:table-row>
        <table:table-row table:style-name="ro1">
          <table:table-cell office:value-type="string" calcext:value-type="string">
            <text:p>APRA</text:p>
          </table:table-cell>
          <table:table-cell office:value-type="string" calcext:value-type="string">
            <text:p>PLAN DE GOBIERNO 2021-2026 PARTIDO APRISTA PERUANO Diciembre, 2020“... El Partido ha logrado formar muchos hombres, hemos hecho escuela veteranos que fundamos este movimiento. Hacia él vienen y vendrán hornadas de elementos nuevos. El Aprismo no morirá con sus fundadores. Los ensayos que para matarlo se han hecho han fracaso todos. El Aprismo debe proseguir su gran andadura histórica y dentro de esta buena avanzada hacia el futuro hay que pensar que por más que yo sea el fundador del Partido hay algo que vale más que eso. Esto no significa renunciamiento, ni abandono, ni rendición, ni debilidad de mi parte. ...” EL DISCURSO DEL VETO VÍCTOR RAÚL HAYA DE LA TORRE LIMA, 4 DE JULIO DE 1962 *Formato adaptado al Anexo 5 de la Resolución 0330-2020 JNEPRESENTACIÓN En cumplimiento de la Ley Electoral ponemos a disposición de la ciudadanía el Plan de Gobierno que el Partido Aprista Peruano ha elaborado para el periodo constitucional 2021 – 2026. Lo hacemos con fe en el Perú, en su pueblo y en su futuro, a pesar, de estar enfrentando la peor crisis sanitaria, económica, social y política de los últimos tiempos. Queremos que nuestro país recupere la confianza y retomemos la senda del crecimiento económico, la inversión y el empleo; con Justicia Social en democracia, queremos que más peruanos salgan de la pobreza y eleven sus niveles de vida, queremos que la clase media siga creciendo y consolide el progreso que ha labrado con enorme esfuerzo. A lo largo de la campaña, sin embargo, y como producto de la interacción con los diferentes sectores de la sociedad, seguiremos enriqueciendo el plan de manera que, si el pueblo así lo dispone con su voto, estemos listos el mismo 28 de julio de 2021 para recuperar tiempos perdidos y reiniciar un proceso de crecimiento económico con justicia social en democracia. Ha sido muy enriquecedor en la elaboración de este documento la participación activa y buena disposición para unir puntos de vista del equipo técnico del partido y profesionales independientes. Con la esperanza del triunfo en las próximas elecciones generales aprovechamos esta ocasión para saludar a todos los peruanos sin excepción, porque el próximo gobierno tendrá que ser, un gobierno para todos los peruanos, un gobierno de unidad y no de odio. Lima, diciembre de 2020 Nidia Vílchez Yucra Candidata a la Presidencia de la RepúblicaIdeario y Principios del Partido Aprista Peruano El Partido Aprista Peruano, fundado el 20 de septiembre de 1930, es un partido de I. izquierda democrática organizado como frente único de trabajadores manuales e intelectuales. Su doctrina y principios se basan en el programa máximo de la Alianza Popular Revolucionaria Americana formulado por su fundador Víctor Raúl Haya de la Torre, el cual está compuesto de 5 puntos: acción contra todo imperialismo, unidad política y económica de América Latina, nacionalización de tierras e industrias, internacionalización del Canal de Panamá, y solidaridad con todos los pueblos y clases oprimidas del mundo. II. Visión del Plan de Gobierno Promover el Desarrollo Económico con Justicia Social en Democracia. 1. El Perú es una democracia funcional plena. 1.1 La acción del Estado se centra en garantizar iguales posibilidades de desarrollo pleno para todos. Las circunstancias socioeconómicas en las que nace una persona no condicionan su derecho a participar en política. 1.2 Los productores nacionales, sin distinción de clase o industria, participan activamente y en igualdad de condiciones en la formulación y debate de las políticas públicas. 1.3 Los emprendedores de la micro y pequeña empresa, los trabajadores dependientes y los profesionales independientes están adecuadamente representados en el Parlamento. El régimen democrático se afianza y consolida a través de sus partidos políticos. 1.4 El uso y despliegue de Tecnologías Digitales para el Desarrollo permite que todos los peruanos y peruanas puedan acceder a las herramientas digitales, de modo tal puedan desempeñarse plenamente y de manera segura en el entorno digital, y de igual manera se poseen mecanismos que fortalezcan el acceso, la conectividad y su uso en todo el país, en un respeto irrestricto de todos los derechos humanos. 2. El Estado Peruano es eficaz y eficiente 2.1 La democracia peruana es representativa, descentralizada y desconcentrada, tanto en el orden económico como administrativo. 2.2 El servicio público se organiza profesional y meritocráticamente, permitiendo la asignación oportuna y rápida de recursos materiales y humanos. El tamaño de la planilla pública obedece a las necesidades reales de la nación. El uso de tecnologíay mecanismos de transparencia son mandatorios y utilizados permanentemente para fomentar la transparencia de la gestión pública, la rendición de cuentas, la veeduría ciudadana y la lucha permanente contra toda forma de corrupción. 2.3 Se promueve la creatividad y la innovación, esto es, el mejoramiento continuo, razonable e inteligente de estructuras socioeconómicas y políticas. 2.4 El Estado peruano protege la vigencia efectiva de las garantías democráticas y su perfeccionamiento progresivo, el respeto a los derechos humanos y libertades fundamentales. 2.5 Los peruanos defienden nuestra Constitución y la Democracia representativa. En la formulación y debate de las políticas públicas, nuestras instituciones y la sociedad civil promueven y privilegian el diálogo y la concertación. Existe plena conciencia cívica sobre el terrorismo y las ideologías que pretenden suprimir las libertades individuales. 2.6 Los poderes del Estado son autónomos. Las funciones de los servidores públicos están correctamente delimitadas. La corrupción estructural ha sido erradicada, y la lucha contra toda forma de impunidad es frontal, pública y transparente. La corrupción es enseñada como un problema urgente y grave desde los niveles de educación básica. 2.7 Se ha logrado la incorporación de las TIC en los planes nacionales de desarrollo, de modo tal que se ha fortalecido la gobernabilidad y el ambiente democrático, promoviendo la transparencia, la rendición de cuentas, la participación ciudadana y la eficiencia en la gestión y la provisión de servicios en el sector público, con el fin de satisfacer las necesidades y aspiraciones de todas las personas. 1 3. Todas las personas pueden alcanzar el pleno de sus capacidades. 3.1 Las estructuras socioeconómicas permiten que cada persona alcance su potencial, según su propio concepto de búsqueda de la felicidad, independientemente de las circunstancias de su nacimiento. Existe alta movilidad social. No existen monopolios de las oportunidades. Todos los peruanos tienen derecho a la igualdad de oportunidades y en función de su esfuerzo el bienestar. 3.2 Toda forma de injusticia, exclusión, discriminación y opresión ha sido eliminada. Existe plena conciencia cívica sobre la diversidad e igualdad de todas las personas. 1 OEA, Declaración de Santo Domingo 2006. AG/DEC. 46 (XXXVI-O/06)3.3 La violencia en todas sus formas es combatida activamente en todos los niveles del Estado y la sociedad civil. El Estado garantiza la protección de los niños y personas en situación de vulnerabilidad. 4. No existe pobreza estructural 4.1 El Perú ha vencido la pobreza extrema. La pobreza inercial ha sido adecuadamente minimizada. La pobreza económica no conlleva a exclusión política o social. 4.2 El Estado de bienestar, el acceso universal a la salud, altos estándares educativos, servicios públicos de calidad, acceso a crédito financiero y un sistema previsional justo garantizan alta movilidad social. 4.3 La diversidad territorial peruana no influye en las desigualdades socioeconómicas. Todas las regiones tienen niveles similares de desarrollo, según su realidad geográfica y económica. 5. Igualdad en el bienestar 5.1 El Estado garantiza educación pública y privada de calidad, de acuerdo a los más altos estándares mundiales, en todos los niveles educativos. La educación pública es gratuita, inclusiva y de acceso universal. El Estado facilita el crédito universitario para estudios de posgrado o científicos. 5.2 El analfabetismo estricto ha sido derrotado. En analfabetismo funcional ha sido minimizado a través de una educación basada en valores familiares, pensamiento crítico y formación científica. Se promueve la alfabetización digital para reducir las brechas existentes y generar igualdad de oportunidades. 5.3 En el marco de un sistema integrado de salud, el Estado garantiza el acceso universal, inclusivo, equitativo, oportuno y de calidad a todos los peruanos. Existe una adecuada infraestructura de salud pública en todo el territorio nacional. Los recursos humanos están distribuidos equitativamente. Todos los peruanos tienen acceso a un seguro de salud eficaz. El precio de los medicamentos es adecuado a la realidad socioeconómica peruana. El desarrollo de la telemedicina permite facilitar el acceso, aún de manera remota, a servicios médicos. 5.4 Todos los peruanos pueden acceder a una alimentación saludable y equilibrada, la cual es promovida activamente por el Estado peruano. La salud mental, el deporte y la educación sexual son fomentados a lo largo de la vida de los peruanos. Ladesnutrición crónica, la anemia y las enfermedades crónicas han descendido a niveles mínimos. 5.5 Las ciudades peruanas son espacios adecuados de desarrollo, con infraestructura moderna e inclusiva. El transporte público masivo es la principal forma de transporte en todas las ciudades. La contaminación urbana es mínima, y no representa un factor de riesgo para los peruanos. La delincuencia y la inseguridad ciudadana han sido controladas y sus remanentes oportunamente combatidos. 5.6 Todos los peruanos tienen títulos de propiedad, y sus viviendas están urbanizadas, con acceso a alumbrado público, abastecimiento de agua potable y desagüe mediante una red pública, y techo y piso dignos. El acceso a instalaciones públicas deportivas, culturales, científicas y áreas recreacionales verdes está garantizado para todos. 6. La sociedad peruana es sostenible y conserva el ambiente para futuras generaciones. 6.1 El desarrollo económico del Perú se ejerce en armonía con los diferentes ecosistemas. La matriz energética peruana ha migrado hacia las energías renovables no convencionales. 6.2 La riqueza geográfica y la diversidad biológica no se ve amenazada por el crecimiento socioeconómico de los peruanos. Las especies en peligro o vulnerabilidad son adecuadamente protegidas. El patrimonio arqueológico, cultural (material e inmaterial), artístico e histórico de la nación ha sido puesto en valor. 6.3 EL Perú lidera en políticas de desarrollo sostenible y mitigación del cambio climático. La desforestación, la degradación de suelos, y la contaminación del aire y fuentes hidrológicas se ha controlado. La economía de reciclaje es un pilar central de la cadena productiva peruana. 6.4 El Perú lidera el desarrollo de políticas de reciclaje, reutilización y reducción del impacto de bienes de base tecnológica, como mecanismo de reducción del impacto medioambiental de la creación, uso y deshecho de dichos bienes. 7. Desarrollo Económico 7.1 En el marco de una economía social de mercado, el Estado regula la economía y promueve y protege la inversión privada. La economía peruana se desarrolla de manera planificada y competitiva gracias a las garantías de libre competencia,estabilidad jurídica, predictibilidad y agilidad del sistema de justicia, y las restricciones al abuso de posiciones dominantes. 7.2 El Perú ha diversificado su economía gracias el crecimiento de distintos sectores productivos (diversificación vertical) e industrias y servicios (diversificación horizontal). El crecimiento sostenido genera oportunidades laborales y comerciales atractivas, incentivando que los jóvenes profesionales desarrollen sus labores dentro del país. 7.3 La estricta disciplina fiscal garantiza la estabilidad macroeconómica del país. El Estado cumple sus metas de déficit presupuestal, prioriza las inversiones en infraestructura, y mantiene una presión tributaria alta sobre el PBI. El régimen tributario incentiva la formalización y los emprendimientos, en beneficio de las mypes, las cuales tributan en un sistema impositivo progresivo. La evasión de impuestos se encuentra por debajo del promedio regional, se norma a fin de reducir drásticamente la elusión de impuestos. 7.4 Se promueve la productividad y competitividad del país mediante el uso de las Tecnologías Digitales en los sectores productivos, impulsando una industria digital de calidad internacional. 2 De igual manera se despliegan esfuerzos para la inserción del sector privado en la Cuarta Revolución Industrial como instrumento para el desarrollo. 8. Trabajo y pensiones formales, dignas y justas. 8.1 Las tasas de desempleo se mantienen en mínimos históricos. La educación superior peruana responde a las necesidades y demandas de la economía, por lo que los jóvenes egresados pueden encontrar empleos formales relacionados a sus estudios en un tiempo razonable. 8.2 Los porcentajes de empleo formal e informal se han invertido, y la mayoría de peruanos accede a todos los beneficios laborales y sociales de ley. La mano de obra y los profesionales peruanos están altamente calificados, generando sueldos dignos que permitan el ahorro y la búsqueda de su felicidad. 8.3 El sistema previsional es equitativo, eficiente y autosostenible. Las pensiones permiten la seguridad financiera de los adultos mayores, asegurando una pensión universal a todos los mayores de 65 años. En el sistema privado de pensiones, ninguna pensión es inferior al sueldo mínimo. 2 Política 35, Acuerdo Nacional del Perú.8.4 Se promueve las TIC como factor de generación de empleo digno y no de exclusión, y se han establecido lineamientos para la reconversión laboral en casos que las TIC generen pérdidas de empleo. 3 9. Liderazgo hacia la unidad política y económica de América Latina. 9.1 La política exterior peruana promueve la unidad política y económica de América Latina. El Perú participa de los foros mundiales defendiendo la democracia, la economía social de mercado, el libre comercio y la integración continental. La cooperación técnica internacional y la ayuda humanitaria son herramientas activas en función de las necesidades del Estado peruano. Es un actor relevante en las discusiones y decisiones entorno a la Gobernanza de Internet, en tanto su inadecuada regulación pudiere afectar el libre ejercicio de libertades y derechos en entornos digitales. 9.2 El respeto y plena vigencia de los derechos humanos, las libertades fundamentales y la solidaridad activa con todos los pueblos y clases oprimidas del mundo son pilares de la política exterior peruana, tanto en entornos presenciales como digitales. 9.3 Las fuerzas armadas se encuentran al servicio de la democracia peruana y su Constitución. Sus instituciones modernas y profesionales son modelo para otras naciones. Su desarrollo industrial, particularmente naval, y adecuadas capacidades humanas, financieras y materiales le permiten participar activamente en las tareas de defensa regional, seguridad hemisférica, promoción de la unidad continental, y misiones de paz. 3 Política 35, Acuerdo Nacional del Perú.III. Plan de Gobierno Problemas Objetivos Indicadores Identificados Estratégicos (propuestas) DIMENSIÓN SOCIAL Salud Pública Presupuesto en Salud Aumentar el Porcentaje del PBI se encuentra entre los presupuesto en el destinado al más bajos de la sector salud sobre presupuesto de región. el promedio salud. regional. Reflotamiento económico de ESSALUD. Cobertura insuficiente de atención primaria en el país. Implementación y fortalecimiento del 1o nivel de atención primaria de la población. Dotar de policlínicos a nivel distrital que brinde atención 24 horas con personal médico, medicina, laboratorio, etc. La ejecución Reforma legislativa presupuestal es baja e para fortalecer ineficiente. El gasto de rectoría e bolsillo es alto, no intervención del habiendo disminuido a MINSA en el marco pesar que ha subido la de un sistema integrado Porcentaje de cobertura de atención primaria en el país. Porcentaje de ejecución del presupuesto de salud. (La ejecución del sector salud en el 2019 fue de 88.8%. La ejecución al Metas 2021-2026 Presupuesto del sector salud llega al 6% del PBI hacia 2026. Las empresas deudoras de ESSALUD, al 2024, deben haber amortizado el 80% de sus deudas. Los aportes a la seguridad social deben ser, al año 2026 uniformemente, de 9%. La atención primaria debe ser universal para el 100% de la población el año 2026. Ejecución del gasto en el sector salud será del 95% anual al 2026. Gasto de bolsillo en 20%.cobertura de protección financiera. progresivo a nivel regional y local. El MINSA debe ser el ente rector de toda la política de salud a nivel nacional, previa coordinación con las regiones sobre sus necesidades en salud. La ejecución es desconcentrada. Sistema de salud Implementar un fragmentado y Sistema Integrado desarticulado. de Salud, adecuadamente La fragmentación del coordinado y con sistema en la provisión pluralidad de de servicios de salud prestadores. funciona con mandatos específicos Establecer un financiador único en cada subsistema. en salud, que regule prestaciones y condiciones de entrega de los servicios. Definir tarifarios y sistema de control de precios de transferencias. Medicamentos con SUSALUD debe alto costo y en ser la entidad muchos casos de fiscalizadora de los mala calidad. servicios de salud a todo nivel, añadiéndole la función de elaborar los protocolos de atención de las 18.12.20 es 80.3%. Fuente: MEF- consulta amigable) Los presupuestos del MINSA, ESSALUD y FFAA- POLICIALES deben estar equiparados en los primeros 3 años de gobierno. Porcentaje de Sistema Integrado integración de los sub de Salud operativo sistemas de salud. hacia el año 2026.patologías más comunes. Reforma del sistema nacional de adquisiciones y medicamentos. Las adquisiciones de medicamentos debe realizarlas el estado sea en el mercado interno o internacional con criterios de calidad y precio. Control de calidad de medicamentos adquiridos a través de laboratorios de propiedad del estado. Población más Lograr que la vulnerable no se totalidad de encuentra afiliada a peruanos esté algún seguro de salud, afiliado a algún estando desprotegida seguro de salud financieramente en que incentive las casos de necesidad visitas médicas y médica. exámenes preventivos. Alta brecha en Implementar red de infraestructura en asistencia territorial salud, en todos sus articulada. sistemas. Nuevo Programa No existe red Nacional de asistencial territorial, Hospitales sino redes paralelas Regionales y por subsistema que Policlínicos lleva a ineficiencias, distritales. duplicidad de infraestructura, competencia por escaso recurso Para el año 2026, el estado debe tener laboratorios propios donde se puedan analizar controles de calidad de los medicamentos. Al 2020 el 74,5% de la población cuenta con algún tipo de seguro de salud. Fuente: INEI-Condiciones de Vida en el Perú – setiembre 2020. La brecha de infraestructura de salud en el corto plazo es de S/ 27,545 millones y la de largo plazo de S/ 58,727 millones. Fuente: Plan Nacional de Infraestructura para la Competitividad. En 2026, la población afiliada a algún seguro de salud al 90%. En el tema de atención primaria, el 100% de la población debe tener acceso a ella. Al 2026, Redes de Asistencia Territorial plenamente integradas y articuladas. Brecha de infraestructura de corto plazo reducida al 50% en 2026. Construcción de 7 Hospitales Regionales, y construcción ohumano y altos costos de transacción. Falta de implementación de la HCD (Historia Clínica Digital), así como TELEMEDICINA. Bajo número de médicos especialistas: brecha de recursos humanos adecuadamente calificados, en perjuicio de atención idónea y oportuna. Inadecuada distribución de recursos humanos a nivel nacional. La anemia mantiene peligrosamente una alta prevalencia, Implementación de la historia clínica digital y universal En atención primaria, introducción de sistema integrado de telemedicina, así como de la HCD. Ambas tecnologías son costos efectivos. Introducción de Sistema Integrado de Gestión de la Información Médica (MINSA, EsSalud, SIS y privados), con HCD. Modificar la Ley del Sistema Nacional de Residenciado Médico y sus alcances. Rediseñar el Plan Multisectorial de Porcentaje de avance en implementación de la historia clínica digital en el país. Número de médicos que atienden en modalidad de telemedicina. Actualmente, Lima tiene 18.9 médicos cada 10,000 habitantes, mientras que 14 regiones tienen menos de 10 médicos cada10, 000 habitantes. En Loreto existen 6.2 médicos cada 10,000 habitantes. La anemia en niños de 6 a 35 meses de edad fue de 40.1% reconstrucción de 100 policlínicos a nivel nacional. Para el año 2026, el Perú tendrá un sistema universal de historia clínica digital de uso obligatorio en todo nivel de atención, y en la parte pública y privada. Sistema Integrado de Telemedicina operativo en 2022. Todos los operadores de salud, públicos y privados, usan el Sistema Integrado de Gestión de la Información Médica. Redistribuir recursos humanos, logrando que todas las regiones logren tener al menos 10 médicos cada 10,000 habitantes. Adecuarse a los estándares de cantidad de profesionales de la salud por habitante de acuerdo a los estándares de la OPS al 2026. Reducir la anemia a menos del 25%.frenando la reducción experimentada en el periodo 2006 – 2011 (se redujo del 56.0% al 41.0%). La Desnutrición Crónica Infantil es un grave problema social. Baja cobertura de vacunación. lucha contra la Anemia. Implementar Programa Nacional Anual de Tamizado. Nueva Política Nacional de Alimentación y Nutrición Saludable. Ampliar presupuesto y personal para el Programa Ampliado de Inmunizaciones. en el 2019. Fuente: ENDES 2019. La desnutrición crónica infantil en menores de 5 años es de 12.2%. Cobertura de niños menores de 36 meses con vacunas básicas para su edad 2019 fue de 78.6%. Fuente: INEI – La desnutrición crónica infantil disminuirá en menores de 5 años a 5%. Cobertura al 2026 será de 90%. Indicadores de Resultados de los Programas Presupuestales, 2012- 2017. Trabajadores de salud que no reciben salario de acuerdo a sus expectativas. Régimen de pago complementario por prestaciones adicionales a las programadas. Porcentaje de trabajadores que reciben pago adicional por prestaciones extras. Atención en salud no es inclusiva para poblaciones vulnerables o minorías. Implementar atención médica y recetas en lenguas originarias. Las universidades implementarán cursos básicos en lenguas originarias antes que estudiantes ingresen a SERUMS y sirvan en el interior del país. Cantidad de egresados con capacidad básica bilingüe en lenguas originarias. 100% de trabajadores del sector salud afiliados a este sistema de pago salarial adicional. 100% de los estudiantes en SERUMS con conocimiento básico de lenguas originarias. EducaciónBaja calidad educativa que sigue generando brechas y ahonda exclusiones. * Considerable rezago en competencias digitales. Desaparecer brechas (sociales y económicas) y suprimir exclusiones (socioculturales). Desatención a la educación remota / virtual con sus resultados. Efectos perversos de la pandemia y otras probables consecuencias en los años subsiguientes. Sobredimensión y desnaturalización de funciones de las Unidades de Gestión Local (UGEL). Elaborar un programa oficial alternativo y/o complementario a la educación presencial. Debilitamiento del liderazgo institucional y pedagógico de las Direcciones de las IIEE. Otorgamiento de nuevas y mayores atribuciones y responsabilidades a las IIEE que reúnan los requisitos. Fortalecimiento de la Carrera Pública Magisterial. Evaluación de las funciones y Deficiencia en la formación profesional de los docentes. Construcciones, reconstrucciones y Evaluación y reorganización de las Unidades de Gestión Local (UGEL) y sus funciones. En el ECE 2018 Evaluación Censal de Estudiantes 2018 (ECE 2018), el porcentaje de estudiantes del 4o grado de primaria que alcanzó el nivel satisfactorio en Lectura fue de 34.8% y en Matemática el 30.7%. Fuente: Minedu ECE 2026 4o grado de primaria: -Comprensión lectora: 60%. -Operaciones matemáticas: 55%. ECE 2026 segundo de secundaria: -Comprensión lectora: 70% -Matemáticas: 55%. (*) Internet gratis para todos Al 2022 iniciar el programa complementario a la educación presencial (presencial, semipresencial o virtual). Al 2026 conseguir el 100% de las UGEL modifique y mejore su gestión administrativa y pedagógica. Al 2022 iniciación de un plan piloto (que cubra 10% de las IIEE). Al 2026 el 5% de los docentes alcancen el nivel VIII. PRONIED alcance una ejecución de sumantenimiento de infraestructura educativa. resultados del órgano pertinente y su consiguiente rediseño. presupuesto del 95%. Agricultura Falta de acceso al crédito agrícola de pequeños productores. Escasez de disponibilidad de agua superficial y subterránea. Inacción de MINAGRI para dotar de mercados de productores de calidad. Existe un bajo nivel de asociatividad entre productores. Según DIGESPACR existen 680 comunidades nativas por titular de un total de 2268. El SICCAM registra en su base de datos a 7282 comunidades campesinas, de estas, 5296 disponen de título de propiedad. Mayor crédito para asociaciones de pequeños productores agrícolas que fomente la cadena productiva. Incrementar la disponibilidad de agua superficial y subterránea a través del uso eficiente y tecnología de riego adecuada. Construcción de mercados de productores. Según CENAGRO solo hay 65.5% de productores agrícolas requieren crédito. Crear un fondo agrícola para financiar 100% a asociaciones de pequeños agricultores que no tienen acceso al crédito. Reforzar la Autoridad Nacional del Agua para planificar un manejo más eficiente del recurso. No de mercados de productores Al 2026 4 mercados de productores en Lima y 8 en regiones. Promover la creación de asociaciones de productores en cadenas productivas. Según el CENAGRO solo el 22.9% de productores están asociados. Incrementar al 100% el nivel de asociatividad de productores. Implementar un programa nacional de titulación de predios agrícolas de las comunidades campesinas y nativas. % de comunidades nativas con titulación 100% % de comunidades campesinas con titulación 100% Número de viviendas urbanas destugurizadas por año. 100,000 viviendas destugurizadas anualmente a nivel nacional. Vivienda y Desarrollo Urbano Falta de Programas de Generación y Destugurización y desarrollo del Renovación Urbana Programa Nacional en las principales de Destugurización ciudades costeras y y Renovación de un Programa de Urbana y del Vivienda Rural en Programa Nacional zonas andinas y alto de Vivienda Rural. andinas.Déficit nacional de vivienda particular propia. Impulso a Programas de Construcción en Sitio Propio, Vivienda Auto sostenible, Vivienda Verde y Vivienda Joven. Número de viviendas urbanas renovadas por año. Disminución de 3% anuales en el déficit de viviendas rurales. Decrecimiento del otorgamiento de títulos de propiedad por año desde 2012, en particular en las sedes de Registros Públicos de Piura, Iquitos, Ica, Tacna y Ayacucho, a pesar de nuevas construcciones. Generación y desarrollo de la entrega de no menos de 200,000 títulos de propiedad por cada año del quinquenio 2021- 2026. Agilización y simplificación de trámites ante el Registro Predial. Número de viviendas rurales construidas por año. Disminución de 2% anuales en el déficit de vivienda particular propia. Necesidad de reestructurar COFOPRI. Fortalecimiento a nivel nacional de las acciones de COFOPRI y las Oficinas Registrales del Registro Predial. Porcentaje de capacitaciones y evaluaciones anuales para el mejoramiento del desempeño laboral. Necesidad de relanzar los programas sociales de vivienda urbana, vivienda rural, agua y saneamiento. Impulso a las acciones y proyectos del Ministerio de Vivienda, COFOPRI y empresas de agua potable y saneamiento. Porcentaje de avance de los proyectos a cargo del Sector Vivienda y Desarrollo Urbano y del Subsector Saneamiento Número de viviendas nuevas construidas por año. Número de títulos de propiedad entregados por año. Número de viviendas inscritas en Registro Predial por año. Entrega de 200,000 nuevos títulos de propiedad por año. Inscripción de 200,000 viviendas formalizadas en el Registro Predial. Capacitación de la totalidad del personal de COFOPRI y Registro Predial para la agilización y simplificación de la formalización de viviendas en el primer año de gobierno. Ejecución presupuestal anual sostenida no menor al 95% del PIM del Sector Vivienda y Desarrollo Urbano y del Subsector Saneamiento en acciones y proyectos de vivienda, urbanismo, agua potable y saneamiento.Recursos hídricos escasos en la vertiente occidental, y abundantes y desperdiciados en la vertiente oriental de los Andes. Trasvase de cuencas hidrográficas de la vertiente oriental a la occidental de los Andes para favorecer el abastecimiento de agua en las zonas costeras. Porcentaje de avance anual del trasvase de aguas de la cuenca oriental a la cuenca occidental en Junín – Lima, a cargo de SEDAPAL. Porcentaje de construcción de reservorios elevados y tendido de nuevas redes de agua potable en las ciudades y en las concentraciones rurales, mediante obras por asociación público – privada. Porcentaje de promoción para la construcción de micro plantas de potabilización de agua en zonas alto andinas con escasa densidad de viviendas rurales. Iniciativa legislativa del Ejecutivo para aprobar la Ley de Saneamiento y Tratamiento de Excretas y Aguas Servidas. Culminación del trasvase de aguas a la cuenca del Río Rímac y a la del Río Ica. Afianzamiento de las irrigaciones Olmos, Chinecas, Majes-Siguas. Derivación de aguas a la cuenca del Lago Titicaca. A la culminación del quinquenio 2021- 2026 se tendrán micro plantas de potabilización de aguas en zonas rurales de escasa densidad poblacional. Ejecución progresiva del tratamiento de excretas y aguas servidas, así como uso de las aguas tratadas en irrigación de plantas de tallo alto. Diferencia en el avance de la frontera eléctrica urbana comparada con la rural. Cierre de la brecha en el avance de electrificación rural para igualarla a la electrificación urbana. Porcentaje de avance de electrificación rural anual comparada con electrificación urbana. Al final del quinquenio 2021- 2026 se logrará el avance de la frontera eléctrica rural equiparada al de la frontera eléctrica urbana. Uso de energías renovables para la obtención de electricidad en zonas rurales. Promoción del cambio de matriz energética a energía fotovoltaica o energía eólica en Porcentaje de avance en el uso de energía fotovoltaica o energía eólica en zonas rurales. En los dos primeros años del quinquenio 2021-2026 las viviendas rurales alto andinas tendrán electricidad yzonas rurales alejadas. Eliminación progresiva del uso de leña como combustible en viviendas rurales. Promoción al traslado, distribución y uso de gas en zonas rurales y al uso de energías renovables para cocción de alimentos. Desarrollo e Inclusión Social Ministerio de Transformar al Desarrollo e Inclusión MIDIS de un Social con graves organismo deficiencias de diseño asistencialista a y carencias en la uno que promueva gestión de recursos. el acceso efectivo Sistema de a oportunidades de Focalización de desarrollo, Hogares ha conocimiento, y demostrado ser un desarrollo de fracaso en crisis capacidades económica y sanitaria. individuales y colectivas. Articular los programas sociales de los Gobiernos Locales a la rectoría del MIDIS. Porcentaje de avance en el uso de gas o energías renovables en zonas rurales para cocción de alimentos. calefacción mediante generación eléctrica convencional o por recursos renovables. En los tres primeros años del quinquenio 2021-2026 la leña dejará de ser usada como combustible para cocción de alimentos en zonas rurales alto andinas. Rediseño del Ministerio y estructura rectora operativa en enero de 2022. Desarrollado a enero a julio 2022 la plataforma interoperable de Desarrollo e inclusión social, unificando las bases de datos para brindar una atención más eficiente. Al 2026, 85% de las familias que hayan dejado subsidiosDesarticulación de los objetivos de desarrollo estratégicos institucionales del MIDIS y sus políticas nacionales con los objetivos y políticas de otros sectores, como educación, salud, poblaciones vulnerables o ambiente. Confusión entre los procesos de inclusión social y diversidad. entre el 2024-2025 no deben estar catalogadas en pobreza monetaria. Fortalecer el rol rector del MIDIS como AUTORIDAD SOCIAL en la articulación intergubernamental e intersectorial. Articular los objetivos de desarrollo estratégicos institucionales y las políticas nacionales del MIDIS con otros sectores Y Gobiernos regionales y locales. Pensión 65 alcanza a 557 mil usuarios ( Fuente: Infomidis diciembre 2020), pero 169 mil adultos mayores pobres no reciben ningún tipo de pensión. Fuente Hacia 2026, cobertura de programas sociales para el 100% de los adultos mayores en condición de pobreza. BCRP, 2019. Con la pandemia quedaron desprotegidos los más pobres en el ámbito urbano. Los bonos no llegaron a la población más vulnerable. Ampliación de la cobertura de JUNTOS al ámbito urbano. Nuestro gasto en desarrollo social no ha aumentado los niveles de inclusión social, ni reducido la desigualdad de ingresos o patrimonio. Aumentar la cobertura de Cuna Más y mejorar la articulación mediante convenios con gobiernos Juntos 713,772 hogares afiliados, más de 1 millón y medio de miembros objetivo, 145,400 son menores de 3 años Incorporar al Programa JUNTOS 100,000 hogares en extrema pobreza en el ámbito urbano marginal. (Fuente: Infomidis diciembre 2020). Cuna Más Cuidado diurno a 58,664 niños y 117,109 acompañamientos a familias (Fuente: Al 2026, duplicar cobertura. Infomidis diciembre 2020).regionales y locales. Mejorar la calidad de los alimentos, promoviendo el consumo de productos locales de alto contenido nutricional. Familias en pobreza no tienen los suficientes activos para salir del círculo intergeneracional de la pobreza. Qaliwarma 4, 030,719 niños atendidos en 63,779 instituciones educativas a nivel nacional (Fuente: Incrementar 20% del presupuesto de Qaliwarma, para mejorar su cobertura. Infomidis diciembre 2020). Aumentar la cobertura de Haku Wiñay para la salida de familias en situación de extrema pobreza. Duplicar la cobertura del programa Haku Wiñay de 38 mil hogares y 330 proyectos (2018) a 70 mil hogares y 500 proyectos anuales en 2026. Mujer y Poblaciones Vulnerables Reducción de la Violencia de Género: Física, Sexual, Psicológica, Acoso y Hostigamiento sexual. Según las estadísticas oficiales* en el Perú 6 de cada 10 mujeres peruanas (57,7%) fueron víctimas de violencia ejercida por sus parejas en forma Reducir la Violencia de género física, sexual, psicológica. Garantizar el acceso y la atención oportuna y eficaz de las Evolución de la Violencia contra la mujer 15 a 49 años de edad, ejercida alguna vez por el esposo o compañero.* Porcentaje de mujeres afectadas Al 2026 se reducirá en 20% la tasa registrada de violencia contra la contra la mujer de 15 a 49 años de edad, ejercida alguna vez por elfísica, sexual o psicológica. La situación extrema de esta violencia generó víctimas mortales en el año 2019, registrándose 149 feminicidios** mujeres víctimas de violencia de género, a los servicios públicos para su protección en los tres niveles de gobierno. Promover cambio de patrones socioculturales Asimismo, existen para eliminar las múltiples causas socioculturales por las formas de discriminación cuales la violencia de social por género género no es que toleran la denunciada. La violencia familiar y ENDES* indica como promover la la mayor causa que “No era necesario” con denuncia oportuna 44,8%, 15,9% sentían del maltrato de género ante las vergüenza y 13% No entidades públicas sabían dónde ir o no a través de la conocen servicios. capacitación de agentes comunitarios por cuadrantes. por violencia física que acuden a una entidad pública a solicitar atención/ayuda. * Número de Atenciones en los centros de Emergería Mujer – CEM * Número de atenciones en Hogares Refugio con planes operativos implementados.* Índice de tolerancia social de las personas en relación a la violencia familiar dirigida a las mujeres* *Indicadores comprendidos por el INEI y el Sistema de seguimiento e indicadores del Programa Nacional contra la Violencia de Genero “Vigilancia de género por cuadrantes” esposo o compañero* Al 2026 se elevará al 50% el índice de solicitudes de atención/ayuda de mujeres afectadas por violencia física a una entidad pública. Al 2026 se duplicará el número de Atenciones en los centros de Emergencia Mujer – CEM Al 2026 se duplicará el número de atenciones en Hogares Refugio con planes operativos implementado. Al 2026 se reducirá el 20% del Índice de tolerancia social de las personas en relación a la violencia familiar dirigida a las mujeres * ENDES: Encuesta Demográfica y de salud familiar 2019 –INEI. ** Programa Nacional para la prevención y erradicación de la violencia contra las mujeres e integrantes del grupo familiar – AURORA Empoderamiento y emprendimiento Femenino El analfabetismo afecta a más del 8% de las peruanas de 15 y más años de edad. Promover dentro del proceso de alfabetización una cultura de respeto Tasa de analfabetismo (% del grupo de edades 15 a más)* Al 2026 reducir al 50% la tasa de analfabetismo en hombres y mujeresTres veces más que a los hombres 2,9%. La situación se agrava en el ámbito rural llegando al 22% de analfabetismo en las mujeres frente al 7% de los hombres. * Existen obstáculos que impiden la educación de niñas y adolescentes en el Perú como el embarazado precoz, el matrimonio temprano o la pobreza. Del total de mujeres de 12 a 24 años de edad, que no continuaron sus estudios se encuentran el embarazo y el matrimonio (22,4%) Las mujeres ganan en promedio 29,6% menos que sus pares masculinos. * Cifras 2018 ENAHO. y defensa de los derechos la mujer. Reducir del Embarazo adolescente Promover emprendimientos, programas y proyectos para la generación de empleo y el autoempleo destinados al empoderamiento a tareas de actividades productivas. Las entidades públicas implementan acciones para promover el trabajo digno con igualdad remunerativa, fiscalización permanente en la permanencia de mujeres embarazadas y prevención del acoso y hostigamiento laboral. Número de empresas que se incorporan al “Sello Empresa Segura, libre de violencia y discriminación contra la mujer” a nivel nacional. Tasa de embarazo adolescente Número de programas articulados con gobiernos regionales de proyectos productivos, capacitación laboral, que promuevan el empleo y autoempleo. Porcentaje entidades públicas que implementan acciones para promover el trabajo digno con igualdad remunerativa, fiscalización permanente en la permanencia de mujeres embarazadas y prevención del acoso y hostigamiento laboral. Número de empresas que se incorporan al “Sello Empresa Segura, libre de violencia y discriminación contra la mujer” a nivel nacional-** *Indicador ENAHO **indicador Observatorio Nacional de Violencia de Género. en el Perú, incluyendo en 100% del proceso de aprendizaje la cultura de respeto y defensa de los derechos de la mujer. Al 2026 duplicar el índice de la reducción quinquenal de la tasa de fecundidad adolescente. Duplicar el número de programas articulados con gobiernos regionales de proyectos productivos, capacitación laboral, que promuevan el empleo y autoempleo. Al 2026 el 100% de las entidades públicas implementan acciones para promover el trabajo digno con igualdad remunerativa, fiscalización permanente en la permanencia de mujeres embarazadas y prevención del acoso y hostigamiento laboral. Duplicar el número de empresas que se incorporan al “Sello Empresa Segura, libre de violencia y discriminacióncontra la mujer” a nivel nacional. Reforma laboral y trabajo digno Legislación dispersa Primer Código dificulta cumplimiento. Laboral, de fácil acceso y Regímenes laborales conocimiento, promocionales como compendiando Exportación no maraña actual de tradicional – Decreto normal laboral, Ley N° 22342 – 22- simplificando Nov 78 se extiende 42 regímenes años. laborales sin afectar derechos de los trabajadores. Uso indebido de Establecer límites mecanismos de porcentuales a services y services y tercerización laboral. tercerización. No existen porcentajes limitativos a tercerización. 72.5% de la PEA se ubica en el sector del empleo no formal. La contratación no formal o en negro restringe acceso a seguridad social en salud y pensiones. Reducción progresiva del empleo no formal. Aumentar capacidad fiscalizadora de SUNAFIL, para al acceso a derechos laborales de los trabajadores. Sector privado: Regímenes laborales promocionales no deben exceder de 10 años. Reducción progresiva de contratación bajo régimen de exportación no tradicional: 20% cada año. Primer Código Laboral – Julio 2022. Ley que establece límites: no deben exceder de 10% entre ambos supuestos. 2026 intermediación y tercerización se emplea sin menoscabo de derechos laborales. 60% de inspecciones laborales orientadas a identificar empleo no formal. Incrementar 500 inspectores de trabajo a nivel nacional. Reducir PEA informal al 60% hacia 2026. Constitución de 20,000 núcleos ejecutores Generación de 1 ́000, 00,00 puestos de trabajo temporal 2021-2022. 1 millón de padre o madre de familia acceder a programa de empleo temporal y generan ingresos. 2026 término de régimen de exportación no tradicional.La remuneración mínima no tiene una ley que establezca oportunidad y condiciones de su reajuste. La remuneración mínima vital no se aplica en las entidades del Estado. Jóvenes tienen dificultades en el acceso al empleo Empresas y estado consideran experiencia para participar en procesos de selección. Poca inversión en potencial humano Baja productividad de empresas Mecanismo de reconocimiento de inversión en capacitación resulta complejo. Empresas y entidades del Estado no han sido receptivas al teletrabajo antes de la pandemia. Ley de la remuneración mínima vital. Reajuste debe ser periódico, atendiendo a que establece un piso mínimo. Remuneración mínima vital se aplica también a trabajadores que prestan servicios para el estado. Plan “Mi primera chamba”. Incentivos tributarios a la capacitación de los trabajadores. Se simplifica procedimiento de reconocimiento de inversión en capacitación. Nuevo enfoque de teletrabajo. Desconexión digital demostrable y obligatoria en sectores público y privado. Congreso genera mesas de trabajo con participación de empleadores y trabajadores. Consejo Nacional del Trabajo elabora propuesta y la eleva al Congreso. Se institucionaliza el reajuste de la remuneración mínima vital Empresas y trabajadores saben oportunidad de reajuste y mecanismos. Aproximadamente 150,000 jóvenes llegan al umbral de edad para trabajar cada año. 300,000 jóvenes acceden mediante el plan a su primer empleo en 5 años de gobierno. 500,000 trabajadores acceden a capacitación financiada por sus empleadores. 50% empresas invierten en capacitación del potencial humano. A diciembre del 2019 solo se reportaban 2,116 trabajadores realizando teletrabajo. Fuente: 20% trabajadores ocupados en el sector privado laboran en la modalidad de teletrabajo al 2026 30% trabajadores ocupados en el estado laboran bajo Ministerio de Trabajo. 98% de empresas adoptó trabajo remoto y 89% plantea continuar aun luegode levantadas restricciones de movilidad. Fuente: la modalidad de teletrabajo al 2026. 1 https://www.google.com/ search?rlz=1C1CHBF_es PE911PE911&amp;q=estudio+ benchmarking+de+recurs os+humanos-+covid-19. Futuro del trabajo Generar incentivo afecta empleo – uso para empresas que de tecnología: introduzcan robótica, drones, entre robótica, drones, otros. entre otros y Trabajadores no mantengan nivel cuentan con de empleo. mecanismos de reconversión laboral. Reforma del Sistema Previsional Sistema público ONP Lograr sistema no es sostenible. previsional equitativo, Cada vez menos sostenible y aportantes – eficiente. cotizantes, fondo no cubre costo Otorgar pensiones pensiones. a aportantes con más de 10 años de aportes continuos Transición o discontinuos. demográfica hacia una población Afiliados con mayoritariamente aportes menores a adulta, con 10 años son crecimiento negativo afiliados de nuestra población obligatorios de entre 15 a 19 años PENSION 65 al luego de 2020: futuro llegar a esa edad y con menos cotizantes no tener pensión que jubilados. de ningún sistema. Ley que incentiva a empresas en fortalecer las capacidades de colaboradores. Sistema Nacional de Pensiones (SNP): 4,716, 085 de afiliados. Se estima que 2.8 millones aproximadamente no recibirán pensión por no llegar a 20 años de aportes ( Fuente: Aportantes que acrediten aportes de más de 10 años acceden a pensión, estableciéndose tramos: de 10 a 15, más de 15 a menos de 20 años de aportes. BCRP). No existe continuidad de aportes durante vida laboral, aportantes con menosde 20 años de aportes no acceden a pensión. Pensión 65 no logra cobertura universal. Ineficiente gestión del SNP, el cual cuenta con déficit actuarial y tiene estructura inoperante y financieramente insostenible. A diferencia de las AFP, registro y contabilidad son de cargo del trabajador. Expandir pensión no contributiva universal para mayores de 65 años, equivalente a 150 soles mensuales, financiada con tributación del gobierno central. Reforma de Sistema de Previsional: - Sistema previsional contributivo mixto integrado: fondo mancomunado para garantizar pensión mínima y fondo de cuenta individual. Eliminación de comisiones fijas, en reemplazo de comisiones por rendimiento del fondo. Aporte a fondo mixto es hasta el tope de sueldo equivalente de 3 sueldos mínimos. El exceso no está sujeto a retención. Lograr cobertura pensionaria no contributiva del 100% de nuestra población mayor a 65 años. Sistema Privado de Pensiones (SPP): 7,749, 298 de cotizantes. Nuevo Sistema Previsional Mixto vigente desde enero de 2023. Trabajadores a punto de retirarse en el SNP recibirán pensiónAlta informalidad de la PEA, ocasionando baja cobertura previsional. Tasa de reemplazo muy baja. proporcional a aportes, asegurando que el 100% de los aportantes en ONP tengan pensión. Aumentar la tasa de cobertura. Modificar y adecuar la tabla de mortalidad al promedio de esperanza de vida de peruanos. Incorporar pilar solidario para pensión de mayores de 85 años. Seguridad Ciudadana En la lucha contra el crimen y el delito, no se percibe una clara política pública sobre el particular (en base a las políticas establecidas en el Acuerdo Nacional). Que deriven en estrategias rectoras para políticas de prevención, lucha Diseñar una política pública para la lucha contra el crimen y el delito que comprenda a las Instituciones del Estado en su conjunto (Ejecutivo – tres niveles de Gobierno, Legislativo, Órganos Promedio de la cobertura actual (SPP + SNP) es 25% de la PEA: -Afiliados: SNP: 4.7 millones SPP: 7.4 millones -Aportantes: SNP: 1.7 millones SPP: 3.3 millones La tasa de reemplazo (pensión promedio/salario promedio) es del 40% en el SPP Tasa de cobertura es del 35% en 2026. Pacto social con miras a ser el 80% el 2050. Tasa de reemplazo es del 40% en 2026, con miras a ser del 50% el 2040. Si fija pensión mínima a aportantes que acrediten más de 10 años de aportes. Fuente: Congreso de la República. Para el 2019 Población de 15 y más años de edad del área urbana víctima de algún hecho delictivo, Ciudades de 20 mil a más habitantes 26.3%, Nacional urbano 23.7%, Centros poblados urbanos entre 2 mil y menos de 20 mil En los 100 primeros días bajar los índices de percepción de inseguridad y victimización. Hacia el 2026 se reducirán drásticamente los 3 indicadores de inseguridad ciudadana: a) Percepción decontra el crimen organizado y política penitenciaria. Jurisdiccionales, Colegios profesionales, Empresas Privadas, Sociedad Civil organizada y Cooperación Internacional). habitantes 17.2% Nota: Hecho delictivo es todo hecho que atenta o vulnera los derechos de una persona y conlleva al peligro, daño o riesgo . Fuente: INEI – Encuesta Nacional de Programas Presupuestales 2019– 2020 Ante la elevada estadística de la comisión de delitos patrimoniales. Inseguridad:(Alta) b) Disminuir porcentajes de Victimización nivel de victimización a menos del 15% para el 2026 Hacia el 2026 se reducirá al 50%. (Información preliminar). Agosto 2020 Según expertos el nivel de victimización es de 20%. Del 100 % de delitos el 80% corresponden a delitos patrimoniales. La violencia familiar es Atención prioritaria un problema grave en de las denuncias la sociedad peruana. de violencia familiar creando comisarías de mujeres y en coordinación con las fiscalías de familia. Insuficiente cantidad Aumentar el de comisarias básicas número de y de especialización. comisarias básicas a nivel nacional y unidades especiales de investigación. Todas las comisarias del país al 2026 contaran con personal policial femenino para la atención adecuada. Número de comisarias básicas y unidades especiales de investigación. Al 2026 habrá 1600 comisarías básicas y 210 unidades especiales de investigación. Las comisarias deben tenerjurisdicción distrital, subordinando a otras dentro del distrito. Falta de liderazgo del SINASEC, entidad altamente burocrática, falta de compromiso de actores, actores que desconocen la normatividad de la política de seguridad ciudadana. Policía Nacional del Perú Problemática en RR.HH (cantidad – calidad) Logística: (insuficiente, obsoleta – tecnología de punta.) Debilidad institucional del serenazgo Funcionamiento pleno y permanente del SINASEC presidido por el Jefe del Estado. Ejercer el liderazgo desde la más alta investidura permanente nivel de coordinación multisectorial. En cinco años de Gobierno, captar cuarenta mil nuevos policías procedentes de los Institutos Superiores y darles una formación policial de un año, de igual manera captar dos mil quinientos bachilleres para, con dos años de formación policial, tener Alféreces. Institucionalizar a Serenazgo. Apostar por la aprobación de la Ley de Serenazgo pendiente en la Comisión de Déficit del número de efectivos policiales. Déficit de oficiales de la PNP. Al 2026 formar 40,000 policías. Al 2026 formar 2500 oficiales. Impulsar la aprobación de la Ley del Serenazgo. Incorporar en la Ley 27908 y su Reglamento DSFalta de presencia policial en zonas rurales. Deportes Deficiente estructura deportiva en provincias, reducido acceso a sedes deportivas especializadas, falta de personal capacitado, poco gasto corriente en rendimiento, activación física y trabajo en seleccionados nacionales. Escasa estructura deportiva local. Defensa del Congreso de la República. La presencia de las rondas campesinas contribuye a mejorar la seguridad ciudadana en las comunidades. Masificar acceso al deporte. Ley y Reglamento del Deportista Escolar, asegurando que talentos accedan a programa de financiación y alimentación de deportistas desde los 5 años de edad. Incentivos para la formación de psicólogos deportivos, incluido en los colegios y universidades. Programa Nacional de Núcleos Ejecutores es expandido a N° 025-2003-JUS la participación de las Rondas Campesinas, en apoyo de las funciones de la Policía Nacional, en aspectos de Seguridad Ciudadana (en zonas rurales donde tienen existencia orgánica. La inversión en deporte es de US$675 millones (2018), la mayor parte destinada a infraestructura por la coyuntura de los Panamericanos, pero gasto histórico no es constante. El presupuesto deportivo se incrementara sustantivamente al 2026. La inversión en rendimiento, activación física, selecciones y gastos administrativos es de US$12 millones, por debajo del promedio regional. Construcción de 250 polideportivos locales.infraestructura deportiva local. Construcción de 5 Villas Deportivas Regionales de Alto Rendimiento. Garantizar que el 90% de la población urbana tenga acceso a infraestructura deportiva local básica. Garantizar que el 100% de la población universitaria y deportista profesional tenga acceso a infraestructura especializada. Deportes tecnológicos o virtuales no reciben reconocimiento o apoyo del Estado. Problemas Identificados Reforma Política Número de habitantes por representante congresal es relativamente alto, en perjuicio de una representación adecuada. La población no tiene un Reconocer y fomentar los deportes virtuales. Creación de la Federación Peruana de Deportes Virtuales. DIMENSIÓN INSTITUCIONAL Objetivos Indicadores Estratégicos (propuestas) Reducir la tasa de habitantes por representante congresal con la creación de distritos electorales por número de habitantes Actualmente, 185 mil electores por cada congresista. Metas 2021-2026 Reforma constitucional y electoral completa en 2024.congresista local de referencia. Partidos políticos están debilitados e inactivos en periodos intermedios electorales. Clase política es reducida, no existe formación de cuadros. Candidatos no son dirigentes habituales. Bicameralidad: 130 diputados elegidos en los nuevos distritos electorales, 40 senadores elegidos por distrito nacional único. Fortalecer a partidos políticos como base de la democracia funcional. Lograr que se encuentren activos en periodos intermedios electorales. Numero de peruanos que militan en partidos políticos es de 1, 593,697 ciudadanos. Fuente: Mayor participación de ciudadanos en partidos políticos (2024) Estadística del Registro de Organizaciones Políticas – ROP. Partidos políticos serán considerados verdaderas escuelas de formación de líderes y gestores públicos. (2025) Partidos políticos serán considerados verdaderos cimientos del sistema democrático. (2026) Número de militantes que han ejercido su Establecimiento del derecho a elegir sus voto voluntario y representantes es tan eliminación del solo el 5.06 % de los preferencial. militantes inscritos en los partidos políticos. Elecciones internas abiertas, simultáneas, virtuales y con participación de la ONPE. Auditorías Confianza en partidos financieras políticos varía entre privadas por del 12%. Fuente: concurso público a (Encuesta IPSOS, 2017) al 8% (Encuesta Datum, partidos políticos, 2018). financiadas por el Estado. Implementación de normas ISO en administración, gestión, anti soborno y financiamientoilegal en partidos políticos. Alternancia y paridad en la conformación de listas. Afiliación y desafiliación 100% virtual para los partidos políticos. Reforma Judicial La actuación sin colaboración de las instituciones encargadas de la administración de justicia, ha significado que los procesos sean más lentos, que no se combatan eficazmente las malas prácticas de algunos de sus operadores y que los escasos recursos no sean eficientemente utilizados. El derecho fundamental de acceso a la justicia se ve afectado por los costos que implican acceder a ella, en términos de recursos económicos como en términos de tiempo lo cual afecta la paz social y aumenta la creencia en la justicia por propia mano. Bajo el principio de colaboración y respetándose la autonomía de las instituciones, promover un enfoque sistémico de la problemática del sistema de justicia Garantizar el acceso a la justicia y la ejecución de los mandatos judiciales como instrumento eficaz de solución de conflictos y para obtener la paz social. La asignación de recursos a los órganos que conforman el sistema de justicia se ha sido año a año, sin embargo, la legitimidad de dichas instituciones no ha mejorado. Ministerio Público 2019. S/. 2,071,979,488.00 2020. S/. 2,520,274,208.00 2021. S/. 2,582,137,391.00 Poder Judicial 2019. S/. 2,564,785,144.00 2020. S/. 2,883,799,411.00 2021. S/. 3,054,141,797.00 Se conforma una Comisión de Alto Nivel para la Reforma del Sistema de Justicia en el 2022 encargada de coordinar acciones de colaboración para un mejor uso de los recursos en el sistema de justicia y combatir eficazmente las malas prácticas de sus operadores (faltas administrativas y delitos). Incremento significativo del número de defensores públicos y consultorios legales gratuitos. Tribunal Constitutional 2019. S/. 53,031,817.002020. S/. 43,756,622.00 2021. S/. 45,972,014.00 Fuente: MEF La excesiva carga procesal y procesos con predominio de la escritura han convertido a los procesos en verdaderos vía crucis para todo justiciable que requiera una solución a sus conflictos o la eliminación de incertidumbres jurídicas, lentitud procesal que incrementa el riesgo de corrupción en los procesos jurisdiccionales. Reforma del Código Procesal Civil, favoreciendo la oralidad y la reducción de actos procesales, esto es, procesos judiciales breves, eficaces y transparentes Culminación de la implementación del CPP y la nueva Ley procesal laboral en todo el país Implementar como política de Estado la promoción de la cultura de paz con el mayor uso de Insuficiente número de defensores públicos (defensa técnica de procesados en materia penal) y 43 Centros de Asistencia Legal Gratuita - ALEGRA (defensa de la víctima, asesoría legal para peruanos de escasos recursos). Numero de procesos judiciales se ha incrementado año a año, no obstante, el permanente incremento del presupuesto del Poder Judicial. Poder Judicial 2017. S/. 2,056,374,512.00 2018. S/. 2,271,658,000.00 2019. S/. 2,564,785,144.00 2020. S/. 2,883,799,411.00 2021. S/. 3,054,141,797.00 Garantizar la aplicación inaplazable en todo el país del Código Procesal Penal (2021). Nuevo Código procesal civil predominantemente oral (2022) y su implementación progresiva en todo el país. Implementación de 50 nuevos Centros de Conciliación gratuitos en todo el país. Firma de convenios con instituciones públicas y privadasmecanismos alternativos de solución de conflictos. Desjudicialización de los petitorios en materias patrimoniales. Alta provisionalidad de jueces y fiscales que termina comprometiendo la autonomía en el ejercicio de sus funciones. Reducir plazas provisionales del 30% a no más del 10% hacia 2026. Hasta el año 2019, se contaba a nivel nacional con 52,495 conciliadores extrajudiciales, 1 719 Centros de Conciliación Extrajudicial privados y 84 Centros de Conciliación Extrajudicial Gratuitos (MINJUS). Número de jueces titulares es 1759, provisionales 556 y supernumerarios 988. para la Implementación de Centros de Arbitraje Popular en todo el país (2024) Modificación de la Ley Notarial para incluir dentro de sus competencias más materias de naturaleza patrimonial que actualmente están judicializadas (2024). Reducción significativa de la carga procesal en todo el país (2024). Plazas provisionales no exceden el 10% en 2026. Fuente: Boletín Estadístico Institucional del Poder Judicial 01- 2020). Numero de fiscales titulares es 3129 y provisionales es 4096. Fuente: Boletín Estadístico N° 07 del Ministerio Publico 2020. Alta percepción de la ciudadanía sobre corrupción judicial. Apoyar a los órganos de gobierno del Poder Judicial en logra la predictibilidad judicial y la publicación de la jurisprudencia de todas las El 90% de peruanos no confía en el sistema de justicia. Fuente: Encuesta Datum, 2018. Incremento de la confianza en el sistema de justicia por parte de la población, como institución que soluciona los conflictos intersubjetivos yinstancias judiciales. Lucha contra la corrupción Alta percepción de corrupción en políticos, funcionarios, administradores de justicia, y policía nacional. La corrupción es un problema sistémico y transversal a las instituciones públicas y privadas y que no distingue colores políticos. La opacidad o falta de transparencia en la gestión pública incrementa los riesgos de corrupción. El uso político de los instrumentos de lucha contra la corrupción contra adversarios deslegitima la lucha contra la corrupción La corrupción erosiona las bases del Estado democrático y constitucional de derecho y perjudica a los más pobres por la indebida utilización de los recursos públicos. Cláusulas anticorrupción sólo obligatorias en contratos futuros (no existe retroactividad). garantiza la paz social (2023). Impulsar y fortalecer la Comisión de Alto Nivel Anticorrupción (CAN) a fin de formular un nuevo Plan Anticorrupción sistémico Victimización por corrupción en peruanos: 26.3% Secretaría Técnica de la CAN ayudará en implementación de los Planes Regionales y Municipales Anticorrupción Regiones serán penalizadas no recibiendo 20% de su presupuesto hasta no aprobar su plan anual. La Procuraduría Pública Anticorrupción tiene 14 procuradurías macro regionales, 12 coordinaciones regionales (2 pertenecen a Lima regiones) y 9 oficinas descentralizadas. A fin de dotar de mayor autonomía a la Procuraduría General de la República la convertiremos en un órgano constitucional autónomo, con mayor asignación de recursos, en especial a las Procuradurías Públicas Especializadas anticorrupción, Fuente: Cultura Política de la Democracia en el Perú 2018-2019, en base a Informe Barómetro de las Américas en Perú por LAPOP, 2019. Índice de victimización por corrupción al 15% en 2026 (medición 2025). Nuevo Plan Nacional Anticorrupción elaborado de manera sistémica con la participación de la sociedad civil (2021). Las instituciones conformantes de la CAN implementan oficinas y mecanismos para la coordinación interinstitucional anticorrupción (2023) Los Gobiernos regionales y locales cuenta con su respetivo Plan anticorrupción, elaborado con asesoramiento técnico de la Secretaria Técnica de la CAN (2023) La Procuraduría Pública Anticorrupciónlavado de activos y perdida de dominio. realiza una labor eficaz y coordinada con todos las Procuradurías descentralizadas anticorrupción a las que se les ha dotado de mayores recursos económicos y humanos (2022). Fortalecer la ética, la transparencia y rendición de cuentas en la gestión pública y en todos los niveles de gobierno condicionándose ello a una mayor asignación de recursos. Reforzar la educación escolar y universitaria con cursos que aborden específicamente el problema de la corrupción fomentando una educación en valores. Desde Agosto del 2021, 100% de los contratos en infraestructura tendrán adenda con cláusula anticorrupción. Implementar cláusula anticorrupción en contratos de infraestructura mediante adendas. Sistema Penitenciario Nuestro sistema penitenciario se encuentra sumido en una grave crisis institucional por la escasa asignación de recursos y la deficiente administración de los Construcción de nueva infraestructura penitenciaria, fundamentalmente para reos primarios, con prácticas de Número de internos en el país desde el 2011 al 2020 se ha duplicado sin embargo la capacidad de albergue de los mismos solo se ha Incremento de capacidad de albergue (15,000 plazas) de nuestros centros penitenciarios con construcción de nuevos pabellonesmismos que ha significado que no se haya incrementado la capacidad de albergue que contrarreste el incremento de personas privadas de su libertad. Ello ha ocasionado un hacinamiento de casi 240%. Nuestras cárceles se han convertido en escuelas del crimen y no en centros de reeducación, rehabilitación y reincorporación de los internos a la sociedad. gestión moderna que garanticen centros de verdadera rehabilitación y reinserción social de quienes hayan sido condenados. Implementación del modelo de cárceles productivas y/o factorías que logren que los internos generen recursos o ingresos económicos para contribuir en la economía de sus hogares y en la sostenibilidad de los centros penitenciarios, fundamentalmente en el caso de reos primarios. incrementado en 4.62 en principales % (65-68). Fuente: centros INPE penitenciarios. (2023) El hacinamiento carcelario fomenta la Construcción de 3 corrupción en el Establecimientos sistema judicial y Penitenciario para penitenciario y reos primarios con convierte las cárceles modelo de cárceles en verdaderas productivas, con una escuelas de capacidad de perfeccionamiento albergue de 15,000 del crimen. plazas. (2025, 2026) Construcción de Talleres en diferentes establecimientos penitenciarios bajo el modelo de cárceles productivas Reducción de internos sin sentencia condenatoria con la atención de sus procesos por parte de la defensa pública (2024). Defensa Nacional Escaso presupuesto en defensa nacional, muy por debajo del promedio regional y mundial. Los recursos humanos son reducidos en todos los niveles. La preparación técnica y Elevar el presupuesto de defensa nacional al promedio regional. Integración y priorización en inversión de nuestras escuelas de formación. Gasto en defensa es del 1.19% del PBI, entre los más bajos de la región. Meta presupuestal de 1.5% del PBI al 2026. En 2023 Nuevo Plan Nacional de Captación, priorizando formación deoperativa es ineficiente. Priorizar formación de oficiales y suboficiales por encima de efectivos de tropa. Las capacidades de inteligencia son restringidas, provocando falta de conocimiento de amenazas y riesgos actuales, así como procedimientos para negar el acceso a la información. No existe una política nacional planificada a largo plazo para adquisiciones y rearme. Potenciar el Sistema Nacional de Inteligencia. Reforzar rectoría de la Dirección Nacional de Inteligencia. suboficiales y oficiales. Desarrollar Política Nacional y Doctrina para la estandarización y rearme nacional. </text:p>
          </table:table-cell>
        </table:table-row>
        <table:table-row table:style-name="ro1">
          <table:table-cell office:value-type="string" calcext:value-type="string">
            <text:p>Democracia Directa</text:p>
          </table:table-cell>
          <table:table-cell office:value-type="string" calcext:value-type="string">
            <text:p>PLAN DE GOBIERNO 2021 - 2026 NUEVA CONSTITUCIÓN VÍA REFERÉNDUM Diciembre 2020Plan de Gobierno de Democracia Directa 2021-2026 Estamos en un mundo en constante trans - formación y la Agenda 2030 juega un papel fundamental en el proceso de desarrollo global. Es a través de esta hoja de ruta que se insta a todos los países, pobres o de ingresos medianos o altos, a adoptar medidas para promover la prosperidad y al mismo tiempo proteger al planeta, poniendo énfasis en que el ser humano está en el centro del desarrollo y que, por consiguiente, ‘nadie se quede atrás’. La acción global debe lograr, más allá de sacar a las personas de la pobreza, enfocarse en derribar las barreras históricas de desigualdad que condicionan el desarrollo individual y colectivo, entre los países y al interior de éstos. María del Carmen Sacasa Representante Residente del Programa de las Naciones Unidas para el Desarrollo (PNUD) en Perú 2Introducción Las elecciones generales del 2021 se han convocado en un escenario de crisis política y escasa gobernabilidad; donde la población ha perdido la fe en las instituciones del Estado Peruano, porque los representantes elegidos por ellos finalmente no los representan y porque existe una amplia red de corrupción imperante en estas instituciones. Se puede argumentar que es una crisis que se originó porque se elige malos candidatos; sin embargo, esta situación de crisis institucional se ha mantenido más allá de la renuncia de Pedro Pablo Kuczynski y la sustitución por Martín Vizcarra y ha continuado a pesar del cierre del Congreso y la elección de un Nuevo Congreso que finalmente declaró la vacancia de Martín Vizcarra. Esto no es un problema de personas, sino que es el sistema de contrapesos democráticos el que no funciona y esto obliga a pensar una reforma profunda en el sistema político de representación y toma de decisiones que afectan al país. A la crisis política, gracias a una actitud irresponsable del Congreso de la República, se ha agregado una crisis de gobernabilidad donde la población en general no cree ni respeta las decisiones del Gobierno Nacional o del Congreso de la República porque se ha convencido que quienes los conducen son irresponsables, ya que piensan y deciden en función de intereses personales o de grupo, pero que no benefician a la mayoría de la población. Estos aspectos están levantando olas de protesta social y demandas insatisfechas, justo en el marco de la pandemia de la COVID-19 y la crisis económica. El Perú ha sido el país con el mayor crecimiento económico entre el 2002 y el 2013 (12 años). La economía nacional creció a un promedio del 6.2%, mientras la economía mundial lo hizo a una tasa del 4% y a esto se le llamó “milagro económico”. Ahora enfrentamos una gran crisis económica producto de la pandemia de la COVID-19, en la que han quebrado muchas empresas, siendo el más afectado el sector informal; en consecuencia, se ha perdido 4 millones de puestos de trabajo, lo que se refleja en incremento de la pobreza. A la vez, tenemos una crisis institucional y moral, debido al abuso del poder y la corrupción existente en todos los niveles del Estado Peruano que han llevado a la población al hartazgo y a las calles, exigiendo cambios, reformas en el sistema económico, más empleo, mejores sueldos y más oportunidades. Sin embargo, la crisis sanitaria producida por la COVID-19 (parte de la pandemia mundial) ha evidenciado que el crecimiento económico de 12 años no ha ayudado a mejorar ni las condiciones de vida de la gente, ni a mejorar la calidad de los servicios en educación, salud y seguridad ciudadana, los que aparecen obsoletos, sin equipamiento y sin capacidad de respuestas a situaciones de emergencia y menos en catástrofes. Este viejo “Estado seudo liberal”, oligárquico, al servicio de pequeños grupos de poder y de espaldas a las necesidades de la gente, no va más. La población en las calles está expresando su hartazgo, su disconformidad y es necesario que la clase política en general y en especial los partidos políticos, tomen la histórica decisión de abandonar esa mirada “cortoplacista” para guiar al gobierno en “piloto automático” y mantener el continuismo de un modelo 3económico desfasado y un modelo político autoritario, excluyentes y generadores de la profundización de las brechas sociales. Los miembros de la Organización Política Democracia Directa desde hace más de una década hemos venido afirmando que el Perú requiere con urgencia cambios profundos en el sistema político y económico para garantizar el progreso y una vida mejor para su gente y que esas reformas deben nutrirse del contenido de la constitución; por lo tanto, en esencia se requiere de una Nueva Constitución. Sin embargo, el descrédito y deformación del sistema de representación lo inhabilita para seleccionar asambleístas responsables para representar los intereses de sus electores y cumplir con la tarea de elaborar una Nueva Constitución que represente los intereses de todos los peruanos y no solo de los pequeños grupos de poder. Por eso proponemos que le corresponde a toda la población peruana de Costa, Sierra y Selva y de todos los estratos sociales, la responsabilidad de elaborar y aprobar una NUEVA CONSTITUCIÓN a través de un Referéndum Constitucional Ciudadano. El plan de gobierno que le presentamos a continuación está orientado a cumplir esas dos profundas y perentorias demandas de los peruanos: (a) un programa de intervención inmediata del gobierno para enfrentar la crisis económica, política y moral, donde generalmente se propondrán políticas de corto y mediano plazo y (b) una propuesta de Referéndum Constitucional Ciudadano en el primer año del gobierno, que permita recuperar a los peruanos su soberanía sobre el uso de sus recursos naturales, cambiando el modelo económico primario-exportador instalado en la colonia y continuado a la fecha, por un modelo de industrialización diversificada de nuestros productos con alto valor agregado, apoyado en el uso de la ciencia y la tecnología, lo que garantizará millones de puestos de trabajo digno y con pleno respeto de los derechos laborales. Desde el gobierno, vamos a asumir con primera prioridad a la superación el estado de abandono en que se encuentra la salud, la educación, el empleo y la seguridad ciudadana en el Perú. Nunca más debe repetirse la infausta historia, de 80,000 peruanos fallecidos por falta de previsión y escasa capacidad de los hospitales o muertos por el monopolio y acaparamiento de gas, medicamentos y ropa de protección para los trabajadores de la salud. Para la población queda claro que si bien es cierto los gobiernos tienen una gran responsabilidad por su ineficacia, insensibilidad social y su cinismo de permitir la corrupción en plena pandemia, la gente debe comprender que más allá de las personas y los partidos, la causa principal de esta situación es la constitución política neoliberal de 1993, la que prioriza los negocios de los grupos de poder económico y político por encima de las necesidades y derechos de las personas. Nuestra propuesta no se aleja mucho de los consensos generales del Acuerdo Nacional, donde abogan por: • • Un sistema unificado de salud. Calidad educativa eliminando brechas y con acceso a educación virtual en todos los niveles 4• • • • Crecimiento económico sostenible Continuidad de la reforma política y del sistema de administración de justicia Lucha contra la pobreza y pobreza extrema Acabar con el estancamiento de la descentralización, con recorte de presupuesto y falta de apoyo técnico político para constituir las macro regiones. La construcción de la República de Democracia Total en una Nación para Todos implica completar la construcción del Perú como nación soberana y auténticamente democrática y exige resolver a plenitud los problemas históricos pendientes que arrastramos como herencia colonial de larga data y que el advenimiento de la República no ha sido capaz de afrontar hasta la actualidad. Estas cuestiones históricas no resueltas se sintetizan en: falta de identidad histórica, débil soberanía nacional, falta de integración nacional y cohesión social como parte de un Proyecto Nacional en el marco de la unidad de los pueblos de Nuestra América, democracia incompleta usurpadora de la soberanía popular y, finalmente, la persistencia de un Estado Oligárquico, de matriz colonial, configuración monocultural y naturaleza aparente (Democracia Directa, 2016). 5Tabla de contenidos I. DIAGNÓSTICO DE LA REALIDAD PERUANA 8 I.1 Eje 1 – Derechos fundamentales y dignidad de las personas <text:s/>9 I.1.1 Bajo índice de desarrollo humano del Perú . 9 I.1.2 Los conflictos sociales y la poca capacidad de resolución de conflictos del Estado Peruano 10 I.1.3 Deficientes servicios de salud . 10 I.1.4 Baja calidad de la educación <text:s/>12 I.1.5 Inseguridad ciudadana y la necesidad de la participación de las fuerzas armadas en el desarrollo nacional 14 I.2 Eje 2 – Oportunidades y acceso a los servicios <text:s/>. 16 I.3 Eje 3 – Estado y gobernabilidad . 17 I.3.1 Necesidad urgente de una nueva Constitución Política del Perú 17 I.3.2 Perjuicio económico generado por la corrupción 18 I.4 Eje 4 – Economía, competitividad y empleo <text:s/>19 I.5 Eje 5 – Desarrollo regional e infraestructura . 20 I.6 Eje 6 – Recursos naturales y ambiente <text:s/>21 II. VISIÓN, MISIÓN, PRINCIPIOS Y OBJETIVOS ESTRATÉGICOS <text:s/>. 22 II.1 Visión del Perú al 2050 <text:s/>. 22 II.2 Misión <text:s/>. 22 II.3 Principios . 22 II.4 Lineamientos estratégicos 22 II.5 Objetivos estratégicos <text:s/>. 23 II.5.1 Dimensión social <text:s/>23 II.5.2 Dimensión económica 25 II.5.3 Dimensión ambiental . 25 II.5.4 Dimensión institucional <text:s/>25 III. EJES FUNDAMENTALES DEL PLAN DE GOBIERNO . 26 III.1 Eje 1 – Derechos fundamentales y dignidad de las personas 26 III.1.1 Atención inmediata a los conflictos sociales y fortalecimiento de la Defensoría del Pueblo . 26 III.1.2 Derecho a la salud 26 III.1.3 Derecho a la educación . 28 III.1.4 Derecho a la seguridad ciudadana y a la defensa nacional 31 III.2 Eje 2 - Oportunidades y acceso a los servicios <text:s/>. 33 III.3 Eje 3 – Estado y gobernabilidad . 33 6III.3.1 Lograr la aprobación de una nueva Constitución Política del Perú 33 III.3.2 Lucha frontal contra la corrupción . 34 III.3.3 Política exterior <text:s/>36 III.4 Eje 4 – Economía, competitividad y empleo . 36 III.4.1 Cambio del modelo económico <text:s/>. 37 III.4.2 Reactivación de la economía . 37 III.4.3 Reparto justo de la riqueza . 38 III.4.4 Sistemas de pensiones <text:s/>39 III.4.5 Reducción de la informalidad, incremento de la recaudación tributaria y reforma tributaria 39 III.4.6 Competitividad <text:s/>. 41 III.4.7 Gasto eficiente del Estado <text:s/>43 III.5 Eje 5 – Desarrollo regional e infraestructura <text:s/>43 III.6 Eje 6 – Recursos naturales y ambiente 44 IV.PROPUESTA DE RENDICIÓN DE CUENTAS SOBRE EL CUMPLIMIENTO DEL PLAN DE GOBIERNO 45 7I. DIAGNÓSTICO DE LA REALIDAD PERUANA 8I.1 Eje 1 – Derechos fundamentales y dignidad de las personas Entre los problemas de este eje tenemos los siguientes: (a) bajo índice de desarrollo humano del Perú, (b) los conflictos sociales y la poca capacidad de resolución de conflictos del Estado Peruano, (c) los deficientes servicios de salud, (d) la baja calidad de la educación y (e) la inseguridad ciudadana y la necesidad de la participación de las fuerzas armadas en el desarrollo nacional. Los problemas expuestos serán desarrollados a continuación. I.1.1 Bajo índice de desarrollo humano del Perú El índice de desarrollo humano ajustado por desigualdad (IDH-D) del Perú tuvo un valor bajo de 0.473 en el 2017 (PNUD, 2019). Además, las regiones con menores índices de desarrollo humano ajustado por desigualdad fueron las siguientes: (a) Puno (0.234), (b) Huancavelica (0.245), (c) Cusco (0.245), (d) Cajamarca (0.25), (e) Apurímac (0.254) y (f) Ayacucho (0.255) (PNUD, 2019). Cabe resaltar que el IDH-D ajusta el índice de desarrollo humano (IDH) “según la desigualdad en la distribución de las dimensiones entre la población” (p. 73). Según los especialistas del PNUD (2018, p. 22), los componentes para el cálculo del índice de desarrollo humano son: (a) esperanza de vida al nacer (en años), (b) años esperados de escolaridad, (c) años promedio de escolaridad y (d) ingreso nacional bruto (INB) per cápita; además, los niveles de desarrollo son los siguientes: (a) desarrollo humano muy alto (de 0.8 a 1.0), (b) desarrollo humano alto (de 0.7 a menos de 0.8), (c) desarrollo humano medio (de 0.55 a menos de 0.7) y (d) desarrollo humano bajo (menos de 0.55). En el resumen ejecutivo del informe “El Reto de la Igualdad”, los especialistas del PNUD (2019) precisaron lo siguiente: 1. El desarrollo humano del Perú en el período 2003-2019 ha progresado sostenidamente creciendo a una tasa acumulada mayor al 60%; sin embargo, existen territorios que no han sido explotados en su totalidad y presentan brechas debido a desafíos estructurales como: piso altitudinal, baja densidad poblacional y nivel de diversificación productiva (p. 11). 2. A mayor altitud se tiene menor IDH, lo que evidencia la relación entre el desarrollo humano y el piso altitudinal (p. 12). 3. La especialización productiva de un territorio y el acceso a capacidades y recursos para su producción están relacionados directamente con su desarrollo humano (p. 12). 4. Se debe superar la desigualdad para aprovechar todo el potencial de desarrollo de los territorios (p. 12). 5. El Índice de Densidad del Estado (IDE) muestra que el Estado ha llegado a las alturas andinas; pero, aún encuentra desafíos para descender a la selva baja debido al factor geográfico y las distancias. 96. Al leer conjuntamente el IDH y el IDE se constata que la presencia de servicios del Estado no se concreta de inmediato en el desarrollo humano. 7. Para convertir al territorio en verdadero motor de desarrollo humano sostenible se requiere: A. Reorientar y profundizar la descentralización, mejorando las capacidades de gestión territorial en los gobiernos regionales y locales, y promoviendo una mayor coordinación intergubernamental (p. 13). B. Flexibilizar la organización territorial del Estado, superando las rigideces impuestas por las actuales circunspecciones político-administrativas (p. 13). I.1.2 Los conflictos sociales y la poca capacidad de resolución de conflictos del Estado Peruano Desde septiembre 2019 hasta septiembre 2020, la cantidad de conflictos sociales registrados ha sido prácticamente la misma, la que ha estado entre 184 y 192, siendo 189 la cantidad registrada a septiembre 2020 (Defensoría del Pueblo, 2020), lo que evidencia la poca capacidad de resolución de conflictos que tiene el Estado Peruano. Además, la cantidad de conflictos sociales por nivel de gobierno ha sido la siguiente: (a) gobierno nacional (116 – 61.4%), (b) gobierno regional (46 – 24.3%), (c) gobierno local (19 – 10.1%), (d) Poder Judicial (4 – 2.1%), (e) organismos constitucionales autónomos (2 – 1.1%) y (f) Poder Legislativo (2 – 1.1%) (Defensoría del Pueblo, 2020, p. 7). Entre las razones de la baja capacidad de resolución de conflictos y otras demandas de protección de derechos que tiene la población peruana, está el bajo presupuesto institucional de la Defensoría del Pueblo, lo que no le permite llegar a toda la población que requiere su intervención. El presupuesto institucional de apertura del 2020 de la Defensoría del Pueblo fue S/. 73’574,449 soles, el cual es insuficiente para atender la demanda y contribuir a la solución de los conflictos sociales. Además, sus recomendaciones no tienen carácter vinculante o de cumplimiento obligatorio por parte de las entidades observadas, lo que finalmente no contribuye a que se implementen. I.1.3 Deficientes servicios de salud El Perú tiene un sistema fragmentado de salud: Ministerio de Salud, Ministerio de Trabajo y Promoción del Empleo – Essalud, Ministerio de Defensa (Hospital Militar, Hospital Naval y Hospital de la Fuerza Aérea) y Ministerio del Interior (Hospital de las Fuerzas Policiales). Esta situación dificulta la toma de decisiones y la implementación inmediata y adecuada de las políticas. El sistema de salud abarca tratamiento y recuperación de la enfermedad; pero, no hay sistema de promoción del cuidado de la salud que promocione hábitos de vida saludables y detección inmediata de signos y síntomas de enfermedad. Se requiere garantizar la capacidad de respuesta del primer nivel de atención a la pandemia de la COVID-19 para tener una respuesta inmediata a los 10requerimientos de cada familia, con asistencia profesional, medicamentos y orientaciones, evitando su complicación. Además, se requiere regulación, control y drásticas sanciones relacionadas con malas prácticas o delitos asociados a la producción y distribución de oxígeno y medicamentos, para evitar la especulación y el abuso. Al 16 de diciembre de 2020, la pandemia de la COVID-19 sigue en aumento, habiendo llegado a 989,457 casos confirmados con un 3.73% de letalidad (Ministerio de Salud, 2020c) y a la fecha no ha realizado pagos por la compra de vacunas (Gestión, 2020b). Sin embargo, los sistemas de salud del Estado Peruano ya eran deficientes antes de la pandemia de la COVID-19 y durante el desarrollo de esta pandemia simplemente han colapsado. En gran parte se debe a que el presupuesto institucional modificado a octubre 2020 del Ministerio de Salud fue S/. 9,769’434,242 soles (Ministerio de Salud, 2020a). Este presupuesto no ha sido suficiente para atender la pandemia y tampoco es suficiente para dar una atención de salud de calidad para los peruanos. Además, el sector salud recibe aproximadamente solo el 3% del PBI (El Peruano, 2020, párr. 3), por lo que urge que se destine progresivamente un presupuesto mucho mayor para mejorar significativamente la calidad de los servicios de salud para la población peruana. La desnutrición crónica en niños menores de 5 años del 2015 al 2019 ha descendido de 18.8% a 16% (Instituto Nacional de Salud, 2020a, p. 12), siendo las regiones de Huancavelica, Cajamarca y Loreto las más afectadas con 30.1%, 27.3% y 24.5% respectivamente, en el 2019 (Instituto Nacional de Salud, 2020a, p. 13). Además, la anemia en niños menores de 5 años ha descendido de 49.8% a 37% (Instituto Nacional de Salud, 2020a, p. 3), siendo las regiones de Ucayali, Madre de Dios y Cusco las más afectadas con 60.4%, 55.5% y 52.7%, respectivamente, en el 2019 (Instituto Nacional de Salud, 2020a, p. 4); sin embargo, la pandemia de la COVID-19 habría agravado esta situación aún más. También cabe resaltar que el presupuesto modificado institucional del Programa Articulado Nutricional ha aumentado de S/. 1,199 millones a S/.2,845 millones del 2008 al 2019 (ComexPerú, 2020, párr. 3); sin embargo, este incremento presupuestal ha sido insuficiente para superar la desnutrición crónica y la anemia en el Perú. El presupuesto institucional modificado del programa presupuestal “0131 Control y prevención en salud mental” al 30 de setiembre de 2020 fue 126.6 millones (Mazzetti, 2020, p. 17). Este presupuesto insuficiente no permite ni siquiera tener el personal especializado que se requiere para la atención a los pacientes en todas las regiones. Cabe resaltar que los casos de problemas de salud mental atendidos desde el 2009 hasta el 2017 han crecido de la siguiente manera: (a) ansiedad (de 165,461 a 245,503), (b) depresión (de 105,300 a 187,311), (c) violencia (de 51,834 a 100,881), (d) psicosis (de 21,769 a 66,583) y (e) adicciones (de 12,097 a 44,661) (Ministerio de Salud, 2018, p. 26). Además, se estableció como línea de base que en el 2017 se atendía al 20.4% de la población con problemas de salud mental (Ministerio de Salud, 2018, p. 42). Estas deficiencias en la atención habrían incrementado durante la pandemia de la COVID-19, existiendo más del 70% de la población peruana con problemas de salud mental que no estarían siendo atendidas. 11I.1.4 Baja calidad de la educación La calidad de la educación peruana ha sido baja en la educación básica regular y en la educación superior universitaria y no universitaria. Para el año 2020, el presupuesto del sector educación ha sido el 17.7% con respecto al presupuesto total del Estado Peruano (Alva, 2020). Según los especialistas de Channel News Perú (2020): para el año 2020 se destinó el 3.8% del Producto Interno Bruto para el sector educación, siendo un monto de S/. 31,328 millones. Con respecto a los niveles de desempeño de lectura en la prueba PISA en los estudiantes de la educación básica regular, en el 2018 se tuvo: (i) 54.4% de los estudiantes en el nivel 1 (niveles 1a, 1b, 1c y menor al 1c), (ii) 25.8% en el nivel 2, (iii) 14.3% en el nivel 3, (iv) 4.8% en el nivel 4, (v) 0.8% en el nivel 5 y (vi) 0.0% en el nivel 6 (Ministerio de Educación, 2019, p. 18). Además, el Perú ocupó el puesto 64 de 77 países en la prueba internacional PISA 2018 en comprensión lectora (Gestión, 2019). Si bien en esta última evaluación de PISA del 2018 se ha mejorado, a diferencia de las anteriores en las cuales desde de los inicios de la participación del Perú en esta prueba aparecíamos en los últimos puestos a nivel mundial, aún falta mucho por mejorar para estar por lo menos en el nivel promedio mundial. Con respecto a los niveles de desempeño de matemática, en el 2018 se tuvo: (i) 32% en el nivel menor a 1, (ii) 28.4% en el nivel 1, (iii) 21.0% en el nivel 2, (iv) 9.8% en el nivel 3, (v) 4.8% en el nivel 4, (vi) 0.8% en el nivel 5 y (vii) 0.1% en el nivel 6 (Ministerio de Educación, 2019, p. 31). Además, con respecto a los niveles de desempeño de ciencias en la prueba PISA en los estudiantes de la educación básica regular, en el 2018 se tuvo: (i) 54.5% de los estudiantes en el nivel 1 (niveles 1a, 1b y menor a 1b), (ii) 29.0% en el nivel 2, (iii) 13.2% en el nivel 3, (iv) 3.1% en el nivel 4, (v) 0.2% en el nivel 5 y (vi) 0.0% en el nivel 6 (Ministerio de Educación, 2019, p. 44). Los avances logrados en los niveles de desempeño de lectura, matemática y ciencias habrían descendido notablemente sobre todo en las zonas rurales y en las zonas urbanas en las que el acceso a Internet ha sido deficiente o nulo. Además, a esto se le debe sumar la pérdida de varios meses sin clases debido a las medidas de emergencia sanitaria por la COVID-19 antes que se inicie el desarrollo de las clases virtuales. Cabe resaltar también que los docentes y los estudiantes no estaban acostumbrados al dictado de las clases virtuales y por lo tanto, estas no habrían tenido los mismos resultados de aprendizaje que las clases presenciales en las instituciones educativas tanto urbanas como rurales. La desatención de varios gobiernos ha mantenido a muchos colegios al borde total o parcial del colapso. Según el diagnóstico de brechas del Ministerio de Educación descrito en la Resolución Ministerial 049-2020-MINEDU, los porcentajes de centros educativos con capacidad instalada inadecuada en los que se brinda el servicio educativo son los siguientes: (a) 92.32% en la educación inicial, (b) 96.07% en la educación primaria, (c) 91.53% en la educación secundaria, (d) 88.85% en la educación básica alternativa, (e) 93.49% en la educación básica especial, (f) 98.99% en el programa de 12intervención temprana, (g) 100% en la educación superior artística, (h) 92.49% en la educación superior tecnológica y (g) 94.56% en la educación técnico productiva (Ministerio de Educación, 2020), Según lo expuesto por el ex - ministro Daniel Alfaro, existe una brecha de 100,000 millones de soles (Gestión, 2018). Igualmente hay retraso en su equipamiento que hace la educación a distancia-virtual casi impracticable que por ahora se sustenta en laptops, tablets y celulares particulares. Durante el 2020 en plena pandemia, los profesores no estaban capacitados para la implementación de programas de educación virtual siendo un reto muy grande que debieron enfrentar (Defensoría del Pueblo, 2020b). Se ha improvisado y aprendido en la práctica. El artículo 23 del Reglamento de la Educación Básica Regular precisa lo siguiente: “El Ministerio de Educación establece los lineamientos para la diversificación curricular a nivel regional e institucional para que, basados en el Diseño Curricular Nacional de la EBR, se construyan currículos pertinentes a las características específicas, necesidades y demandas de los estudiantes en función de sus entornos socio-culturales, lingüísticos y económico-productivos.” (Ministerio de Educación, 2004). Sin embargo, estas mejoras en los diseños curriculares de la educación básica regular aún no se concretan a nivel nacional, regional y local. Con respecto a la calidad de la educación superior, cabe resaltar que esta no ha permitido de manera suficiente el desarrollo de la ciencia y la innovación debido a que no se ha tenido suficiente cantidad de investigadores calificados. Al 18 de diciembre de 2020 se tuvo 5531 docentes investigadores calificados inscritos en el Registro Nacional de Ciencia, Tecnología e Innovación Tecnológica (Renacyt) del Consejo Nacional de Ciencia, Tecnología e Innovación Tecnológica (Concytec), según se pudo visualizar en su portal: https://renacyt.concytec.gob.pe/. Cada uno de los docentes que dictan cursos de investigación científica e innovación en las diversas universidades deberían estar inscritos en este registro para evidenciar competencias mínimas de investigación científica e innovación para asesorar las investigaciones científicas, tales como: trabajos de investigación y tesis de pregrado y postgrado, así como las innovaciones que puedan llegar a un nivel mínimo para ser aceptadas como registros de propiedad intelectual y derechos de autor. Por ello, se hace necesario que se incremente significativamente la cantidad de investigadores calificados que puedan asesorar los desarrollos de investigaciones científicas e innovaciones. Al igual que en la educación básica regular, la educación superior universitaria y no universitaria tampoco estuvo preparada para afrontar los retos de la educación virtual durante la pandemia de la COVID-19. Se presentaron problemas de acceso a Internet, problemas pedagógicos por parte de los docentes, así como dificultades para el uso de herramientas tecnológicas en los docentes y en los estudiantes. Además, a esto se le debe sumar los problemas administrativos propios de las entidades educativas para adaptarse al aislamiento social, así como las dificultades para el acceso a los laboratorios 13para que se pueda desarrollar las competencias necesarias para los diversos cursos. Todo esto requeriría que se desarrollen talleres de nivelación en las entidades educativas de la educación básica regular y de la educación superior universitaria y no universitaria para que se pueda tener por lo menos los niveles de desarrollo de competencias que se esperaba en un contexto sin la existencia de la pandemia de la COVID-19. A estos aspectos hay que sumar que todavía no se tiene una fecha clara sobre cuando estarán disponibles las vacunas para proteger a la población peruana contra la COVID-19. I.1.5 Inseguridad ciudadana y la necesidad de la participación de las fuerzas armadas en el desarrollo nacional La inseguridad ciudadana ha aumentado en la última década, lo que se refleja en el incremento de la cantidad de delitos de los cuales la población peruana ha sido víctima, así como las denuncias registradas. Esta tendencia creciente de la inseguridad ciudadana seguirá aumentando debido a la crisis económica generada por la COVID-19 si no se toman las medidas adecuadas para combatirla. Los problemas de la seguridad ciudadana tienen causas diversas; sin embargo, cabe resaltar la falta de efectivos policiales, el bajo nivel de equipamiento y servicios especializados en las comisarías y dependencias policiales y que las cárceles no son centros de preparación efectivos para la reinserción sociales de los reclusos. Cabe resaltar además que pese a la falta de efectivos policiales, su rol ha sido vital para controlar el avance de la pandemia durante el período de aislamiento social decretado por la emergencia de la COVID-19, al igual que el rol desarrollado por las fuerzas armadas. Desde el 2012 hasta el 2017 se aumentó el total de efectivos policiales en las comisarías de 34,805 a 47,265, lo que a su vez ha aumentado el ratio de efectivos policiales por población desde 1 policía por cada 866 habitantes hasta 1 policía por cada 673 habitantes (Universidad Antonio Ruiz de Montoya, 2019). Sin embargo, de marzo a agosto 2020, los porcentajes de la población peruana que sufrieron algún hecho delictivo fueron: (a) 17.2% de la población de centros poblados urbanos entre 2 mil y 20 mil habitantes, (b) 23.7% de la población nacional urbana y (c) 26.3% de la población de ciudades de 20 mil a más habitantes (Instituto Nacional de Estadística e Informática, 2020a, p. 1). Cabe resaltar que al 14 de abril de 2020 había aproximadamente 136 mil efectivos policiales en el Perú (Instituto de Defensa Legal, 2020) y que a inicios de agosto 2020 se incorporó 5001 efectivos policiales (Infodefensa, 2020a), sumando aproximadamente 141 mil efectivos policiales a agosto 2020. Además, se debe mejorar las condiciones de infraestructura, equipamiento y servicios especializados para que la Policía Nacional del Perú pueda realizar sus funciones de manera efectiva (Instituto Nacional de Estadística e Informática, 2018a). Las cárceles peruanas han polarizado a la población reclusa y libre y los ha desconectado como parte de la misma sociedad a lo largo de su historia, lo que hace muy difícil la reinserción social de los recién liberados (Aspauza, 2020, p. 14334). Según los especialistas del Instituto Nacional de Estadística e Informática (2020a, p. 3), los delitos de los cuales la población peruana de 15 y más años de edad ha sido víctima desde marzo hasta agosto 2020, se han distribuido de la siguiente manera: (a) robo de dinero, cartera o celular (13.8%), (b) intento de robo de dinero, cartera o celular (4.8%), (c) estafa (2.9%), (d) robo de vehículo (1.6%), (e) Intento de robo de vehículo (1.0%), (f) amenazas e intimidaciones (1.3%), (g) maltrato y ofensa sexual (1.5%), (h) robo de negocio (0.3%), (i) secuestro y extorsión (0.2%) y (j) otros delitos (0.5%). Con respecto a las denuncias de violencia, en el 2019 se tuvo las siguientes cantidades: ▪ 276,322 denuncias de violencia familiar, de las cuales: (a) 116,458 fueron denuncias de violencia física, (b) 133,653 fueron denuncias de violencia psicológica y (c) 26,211 fueron de otro tipo; además, de enero a junio 2020 se dieron 112,903 denuncias (Instituto Nacional de Estadística e Informática, 2020a). ▪ 8,255 denuncias de violencia sexual y de enero a junio 2020 hubo 3,485 denuncias (Instituto Nacional de Estadística e Informática, 2020a). Con respecto a los delitos de homicidio cabe resaltar que desde el 2015 hasta el 2018 se ha tenido las siguientes cantidades de víctimas de femicidio: (a) 69 en el 2015, (b) 86 en el 2016, (c) 96 en el 2017, (d) 110 en el 2018 y (e) 104 en el 2019; además, desde enero hasta septiembre 2020 se registraron 96 víctimas de feminicidio (Instituto Nacional de Estadística e Informática, 2020). Además, en el 2019 se registraron 2,803 víctimas de homicidio culposo y doloso y de enero a junio 2020 se registraron 1358 víctimas (Instituto Nacional de Estadística e Informática, 2020a). Las organizaciones criminales transnacionales comúnmente están diversificadas en los delitos de trata de personas, narcotráfico y terrorismo, entre otras. En el 2019 se desarticuló 4,839 bandas criminales y de enero a junio 2020 se desarticuló 1,633 bandas criminales (Instituto Nacional de Estadística e Informática, 2020a). En el 2019 hubo 1,365 denuncias de trata de personas y de enero a marzo 2020 hubo 270 denuncias (Instituto Nacional de Estadística e Informática, 2020a). El presupuesto que iba a tener el Ministerio del Interior para el “Plan Nacional contra la Trata de Personas 2017-2021” era solo 7.5 millones de soles, los que iban a ser divididos entre la Dirección de Investigación de Delitos de Trata de Personas y Tráfico Ilícito de Migrantes (Dirintrap) de la Policía Nacional y la Dirección de Seguridad Democrática (Ministerio del Interior, 2017a) y no se tenía un presupuesto integrado con las demás instituciones participantes de su implementación (Ministerio del Interior, 2017b). Cabe resaltar que el bajo presupuesto que fue asignado al “Plan Nacional contra la Trata de Personas 2017-2021” para la Policía Nacional del Perú y la falta de establecimiento de un presupuesto integrado con las demás instituciones evidencia la poca preocupación de los funcionarios de las instituciones involucradas para la solución de este problema que involucra a organizaciones 15criminales transnacionales y que es uno de los peores delitos que se comete contra los seres humanos. En el 2019 se tuvo 12,817 personas detenidas por tráfico ilícito de drogas y de enero a junio de 2020 se detuvo a 3,519 (Instituto Nacional de Estadística e Informática, 2020a). Además, en el 2019 se incautó 61,424.3 Kg de droga decomisada y de enero a junio de 2020 se tuvo 23,154.3 Kg. (Instituto Nacional de Estadística e Informática, 2020a). El narcotráfico tiene más de 40 años en el Perú, ha involucrado a 50,000 familias y abarca entre 40,000 y 53,000 ha de coca ilícita y la producción asciende entre 300 y 400 toneladas de cocaína; además, el narcotráfico se ha infiltrado en las entidades públicas, en los partidos políticos y en el sector privado (Comisión Nacional para el Desarrollo y Vida Sin Drogas – DEVIDA, 2017). También, el narcotráfico en el Perú ha acumulado capital ilícito de más de 20,000 millones de dólares y ha integrado a otras economías ilícitas (Comisión Nacional para el Desarrollo y Vida Sin Drogas – DEVIDA, 2017). De enero a junio de 2020 se atendió aproximadamente a 14,611 casos de adicciones a sustancias adictivas (7 320 corresponden a casos atendidos por consumo de alcohol y 7,291 correspondieron a sustancias ilegales como: cannabis, cocaína, etc.) y según los especialistas de la Dirección de Salud Mental del Ministerio de Salud del Perú: “9.4% de los peruanos tiene consumo problemático y dependencia al alcohol, mientras que el 1.5% tiene dependencia al consumo de drogas ilegales” (Radio Programas del Perú, 2020). Además, solo se tiene 169 camas de internamiento en Lima dedicadas a exclusividad para el tratamiento de pacientes adictos y solo 10 de estas para mujeres (Comisión Nacional para el Desarrollo y Vida Sin Drogas – DEVIDA, 2017). Las fuerzas armadas han desempeñado un rol vital durante los primeros meses de la emergencia decretada por la pandemia de la COVID-19 para controlar su avance. Sin embargo, el rol de las fuerzas armadas debería ser más activo para su contribución al desarrollo nacional en épocas normales y también se debería mantener su perfeccionamiento constante para estar mejor preparados para su rol constitucional de defensa del territorio nacional y de la población peruana. Pese a esto último, el presupuesto del sector defensa para el 2021 fue 7,427.5 millones de soles; además, no estuvo prevista la compra de equipos militares relevantes (Infodefensa, 2021). I.2 Eje 2 – Oportunidades y acceso a los servicios La brecha de acceso a los servicios básicos de agua potable, electricidad y combustible no contaminante para cocinar sus alimentos para la población peruana aún es grande. Al respecto, se puede precisar lo siguiente: ▪ Entre abril 2018 y marzo 2019, el 24.8% de la población rural y el 4.8% de la población urbana no tenían acceso al agua potable, siendo el promedio de 90.9% a nivel nacional (Instituto Nacional de Estadística e Informática, 2020b). 16▪ Los porcentajes de viviendas que no tenían acceso al servicio de energía eléctrica mediante red pública en el Perú al 2017 eran: (a) 7.7% a nivel nacional, (b) 4.3% en la Costa, (c) 11.2% en la Sierra y (d) 15.5% en la Selva (Instituto Nacional de Estadística e Informática, 2018b). ▪ El porcentaje de la población que usaba combustibles contaminantes para cocinar sus alimentos al 2017 era 21.3%, siendo la distribución por tipo de combustible contaminante, la siguiente: (a) 0.8% solo usaba carbón, (b) 17.3% solo usaba leña, (c) 1.8% solo usaba bosta o estiércol y (d) 1.4% usaba varios tipos de combustibles contaminantes (Instituto Nacional de Estadística e Informática, 2018c). Además, pese a tener grandes reservas de gas natural, solo el 5.1% de las viviendas usaba gas natural a través de un sistema de tuberías (Instituto Nacional de Estadística e Informática, 2018c). I.3 Eje 3 – Estado y gobernabilidad I.3.1 Necesidad urgente de una nueva Constitución Política del Perú La Constitución Política del Perú de 1993 presenta diversas deficiencias que no permiten que respete los derechos fundamentales de los peruanos y que se tenga un modelo económico, político y social que no favorece a los intereses de la población peruana. Al respecto, Alcántara (2020, p. 11) precisó las razones para el cambio constitucional: A. El sistema político representativo ha fracasado por no haber resuelto los problemas de la nación ni haber permitido que los peruanos tengan una vida digna y segura; además, los peruanos se sienten burlados y no representados por el sistema representativo porque gobierna para los grupos de poder. B. El fracaso del sistema político se basa en que no cumple su rol de intermediación entre el Estado y la población peruana, ya que son solo maquinarias electorales que buscan llegar al poder coludidos con los grandes grupos económicos; pero, que no establecen la atención a las necesidades de la población en la agenda política y mientras tanto crece la pobreza y la desnutrición infantil. Por lo expuesto, se tiene la necesidad urgente de modificar el sistema político representativo. C. El modelo económico primario-exportador que no agrega valor está obsoleto, sobre todo en las épocas actuales en las que se tiene auge de la ciencia y la tecnología a nivel global; además, no genera empleo sostenible y es vulnerable por depender de los precios internacionales de los minerales. Se está perdiendo la oportunidad de tener una industria diversificada y potente con alta productividad, generadora de empleo digno, la que resulta la mejor herramienta para democratizar y redistribuir la riqueza sin tener la necesidad de gastar millones de dólares en programas de alivio a la pobreza. 17D. Casi la mitad del Perú vive en condiciones de pobreza y una cuarta parte vive en la pobreza extrema. La pobreza y la falta de oportunidades son la causa de las intensas manifestaciones de desorden social y violencia que amenazan a la sociedad peruana. Además, la estrategia de invertir en “programas de alivio a la pobreza” hasta por 14,000 millones de dólares por año, poco han incidido en la disminución de la pobreza, mientras que hay 10 familias peruanas que ya aparecen en el ranking de la revista Forbes entre los multimillonarios del mundo. Estas inmensas brechas sociales incitan a la violencia social y política; por lo tanto, urge la necesidad de dar justicia social para vivir en paz. E. Se ha relativizado los derechos de las personas con un Estado neoliberal que se desentiende de sus responsabilidades con la población peruana y se coloca en posición de árbitro y no asume su rol responsable de garantizar los derechos de la población peruana. De esta manera, el Estado deja en manos de la población peruana que resuelvan por sí mismos la educación de sus hijos, la atención y cuidado de la salud, su seguridad y empleo. I.3.2 Perjuicio económico generado por la corrupción En el 2019 se ha tenido 8081 funcionarios públicos con indicios de presuntas responsabilidades administrativas (7869), civiles (2157) y penales (3079) (Shack, Pérez y Portugal, 2020, p. 24). La corrupción de funcionarios y servidores públicos se mantiene aún debido a que no se ha realizado las inversiones ni las acciones necesarias para la implementación del sistema de control interno en las entidades del Estado Peruano de manera suficiente, pese a que la Ley No 28716 Ley de Control Interno de las entidades del Estado, ley que exige la implementación del sistema de control interno fue aprobada el 17 de abril de 2006. Con respecto al avance en la implementación del sistema de control interno, del total de 3,595 entidades públicas solo 122 (3.39%) lo han implementado, 673 (18.72%) tienen algunos avances y 2,800 (77.89%) no lo han iniciado (Shack, 2019, p. 14). Esta situación es la base para la existencia de errores graves y corrupción en la gestión pública en el Estado Peruano. Se ha tenido diversos casos de evidente corrupción de funcionarios que no fueron identificados, registrados ni procesados con la evidencia correspondiente de manera oportuna e inmediata. Los casos de corrupción durante el 2019 han generado un perjuicio económico equivalente a S/. 36,742.33 millones de soles y al 14.9% de la ejecución presupuestal (Shack, Pérez y Portugal, 2020, p. 52). Cabe resaltar estos actos de corrupción que no solo han generado un perjuicio económico directo por el dinero robado, sino que han restado la posibilidad de mejorar los diversos servicios del Estado Peruano para la población peruana e inclusive ha contribuido a la generación de pérdidas de vidas humanas, daño a la salud, daño a la educación y la inseguridad ciudadana. Los peruanos ya no debemos permitir más corrupción y para ello es necesario que el Estado 18Peruano se fortalezca con leyes y aplique medidas de control y sanciones ejemplares. I.4 Eje 4 – Economía, competitividad y empleo La necesidad del cambio del modelo económico primario-exportador hacia un modelo económico industrializado y diversificado fue expresada por Alcántara (2020), quien destacó que dicho modelo no agrega valor y por lo tanto, ya está obsoleto, más aún en estas épocas en las que se tiene auge de la ciencia y la tecnología a nivel global. Además, Alcántara (2020, p. 11) explicó que el modelo económico primario-exportador no genera empleo sostenible y es vulnerable por depender de los precios internacionales de los minerales. Hubo bajo crecimiento de 2.16% del producto bruto interno (PBI) en el 2019 (Prialé, 2020) y una reducción del PBI de 12% por la pandemia en el 2020 según cifras del Banco Mundial (Gestión, 2020); además, se ha desarrollo medidas económicas que no han favorecido al pueblo peruano. Para lograr le crecimiento del PBI se requiere incrementar la inversión privada y el gasto público en beneficio de la población peruana y no principalmente para favorecer a los grandes grupos de poder económico. La inversión privada en el Perú se incrementó en 4% el 2019, sustentada en el avance de la inversión minera (23.6%) con megaproyectos de cobre (Quellaveco, Mina Justa y Ampliación de Toromocho) y en menor medida en la inversión proveniente de otros sectores (1.2%) (Banco Central de Reserva del Perú, 2020, p. 15). Los especialistas del Banco Central de Reserva del Perú (2020) explicaron que los montos de inversión del año 2019 para los sectores minero, hidrocarburos, energía y manufacturero fueron los siguientes: ▪ La inversión del 2019 en el sector minero ascendió a US$ 6,157 millones, representando un incremento del 24% con respecto al 2018 (Banco Central de Reserva del Perú). ▪ En el sector hidrocarburos, en el 2019 Repsol invirtió US$ 86 millones en sus terminales y adaptaciones a nuevas especificaciones de combustible en la refinería La Pampilla. ▪ En el sector energía en el 2019 se ejecutó proyectos para el mejoramiento y expansión del sistema eléctrico, así como la ampliación de redes, mantenimiento de infraestructura, seguridad, digitalización y mejora de la calidad. Luz del Sur ejecutó proyectos por US$ 466 millones y Enel invirtió US$ 131 millones. ▪ En el sector manufactura, Unión de Cervecerías Peruanas Backus y Johnston invirtió cerca de US$ 76 millones, Aceros Arequipa invirtió US$ 150 millones, Alicorp invirtió US$ 33 millones y Unión Andina de Cementos invirtió US$ 17 millones. Como se puede apreciar, la inversión privada en los sectores de hidrocarburos, energía y manufactura son pequeños en comparación con el sector minero. Sin 19embargo, la inversión privada en minería no ha contribuido al desarrollo económico sostenible del Perú significativamente, sobre todo en las regiones en las que se ha desarrollado, las cuales en su gran mayoría siguen en la pobreza. El gasto público de 2019 registró un crecimiento de 1%, menor al crecimiento del año 2018 debido a la reducción de la inversión pública (de 5.6 a -1.4%), a pesar de una mejora del consumo público (de 0.1 a 2.1%) (Banco Central de Reserva del Perú, 2020, p. 16). Los inicios de nuevos mandatos regionales y locales impactaron negativamente en la evolución de la inversión pública en estos niveles de gobierno debido a la disminución del 2.2% en los gobiernos regionales por menores gastos en proyectos relativos a agua y saneamiento y a la disminución del 10.2% en los gobiernos locales por menores gastos en proyectos viales; sin embargo, se incrementó el gasto de inversión en el gobierno nacional (Banco Central de Reserva del Perú, 2020, p. 16). El déficit de la cuenta corriente de la balanza de pagos se redujo de 1.7% en 2018 a 1.5% del PBI en 2019, por las menores utilidades de las empresas con inversión directa extranjera en línea con la moderación del crecimiento de la actividad (Banco Central de Reserva del Perú, 2020, p. 43). La balanza comercial acumuló cuatro años consecutivos de superávit comercial, a pesar de la reducción de los términos de intercambio (Banco Central de Reserva del Perú, 2020, p. 43). Además, en el 2019 la inflación anual fue 1.90%, inferior a la tasa registrada en 2018 (2,19%), y ubicándose cerca del punto medio del rango meta entre 1% y 3% (Banco Central de Reserva del Perú, 2020, p. 43). El empleo en julio 2020 descendió 14.4% con respecto a julio 2019, habiéndose registrado 3.12 millones de trabajadores y significando a su vez una disminución de 525 mil puestos de trabajo debido principalmente a las medidas tomadas mediante el decreto supremo No 080-2020-PCM por el Estado de Emergencia Nacional ante la COVID-19 (Ministerio de Trabajo y Promoción del Empleo, 2020). Además, con respecto al empleo en el sector público, la ley Servir no ha sido bien acogida por los servidores públicos porque deja abierta la posibilidad de despido de un trabajador que ha ganado un concurso para una plaza en una entidad del Estado Peruano, lo que podría prestarse a despidos arbitrarios según el sentir de muchos trabajadores estatales. Cabe resaltar además que el perjuicio económico generado por la corrupción en el 2019 fue equivalente a S/. 36,742.33 millones de soles y al 14.9% de la ejecución presupuestal (Shack, Pérez y Portugal, 2020, p. 52). Por lo tanto, para mejorar la economía se debe combatir frontalmente a la corrupción desplegada en el sector público y en general en nuestra sociedad peruana. I.5 Eje 5 – Desarrollo regional e infraestructura El presupuesto inicial de apertura del Estado Peruano para el año 2020 ascendió a S/. 177,368 millones y fue repartido para los tres niveles de gobierno en las siguientes proporciones: (a) S/. 124, 582 millones para el gobierno nacional (70.24%), (b) 31,907 millones para los gobiernos regionales 20(17.99%) y (c) 20,879 (11.77%) millones para los gobiernos locales (Alva, 2020, p. 6). Como se puede observar, pese a la riqueza generada en las regiones, el centralismo solo ha permitido que los gobiernos regionales reciban el 17.99% del presupuesto del Estado Peruano, lo que representa una distribución injusta de la riqueza del país. En el 2020, el presupuesto de inversiones en los pilares de infraestructura y eficiencia de mercados del Ministerio de Transportes y Comunicaciones fue S/. 9,554.4 millones, de los cuales S/. 6,021.2 millones (63.02%) será para carreteras y puentes (Ministerio de Transportes y Comunicaciones, 2020). Este presupuesto aún es insuficiente para cubrir la brecha de los servicios del sector de carreteras y puentes para la población peruana. I.6 Eje 6 – Recursos naturales y ambiente Se debe priorizar la recuperación de la degradación de los suelos, correspondiente al 4.23% del territorio nacional, equivalente a 5’431,719.55 ha (Ministerio del Ambiente, 2017a, p. 19). Además, en el 2014 el Perú tuvo emisiones totales de 167,630.30 GgCO2eq (gases de efecto invernadero), de los cuales se tuvo la siguiente distribución por sector: (a) 44.9% por USCUSS (Uso de Suelo y Cambio de Uso de Suelo y Silvicultura), (b) 30% por Energía, (c) 15.6% por la agricultura, (d) 5.8% por los desechos y (e) 3.6% por los PIUP (Productos Industriales y Uso de Productos) (Ministerio del Ambiente, 2019a, p. 14). En el Sexto Informe Nacional sobre Diversidad Biológica publicado en junio 2019 se estableció como meta 1 lo siguiente: “Para el 2021 se consolida la gestión sostenible y efectiva de la biodiversidad en al menos el 17 % del ámbito terrestre y el 10 % del ámbito marino bajo distintas modalidades de conservación y manejo in situ.” (Ministerio del Ambiente, 2019b, p. 12). A enero 2017, el estado de avance de la zonificación ecológica y económica (ZEE) ha sido el siguiente: (a) 13 regiones con ZEE concluida y aprobada, (b) 2 regiones cuentan con su ZEE aprobada (Huánuco con 5 provincias con ZEE aprobada y Cusco con una Macro ZEE aprobada), (c) 5 regiones con ZEE en su etapa inicial y fase preliminar y (d) 5 regiones con ZEE en su etapa de formulación y ejecución (Ministerio del Ambiente, 2017b). 21II. VISIÓN, MISIÓN, PRINCIPIOS Y OBJETIVOS ESTRATÉGICOS II.1 Visión del Perú al 2050 Al 2050, el Perú será un Estado justo, democrático, abierto, moderno, eficiente, transparente y descentralizado, en el que se proteja los derechos e intereses del Pueblo Peruano frente a amenazas internas y externas y que permita que los ciudadanos peruanos alcancen su desarrollo humano integral por encima del promedio de los países desarrollados, habiendo erradicado la pobreza. II.2 Misión El Estado Peruano velará por la vida, la educación, la salud, la seguridad, la defensa nacional y el empleo de los ciudadanos peruanos, fortaleciendo su identidad cultural, sus valores ciudadanos, la democracia directa, la investigación científica y la innovación como aspectos fundamentales de su formación para lograr su desarrollo sostenible. Asimismo, el Estado Peruano promoverá la gestión sostenible de la tierra con un enfoque integral de gestión de riesgos, así como la lucha efectiva contra la corrupción en todos los ámbitos. II.3 Principios Los principios que servirán de guía para el desarrollo del presente plan de gobierno son los siguientes: A. Primer principio: El poder emana del Pueblo, el que decide, legisla y gobierna. B. Segundo principio: El que decide gobierna. C. Tercer principio: El poder no se delega. D. Cuarto principio: El poder se ejerce. E. El Estado es de todos y para todos los peruanos. F. La gobernabilidad depende de la satisfacción de los gobernados. II.4 Lineamientos estratégicos Los lineamientos estratégicos del plan de gobierno para la implementación de los mecanismos de democracia participativa y autogestión ciudadana para el ejercicio del poder público son los siguientes: 1. Incorporar los mecanismos de la democracia participativa, como un sistema de gobierno complementario a la Democracia Representativa en la Constitución Política del Perú. Es necesario introducir un conjunto de reformas estructurales que fracturen esta lógica perversa de la Democracia Representativa Electorera en la Constitución Política del Perú, a través de la institucionalización de los 22mecanismos de la democracia participativa y la autogestión ciudadana en todos los niveles de la organización estatal, para que se articule de manera vinculante con los funcionarios que ejercen la representación política y administrativa. Esto permitiría el correcto funcionamiento del gobierno, ya que se conjugaría la decisión de quienes son los portadores de las necesidades materiales (la comunidad política) con quienes se van a encargar de satisfacerlas (los representantes políticos y funcionarios administrativos). En otras palabras, un sistema que articule la representación con participación ciudadana y que permita al pueblo, en cuanto al conjunto de comunidades, reunirse y decidir para hacerse cargo de su propio destino. 2. Promover el ejercicio del poder participativo ciudadano desde el Estado Peruano. Los aparatos del Estado Peruano no pueden crear la participación ciudadana; pero, sí pueden establecer los mecanismos legales que permitan e incentiven la participación de la población y pongan como prioridad fundamental a la decisión de las mayorías en la vida colectiva. Esto requeriría una reforma legal profunda de toda la estructura del Estado Peruano hacia un modelo de democracia participativa ciudadana y democracia representativa obediencial, donde esta última quede sujeta al poder de la comunidad ciudadana de manera permanente. Estas acciones lograrán fracturar la lógica del funcionamiento de las prácticas autoritarias, verticales y antidemocráticas en los aparatos del Estado Peruano, rescatando la dimensión pública y ciudadana de la política. II.5 Objetivos estratégicos A continuación se presenta los objetivos estratégicos asociados a las dimensiones social, económica, ambiental e institucional: II.5.1 Dimensión social ▪ OEDS1: Aumentar el índice de desarrollo humano ajustado desigualdad, priorizando las zonas de mayor pobreza (IDH-D). ▪ OEDS2: Resolver los conflictos sociales en todos los niveles de gobierno. ▪ OEDS3: Asignar un presupuesto institucional que permita identificar, registrar, atender y dar solución a los conflictos sociales. ▪ OEDS4: Asignar un presupuesto que permita mejorar significativamente el estado de salud de la población. ▪ OEDS5: Reformar el sistema de salud hacia un sistema de salud unificado, público, universal, gratuito y de calidad. ▪ OEDS6: Crear el Viceministerio de Promoción del Cuidado de la salud. por 23▪ OEDS7: Implementar una estrategia social para enfrentar la pandemia de la COVID-19, fortalecer la organización familiar y comunitaria y fortalecer el primer nivel de atención. ▪ OEDS8: Vacunar contra la COVID-19 por lo menos al 70% de la población, buscando llegar al 100% al final del período de gobierno. ▪ OEDS9: Asignar un presupuesto al Programa Articulado Nutricional que permita superar la desnutrición crónica y la anemia infantil ▪ OEDS10: Asignar un presupuesto al programa presupuestal “0131 Control y prevención en salud mental” que permita atender al 100% de la población con problemas de salud mental. ▪ OEDS11: Asignar al sector educación el presupuesto necesario para tener una educación de alta calidad. ▪ OEDS12: Mejorar significativamente los niveles de desempeño de lectura de los estudiantes de la educación básica regular. ▪ OEDS13: Mejorar significativamente los niveles de desempeño de matemática de los estudiantes de la educación básica regular. ▪ OEDS14: Mejorar significativamente los niveles de desempeño de ciencias de los estudiantes de la educación básica regular. ▪ OEDS15: Mejorar las condiciones infraestructura y equipamiento de escuelas las zonas menos favorecidas ▪ OEDS16: Capacitar a los profesores en la educación virtual priorizando las zonas rurales. ▪ OEDS17: Adecuar el currículo escolar en sus diferentes niveles, de acuerdo a la realidad y necesidades regionales ▪ OEDS18: Formar a los oficiales y suboficiales que se requerirán para tener una seguridad ciudadana ejemplar a nivel nacional, regional y local. ▪ OEDS19: Dotar a los oficiales y suboficiales de la PNP con la infraestructura, equipamiento y servicios especializados suficientes. ▪ OEDS20: Lograr que las cárceles sean verdaderos centros de preparación para la reinserción social de las personas privadas de libertad. ▪ OEDS21: Reducir la violencia en los diversos ámbitos de la sociedad. ▪ OEDS22: Reducir el accionar y el daño de las organizaciones criminales ▪ OEDS23: Lograr la participación activa de las Fuerzas Armadas en el desarrollo nacional. 24II.5.2 Dimensión económica ▪ OEDE1: Incrementar el PBI nacional, priorizando a las zonas de mayor pobreza ▪ OEDE2: Reducir el perjuicio económico generado por la corrupción debido a la disuasión a los funcionarios corruptos por las medidas implementadas. ▪ OEDE3: Incrementar el empleo formal privado con respeto a los derechos laborales. ▪ OEDE4: Implementar la Ley Servir mejorada con estabilidad laboral en todas las entidades públicas. ▪ OEDE5: Fortalecer la infraestructura de transportes y comunicaciones a lo largo del territorio nacional. ▪ OEDE6: Repartir la riqueza a las regiones para generar su desarrollo. II.5.3 Dimensión ambiental ▪ OEDA1: Recuperar los suelos degradados y desertificados. ▪ OEDA2: Reducir los gases de efecto invernadero. ▪ OEDA3: Consolidar la gestión sostenible y efectiva de la biodiversidad en el ámbito terrestre bajo distintas modalidades. ▪ OEDA4: Consolidar la gestión sostenible y efectiva de la biodiversidad en el ámbito marino bajo distintas modalidades. ▪ OEDA5: Implementar el ordenamiento territorial en todas las regiones. II.5.4 Dimensión institucional ▪ OEDI1: Lograr la aprobación de la nueva Constitución Política del Perú vía referéndum. ▪ OEDI2: Reducir la cantidad de funcionarios con indicios de presuntas responsabilidades debido a la disuasión a los funcionarios corruptos por las medidas implementadas. ▪ OEDI3: Incrementar el porcentaje de entidades públicas con el sistema de control interno implementado. ▪ OEDI4: Detectar los casos sospechosos de corrupción de manera oportuna e inmediata (Alfaro, 2015c). 25III. EJES FUNDAMENTALES DEL PLAN DE GOBIERNO En este capítulo se muestra las propuestas de solución a la problemática planteada en el diagnóstico de la realidad peruana, considerando los ejes fundamentales del plan de gobierno. III.1 Eje 1 – Derechos fundamentales y dignidad de las personas Para el “Eje 1: Derechos fundamentales y dignidad de las personas” se propone lo siguiente: III.1.1 Atención inmediata a los conflictos sociales y fortalecimiento de la Defensoría del Pueblo Con respecto a la atención inmediata de los conflictos sociales y el fortalecimiento de la Defensoría del Pueblo, se realizarán las siguientes acciones: 1. Se recibirá a todas las organizaciones sociales que demandan soluciones a las problemáticas que originan los conflictos sociales y se les dará fechas y medidas concretas de solución dentro de los primeros 100 días de gobierno. 2. La Defensoría del Pueblo estará presente en cada una de las entidades del Estado Peruano en las que potencialmente se haga vulneraciones masivas a los derechos fundamentales de los ciudadanos peruanos. 3. Los presupuestos para las labores que son responsabilidad de la Defensoría del Pueblo y que dentro de las entidades públicas se disfrazan con oficinas internas deberán pasar a ser presupuestos disponibles para la Defensoría del Pueblo, los que no podrán ser menores al 1% de los presupuestos institucionales anuales de dichas entidades. 4. Se potenciará las competencias de la Defensoría del Pueblo dándole capacidad de denunciar como vía alternativa a las fiscalías, tener recomendaciones de carácter vinculante y reforzar la participación de la sociedad civil como sistema ciudadano de vigilancia. III.1.2 Derecho a la salud Con respecto al derecho a la salud se realizarán las siguientes acciones: 1. Se vacunará al 100% de la población peruana contra la COVID-19 gradualmente. Asimismo, se implementará una estrategia social para enfrentar la pandemia de la COVID-19, se fortalecerá la organización familiar y comunitaria y se fortalecerá el primer nivel de atención. 2. Se fortalecerá la investigación científica y la innovación tecnológica para que las universidades e institutos de investigación del Estado Peruano, tanto públicos como privados, puedan desarrollar las vacunas contras los 26virus y bacterias que amenacen a la salud pública, de manera que podamos tener una reacción rápida no solo ante las mutaciones del Sars-COV-2, sino también ante los virus y bacterias que puedan provocar epidemias o pandemias en el futuro. 3. Se realizarán acciones de vigilancia científica y tecnológica en la salud pública, así como el fortalecimiento de los servicios de vigilancia epidemiológica en los establecimientos de salud para evitar que las potenciales epidemias o pandemias nos afecten como lo hizo la pandemia del COVID-19 por no estar preparados. 4. Las atenciones de salud que no sean complejas que se deban realizar ante las epidemias y pandemias, se harán mediante el personal de salud casa por casa, para evitar la propagación de los virus o bacterias causantes de las pandemias. Además, se dará la capacitación respectiva a los pacientes para que puedan tener los cuidados debidos, así como a los familiares o miembros de sus hogares en los casos en que las visitas casa por casa no sean posibles o sean inviables. 5. Se creará plantas de oxígeno y fabricación y/o ensamble de respiradores artificiales para las diversas regiones del Perú, priorizando las que tengan mayor cantidad de casos de contagios ante pandemias. 6. Se repartirá mascarillas, protectores faciales u otros implementos que sean necesarios para así evitar mayor propagación de los virus y bacterias causantes de las pandemias, para las poblaciones de menores recursos y se les capacitará sobre su uso. 7. Se fortalecerá la infraestructura y servicios de los centros de salud especializados a nivel nacional, priorizando las regiones de mayor población y de menores recursos económicos. Dentro de las mejoras de la infraestructura y servicios se tendrá zonas de aislamiento debidamente equipadas dentro de los establecimientos de salud de mayor complejidad para evitar los contagios en las pandemias. 8. Se creará el Viceministerio de Promoción del Cuidado de la Salud. Así se mejorará la gestión con un enfoque de prevención de la salud y no solo con el diagnóstico y el tratamiento. 9. Se creará el Sistema Único Integral de Salud (SUIS) del Estado Peruano a nivel nacional, el que integrará todos los sistemas de salud del Estado Peruano que existen a la fecha. El SUIS será único, integrado, universal, descentralizado y gratuito. Adicionalmente, los ciudadanos podrán contratar servicios de sistemas de salud del sector privado si lo desean. 10. Se creará mecanismos de vigilancia ciudadana sobre la calidad de los servicios de salud que otorgue el SUIS, de manera que podamos tener una gestión de la salud eficiente, eficaz y transparente. 2711. Se fomentará la atención primaria en salud para evitar las aglomeraciones en los centros de salud de alta complejidad. 12. Se implementarán programas nutricionales que refuercen el sistema inmunológico en base a productos nativos de cada región, los que serán complementados con medicamentos en el caso que la salud del paciente lo amerite. 13. Se complementará la capacitación a los ciudadanos peruanos sobre cómo prevenir y actuar ante la COVID-19 y otras pandemias actuales y futuras, mediante el uso de tecnologías de información para el aprendizaje, tales como: aplicaciones web, aplicaciones móviles, chatbots (servicios de mensajería mediante los cuales se puede dar una respuesta automatizada ante consultas del usuario), centros de atención de llamadas (call centers), etc. 14. Se implementarán programas de salud mental a nivel nacional para que se pueda atender problemas inmediatos asociados a la violencia y las drogas y posteriormente se traten enfermedades de salud mental a nivel local, regional y nacional a corto, mediano y largo plazo. 15. Se asignará un presupuesto no menor al 8% del producto bruto interno. De esta manera, se contribuirá al reconocimiento de la salud como derecho humano fundamental y se alineará el presupuesto al consenso del Acuerdo Nacional. III.1.3 Derecho a la educación Con respecto al derecho a la educación se realizarán las siguientes acciones: 1. Se establecerá la educación cívica integral y obligatoria en los colegios, institutos de educación superior y universidades en todos los niveles educativos. Entre los aspectos que se incluirá en la educación cívica integral y obligatoria se encuentran los siguientes temas: Constitución Política del Perú, organización del Estado Peruano, servicios que ofrece el Estado Peruano a los ciudadanos, seguridad interna, defensa nacional, entre otros temas. 2. Se desarrollará una identidad nacional con integración pluricultural que articule y complemente lo occidental, lo andino y lo amazónico con matrices civilizatorias en paridad de condiciones. 3. Se adecuará el currículo escolar en sus diferentes niveles, de acuerdo a la realidad y a las necesidades regionales. 4. Se fomentará la recuperación de los valores fundamentales como: honestidad, honradez, unión familiar, solidaridad, tolerancia, colaboración, respeto hacia los demás, respeto hacia sí mismos, etc., cumpliendo los 10 mandamientos de Dios y revalorizando las funciones de los adultos mayores para la educación con valores éticos positivos. 285. La educación será multilingüe, pluricultural y plurinacional, buscando la integración de todos los peruanos. Se priorizará el otorgamiento de partidas presupuestales e incentivos para el aprendizaje de las lenguas originarias de los pueblos, el castellano, el portugués y el inglés como lenguas básicas que debe conocer la sociedad peruana. 6. Se mejorará las condiciones infraestructura y equipamiento de escuelas en las zonas menos favorecidas. 7. Se fomentará la investigación científica y la innovación en las entidades educativas en todos los niveles, desde la educación ini</text:p>
          </table:table-cell>
        </table:table-row>
        <table:table-row table:style-name="ro1">
          <table:table-cell office:value-type="string" calcext:value-type="string">
            <text:p>Frente Amplio</text:p>
          </table:table-cell>
          <table:table-cell office:value-type="string" calcext:value-type="string">
            <text:p>EL FRENTE AMPLIO POR JUSTICIA, VIDA Y LIBERTAD – FAJVL PLAN DE GOBIERNO 2021 – 2026 IDEARIO Y PRINCIPIOS • El Frente Amplio por Justicia, Vida y Libertad es una organización política abierta, incluyente y no confesional, que afirma una democracia participativa sin discriminación étnica, de género, credo, edad, nivel socioeconómico, orientación sexual, discapacidad, o de cualquier otro tipo. • Busca la democratización de la sociedad, de la economía y del sistema político en todo el Perú. • Afirma una democracia participativa e intercultural con plena vigencia de los derechos humanos, y relaciones respetuosas entre los seres humanos y la naturaleza, como componentes del Buen Vivir para las generaciones actuales y venideras. • Somos ecologistas, interculturales, feministas, libertarios, descentralistas y socialistas, y nos identificamos con los diversos pensamientos y prácticas transformadoras que se vienen sumando como un río para que otro Perú y otro mundo sean posibles. • Buscamos la ampliación del ejercicio de todos los derechos individuales y colectivos, la profundización de la democracia y la afirmación de la ética, como condiciones fundamentales para la construcción de la paz con justicia. • Trabajamos para que el Perú sea un país productivo y diversificado, biodiverso y sostenible, trabajador con dignidad, justo y libertario, educado y saludable, plurinacional e intercultural, democrático, descentralizado y participativo, pacífico y seguro, y un país soberano en un mundo multipolar. VISIÓN DEL PLAN DE GOBIERNO • El Frente Amplio surge en la política peruana para completar las tareas pendientes que nos lleven a convertirnos en una sociedad integrada y para contar con un Estado social de derecho, plurinacional, intercultural, representativo y profundamente democrático, que sea promotor del desarrollo de todas las peruanas y peruanos. • El Frente Amplio asume como horizonte paradigmático el "Buen Vivir", definido como una forma de vida en armonía, igualdad, equidad y solidaridad que aspira a una sociedad justa donde el objetivo central es el ser humano en su condición de parte integrante de la naturaleza en la que vivimos. • El Frente Amplio considera que las nuevas relaciones entre sociedad, mercado y Estado deben estar consagradas en una Nueva Constitución Política, que exprese un nuevo acuerdo político fundamental que sea garante de los derechos e intereses de las grandes mayorías nacionales y no expresión – como lo es ahora- de la hegemonía de grandes grupos empresariales asociados con élites políticas corruptas. • En el mundo vivimos una creciente desigualdad económica que alienta una peligrosa polarización social. El 1% de la población mundial es propietaria del 50% de los ingresos generados en el planeta. En el Perú, el 16% de la población urbana es pobre, pero en las zonas rurales una de cada dos personas es pobre y el ingreso familiar es solo 1/6 del que se tienen en las ciudades. En Lima las AFP nos dicen que viviremos más de cien años, pero en las provincias más pobres la expectativa de vida es de casi 20 años menor que el promedio nacional. • El Frente Amplio asume que la economía de mercado (intercambio competitivo de bienes y servicios mediante la moneda) es una realidad planetaria que no puede suprimirse ni puede reemplazarse por un modelo de economía auto-referencial o estatista. Pero consideramos que los estados y las sociedades tienen el derecho y la obligación de regular el funcionamiento del mercado y de promover un patrón de desarrollo nacional basado en la producción y la innovación, que tenga como objetvo central la igualdad, la sostenibilidad y la plurinacionalidad. En ninguna parte del planeta el mercado se regula solo. En todas las economías desarrolladas los estados regulan el funcionamiento de sus mercados nacionales así como la iniciativa privada, cvon el objetivo de impedir la formación de monopolios, proteger la propiedad intelectual, asegurar la calidad en la provisión de bienes y servicios, subvencionar y promover sectores estratégicos, proteger al medio ambiente y lograr el desarrollo equilibrado del país, entre otros motivos. • Junto con la desigualdad económica y social, en el mundo vivimos una gravísima crisis ambiental. Por acción del hombre, en las últimas decenas de años se ha acelerado el cambio climático más que en los últimos miles de años y hoy día sabemos que si permitimos que la temperatura suba otros 2 grados centígrados en las próximas décadas, generaremos una crisis que nos pone en riesgo como especie. A nivel planetario, mientras los grandes capitales se desplazan de un sector al otro en busca de rentabilidad, son los pobres los que pagan las consecuencias del calentamiento global. El Perú, uno de los países mas ricos en biodiversidad es también uno de los más golpeados por el calentamiento global: se calientan las aguas del mar y se afecta la pesca, se alteran los ciclos de lluvias y secas y perdemos los glaciales, lo que afecta masivamente a la agricultura, se desertifica la Amazonía y se pierde biodiversidad, capacidad de absorción y de producción de agua fresca, y capacidad der espacio de vida de los pueblos indígenas. • Otra consecuencia directa de la invasión y destrucción de ecosistemas vírgenes a manos de los capitales extractivistas y como consecuencia de la expansión poblacional, es la pandemia del Covid-19 que venimos sufriendo a nivel mundial y que al Perú le viene afectando con singular fiereza. 1Problemas identificados Objetivos estratégicos Medidas de politica Metas de gobierno • Por todo ello, el Frente Amplio asume que es necesario reorientar nuestros patrones de producción y consumo en un plazo corto, usando sosteniblemente nuestros recursos renovables (como la pesca y los bosques), protegiendo nuestras fuentes de agua y las cabeceras de cuenca por donde discurre hacia los lugares de uso productivo y consumo humano, cambiando nuestra matriz energética de combustible fósiles para generar menos gases de efecto invernadero y combatiendo el consumismo innecesario alimentado por el afán de lucro. • El sistema político que nos rige contiene vicios de origen y ha colapsado. El Estado peruano se creó sobre el despojo y la colonización de nuestras naciones indígenas y originarias. Además, en las últimas décadas, se han incrementado de manera notoria los niveles de corrupción y penetración del narcotráfico en diversos partidos políticos que han sido gobierno y en las estructuras centrales y sub nacionales del Estado, lo que nos lleva a la necesidad de repensar nuestras formas de representación y gestión pública. • El Frente Amplio asume decididamente la agenda de la reforma política y promoverá una transformación del Estado en cuanto a las formas de elección parlamentaria, la vigilancia ciudadana sobre los gobiernos en todo nivel, la transparencia en la gestión, la vida institucional de los partidos políticos, la autonomía de los órganos de control y la reforma del poder judicial y las fuerzas del orden. • El Frente Amplio asume la interculturalidad en todo ámbito de gobierno y a mediano plazo la construcción de las estructuras estatales plurinacionales, para que estos compatriotas gocen de derechos colectivos plenos: al autogobierno y territorialidad, a los derechos sociales y culturales, a la participación política y a su territorialidad, a la participación en beneficios económicos, entre otros. En respuesta a los grandes retos arriba mencionados, presentamos los cuatro grandes ejes que organizan nuestro Plan de Gobierno para un Perú con justicia ecológica y social. ESTADO PARA LA GENTE LIBRE DE CORRUPCIÓN • Propugnamos la superación del patrimonialismo (gobernantes administran los recursos públicos como si fueran propios) que es la herencia colonial de las últimas dos centurias tanto como el enfoque neoliberal (el mercado "decide" y el poder económico “ordena”) que ha caracterizado las políticas de los gobiernos en el Perú en las tres últimas décadas. Nos proponemos la construcción de un Estado democrático, participativo, plurinacional, soberano, laico, eficiente y descentralizado, que asuma un rol dirigente, planificador y promotor del desarrollo, brindando una adecuada representación intercultural a los pueblos y las minorías diversas, respetando los derechos humanos y la identidad cultural en aras de alcanzar la paz y la seguridad ciudadanas para todos y todas. Así, el Estado promueve el rol protagónico de la participación de la población en las decisiones que comprometen su futuro. ECONOMÍA DE LA GENTE SIN EXCLUSIÓN • Impulsamos la superación del modelo económico extractivista primario exportador centrado en la actividad minera, que genera poco empleo directo, tiene un débil efecto multiplicador en la economía, concentra la productividad y propende la desindustrialización, está sujeto a los vaivenes del mercado internacional y es insostenible en el tiempo. Proponemos que, sobre en los actuales tiempos de pandemia y pos pandemia, la recuperación del crecimiento y la redistribución del ingreso se sustenten en la diversificación y descentralización productiva. Impulsamos los sectores de alta generación de empleo con uso sostenible de los recursos renovables, la conservación de los ecosistemas y la biodiversidad, y baja huella de carbono. Impulsamos la construcción participativa de planes de desarrollo regional y provinciales con sus respectivos planes de Ordenamiento Territorial (OT), poniendo como eje la incorporación del conocimiento y la tecnología en la creación de valor agregado. DERECHOS PARA TODAS Y TODOS SIN DISCRIMINACIÓN • Propugnamos la desaparición de toda forma de exclusión y maltrato por razón de exclusión por condición de género, orientación sexual, identidad cultural, opción religiosa, ingresos, discapacidad o edad. Promovemos que todas las y los peruanos sin distinción alguna tengan la capacidad de ejercer los mismos derechos y las mismas oportunidades para que su esfuerzo sea reconocido económica, social, cultural y políticamente. DESARROLLO SOSTENIBLE SIN DESTRUCCIÓN • Nos afirmamos en la necesidad de frenar la depredación de nuestros territorios y la perdida de nuestra riquísima biodiversidad, resultante del afán de lucro de las grandes empresas y la búsqueda desesperada de opciones de sobrevivencia de los más pobres. Nos imponemos el reto de ser un país que vive del uso sostenible de sus recursos naturales renovables, asegurando así que las futuras generaciones puedan también gozar de un medio ambiente productivo y saludable. 2Problemas identificados Objetivos estratégicos Medidas de politica Metas de gobierno Problemas identificados Objetivos estratégicos Medidas de política Metas de gobierno DIMENSIÓN SOCIAL • El Plan de Gobierno del Frente Amplio está orientado hacia el logro de la igualdad mediante una acción del estado que garantice el ejercicio universal de derechos fundamentales y el acceso universal a servicios públicos gratuitos, de calidad e interculturales a todos y todas, y que destierre toda forma de discriminación. EDUCACIÓN • La educación rural, de pueblos • Creación del Sistema Nacional de • Porcentaje de población originaria que hacen viva su propia originarios, de poblaciones Educación Rural, de Pueblos Originarios, lengua y desarrollan su propia cultura. afroperuanas y de pueblos de frontera Afroperuanos y de Frontera que permitan • Poblaciones afroperuanas que reviven y desarrollan sus es escenario de graves carencias en el quinquenio 21- 26 lograr una costumbres y saberes. educación básica, con cobertura plena, y • Porcentaje de incremento de niñas que culminan con éxito y avances significativos en calidad, equidad pertinencia la educación básica. Al término de ésta, su proceso y pertinencia. formativo les permite insertarse en el proceso productivo y/o acceden a la educación superior. • Porcentaje de instituciones educativas con docentes especializados en enfoque de educación intercultural y bilingüe, de modo diferenciado para el ámbito rural de costa, andina, amazónica y de frontera. • Porcentaje de incremento de docentes nombrados en las instituciones educativas de estos ámbitos con base a su especialización y dominio de lenguas originarias. • Porcentaje de incremento de instituciones educativas o redes territoriales con módulos de infraestructura y equipamiento adecuados al contexto. • Porcentaje de instituciones educativas rurales articuladas y promotoras del desarrollo local, teniendo como eje aprender sirviendo a la comunidad (Aprendizaje – Servicio) y con una educación productiva como eje articulador de los aprendizajes. • 100% de las instituciones educativas organizadas en redes territoriales de servicio educativo integrado. • Uso de lenguas originarias en el 100% de instituciones educativas del ámbito. • Extender el uso oficial de lenguas originarias (quechua y aymara) como lenguas de herencia en las áreas urbanas según regiones en las distintas modalidades y niveles educativos. • 50% de incremento en el número de niñas que culminan la educación básica y en el número de niñas que acceden a la educación superior. • 90% de instituciones educativas y redes territoriales cuentan con equipos completos de docentes especializados. • 100% de poblaciones afroperuanas con educación de calidad y presencia cultural en la sociedad. • 50% de incremento de plazas de ingreso a carrera pública para docentes especializados • 100% de incremento en el número de instituciones educativas y redes territoriales con módulos de infraestructura y equipamiento. • 50 % de instituciones educativas del nivel secundario, con un nuevo modelo de escuela, promotora del desarrollo humano de la comunidad. • Se ha precarizado el servicio que • Fortalecer la educación básica especial, • Porcentaje de incremento de cobertura en las modalidades y prestan las modalidades de EBE, EBA, educación básica alternativa, educación forma señaladas. EC y ETP, afectando el derecho a la comunitaria y la educación • Porcentaje de instituciones educativas atendidas por el shock educación de las poblaciones excluidas técnicoproductiva con una política integral de infraestructura y equipamiento en estas modalidades y por diversos tipos de barreras de orden creando modelos diversos de gestión de forma a nivel nacional. La infraestructura y equipamiento se social, cognitivo, cultural y económico. un servicio educativo para los niños, niñas ejecuta con el criterio de uso intensivo de la informática y la y adolescentes trabajadores, para los robótica, de interculturalidad, y de uso para acciones jóvenes sin educación básica regular educativas (formales y no formales), así como para espacios concluida, para los niños y niñas en de refugio en situaciones de emergencia local situación de calle y para la atención • Porcentaje de estudiantes de formación magisterial inicial y en adecuada e integrada de personas con servicio en estas modalidades. necesidades educativas diferentes. • 30% de incremento de cobertura en EBA, ETP y EBE en el quinquenio. • 75% de IIEE atendidas. • 50% de incremento de estudiantes en formación magisterial inicial y en servicio, durante el quinquenio. • 50% de incremento de docentes en el quinquenio. • 50% de directivos y el 100% de gestores de nivel intermedio se han especializado en estas modalidades. • Se incrementa en 30% el número de adolescentes mujeres que culminan la EB. • Reducción del analfabetismo a no más de un residual 3%. 3Problemas identificados Objetivos estratégicos Medidas de politica Metas de gobierno • Porcentaje de incremento en plazas docentes especializadas en estudiantes con necesidades diferentes en escuelas inclusivas y en centros especializados. • Porcentaje de incremento en certificaciones de programas y participantes de educación comunitaria en gestión ambiental, tecnologías y cultura productiva, emprendimientos económicos, sociales y culturales entre otros. • Porcentaje de incremento de plazas docentes especializadas en EBA, ETP (docentes en sistema dual) y EC. • Porcentaje de directivos y gestores especializados en las modalidades de EBE, EBA, EC y ETP. • Porcentajes de incremento de niñas y adolescentes en áreas urbanas que acceden y concluyen la educación básica. • Porcentaje de mujeres alfabetizadas y accediendo a oportunidades educativas pertinentes y de calidad. • Porcentaje de niñas y adolescentes en situación de embarazo que continúan su educación (programa intersectorial de acompañamiento). • Todos los maestros y maestras del país • Revisión y ajuste de la LRM para se encuentran bajo el régimen de la Ley garantizar un conjunto de derechos y de Reforma Magisterial, que mantiene condiciones laborales para el magisterio un piso salarial indigno, profundiza la en el servicio público y privado. precarización docente al incrementar el porcentaje de contratados, no se desarrolla un mecanismo descentralizado de formación continua y de evaluación docente. • La política curricular ha sido errática, • Una política curricular que exprese la tecnocrática y predominantemen te diversidad de actores y contextos, y las monocultural, patriarcal y bancaria. apuestas ciudadanas de bien común, justicia ambiental, interculturalidad y equidad de género entre otras. • 100% de incremento del piso salarial al término del trienio. • 80 mil nuevas plazas docentes al término del quinquenio. El porcentaje de docentes contratados no será mayor al 5% en el quinquenio. • 30% de incremento de docentes con jornadas de 40 horas. • Se ha logrado ajustar la LRM en los aspectos señalados. • 26 regiones y 100 localidades al término del quinquenio con gestores en evaluación. • 50 mil docentes en el quinquenio evaluados para el ascenso . • 26 regiones al término del quinquenio con instancias de formación continua . • 100 instituciones de formación superior pedagógica . • 1500 formadores de docentes certificados • Crear un sistema nacional descentralizado de desarrollo curricular como base para la generación de políticas curriculares a corto, mediano y largo plazo, en base a una perspectiva de interculturalidad crítica, ciudadanía ambiental, equidad de género e inclusión democrática, que fomente la creatividad e innovación en la creación de conocimiento y tecnologías, que rompa la dependencia. 4 • 100% de nueva política curricular • 100% regiones con nuevas orientaciones curriculares • 1000 especialistas en currículo laborando en DRE, UGEL y Redes e Instituciones Educativas en las diversas modalidades y niveles educativos.Problemas identificados Objetivos estratégicos Medidas de politica • Creación del Sistema Nacional de Evaluación Educativa en relación con la política curricular a fin de dar insumos para una toma de decisiones informada, en base al seguimiento del desarrollo de la política curricular y de los progresos del aprendizaje y retroalimentar al sistema, a los gestores educativos, docentes, comunidades y a los propios sujetos de la educación para garantizar el aprendizaje de todos los actores implicados en el proceso educativo. Metas de gobierno • FONDEP ha promovido acciones y formación de especialistas en innovación educativa en 26 regiones al término del quinquenio. • Creación del Centro Nacional de Investigación Pedagógica y Recursos Educativos • Establecimiento del Sistema Nacional de Evaluación Educativa • 1500 especialistas en evaluación educativa formados al término del quinquenio • 26 unidades regionales de evaluación educativa • La Ley de Reforma Universitaria se • Establecer una política unificada de • Creación de Vice Ministerio de Desarrollo científico- orienta a garantizar la calidad en la educación superior que articule la tecnológico y formación profesional. formación profesional. Pero no están formación profesional con la creación de • Aprobación de nueva Ley de formación superior tecnológica garantizadas las condiciones para un conocimiento y la innovación tecnológica • Establecimiento de un Fondo Nacional para la Producción fortalecimiento de la universidad pública para el desarrollo de las regiones y de cara Académica y Científica (FONPAC). que articule formación profesional con a la biodiversidad del país, y que integre • Fondo Nacional para la Investigación de Tecnologías creación de conocimiento para el las rutas tecnológica y universitaria. Adecuadas. desarrollo nacional y regional. • Vice Ministerio de Desarrollo Científico y Tecnológico al primer año de gestión. • Ley de formación profesional al segundo año de gestión. • FONPAC establecido al segundo año de gestión • FNITA establecido al segundo año • La implementación de la LGE y del PEN • Establecer una planificación y exige cambios en la estructura del sector organización del sector educación en educación, pero se ha mantenido un todos sus niveles de gestión, renovando su modelo que viene de los años 90’. modelo institucional y garantizando una administración equitativa de los recursos financieros en función de un principio de justicia educativa y derecho de todos y todas a la educación. • Ajuste e implementación del PEN. • Establecimiento de Programa Fortalecimiento de Ciudades y Comunidades Educadoras. • Reestructuración de las DREs y las UGELs. • Nueva Ley de Organización y Funciones (LOF) del sector educación. • Shock de inversión en la educación básica y superior (instituciones con equipamiento y recursos materiales para un óptimo funcionamiento). • PEN ajustado al final de primer año de gobierno. • PFCCE en 26 capitales de región, 50 provincias o distritos en las regiones de menor desarrollo, 50 provincias o distritos en regiones con mayor población urbana al final del quinquenio. • 26 DRE y 200 UGEL reestructuradas al término del quinquenio. • LOF aprobada y en implementación al primer año de gestión. • Shock de inversiones en 26 regiones y 200 localidades al término del quinquenio. • Asegurar 100% de cobertura de adultos mayores que viven en condición de pobreza. Incrementar paulatinamente la transferencia dada a adultos mayores hasta duplicar monto actual. • Coordinación para que adultos mayores reciban otras prestaciones complementarias: seguro de salud, promoción de actividades comunitarias y culturales, colaboración voluntaria con la comunidad, recolección de saberes. • Seguir ampliando el programa Juntos en zonas rurales y garantizando el cumplimiento real de condicionalidades en salud y educación • 100% de los adultos mayores que viven condiciones de pobreza reciben pensión. • Adultos mayores reciben cada dos meses S/. 500 soles. • Pensión 65 maneja un presupuesto aprox. S/. 3,000 millones • 100% de los adultos mayores del programa Pension65 reciben prestaciones complementarias • Asegurar que en el 100% de las familias beneficiarias del programa Juntos cumplan efectivamente las condicionalidades de salud y educación. DESARROLLO E INCLUSIÓN SOCIAL PROGRAMAS SOCIALES • Los programas sociales a cargo del MIDIS aún no han llegado a dar la cobertura y los servicios que sus usuarios requieren. Fortalecer la implementación de los programas a cargo del MIDIS, mejorando su cobertura, los servicios que entregan a los usuarios 5Problemas identificados Objetivos estratégicos Medidas de politica Metas de gobierno • Aumentar S/. 50 soles más que vayan a cuenta de ahorro y/o inversión productiva o de capacitación para lograr la graduación del programa • Incrementar la cobertura del componente de acompañamiento a familias para promover el Desarrollo Infantil Temprano, no sólo para zonas rurales sino también urbanas • Ampliación y Mejora en el servicio de implementación de Guarderías pero vinculadas a programas de promoción de empleo de madres y padres. • Incrementar significativamente la cobertura del Programa Haku Wiñay de mejora de productividad e ingresos campesinos. • Asegurar la efectiva entrega de alimentos durante todo el año escolar, como incentivo para mejorar asistencia y en la capacidad de atención, con cocinas gestionadas con subsidio por las madres de familia y promoviendo la articulación con productores locales y en base a menús regionales. • En las zonas urbanas la entrega de raciones basadas en frutas y productos naturales que promuevan hábitos saludables el consumo y la promoción de productos de pequeños productores andinos. • Lograr que el 90% de familias superen de manera sostenible la pobreza cuando dejen de recibir el subsidio • Incremento de 500% de presupuesto del Servicio de Acompañamiento a familia • 100% de guarderías de Cuna Más en ámbito urbano tiene como mínimo el 70% de sus beneficiarias a familias cuyos padres trabajan a tiempo completo • 500 mil familias campesinas son atendidas con Haku Wiñay • Al menos el 90% de los centros educativos reportan que las raciones se repartieron el 95% de los días que correspondían. • 100% de las escuelas de ámbitos urbanos entregan raciones basadas en frutas y productos naturales. • El 80% de los alumnos reportan que se sienten satisfechos con los del desayuno escolar que se les brinda • Los dos principales programas sociales • Dar a los programas sociales a cargo de • Que el MIDIS realice la rectoría, seguimiento y evaluación de • El 100% de los integrantes de usuarios de los Comités a cargo de los gobiernos locales, a pesar los GL el apoyo de una instancia rectora en los programas sociales cuya implementación está a cargo de de Gestión de Cuna Más, Comités de Compra de Qali de su gran potencial, están el gobierno nacional que, de manera los municipios (Vaso de Leche, Comedores Populares) y Warma, de Vaso de Leche y Comedores Populares han desatendidos. constante analice su reformulación y fomente su reforma y mejor utilización. sido capacitados para difundir mensajes sobre nutrición aprovechar las oportunidades que la • Aprovechar redes de protección social que se generan en infantil, los derechos en educación y salud. implementación de los mismos trae, estos dos importantes programas, así como las que se gracias a la extendida red local que se generan de programas como los Comités de Gestión de Cuna forma con la implementación de los Más, Comités de Compra de Qali Warma y o núcleos mismos. ejecutores para difundir mensajes a la población sobre aspectos centrales de la nutrición infantil, los derechos en educación y salud y que se conviertan en agentes del desarrollo. • No se ha dado una rectoría real de las • Profundizar la reforma dada en las • Diseño de estrategias presupuestales, en el marco de la políticas de desarrollo e inclusión social, políticas de desarrollo e inclusión social del implementación del Presupuesto por Resultados, que otorgue no se han llegado a implementar, de actual gobierno lo que permite dar al SINADIS la capacidad de ejercer rectoría real, permitiendo manera efectiva, el sistema de continuidad en lo ya avanzado pero asignación de recursos para líneas de acción que se focalización y el Registro Nacional de promoviendo mejoras que hagan efectivas consideren prioritarias, además de la formulación de Usuarios. las políticas a favor de los más excluidos. presupuestos multianuales para los mismos. • Sistema de Focalización, que aplica mecanismos de focalización geográfica en zonas rurales a nivel de centro poblado lo que permite el incremento de cobertura de usuarios pobres. En el caso de zonas urbanas, el fortalecimiento con 6 • Aprobación de la norma que crea e implementa el Sistema Nacional de Desarrollo e Inclusión Social (SINADIS). • El 100% de los municipios tienen implementados su ULF . • La focalización geográfica esta normada . • El RNU opera regularmente y brinda información regular de cobertura y filtración.Problemas identificados Objetivos estratégicos Medidas de politica Metas de gobierno recursos financieros a las Unidades Locales de Focalización (ULF) que permita mejora efectiva en el sistema de focalización individual. • Implementación efectiva del Registro Nacional de Usuarios (RNU). Estandarización de la información registrada por los programas sociales en este registro. Este sistema permitirá identificar posibles casos de sub cobertura y filtración. • No existe una rectoría única en la • Rectoría central sobre la totalidad de los • implementación de los diversos programas sociales. programas sociales a cargo de los diferentes sectores lo que causa duplicidad y que no se den las sinergías necesarias para una adecuada implementación de políticas sociales. • La rectoría específica sobre la implementación de la totalidad • El presupuesto del 100% de los programas sociales de de los programas sociales del país está a cargo del todos los sectores es concordado entre el MIDIS y el Viceministerio de Prestaciones Sociales, haciendo MEF . seguimiento y velando por el fortalecimiento de los mismos, • El presupuesto de los programas sociales se especialmente de aquellos que están a cargo de los GR y GL. incrementa en el mismo porcentaje que el crecimiento Se le da la función de la asignación financiera. del país . La creación de un Pliego Presupuestal, dentro del Sector • Se presentan y difunden a la ciudadanía dos reportes Desarrollo e Inclusión Social, que este a cargo de la semestrales de la implementación de programas implementación de los Programas Sociales actualmente a sociales. cargo del MIDIS (Juntos, Cuna Más, Pensión 65, Qali, Warma, FONCODES). Esto con la finalidad de independizar la función de prestación de la rectoría, haciendo que el foco de atención del MIDIS como rector de la política de desarrollo e inclusión social se efectivice. • Personas con discapacidad son • Dar prioridad a un plano de igualdad de • La plena vigencia de las condiciones técnicopedagógicas, de discriminadas y tienen sus oportunidades para las personas con formación profesional y de infraestructura del sistema oportunidades recortadas, afectando su discapacidad, dándole el presupuesto y la educativo a fin que éste garantice el acceso a la educación de calidad de vida y desperdiciándose importancia política que requiere, y estudiantes con discapacidad a través del modelo de potencialidades de progreso de la aplicando nuevos enfoques de trabajo con "educación inclusiva". sociedad peruana la comunidad y dando protagonismo a las • La promoción de la Rehabilitación Basada en la Comunidad personas con discapacidad en la como estrategia que garantice que las personas con elaboración y gestión de estas políticas. discapacidad residentes en zonas rurales y urbano marginales hagan ejercicio pleno de sus derechos . • Dejar sin efecto la séptima disposición complementaria final de la Ley No 29973, que restringe el uso de medidas compensatorias de promoción de la equidad a aquellas personas con discapacidad que no presenten una restricción de la participación mayor o igual al 33 por ciento. MUJER • Tolerancia cero a la violencia de género y • Porcentaje de operadores de justicia con formación en género. • El Perú es el país de Sudamérica con compromisos intersectoriales para su • Porcentaje de defensores públicos para las víctimas de más denuncias por violación sexual y erradicación. violencia sexual. con una alta persistencia de violencia de • N.° de cámaras Gessel implementadas . género. • Porcentaje de agresores acudiendo a programas de rehabilitación. • Porcentaje de incremento de sentencias por casos de violencia de género y violación sexual. 7 • La Dirección Nacional de Accesibilidad, aprobada en la ley No 29973 en el 2012, pero aún no aplicada, tiene pleno funcionamiento con las capacidades y presupuesto necesarias. • El Plan Nacional de Accesibilidad, aprobado en la ley No 29973 en el 2012, pero aún no elaborado, se aprueba en el primer año de gobierno y se aplica posteriormente. • Articulación de Políticas públicas en todos los niveles de gobierno contra la violencia machista hacia las mujeres. Con nuevos enfoques que incluyan a la población masculina. • Obligatoriedad de la formación y aplicación del enfoque de género en el Poder Judicial, el Ministerio Público y la Policía Nacional para garantizar la efectiva protección de los derechos de la mujer.Problemas identificados Objetivos estratégicos Medidas de politica Metas de gobierno • Presupuesto asignado para la implementación de Ley N° • Garantizar el acceso oportuno de justicia: incrementar 30364 y los Centro de Emergencia Mujer. el número de defensores/as públicos para las víctimas de violación sexual y violencia de género. • Formación en género para los magistrado/as . • Incremento de salas de entrevista única o cámara GESELL. • Programa de rehabilitación de agresores. • Revisión de la Ley N° 30364, Ley para Prevenir, Sancionar, y Erradicar la Violencia Contra las Mujeres y los Integrantes del Grupo Familiar. • Programa de Protección de las Niñas, Niños y Adolescentes frente a la Violencia. • Fomentar la autonomía económica de la mujer como forma de protección contra la violencia. • Programas para la construcción de nuevas masculinidades. • Incremento en número y presupuesto para los Centros de Emergencia Mujer. • Campañas públicas contra el acoso sexual callejero y en centros de trabajo, comprometiendo a los medios masivos de comunicación y a líderes ciudadanos. • La mujer es pobre de tiempo porque • Visibilizar y reconocer el TDNR o de • Servicios públicos de cuidado por el sector estatal en dedica más horas semanales a las cuidado, así como su contribución al coordinación con la empresa privada para que las mujeres actividades reproductivas (40 vs. 15). Si sostenimiento de la sociedad y accedan en forma efectiva y en igualdad de condiciones al a ello incluimos que las mujeres se productividad y devolver a la mujer la trabajo productivo y la capacitación; y como generador de educan, en promedio, menos que los libertad de uso de sus tiempos para puestos de trabajo calificados, permanentes y con derechos, hombres, sus oportunidades de superar ocuparlo en capacitaciones/ formación/ desmitificando la labor de cuidado y revalorando la misma el estado de ambas pobrezas es muy educación, desarrollo profesional, ocio, como actividad altamente calificada. limitado. entre otros. • Creación de un Sistema integral de cuidados (SIC) que promueve la igualdad social y de género. • Porcentaje de profesionales calificados en el sector de cuidado. • Porcentaje de personal contratado en los programas del estado relacionados al cuidado. • Porcentaje de cobertura de servicios sociales de cuidado. • Porcentaje de nueva infraestructura para el cuidado • Avance legislativo en licencias por maternidad y paternidad. 8 • Encuestas Nacionales de Uso de Tiempo – ENUT- periódicas conjuntamente con la elaboración de la ENAHO bajo estándares internacionales asumiendo como pauta la CAUTAL –Clasificación de actividades para Uso de Tiempo en América Latinaacordada en la 8ava conferencia de estadísticas de la CEPAL. SISTEMA INTEGRAL DE CUIDADO • Generación de puestos de trabajo formales . • Capacitaciones y calificaciones constantes a los/as trabajadores/as de los servicios de cuidado . • Reforzamiento y ampliación de la cobertura de Salas cuna (en sector público y privado) desde los 3 meses hasta los 5 años de edad para los menores en donde se debe asegurar alimentación, cuidado, educación [estimulación temprana], espacios seguros de juegos y contribución a romper con estereotipos de género desde la educación. • Espacios de cuidado y complementarios de educación para los niños de 6 años hasta los 12 años. Complementar educación escolar y otorgar herramientas para desarrollar diversas aptitudes.Problemas identificados Objetivos estratégicos Medidas de politica Metas de gobierno Preferentemente se desarrollaran en los espacios educativos cubriendo alimentación. • Espacios para atención de dependientes, léase adultos mayores y personas con capacidades diferentes a cargo de la familia –mayoritariamente mujeres- con preferencia de administración municipal con coparticipación en ejecución, administración, elaboración de lineamientos y supervisión de organismos del gobierno central como MIMP, MINSA y MIDIS. • Acceso a servicios de rehabilitación, actividades lúdicas y de esparcimiento en coordinación con los centros municipales de Adulto Mayor, con intención de ampliar servicios y cubrir las necesidades de la población en cuanto a cuidados de dependientes. • Garantizar que los programas sociales incorporen un enfoque de género para no transferir una sobrecarga de cuidado hacia las mujeres que sostenga el cumplimiento de sus metas. CORRESPONSABILIDAD • Reformulación de la jornada laboral sin disminución de derechos laborales • Incremento gradual de la licencia por maternidad hacia las 18 semanas. Licencias de paternidad intransferibles y remuneradas al 100% equiparables a la licencia por maternidad para promover la corresponsabilidad del cuidado entre mujeres y varones en la primera infancia. • Los altos niveles de violencia machista • Cultura gubernamental libre de violencia • Penalizar a las autoridades y funcionarios/as públicos que • Reducción al 50% de los actuales casos de violencia en el Perú no han disminuido, pues 4 de de género reciban sentencias sobre algún tipo de violencia contra las contra la mujer cada 10 mujeres, alguna vez han sufrido mujeres, inhabilitándolos/as del cargo o función pública violencia física o sexual por parte de su esposo o compañero. • Los contenidos del sistema educativos • Educación con perspectiva de género, no reproducen el machismo y la sexista, sin estereotipos ni prejuicios de discriminación género. • Programa Nacional de Educación Sexual integral. Fortalecimiento de capacidades técnico pedagógicas de las y los docentes • Programa contra la deserción escolar con énfasis en la problemática del embarazo adolescente. • Crear e implementar un programa nacional de monitoreo, evaluación y prevención de la violencia de género en las instituciones públicas y privadas donde se imparte educación, ciencia y arte. • Programa especial contra la violencia en las escuelas: garantizar a las niñas, niños adolescentes un ambiente 9Problemas identificados Objetivos estratégicos Medidas de politica Metas de gobierno libre de violencias. Garantizar que los estudiantes tengan servicios de orientación. • Currícula educativa que forme a niñas y niños con un enfoque de igualdad de derechos y oportunidades. Formación en derechos de las mujeres, la violencia de género y el abuso infantil. Implementar y garantizar la educación laica. • Implementar el Programa espacio de juegos libres y seguros para niños, niñas y adolescentes. • Las mujeres indígenas sufren de una • Superar toda forma de discriminación • Superar la indocumentación de las mujeres indígenas y doble discriminación de género y de contra las mujeres rurales indígenas. campesinas para garantizar su acceso a programas sociales. identidad • Servicios públicos accesibles y brindados en lenguas originarias: salud, Centro de Emergencia Mujer, etc. • Programa para fomentar la culminación de la escolaridad secundaria de las mujeres indígenas. • Atención del personal de salud con pertinencia cultural e incorporando conocimientos ancestrales • Las mujeres no puede ejercer • Plena vigencia de los derechos sexuales y • Seguimiento de la implementación del protocolo nacional de plenamente sus derechos sexuales y reproductivos. atención al aborto terapéutico. reproductivos y toar libremente • Despenalización del aborto en caso de violación sexual. decisiones sobre su cuerpo • Elaboración de programas nacionales de salud sexual y reproductiva, atención diferenciada para la población adolescente- joven. • Acceso gratuito al anticonceptivo oral de emergencia y métodos anticonceptivos en establecimientos de salud pública. • Acercar los servicios esenciales de atención de la salud a las mujeres, introduciendo profesionales sanitarios comunitarios y clínicas móviles. • Programa para penalizar y prevenir la violencia obstétrica. • Disminución del porcentaje de embarazo adolescente. • Porcentaje de incremento de sentencias por alimentos y cumplimiento. • Despenalización del aborto en caso de violación sexual • Procesos ejecutivos para el oportuno acceso de justicia en casos de reconocimiento de procesos de alimentos y paternidad. Congelar automáticamente las cuentas bancarias de quienes tengan deudas por alimentos, transfiriendo los pagos comprometidos a las madres o cuidadores. • Programa para combatir el incremento del embarazo adolescente en coordinación con los sectores de Salud y Educación, que mejore la formación educativa, la generación de empleo decente y la autoestima de las mujeres jóvenes. • Garantizar el acceso a la salud sexual y reproductiva diferenciada y gratuita. • Incremento gradual de licencia hasta las 18 semanas y homologación de licencias de maternidad y paternidad. • Regulación del trabajo sexual, lucha contra el proxenetismo y la trata de personas. DIVERSIDAD • Ausencia de legislación que proteja y • Proteger y garantizar los derechos de las garantice los derechos de las personas personas lesbianas, gays, transgénero, lesbianas, gais, transgénero, transexuales, bisexuales e intersexuales. transexuales, travestis, bisexuales e intersexuales. • • • • Ley de Matrimonio Igualitario • 50% de parejas conformadas por lesbianas o gays son reconocidas como matrimonio y 50% como uniones de Ley de Unión de Hecho hecho. Ley de Identidad de Género Ley para prevenir, sancionar y erradicar la Discriminación y los • 100% de personas trans (transexuales, transgénero y travestis) tienen un DNI que reconoce su identidad. Crímenes de Odio hacia personas LGTBI 10Problemas identificados Objetivos estratégicos Medidas de politica Metas de gobierno • Disminuyen las denuncias sobre discriminación y/o asesinatos por orientación sexual e identidad de género. • Ausencia de políticas públicas que Creación de un Consejo Nacional para la permitan un mejor acceso de las Ciudadanía LGBTI personas lesbianas, gais, transgénero, transexuales, travestis, bisexuales e intersexuales a los servicios del Estado • Diseño e implementación de las políticas públicas nacionales específicas para la población LGBTI. • Creación de un registro oficial de crímenes de odio. • Impulso de investigación académica sobre temas de la diversidad sexual y de género. • Promoción de actividades culturales específicas en beneficio de la población LGBTI • Establecimiento de sanciones y responsabilidad política por el no cumplimiento de las políticas públicas nacionales específicas para la población LGBTI • Fiscalización de instituciones del Estado incorporen variables de orientación sexual e identidad de género en el diseño de sus actividades. • Se establecen y cumplen metas de políticas públicas nacionales específicas para la población LGBTI. • Se publica registro oficial de crímenes de odio. • Incrementa la producción académica mediante publicaciones y eventos de difusión. • Incrementan actividades culturales específicas en beneficio de la población LGBTI. • 100% de políticas públicas nacionales específicas para la población LGBTI se hacen efectivas. • Disminuye la difusión de expresiones homofóbicas en medios de comunicación • 100% de operadores de salud capacitados en atención a personas LGBTI. • 100% de centros de salud capacitados en la aplicación de protocolos de atención en salud a personas LGBTI. • 100% de centros de salud consideran data sobre orientación sexual e identidad de género en historias clínicas. • Disminuyen casos de discriminación por orientación sexual e identidad de género en el ámbito laboral. • Incremento del acceso al empleo de personas LGBTI, enfatizado en población transgénero. • Incremento de personas LGBTI capacitadas profesionalmente. • 100% de operadores de justicia capacitados en atención a la diversidad sexual y de género. • 100% de centros de justicia capacitados en la aplicación de protocolos de atención en caso de discriminación o violencia hacia personas LGTBI. • La población LGBTI se encuentra incluida en el Plan Nacional de Derechos Humanos 2021-2026. • Debilidad del tejido social comunitario, • Fortalecimiento del tejido social • Establecer días nacionales de reconocimiento y memoria de la • Se reconocen como días de interés nacional el Día dificultad en la convivencia y ausencia comunitario, facilitación de la convivencia comunidad LGBTI como el Día Nacional del Orgullo LGBTI (28 Nacional del Orgullo LGBTI (28 de junio) y el Día de respeto hacia las personas LGTBI. e implementación de medidas que de junio) y el Día Nacional contra los Crímenes de Odio (31 de Nacional contra los Crímenes de Odio (31 de mayo). generen respeto hacia las personas mayo). • Se desarrollan actividades como ferias, publicaciones LGTBI. • Promover la memoria histórica de la población LGBTI con el de libros, entre otros, que promueven la memoria fin de visibilizar los aportes en la construcción de la nación. histórica de la población LGBTI. • Emitir disculpas públicas por parte del Estado peruano a todas • El Estado peruano es reconocido por la ciudadanía las víctimas de los crímenes de odio, a sus familiares y a la como protector consecuente de las poblaciones vulnerables a los crímenes de odio. 11Problemas identificados Objetivos estratégicos Medidas de politica Metas de gobierno población LGBTI en general, por todos los años de negligencia y abandono. SALUD • Colapso del sistema nacional de salud • Enfrentar la emergencia sanitaria del • Fortalecer y ampliar la red nacional de atención primaria con • La salud es un bien público y un derecho constitucional pública provocado por la pandemia del Covid-19 con planes prioritarios para todos los recursos necesarios para atender a la población que no es sujeto del negocio privado. Covid-19, la precariedad física e garantizar en forma plena la cobertura frente al Covid-19. • El Perú es productor de medicinas, instrumentos institucional por alarmantes déficits en la hospitalaria, la cantidad de profesionales • Poner en práctica un Programa de Medicina Preventiva y de médicos y vacunas. red hospitalaria, la falta de medicinas y de la salud y los instrumentos sanitarios Alimentación Saludable que prepare y proteja a la población • El Perú cuenta con profesionales de la salud de alto oxígeno y la poca oferta de servidores de necesarios para reducir drásticamente las contra el Covid-19 y otras enfermedades endémicas en nivel y sistemas laborales que dignifican el trabajo de salud. muertes por esta pandemia. nuestro país. cuidado en todos los aspectos. • Asegurar la dotación de vacunas contra el Covid-19 para toda la población peruana e implementar la vacunación respectiva en acción concertada con todas las fuerzas cívicas y sociales, asegurando su participación y fiscalización para evitar prácticas discriminatorias y corrupción. • Reforzar e incrementar los presupuestos dedicados al trabajo estadístico y planes de investigación en los hospitales públicos sobre el Covid-19 y otras enfermedades endémicas. • Falta de organización, articulación e • Atención universal, integral y de calidad a • Creación del viceministerio de Promoción de la salud. integración del sistema de salud. las necesidades de salud. • Territorializar la atención de salud implementando Redes Integradas de Salud abiertas a toda la población sin ningún trámite, para lo que es necesario conformar equipos de salud con población adscrita, determinar una respuesta pública de servicios obligatoria, adecuada capacidad resolutiva y de apoyo diagnóstico. Aplicando el enfoque de médicos y equipos de salud de familia por cada 1500 habitantes. • Fortalecer y convertir el SIS en Seguro Público de Salud como brazo de extensión de la atención integral en salud, tal como establece el Acuerdo Nacional en Salud. • Lograr la protección en salud de todos los peruanos y peruanas que no cuentan con protección pública en salud, estando aseguradas al sistema público. • Establecer el diseño financiero, administrativo y funcional para garantizar la atención igualitaria basada en el Plan Nacional de Atención Integral de la Salud para todos los peruanos, en cumplimiento de lo establecido en el Acuerdo Nacional por la Salud. • Implementar la universalización de la atención de salud abierta a todos los peruanos estableciendo franjas de atención garantizadas que se inician con: 1) primer nivel de atención y la determinación de su respuesta pública de servicios, 2) atención de emergencias vía conformación de un Sistema Nacional de Atención y Regulación de Emergencias, 3) 12 • 50% del Sistema Nacional de Salud ha Conformado Redes Integradas. • SIS se ha convertido legalmente en un Seguro Público con todos las responsabilidades derivada de ello. • 100% de la población peruana cuenta con protección del sistema público. • Se cuenta con el Plan Nacional de Atención en Salud homologado en el sistema de salud. • 100% de la población cuenta con garantía de atención de las franjas de salud. • Se reduce en un 50% el pago directo en el sistema público de en salud.Problemas identificados Objetivos estratégicos Medidas de politica Metas de gobierno atención de enfermedades de alto costo de mayor incidencia en el país a partir del FISSAL para los que no cuentan con ESSALUD. • Inmediata anulación de todo cobro en el sistema público de salud, desactivando los Recursos Directamente Recaudados como fuente de financiamiento del sistema de salud. Cierre de las “Clínicas Hospitalarias” y demás distorsiones que se mantienen en el sistema, que impulsan la discriminación y el mal uso de recursos. • Deficiente gestión y uso de recursos en • Modernización, desburocratización de la • Interconexión informática del sistema de salud para contar con • 100% de las ciudades de más de 200 mil habitantes el sistema público de salud. gestión, simplificación de trámites para la información homogénea en tiempo real, adecuando la labor incorporadas en el Sistema Nacional de Información prioridad del derecho a la atención. administrativa del sistema de salud a los avances que las Salud. tecnologías de la información y del Gobierno Electrónico, • 10% de los Directores de los servicios de salud cuentan creando el Sistema Nacional de Información en Salud. con formación e Gestión en Salud • Modernizar la gestión de los servicios de salud, sobre la base • Se ha aminorado en un 70% las trabas identificadas de la Escuela Nacional de Salud Pública y la formación de para la atención de salud; avance del 50% en la gestores de la salud con el concurso de todas las profesiones homologación de procesos en el sistema de la salud y otras profesiones, en la responsabilidad de la conducción y gestión del sistema. • Identificación y reversión de procesos y procedimientos innecesarios y burocráticos para proceder a su anulación en beneficio de la atención oportuna y de calidad en todo el sistema público de salud; así como la homologación e integración de procesos y trámites en el sistema público de salud. • Insuficiente financiamiento para la • Incrementar el financiamiento del sistema • Homologar el monto per cápita destinado a la salud en los • Se ha homologado el monto per cápita del SIS con atención de las necesidades de salud de público de salud para contar con un per sistemas públicos de protección en salud (aseguramiento) con ESSALUD en el marco de una tendencia creciente de la población peruana. cápita superior al promedio garantía de disponibilidad de los montos per cápita necesarios ambos sistemas. latinoamericano. para la atención integral en el SIS y ESSALUD), en • 6% del PBI destinado a la protección pública en salud, cumplimiento del marco legal creado y por crearse para tal fin. promoviendo formas innovadoras de recaudación. • Incrementar el financiamiento del sistema público de salud • 50% de los recortes sufridos por ESSALUD son para avanzar hacia la meta de la atención integral, teniendo recuperados. como mínimo el 6% del PBI de recursos públicos dedicado a salud, en una combinación de fuentes de financiamiento contributivas y fiscales tanto para el SIS como para ESSALUD. • Recuperar y sincerar el financiamiento de ESSALUD para el cumplimiento de sus obligaciones de atención integral utilizando la incidencia política y legal, así como exigiendo mejoras drásticas en la calidad de atención, el trato digno y oportuno y la conformación de espacios de participación vinculante. • Desregulación de la respuesta privada • Regular la actividad privada en la atención • Supervisar y sancionar los abusos que se cometen en el • 50% de los servicios privados de salud han sido de los servicios de salud y del acceso a de salud así como el acceso y los precios sistema privado de salud y en el sistema privado de seguros supervisados y se producen correcciones. medicamentos. en relación al acceso a medicamentos. de salud. 13Problemas identificados Objetivos estratégicos Medidas de politica Metas de gobierno • Cumplimiento en sistema privado de salud de los estándares legales establecidos. • Compra regulada de servicios desde el sistema público al sistema privado de salud. • Políticas para regular los precios de los medicamentos desde la capacidad del Estado de ser el principal comprador de medicamentos y desde otros mecanismos como los establecidos por la CAN y la OMC, así como desde medidas que enfrenten los monopolios indebidos que ciertos tratados internacionales generan elevando precios de medicamentos. • Contar con una adecuada política y medidas para el abastecimiento de medicamentos de forma oportuna y continua en el sistema de salud, modificando los actuales entrampamientos e ineficiencias administrativas y de gestión que impiden la disponibilidad de medicamentos. • Promover una política de fabricación nacional de productos farmacéuticos y dispositivos médicos y fomentar la investigación e innovación de los mismos para desarrollar una efectiva soberanía farmacéutica. • Impulsar que el MINSA - DIGEMID promulguen inmediatamente las directivas pendientes para el acceso sin barreras a medicamentos en el país; así como promover normas que permitan que la concesión de patentes sea responsabilidad social y técnica la autoridad sanitaria especializada y no de la que defiende la libre competencia (INDECOPI). • Promover e impulsar el marco jurídico legal para declarar de interés público el acceso universal a los medicamentos de todo tipo y otros insumos para la salud. • 70% del sistema privado de salud cumple estándares exigidos. • Se ha establecido una norma general para la compra de servicios al sistema privado de salud. • 100% de las compras públicas se hacen de forma conjunta. • 50% de procesos modificados para garantizar abastecimiento oportuno. • Incremento en 50% de investigación nacional. • Aprobación del 100% de las directivas pendientes para el acceso a medicamentos. • 100% el marco legal que garantice el interés público en el acceso a medicamentos. • Insuficiente personal de salud general y • Política de formación pública en • Impulsar la formación pública universitaria de profesionales y • Se ha cerrado la brecha de personal de salud en un especializado. profesionales y personal de salud, con técnicos de la salud en coordinación con el sistema 20%. condiciones igualitarias. universitario. • Que el personal de salud tenga adecuadas condiciones de • Lograr una escala salarial homologada en el sistema de trabajo en cumplimiento de las normas de salud y seguridad salud. en el trabajo de salud. Implementar una política única e integral de la carrera sanitaria en todo el sistema público de salud. • Deficiente sistema de Salud Mental. • Garantizar que las familias y personas con • Construcción, equipamiento e implementación de un centro • 40 centros comunitarios de Salud Mental. trastornos mentales y problemas comunitario por cada 50,000 ciudadanos. psicosociales tengan acceso universal, • Creación de un sistema digitalizado de salud mental, integrado • 20% equitativo y humano a las intervenciones por centros comunitarios de salud mental, centros con de promoción, prevención, cuidado, internamiento psiquiátrico, hospitales generales con unidades tratamiento, recuperación, reinserción y de salud mental, con internamiento, hogares y residencias rehabilitación psicosocial, con enfoque 14Problemas identificados Objetivos estratégicos Medidas de politica Metas de gobierno biopsicosocial y comunitario, de desarrollo protegidas, centros de rehabilitación de adiciones, de y derechos humanos, genero, rehabilitación psicosocial y reinserción y rehabilitación laboral. • 100% interculturalidad en un sistema de salud • Creación del programa de salud mental y psiquiatría mental, contemple tres niveles de penitenciaria. • 100% atención. • Creación del instituto de enfermedades neuropsiquiatricas • Falta de abordaje de los determinantes • Implementar una política de abordaje de • Aprobación de la política de determinantes sociales de la salud • 100% sociales e la salud. los DSS liderada por el MISNA y con e inicio de su aplicación en desde los Gobiernos Regionales. articulación intersectorial e • Ampliación del acceso a agua potable y red de desagüe por • 30% intergubernamental efectiva. encima de lo actual. • Aplicación de medidas legales para la promoción y garantía de • 100% alimentación saludable. • Salud intercultural casi inexistente. • Reimpulsar y garantizar la aplicación de • políticas públicas de salud intercultural en todo el país y sobre todol en las regiones donde habitan poblaciones pertenecientes a pueblos originarios y afroperuano. • Casi nula valoración de los saberes en • salud de las culturas amazónicas, quechua y aymara y afroperuano. • Menosprecio a alternativas de salud basadas en nuestras plantas y alimentos originarios. • Rezago en la aplicación de sistemas de salud preventivas. • • Creación de la Dirección de saberes ancestrales dentro del • Viceministerio de Promoción de la salud • Retraso alarmante en planes de • Creación de un Sistema Nacional de • investigación de enfermedades Investigación en Salud, con prioridad en endémicas y nuevas. enfermedades endémicas y nuevas que vienen afectando a la población peruana y latinoamericana, en coordinación con los esfuerzos internacionales en estas materias. • CIUDADES JUSTAS E INCLUSIVAS • La construcción de las ciudades • Acceso al suelo y vivienda adecuada para • Elaborar el nuevo Plan Nacional de Vivienda desde un responde a las urgencias de las familias los sectores de escasos recursos enfoque de derechos y gestión del territorio descentralizado, de escasos recursos por espacios para económicos a bajo costo. orientado hacia los sectores de menores recursos económicos vivir y trabajar, que se entremezclan con estableciendo metas de al menos 400, 000 viviendas nuevas los intereses de lucro de empresarios y/o mejoradas hacia el 2026. que explotan esas necesidades para su • Priorizar el uso de los terrenos del Estado para programas de beneficio, así como con la acción vivienda orientado a los sectores de menores recursos delincuencial de traficantes de terrenos. económicos D, E y F, transfiriendo terrenos a los gobiernos locales, constituyendo bancos de tierras descentralizados de 15Problemas identificados Objetivos estratégicos Medidas de politica acuerdo a los planes de desarrollo urbano de las ciudades y a la demanda de la población. • Alianza con los sectores populares y las municipalidades para la construcción de viviendas con asistencia técnica bajo modelos de cogestión. • Implementar un sistema de financiamiento que facilite el acceso a una vivienda adecuada a los sectores D, E y F a través de subsidios diferenciados de acuerdo a la necesidad de la población. Promoción del ahorro familiar y crédito asequible a bajas tasas de interés. • Concertación con los sectores inmobiliarios a fin de que asignen un 20% de viviendas para los sectores D, E y F y financien la infraestructura y el equipamiento que su desarrollo demanda. • Asistencia técnica y subsidios para el • Reducir el déficit habitacional en sus dimensiones cualitativas, mejoramiento, renovación urbana y priorizando mayor inversión presupuestal de los programas de densificación de la vivienda. mejoramiento de vivienda, techo propio en sitio propio, renovación y densificación urbana. • Fortalecimiento del rol Municipal en planeamiento y gestión de Planes de acción local en vivienda y hábitat, Control Urbano y presupuesto participativo, para ello se debe descentralizar recursos en función de planes participativos de acción local que respondan a la demanda de los sectores de menores ingresos en el campo de la vivienda y el desarrollo urbano. • Redistribución de los recursos económicos de acuerdo a sus planes y proporcional al déficit de vivienda de las ciudades. • Replantear el Programa de Techo propio el mismo que debe estar enmarcado en Planes de acción local, promoviéndose la participación de las Entidades Técnicas ET, así como de núcleos ejecutores. • La flexibilización de los requisitos de garantía previa por el total de la obra y aplicando modalidades por desembolso de avance de obra teniendo a las ET como aliados en este proceso. • Impulsar programas de densificación urbana descentralizada a través de implementar Bonos de asistencia técnica para la regularización de la fabricación y densificación de la vivienda. • Impulsar Programas de renovación urbana descentralizada, creando un bono especial de renovación urbana. • Saneamiento físico legal integral y • Creación del Programa “Comunidades seguras y saludables” titulación en suelo seguro. implementada de manera descentralizada: Muros de contención, escaleras, pircas, sistema eléctrico seguros, áreas verdes, locales comunales con Agua, saneamiento y titulación. 16 Metas de gobiernoProblemas identificados Objetivos estratégicos Medidas de politica Metas de gobierno • Universalización del acceso a los servicios • Asegurar condiciones de calidad y cantidad de agua potable de agua y saneamiento y fomento de una para los sectores de menores recursos en la zona urbana, cultura y de tecnología para el ahorro y el implementando programas de sensibilización para la uso eficiente del agua. reducción del consumismo de agua potable en las zonas de mayor dotación. • Fortalecer las capacidades de las JASS, asegurando su sostenibilidad técnica, capacidad de gestión del servicio; promover su asociatividad a nivel local, articulándola a las EPS para el seguimiento, monitoreo y asistencia técnica. • Fortalecer las EPS capacitándolas y financiándolas para brindar mejor servicio en el ámbito urbano y rural. • Promover incentivos para que los promotores de edificaciones y habilitaciones urbanas nuevas implementen tecnología de agua y saneamiento con enfoque de ecoeficiencia hídrica y saneamiento sostenible. • Políticas y programas de vivienda rural • Mejorar las condiciones de habitabilidad de las viviendas recogiendo sus saberes y el desarrollo de rurales con énfasis en las zonas afectadas por fríaje e tecnologías apropiadas. inundaciones, reforzando sus condiciones estructurales y coberturas, su confort térmico interno, mejorando su calidad ambiental amenazada por el uso de combustibles contaminantes, dotándolas de sistemas de saneamiento ecológicamente sustentables, sistemas de drenaje adecuados, entre otras medidas. DIMENSIÓN INSTITUCIONAL • El Plan Institucional del Frente Amplio está orientado a posicionar políticas públicas que permitan iniciar la construcción de un Estado plurinacional, ético, descentralizado, participativo y eficiente, que responda a las necesidades de los pueblos y la ciudadanía y mantenga distancia de los grandes intereses y grupos de poder privados; que garantice el acceso a los servicios públicos, la seguridad y la paz de manera honrada y equitativa; que respete y promueva los derechos de participación y consulta previa; que no discrimine por raza, lengua, orientación sexual y opción religiosa y sea un agente permanente de construcción de ciudadanía en todos los niveles de gobierno y en todo el territorio nacional. • El Plan Institucional del Frente Amplio está orientado también a la construcción de un nuevo sistema de representación política, que incluya a partidos políticos, movimientos regionales y locales y a organizaciones sociales y ciudadanas, así como el ejercicio del principio de participación vinculante, con la finalidad de ampliar los espacios de participación y representación en beneficio de la legitimidad de los representantes electos, superando la actual fragmentación, desprestigio, burocratización y corrupción de la representación política a todo nivel. • El Plan Institucional del Frente Amplio se sustenta en varias reformas centrales: la reforma política, la reforma de la seguridad ciudadana, la reforma de los sistemas de control, fiscalización y justicia, la reforma constitucional que instaure la plurinacionalidad e interculturalidad y la reforma para la descentralización participativa. REPRESENTACIÓN Y LEGITIMIDAD • El sistema de representación basado en • Construcción del sujeto social • Realizar cambios constitucionales que permitan avanzar hacia • Elección de una Asamblea Constituyente Plurinacional los partidos políticos como únicos constituyente que haga posible la la refundación del Estado peruano para que se reconozca y aprobación en referendo nacional de una nueva Carta interlocutores ante el Estado, está aprobación de una nueva Carta Magna como plurinacional e intercultural con la participación Magna que declare la fundación de una república y un desprestigiado y en crisis debido a los que ayude a cerrar la crisis de igualitaria de todos los pueblos, naciones y culturas que Estado de carácter plurinacional en el Perú. graves casos de corrupción ocurridos en gobernabilidad y legitime la conviven en el actual territorio del Perú. • Ley Marco de Representaci</text:p>
          </table:table-cell>
        </table:table-row>
        <table:table-row table:style-name="ro1">
          <table:table-cell office:value-type="string" calcext:value-type="string">
            <text:p>Frente Esperanza</text:p>
          </table:table-cell>
          <table:table-cell office:value-type="string" calcext:value-type="string">
            <text:p>PLAN DE GOBIERNO FRENTE DE LA ESPERANZA 2021 2021 - 2026 En el contexto de la recesión económica mundial y nacional, y con los efectos agravada por la corrupción generalizada y la crisis político institucional los peruanos tenemos el deber de refundar el Perú y poner fin al sistema de corrupción de cara al bicentenario. Por ello el momento histórico nos obliga a construir un nuevo pacto social que implique como mínimo: 1. Fin del sistema de corrupción y rescate de valores milenarios. 2. Educación como expresión de justicia social e igualdad de oportunidades 3. Universalización de la salud. 4. Afirmación del sistema democracia directa. 5. Fortalecimiento de la institucionalidad. 6. Derecho a la seguridad ciudadana y respeto del orden y la ley. 7. Economía social de mercado y fin de abuso oligopólico. 8. Reactivación de la economía productiva. 9. Autosuficiencia alimentaria 10. Reducir drásticamente la informalidad 11. Competitividad con inversión en infraestructura y reducción de sobrecostos financieros y tributarios. 12. Revalorización del trabajo digno. 13. Descentralización con planificación concertada, polos de desarrollo y ventajas competitivas. 14. Inversión privada con seguridad jurídica e inversión pública con eficiencia y rentabilidad social. 15. Prioridad en la protección del medio ambiente y ecosistemas, biodiversidad y responsabilidad frente al cambio climático. 16. Promoción del desarrollo e innovación tecnológica democrático con mecanismos de En este sentido, nuestro programa se basa en dos grandes principios, orden y eficiencia, dentro de un principio de igualdad de oportunidades. Urge incorporar a las grandes mayorías al desarrollo económico. Para ello, hay que tener orden (disciplina fiscal), como base o garantía de estabilidad para 1que se mantengan y crezcan las inversiones, privadas o de riesgo, la producción y el trabajo. Creemos que el trabajo digno es un derecho y es vital en este plan de gobierno, y que la inversión es fundamental para generarlo; entendemos que la innovación de los procesos productivos con tecnología será la forma en la que el progreso sea la forma más efectiva de reducir la pobreza. En este sentido, una educación de calidad es la garantía para incorporar a la población en el proceso productivo. Esto se complementa con la ampliación de la titulación y asegurar a toda la población de servicios básicos, como agua potable, luz eléctrica, telefonía e internet. FRENTE DE LA ESPERANZA 2021, piensa que nada de esto es posible sin la descentralización y la lucha contra la corrupción, un mal semejante al narcotráfico y la delincuencia. El manejo público debe hacerse con transparencia, el respeto a los derechos fundamentales y redefiniendo, conceptual y presupuestalmente el rol del Estado. Es vital el crecimiento de la actividad privada, especialmente de las micro y pequeñas empresas, con beneficios tributarios que las reconozcan para su plena formalización. Cabe resaltar que el Plan de Gobierno del FRENTE DE LA ESPERANZA 2021, toma en cuenta el marco supranacional (acuerdos internacionales suscritos por el Estado peruano), constitucional y legal vigentes y se enmarca en las políticas de estado del Acuerdo Nacional. También se articula con los lineamientos, políticas y planes nacionales (Plan Estratégico de Desarrollo Nacional), el Marco Macroeconómico Multianual, planes regionales y locales (Planes de Desarrollo Concertado), teniendo en cuenta lo relacionado con los derechos humanos y lucha contra la pobreza, entre otros. Asimismo, comparte los enfoques de interculturalidad, género (mujeres y colectivos) igualdad de oportunidades, identidad e intergeneracional (niños y niñas, adolescentes, jóvenes y adultos mayores), entre otros. Por último, rescatamos los ejes establecidos por el Plan Bicentenario (Plan Estratégico de Desarrollo Nacional). 2EL ESTADO En nuestro concepto, el Estado debe ser capaz, coherente eficaz y sobre todo de servicio a la ciudadanía, al servicio del ciudadano y que atienda las demandas sociales. Tiene un rol promotor en la generación de riqueza y empleo. El Estado garantiza educación, salud, justicia y seguridad, dentro de un proceso irreversible de descentralización. PROGRAMA ECONÓMICO EL FRENTE DE LA ESPERANZA 2021 considera que es vital recuperar el crecimiento económico sostenido, pero también es indispensable tener una política de desarrollo económico. El crecimiento económico no garantiza por sí mismo el bienestar de la población. Por ello y porque la economía es una ciencia social, debemos ampliar nuestro espectro económico a indicadores de medición del desarrollo económico, el mismo que deberá estar orientado a dar mayor bienestar a los peruanos. En otras palabras, debemos dar medidas que permitan que ese desarrollo macro-económico se refleje en un mejor nivel de vida de la población de menores recursos. Propuesta  Partimos de la convicción de que la economía es una ciencia social y      no una ciencia exacta, en la que el hombre hace la economía para el hombre y no para la macroeconomía o las estadísticas. Recuperar el crecimiento económico sostenido, pero con políticas claras de desarrollo económico que permitan mejorar sustancialmente la calidad de vida de los peruanos. Profundizar la descentralización incentivando realmente la unificación de macro regiones y propiciando la creación de polos de desarrollo en todas las regiones del país. Promover un desarrollo económico que lleve bienestar a todos los peruanos sin distinción alguna. Se elaborará un marco macroeconómico multianual con las principales variables macroeconómicas y los indicadores de desarrollo económico, que permita dar un norte tanto a la población como a los principales agentes económicos en los cinco años de gobierno. Siendo la pobreza y extrema pobreza los principales problemas se tendrá planes y programas no solo para luchar contra la pobreza como se ha venido haciendo hasta el día de hoy, sino se buscará programas concretos que permitan disminuir o reducir sustancialmente la pobreza en el país. 3 Se profundizará en forma decidida en la transparencia de la información de los actos públicos en especial los referentes al uso de los recursos económicos. Política Económica Tendremos un Estado promotor de la actividad privada que sea el eje de nuestro desarrollo económico. Se tendrá como filosofía de gobierno y principal meta económica la generación de empleo formal como la manera de reducir sustancialmente la pobreza en el país. Buscaremos recuperar el crecimiento para mejorar la calidad de vida, profundizar la descentralización, generar macro-regiones y polos de desarrollo, y seguir impulsando (con previa revisión) los programas vigentes orientados a reducir la pobreza. 1. El modelo económico actual no es suficiente. Debemos impulsar 2. 3. 4. 5. 6. 7. 8. 9. políticas microeconómicas de Estado que fomenten la inversión en sectores claves en los que tengamos ventajas comparativas y que absorban importante cantidad de empleos de calidad. Nuestra política económica parte del fomento del ahorro interno para garantizar la inversión y construir un país más competitivo. Hay que reducir los gastos corrientes innecesarios a través de la Reforma del Estado y cerrar la enorme brecha deficitaria de la infraestructura. En este sentido, es vital la transparencia en las acciones de gobierno para combatir la corrupción, teniendo una Contraloría que no se dedique básicamente a lo formal, sino que vaya al fondo del tema. Son necesarias las auditorías preventivas, control de gastos del Estado (uso de fondos públicos), sistemas de consultas a adquisiciones previas para estandarizar compas del Estado. El crecimiento del PBI deberá recuperar el estándar promedio de los últimos años y deberá llegar a un 8% en el año del Bicentenario. Generaremos 500 mil empleos formales al año. El sueldo mínimo debe llegar a cubrir la canasta básica familiar. Incrementaremos sustancialmente el volumen de exportaciones y respaldamos el Plan Estratégico Nacional Exportador 2015-2025 (PENX 2025) elaborado por el MINCETUR, que comprende cuatro pilares organizados: internacionalización de la empresa y diversificación de mercados internacionales; desarrollo de la oferta exportable diversificada, competitiva y sostenible; facilitación del comercio y eficiencia de la cadena logística; y generación de capacidades para la internacionalización y consolidación de una cultura exportadora (http://www.mincetur.gob.pe/newweb/Portals/0/transparencia/proyect os%20resoluciones/RM_051_2015_PLAN.pdf). Mantendremos una inflación menor al 2% y garantizar una tasa de cambio estable. Reducir progresivamente el IGV hasta llegar al 10% 410. Crear un marco legal para los que tienen títulos COFOPRI que les permitan convertir sus lotes en actividades productivas y dar políticas claras de inversión. 11. El país necesita una estructura impositiva competitiva. Para ello hay que reformar la SUNAT antes del primer año de gobierno. Debemos reducir algunos impuestos y eliminar los anti técnicos, así como la redistribución descentralizada de los ingresos. Ampliar el ámbito del Régimen Especial a cualquiera actividad para la micro, pequeña y mediana (entendemos la pequeña hasta 5 millones de venta), variando solamente el pago de impuesto a la renta. Se pagaría solo un % de IGV (no hay crédito Fiscal), 4% y un 1% por impuesto a la renta del valor de venta. Estas empresas no requerirán presentar balances y solo llevarían un libro de actas, de ventas, de compras y de planilla. Se tendría un Software dentro de su clave sol que les permita llevar estos libros electrónicamente. Departamentos de contabilidad en provincias al servicio del contribuyente. Reducir gradualmente el IGV al 15% para formalizar a los informales. Subir el tope inafecto del Impuesto a la Renta para Cuarta y eliminar el Impuesto de Quinta. Para que esto funcione, un porcentaje de dicha recaudación cuando sea vendida a una persona natural debe llevar el número de DNI de la persona adquiriente y dicho fondo iría a un fondo para su jubilación. Todos los peruanos exigirían boletas. 12. Con la legislación ya existente, se deberán dar incentivos en algunos sectores o áreas para fomentar la inversión como el Turismo, la Agricultura, la industria forestal y la piscicultura (trucha andina), entre otros. 13. Lucha abierta contra el contrabando (scanners) a nivel nacional, en fronteras, puertos y aeropuertos), el dumping, la subvaluación y el subconteo y la depredación de los recursos naturales. Reforma productiva.- Dentro de un mundo globalizado, el Perú debe definir una reforma productiva que permita incluir a gran parte de la población como la única alternativa para reducir sustancialmente el desempleo y, por lo tanto, la pobreza y extrema pobreza. Hoy, en día en el Perú existen dos economías paralelas, la formal y la informal. Lamentablemente, somos el sexto país más informal del planeta (el 61% de nuestro PBI se genera en la economía informal y el 90% de las empresas son informales). Si queremos lograr desarrollos económicos significativos es indispensable incluir a la economía informal dentro del sistema, dando para ello los incentivos necesarios para su incorporación. Propuestas 1. Fomentar la visión productiva basada en producción con valor agregado y en Cadenas Productivas que permitan incorporar a formales e informales. 2. Promover activamente los procesos de innovación y transferencia tecnológica, capacitando a todos los integrantes de las cadenas 53. 4. 5. 6. 7. 8. 9. productivas, siendo este uno de los mecanismos que permitirán la inclusión de los informales en la economía formal. Propiciar y difundir el establecimiento de Normas Técnicas para la estandarizar la producción y hacerla exportable. Alentar los procesos de Asociatividad entre las micro y pequeñas empresas con las grandes empresas exportadoras. Establecer mecanismos de incentivos para asociar los proyectos mineros con la agricultura y el turismo. Como lo indicamos en nuestro capítulo económico es necesarios que la reinversión de utilidades en el sector o en otros sectores estén libres del impuesto a la renta como mecanismo fundamental para propiciar nuevas inversiones y por tanto la creación de nuevos puestos de trabajo. Esta es una herramienta fundamental para reducir en los próximos años la pobreza y extrema pobreza. Lograr un verdadero control y eliminación del contrabando, dumping, sub conteo y piratería como verdadera, sana y justa protección de la producción nacional. Promover en todo el país la utilización de energías limpias, tales como la hidráulica, Solar, Gas Natural o Etanol. Promover actividades productivas que tengan una importante utilización de mano de obra como la industria conservera, la acuicultura, la artesanía, etc. Agricultura Dentro de una situación de pandemia que nos ha obligado a cambiar rumbos establecidos, basados en el incremento de producción, entendemos que esa realidad debe humanizarse donde la Política Nacional Agraria evidencie nuestro compromiso con el agricultor peruano. Propuestas 1. Garantizar la seguridad hídrica, con infraestructura de conducción, regulación y almacenamiento del recurso hídrico que garantice la producción ofertada. 2. Lograr la autosuficiencia alimentaria, con la tecnificación de labores culturales agrícolas, las cuales serán asistidas a través de los INIA. 3. Fortalecer las organizaciones de juntas de usuarios que mantienen y operan la infraestructura de riego; y que su trabajo se tecnifique de forma que éstas puedan alcanzar niveles óptimos de control en la operación del sistema. 4. Formalizar el trabajo y producción agrícola. 5. Consolidar políticas de negociación para que los productores accedan al mercado nacional e internacional con infraestructura y estandarización de su producción. 66. Fortalecer al SENASA (Servicio Nacional de Sanidad) y al INIA (Instituto Nacional de Innovación Agraria) 7. Concretar proyectos de irrigación para incorporar nuevas áreas de cultivo con riego tecnificado. 8. Cultura en la calidad e inocuidad de los alimentos 9. Impulsar la reactivación del cultivo del algodón a través de un autogravamen. El monto del autogravamen, según la SIN, generaría anualmente un fondo del US$ 1,2 millones, que sería destinado a incrementar la productividad de los pequeños agricultores a través de la compra de semillas certificadas, capacitación y tecnificación. Textilería 1. Promover la competencia pero en igualdad de condiciones. Para esto es necesario aplicar medidas antidumping a la importación de prendas de bajo coste. 2. Restituir el drawback al 5% hasta el 2021, como medida para proteger las exportaciones que se han contraído desde el 2014. 3. Tal como está el mercado mundial, el Perú debe renunciar a dirigirse a los mercados de consumo masivo. El reto ahora es posicionarnos en el mercado exclusivo. Por ello, hay que promover el cultivo de algodón orgánico y aprovechar el boom de pelos finos, como la lana de vicuña. Producimos el 95% de la vicuña del mundo y tenemos casi el 96% de ese comercio con arancel cero para exportar a todo el mundo. En este sentido, la confección de prendas con algodón orgánico y pelos finos debe estar a la vanguardia de la moda mundial. Minería 1. El Perú es tradicionalmente un país minero, pero necesita desarrollar una minería limpia con tecnología de punta que genere desarrollo económico y contribuya de forma efectiva al desarrollo humano; sobre todo considerando aspectos fundamentales como la sostenibilidad y el respeto a las comunidades; a fin de tener una actividad estratégica que contribuya a un clima de paz efectiva, sin conflictos sociales y con impactos ambientales controlados. 2. La viabilidad de los grandes proyectos mineros en espera y los que se presenten en el futuro deben llevarse adelante bajo otros criterios de comunicación por parte del Estado, las empresas mineras, la población local, los medios de comunicación, la Iglesia y las universidades. En este sentido, es importante el desarrollo de un relacionamiento temprano a través de mensajes claros y coherentes tanto para las comunidades como para los actores empresariales y estatales. 3. Alentar y formalizar la pequeña minería. 4. Reactivar los proyectos mineros paralizados. 75. Incentivos temporales para la exploración minera, ya que una esta debe ser considerada como un paso estratégico y trascendental en el ciclo de la gestión minera. 6. Creación del fondo de preservación del empleo del trabajador minero. 7. Reformas constitucional y legal sobre condiciones de consenso sobre condiciones de explotación. 8. Promover espacios que desarrollen actividades de valor agregado e innovación sobre los minerales y el ciclo de gestión de su producción. 9. Promover justicia y transparencia en el manejo los recursos que provienen de la actividad minera (canon, sobrecanon y regalías) y sus usos por parte de los gobiernos locales y regionales. 10. Articular el sector con estrategias de nivel territorial. Cadenas productivas.- El Perú de los próximos años será testigo de joint ventures y de la aparición de clusters. Peruanos y extranjeros, vinculados por una misma vocación, la de ser empresarios privados, crearán encadenamientos industriales y productivos que, poco a poco, irán urdiendo un nuevo tejido socio- económico más fuerte y sano. Todos tendremos la oportunidad de apreciar el surgimiento de una verdadera economía social de mercado, con libertad para los agentes económicos y con libertad para los ciudadanos, donde la riqueza que se produzca tendrá que tocar naturalmente a todas las capas sociales. Propuesta Impulsaremos decididamente la formación de Cadenas Productivas como una forma de integrar a la pequeña y micro empresa al gran mercado internacional y poder de esta forma crear puestos de trabajo. 8EL ROL SOCIAL DEL ESTADO La pobreza sigue siendo, lamentablemente, una de las deudas históricas más importantes que el Estado peruano debe saldar. Si bien es cierto que, en lo que va del nuevo siglo, se ha reducido de manera relativa, todavía hay miles de familias peruanas que viven en condiciones muy precarias, y esto es inaceptable. En las condiciones actuales debemos replantear y ajustar nuestros programas. En el 2019 el índice de pobreza fue de 20.2% e igual al 2018, se espera que el 2020 por efectos de la pandemia se muestre un incremento considerable, ya el MIDIS ha estimado un incremento de 10 puntos hasta agosto del 2020 1 . Hasta el 2019 para el MIDIS, el Perú ha tenido avances importantes en la reducción de la pobreza, pues las políticas económicas y sociales han dado buenos resultados. Sin embargo, queda mucho por hacer en cuanto a la desigualdad de oportunidades y su relación con la distribución de los ingresos. Este panorama obliga a que el Estado peruano profundice su política social que permita reducir la pobreza y eliminar la pobreza extrema para el 2026. Este gran objetivo nacional se podrá obtener con programas sociales y sobre todo, incrementando sustancialmente las inversiones para generar puestos de trabajo. Por último, hacemos nuestros, los programas de la Mesa de Concertación para la Lucha contra la Pobreza asumiendo los acuerdos de gobernabilidad 2019-2022 suscritos en todas las regiones (www.mesadeconcertacion.org.pe). Finalmente, respecto a la mujer, respaldamos el principio de igual trabajo e igual salario; además, se discutirán formas de incluir el seguro de ama de casa y el seguro rural. Propuestas 1. Continuar y efectivizar la cobertura con los programas basados en subsidios directos - como JUNTOS y Pensión 65 - con el fin de que los recursos asignados a dichos programa vayan directamente a la población necesitada y sin generar excesivo gasto burocrático. 2. Continuar y mejorar la implementación de de programas sociales dirigidos a la asistencia social estratégica y el fortalecimiento de capacidades sociales y locales con enfoque territorial, FONCODES, CUNA MÁS Y QALI WARMA. 3. Establecer incentivos tributarios para las donaciones orientadas a financiar programas de nutrición, y desayunos y almuerzos escolares. 4. Establecer incentivos tributarios para las donaciones orientadas a La pobreza en Perú subió hasta en 10 puntos porcentuales por el COVID-19, según el Midis NNDC | ECONOMIA | GESTIÓN (gestion.pe) 1 9financiar programas de salud, de vacunación, de nutrición materno infantil, de información de natalidad y de postas médicas rurales. 5. Fortalecer el Seguro Social Integrado, ampliando su cobertura a los más necesitados. GENERACIÓN DE EMPLEO La ampliación del mercado interno es vital para generar empleo en el Perú. Es imposible pensar en disminuir significativamente el desempleo si es que antes no logramos incrementar el consumo interno. Para ello, el único camino que nos queda es una franca y agresiva política de duplicar el volumen de las exportaciones, en donde el mercado mundial sería la principal herramienta generadora de empleo, a través de los tratados de libre comercio vigentes y los que vendrán. Así incrementaremos la masa laboral, así como el consumo interno y, por ende, el mercado interno. Esto permitirá a su vez captar nueva mano de obra para la industria que abastece tanto al mercado interno como el de exportación, rompiéndose de esta forma el círculo existente el día de hoy. Otro importante problema que impide un mayor empleo es la informalidad, al extremo que en la actualidad solo un 30% de las empresas se encuentra formalizada y el restante 70% sobrevive en la informalidad. Esta informalidad ha llevado a que millones de trabajadores no cuenten con seguridad social, ni adecuada atención médica, ni posibilidad alguna de acceder a una pensión de jubilación. Es menester que, a estos sectores informales, básicamente ubicados en la microempresa, se les otorgue las facilidades propias de una auténtica simplificación administrativa, eliminando los costos de las licencias y de los registros de las mismas. Necesitamos una nueva SUNAT como promotora y no perseguidora del pequeño empresario. Finalmente, hay que aprovechar lo que indican las estadísticas: la vocación empresarial o “emprendedora” de los peruanos. Según el INEI, el promedio de negocios nuevos o que se reactivaron en el al final del III trimestre del 2020 fue 0.1% mayor que en el mismo periodo del 2019. Al 30 de septiembre de 2020, el número de empresas activas registradas en el Directorio Central de Empresas y Establecimientos ascendió a 2 millones 701 mil 66 empresas, cifra mayor en 0,1% en comparación con similar periodo del año 2019 2 . Para incentivar el crecimiento e impulsar el empleo y que estos negocios sean rentables en el tiempo será necesario eliminar la informalidad, establecer mercados focalizados 2 https://www.inei.gob.pe/media/MenuRecursivo/boletines/boletin-demografia_empresarial.pdf 10con tecnologías digitales para incrementar la demanda, acceso al financiamiento y condiciones de regulación tributaria excepcionales para las nuevas empresas 3 . Propuesta 1. La forma más directa de formalizar el empleo es a través de incentivos tributarios a plazo indeterminado. Por ejemplo, si una empresa gasta 1000 soles en un trabajador, podría descontar como gasto un monto mayor frente a la SUNAT, y así reducir su pago de impuesto a la renta. De esta manera, será la sociedad quien pague, con sus impuestos, los beneficios laborales que la población considera innegociables y permitirá que más personas accedan a la protección social que da la formalidad. 2. Se deberá crear un promedio de 500 mil nuevos empleos formales por año. 3. Dentro de la política de generación de empleo, se promoverá los procesos de asociatividad regidos por normas técnicas; se fomentará la innovación y la transferencia tecnológica; se continuará con el crecimiento del comercio exterior y se fomentará las exportaciones no tradicionales. 4. Se dará el Marco Legal que permita que los pobladores con títulos de propiedad otorgados por COFOPRI y el PETT puedan ponerlos en garantía a nuevos Consorcios de Exportación a cambio de la entrega de maquinaria e insumos para producir productos destinados a satisfacer la demanda generada por la firma de los Tratados de Libre Comercio, creando de esta forma miles de micro empresas. 5. Se propondrán regulaciones conducentes a regularizar a las empresas informales y a formalizar el empleo, eliminando los costos administrativos de las licencias y permisos de funcionamiento. Se exonerará a las micro y pequeñas empresas del pago de ITF para lograr que ingresen al sistema financiero y una reducción al 50% del impuesto a renta por un período de 15 años. 6. Se establecerá una política proactiva de promoción y defensa de las condiciones de producción de la agricultura peruana, para lograr precios rentables y una producción eficiente. 7. Se revisarán las políticas y acciones sobre control del contrabando, el dumping, la subvaluación y la competencia desleal, para lo cual se reforzará la acción de la Comisión de Lucha Contra los Delitos Aduaneros y la Piratería; se perfeccionará el control en aduanas, así como en puertos y aeropuertos con el uso de scanners de última generación. 8. Se tendrá políticas claras para la inversión en los sectores de exportaciones, construcción, agricultura, manufactura, industria forestal y turismo que permitan crear 1’750,000 de nuevos puestos de trabajo reduciendo de esta forma la pobreza en el país. 3 https://gestion.pe/economia/inei-son-cuatro-problemas-limitan-crecimiento-empresas-147918-noticia/ 11EDUCACIÓN Incorporar el lucro al sistema educativo ha sido el camino incorrecto para promover una educación de calidad en colegios y universidades, pues ha promovido el negocio a costa de ella. La propuesta de Proyecto Educativo Nacional 2006 – 2021, elaborada por el Consejo Nacional de Educación (CNE) define el marco estratégico de las decisiones que conducen al desarrollo de la educación, y constituye una Política de Estado que permite la continuidad, y coherencia en las Políticas Educativas. Los seis objetivos del Proyecto Educativo Nacional son:     Educación de calidad al alcance de todos los peruanos. Escuelas innovadoras que garanticen aprendizajes de calidad. Maestros bien preparados que ejerzan profesionalmente la docencia. Educación financiada, gobernada con transparencia y que logre resultados.  Educación superior de calidad que aporte al desarrollo y la competitividad nacional.  Sociedad que eduque a sus ciudadanos y los comprometa con su seguridad. FRENTE DE LA ESPERANZA 2021 hace suyos estos objetivos teniendo a las personas como centro de la política educativa y se compromete a respaldarlos con los objetivos del PROYECTO EDUCATIVO NACIONAL AL 2036 – EL RETO DE LA CIUDADANIA PLENA. Propuesta 1. Llegar al 2026 invirtiendo al menos el 6% del PBI en una mejora continua de la calidad educativa (para el 2021 será 17.9% del Presupuesto General de la República). 2. Fortalecer programas de educación a distancia tanto escolar como técnica, mejorando las plataformas y la comunicación vía internet, así como la interacción del profesor y los programas de aprendizaje impartidos a distancia. 3. Apoyo a la nueva Ley Universitaria. 4. Relanzar los Institutos Técnicos orientados a los requerimientos del mercado laboral y la creación e incentivo de colegios agropecuarios y empresariales. 5. Fortalecer el desarrollo, acercando el sistema educativo al sector productivo, fortaleciendo en todas las etapas educativas las 126. 7. 8. 9. 10. 11. 12. 13. 14. 15. 16. 17. 18. 19. 20. 23. 4 competencias científico-tecnológicas. Fortalecer en todos sus niveles la formación técnica vinculándola a las demandas de la pequeña, mediana y gran empresa, estableciendo mecanismos de participación de las organizaciones productivas y laborales en la definición y certificación de las competencias técnicas, de modo que brinden una efectiva herramienta de trabajo frente a necesidades específicas de nuestro propio mercado y demanda adicional en casos de emergencia por desastres naturales y pandemia. Promoción de institutos técnicos a nivel nacional y regional por especialidad en sintonía con las necesidades productivas y la demanda laboral Fortalecer las capacidades del docente; vocación, liderazgo, conocimiento y didáctica. Mejorar los niveles de ingreso del docente a través de aumentos anuales diferenciados. Contar con APAFAS involucradas, fiscalizadoras y comprometidas con los objetivos del PEN al 2036. Vincular la educación con nutrición (desayunos y almuerzos escolares para reducir el 12,9 % de las niñas y los niños de 0 a 5 años que sufre de desnutrición crónica y el 34,5 %, anemia 4 y la igualdad de oportunidades para todos protegiendo al niño con nutrición desde el vientre materno). Adaptar los programas curriculares con desarrollos que valoren la identidad nacional y de la zona en donde se imparte la educación. Mejorar los niveles de aprendizaje de Comunicación Integral, Razonamiento Matemático y Científico, así como el desarrollo de valores. Promover y revalorar la educación bilingüe, incorporando el español y las lenguas nativas con el inglés, con una bonificación adicional para profesores de educación rural y bilingüe nativa y la promoción de la segunda lengua extranjera (colegios bilingües inglés y chino). Rescate de la Educación Cívica (formación de ciudadanía) y el fortalecimiento de valores. Auditoría y ampliación del programa Beca 18. Tener una política agresiva de obtención de fondos de la cooperación internacional para fortalecer los programas de becas. Legislación que permita pago de impuestos por educación y programa de canje de deuda por educación. Incentivos tributarios para empresas que aporten a educación y concerten programas de prácticas -pre-profesionales y contrataciones con jóvenes técnicos y universitarios. Legislación y programa de colegios y universidades concertadas con Programas de subsidio a los centros educativos privados que certifiquen demostrada calidad educativa e infraestructura. Al 2026 contar con una población estudiantil con 100% de conclusión INEI – Endes, 2017 1324. 25. 26. 21. 22. de estudios escolares, a nivel primario y secundario. Reforma de la educación secundaria para en el Tercer Año optar por educación técnica laboral o por educación profesional, con posible incremento de un año más en secundaria. Modernización y rehabilitación de infraestructura escolar en zonas rurales, incluyendo el alojamiento del profesor. Programa de créditos educativos para estudios en el Perú y el extranjero. El Consejo Nacional de Educación (CNE) define el marco estratégico. Reducción y limitación de gasto en armamento en favor del sector educación. 14CIENCIA Y TECNOLOGÍA La ciencia y la tecnología son insumos básicos para el desarrollo de los pueblos. El Perú no debería ser ajeno a este principio, aunque la realidad nos demuestra que, por atender situaciones coyunturales supuestamente importantes, nos hemos desviado del camino de la investigación y la generación de tecnología. Tenemos que volver al rumbo de la investigación de la mano de las universidades, ONGs y centros de investigación, para que las nuevas generaciones de peruanos se formen a la luz de conocimientos actualizados y del deseo de descubrir y de poner en práctica sistemas que faciliten su vida cotidiana. Propuesta 1. Crear en Ministerio de la Ciencia y tecnología, el que será el ente que coordine la implementación de la política nacional y su competencia en todos los niveles de gobierno. 2. Adscripción de organismos públicos y la fusión de fondos (Consejo Nacional de Ciencia, Tecnología e Innovación Tecnológica, CONIDA, CONACS, IGN, IIAP, IMARPE, IGP, INGEMMET, INEI, INS, IPEN, ITP, SENAMHI, SENASA), con la consiguiente fusión de fondos. 3. Creación de la carrera de Investigador Científico Tecnológico. 4. Llevar a cabo un plan para impulsar la innovación y la competitividad el Perú; el cual será el que proponga el diseño de políticas públicas para que sean finalmente aprobadas a nivel político para su ejecución a corto y mediano plazo. Con componentes: • Promoción de la investigación entre profesores universitarios y profesionales de los organismos públicos. • Recursos provenientes de entidades fusionadas, canon la inversión privada y la reorientación presupuestal. • Repatriación de talentos • Fortalecer el sistema Nacional de Ciencia y Tecnología. 5. Volveremos la mirada al sector privado para propiciar su decidida cooperación en este rubro, devolviendo los beneficios tributarios por donaciones a centros universitarios y otros de investigación y formación en ciencia y tecnología. 6. Se determinará el acceso de todos los peruanos sin distinción, a la tecnología y avances científicos indispensables para la vida actual, así como para patentar sus inventos estableciendo canales para calificar, certificar su invento, en aras de garantizar una real igualdad de oportunidades. 15CULTURA El Perú es uno de los seis países en el mundo que son cuna de civilización y, por lo tanto, generadores de cultura universal. Asimismo, nuestra diversidad cultural es uno de nuestros mayores patrimonios, que hay que defender dando cabida a todas nuestras tradiciones. De otro lado, la falta de inventario, catalogación, registro e inscripción en los registros públicos facilita el tráfico de bienes culturales a nivel internacional, lo que es aprovechado por las mafias que operan en el Perú y en el extranjero. Propuestas 1. FRENTE DE LA ESPERANZA 2021 reconoce y declara abiertamente 2. 3. 4. 5. 6. 7. 8. que el patrimonio cultural e histórico del Perú es una riqueza que debe ser protegida y conservada como un medio para preservar y promover la identidad nacional. En consecuencia, tenemos la voluntad política de proteger el patrimonio en defensa de los derechos de todos los peruanos. Estamos listos para convocar a los expertos, tanto nacionales como internacionales, y sin distinción política, que resulten necesarios para conseguir el objetivo de preservación expuesto. Fomentaremos la inscripción en los Registros Públicos del patrimonio cultural de la nación como un fundamental mecanismo de protección a la cultura nacional. Modificaremos los Decretos Supremos que permiten realizar actividades o lo que es peor dar en propiedad nuestro patrimonio cultural. Denunciaremos penalmente toda irregularidad pública y privada contra el patrimonio cultural durante gobiernos anteriores. Se declarará la lucha nacional contra el arqueo-tráfico o tráfico ilícito de bienes culturales y las invasiones de áreas arqueológicas. Revisaremos los llamados "rescates arqueológicos” realizados sin rigor científico. No existe una actividad concertada para preservar nuestro patrimonio, por tanto celebraremos un convenio de apoyo mutuo dirigido por el Ministerio de Cultura con las instituciones necesarias para declarar una lucha abierta contra el arqueo-tráfico y otros. El Ministerio de Cultura debe liderar un esfuerzo común en este sentido, agrupando a todas las instituciones públicas y también privadas que puedan aportar sus talentos, experiencia y recursos para llevar adelante este plan nacional. Dar inicio a un programa nacional de inventario, catalogación y registro de todos los bienes culturales; muebles e inmuebles; públicos y privados. Este trabajo se debe hacer sin fines confiscatorios y también se debe establecer un plan estratégico para que el estado adquiera colecciones privadas y que no se pierda irreparablemente a través de subastas en el extranjero. 169. Fortalecer al Ministerio de Cultura a través de un organismo técnico denominado “Superintendencia del Patrimonio Cultural”. Se creará el Consejo Nacional de Cultura, verdadero directorio honorífico conformado por 10 personalidades que aportarán ideas a la Superintendencia para la promoción, conservación y defensa del patrimonio cultural. 10. Establecer convenios con INRENA y la CONAM para la protección y desarrollo del patrimonio cultural/natural. 11. Promover Proyectos de Ley que incrementen las penas a delitos contra el patrimonio cultural a la nación. 12. Consideramos necesario que el patrimonio cultural y arqueológico debe estar debidamente inscrito en los Registros Públicos y para ello recurriremos a la comunidad internacional para obtener donaciones que permitan implementar el DS 006-2004-JUS. 17TURISMO El Turismo es todavía una actividad subexplotada en nuestro país. En los últimos años, sus resultados, aunque positivos y en crecimiento, son absolutamente insuficientes y no reflejan la potencialidad del Perú como destino turístico mundial. Las posibilidades del Turismo son inconmensurables por su carácter transversal, pues, al entrar en funcionamiento, mueve todas las ruedas de la economía; es gran generador de puestos de trabajo y de desarrollo descentralizado. Propuesta 1. Creación del Ministerio de Turismo. 2. Prorrogar de manera indefinida el Fondo de Promoción y Desarrollo del Turismo Nacional 3. Lanzar una política nacional de Protección y Seguridad del Turista; elevar a categoría de Dirección Nacional a la Policía de Turismo. 4. Alentar decididamente la participación del capital privado en la administración y conservación de los sitios arqueológicos 5. Incentivos tributarios o depreciación acelerada para las inversiones en este sector. 6. Reforzar el Turismo interno derivándole recursos del Fondo de Promoción y Desarrollo del Turismo Nacional. 7. Diseñar y lanzar agresivos programas de capacitación y concesión de créditos a plazos y tasas de interés especiales para la adecuación de de pequeños hoteles, hostales y “casas rurales” que alberguen turistas en zonas campestres y aumentar la oferta de habitaciones en lugares con poca o nula oferta de hoteles. 8. Orientar los procesos de concesión de puertos y aeropuertos para que incluyan orientación turística. 9. Definir políticas para la atracción de cruceros turísticos. 10. Considerar al turismo como elemento prioritario para la construcción de infraestructura. 11. Disponer la Reinversión Libre de Impuestos en Turismo 12. Devolución del IGV en los aeropuertos internacionales al turista extranjero 13. Promover y fortalecer las alianzas estratégicas con aerolíneas y operadores nacionales e internacionales para la promoción turística. 14. Concertar con el sector privado el diseño de circuitos turísticos intra e inter regionales y sus mecanismos de promoción nacional e internacional. 15. Organizar con el sector privado campañas de conciencia turística a nivel nacional 16. Revisión de calificación (estrellas) de los hoteles a nivel nacional 17. Señalización inmediata de rutas y atractivos turísticos 18. Legislar a favor de la adecuación del Perú como Destino Turístico Privilegiado para Personas con Discapacidad 19. Promover a nivel mundial, conjuntamente con el sector privado, al Perú 18como destino ideal para el turismo ecológico, gastronómico, deportivo, de aventura, convenciones, compras, vivencial etc. 20. Abrir cinco aeropuertos internacionales más: Cuzco, Pisco, Arequipa, Iquitos y Piura. 21. Tren de alta velocidad Lima-Ica y Lima-Trujillo 22. Túnel y tren trasandinos. NARCOTRÁFICO Asumimos, como ya se ha estado proponiendo, que la solución al narcotráfico consiste en aplicar, con unidad de dirección y presupuesto transversal, una estrategia integral, coordinada, simultánea y permanente, y no solo de orden militar, que comprenda acciones políticas (fortalecer la democracia), económico- social (mejorar la calidad de vida de los pobladores en las zonas cocaleras), policial (reducir el narcotráfico) y militar (apoyar la lucha con fuerzas de intervención rápida). En síntesis, debe ser una política de Estado que trascienda las gestiones de ministros y gobiernos, y que cuente con respaldo nacional. Propuesta 1. Fortalecer y ampliar la COMISION NACIONAL ANTIDROGAS (CONA) 2. 3. 4. 5. 6. 7. con autonomía constitucional y con atribuciones de levantamiento de reserva tributaria y secreto bancario. Será responsable de la política general antidrogas, sustitución de cultivos y control de insumos químicos. La policía antidrogas depende de la CONA e incluye una división especializada en investigaciones financieras y lavado de dinero. La CONA tendrá a su cargo gestionar la cooperación internacional antidrogas. Corresponsabilidad países consumidores. Se debe obtener aportes económicos importantes para financiar la sustitución de cultivos ilegales, incorporando a organismos multilaterales como la ONU, la UE, la banca de desarrollo, entre otros. El Estado debe promover la inversión privada en la sustitución de cultivos otorgando incentivos tributarios, seguridad y líneas de crédito para tal fin. El Estado debe promover proyectos públicos privados para facilitar la conectividad de las regiones productivas de cultivos alternativos (carreteras, transporte pluvial, trenes, aeropuertos). Se debe considerar el reconocimiento de precios refugios para la producción alternativa en una fase inicial. Las Fuerzas Armadas deben intervenir permanentemente en el combate al narcotráfico mediante el control de nuestro espacio aéreo, marítimo y pluvial con especial énfasis en las rutas del narcotráfico identificadas. Se legislará definiendo, al igual que en Estados Unidos, que toda persona o empresa que tenga relación de colaboración o negocio directo o indirecto con personas u organizaciones de narcotráfico será 19materia de embargo e incautación total de propiedades, negocios, bienes muebles e inmuebles, entre otros. 8. Se aplicará plenamente el principio que el blanqueo o lavado de dinero es un delito continuado y es imprescriptible, perseguible a nivel mundial. 9. Ningún beneficio penitenciario para el crimen organizado y narcotráfico en general. Indultos y gracias presidenciales prohibidas. 10. Fomentaremos la industrialización de la hoja de coca 11. Impulsar nuevos cultivos adecuados a los ecosistemas de los valles cocaleros, dando incentivos tributarios a los inversionistas privados. 12. Reorganizar ENACO y llevar desarrollo sostenible a las zonas cocaleras, potenciando el ingreso del Estado de derecho y no solo programas asistencialistas. 13. Respecto a la seguridad y desarrollo en los valles de los ríos Apurímac, Ene y Mantaro (VRAEM), proponemos fortalecer e impulsar el Plan de Intervención Territorial VRAEM (Plan VRAEM) y alcanzar los objetivos estratégicos propuestos para el 2016; pacificar y desarrollar el VRAEM erradicando el terrorismo, narcotráfico y otras amenazas que interfieren con el desarrollo sostenido de la zona; priorizar los esfuerzos de los sectores involucrados a fin de garantizar su participación e integración en las acciones del Plan VRAEM; involucrar a la Sociedad en general en los esfuerzos del Gobierno por alcanzar el objetivo de lograr la pacificación y desarrollo del VRAEM; y estimular la acción de las Fuerzas Armadas y Policía Nacional del Perú en el logro de sus objetivos operativos en el VRAEM. VIVIENDA Es un derecho fundamental la vivienda digna, que hoy un tercio de peruanos no tiene. FRENTE DE LA ESPERANZA 2021 tiene como uno de sus objetivos centrales enfrentar el déficit de 2 millones de viviendas dignas a nivel nacional. Asimismo, es prioridad la titulación de la propiedad urbana y la indispensable provisión de servicios básicos como agua, desagüe y electricidad. Daremos los instrumentos legales que permitan formalizar la autoconstrucción realizada por la población de escasos recursos, para permitir que sus viviendas se revalúen y les sirva como herramienta para salir de la pobreza. Propuesta 1. Derecho de acceso a la vivienda. 2. Servicios de Agua y desagüe, electrificación e internet para todos. 3. Fortalecimiento de las competencias de COFOPRI para que actualice la base de datos referidas a los cambios de uso y zonificación y el empadronamiento real de todos los predios no titulados o en proceso de titulación. 4. Fortalecer los programas MiVIVIENDA y TECHO PROPIO. 5. Formalización ante registros públicos de terrenos y construcciones para 20la construcción y aumentar patrimonio de los predios sectores populares. 6. Promover la construcción de viviendas requiere una alianza entre el Estado, gobiernos locales y el sector privado (desarrolladores inmobiliarios y banca). Los gobiernos locales deben promover la actualización de los planes urbanos a nivel nacional para que el otorgamiento de certificados de zonificación y vías sean trámites ágiles que promuevan el crecimiento urbano ordenado y planificado. 7. La principal vía de acceso a la vivienda es el crédito hipotecario, y para potenciarlo hay que erradicar la informalidad y la irregularidad en los ingresos y lograr la bancarización de los ingresos de los posibles beneficiarios. 8. Apoyaremos la nueva Ley de Leasing Inmobiliario, la reducción de las tasas de interés de los préstamos hipotecarios por el incremento de la cobertura de riesgo por el Fondo Mi Vivienda. 9. El incremento de subsidio para la vivienda social. 10. Regulación de las tasas de los préstamos hipotecarios para que sean accesibles 11. Sanción drástica a los traficantes de tierras y lotizaciones informales. SALUD El derecho a la vida y a la salud está consagrado en la Constitución Política del Perú. Sin embargo, la salud en el Perú, como servicio esencial que debe brindar el Estado se encuentra, segmentado en tres sectores: 1. Los servicios prestados por el Ministerio de Salud, que brindan atención a los más pobres. 2. Los atendidos por EsSALUD, que solo incluye a los asalariados. 3. Las entidades privadas, cuyo elevado costo solo permite acceder a ellos a la población de mayores recursos. Además afronta serios problemas de inequidad, sobre todo para los más pobres, debido a una mala distribución del gasto público, el difícil acceso a los servicios de salud y una mala focalización de los programas de salud. Es urgente revertir la situación de la salud con una política de Estado orientada a la primacía de la persona humana, que garantice los principios de equidad, universalidad, solidaridad, calidad, eficacia y eficiencia y que se asuma los nuevos problemas que se afronta como el saneamiento ambiental y el cuidado del medio ambiente. Queremos acercar la salud a la población a través de un programa de ampliación presupuestal. Por último, actualmente, el 78% de la población tiene algún tipo de seguro de salud; la idea es que al año 2021, el 100% de los peruanos estén asegurados. Los establecimientos de salud en el Perú están categorizados por niveles de atención en I, II y III. El gasto presupuestal está orientado más al III nivel de 21atención -aproximadamente el 80%- y se ha descuidado el I nivel de atención. Siendo el I nivel de atención de la salud el que está más próximo y cercano a la población y a la comunidad, es este nivel el que debe ser priorizado y el gasto presupuestal debe estar dirigido a la atención primaria de la salud (APS) en donde debe gastarse el 80% del presupuesto, porque allí deben solucionarse los problemas de salud de la población y al II nivel deben ser referidos los pacientes que necesitan urgente intervenciones de mayor complejidad y especialización, para ser atendidos por los especialistas del nivel de atención II y en este nivel la inversión debe ser del 15% del presupuesto . El III nivel de atención es un nivel muy complejo y de alta especialización sólo para algunos pacientes que así lo requieran como por ejemplo neurocirugía, cirugía cardiovascular, cirugía para trasplante hepático, renal, etc. que son pocos los pacientes que requieren de estas atenciones complejas; por eso el III nivel de atención está cubierto con subespecialidades y el presupuesto debe ser orientado en 5% a 10%. En el momento actual por la mala orientación y dirección desde el Ministerio de Salud, la salud está en crisis porque se ha descuidado el primer nivel de atención y es por ello que al III nivel llegan pacientes para ser atendidos hasta por una simple fiebre o un resfrío común. Propuesta 1. Identificar claramente las enfermedades pandémicas y/o epidemias y preparar a los profesionales de salud adecuadamente capacitados con mejores sueldos en los tratamientos adecuados según experiencias de países que hayan tenido tratamientos de dichas enfermedades con éxito. Promover la política de compra de vacunas y/o medicinas, el equipamiento e infraestructructura física especial para dichas enfermedades y capacitar a los profesionales facilitando que tomen contacto con médicos extranjeros por vía virtual y presencial que ya han tenido éxito en el tratamiento preventivo y avanzado de dichas enfermedades. Estudiar si las vacunas u otros tratamientos son los adecuados para la realidad nacional. 2. Valorar la Atención Primaria de la Salud, priorizando la TELESALUD, para lo cual se necesita que el Estado implemente y capacite a médicos especialistas en Medicina Familiar y Comunitaria, integrados con equipos de enfermeras, odontólogos, psicólogos, obstetrices y técnicos de salud. Por otra parte debe dotarse de manera agresiva de equipos informáticos y telecomunicaciones a los especialistas de manera que se llegue a las computadoras, tablets y fonos móviles de los usuarios así estén en las zonas más alejadas del país. 3. Ejecutar medidas de promoción de la salud y prevención de la enfermedad, para lo cual se necesita fortalecer el sistema educativo nacional con la finalidad de que el profesor de aula se comprometa con las diferentes medidas que el sector salud en coordinación con MINSA se implementen. 224. Construcción de postas médicas y centros de salud más cercanos a la población, para la atención primaria, con el equipamiento correspondiente, debe garantizarse la presencia de ambulancias para el traslado de pacientes. 5. Reequipamiento y mejoramiento de la infraestructura de hospitales locales, regionales y nacionales (Dos de Mayo, Loayza, Cayetano Heredia, Hipólito Unanue, María Auxiliadora, El Carrión del Callao, Casimiro Ulloa, etc.). 6. Construcción de hospitales nacionales en regiones estratégicas del país. 7. Capacitación permanente y continua al personal de salud con becas al extranjero y mejoras y nivelaciones de escalas de sueldos justas y posibilitar que los profesionales hagan carrera en el sector Salud. 8. Garantizar acceso universal de la salud a través del Servicio Integral de Salud (SIS) 9. Política de medicamentos con el principio de promoción de genéricos de calidad y se subsidiar los de marca para tratamientos especializados a quien los necesite. Regular la importación de medicinas de manera que los precios que se paguen en el Perú por los medicamentos estén conforme al mercado internacional y terminar con los monopolios que impiden la llegada de medicamentos genéricos. 10. Seguro Social para la micro y pequeña empresa 11. Más recursos para salud preventiva vinculados a los programas de lucha contra la pobreza. 12. Permitir que cada trabajador pueda escoger libremente entre diferentes empresas de EPS, y así generar más planes de salud para distintas necesidades y presupuestos. 13. Nuestra meta es que el país invierta entre US$800 y US$ 1.000 al año por habitante en salud, pues actualmente no llega ni a US$ 500. 14. Debemos llegar a 2 camas por cada mil habitante, que es el promedio en la región (actualmente es de 1,5) 15. Hospitales itinerantes y/o populares similares a los hospitales de la Solidaridad que tuvieron éxito en Lima, con personal de salud ampliamente capacitado en las diversas especialidades de la medicina. 16. Al 2021, se dispondrá del 7% del PBI en Salud (actualmente es del 4,7%). 17. Reducción de tiempos de espera para intervenciones quirúrgicas. 23NUTRICIÓN El consumo de alimentos de la población peruana adolece de graves defectos, especialmente en los sectores más pobres. Esto conduce a la mal nutrición de los grupos más vulnerables: los niños de cero a cinco años y las madres en gestación. La pobreza, por un lado, y la distorsión de los patrones socioculturales, por el otro, son los responsables del retardo del desarrollo biológico de nuestros niños y sus madres. Hay tales distorsiones en los patrones de consumo de alimentos que se ha llegado a una disparatada situación en la que, por ejemplo, el arroz, la harina de trigo y las carnes de animales extraños a nuestra realidad han reemplazado a los magníficos alimentos oriundos de nuestra tierra. Es paradójico que el asiático arroz o el europeo trigo sean el alimento infaltable en la mesa de los peruanos, en tanto que en Colombia o en México la principal fuente alimentaria de harinas es el maíz. En el consumo de proteínas hay esa misma alienación. Nuestro mar es una de las regiones más ricas del mundo en peces. Posiblemente seamos, también, uno de los países con menores índices de consumo de proteínas marinas del mundo, salvo algunas poblaciones costeñas. La papa no solamente es fuente de suministro de harinas sino de proteínas, ya que tiene un importante componente de esta primordial sustancia alimenticia; pues, este tubérculo tiene todos los aminoácidos esenciales. Propuesta 1. Desarrollar una política que estimule el consumo de alimentos 2. 3. 4. 5. oriundos de nuestro territorio para todos los niveles socio- económicos. Desarrollar y promover la implantación de tecnología apropiada, adecuados estímulos tributarios y fuentes de financiamiento para estimular la venta, a precios accesibles a las clases más necesitadas, de alimentos ancestrales como quinua, papa, peces, mariscos, carne de cuyes y auquénidos. Desarrollar una política que busque un cambio cultural hacia una alimentación realmente balanceada. Reducir a CERO la desnutrición crónica infantil (DCI) en niños menores de 5 años (actualmente es de 17,5%, unos 150 mil niños). Respaldamos iniciativas como el Plan Nacional para la REDUCCIÓN Y CONTROL DE LA ANEMIA Materno Infantil y la Desnutrición Crónica Infantil en el Perú: 2017-2021 hasta su culminación y medición de resultados por parte del Ministerio de Salud 24EL DEPORTE La educación integral que deseamos para todo ser humano implica que logremos el máximo desarrollo en todos los aspectos de nuestras vidas. Es así como debemos cuidar tanto nuestras mentes como nuestros cuerpos ya que son tan importantes la salud mental, adquisición de conocimientos, habilidades sociales o manejo de emociones como el mantener un cuerpo activo y saludable. No cabe duda respecto a que la práctica del deporte y de cualquier actividad física sostenida, nos ayudará a conservar mejores condiciones de salud a lo largo de nuestra vida. Estas actividades permiten cuidar la salud previniendo la aparición de enfermedades adquiridas por malos hábitos, tan comunes en la actualidad. El aumento de casos de sobrepeso, hipertensión, diabetes, tabaquismo, drogadicción o alcoholismo, se dan justamente por persistir en hábitos nocivos. Lo primero que tenemos que hacer es reconocer pública y abiertamente que “La educación es la preparación integral del ser humano para la vida y que el deporte es un componente inseparable de la educación”. La difusión de la práctica masiva del deporte debe, necesariamente, generar las condiciones para que el Perú se ponga en pleno valor y los ideales que preconiza nuestra la ley del deporte se hagan realidad. La salud preventiva debe ser inculcada y practicada por todos ya que como país nos permitirá ahorros importantes en la medida que los gastos en salud curativa suelen ser mucho mayores, por lo que evitarlos o minimizarlos sería importante para el país. La práctica del deporte debe ser masiva y movilizadora para constituir un aporte fundamental en la formación y el crecimiento de los seres humanos. Principalmente orientado a los niños y los jóvenes, el deporte será promovido contra la nefasta influencia de las drogas y otros males sociales. Propuesta 1. Fomentar las prácticas deportivas en todos los colegios públicos y privados. En los colegios públicos proponemos que los conocimientos sobre todo tipo de deportes sean impartidos mediante medios virtuales que tendrán que ser preparados para tal fin. Las horas de educación física serán destinadas a poner en práctica esos conocimientos. 2. Priorizar el atletismo y la natación. Si bien es cierto, todos los deportes son importantes, se dará prioridad inicial al atletismo como deporte base y a la natación, para luego desarrollar deportes más acordes a la realidad nacional y regional, además de otros deportes. Por ejemplo, el ciclismo y carreras de fondo para ciudades en altura o el surfing y velerismo para ciudades costeras. 3. Dotar de infraestructura deportiva. Como quiera que no todos los colegios 254. 5. 6. 7. 8. cuentan con infraestructura propicia para aprendizaje de todos los deportes, se aumentará la inversión estatal en infraestructura deportiva, así como se fomentará la inversión privada mediante beneficios tributarios. Mientras tanto, se planificará la utilización de los recintos deportivos construidos por motivos de los Panamericanos para que puedan ser utilizados por los colegios de Lima y en vacaciones escolares por estudiantes de colegios de otras regiones. Asimismo, contando con un amplio litoral, se implementarán en el mar, piscinas naturales seguras dotadas de elementos de seguridad que permitan realizar la práctica de la natación en condiciones seguras. Aumentar progresivamente el presupuesto del IPD para que pueda absorber la mayor demanda de sus instalaciones. Implantar grandes campeonatos deportivos escolares a nivel regional y nacional propiciando la competitividad. De igual manera se fomentarán campeonatos universitarios, entre empresas, instituciones estatales, asociaciones de padres de familia, entre otros. El hábito del deporte debe ser inculcado en los niños, pero como refuerzo debe ser también aceptado y practicado por los mayores para que se convierta en un hábito nacional. El uso de la bicicleta durante la pandemia ha demostrado que se pueden modificar prácticas nocivas y que muchos peruanos estamos dispuestos a hacerlo. Fomentar las pausas activas en empresas e instituciones del Estado. Beneficiar a los estudiantes que representen a sus universidades en juegos nacionales o por selecciones nacionales. Preparar y presentar cursos de capacitación vía la televisión estatal tanto para profesores de educación física como para público en general. 9. Incrementar la oferta de becas estudiantiles y auspicios para deportistas calificados. Los deportistas calificados tendrán puntaje adicional para acceder a un puesto del Estado. 10. Coordinar en forma estrecha con Gobiernos Regionales y Locales para la promoción deportiva manteniendo los domingos y feriados las avenidas exclusivas para prácticas deportivas y abrir los campos deportivos estatales a precios módicos o de forma gratuita de acuerdo a las condiciones de cada zona. 11. Proveer de más infraestructura de calidad para todos. El Estado, en cumplimiento de su rol subsidiario, se encargará progresivamente de implementar infraestructura deportiva a escala nacional. 26POLÍTICA EXTERIOR En líneas generales, FRENTE DE LA ESPERANZA 2021 respalda la política exterior trazada a largo plazo por nuestra Cancillería; el profesionalismo demostrado en los últimos años por los funcionarios de Torre Tagle nos permite difundir esta declaración. Dicho esto, nos permitimos añadir algunos matices. Propuesta 1. La Política Exterior debe poner más énfasis en la actividad productiva, promocionando al Perú como un destino seguro de inversiones y dando a conocer nuestras riquezas turísticas y promoviendo la cultura peruana. 2. Promover el comercio internacional garantizando una balanza comercial internacional positiva. 3. Garantizamos el cumplimiento de las obligaciones derivadas de los Tratados y Convenios internacionales. 4. Promovemos la estricta defensa de la soberanía nacional e integridad del territorio peruano. 5. Priorizaremos los flujos de Cooperación Internacional que permitan el crecimiento económico e inversión social. 6. Fomentaremos la Integración Regional, para el mantenimiento y consolidación de nuestras relaciones bilaterales con los países vecinos y para el gradual desarrollo de competitividad que nos permita una cada vez mayor inserción en la economía global. 7. Apoyaremos una Diplomacia de prestigio internacional, con la capacidad de liderazgo en la promoción y defensa de la democracia, los derechos humanos y la libertad. 8. Seguiremos potenciando las labores de los Consulados, de manera que se logre atender con eficiencia a los peruanos en el exterior, dando prioridad a la ayuda humanitaria y defensa de sus derechos, así como buscar la forma de lograr su inserción en los países de destino. 9. Alentaremos la consagración de una política de seguridad que enfatice los aspectos multilaterales, las zonas de paz y la solución pacífica de las controversias. 10. Estimularemos un mayor impacto de las actividades de política exterior, buscando el apoyo para los objetivos nacionales, especialmente para la lucha contra la pobreza. 11. Respecto a la Adhesión del Perú a la Convención de las Naciones Unidas sobre el Derechos del Mar, impulsará un Referéndum, para que este tema sea conocido por la población y sea el pueblo quien decida. 12. Seguiremos promoviendo Tratados de Libre Comercio como un mecanismo para acceder a grandes mercados y lograr producciones en escala que permitan generar un importante número de nuevos puestos de trabajo. Así mismo con el fin de poner al Perú como un destino interesante de nuevas inversiones extranjeras se propiciará los convenios para evitar la doble tributación. 27PERUANOS EN EL EXTERIOR 1. Reconocimiento de seguridad social y aportes de jubilación 2. Homologación de títulos profesionales y técnicos; y de licencias de conducir 3. Créditos para inversión en programas de vivienda con garantía de remesas 4. Programa de transferencias gratuitas 5. Apoyo estatal en programas de reagrupación familiar 6. Incentivos para que peruanos en el exterior retornen y reinviertan en el Perú. Incentivos para que cada peruano en el exterior sea un agente promotor del comercio y del turismo en el Perú 7. Creación del viceministerio de peruanos en el exterior. 8. Reforma legislativa para incluir representación parlamentaria de peruanos en el exterior INFRAESTRUCTURA El Perú debe resolver, urgentemente, la brecha en infraestructura, que tiene un retraso de más medio siglo. Sin infraestructura adecuada, el país no podrá sostener el crecimiento ni mejorar la calidad de vida de su población a largo plazo. Asimismo, esta urgencia es creciente dada la mayor apertura comercial y la crisis económica internacional que exigen un mayor nivel de competitividad y progreso social, que permitan al Perú tener condiciones por lo menos similares a los países de la región. Las estadísticas mundiales ubican al Perú en el puesto 112 con respecto a la calidad de su infraestructura, detrás de varios países de la región y muy por debajo de los países mejor ubicados. Esto, por ejemplo, ha traído como consecuencia un retroceso de 7 posiciones respecto al ranking de competitividad (105 a nivel mundial). Por ello, el FRENTE DE LA ESPERANZA 2021 impulsará la entrega de concesiones y del uso de mecanismos de asociaciones público-privadas (APP). Según los estudios de AFIN, se calcula que hasta el 2025, para cerrar la brecha en infraestructura (transporte, saneamiento, electricidad, gas natural y telecomunicaciones), se requiere una inversión de casi US$ 160.000 millones. Esto implica utilizar anualmente el 8,2% del PBI, es decir, US$ 15.955 millones. Propuesta Respaldamos el contenido del Plan Nacional de Infraestructura, 2016- 2025, preparado por AFIN (Asociación para el Fomento de la Infraestructura Nacional) y la Universidad del Pacífico. (http://www.afin.org.pe/publicaciones/estudios/1079-plan-nacional-de- infraestructura-2016-2025). 28POLOS DE DESARROLLO El FRENTE DE LA ESPERANZA 2021 apoyará decididamente los esfuerzos que signifiquen crear polos de desarrollo en zonas diversas, allí donde están nuestras riquezas y, paradójicamente, allí donde está la mayor pobreza. Propuesta 1. El Perú no volverá a exportar impuestos, pues un gobierno de FRENTE 2. 3. 4. 5. 6. 7. 8. 9. DE LA ESPERANZA 2021 pondrá en vigor un eficiente régimen de drawback, inclusive para las actividades de exploración orientadas a la exportación. Liberaremos del IGV a las actividades y servicios turísticos para relanzar decididamente este sector económico. Propiciaremos la capacitación de los trabajadores, así como el asesoramiento a las pequeñas y medianas empresas que se constituyan con la finalidad de abastecer a los grandes negocios. Por tanto, entidades como SENATI y SENCICO deben potenciarse a nivel nacional. Para esto el estado se abocará a concretar la ejecución de la infraestructura básica necesaria para que el país abra al mundo sus capacidades reales de producción y de competencia. Infraestructura adecuada, normas flexibles y estables y un régimen tributario simple, dotarán a las diversas zonas del país de la capacidad de negociar inversión productiva. Por tanto, debe modificarse la ley de contrataciones del estado, de manera que la contratación pública sea más sencilla y directa. Todos los profesionales que han ejecutado obras o consultoría de obras deben tener registrada su experiencia de manera pública digitalizada y abierta y deben generarse los mecanismos para que los profesionales jóvenes generen su propia experiencia. Todas las empresas nacionales deben estar debidamente registradas en cuanto a experiencia y solvencia económica. La ley de contrataciones del estado debe generar los mecanismos para invitar a las empresas para obras y consultoría de obras de manera clara y abierta o</text:p>
          </table:table-cell>
        </table:table-row>
        <table:table-row table:style-name="ro1">
          <table:table-cell office:value-type="string" calcext:value-type="string">
            <text:p>Fuerza Popular</text:p>
          </table:table-cell>
          <table:table-cell office:value-type="string" calcext:value-type="string">
            <text:p>PLAN DE GOBIERNO DE FUERZA POPULAR: RESCATE 2021 PLAN DE RESCATE Y RECONSTRUCCION NACIONAL La historia nos trae lecciones que debemos repasar para evitar cometer los mismos errores y aprender de los aciertos. En el año del Bicentenario, nos corresponde presentar al país nuestro repaso de estas lecciones, pues creemos que uno de los objetivos fundamentales de todo partido político debe ser mostrar a los ciudadanos su experiencia, reflexionar sobre lo sucedido y, sobre todo en una situación como la que actualmente vivimos, plantear propuestas que permitan rescatar y reconstruir el Perú. La conducción del país durante los últimos 50 años respondió a dos grandes modelos de políticas: un primer modelo con políticas que trajeron pobreza, inseguridad y caos, y un segundo modelo donde se impulsaron políticas que trajeron crecimiento, orden y prosperidad. Creemos que es responsabilidad de los partidos políticos el explicar al país las diferencias e impactos de estos dos modelos de políticas, con la verdad basada en evidencia, pues hoy ambos modelos son objeto del debate político como opciones para guiar el desarrollo del país. LAS POLITICAS QUE TRAJERON POBREZA Y DESORDEN Las políticas que implementaron los gobiernos entre las décadas de los setenta y ochenta impulsaron la instauración de instituciones cerradas y excluyentes. A través de ellas sus impulsores utilizaron el poder político de las instituciones estatales -su capacidad normativa y administrativa, los recursos públicos e incluso la función judicial- para establecer un sistema económico rentista basado en privilegios y protecciones otorgadas por el poder de turno a sectores económicos privilegiados quienes, a su vez, con su poder económico apoyaron el sostenimiento de una política de la desigualdad. Esta captura del Estado tuvo como punto de partida la dictadura militar de los setenta y fue consolidada por las políticas mercantilistas de los gobiernos de los años ochenta al amparo de la Constitución de 1979. Ya en nuestro Plan del Gobierno Plan Perú, advertíamos que, en sus 13 años de vigencia, los resultados de la Constitución de 1979 hablan por sí mismos de su fracaso: la economía del país se redujo con un promedio de decrecimiento anual de -0.3%, el déficit de las empresas estatales alcanzó el 5% del producto bruto interno, la hiperinflación llegó a una tasa máxima anual de 7,650% y la pobreza alcanzó al 55% de los peruanos. La debilidad del Estado fue tan extrema que fue incapaz de ejercer su función básica, el control del orden y la seguridad, permitiendo que grupos terroristas impongan la violencia y el miedo contra la población. La Constitución de 1979 fue pues, la Constitución que trajo pobreza, inseguridad y caos. LA CONSTITUCION DE LA PROSPERIDAD Frente a la crisis económica y de seguridad a la que llegamos a fines de los años noventa, el Fujimorismo propuso la necesidad de establecer un nuevo marco de instituciones políticas y económicas, abiertas e inclusivas, que permitieran el rescate del país impulsando, para ello, la creación de políticas públicas que trajeran prosperidad para todos. Para ello, propuso la elección del Congreso Constituyente Democrático, en la que partidos y movimientos políticos redactaron la Constitución de 1993 y la sometieron a votación ciudadana en referéndum. A diferencia de la Constitución de 1979, la de 1993 fue aprobada por los ciudadanos en votación. 2La Constitución de 1993 estableció un modelo económico y social distinto. Este nuevo modelo proponía que el desarrollo económico del país se basara en las instituciones abiertas e inclusivas de una economía social de mercado, que promoviera que la competencia y la satisfacción de los consumidores fueran los jueces del éxito de las empresas, y no una decisión del Estado a través de la protección y privilegios a sectores económicos elegidos. Además, el modelo social de la Constitución de 1993 reconocía los derechos de todos los peruanos a la salud, la educación y la protección, para garantizar la igualdad de oportunidades para todos. Evidencia del contenido inclusivo de la Constitución de 1993 son los programas sociales implementados en los noventa como FONCODES, PRONAA, COFOPRI, PRONAMACHS, entre otros, que llevaron mecanismos de compensación económica y servicios a millones de peruanos que habían caído en la pobreza. La evidencia muestra que las instituciones abiertas e inclusivas de la Constitución de 1993 rescataron al país de la pobreza y del caos generado por el modelo estatista y rentista son que: • • • Desde la aprobación de la Constitución de 1993 hasta el 2019, el Producto Bruto Interno se triplicó y su tasa de crecimiento promedio anual fue de 5%. Durante la vigencia de la Constitución del 1979 dicho crecimiento fue sólo de 0.2%. Durante la vigencia de la Constitución de 1979 el déficit fiscal se elevó a un promedio de 7.5% del Producto Bruto Interno, mientras que desde la aprobación de la Constitución de 1993 hasta el 2019 dicho déficit alcanzó un promedio de sólo 1%. Con la Constitución de 1979 la inflación anual promedio fue de 366%, mientras que desde la vigencia de la Constitución de 1993 hasta 2019 la inflación promedio fue de 4.5%. La economía abierta y basada en la competencia permitió e impulsó la atracción de más inversiones, generar empleo y crecimiento, lo que tuvo un impacto directo en la reducción de la pobreza monetaria que se redujo de más de la mitad de los peruanos a fines de los años ochenta, al 20.2% en el 2019. Asimismo, permitió rescatar al Perú de las garras del terrorismo, devolviendo a los peruanos el derecho a vivir en un país donde impere la paz, el orden y la seguridad. LA BRECHA QUE SE DEBE CERRAR La evidencia confirma pues que la Constitución de 1993 trajo prosperidad. Sin embargo, gobiernos posteriores, principalmente en la última década, fueron incapaces de profundizar el carácter solidario de nuestra economía social de mercado, lo que, sumado a la debilidad de la administración pública, ha producido un desarrollo claramente desigual en la población del país. En efecto, la agricultura tradicional, la pesca artesanal, el comercio y la minería informal, así como nuestros emprendedores populares no han recibido del Estado las políticas ni las condiciones propicias para impulsar su desarrollo dinámico. Asimismo, el Estado no fue capaz de mejorar la calidad y cobertura de sus servicios públicos de educación, salud, agua potable y saneamiento, seguridad y justicia, para aquellos compatriotas que no se beneficiaron del crecimiento económico. La pandemia, en sólo meses, ha desnudado esta situación, retornando a millones de peruanos a la pobreza y pobreza extrema en nuestro país. Un importante grupo de 3nuestra población no ha podido mantener su empleo, ni acceder a servicios de salud de calidad, ni mantener la educación de sus hijos mediante educación a distancia. Un ejemplo concreto de cómo el crecimiento del país fue desaprovechado para profundizar el carácter solidario de nuestra economía lo vemos cuando la crisis de la COVID-19 muestra que nuestro país es uno de los que menos invierte en salud pública, con 20% de la población sin ninguna cobertura de salud, y con uno de los menores números de camas de hospital por cada mil habitantes en la región. Ante esta dramática circunstancia, Fuerza Popular ha hecho una convocatoria amplia, invitando a los mejores técnicos de las áreas mas importantes, tomando en cuenta su experiencia y trayectoria, así como el clamor popular que exige unidad y reencuentro entre los peruanos. El Rescate y reconstrucción de nuestro país, puede y debe hacerse sin necesidad de grandes cambios constitucionales o refundaciones del país. El Perú tiene cimientos sólidos. Están en la Constitución de 1993. Algunos han intentado destruirlos, pero su solidez se los ha impedido. Es tiempo de reconstruir sobre dichos cimientos una sociedad donde se premie el esfuerzo, pero se reconozcan las diferencias; donde vivimos en armonía entre nosotros, pero también con nuestras comunidades y el ambiente; donde se promueva el crecimiento económico, pero se garantice la igualdad de oportunidades. Sólo así todos los peruanos sentiremos que tenemos la oportunidad de hacer realidad nuestros sueños de prosperidad. Keiko Sofía Fujimori Higuchi 4INTRODUCCIÓN El Plan de Gobierno de Fuerza Popular “Rescate 2021” representa un compromiso con el presente y futuro del Perú. En los últimos años hemos visto como nuestros compatriotas, especialmente los más vulnerables, han sufrido por medio de esta pandemia COVID 19; donde se ha develado la enorme brecha que hay en sistema de salud y educación, sumado a una gran crisis económica y política. Desde Fuerza Popular hemos hecho lo que todo partido político consecuente está llamado a hacer: recoger el mandato de los ciudadanos para poder atender sus demandas sociales, pero además hemos recogido las diversas propuestas de nuestros ciudadanos de diferentes partes del país para incorporarlos en este plan de gobierno “Rescate 2021” Por ello, podemos sostener con mucho orgullo que el presente documento recoge el conjunto de necesidades de las grandes mayorías del país, así como las soluciones discutidas con ellas en el mismo lugar de los hechos, junto con la experiencia de un sólido grupo de técnicos. Nuestra labor ha sido recoger la visión y el anhelo de millones de peruanos: La de un país encaminado en el crecimiento económico, donde las brechas de salud y educación sean cada vez menores, un lugar más seguro para todos, donde todos vivamos en armonía entre nosotros, con nuestras comunidades y el ambiente, todo ello con en el marco de nuestra Constitución Política que nos ha permitido grandes logros, pero que aún falta mucho más por desarrollar. Este Plan de Gobierno es hecho tomando varios conceptos y propuestas ya compartidas en el Plan Perú (2016), así como considerando las grandes políticas marco como son el Acuerdo Nacional y los Objetivos de Desarrollo Sostenible, desde una mirada integral amparada en nuestra Constitución Política. Por ello, de nuestra parte ofrecemos la más firme decisión política para implementar: La reactivación y recuperación económica, el manejo de la pandemia, y las reformas que el país viene esperando. El presente es un Plan de Gobierno hecho por peruanos y para los peruanos. Nuestro agradecimiento a cada uno de los compatriotas de la costa, de la sierra y de la selva, que, con su conocimiento de la realidad, de su ambiente y con su sabiduría ancestral, nos han permitido presentarle al país el “Plan Rescate 2021”. 5ÍNDICE Pilar Estratégico 1: Reactivación Económica, Emprendimiento y Sectores Productivos Generación del Empleo, 7 Pilar Estratégico 2: La Salud, Innovación e Investigación Científica 23 Eje 1: Orden Público y Seguridad Ciudadana 33 Eje 2: Política Exterior, Defensa y Gestión de Riesgos de Desastres 36 Eje 3: Educación y Cultura 42 Eje 4: Justicia y Lucha contra la Corrupción 52 Eje 5: Servicios Públicos Básicos 55 Eje 6: Vivienda y Saneamiento Físico Legal 60 Eje 7: Reformas Políticas 65 Eje 8: Lucha contra la Pobreza y Programas Sociales 2 Eje 9: Gestión Pública Moderna y Descentralización 2 Eje 10: Mujer y Segmentos Poblacionales 2 Eje 11: Desde los jóvenes y para jóvenes 79 Decálogo de Fuerza Popular: La esencia de la Constitución de 1993 81 Anexo: Formato Resumen del Plan de Gobierno 2 6Pilar Estratégico 1: Reactivación Económica, Generación del Empleo, Emprendimiento y Sectores Productivos 1.1. Reactivación económica y generación de empleo. La pandemia del Coronavirus (COVID-19), junto a una administración pública, que en la última década ha devenido en hiper burocrática, que no responde a la realidad del país y que cada vez es más proclive a la corrupción, ha provocado que nuevamente la economía de nuestro país se encuentre en una situación crítica. No existe una debida planificación, una adecuada organización y una ejecución de políticas públicas consensuadas. El Estado ha perdido tiempo valioso. Para afrontar la crisis, se ha gastado miles de millones de soles en combatir los efectos negativos en el plano de la salud y la economía. Para estos fines, se ha recurrido a los fondos obtenidos como consecuencia del rescate económico llevado a cabo exitosamente en la década de los 90. El mal empleo de estos recursos ha generado que el PBI del Perú caiga 302% en su último trimestre del 2020, la demanda interna se contrajo 27,7%, las exportaciones e importaciones disminuyeron en 40,3% y 31,3% respectivamente, la pérdida de empleo alcanzó los 6,7 millones de puestos de trabajo. Se estima que 30% de las empresas tuvieron que cambiar de rubro para poder salvar el negocio o quebraron durante el estado de emergencia 1 . Estas cifras, entre muchas otras, reflejan el resultado de un manejo ineficaz e ineficiente de la crisis, así como la negativa influencia de ideologías políticas que evitan, a toda costa, el apoyo y la colaboración del sector privado en estas difíciles circunstancias. Ante esta situación, resulta indispensable adoptar medidas de corto y largo plazo que permitan un nuevo rescate de nuestra nación. Estamos convencidos que la presente crisis, por muy dolorosa que sea, debe convertirse en una oportunidad para rediseñar la normatividad y políticas públicas que permitan la promoción de la inversión privada, el fomento de la generación de puestos de trabajo dignos, el mejoramiento de la eficiencia del gasto público y el desarrollo formal de los emprendimientos en nuestro país. En ese sentido, “Rescate 2021, Plan de Rescate y Reconstrucción Nacional” tendrá como motivo principal, recuperar el bienestar de todos los peruanos con el desarrollo de una verdadera economía social de mercado, generando oportunidades de trabajo formal, simplificando procesos para el desarrollo de emprendimientos, promoviendo las asociaciones público- 1 Comunicaciones del MEF y Ministros de economía entre mayo y noviembre 2020 7privadas y generando confianza para impulsar la inversión sostenible y socialmente responsable en nuestro país. El capítulo económico de nuestra Constitución Política genera un gran marco de oportunidad para construir e implementar todas estas medidas, y lograr que nuestro país, vuelva a posicionarse como un espacio de emprendimiento, desarrollo económico y oportunidades de empleo de mejor calidad para todos los peruanos. Fuerza Popular está comprometido con una doble misión: (i) Generación de empleo formal y (ii) Reformas Estructurales. Rescataremos al Perú de los abismales niveles de desempleo y de empleo informal, agudizados por una indebida administración de la crisis sanitaria cuya máxima expresión se tradujo en una prolongada cuarentena; mediante reformas estructurales que garantizarán el crecimiento sostenido, balanceado y sustentable. Así planteamos iniciar las reformas del sistema previsional y de desempleo, del sistema de salud, del sistema tributario y financiero y de la reforma del sistema de gestión del Estado. El modelo económico de la Constitución Política de 1993 estableció las libertades en base a las cuales se ha logrado un desarrollo sin precedentes en la historia del país. Entre 1993 y 2013 el modelo logró hacer crecer el Producto Bruto Interno (PBI) en un promedio de 7% anual, uno de los más altos de la región. Este crecimiento ha permitido reducir la pobreza de 55% en 1990 a 24% en 2012 y la pobreza extrema de 15% a menos de 5% en 2012. Sin embargo, a partir de 2014 se ha registrado una paulatina desaceleración del crecimiento producto de una inadecuada implementación del modelo económico consagrado en la Constitución Política de 1993. La excesiva regulación de las actividades económicas que aumentan los sobrecostos de las micro y pequeñas empresas, la mayor presencia del Estado en la estructura productiva, la inversión en obras sobrevaluadas o carentes de valor y el aumento desmedido de la burocracia estatal producto de una fallida descentralización, que prioriza el gasto público corriente sobre la inversión pública; han generado que el Perú nuevamente deba afrontar una de las peores crisis económica de su historia. Estas políticas erradas de los últimos gobiernos han generado además un incremento desmesurado del empleo informal, el mismo que se ha traducido en el colapso de los sistemas previsionales y de salud. La prolongada cuarentena inducida por la pandemia ha desnudado el precario equilibrio del mercado laboral generando grandes niveles de desempleo nunca vistos en la economía de nuestro país. Los niveles de pobreza y extrema pobreza se han disparado a niveles inaceptables. Las cuentas fiscales se han deteriorado a niveles de fines de la década de los 80. La deuda pública como porcentaje del PBI se ha incrementado a niveles que ponen en riesgo nuestra calificación crediticia internacional, con el consecuente incremento del costo de capital y de la limitación de inversión extranjera. Para enfrentar esta dramática situación, nuestro Plan Rescate 2021 plantea abordar el problema en dos etapas: 8Etapa 1: Compromisos de Corto Plazo (medidas de emergencia económica) Ejecutaremos un plan de acción a corto plazo basado en cuatro pilares fundamentales para lo económico: (i) generar empleo y promover el desarrollo; (ii) reactivar la economía; (iii) restaurar el equilibrio de las cuentas fiscales; y (iv) promover la seguridad ciudadana. Estos pilares permitirán en el corto plazo generar confianza en la población y establecer un clima propicio para la inversión privada. Cabe precisar que, dichos pilares se complementan con un plan específico de combate frontal a la pandemia. El objetivo económico de nuestro plan de gobierno de corto plazo es asegurar, a través de metas debidamente estructuradas y evaluadas por su impacto, el desarrollo sostenido de la economía peruana, destinado a llevar el bienestar a sus ciudadanos. Este bienestar estará basado en, rescatar en el plazo de dos años, los niveles de empleo existentes previos a la pandemia, con puestos de trabajo (sostenibles, formales y dignos) y con un aumento de los ingresos medios en el país. Nuestro compromiso es garantizar: a. La reducción significativa de la pobreza y pobreza extrema en el país en el marco de la generación de empleo formal y productivo. b. El aumento de las tasas de empleo y del trabajo formal digno, promoviendo un crecimiento 6 del PBI anual, balanceado y sostenible a través del aumento del ingreso per cápita medio generado por el empleo. c. Lograr la consolidación fiscal eliminando el gasto superfluo, la reasignación del personal y eficiencia en el gasto público, especialmente en los gobiernos locales y en el proceso de descentralización. Implementaremos una política de empleo liderada desde el Estado de manera excepcional. Esta iniciativa involucrará una alianza entre el Estado, los ciudadanos y la empresa privada. Subrayando nuestra firme creencia en la actividad privada como motor de la economía peruana y como el gran generador de fuentes de trabajo, creemos que por las circunstancias mencionadas se debe buscar un mecanismo de empleo rápido, que permita movilizar en el corto plazo la gran masa de desempleados y trabajadores informales con el consiguiente consumo y movimiento económico que eso genera para la realización de pequeñas obras de infraestructura en las zonas más deprimidas de nuestro país. Prioritariamente en la zona rural, pero incorporando también las necesidades urbanas sobre todo periféricas. Este mecanismo permitirá la realización de obras comunales y vecinales en las que participará la población, a quienes se les contratará de manera formal y bajo condiciones dignas. Estas obras serían realizadas bajo un esquema de administración público privado 9con participación de la sociedad civil, municipios, organizaciones comunales, iglesias y las fuerzas armadas, entre otros. Todas estas instituciones permitirán transparentar el manejo de los fondos que se recibirán para dichas obras. Estamos convencidos que, con una acción de este tipo, podemos generar los puestos de trabajo formales y necesarios para reactivar nuestra economía ahora estancada en una depresión. Etapa 2: Compromisos de Mediano Plazo (Reformas) El rescate económico para lograr en el corto plazo, la creación de empleo formal productivo requiere que sea sustentada y sostenible en el mediano plazo. Para ello es imprescindible implementar reformas estructurales que garanticen el crecimiento balanceado y sustentable, que nos permitan lograr el bienestar de todos los peruanos. Nuestro gobierno buscará los consensos para iniciar las reformas claves en estas áreas. a. Reforma Tributaria: Debemos recuperar la política de simplificación de fondo y de forma en la tributación. El Sistema Tributario debe ser pensado en torno a la persona y no en quién lo recauda. Debe buscarse la menor cantidad de tributos, asegurando que los mismos sean transparentes, no arbitrarios y sencillos para todo contribuyente. A partir de la universalidad como principio, se buscará establecer sistemas fiscales que de manera progresiva incorporen a los contribuyentes a la formalidad de sus actividades, utilizando inclusive devoluciones directas para aquellos que, esforzándose en una actividad formal, requieren del apoyo de parte del Estado. La definición de la política tributaria no debe ser basada exclusivamente en la maximización de la recaudación, sino en la formalización y generación de empleo digno y en la mejora de la progresividad del sistema tributario como objetivo final Para asegurar este objetivo, entre otros, es necesario establecer como motivo principal de la Administración Tributaria la construcción de la formalidad. Para estos efectos, será determinante cambiar la gobernanza de la SUNAT a través de la implementación de un directorio que permita, a su vez, la recuperación de los niveles institucionales y profesionales que la caracterizaron en la década de los 90. b. Reforma del Sistema Previsional Buscamos lograr incorporar a informales e independientes a los beneficios de un sistema previsional o de pensiones, esto se logrará ampliando la base de contribuyentes hasta hacerla universal. Esta ampliación será lograda, de manera progresiva, a través de la implementación de diversos mecanismos que no sólo aseguren la obtención de una futura pensión, sino que fomenten la actividad formal en nuestra economía. 10Se propondrá una reforma del Sistema de Pensiones, que garantice el derecho al ahorro privado con fines de jubilación, y al mismo tiempo, que garantice el derecho de los ancianos de escasos recursos a asistencia humanitaria por parte del gobierno. Se requiere una reingeniería de los sistemas previsionales que no sólo permita una mayor oferta de los mecanismos a ser utilizados por los aportantes, sino que asegure una pensión digna para todos los peruanos. Por otro lado, debieran también crearse instrumentos financieros para que el afiliado tenga acceso total a sus fondos sin perder derecho a una jubilación. Debemos lograr que todo aportante tenga derecho a una cuenta individual de pensiones, sin perder de vista que, para aquellos cuya pensión alcance niveles extraordinarios, deban colaborar de manera solidaria, con quienes menores recursos logren obtener. c. Modernización y consolidación de la estructura del Estado La pandemia de la Covid-19 ha develado una total incapacidad del Estado Peruano para proteger a la población de un virus y seguir brindando los servicios que los ciudadanos requieren para vivir, sin embargo, nuestro país ya ha demostrado en el pasado que, incluso con mínimos recursos, se puede afrontar una crisis tan grave como la que actualmente vivimos. Si bien estos recursos son importantes para lograr un rescate, resulta más relevante la eficiencia que un equipo de gobierno puede gestionar a efectos de asegurar que una crisis sea superada. Gerencia y transparencia son elementos fundamentales para ello. La exigencia del distanciamiento social nos ha permitido corroborar que un modelo de gobierno virtual podrá permitir que el Estado llegue a la mayor cantidad de ciudadanos, con servicios eficaces y a un costo más reducido. Sin embargo, debemos advertir que estas ventajas se han hecho notorias sólo donde los servicios de telecomunicaciones han sido eficientes. En efecto, si bien una parte importante de la población encuentra hoy una alternativa a sus demandas, también es cierto que otra parte ha quedado completamente marginada ante la desconexión digital en la que se desenvuelve. En este sentido, el Estado debe promover el uso de las tecnologías de la telecomunicación entre aquellos que actualmente están excluidos y no tienen acceso a dispositivos tales como teléfonos inteligentes. Proponemos que se termine de implementar la red dorsal para hacer llegar la fibra óptica a las zonas alejadas como la amazonia y para los servicios de educación a distancia, esto cobra mayor importancia en una época en la que necesitamos educación remota. Respecto a la reforma de la inversión pública, es innegable que ha habido corrupción en la gestión de las obras públicas en todos los gobiernos. La corrupción ha causado inestabilidad política, ha alejado a los inversionistas extranjeros, y, al encontrar un 11Estado incapaz y corrupto como cómplice, ha sido la causa última de la debacle sanitaria y económica del 2020. Es por ello que, Fuerza Popular plantea que la inversión pública en infraestructura sea manejada por entidades ejecutoras y programas especializados en cada uno de los sectores, utilizando como modelos de ello a programas como INFES (especializado en la infraestructura educativa), PRONAMACHCS (enfocado en la construcción de canales de riego), o FONCODES (enfocado en desarrollo social). d. Reforma del Sistema Financiero Durante las últimas décadas, el Sistema Financiero en el país se ha desarrollado de manera limitada. La concentración de mecanismos de ahorro e inversión han generado una traba al desarrollo económico, contribuyendo a altas tasas de interés de los créditos, a la iliquidez de las inversiones, e incluso a la informalidad. La emergencia de la tecnología de los instrumentos financieros requiere la reformulación de los procedimientos de regulación de la SBS y del Banco Central de Reserva que permitan una banca fin tech. Es por ello que, Fuerza Popular promoverá no sólo la inclusión de nuevos actores y mecanismos de inversión, sino que respaldará aquellas iniciativas que generen una mayor competitividad, así como aquellas otras que de manera colectiva y solidaria sean implementadas por la propia población. En este sentido modelos como el Cooperativo serán firmemente impulsados, siempre con una constante supervisión. Otro punto para impulsar desde el Banco Central de Reserva es en cuanto a políticas monetarias no convencionales. A raíz de la pandemia, hemos visto políticas tales como Reactiva y el acuerdo de recompra (Repo) con las Administradoras de Fondos de Pensiones. Sin embargo, estas medidas no han llegado a quienes más lo necesitan, a los sectores populares. Tenemos un Banco Central que se abstiene de proponer políticas no convencionales con efecto distributivo neutro o por lo menos progresivo. Finalmente, se propondrá una auditoría para el manejo del Fondo de Estabilización Fiscal y se devolverá al Banco Central el papel de supervisor de las reglas fiscales en el Perú. 1.2. Emprendimiento En el Perú la mayor cantidad de unidades empresariales pertenece a la micro, pequeña y mediana empresa (95%), asimismo, las MyPymes generan la mayoría del empleo formal en el Perú y contribuyen aproximadamente al 50% del PBI. Sin embargo, a pesar de la obvia importancia del sector, históricamente no ha habido desde el Estado, políticas públicas destinadas a su fortalecimiento, competitividad y formalización. Más bien, han existido prácticas que desincentivan el emprendimiento, las cuales se han vuelto devastadoras en el 12contexto de la presente pandemia. En este sentido, nuestro plan de gobierno se propone lo siguiente: a. Eliminar barreras de entrada al mercado a las micro y pequeñas empresas, como son la inscripción en registros públicos, licencia municipal, registro de marca y registro de nombre, defensa civil, y otras tantas autorizaciones, proponiendo para ello el costo de “Licencia 0 para Mypes” y la implementación de una auténtica ventanilla única y electrónica para estos trámites. b. Crear de nuevo Prompyme con rango viceministerial adscrita a la PCM. En esta entidad estarán todos los programas sobre mypes actualmente desperdigados en varios sectores. Esto dará un solo enfoque (enfoque de demanda), un criterio común y generará ahorros. Este nuevo Prompyme tendrá a su cargo fondos para activar los servicios de desarrollo empresarial del mercado privado (capacitación, consultoría), realizará los concursos hoy a cargo de procompite y además tendrá un área de promoción de mercados conglomerados y exportaciones mypes (incluido comercio electrónico). Tendrá un área de asesoría a consorcios para compras estatales y dará créditos para garantias. Adicionalmente supervisará la labor de los CITE del Estado hoy en diferentes sectores y tendrá un área de investigación y estadística del sector mype. De igual manera, concentrará sus esfuerzos en desarrollar mecanismos asociativos que permitan emular una economía de gran escala para las mypes. c. Crear la Comisión Nacional para la Formalización (CONAFOR), entidad autónoma con rango ministerial pero solo por el plazo de 3 años. Esta entidad tendrá a su cargo la elaboración y ejecución de un plan nacional para la formalización que será política de Estado y prioridad nacional. En esta entidad participarán las secretarías generales de ministerios, Indecopi, gobiernos regionales y locales, SUNAT, SUNAFIL, ESSALUD, representantes de la sociedad civil, gremios representantes de la actividad privada y Prompyme (entidad a crearse). Tendrá como encargos: ● Revisar la normatividad y trabas legales a la formalidad, proponiendo su reformulación. ● Recoger, clasificar y mantener información sobre las actividades que requieran reducir su brecha de informalidad, esto se hará en coordinación con el INEI, SUNAT, Ministerio de Trabajo y ESSALUD. ● Activar el Remype mediante acciones masivas de inscripción a cargo de Sunat, Sunafil y Essalud. ● Reformar la Ley de compras del Estado y restablecer un nuevo porcentaje de las compras del estado para las mypes. Esto se hará con el mismo mecanismo de compras de la OCSE, pero dedicado solo a las mypes. ● Ver la articulación de las grandes empresas con las Mypes a través de incentivos tributarios, compras privadas, cofinanciamiento de partes del programa de formalización contra impuestos, cofinanciamiento de capacitación a las Mypes y creación de empresas inclusivas entre 13● ● corporaciones y Mypes, mecanismos asociativos como las Cooperativas o contratos de consorcios celebradas entre ellas. Formalización de la propiedad reactivando COFOPRI e incorporando esta entidad a CONAFOR agregándole otros registros de propiedad y mecanismos modernos para la formalización del registro. Coordinar con PROMPYME para brindar servicios de desarrollo empresarial a subsectores productivos que se vayan incorporando a la formalidad. d. Incorporar las funciones del INACAL a CONAFOR encargándole la implantación de sistemas de calidad en sectores productivos que se incorporan a la formalidad. e. Revisar todos los programas sociales para incorporarles un enfoque productivo supervisado por PROMPYME. f. Desarrollar un programa de apoyo especial a la Mype del sector turismo, restaurantes y afines en los próximos 3 años con reducción de impuestos, préstamos brindados por COFIDE y capacitación y mejoras de infraestructura. g. Implementar un fondo de garantías que permita el otorgamiento de créditos a mercados y talleres, cuyo objetivo sea implementar las exigencias sanitarias requeridas en la actualidad. h. Desarrollar una verdadera reforma tributaria para la Mype que incentive su formalización y el crecimiento sostenido de sus operaciones. i. Prohibir la doble sanción del cierre y multa, corregir la reglamentación de decomiso de mercadería y revisión de las multas e intereses de municipios y Sunat a las mypes. 1.3. Sectores Productivos 1.3.1. Minería Fuerza Popular tiene claro que el Perú es un país ancestralmente minero, por lo que en esta materia propone armonizar las actividades extractivas con las vinculadas al desarrollo agrario y agropecuario, para lograr así una sana convivencia entre estos sectores productivos. En ese orden de ideas, el país tiene que explotar sus recursos naturales con responsabilidad para generar inversiones, y crecimiento económico, pero sin que existan vulneraciones que puedan afectar los derechos de otros compatriotas. La minería es una actividad extractiva que debe practicarse con el más estricto respeto al medio ambiente y a las comunidades aledañas a los yacimientos. Respecto a la pequeña minería y minería artesanal, el Estado no ha sido lo suficientemente diligente para lograr su óptima formalidad. 14Según datos del Consejo Directivo del Instituto Geológico, Minero y Metalúrgico (INGEMMET), nuestro país tiene un potencial minero restante de 547 mil millones de dólares al 2050, lo cual meritua un tratamiento responsable del tema, en la búsqueda de un consenso para su adecuado aprovechamiento. Sobre esto proponemos: a. Garantizar el cumplimiento efectivo e independiente de la normativa ambiental, respetando el ambiente. Fomentaremos una sana convivencia entre la agricultura y minería, promoveremos el diálogo entre la empresa y la comunidad para prevenir los conflictos sociales y lograr así que se desarrollen los proyectos mineros que impactan de manera positiva en nuestra economía. b. Mejoraremos la capacidad de respuesta técnica del Ministerio de Energía y Minas (MINEM) y del Ministerio del Ambiente en calidad y número de profesionales para optimizar los procesos de evaluación técnica, ambiental- social y de permisos; así mismo, revisaremos la normativa vigente para confirmar su aplicabilidad real en la dinámica del sector. c. Sobre la pequeña minería y minería artesanal, buscaremos reformular la legislación aplicable a ella, haciendo énfasis en una necesaria diferenciación por las zonas de operación. Asimismo, actualizaremos los procedimientos administrativos simplificados para autorizaciones de uso de suelos, agua y terrenos superficiales de propiedad del Estado, así como, de terceros. d. Garantizaremos el cumplimiento efectivo e independiente de la normatividad ambiental, especialmente, respecto de la gran y mediana minería. e. Fomentaremos una sana convivencia entre la agricultura y minería, promoveremos el diálogo entre la empresa y la comunidad para prevenir los conflictos sociales y lograr así que se desarrollen los proyectos mineros que impactan de manera positiva en nuestra economía. f. Mejoraremos la capacidad de respuesta técnica del Ministerio de Energía y Minas y del Ministerio del Ambiente, en calidad y número de profesionales para optimizar los procesos de evaluación técnica, ambiental-social y de permisos. g. Actualizaremos los procedimientos administrativos simplificados para autorizaciones de uso de suelos, agua y terrenos superficiales de propiedad del Estado, así como, de terceros, sin descuidar la protección al ambiente. h. Impulsaremos un proceso efectivo que permita la óptima formalización a través de procedimientos simplificados y de acompañamiento para el sector. 151.3.2. Pesca y acuicultura La industria pesquera realiza distintas contribuciones al país, siendo la anchoveta la principal responsable de dichos ingresos. La rentabilidad del sector muchas veces depende de diversos factores; a inicios de la década anterior la pesca representaba el 2% del PBI nacional, esta cifra se ha visto reducida en los últimos años por lo que resulta preponderante establecer cambios para recuperar el potencial perdido. En este escenario, la pesca industrial, se compone de empresas integradas que son las más grandes y tienen plantas de harina de pescado y embarcaciones. Este sector quema la anchoveta solo para hacer harina. Siendo la anchoveta es una fuente de proteínas que puede solucionar el problema de la anemia y desnutrición. En cuanto al consumo humano indirecto, tenemos a las grandes empresas que pescan jurel, caballa y pota (con licencia) y hacen conservas o congelados, usualmente para exportación. Las plantas conserverías compran el jurel, la caballa y anchoveta a pescadores artesanales y los residuos los queman en pequeñas plantas de harina autorizadas por PRODUCE. Sin embargo, el tema de más trascendencia y de mayor potencial para la economía peruana es la acuicultura, que requiere una mayor atención del Estado. En ese orden de ideas, proponemos lo siguiente: a. Asegurar la producción de los recursos pesqueros, desarrollándolos con el apoyo de investigación científica, nuevas tecnologías a implementar y un correcto análisis de los ecosistemas y cambios climáticos que se suscitan en nuestro territorio. b. Asegurar beneficios sociales para los pescadores artesanales y brindarles mecanismos o herramientas para que puedan crecer de manera sostenible. Fomentaremos la reivindicación del pescador artesanal que son los que abastecen los mercados mayoristas y el boom gastronómico. c. Potenciar la acuicultura, que puede ser en el mar como conchas de abanico (potencial lenguado y pulpo) o en tierra (llamada continental y como son Langostinos, Truchas, Paiche, Tilapia, Gamitana, Boquichico). d. Promover financiamientos de embarcaciones modernas para los pescadores por medio del Fondo de Desarrollo Pesquero (FONDEPES); y la modernización de los desembarcaderos artesanales con cámaras de frío. e. Fomentar una política de gobierno articulada con los programas sociales y el sector privado para promover el consumo directo de pescado por parte de la población. 16f. Establecer un régimen promocional que permita implementar una estrategia de cadenas productivas con los productos que podrían competir en el mundo, como por ejemplo para el atún y la acuicultura; así como medidas para fortalecer la actividad conservera. 1.3.3. Comercio Exterior Luego de la apertura comercial en los años 90, en el Perú se consolidó una política pública de comercio exterior que aprovechó nuestros recursos naturales y fortaleció los bienes y servicios que los peruanos realizan para el mercado internacional. A finales del año 2019, las cifras estimaron que 4 mil 470 millones de dólares fue el resultado de las exportaciones peruanas, esto evidencia un aumento de más del 5% en comparación con el 2018. Sin embargo, la Sociedad de Comercio Exterior – COMEX Perú señala que al cierre del año 2019 se evidenció una caída del 4,2% con relación al 2018. Es vital el acompañamiento del Estado en los tres niveles de gobierno, en el central, regional y local, por lo que nos comprometemos a seguir coadyuvando en la reactivación del sector y fomentar el crecimiento de exportaciones, haciendo un énfasis en los pequeños empresarios y próximos emprendimientos. Los pequeños productores tendrán un rol fundamental en la recuperación económica que se suscitará en nuestro país. Nuestra producción agrícola y productos alimenticios son uno de los más diversos y ricos del mundo, por lo que debemos seguir dotándolos de herramientas para que puedan fortalecerse y competir frente a otros gremios empresariales de diferentes países. Tenemos los insumos, solo falta fortalecer la gestión de herramientas y promover beneficios para nuestros pequeños productores. En ese sentido, consideramos apropiadas las propuestas efectuadas por la Camara de Comercio de Lima en su plan de reactivación de las exportaciones 2016 -2021 (CCL, 2016) resaltando las siguientes: a. Priorización en la promoción de productos e industrias, basados en la selección y apoyo a empresas competitivas. Estos criterios deben ser establecidos de la mano con el sector privado, y deben ser permanentemente monitoreados por PROMPERU para realizar los ajustes, en caso sea necesario. b. Integrar las actividades de Promoción en el Exterior, vinculando las acciones de promoción comercial con las de turismo, inversión e imagen país en que se puede aprovechar y maximizar los recursos utilizados. c. Incentivar la generación de mayor valor agregado en los productos, mediante la adopción de programas de innovación y creatividad, eliminando los topes a los beneficios tributarios establecidos; fomentando con ello a que las empresas inviertan en estas áreas. Se debe incluir programas integrales de 17desarrollo de nuevos productos hasta llegar al mercado objetivo, considerando el interés, capacidad y productividad de las empresas. d. Contar con un Plan Nacional de Desarrollo Logístico, que permita corregir la distorsión originada por la falta de planeación de un desarrollo armónico del sector. El objetivo debe ser reducir el alto costo logístico que se presenta actualmente en el país. El hecho que existan tantas autoridades con competencias exclusivas, en relación con la regulación del transporte, en los ámbitos nacional, regional y local, fomenta soluciones aisladas, que no permiten resolver el problema en forma directa. En tal sentido se debe convocar al sector privado en su conjunto, tanto operadores como usuarios, para que de la mano con las autoridades del MTC, MINCETUR, APN, MPC y GRC, se elabore el Plan Nacional de Desarrollo Logístico, para resolver en forma integral, el problema. El MTC debe liderar esta iniciativa y ser el responsable de su ejecución y cumplimiento de metas. 1.3.4. Agricultura Existe actualmente una baja productividad de la actividad agropecuaria y forestal de pequeñas y medianas empresas agropecuarias y agricultores, que se traduce en la situación de pobreza de los casi 10 millones de personas que viven de estas actividades. Las causas de esto son principalmente: • • • • • • • • La falta y mal uso de agua de riego. Esta es la causa de baja productividad. El déficit de financiamiento y capitalización de las unidades productivas. La existencia de unidades de producción de muy poca área cultivada y sin enfoque de mercado. La distorsión de precios al productor por concentración de época de cosecha, mala planificación de licencias de importación, muchas con grandes subsidios, y malas prácticas de mercadeo. La baja implementación de tecnologías modernas en las explotaciones pequeñas. El déficit de infraestructura de servicios de energía, transporte y comunicaciones de las zonas productoras campesinas. Las malas prácticas y falta de supervisión del Estado están afectando la calidad de las tierras sembradas, la naturaleza y el medio ambiente. El deficiente impulso de mecanismos asociativos que permitan participar en el mercado emulando una economía de mediana o gran escala. En este sentido, proponemos: a. Incrementar los fondos para la cosecha de agua en la Sierra. 18b. Aumentar el Capital de Financiamiento del Agro por Banco Agrario Y Cofide, para incremento de productividad con aplicación de tecnologías modernas de explotación y manejo de precios a la cosecha. c. Desarrollar un programa Nacional de Incentivos a la Innovación e Investigación Agropecuaria y Forestal. d. Ejecutar un Programa Nacional de Fomento a la Infraestructura del Campo: Electrificación de las Explotaciones. e. Revisar y actualizar los Títulos y Posesiones de tierras eriazas para evitar tráfico de tierras y favorecer la inversión en ellas. f. Incorporar a la actividad económica áreas con poca productividad agrícola o ganadera, pero con aptitud forestal para beneficio de los propietarios de las tierras y la generación de puestos de trabajo. g. Incentivar en la costa, el arado post cosecha de las tierras, para romper la red de capilares y evitar el aumento de la salinidad, aumentando la materia orgánica de los suelos, y propiciando una mejor textura de estos. h. Buscar la reforestación de zonas eriazas marginales a las zonas agrícolas y de expansión urbana, con especies nativas o adecuadas a las condiciones del clima y terreno. Programa masivo de semilleros y viveros forestales bajo administración de SERFOR y CITES Agrícolas de cada zona ecológica y /o nivel de altitud geográfica. i. Propiciar la discusión para una Ley sobre Seguro Obligatorio Agrario (SOA) para Pequeños y Medianos Productores. Estos seguros cubrirán las pérdidas en caso de efectos climáticos graves o plagas de gran magnitud o desconocidas que destruirían la estabilidad financiera del productor y no le permitirían reiniciar o establecer una nueva siembra o cultivo. Serán requisito para solicitar créditos de establecimiento de cultivos o de manejo de oportunidad de venta ante entes financieros gubernamentales o privados con aval del Estado. j. Proponer una reglamentación de aranceles de protección anti-Dumping y/o Subsidios y determinación de la estacionalidad de las cuotas o licencias de importación. k. Generar e implementar políticas públicas en corto plazo, altamente especializadas y diferenciadas para nuestros agricultores, con énfasis a aquellos que se encuentran en situación de pobreza y pobreza extrema, rescatando el espíritu de PRONAMACHCS. l. Desarrollar programas destinados a la promoción de mecanismos asociativos entre los productores agrarios. 191.3.5. Turismo El turismo representa el 3,6% del PBI nacional, da trabajo a 1 millón 300 mil de peruanos. En los últimos tres años, ha tenido una media de crecimiento por encima del 4% anual y según la Cámara Nacional de Turismo – CANATUR, la crisis de la pandemia afectará a 800 mil empleos y se viene generando una pérdida económica de aproximadamente 2 mil millones de dólares. Debemos tener presente que esta situación impacta gravemente a nuestras micro, pequeñas, y medianas empresas, las cuales representan más del 90% del ecosistema empresarial del sector turismo y son parte de las cadenas económicas del desarrollo local de todo el país. Como se puede apreciar, el impacto económico y social en el sector es de naturaleza nunca vista, solo en el año 2019, se recibió a casi 4 millones y medio de turistas. En este sentido, asumiendo las propuestas de CANATUR, nos comprometemos a: a. Generar una política de gobierno orientada especialmente en la reactivación turística del Perú, que implicaría una comisión multisectorial que articulará los sectores de Economía, Salud, Cultura, Relaciones Exteriores, Comercio Exterior y Producción. b. Promover el turismo vivencial, ecoturismo, turismo cultural y principales destinos que contribuyan a reactivar la cadena comercial y económica, principalmente de las micro y pequeñas empresas del rubro. c. Generar una estrategia de apoyo directo respecto a medidas de seguridad en salud frente a la COVID-19. d. Establecer una estrategia de beneficios tributarios, de la mano con la estructuración de préstamos con organismos internacionales dirigidos al sector. e. Fomentar la generación de asociaciones público privada, incluyendo el sistema de obras por impuesto, en obras y servicios para la mejora de la infraestructura que impacte directamente con el sector turismo. 1.3.6. Ambiente El Perú es un país con una gran diversidad ambiental. Tenemos al menos 66 millones de hectáreas de bosques, tenemos 7 millones 600 mil de hectáreas de tierras con aptitud para la agricultura, más de 18 millones de hectáreas en áreas naturales protegidas. 20Adicionalmente, si bien tenemos 12 mil lagos y lagunas y 77 mil 600 m3 de agua/habitante, el recurso hídrico se distribuye heterogéneamente, mientras que en la Costa tenemos 2% del agua, en esta habita el 60% de la población. En tanto la Selva dispone el 98% del agua, sólo mantiene el 14% de la población nacional. Se estima que el consumo nacional de aguas superficiales es de 20 mil millones de m3/año. Si bien, somos un país proveedor en la mitigación y emisión de gases de efecto invernadero (GEI) y solo emitimos solo 0.3 de GEI a nivel global, tenemos una alta vulnerabilidad a los cambios climáticos debido a diversidad de escenarios geográficos y ecológicos que tenemos. De acuerdo con esta situación, proponemos adoptar las medidas que el Acuerdo Nacional como política de Estado plantea, en especial los siguientes alcances: a. Fortalecer la institucionalidad de la gestión ambiental en coordinación con la sociedad civil, la autoridad ambiental nacional, los sectoriales y los niveles de gestión descentralizada. b. Buscar integrar la política nacional ambiental con las políticas de desarrollo social y económico del país. c. Incorporar en las cuentas nacionales la valoración de los recursos naturales y ambientales, la degradación ambiental y la internalización de los costos ambientales. d. Promover y evaluarde manera constante el uso eficiente, la preservación y conservación del suelo, subsuelo, agua y aire, buscando evitar las externalidades ambientales negativas. e. Iniciar planes de ordenamiento urbano, que nos permitan un manejo integrado de residuos urbanos e industriales que estimule su reducción, reuso y reciclaje. f. Buscar la inversión ambiental y la transferencia de tecnología para la generación de actividades industriales, mineras, de transporte, de saneamiento y de energía más limpias y competitivas, así como del aprovechamiento sostenible de los recursos forestales, la biotecnología, el biocomercio y el turismo. g. Fortalecere la educación y la investigación ambiental y promocionaremos el desarrollo sostenible amazónico, fortaleciendo la investigación aplicada de universidades e institutos. h. Promover de la generación de productos de valor agregado en base a nuestra biodiversidad de manera sostenible. El potencial de estos recursos 21se puede hacer apoyando a las comunidades nativas, que mantienen la base genética y cuidan la promoción de estos productos. Cambiar, de manera progresiva, la matriz energética a fuentes de energía renovables, de igual manera con los sistemas de transporte de combustible fósil a eléctrico. 22Pilar Estratégico 2: La Salud, Innovación e Investigación Científica 2.1. Control de la Pandemia. Nuestro objetivo general es reducir el número de casos nuevos a tasas menores de 100 casos por semana. Esto nos permitirá llegar a una normalidad compatible que nos permita salvaguardar la vida y salud de los peruanos, junto a una actividad económica que reconstruya el empleo y la productividad del país. Nuestras propuestas para el control de la transmisión viral y para reducir el número de casos de la pandemia son: a. Aplicar medidas de detección temprana de personas infectadas (no necesariamente enfermas) mediante el uso masivo de pruebas moleculares que permitan detectar a los infectados antes que tengan oportunidad de transmitir el virus a otras personas. Se debe priorizar el uso de tecnologías moleculares y antigénicas que sean de rápido análisis. b. Aplicar rastreo de contactos de los infectados detectados tempranamente. Este rastreo se hará mediante el uso de call centers (para el infectado y sus contactos conocidos) y de aplicativos en celulares que permitan vía Bluetooth detectar contactos no conocidos de los infectados. c. Aislar domiciliariamente a los infectados otorgando ayuda alimentaria (bolsas de comida dejadas en puertas de las casas) y medicamentos, si fuera el caso, para que el aislado no se vea obligado a salir. d. Hacer una administración adecuada y paulatina de vacunas que hayan demostrado carencia de efectos adversos y que tengan una eficacia de un mínimo de 70% (no de 50% que es el umbral que aplicará el fabricante). e. Preparar al país para una siguiente pandemia. Con las medidas de detección temprana identificaremos a infectados que no necesariamente se enferman mediante el uso masivo de pruebas moleculares, aproximadamente entre 60,000 y 80 mil pruebas. A finales de diciembre del 2020 contamos con 73 laboratorios autorizados, reactivos y recursos humanos para realizar y procesar dicha cantidad de pruebas diariamente. Sin embargo, estimamos que no se realizan porque la actual administración cuenta con aproximadamente un millón de pruebas serológicas rápidas en stock y a 12 mil pruebas/día les tomaría dos o tres meses acabar con dicha cantidad total de pruebas rápidas; todo ello, en desmedro de la población con la obtención de resultados falsos negativos o positivos. 23Claramente, necesitamos volcarnos al uso masivo de pruebas moleculares para la detección temprana. En el caso del rastreo de contactos de los infectados detectados no vamos a poder disminuir el umbral que tenemos; de acuerdo con cifras oficiales tenemos 3 mil detectados nuevos por día. Por ejemplo, en Ontario (Canadá) estaban consternados con sus cifras de nuevos contagios porque tenían 4 mil pruebas positivas en la provincia y tienen unos 7 millones de habitantes. Nosotros detectamos 3 mil positivos diarios que incluso representan una subestimación, ya que el número real sería mucho mayor si realizáramos más pruebas. Como estamos haciendo tan solo 15 mil o 20 mil pruebas por día —rápidas y moleculares— cuya positividad es de 15%, detectando 3 mil casos por día, si hiciésemos 80 mil podríamos detectar 12 mil casos positivos. Cabe resaltar que dichas cifras son similares a lo que está teniendo en este momento Europa, por lo cual tendríamos dos escenarios. Por un lado, esas personas fallecidas no estarían siendo visibilizadas; por otro lado, no están llegando a enfermarse de manera grave, por lo que hablamos de jóvenes asintomáticos o presintomáticos. Cualquiera sea el escenario, el número de contagiados que tenemos actualmente es muy alto; estamos todavía a finales de la primera ola y no la hemos terminado; y, estamos a punto de recibir un embate adicional que podría constituir una segunda ola, si no se controla. Por tal motivo, proponemos: a. Implementar el aislamiento domiciliario de los infectados otorgándoles ayuda alimentaria, como bolsas de comida dejadas en las perillas de las puertas o medicamentos que necesiten coadyuvará a que permanezcan en sus casas, evitando el contacto directo con otras personas para prevenir nuevos contagios —en su momento lo hicieron en Guayaquil— ya que miles de peruanos viven del día a día. b. Contar con una administración adecuada y paulatina de vacunas cuya eficacia sea como mínimo el 70%. Las vacunas que han demostrado una eficacia preliminar de más de 90% son de Moderna y Pfizer, pero dichas vacunas tendrán un problema logístico en Perú para su distribución. Debido a que requieren una cadena de frío de -70o C, la temperatura del hielo seco debe ser también - 70o C. Por lo tanto, el costo de mantener dicha temperatura es muy elevado, se necesitaría camiones congeladores que sean capaces de llegar a los pueblos más recónditos, manteniendo la temperatura a -70o C porque no es posible llevar las vacunas en coolers . Por ello, implementar la logística de ese tipo de vacunación será muy difícil en el Perú; los países desarrollados son los que más aprovecharán esas vacunas. c. Reformar el sistema de salud pública es de vital importancia de manera que prepare al país para una siguiente pandemia, la cual puede ser una variante del coronavirus actual (SARS-CoV-2 o SARS-CoV-3 / COVID-20 O COVID-21 / pandemia influenza o de tipo agrícola). Podríamos hablar de una pandemia que 24afecte nuestros cultivos básicos de consumo diario y que causen hambrunas. Por ejemplo, Irlanda a inicios del siglo XIX, sufrió una epidemia agrícola de la enfermedad conocida como Rancha, que acabó con el cultivo de la papa —su alimento básico principal— y ocasionó una hambruna que mató a millones de personas. Una situación similar puede ocurrir en Perú. d. Tener un plan de vacunación en base al uso de brigadas comandadas por los gobiernos locales bajo la rectoría del Ministerio de Salud con el apoyo de las Fuerzas Armadas, los gobiernos regionales, empresas privadas y sus gremios, organizaciones de la sociedad civil y las iglesias. Los planes estratégicos locales, poblacionales y etáreos, la logística y las prioridades se estructurarán de acuerdo con las características de almacenamiento y puesta de las vacunas que el Perú tenga a disposición. 2.2. Reforma del Sistema de Salud. El Gobierno ha propuesto la unificación del sistema de salud y ha encargado al Acuerdo Nacional formular una propuesta para ese fin. Es la oportunidad para proponer que ese proceso debe darse como parte de alcanzar la Seguridad Social Universal, contemplada en el Art. 10° de la Constitución, como derecho que debe ser garantizado por el Estado. La Ley N° 26790 establece que ese derecho incluye prestaciones de prevención, promoción, recuperación y subsidios para el cuidado de salud y bienestar social, trabajo y enfermedades profesionales, que EsSalud provee a todos los beneficiarios del régimen de aseguramiento contributivo. Por lo tanto, el régimen de aseguramiento subsidiado deberá garantizar iguales beneficios para que ambos regímenes caminen a su unificación. En ese proceso, deberá tomarse en cuenta la situación del sistema de salud peruano y sus diferentes subsectores; las condiciones básicas para avanzar en el proceso; así como los arreglos institucionales que deberán realizarse. La pandemia Covid-19, ha permitido desnudar las falencias del sistema de salud del Perú. Si bien un determinante básico son las condiciones de informalidad y subempleo, que condiciona a que &gt;71% de la población viva día a día y sea muy difícil cumplir las normas preventivas de cuarentena y distanciamiento social, sin duda las limitaciones del sistema de salud contribuyen a la insuficiente respuesta frente a la pandemia. Las principales limitaciones del sector son: a. Fragmentación y desarticulación del sistema. Las principales consecuencias que destacaron durante la pandemia Covid-19 fueron: Sistema de información fragmentado por instituciones y por niveles de gobierno, que no permitieron tener información inmediata sobre: infectados, fallecidos, número de camas hospitalarias, número de camas UCI, número de ventiladores mecánicos, disponibilidad de oxígeno, así como la administración de pruebas de detección laboratorial (serológicas y moleculares). 25Inexistencia o no funcionamiento de instancias de articulación y coordinación sectorial nacional y en ámbitos regionales y locales: Consejo Nacional de Salud sin funcionamiento, Consejos Regionales de Salud inexistentes o sin funcionamiento, descoordinación entre instancias nacionales y regionales o locales, autoridades regionales reacias a coordinar acciones con el nivel nacional y en su propio ámbito regional. b. Déficit de recursos humanos. Uno de los principales problemas evidenciados durante la presente pandemia es la insuficiente cantidad de recursos humanos en salud. Este problema se vio agravado por el retiro voluntario de cerca del 35% de trabajadores, acogiéndose a la norma que establece que todos los servidores de más de 60 años están autorizados a hacer trabajo remoto desde sus domicilios. El total de trabajadores en el conjunto del sector salud asciende a 282 mil 808 (Observatorio de Recursos del MINSA, 2018). De ellos, el 91,3% de los trabajadores pertenece al MINSA, Gobiernos Regionales o a EsSalud. c. Déficit de infraestructura, equipamiento e insumos estratégicos. La pandemia también ha evidenciado la brecha con relación a infraestructura y equipamiento: establecimientos, camas, servicios de UCI y ventiladores mecánicos. Situación similar ha sucedido con los medicamentos y el oxígeno. A nivel de los establecimientos de salud se verifica la gran fragmentación del sistema. De acuerdo con el Registro de Instituciones Prestadoras de Servicios de Salud (IPRESS) que depende de la Superintendencia Nacional de Salud (SUSALUD), en el país tenemos 24 mil 155 establecimientos de salud. La mayor capacidad de camas UCI en el país, casi el 80%, se concentra en el MINSA/Gobiernos Regionales y en EsSalud; en menor medida el sector privado y las sanidades de las FFAA, así como la PNP. Pero, también se constata que de las 1,561 camas UCI contabilizadas en agosto, 889 (57%) estaban en Lima y sólo 672 (43%) se encontraban distribuidas en el resto del país, lo que no guarda proporción con la población respectiva. d. Insuficiente financiamiento del Sector Salud. Las principales fuentes de financiamiento en salud en el país (Cuentas en Salud 2005 y 2012), son: ● ● ● El Gobierno, cuyos ingresos provienen de los impuestos o del endeudamiento. EsSalud, cuyos ingresos provienen de los aportes de los empleadores privados o públicos. Privados, principalmente el gasto de bolsillo por bienes o servicios de salud (farmacias, consultorio o clínica privada, análisis o exámenes de apoyo al 26diagnóstico). También incluye la inversión privada en clínicas u otros servicios. El gasto en Salud en el año 2018 fue en total 40 mil 900 millones de soles, es decir, aproximadamente el 5,5% del PBI; uno de los más bajos en América Latina, donde el promedio de países ejecuta el 7,5% de su PBI. La principal fuente de financiamiento del gasto en salud en el país es el Gobierno, incluyendo sus tres niveles. La Organización Mundial de la Salud recomienda que el gasto público sea un 6% del PBI, a lo cual se añadirían el gasto de empleadores y de hogares. Actualmente, el gasto público es tan sólo el 2,4% del PBI; alcanzar el 6% del PBI requiere un Acuerdo Nacional de largo plazo y varios años para lograrlo. El incremento más importante en el Presupuesto Institucional Modificado (PIM) de la Función Salud ha sido en el rubro Bienes y Servicios en 6 millones 232 mil, de los cuales 3 millones 605 mil son para Suministros Médicos; 1 millón 607 mil para Servicios Profesionales y Técnicos; y, 2 millones 960 en Contratos Contratación Administrativa de Servicios (CAS). El otro incremento importante ha sido en el rubro Adquisición de Activos No Financieros, es decir de Inversiones de Capital, que se ha incrementado en 1 millón 811 mil soles, que permite destinar 2 millones 8 a la Construcción de Edificios y Estructuras y 1 millón 380 mil a la Adquisición de Maquinarias y Otros. En el caso de EsSalud, el financiamiento proviene fundamentalmente de las contribuciones que hacen los empleadores, públicos o privados, por el seguro social de sus trabajadores. La principal fuente de ingresos de EsSalud es el rubro Venta de Servicios, que en realidad son los aportes de los empleadores equivalente al 9% de las remuneraciones de sus trabajadores. Los Ingresos Financieros corresponden a los intereses que generan los depósitos en bancos. Los Ingresos por Transferencias corresponden a las realizadas en forma extraordinaria, por la pandemia, del Tesoro Público al Ministerio de Trabajo para ser ejecutadas por EsSalud, con el fin de habilitar los hospitales transitorios. e. Deficiencias en la ejecución del gasto. Aparte del déficit en el financiamiento del sector salud, un problema muy serio es la ineficiencia en la ejecución del gasto. La eficiencia en la ejecución presupuestal se mide principalmente en la ejecución de adquisiciones de Bienes y Servicios, dentro de los cuales tiene gran importancia la adquisición de Suministros Médicos e Insumos; y de otro lado, en la adquisición de Activos No Financieros, es decir la adquisición de Bienes de Capital. El rubro de Bienes y Servicios y el rubro de Adquisición de Activos No Financieros (Bienes de Capital) son los más importantes para mostrar la mayor o menor capacidad gerencial en la administración pública. 27Un problema mayor se observa en la ejecución presupuestal de los Gobiernos Regionales, principalmente en el rubro adquisición de Activos No Financieros, donde los indicadores son más críticos. De acuerdo con esto, proponemos las siguientes acciones de corto plazo: a. Mejorar el nivel de atención de pacientes. El otorgamiento de citas prontas en ambientes cómodos y adecuados permitirá mejorar el nivel de atención de los pacientes que solicitan ser atendidos como parte del respeto a su dignidad como persona. Esta propuesta, es posible de ser alcanzada en los primeros 100 días de gestión, ya que es netamente un tema de administración y no podemos permitir que una persona para conseguir una cita - sea porque ya tiene un dolor abdominal, dolor en la cabeza/rodilla, un infarto, entre otros- pase largas horas en una cola a la intemperie. Respecto a los recursos humanos, necesarios para la atención, es posible contar con los médicos suficientes para estos pacientes en un tiempo más corto de tres meses. b. Implementar una red interconectada de centros de atención primaria. La implementación de una red interconectada de centros de atención primaria permitirá descongestionar los hospitales de media y alta complejidad, es decir, liberar los hospitales (Ej. Rebagliati, Loayza o Sabogal) por incidentes y accidentes menores que los saturan y pueden fácilmente ser atendidos en centros de atención primarios; por ejemplo, fracturas, caídas y mareos o dolores, ya que en estos centros de alta complejidad el 80% de dolencias son de baja complejidad. c. Iniciar la construcción y equipamiento de hospitales de baja, media y alta complejidad a nivel nacional. Los centros de atención primaria son el punto fundamental de la reforma, aparte de construir y equipar hospitales de baja, media y alta complejidad (80 o 90 hospitales). Después de la grave crisis sanitaria que afloró en medio de esta pandemia, ya no podemos construir centros de atención médica temporales, sino hospitales debidamente edificados, implementados con sus plantas de oxígeno, que aseguren un tratamiento compatible con la medicina moderna y la dignidad humana; es decir, que incluyan la telemedicina. Asim</text:p>
          </table:table-cell>
        </table:table-row>
        <table:table-row table:style-name="ro1">
          <table:table-cell office:value-type="string" calcext:value-type="string">
            <text:p>Juntos por el Peru</text:p>
          </table:table-cell>
          <table:table-cell office:value-type="string" calcext:value-type="string">
            <text:p>PLAN DE GOBIERNO Juntos por El Perú PLAN DE GOBIERNO 2021 OBJETIVOS VISION Y EJES PROGRAMATICOS OBJETIVOS - Somos peruanas y peruanos que luchamos por un Perú libre, justo y solidario. Queremos un país democrático, soberano e integrado donde se respete y confluyan las identidades históricas de los pueblos que nos dieron origen. - Somos parte de una de las civilizaciones milenarias del mundo y desde nuestra realidad, nos cabe abordar los retos y dificultades así como las ventajas y oportunidades que nos ofrece la humanidad globalizada. - Queremos transformarnos en una Nación moderna e independiente donde podamos disfrutar los avances de la cultura, ciencia y tecnología, sin exclusiones ni desigualdades. - Apostamos por una verdadera democracia, participativa, radical, ejemplar y sin exclusiones. En ella, no reconoceremos enemigos sino adversarios. Somos, pues, los que nos identificamos con la necesidad de un nuevo derrotero hacia el desarrollo integral y un progreso original, de tradición e identidad ciudadana, patriótica, socialista, humanista y solidaria. - Reivindicamos la necesidad de un Estado Democrático, soberano, promotor del desarrollo y la justicia social, con autoridad, respetado, eficiente y descentralizado. Que trate a todos como ciudadanos y sea capaz de desterrar y sancionar drásticamente la corrupción, el clientelaje y la presión de los grupos de poder. - Reconocemos las potencialidades de nuestra economía cuando esta favorece la innovación, la satisfacción de las necesidades materiales y espirituales, el sentido de una verdadera emulación empresarial y cuando ella está al servicio de los y las ciudadanas. Hay desarrollo sostenible cuando crece la actividad económica combatiendo la desigualdad y la pobreza, respetando el ambiente, en el marco de un proyecto compartido, impulsor de las fuerzas productivas y de relaciones armoniosas con el mundo del trabajo. - Por eso alentamos, la inversión privada y pública, nacional y extranjera, en función de los intereses nacionales, el desarrollo equilibrado de los mercados, el respeto de los derechos laborales y sociales de los trabajadores, políticas dirigidas al sector informal urbano y a incrementar la mayor capacidad adquisitiva de la gente de menores ingresos, sobretodo en el medio periurbano, rural, andino y amazónico. Pugnamos, en consecuencia, por una mayor igualdad que, en la economía, se ayuda con una reforma tributaria redistributiva basada en los principios de igualdad y equidad. - Provenimos de diversas canteras y generaciones políticas. Ellas se forjaron en diferentes tiempos y circunstancias en la lucha por la justicia social y la liberación nacional, y ese camino histórico continúa con las actuales generaciones. Nuestras convicciones y voluntad política están al servicio de nuestro pueblo, permanecen reverdecidas y apuntan al futuro con el aporte de las nuevas generaciones y actores sociales emergentes. - Por nuestra experiencia, aciertos y errores, no suscribimos ningún tipo de fundamentalismo doctrinario ni liderazgo caudillista y mesiánico. De allí nuestro rechazo a la vesania del terror venga de donde venga. Creemos que la lucha por la igualdad y creación de más riqueza para conseguir el bienestar de todos los peruanos se gesta mediante la más grande unidad política y social, preservando y ampliando los avances compartidos con democracia y tolerancia, lo que enriquece nuestro proyecto político de construir un porvenir con futuro y prosperidad.VISION La propuesta de Juntos por el Perú unifica un conjunto de principios e ideales de organizaciones políticas, sociales, indígenas, ciudadanas, culturales, entre otras que confluyen para participar en el proceso de las Elecciones Generales del 2021 e implementar un programa de cambio que supere el régimen y el modelo neoliberal. Recibimos un Bicentenario de la independencia marcado por los impactos de la pandemia, sus consecuencias graves en la salud de la población, una fuerte depresión económica, la crisis climática y al mismo tiempo se deberá encarar una crisis cada vez más profunda del régimen vigente excluyente y corrupto, todo lo cual exige una refundación y reconstrucción del país. Juntos por el Perú busca construir un nuevo Estado, una nueva economía y un nuevo pacto social que se traduzca en una nueva Constitución. En ese marco, nuestra visión es concretar un nuevo pacto social, a partir de una profunda reforma política, económica y del sistema de justicia para construir un Estado que garantice salud, educación, trabajo decente y el ejercicio efectivo de los derechos políticos, económicos, sociales, culturales, planificando y regulando las diversas actividades en función del bien común, sobre todo de aquellos sectores que sólo han visto más pobreza como resultado de las políticas neoliberales implementadas en los últimos 30 años. Nos proponemos gobernar y legislar a favor del país y el ejercicio de la soberanía nacional, promoviendo la participación popular y ciudadana, profundizando la democracia. EEJES PROGRAMATICOS -Construiremos un sistema único de salud pública que garantice la protección de toda la población, sin exclusiones, fortaleciendo el primer nivel de atención y articulando una gestión integral en los territorios, priorizando el desarrollo de una industria sanitaria, regulando el mercado de la salud y garantizando los derechos de sus trabajadores. Aseguraremos la sostenibilidad financiera del sector salud con asignaciones presupuestales iguales o superiores al 6% del PBI. - En relación a la pandemia, impulsaremos un Programa de Emergencia fortalezca la capacidad de respuesta del Estado y la sociedad frente al COVID 19 garantizando la acción unificada de los tres niveles de gobierno, poniendo a disposición recursos públicos y privados, desarrollando la respuesta territorializada desde el primer nivel. Priorizaremos la contención de los contagios con programas sanitarios estrictos con trazabilidad y la masificación de la vacunación - Promoveremos una reactivación de la economía propiciando un modelo económico que priorice la promoción de actividades intensivas en empleo, que tengan encadenamientos productivos, impulsando la economía nacional. Apostaremos por una nueva matriz productiva diversificada, planificada ecológicamente, afirmando un sector basado en la solidaridad económica, la asociatividad, la cooperación y el respeto a los derechos económicos, sociales, culturales y ambientales de la población. Pondremos énfasis en la pequeña y mediana empresa, en las empresas sociales, en la promoción de los productores y productoras del campo y la ciudad. - Combatiremos los monopolios, oligopolios como en el sector bancario, farmacéuticas y otros. - Impulsaremos una reforma tributaria que, con criterios equitativos y progresivos, combata la elusión, y evasión, aplique un impuesto a las grandes fortunas de modo que se garantice el equilibrio de las finanzas públicas y el sostenimiento de las inversiones en educación, salud y garantice los derechos fundamentales. - Combatiremos abierta y decididamente a la corrupción, venga de donde venga logrando que los condenados paguen las reparaciones correspondientes. Implementaremos medidas de prevención de la corrupción y promoción de la ética pública en todas las entidades del Estado. -Masificaremos la generación de empleos dignos y garantizaremos los derechos laborales: la estabilidad laboral, derecho a sindicalización, la seguridad social y la seguridad ocupacional, entre otros, socavados por las políticas neoliberales; con especial atención a la generación de capacidades en las mujeres y jóvenes. -Priorizaremos el desarrollo agrario y rural orientado a promover la agricultura familiar, la seguridad alimentaria y la agro-ecología. Lo haremos otorgando crédito masivo, brindando asistencia técnica, apoyando con activos para el cambio técnico y apoyo a la certificación de productos y procesos, potenciando a las cooperativas, a las comunidades campesinas y nativas, logrando el mejoramiento de toda la red de caminos, el desarrollo de la infraestructura de riego y la electrificación rural. - Garantizaremos el respeto irrestricto de los derechos humanos, a la libertad de expresión y el derecho a la protesta social, reafirmándonos en los compromisos internacionales asumidos por el Perú. Pondremos un énfasis especial en los sectores en situación de vulnerabilidad (niñez, adultos mayores, diversidad sexual, personas con discapacidad) combatiendo toda forma de discriminación por credo, raza, sexo, orientación sexual, identidad de género y nacionalidad. - Garantizaremos los derechos sociales, políticos, económicos, culturales, ambientales, sexuales y reproductivos de las mujeres, promoviendo la igualdad de género, su derecho a decidir, y su liderazgo y procurando su participación plena en la conducción del país en todos sus niveles, rechazando la violencia de género y la discriminación. Trabajaremos por un sistema de cuidados de modo que puedan tener igualdad de oportunidades.- Priorizaremos la inversión en educación garantizando educación pública gratuita y de calidad en todos los niveles, como un derecho. Ello implica mejorar la calidad de la educación inicial, primaria, secundaria y técnica, así como una verdadera reforma universitaria que ponga a nuestras universidades públicas entre las primeras en docencia e investigación. Ampliaremos de forma significativa la inversión pública en ciencia, tecnología e innovación tecnológica a generando valor agregado y cerrar la brecha digital. Impulsaremos el desarrollo de políticas que promuevan arte y cultura, sobre la base de la interculturalidad. -Garantizaremos los derechos de los pueblos indígenas a su libre determinación, a la gestión de sus territorios, su participación en las decisiones que les afecten y la consulta previa libre e informada. Defenderemos los derechos del pueblo afroperuano promoviendo la superación del racismo y brechas que los afectan. -Trabajaremos por el buen vivir, cuidando el ambiente y los territorios, promoviendo su gestión social y económica asociativa, resguardando la bio diversidad y la sostenibilidad de nuestros distintos pisos ecológicos y bienes comunes naturales, haciendo mitigación y adaptación frente al cambio climático. Para ello fortaleceremos una gestión ambiental transversal y transectorial, con énfasis en la gestión forestal comunitaria y asumimos el compromiso de ratificar el Acuerdo de Escazú. - Afirmaremos y recuperaremos la soberanía nacional sobre los recursos naturales y bienes comunes para impulsar y desarrollar la transformación y diversificación productiva sostenible. Recuperaremos la soberanía marítima y la pesca nacional con prioridad en la pesca artesanal orientada al consumo humano reduciendo significativamente su informalidad, ampliando el mercado interno, fortaleciendo la gestión cooperativa con un enfoque sostenible -Afirmaremos el derecho a la ciudad promoviendo la participación ciudadana activa, la defensa de los bienes comunes, así como la protección de los espacios públicos. Garantizaremos la vivienda social y digna con un enfoque en la gestión de riesgos para el bienestar de la ciudadanía. - Mejoraremos el sistema nacional de seguridad ciudadana desde un enfoque participativo y preventivo con activa participación de la ciudadanía organizada a través de las rondas campesinas, comunales y urbanas, de las juntas vecinales y la reforma de la Policía Nacional. -Impulsaremos la transformación del Estado promoviendo su democratización, el gobierno abierto, un servicio público con participación ciudadana. Profundizaremos la descentralización con ordenamiento territorial mejorando la articulación entre los distintos niveles de gobierno, así como la capacidad de gestión transparente y participativa de los gobiernos regionales y locales. Impulsaremos la reforma para democratizar el sistema político y electoral y la conformación de partidos políticos sólidos, democráticos y cercanos a la ciudadanía. El Estado dejará su rol subsidiario convirtiéndose en un estado promotor de la economía y de sectores estratégicos. -Nuestra política internacional se basará en la libre autodeterminación de los pueblos, la multipolaridad, la abolición y condena de todo tipo de injerencia, la defensa activa de los derechos humanos y la acción coordinada en asuntos de soberanía, paz, desarrollo, solidaridad e integración regional en América Latina y el mundo. JUNTOS POR EL PERU - PLAN DE GOBIERNO 2021-2026 Problemas identificados DIMENSIÓN SOCIAL EDUCACIÓN BÁSICA Educación pública sometida a lógicas mercantilistas No es considerada como derecho humano fundamental. Priorización del sector privado y el lucro en la educación. Presupuesto educativo debajo del promedio en América Latina. Objetivos estratégicos Metas al 20206 Reforma educativa integral en el marco de una nueva Constitución, fortaleciendo la educación pública de calidad con enfoque de derechos, inclusión, género e interculturalidad. Diseñar políticas públicas, en coordinación con los gobiernos regionales, para una ejecución efectiva y eficiente del gasto público . Nivel de inversión presupuestal en educación en todos los niveles de gobierno. . Nivel de ejecución presupuestal en educación en todos los niveles de gobierno. . Nueva Constitución consigna a la educación como derecho humano fundamental garantizado por el Estado y orientado por el desarrollo humano, el buen vivir y la justicia. Ley de Reforma Educativa aprobada y puesta en marcha. Eliminación del lucro en la educación (DL 882). Educación inclusiva, equitativa para promover oportunidades de aprendizaje para toda la vida (Objetivo 4 de Desarrollo Sostenible). Piso presupuestal no menor al 6 % del PBI garantizado y costo unitario por estudiante según territorioPrecarización de la educación en la pandemia. Estudiantes enfrentan precarias condiciones que dificultan su rendimiento escolar, generan rezago educativo, deserción y abandono escolar de las zonas altoandinas, comunidades indígenas y zonas de frontera. Ausencia de reconocimiento de la labor social de los docentes Incremento de docentes contratados sin estabilidad laboral (41,3 %). Exceso de escalas en Carrera Pública Magisterial (CPM). Evaluación de desempeño punitiva. Remuneraciones insuficientes El Currículo Nacional es un conjunto de “competencias” genéricas regidas por una mirada y enfoque estandarizado y homogéneo. No se diversifica en los contextos regionales y locales, ni se adecúa a las características de los estudiantes La gestión y planificación educativa es centralista. No se ha transferido capacidades de gestión educativa a los gobiernos locales ni regionales, limitando su desarrollo autónomo. Hay ineficiencia del gasto público por superposición y duplicidad de funciones del MINEDU y de los gobiernos regionales Hay un desconocimiento e infravaloración de los saberes de las comunidades rurales andinas y los diferentes pueblos originarios. Los “Yachachic” (Maestros Ancestrales) o Waymakos en lengua awajun tienen un conocimiento profundo de la historia y raíces de su comunidad y contribuyen a preservar la identidad cultural de sus comunidades . Porcentaje de inversión en infraestructura y dotación de servicios públicos esenciales - Incremento anual de inversión por estudiante en el nivel de educación pública básica, según territorio Garantizar condiciones de bienestar a las y los estudiantes que fortalezcan sus aprendizajes y realización plena, desterrando situaciones de exclusión por género, etnia, lengua, capacidad o territorio Brindar alimentación escolar saludable de los estudiantes de las instituciones educativas públicas, considerando producción agrícola local. Profesión docente debidamente reconocida y dignificada. Incremento de docentes nombrados. Incremento de poder adquisitivo de los docentes en servicio y cesantes. Número de docentes que reciben beneficios pendientes referidos a la deuda social Modificación de ley de CPM. Descentralización educativa de abajo hacia arriba, desde los territorios y comunidades Proponemos un modelo de gestión educativa de ciudades y comunidades educadoras, con gobernanza territorial descentralizada, que diseñe, y organice e innove la educción desde los contextos y en función de las necesidades la población, con interacción cercana entre las comunidades, los pueblos originarios, los ciudadanos y las autoridades políticas y educativas. - Nombramiento de docentes, reduciendo hasta un marginal 3% el número de docentes contratados. - Implementación de seis escalas en la CPM y evaluación de desempeño con enfoque formativo y no punitivo - Descentralización fiscal con incremento de presupuesto de programas y proyectos educativos de gobiernos regionales orientados al cierre de brechas - Transformación de la estructura organizativa del MINEDU y de los órganos desconcentrados de gestión educativa, con enfoque participativo territorial, intersectorial y de inclusión y equidad. - Contextualización del currículo en el 70% de las regiones del país, recogiendo los saberes de las comunidades y pueblos originarios, con adecuación (según rasgos específicos de los estudiantes), adaptación (para estudiantes con discapacidad) y participación protagónica de las comunidades organizadas. - Fortalecimiento de las capacidades de gestión del 60% de gobiernos locales y regionales, en articulación con asociaciones, y organizaciones de la sociedad civil en cada territorio. - Fortalecimiento de los COPALE, COPARE y CONEI y de los Proyectos Educativos Locales (PEL) yLa Escuela sigue siendo un espacio cerrado y apartado de la cultura de los pueblos. Existe una débil institucionalización de los Consejos Participativos Locales (COPALES), Regionales (COPARES) y Consejos Educativos Institucionales (CONEIS). EDUCACION SUPERIOR El Perú se encuentra entre los países de América Latina con más bajo acceso a la educación superior (alrededor del 33%). Desarrollo y apoyo estatal desigual a las alternativas de educación superior y técnico productivo (ESTP). Baja oferta y oportunidades de becas a la educación superior tecnológica, pedagógica, artística y técnico productivo. . Establecer un nuevo pacto por la educación superior pública, gratuita y de alta calidad, que supere las brechas de acceso equitativo y contribuya al desarrollo sostenible del país. . Priorizar el acceso a la educación superior de los jóvenes que pertenecen a los hogares de los quintiles más bajos en la población, permitiendo promover la igualdad y la equidad en la educación superior. . Promover redes regionales de cooperación e intercambio entre universidades en concordancia con el artículo 4° de la Ley Universitaria. .Implementar la Política Nacional de Educación Superior y Técnico Productivo, haciendo un énfasis en la educación tecnológica y técnico productiva que permita brindarle capacidades laborales a los jóvenes de escasos recursos en el marco de la crisis económica generada por el COVID-19, promoviendo una mayor articulación de la educación secundaria con la educación superior, estableciendo mecanismos de transitabilidad al interior de la educación superior y potenciando la educación superior no universitaria y técnico-productiva. . Crear de escuelas de educación superior tecnológicas públicas que respondan a las necesidades de desarrollo e investigación aplicada en las regiones. Regionales (PER) como espacios de decisión y gestión pedagógica. - Elaboración de los presupuestos anuales y multianuales locales y regionales con la participación de actores y aplicando el criterio de costo unitario diferenciador según territorio. - Promoción y certificación de conocimientos y tecnologías indígenas de salud, agricultura, artesanía, y otras, a través del sistema educativo. . Aumentar en 100% las vacantes de acceso anual a las instituciones de educación superior pública. . Incrementar Beca 18 y Beca Permanencia, priorizando a las universidades públicas. Al menos 4 redes regionales universitarias implementadas. . Programa Especial de Becas para Educación Tecnológica, Pedagógica, Artística y Técnico Productiva en PRONABEC. . Al menos 5 escuelas de educación superior tecnológica públicas en regiones.Vulnerabilidad institucional de la SUNEDU y la reforma universitaria ante los ataques por parte de representantes de universidades privadas que prioricen el lucro antes del derecho a una educación universitaria de calidad. Alta deserción de estudiantes universitarios (18%) debido a la crisis económica, la pandemia del COVID-19, la falta de conectividad, entre otros. Precaria situación laboral de los docentes universitarios, que incluye bajos salarios y falta de incentivos para la investigación y la calidad académica, sumada a una marcada brecha generacional y de género. El 40% de los docentes de la Universidad Pública tiene 60 años o más, mientras que el 75% de los docentes ordinarios son hombres. Precariedad institucional y ausencia específicas de políticas de desarrollo para las universidades interculturales del país. Débil desarrollo científico y tecnológico. Ausencia de un sistema de evaluación y desarrollo de los programas de posgrado para la investigación en las universidades públicas. Ausencia de un sistema de evaluación y desarrollo de los programas de posgrado para la investigación en las universidades públicas. . Fortalecer de la SUNEDU como organismo regulador del sistema universitario, responsable del proceso de licenciamiento, supervisión y fiscalización de las universidades. . Garantizar desde el MINEDU el financiamiento del Estado para la renovación del licenciamiento de las universidades públicas. . Implementar mecanismos de apoyo estatal para los estudiantes de las universidades con licencia denegada. Eliminar las exoneraciones tributarias de las universidades privadas con fines de lucro. Desarrollar capacidades institucionales en las universidades públicas para la atención de la deserción universitaria debido a causas originadas por la pandemia del COVID-19, la falta de conectividad, entre otros. Incrementar el salario docente, en el marco de la implementación de la homologación, tal como lo establece la ley universitaria N° 30220. Promover la incorporación a la docencia universitaria de jóvenes destacados, buscando reducir la brecha de género. Superar las trabas burocráticas que dificultan los procesos de ascensos y nombramientos en las universidades públicos. Promover un modelo educativo, epistemológico y de investigación acorde con las características institucionales propias de universidades interculturales que atienden las demandas de educación superior de los pueblos indígenas de nuestro país. Fortalecer la investigación científica en el Perú, a partir del financiamiento y desarrollo de programas de posgrados que apunten a objetivos estratégicos de desarrollo del país. Implementar un subsistema de posgrado de investigación en el país, a partir de redes nacionales e internacionales de cooperación académica y docente. . Mayor autonomía a la elección del superintendente de la SUNEDU, a través de un concurso público abierto y transparente. . El 100% de las universidades públicas logran la renovación de su licenciamiento. . El 100% de los estudiantes con licencia denegada cuentan con mecanismos de traslado, continuidad o culminación de sus estudios universitarios. .El 100% de universidades privadas con fines de lucro tributan al Estado peruano. Programa de reincorporación implementado en el 100% de las universidades públicas, que incluye soporte económico (becas) con un sistema de bienestar universitario que incluya orientación vocacional, acompañamiento pedagógico y psicológico. . Haberes totales de los docentes ordinarios y contratados de las universidades públicas incrementados conforme a la recuperación de la recaudación fiscal y los ingresos del Estado . Transparencia en el 100% de los procesos de ingreso, ascenso y nombramiento docente en las universidades públicas, garantizado implementando un portal que centraliza la información a nivel nacional. Las 4 universidades públicas interculturales implementan un modelo educativo y de investigación acorde con su naturaleza institucional, a partir de la implementación de sus órganos de gobierno y en articulación con las autoridades indígenas. Incremento del financiamiento para investigación y becas en CONCYTEC vinculado a escuelas de posgrado. Modificación de la Ley Universitaria N° 30220 para facilitar la implementación de un subsistema de posgrado de investigación en las universidades públicas. Sistema Unificado para la Innovación, ciencia y tecnología nacional INNOVATE).Débil desarrollo de la ciencia y tecnología en el país SALUD . Pandemia Covid-19 - Ausencia de estrategia, sin capacidad epidemiológica para identificar casos positivos y rastrear a sus contactos, para el diagnóstico y tratamiento temprano. El primer nivel de atención funcionó parcialmente y sin mayor apoyo sistémico. - No existió capacidad previa para enfrentar epidemias. - Incapacidad estatal para controlar y regular el sector privado que cometió abusos y exclusión. - Débil y errada política de vacunación y compra de vacunas, apostando principalmente a Pfizer que requiere refrigeración a – 80°C Mejorar la capacidad, calidad y oportunidad de respuesta del sistema de salud ante la pandemia de Covid-19, desarrollando una fuerte capacidad institucional en todo el territorio nacional, para poder afrontar nuevas pandemias y otras emergencias sanitarias en el futuro. • Declaración del subsistema público de Salud en Estado de Emergencia (MINSA-GORE), fortaleciendo la gobernanza sectorial e intergubernamental. • Estrategia sectorial para enfrentar la pandemia, con un enfoque de seguimiento poblacional con base en la Atención Primaria de la Salud y con vacunación masiva. Desarrollo de un Plan de Reconstrucción del sistema público de salud. El sistema de salud carece de un gobierno Fortalecer la capacidad de gobierno y gestión pública sectorial de políticas, estrategias, servicios y bienes públicos - Fragmentación organizacional e institucional, de salud, en los tres niveles de gobierno con segmentación económica y financiera del - Delimitación de las competencias y fortalecimiento de acceso y la cobertura sanitaria capacidades institucionales de gobierno y gestión pública - Autoridad Sanitaria Nacional (MINSA) con baja capacidad de acción política y de - Recuperación y fortalecimiento de las capacidades de gobernabilidad, de recursos, de gestión y de gobierno del sistema: dirección política, planeamiento influencia estratégico, definición de prioridades políticas y presupuestación - Nula o escasa prioridad política de la salud - Redefinición de la gobernanza basada en el - Descentralización y regionalización aseguramiento universal que promueve la improvisadas e insuficientes mercantilización de la salud. - Institución de la gratuidad de la atención en los servicios públicos - Articulación intergubernamental y acción intersectorial - Gobiernos regionales asumen la responsabilidad de la construcción de sus sistemas regionales - Toda la población vacunada el primer semestre del 2022 - Estrategia sectorial para el enfrentamiento de la Pandemia de Covid-19 aprobada - Plan de reconstrucción del sistema público puesto en ejecución - Programa de tratamiento de las secuelas del COVID - - Matriz implementada de delimitación de competencias de salud entre los tres niveles de gobierno - Funciones de salud transferidas realmente a gobiernos regionales y locales - Los tres niveles de gobierno se han reorganizado con base en sus competencias - GORE y municipalidades han fortalecido sus capacidades institucionales de gobierno y gestión pública - Instancias de articulación intersectorial e intergubernamental implementadas- Promoción y apoyo al fortalecimiento de la participación social en el sistema de salud Financiamiento precario, regresivo e Asegurar sustentabilidad del financiamiento público, - Incremento progresivo del financiamiento público en insuficiente: Los recursos financieros del sector mejorando la inversión pública en salud hasta llegar salud por encima del 6% del PIB. salud han sido precarios e insuficientes, a un nivel que asegure acceso universal de acuerdo - Fondo Intangible de Protección Social en Salud especialmente los fondos públicos con la garantía del derecho a la salud, eliminando el implementado gasto de bolsillo de los hogares y mejorando la - El sistema de salud es claramente regresivo, - Marco legal de creación de impuestos específicos para dado que la principal fuente de financiamiento gestión económica financiera del sistema. el sector salud . Fondo Intangible de Protección Social en Salud. es el gasto de bolsillo - Nuevo marco normativo para la gestión financiera del - Ineficiencia financiera debido a la segmentación . Fortalecimiento de la gestión financiera del sistema, sector incorporando el planeamiento estratégico y de la de fuentes de financiamiento inversión pública en el sector salud. - El financiamiento público está mermado aún más por la corrupción imperante en el sector Significativa mercantilización, privatización y desregulación sectorial debido a las políticas neoliberales - La política de aseguramiento universal en salud (AUS) fomentó los mercados privados, sin control ni regulación - Existencia de oligopolios en salud (medicamentos, seguros y clínicas privadas, integración vertical), lo que genera abusos, sobreprecios, encarecimiento de la atención - La política del AUS ha generado más burocracia y aumento de costos de transacción. - Aumento del gasto de bolsillo Existencia de un modelo de atención de salud fragmentado y obsoleto en enfoque y capacidad de respuesta - Grandes desigualdades de la oferta y en el acceso a servicios integrales de calidad - Experiencias fallidas y de escaso desarrollo de las Redes Integradas de Servicios de Salud - Limitado acceso a medicamentos Revisar la gobernanza que promueve la privatización y mercantilización sectorial y fortalecer la capacidad de gobierno y regulación, consolidando la sanidad pública y definiendo el subsector privado como suplementario. - Revisión y reemplazo de la Ley Marco AUS, Ley General de Salud y del SIS, promoviendo un marco legal que garantice la salud como derecho humano y obligación del Estado - Recuperación y fortalecimiento de la capacidad regulatoria en salud, en especial de los mercados y oligopolios existentes. - Revisión y evaluación de la gobernanza del AUS - Reforma de la gestión pública orientada al servicio público efectivo y eficiente y a la protección de los ciudadanos. Asegurar la provisión universal de servicios y bienes de salud integrales, seguros y de calidad. - Construcción de un sistema único de salud pública, basado en la estrategia de APS, que garantice la protección de toda la población, universalizando las prestaciones de la actual seguridad social - Supresión de la política de privatización de servicios en los sistemas públicos - Los tres niveles de gobierno han fortalecido sus capacidades institucionales de regulación - Marco legal y normativo para regular mercados de la salud - La institucionalidad regulatoria ha sido reformada - Instrumentos técnico-operativos implementados para estandarizar, facilitar y supervisar la función regulatoria - Sistema único de salud pública implementado - Central Nacional de Emergencias y Urgencias Sanitarias en funcionamiento - Cadenas de farmacias públicas funcionando en todas regiones del país - Sistemas regionales basados en la APS reorganizados en todos los GORE- Insuficiente y precaria infraestructura y equipamiento de salud. - Abandono de la investigación y el desarrollo tecnológico - Fortalecimiento de los sistemas regionales de salud con sus redes locales integrales de APS, a cargo de los GORE y con participación de los gobiernos locales. - Creación de la cadena de farmacias públicas. - Fortalecimiento de la producción estatal de bienes públicos. Inexistencia de la Atención Primaria de Salud Implantar, desarrollar y reordenar la oferta de (APS) cuidados integrales de salud siguiendo los principios - No existe APS ni como política de salud ni como de la APS (Alma Ata) en las redes locales de estrategia de reordenamiento de la atención de integración de servicios, como soportes esenciales de los sistemas regionales de salud, incluyendo las salud del sistema áreas urbanas de las grandes y medianas ciudades. - Existencia de un primer nivel de atención - Formulación y puesta en acción de un Plan Nacional precario, mal equipado, aislado, de baja de Desarrollo de la APS integral en el sistema de salud, capacidad de resolución instalado en las zonas estimando la inversión necesaria para desarrollar la de pobreza del país APS en todo el sistema, que contemplará: - Adopción de intervenciones de la “APS - La formulación de un modelo integral de cuidados en Selectiva”, focalizada en los pobres cada región de acuerdo con su realidad y con enfoque - No hay una política de desarrollo de personal intercultural y territorial. sanitario ni de formación profesional y técnica - Necesidades de personal de salud para la orientada a la APS conformación de los equipos de APS. - No hay APS urbana - Necesidades de infraestructura y equipamiento, considerando trabajo en redes y con hospitales. Reconocimiento a la labor del personal de salud, - Negativa a establecer una política de logrando su identificación con el sector público y sinceramiento de las necesidades del personal fortaleciendo su vocación de servicio. de salud y meritocracia para su asignación y Incremento del personal de salud nombrado. ascenso . Número de puestos identificados y perfiles en cada establecimiento de salud según su nivel de complejidad. . Número de capacitaciones y/o financiamiento dirigido al personal de salud para su especialización. Extendida corrupción en el sector Desarrollar una lucha radical contra la corrupción, , - Los oligopolios existentes en los mercados de la propugnando cambios significativos en la organización de la autoridad sanitaria y en el propio salud han capturado los organismos con sistema de salud. funciones regulatorias sectoriales - INS ha iniciado producción de bienes esenciales de salud - Todas las regiones han reconfigurado sus redes locales de integración de salud - 75% de las redes locales de salud han implementado el modelo integral de cuidados - Todas las regiones han completado al menos el 70% de los equipos de APS requeridos. - Plan Nacional de Desarrollo de la APS implementado en un 60%. Implementación de mecanismos para el acceso meritocrático a los cargos directivos en Institutos Especializados, Hospitales y Establecimientos de Salud a través de concursos públicos. Impulso a la unificación de regímenes laborales del sector Salud nombrados del Decreto Legislativo N° 276, contratados CAS del Decreto Legislativo N° 1057 y del Decreto Legislativo N° 1153). - - Instancia gubernamental anticorrupción autónoma en funcionamiento - Marco legal y código de ética público en salud implementados(medicamentos, seguros y servicios de salud privado). - Extendida corrupción en el sector público: adquisiciones de bienes, servicios y obras hospitalarias; asociaciones público-privadas; tercerización e intercambio de prestaciones de salud; cobros indebidos por parte de los prestadores; en la designación de funcionarios con conflicto de intereses; entre otros. Limitada y parcial acción sobre los determinantes sociales de la salud (DSS) y en promoción de la salud - Enorme fragmentación y escasa coordinación entre las instituciones responsables: ministerios, GORE, municipios, servicios de primer nivel - Escaso desarrollo de estrategias e intervenciones en promoción de la salud (ausencia de APS) Falta de atención en salud integral a la población adolescente (10-19 años) El Ministerio Público indica que el 83% de denuncias por violación son de menores de edad, concentrándose entre los 13 y 17 años. Política de salud indígena e intercultural inadecuada Los avances siguen una línea de “adecuación cultural”, mas no un esfuerzo real de transversalización del enfoque a partir de la - Creación de una instancia anticorrupción en salud como parte de una entidad gubernamental anticorrupción autónoma - Establecimiento de un marco legislativo que desincentive, persiga y sancione la corrupción . Establecimiento de un marco legal para aplicar un código de ética pública en salud, que combata conflictos de intereses y facilite sanciones administrativas severas - Marco normativo para regular el intercambio comercial, académico o de mercadeo entre laboratorios farmacéuticos y profesionales de la salud. - Efectivo servicio de salud intercultural en todas las regiones del país (casas de espera, servicios de salud itinerantes, CSMC, etc). .10% de mallas curriculares de las carreras profesionales de salud, educación y derecho con enfoque intercultural. Fortalecer las capacidades institucionales en los - Redes locales de APS y municipalidades han servicios de salud basados en la APS para que, en fortalecido sus capacidades institucionales para la acción integrada con organizaciones comunitarias, gestión territorial de intervenciones intersectoriales gobiernos regionales y locales y los sectores estatales - Redes locales de APS en territorios indígenas han responsable de la política social, realicen programas incorporado mecanismos de participación de sus e intervenciones para enfrentar los efectos de los organizaciones DSS: educación, empleo, ingreso, vivienda, - Todos los GORE han fortalecido sus capacidades saneamiento, pensiones, cultura, etc. institucionales para la gestión territorial - Organización y fortalecimiento de la infraestructura intervenciones de base solidaria popular, con base en los sistemas - Nuevo marco regulatorio e impositivo para promover regionales de salud basados en APS, para aplicar, con hábitos saludables apoyo local y sectorial, políticas y estrategias universales para mejorar las condiciones de vida y salud. - Fortalecimiento de la identidad cultural y la participación de pueblos originarios y afroperuanos en los servicios de salud - Fortalecimiento del marco regulatorio e impositivo para promover hábitos saludables Adecuar la atención en salud a las y los adolescentes, Creación del Programa Nacional de Salud Integral en especial atención a la salud mental, Salud sexual y la Adolescencia reproductiva (ITS, embarazo adolescente) y el impacto de las violencias, sexual, física, por identidad de género, entre otras.reivindicación y visibilización de los saberes y conocimientos indígenas ancestrales. - Fortalecer y revalorizar el rol del personal indígena de medicina tradicional (parteras, shamanes, médicos tradicionales, etc), Desde el año 2015 la incidencia de la pobreza monetaria en nuestro país prácticamente no se ha modificado, manteniéndose en alrededor del 20% de nuestra población, más de 6 millones 595 mil peruanos y peruanas viven con menos de 11 soles diarios. Asimismo, de dicha población, 946 mil serían pobres extremos, con un gasto diario de menos de 6 soles. Se prevé que la pobreza se extenderá y se profundizará debido a la crisis sanitaria y económica provocada por el COVID-19. Transformar conceptual y metodológicamente los enfoques de desarrollo. Rechazamos que el desarrollo y en suma la felicidad se haya equiparado con el consumo material sin límites. Queremos vivir en armonía con la naturaleza, buscando un desarrollo que sea sostenible y diversificado. Aspiramos a que todos y todas cuenten con seguridad social: salud, pensiones dignas y sistema de cuidados, a través de un sistema solidario, basado en una nuevo Estado y una nueva economía al servicio de la gente. Solo así atacaremos directamente las causas de la pobreza, superando la visión de “alivio a la pobreza” que fomenta un sistema fragmentado de programas de ayuda o asistencia social, y de un enfoque de inclusión sin cuestionar el modelo de desarrollo al cual queremos incluir a las y los pobres. . Programas de empleo temporal masivo en pequeños proyectos hasta por 1 millón de empleos al 2022. . Universalizar Pensión 65 en el área rural y duplicar el monto entregado de 250 a 500 soles bimestrales . Duplicar la cobertura de pensión 65 en el área urbana, iniciando con amas de casa sin pensión y mujeres de organizaciones sociales de base (comedores) . Implementación integral y efectiva del sistema nacional de la persona con discapacidad SINAPEDIS . Ampliación de programas de protección social para personas con discapacidad en situación de precariedad, elevando la pensión y asegurando su cuidado Avanzar en erradicar el hambre y la desnutrición crónica que afecta a buena parte de la población Para esto se propone priorizar a las y los niños, especialmente en el área rural . Presupuesto y apoyo en alimentos y equipos a los comedores populares garantizado, incluyendo los que se han formado solidariamente en la pandemia. . Subsidio de Juntos actualizado conforme a la inflación y ampliación a familias pobres rurales, aunque no tengan hijos. Fortalecer las intervenciones en inclusión financiera y una estrategia familiar integral en territorios Generar un Programa Juntos Reforzado, donde no solo se entregue un incentivo económico sino también fortalecimiento de capacidades y articulando con los otros cuatro principales programas sociales (Haku Wiñay, PAIS, Qali Warma, Pensión 65 y Cuna Mas) de .Infancia y adolescencia: reconocimiento de la ciudadanía y de la participación protagónica de los niños, niñas y adolescentes; duplicación del programa CunaMás; programas de deportes, arte y desarrollo integral en locales y espacios públicos; multiplicar por 5 la asignación familiar por hijo. .Plan Nacional de la Juventud, implementando una estrategia agresiva de participación juvenil (vigilancia y BIENESTAR Y PROTECCIÓN SOCIAL La desnutrición crónica infantil se mantiene en 12.2% a nivel nacional, casi en el mismo nivel desde 2016. En el área rural es el doble (24.5%). Asimismo, el 40.1% de niñas y niños de 6 a 35 meses de edad presentó anemia, con un mayor porcentaje en el área rural 49,0% que en el área urbana 36,7% La desatención es más grave en sectores que hoy son prioritarios: jóvenes (de 15 a 29 años, afectados por empleo precario y mala educación), pueblos indígenas amazónicos (vulnerables al contagio de COVID 19, históricamente marginados) y mujeres rurales (mas afectada por la reducción de empleos y efecto multiplicador en sus familias)MUJER, IGUALDAD Y DIVERSIDAD El Estado y la sociedad han recargado sobre los hombros de las mujeres el trabajo doméstico y de cuidados no remunerado precarizando la vida de las mujeres y de la sociedad en su conjunto. Las mujeres se enfrentan a una pobreza de tiempo por la realización de un exceso de actividades no reconocidas (productivas, reproductivas, y cuidados familiares, comunitarios, y ambientales). No existe un reconocimiento de la importancia de la labor de cuidados en general para el desarrollo integral de quienes conforman la sociedad. Las violencias de género continúan en aumento. El espacio doméstico es el principal lugar donde ocurre la violencia física, sexual y psicológica. La precariedad económica y social han exacerbado la violencia machista existente . El machismo y la desigualdad de género afectan diversos entornos de la vida social. . Políticas de empleo sin enfoque de género que no vinculan el TDNR – TR reproducción/producción. . Niñas, adolescentes y mujeres no acceden a servicios adecuados de salud sexual y reproductiva (SSR) acuerdo al nuevo enfoque territorial y contexto post- pandemia. propuestas de política), primer empleo digno, y emprendimiento social (voluntariado). Crear el Sistema Peruano de Cuidados SPC que promueva la igualdad social y de género Principios SPC desde una mirada de economía feminista: superación de la pobreza de tiempo de las mujeres, y sus múltiples consecuencias, es elemento clave para resolver diversas desigualdades de género. .SPC visibiliza y reconoce el Trabajo doméstico y/o de cuidados no remunerado (TDCNR), así como su contribución al sostenimiento de la vida social y la productividad. . SPC se compone de servicios públicos del cuidado, pero también fortalece e incorpora a las organizaciones populares de sobrevivencia y las redes y saberes comunitarios en salud y autocuidado y la empresa privada. . Reconocimiento de derecho fundamental al cuidado (cuidar y ser cuidado) en la constitución. . Proceso de consulta y validación del SPC y establecimiento de una instancia multisectorial liderada por el Ministerio de la Mujer. Garantizar una vida libre de violencias para las niñas, adolescentes y mujeres . Cumplimiento de la formación y capacitación del enfoque de género y contra las violencias en el Poder Judicial, el Ministerio Público, Policía Nacional y FFAA. . Acciones conjuntas contra la violencia sexual en el espacio educativo, y formación en enfoque de género. . Articulación y diálogo con las organizaciones indígenas y rondas campesinas sobre las políticas en SSR y violencia de género. . Ampliación de competencias del CEM en igualdad de género y no discriminación para articular y brindar asistencia a gobiernos subnacionales. . Indicadores del Sistema Nacional Especializado de Justicia para la protección y sanción de la violencia contra las mujeres e integrantes del grupo familiar (SNEJ) . N° de Casas de refugio y su integración a un programa de acompañamiento integral. . N° de servicios de SSR diferenciados y gratuitos que brindan consejería y anticoncepción. . Incremento de 20% operadores de justicia con formación en género. . Incremento de 20% de defensores públicos para las víctimas de violencia sexual. . Incremento de 20% de agresores que acuden a programas de rehabilitación integral. .30% de ampliación de casas refugio . Desarrollo de programas de salud integral en la adolescencia; . Programa integral de lucha contra la deserción escolar y el embarazo adolescente.Ausencia de legislación que proteja y garantice los derechos de las personas lesbianas, gais, transgénero, transexuales, travestis, bisexuales e intersexuales. . Proteger y garantizar los derechos de las personas LGTBI. . Nueva Constitución Política del Perú que incluya no discriminación por orientación sexual e identidad de género Niñas, adolescentes y mujeres no acceden a servicios adecuados de salud sexual y reproductiva (SSR) y no gozan de autonomía física sobre su cuerpo y sexualidad. . Eliminar el embarazo infantil forzado (Legislación y protocolos para el aborto en menores de 15 años embarazadas producto de violación sexual por vulneración a su salud) y disminuir significativamente el embarazo adolescente. . Despenalización del aborto hasta las 12 semanas . Incrementar el acceso gratuito de métodos anticonceptivos modernos a nivel nacional, urbano y rural de adolescentes y mujeres. Garantizar el reparto de AOE en establecimientos de la salud pública. . Garantizar a todas las mujeres residentes en el Perú servicios de maternidad gratuitos, con pertinencia cultural, y acompañamiento a la primera infancia. . Ampliación de atención a enfermedades ginecológicas y vinculación con APS- . Incorporación de la telemedicina en la SSR. . Espacios de diálogo con las organizaciones indígenas sobre las políticas en SSR. Fortalecer la rectoría del MIMPV y fomentar la transversalización del enfoque género en todos los sectores y niveles de gobierno. . Obligatoriedad de capacitación en igualdad de Debilidad institucional para la incorporación y transversalización de género en los sectores y niveles de gobierno y sus instrumentos de gestión que ayuden a cerrar brechas. . Programa Nacional de Educación sexual integral y afectividad en los tres niveles educativos con pertinencia cultural y etaria . Aprobación de la Despenalización del aborto hasta las 12 semanas. . Ley de Matrimonio Igualitario . Ley de Identidad de Género . Ley para prevenir, sancionar y erradicar la Discriminación y los Crímenes de Odio hacia personas LGTBI programa de seguimiento. . Ley Integral trans . Lineamientos de RENIEC y Sistema de Justicia para acceso al derecho a la identidad. .Cupos laborales paras las personas trans en el sector público y privado. . Aprobación del protocolo para aborto terapéutico en niñas menores de 14 años. . Propuesta de ley de despenalización del aborto . Incremento de acceso de métodos anticonceptivos modernos de forma voluntaria a 10% anual. . Plan para la incorporación del uso de la telemedicina en la SSR. . Creación de instancias de diálogo con las organizaciones indígenas sobre las políticas en SSR en las DIRESAS. Presentación de Ley de Igualdad de Género que acompañe a la Política nacional de igualdad de géneroAusencia de legislación que proteja y garantice los derechos de las personas lesbianas, gais, transgénero, transexuales, travestis, bisexuales e intersexuales. Ausencia de políticas públicas que permitan un mejor acceso de las personas lesbianas, gais, transgénero, transexuales, travestis, bisexuales e intersexuales a los servicios del Estado género a todo funcionario/a público. . Fortalecimiento capacidades y ampliación de competencias del CEM en igualdad de género y no discriminación para articular y brindar asistencia a gobiernos subnacionales. Incluir en la Constitución Política del Perú la no discriminación por orientación sexual e identidad de género. Proteger y garantizar los derechos de las personas LGTBI. - Ley Integral trans - Ley de Matrimonio Igualitario - Ley de Unión de Hecho - Ley de Identidad de Género - Ley para prevenir, sancionar y erradicar la Discriminación y los Crímenes de Odio hacia personas LGTBI Establecer un Consejo Nacional para la Ciudadanía LGBTI e instancias de participación y ciudadana para garantizar el cumplimiento de políticas para la población LGTBI. . Diseño e implementación de políticas públicas nacionales específicas, para la población LGBTI en sectores como salud, educación, trabajo, pensión, etc. . Creación de un registro oficial de crímenes de odio. . Impulso de investigación académica sobre temas de la diversidad sexual y de género. . Sanción a la publicidad y contenidos que promuevan violencia y discriminación contra población LGTBI . Promoción de actividades culturales específicas en beneficio de la población LGBTI . Fiscalización de instituciones del Estado para garantizar incorporen la capacitación en igualdad de género y variables de orientación sexual e identidad de género en el diseño de sus actividades. . Proyectos Legislativos presentados y aprobados en el Congreso . Lineamientos de RENIEC y Sistema de Justicia para acceso al derecho a la identidad. . Cupos laborales paras las personas trans en el sector público y privado en el marco de la ley integral trans aprobados . Establecimiento del programa de seguimiento a la ley contra crímenes de odio con participación de las organizaciones LGTBI. . Se establecen y cumplen metas de políticas públicas nacionales específicas para la población LGBTI . Se publica registro oficial de crímenes de odio. .Incrementa la producción académica mediante publicaciones y eventos de difusión. . Incrementan actividades culturales específicas en beneficio de la población LGBTI. . Instituciones públicas incorporan variables de orientación sexual e identidad de género en el diseño de sus actividades. .Docentes y autoridades educativas han sido capacitados en "Respeto a la Diversidad Sexual y de Género". .Facultades de Educación han incluido en su currículo el tema de “Respeto a la Diversidad Sexual y de Género”. . Operadores de salud capacitados en enfoque de género y centros de salud incluyen y cumplen protocolos de atención en salud a personas LGBTI. . Disminuyen casos de discriminación por.Planes de seguridad ciudadana con enfoque de género y diversidad sexual . Garantizar atención en VIH y acceso a retrovirales. . Creación de una mesa de trabajo para definición de un marco normativo del trabajo sexual. Debilidad del tejido social comunitario, dificultad en la convivencia y ausencia de respeto hacia las personas LGTBI CIUDADES JUSTAS Y SOSTENIBLES Crecimiento urbano horizontal, fragmentado y no-sostenible. La explosión de las ciudades responde a la necesidad de la persona* por mejores oportunidades, espacios para vivir y para trabajar. Sin embargo, este crecimiento se da en Fortalecimiento del tejido social comunitario, facilitación de la convivencia e implementación de medidas que generen respeto hacia las personas LGTBI . Establecer días nacionales de reconocimiento y memoria de la comunidad LGBTI como el Día Nacional del Orgullo LGBTI (28 de junio) y el Día Nacional contra los Crímenes de Odio (31 de mayo). . Promover la memoria histórica de la población LGBTI con el fin de visibilizar los aportes en la construcción de la nación. .Emitir disculpas públicas por parte del Estado peruano a todas las víctimas de los crímenes de odio, a sus familiares y a la población LGBTI en general, por todos los años de negligencia y abandono. . Consolidar una estrategia nacional e interrelacionada de los planes integrales de desarrollo urbano territorial usando “recursos abiertos” en todo el territorio nacional y con un enfoque que priorice la función social del suelo (planes urbanos territoriales integrales con enfoque de desarrollo orientación sexual e identidad de género en el ámbito laboral y se determinan políticas de acción afirmativa para incrementar el acceso al empleo de personas LGBTI, enfatizado en población transgénero. . Incremento de personas LGBTI que culminan la educación básica y son capacitadas profesionalmente. .Operadores de justicia capacitados en atención a la diversidad sexual y de género. .Sistema de salud con programa de acompañamiento integral a pacientes con VIH y que brinda retrovirales al 100% de pacientes. .Aprobación e inclusión en calendario público del estado. Se establecen formas de reparación para las víctimas de crímenes de odio Al 2022: - Elaboración y validación con consulta ciudadana de los planes urbanos desarrollados con cartera de proyectos estructurantes - Aprobación del nuevo código de construcción Al 2026:condiciones de desigualdad y segregación, además de estar supeditado solo y únicamente a intereses comerciales rentistas tanto legales como también informales-ilegales. Saneamiento integral El 37% de la población asentada en BUM (Barrios Urbano Marginales) carece de agua potable en cantidad y calidad de este derecho esencial para sostenible y resiliente, gestión del riesgo de desastres e infraestructura resiliente-CEORG). a. Planificación estratégica de las ciudades intermedias y capitales de departamentos, alineado a la vocación del uso del territorio b. Incorporar políticas de respuesta al cambio climático de manera transversal a los planes regionales y locales. c. Fortalecer las capacidades para desarrollar el enfoque de economía circular en la gestión integral de los residuos sólidos y de los recursos hídricos y/o aguas residuales. - Ejecución a un 70% de proyectos clave en ciudades intermedias y estratégicas una en costa, otra en sierra y otra en selva. . Universalización del acceso a los servicios de agua y saneamiento urbano y rural. . Fomento de una cultura de ahorro y uso de tecnologías apropiadas para el ahorro, re-uso y - Al 2026 se espera contar con 400 comunidades beneficiadas . Creación de espacios públicos con enfoque de género (parques saludables, recuperación de las riberas de los ríos, malecones, etc), corredores verdes (calidad de espacio colectivo), servicios públicos (comisarias, escuelas, centro cultural, etc) y equipamientos de salud acorde con los planes urbanos desarrollados que garantice el pleno derecho a la ciudad. a. Promover la protección de los valles y ecosistemas frágiles de los territorios urbanizados mediante una visión prospectiva del planeamiento urbano. . Creación del nuevo código de construcción que responda a las necesidades actuales de construcción sostenible y eco-amigable . Priorizar la incorporación de nuevas metodologías como BIM (Building Information Modeling) como un requerimiento en la formulación y ejecución de proyectos públicos y privados acordes al Plan BIM Perú.vivir dignamente y el 41% carece de alcantarillado generando un grave problema de salud pública, como lo evidenciamos durante pandemia. Además, la gestión de los recursos hídricos (agua potable, drenaje y alcantarillado y reutilización) es aún ineficiente. Vivienda, desarrollo urbano y gestión de riesgos El Estado no ha desarrollado políticas de vivienda vinculadas a la generación de ciudad o al desarrollo de estas, el sistema habitacional peruano además de ser precario está desarticulado del desarrollo urbano integral del país. Así mismo, el Programa Mi Vivienda y Techo Propio no ofrecen acceso a viviendas sociales, esto está demostrado en el limitado alcance de las viviendas que ofrecen, durante todos los años de su implementación los beneficiarios no han sido los sectores de menores ingresos: Déficit nacional: 1'800,000 viviendas (faltantes y precarias) - Demanda anual: 450 mil viviendas, la mayor parte en Lima y Callao. - Oferta anual: 90,500 unidades. - 1.2 millones familias requieren mejorar o ampliar sus viviendas con "soluciones habitacionales", mediante bonos y créditos para terrenos y ampliaciones. Por otro lado, en un país con 70% de informalidad, el acceso a la vivienda no solo se da mediante el “mercado formal”. Al no existir una oferta de vivienda social por parte del aprovechamiento eficiente de aguas grises en beneficio del espacio público. a) Fortalecer los programas relacionados con “Ciudades Sostenibles”, y los programas de saneamiento nacional que aseguren la dotación de agua potable y saneamiento en los sectores de menores recursos. b) Fortalecer estratégicamente las EPS (Empresas Prestadoras de Servicios) para garantizar un servicio de calidad en el ámbito urbano y rural, cumpliendo enfoque de ecoeficiencia hídrica. . Impulsar la inclusión del Derecho a la Vivienda Digna y un entorno adecuado en una Nueva Constitución. . Garantizar el acceso a una vivienda digna y saludable como refugio primario frente a pandemias, hábitat optimo y una vivienda adecuada, creando oportunidades para todos a un precio justo. . Formular e implementar un nuevo Plan Nacional de Vivienda Digna, que promueva las diferentes alternativas de financiamiento y tenencia de la vivienda. .Creación de un Observatorio de Vulnerabilidad Territorial, que sistematice el registro de información geo-referenciada para la elaboración de las políticas públicas en los ámbitos urbanos y rurales. .Asistencia técnica para la ciudad construida y vulnerable, mediante la capacitación y subsidios para ciudadanos certificados dentro de la capacitación oficial en el mejoramiento de barrios y viviendas, promoviendo de ese modo la densificación y mejora de la ciudad. Se priorizará la reducción de la vulnerabilidad de viviendas frente a sismos . Impulsar Programas de Densificación y Renovación urbana descentralizada, como alternativa de producción del hábitat. . Políticas y programas de vivienda rural, que prioricen las zonas afectadas por el friaje e Al 2022 . Formulación del plan nacional de vivienda. Al 2026 . 200,000 viviendas nuevas y mejoradas hacia el 2026. .400 comunidades certificadas en sus capacidadesEstado y menos del sector privado, el “mercado ilegal” de tierras ha cubierto un gran porcentaje de déficit de vivienda. inundaciones, utilizando tecnologías apropiadas locales. . Reubicación de poblaciones con alta vulnerabilidad frente a peligros naturales agudizados por el cambio climático, asentadas en zonas no mitigables. . Fortalecer capacidades para la elaboración e implementación de instrumentos de gestión del cambio climático (mitigación y adaptación). CULTURAS, PATRIMONIO CULTURAL, CULTURA VIVA COMUNITARIA Y ARTES Insuficiente marco normativo para asegurar el pleno desarrollo de las iniciativas culturales ciudadanas y estatales, lo cual es indispensable para asegurar el pleno ejercicio de los derechos culturales . Alta concentración de capacidades, recursos, infraestructura y herramientas administrativas y legales para la gestión cultural en la capital del país Lima, y capitales de regiones, en desmedro de la mayoría de territorios a nivel nacional. . Insuficiente infraestructura para el desarrollo de iniciativas cultural a nivel nacional y altamente centralizada en Lima. . Fortalecer el marco normativo que permita el pleno desarrollo de las iniciativas culturales ciudadanas y estatales. . Promover la descentralización de capacidades, recursos, infraestructura y herramientas administrativas y legales para la gestión cultural a nivel nacional, priorizando las regiones con mayores niveles de pobreza y menor infraestructura cultural. . Promover la creación y adecuación de infraestructura para el desarrollo de iniciativas cultural a nivel nacional de manera descentralizada, priorizando las regiones con mayores niveles de pobreza Replanteamiento de las siguientes normativas: . Ley de Patrimonio . Ley del Artista Creación de las siguientes normativas: . Plan Nacional de Cultura . Ley que disponga el 1% del presupuesto nacional del Perú de cultura . Ley de Cultura Viva Comunitaria . Otorgar mayor agencia a los gobiernos locales y regionales sobre los derechos culturales. . Impulsar el Sistema de estímulos para gobiernos locales orientado a promover la inversión de la promoción de iniciativas culturales en espacios públicos y el fortalecimiento de circuitos y plataformas de intercambio de bienes y servicios . Fortalecer a las Direcciones Desconcentradas de Cultura del Ministerio de Cultura en las articulaciones culturales institucionales y ciudadanas de las regiones del país, potenciando sus capacidades y atribuciones, y mejorando su rol articulador con gobiernos subnacionales. . Normativa sobre medios mejorada con el fin de democratizar el espectro electromagnético, brindar cuotas de pantalla-dial a propuestas comunicacionales de organizaciones sociales .Aprobados e implementados los 4 centros de contenidos de IRTP en las regiones de Cusco, Piura, Trujillo y Junín. .Programa para implementar Sistema de Infraestructura Cultural, generando un marco presupuestal anualEl Ministerio de Cultura no cuenta con un sistema ordenado de participación ciudadana y las actuales herramientas de transparencia y gobierno abierto deben fortalecerse considerando la debilidad de acceso y las brechas digitales. Las políticas públicas sobre Patrimonio Cultural de la Nación (PCN) deja de lado a las comunidades locales y al territorio. Ocasionando que el Ministerio de Cultura desvincule el Patrimonio Cultural del territorio y de la construcción de la identidad local al momento de implementar las políticas de conservación y puesta en valor del Patrimonio Cultural. . Consolidar los instrumentos actuales y crear un Sistema Nacional de Participación Ciudadana en Cultura. . Marco legal del Patrimonio Cultural de la Nación desactualizada y que no cumple con sus objetivos de protección y salvaguarda estipulados. . Dificultades para canalizar y promover la inversión y el financiamiento de proyectos culturales en temas de patrimonio . Actualizar el marco legal y administrativo referido al Patrimonio Cultural de la Nación para fortalecer las funciones del Estado referidas a protección y salvaguarda. . Generar facilidades para promover / facilitar la ejecución de proyectos en patrimonio cultural. . Fortalecer capacidades en temas de cooperación internacional y asistencia técnica. . Revisar el marco normativo en específico los puntos concernientes a la financiación de proyectos culturales. . Fortalecimiento de capacidades en equipos que tienen la responsabilidad de ejecutar proyectos culturales, en la formulación y evaluación de proyectos. . Establecer equipos transdisciplinares para la ejecución de proyectos culturales. Unificar un enfoque transversal y descentralizado en la política de patrimonio cultural que priorice a las comunidades que construyen significados simbólicos y reapropiación de su pasado y presente a partir del patrimonio cultural, así mismo, integrarlo con los elementos que rodean el territorio (paisaje, económico, tejido social, etc.). específico con tope para gobiernos subnacionales para la inversión en infraestructura cultural. -Sistema Nacional de Participación Ciudadana del Ministerio de Cultura de carácter nacional de participación que se deba utilizar en los tres niveles del Estado. . Cuarto objetivo de la Política Nacional de Cultura al 2030, modificado fortaleciendo el enfoque transversal en la política de patrimonio cultural . Mecanismos de participación local en la gestión del patrimonio cultural aprobados . Fortalecer las capacidades de la población local en gestión patrimonial para recuperar y fortalecer las tradiciones culturales que vinculan el patrimonio cultural con las poblaciones aledañas. . Usos comunitarios, educativos, y recreacionales del patrimonio cultural funcionando de acuerdo con las particularidades del territorio . Sistema de gobernanza cultural funcionando y asumiendo sus responsabilidades en torno a la PCN, acompañándolos para el desarrollo de actividades productivas desde el PCN para el beneficio local. . Ley del Patrimonio a nivel conceptual, normativo y jurídico modificada de manera participativa . Sanciones administrativas y penales proporcionales a la lesión ocasionada al patrimonio cultural. . Procesos de declaración expresa del patrimonio cultural que sean inalienables, intangibles e imprescriptibles efic</text:p>
          </table:table-cell>
        </table:table-row>
        <table:table-row table:style-name="ro1">
          <table:table-cell office:value-type="string" calcext:value-type="string">
            <text:p>Partido Nacionalista</text:p>
          </table:table-cell>
          <table:table-cell office:value-type="string" calcext:value-type="string">
            <text:p>ANEXO 5 Formato Resumen de Plan de Gobierno PLAN DE GOBIERNO 2021-2026 P RESIDENTE O LLANTA H UMALA T ASSO E XPERIENCIA DE G OBIERNO AL SERVICIO DEL PAÍS I. IDEARIO: PRINCIPIOS, OBJETIVOS Y VALORES DE LA ORGANIZACIÓN POLÍTICA PRINCIPIOS El Partido Nacionalista Peruano es un Partido Político que postula como doctrina ideológica un Nacionalismo Integrador, con un modelo de desarrollo de Nación, sin exclusión alguna de las diferentes clases sociales y etnias culturales del país. Ello como condición indispensable para hacer realidad las aspiraciones sociales, económicas y culturales del pueblo peruano. El Partido Nacionalista Peruano se caracteriza por el sentimiento de comunidad de una Nación, derivado de orígenes, religión, lengua, intereses y valores comunes. El Partido Nacionalista Peruano tiene como propuesta principal cambiar al Perú construyendo un Estado Nación que nos represente y nos proteja. Postula la unión para defender y promover nuestras riquezas naturales y, sobretodo, el futuro de nuestros hijos. El Partido Nacionalista Peruano busca la consolidación de la Nación Peruana, sustentada en su legado histórico, con un modelo de desarrollo que integre las diferentes clases sociales y etnias culturales, respetando y reivindicando su pasado milenario, vinculándola al mundo global y proyectándola a un futuro de paz, desarrollo y justicia. El Partido Nacionalista Peruano se sustenta en los valores de respeto irrestricto a los Derechos Humanos y las Libertades Fundamentales; así como, en la construcción de una Nación fuerte y soberana, con un Proyecto Nacional que permita darles a nuestros hijos mejores oportunidades de vida y bienestar. 1El Partido Nacionalista Peruano es heredero de la larga tradición de lucha del pueblo peruano, por defender su dignidad, su soberanía e independencia y su voluntad política de consolidarse como una sociedad libre y soberana y dueña de su propio destino. El Partido Nacionalista Peruano, surge en el escenario político con una clara ideología Nacionalista, recogiendo y asumiendo la gran veta Nacionalista de nuestros antepasados desde la época del gran Imperio de los Incas, las luchas libertarias contra la opresión de la colonia española, reivindicando la gesta heroica de Manco Inca y Tupac Amaru II y, en general, del pueblo peruano que históricamente ha demostrado su compromiso con la Patria, siendo siempre los primeros en sacrificarse en defensa del país. El Partido Nacionalista Peruano, reivindica la legítima lucha del pueblo peruano y la Gesta Militar del 29 de octubre del 2000, en Locumba, como la expresión de la voluntad popular de defender los intereses nacionales. El Partido Nacionalista Peruano, reconoce de manera especial, el aporte del Amauta José Carlos Mariátegui, fundador del socialismo peruano, asumiendo su convocatoria de peruanizar el Perú, constituyéndose, sin duda, en la expresión del pensamiento político creativo más importante de nuestra historia republicana. Hoy, si bien el paro de la economía mundial fue inducido para mitigar los efectos de la pandemia, afectando igualmente al Perú, también es cierto que para julio del año 2021, el rebote de nuestra economía no reparará el desastre. La administración de Kuczynski- Vizcarra, e incluso del gobierno de facto, entregará la posta al siguiente gobierno con niveles de pobreza superiores al 30% y la extrema pobreza superará el 6%. La caída del PBI bordeará el 14%, el déficit fiscal superará el 8% y los niveles de desempleo superarán el 45% de la PEA. Por otro lado, 450 mil jóvenes en edad escolar habrán abandonado los colegios y más de 600 mil jóvenes habrán dejado sus institutos o universidades. Además, nos encontraremos con el sistema de pensiones fracturado, con un nivel de deuda externa superior al 40% del PBI (en el 2016 el nivel de endeudamiento externo era de aproximadamente 23.7%) y un sistema de salud pública abandonado en lo concerniente al nivel más importante de éste: el nivel de atención primaria. Esto solamente es una parte de todos los problemas que el nuevo gobierno deberá enfrentar; y por eso, la experiencia en la gestión de gobierno y las ideas claras sobre lo que se debe hacer, es lo que garantizará una salida segura a esta crisis, una nueva estrategia de lucha contra el Covid-19, la recuperación del empleo y asegurar una economía que genere oportunidades de desarrollo con niveles de vida óptimos para nuestras familias. El Estado es la expresión jurídica de una nación y mucho se ha discutido e ideologizado el diseño de éste, y sobre estas discusiones se han venido planteando modelos económicos. En estas discusiones se ha tergiversado o caricaturizado a los que opinamos y queremos un estado fuerte como un sinónimo de estado “comunista o totalitario”; mientras que los que propugnan un modelo de economía abierta y de mercado quieren un Estado pequeño y reducido a su mínima expresión (neoliberalismo), que hoy es un esquema agotado. 2La interminable discusión sobre el diseño del Estado; deriva del antiguo enfrentamiento entre Izquierda y Derecha, y cuyas réplicas se han expandido por todo el mundo. Hoy nos vamos dando cuenta que, sencillamente, pertenecen al pasado. El Nacionalismo cobra vigencia porque planteamos una nueva contradicción: los de arriba y los de abajo, y esta contradicción deberá resolverse democráticamente. El Nacionalismo que propugna el Partido Nacionalista Peruano, siempre estará vigente por los de abajo. En cuanto a la relación entre el nacionalismo y la izquierda; ambas son ideologías cercanas. El Nacionalismo como ideología es autóctono, es una ideología 100% nacional y que ha venido desarrollándose desde el propio nacimiento de nuestra cultura Inca e identificada con nuestra realidad. Por esto la Ideología Nacionalista reivindica nuestro pasado. La izquierda como ideología es importada, no nacional; a tal punto que la mayoría de sus principales ideólogos fueron extranjeros describiendo y respondiendo a una realidad ajena a la nuestra, ajena a nuestra historia, a nuestros idiomas. La izquierda, como ideología y pensamiento en el Perú, no tiene la antigüedad del Nacionalismo, y responde a la realidad de los países del mundo desarrollado. Estas reflexiones nos han llevado y nos seguirán llevando a converger con las corrientes de la izquierda peruana y todas aquellas fuerzas progresistas; tal como lo hicimos en las campañas electorales del 2006 y del 2011. La convergencia política aún tiene mucho camino para madurar, y los nacionalistas tenemos paciencia. Las Instituciones son el conjunto de normas, usos y costumbres; constituyen una cultura colectiva legitimada que todos respetamos y que nos permite resolver nuestras diferencias y problemas de forma pacífica. En el Perú la ausencia de instituciones o su debilidad han generado, entre otras cosas, las viejas prácticas corruptas como el clientelismo y el patrimonialismo dentro de un clima de inseguridad jurídica, que ya no sólo busca el enriquecimiento impropio, sino el poder y perpetuarse en él. Esta fragilidad institucional, ha permitido en lo político la creación de seudo partidos políticos que en la práctica solo sirven como vientres de alquiler para oportunistas y políticos inescrupulosos, que ven en la política una aventura y no un deber patriótico. Grupos de poder económicos, que para mantener sus privilegios crean partidos para capturar el poder o parte de él; por ejemplo, hoy día, gracias a la ley fujimorista de la universidad como negocio, muchos “empresarios” se han dedicado a crear universidades y desde allí crear partidos políticos sin mayor ideología, para participar en campañas, regalando títulos profesionales, maestrías y doctorados a políticos, comprometiéndolos en la defensa de sus intereses. De esta manera, ven al Perú como un negocio y no como una Nación. OBJETIVOS 3La instauración de una Segunda República mediante la convocatoria a una Asamblea Constituyente, que oriente un proyecto nacional que cambie y desarrolle nuestra patria, liberando así a los grandes sectores sociales, marginados por siglos de injusticia y prepotencia. Defender el derecho inalienable al acceso a la Educación de calidad en todos sus niveles, propulsando modelos educativos que permitan el desarrollo de la creatividad y de la inteligencia, desterrando el aprendizaje repetitivo que ha conducido al abandono de la cultura. Rechazar los monopolios y la completa liberalización de la economía, estableciendo un modelo integrador de mercado que cautele especialmente la propiedad privada nacional de nivel pequeño y micro que promueve el empleo y la rentabilidad. Impulsar proyectos de reactivación del sector agro-industrial que nos permitan volver a desempeñar un papel importante en América del Sur. Proteger y reivindicar los derechos de la niñez y la vejez, como un deber del Estado, porque la primera es la esperanza del país, en tanto que la segunda es la experiencia de la patria. Crear para nuestros hijos, programas nacionales de Salud y Educación. Promover el empleo. Defender nuestra identidad nacional y riqueza cultural. Integrar, en condiciones de igualdad, a nuestras culturas étnicas postergadas históricamente de todo Proyecto Nacional. Construir una Fuerza Armada sólida moralmente y disuasiva físicamente. Construir una Marina Mercante sólida, eficiente, competitiva y patriota. Reactivar la agricultura, como fuente de trabajo y soberanía alimentaria. Fortalecer el capital nacional privado y al empresariado nacional eficiente. Rechazar la historia inventada de sumisión perpetua de nuestro pueblo revalorando nuestros valores andinos. Propulsar la independencia y autonomía del Poder Judicial, construyendo una verdadera administración de justicia en la que la verdad sea el objetivo de la justicia y que la Ley sea cumplida por todos y que nadie esté encima de ella. Defender la libertad de prensa en su versión de instrumento educativo y de información veraz. 4Rechazar la incoherencia entre el pensar y el obrar, a una planta se le conoce por sus frutos, a un político por sus obras. Propulsar mecanismos de protección y defensa del trabajador (formal e informal) rescatando, a través de la estabilidad jurídica, su dignidad avasallada. Rescatar la conciencia histórica de la Nación para afirmar la ciudadanía del pueblo peruano. Renovar las formas de entender la política, dándole a ésta decencia, dignidad y patriotismo. VALORES DE LA ORGANIZACIÓN POLÍTICA El Partido Nacionalista Peruano se sustenta en los valores de respeto irrestricto a los Derechos Humanos y Libertades Fundamentales; así como, en la construcción de una Nación fuerte y soberana, con un Proyecto Nacional que permita darles a nuestros hijos mejores oportunidades de vida y bienestar. El Partido Nacionalista Peruano rechaza la corrupción, el narcotráfico y toda forma de opresión del hombre por el hombre. Postula vías para una sincera y auténtica reconciliación nacional. El Partido Nacionalista Peruano postula una cultura democrática, es tolerante y rechaza todo tipo factores que pueden llevar a la discriminación, la confrontación y la violencia entre miembros de nuestra sociedad. Finalmente, el Partido Nacionalista Peruano pretende una sociedad de valores donde la honestidad, la sinceridad y la franqueza sean una actuación cotidiana. II. VISIÓN DEL PLAN DE GOBIERNO Transcurridos casi cinco años desde que el Partido Nacionalista Peruano culminó su primer gobierno al servicio del país y su gente, el país se encuentra en una severa crisis sanitaria, económica y social, a la que se agrega un crítico escenario de ingobernabilidad, producto de constantes enfrentamientos entre los poderes del Estado y de una conflictividad social en constante incremento, como señal de un modelo político y económico agotado. Se requiere de serios ajustes para recuperar la cohesión social. La actual situación implica la necesidad de enfrentar un programa de gobierno de RECONSTRUCCIÓN del país y, en ese sentido, la visión de este programa de gobierno es la búsqueda de un nuevo PACTO SOCIAL que permita recuperar la confianza de la población hacia sus autoridades y volver al Perú hacia la senda del CRECIMIENTO ECONÓMICO y la INCLUSIÓN SOCIAL, reduciendo las múltiples brechas que separan y aíslan cada vez más a las peruanas y los peruanos, permitiendo oportunidades para todos. 5El Partido Nacionalista considera que, en el actual contexto, la experiencia de gobierno es crucial para hacer mejor las cosas por el bien del Perú, pues la situación dramática del país exige que la reconstrucción nacional no sea un pasatiempo para aprender a gobernar, ni para aventureros de la política. Se necesita una eficiente gestión desde el primer día, pues ya hemos perdido un quinquenio que ha provocado una ingobernabilidad sin precedentes: 4 presidentes de la República, 9 presidentes del Consejo de Ministros y un increíble número de nombramientos de ministros de Estado que superan ya los 160, lo que ha ocasionado la paralización de la administración estatal, que se expresa en diversos ámbitos: como ser uno de los últimos países de América Latina en la lista para obtener la vacuna contra el COVID-19, tener más de 800 obras públicas paralizadas y haber producido la más baja ejecución presupuestal de los últimos 30 años, así como ninguna reforma sustancial relacionada a la mejora del Estado y los servicios públicos. La causa de esta crisis, además de la pandemia, ha sido la irresponsabilidad de los partidos políticos y sus líderes, que han tenido cargos de responsabilidad en el Congreso de la República y en el Poder Ejecutivo, que han mantenido un escenario de permanente confrontación, afectando al país por sus intereses y apetitos particulares sin pensar en el bienestar de la población. Esto no debe volver a suceder. Este escenario de confrontación y caos en la gobernabilidad del país, ha incrementado la pobreza y el desempleo; el gobierno apostó por reducir la política social afectando presupuestos de programas como; Juntos, Qali Warma, Pensión 65, el Programa Nacional de Becas, en particular Beca 18, entre otros. En otros casos, simplemente no avanzó en mejorar la calidad de los programas, a través de las certificaciones de calidad ISO 9001, que se lograron en el gobierno nacionalista. No se preocupó en mantener actualizado el registro del Sistema de Focalización de Hogares (SISFOH), permitiendo por un lado las filtraciones que se han visto durante la pandemia y, por otro lado, el desamparo de casi un millón de peruanos que, lamentablemente, han retornado a la pobreza. Además, durante este período se ha ralentizado la inversión pública y privada, destruyendo el aparato productivo del país, incumpliendo con las obras que el pueblo necesitaba. Este quinquenio de gobierno, no exhibe ninguna obra propia, habiéndose dedicado a continuar e inaugurar las que dejó encaminadas el gobierno nacionalista, como el Teleférico de Kuelap, el puente Ubiriki (Pichanaki), el puente en Santa María de Nieva (Amazonas), el puente Maranura (Cusco) entre otros. Por otro lado, no continuó proyectos importantes, como la Longitudinal de la Sierra, los 14 Colegios de Alto Rendimiento (COAR), los Desembarcaderos Pesqueros Artesanales (DPA), los más de 7 mil kilómetros de carreteras asfaltadas, los más de 1,000 puentes instalados, etc. Peor aún, dejan pendientes de ejecución, obras importantes como el aeropuerto internacional de Chinchero, la red dorsal de fibra óptica, el Gasoducto Sur Peruano, la refinería de Talara, la autopista Pisco – Ica, el Teleférico de Choquequirao, la Línea 2 y 4 de la red del Metro de Lima, entre otras. Más aún, la obra-emblema que probablemente traten de exhibir, para conmemorar el Bicentenario de la República —la única además que podrá presentarse es el Museo de Sitio de Pachacamac y el Museo Nacional de Antropología (MUNA), que ya se levantan en los arenales del sur de Lima, al lado de nuestro viejo 6Santuario Inca. Esta obra monumental fue gestada, programada, financiada, licitada e iniciada en el gobierno nacionalista, superando muchas críticas y resistencias. La inversión pública realizada por el gobierno nacionalista entre los años 2011-2016, es histórica, y no ha podido ser superada ni en las anteriores, ni en la actual gestión, que solo ha trabajado con la inercia de los estudios, expedientes técnicos y obras construidas durante la administración nacionalista. Durante el gobierno nacionalista, el salario mínimo creció de S/. 600 a S/. 850, un 41,6% más; convirtiéndose en el incremento más importante de los últimos 20 años. La pandemia ha sido un catalizador de la actual crisis y se requiere que el nuevo gobierno, para el período 2021-2026, brinde respuestas claras y rápidas, para reconstruir el país y sacarlo de la situación dramática en que nos ha dejado el actual gobierno, con un altísimo déficit fiscal que probablemente ya supere los 10 puntos del PBI, una caída de la economía en 12% del PBI, un incremento superior al 50% del nivel de deuda externa del 2016, por lo que al final de este quinquenio, fácilmente, superaremos la cifra de 35% del PBI, bajísimos porcentajes de ejecución presupuestal que en el rubro inversión, no superará el 50% este año. En infraestructura, más de 800 obras paralizadas o abandonadas en todo el país y el aumento de la pobreza en 10 puntos porcentuales, regresando a niveles de hace 15 años. En suma, un país sumido en una lamentable recesión económica que, en gran medida, pudo evitarse. Con una grave crisis sanitaria, económica, política y social. Específicamente por pandemia el Estado debe estudiar nuevamente la posibilidad de crear un Ministerio de Ciencia y Tecnología, un Centro Nacional de Investigaciones Médicas y un Centro Nacional de Vacunas que, en el marco del trabajo de Salud. Una de las políticas más importantes del gobierno nacionalista del 2011-2016, fue su política social, encaminada a buscar la equidad social y la posibilidad que millones de peruanas y peruanos puedan ser incluidos, mediante ayudas económicas como Pensión 65, prestaciones alimentarias como Qali Warma y oportunidades educativas como Beca 18, que ha cambiado la vida a muchas personas. El Estado generando oportunidades para todos. El momento actual requiere de un gobierno que pueda recuperar el tiempo perdido y que regresemos a la senda del crecimiento con inclusión social; pero hacerlo con optimismo, apostando por un gobierno con experiencia, por un equipo que sabe cómo hacerlo. El Gobierno Nacionalista 2011-2016 El gobierno nacionalista en el quinquenio del 2011-2016 cumplió la propuesta de la “Hoja de Ruta” que, en la segunda vuelta electoral en el 2011, la ciudadanía adoptó mayoritariamente. Cumpliendo sus promesas, el nacionalismo desarrolló una política económica para asegurar el crecimiento económico de la mano 7de proyectos de inversión pública y con la creación de una consistente política social, que ha sido la marca del presidente Ollanta Humala y del gobierno nacionalista, desarrollando un paquete de programas sociales de primera y de segunda generación y, a su vez, creando por primera vez el Ministerio de Desarrollo e Inclusión Social, el MIDIS. El modelo peruano tuvo mucha acogida en la comunidad internacional y también en instituciones internacionales como el Banco Mundial (BM), el Banco Interamericano de Desarrollo (BID), la OCDE, entre otros. De esta manera, el modelo peruano se constituyó internacionalmente como una visión moderna de desarrollo, resaltando que el crecimiento con inclusión social puede ir de la mano con un manejo macroeconómico eficiente. Durante el gobierno nacionalista, la economía fue vigorosa y sana, manteniendo de forma permanente una administración responsable con las cifras en azul. El PBI durante el gobierno de Ollanta Humala superó los 200 mil millones de dólares, habiendo crecido de manera importante. Se entregó al gobierno PPK- Vizcarra, aproximadamente 68,000 millones de dólares en reservas internacionales, de los 44 mil millones que se encontraron en el año 2011; una inflación controlada menor a un dígito, probablemente una de las más bajas de América Latina, bajos niveles de endeudamiento y reglas fiscales rigurosas que fundamentaron una economía ordenada con sostenibilidad y disciplina fiscal. Mucho de ello se ha afectado hoy por políticas imprudentes, demagógicas e irresponsables. Ya como gobierno, se redujo el IGV con el fin de incrementar el consumo y ayudar a la formalización de la pequeña y mediana empresa y sus trabajadores. Es necesario ahora además acelerar la formalización de los pequeños productores, como en Madre de Dios y otras regiones. Igualmente, a fin de erradicar la depredación ambiental la formalización debe llegar a través de un Banco Minero. Una de las claves en el proceso del crecimiento peruano con Inclusión Social fue una sana conducción económica, una política fiscal responable y amigable, las asociaciones público-privadas (APP), la seguridad jurídica para la inversión en general y un modelo orientado a la promoción de exportaciones no tradicionales, una política de Diversificación Productiva buscando crear nuevos motores de desarrollo y crecimiento económico. Además, el desarrollo de un gran programa de obras públicas en todo el país y el desarrollo de infraestructura en carreteras, hospitales, escuelas, puertos, aeropuertos, la creación de una política hídrica que nos permitió la ampliación de la frontera agrícola a través del riego tecnificado, entre otras iniciativas. Un rápido recuento de logros del gobierno nacionalista son los siguientes: • • • • Recuperación para el consumo nacional del Lote 88 de Camisea, formalizado en julio de 2014. Creación de la Ley de la Consulta Previa, su reglamentación y posterior aplicación. Inicio de la modernización de la refinería de Talara, para contar con energía limpia. Creación de los Centros de Innovación Tecnológica (CITE), para dar calidad a nuestra producción local, como; la acuicultura, la industria forestal, el sector textil, la gastronomía, la metalmecánica, la industria de la aviación, la agroindustria, otras áreas. 8• • • • • • • • • • • Promoción de la agroindustria y la ampliación de la frontera de tierras, con la creación del Fondo de Promoción del Riego en la Sierra “Mi Riego”, que aumentó la superficie de riego en aprox. 250 mil hectáreas beneficiando a más de 200 mil familias. Puesta en marcha de dos grandes proyectos de irrigación en la costa: Chavimochic III Etapa y Olmos. Se aprobó el acuerdo para la exención de la Visa Schengen para el ingreso de peruanos a la Unión Europea. Gracias al gobierno nacionalista, los peruanos ya no necesitamos visa para ir a Europa. Se crearon nuevas escuelas para la profesionalización de la Policía Nacional del Perú y se incrementó el número de efectivos policiales en más de 30 mil nuevos policías para la seguridad. Se creó el delito de Minería Ilegal para preservar el medio ambiente, amenazado por esta actividad; pero a la vez se crearon los protocolos para la formalización de los pequeños mineros. Después de casi tres décadas, se levantó el estado de emergencia en el Alto Huallaga, luego de la captura del DT “Artemio”, lo que significó un avance muy importante en el proceso de pacificación de esta zona del país. Asimismo, en la zona del VRAEM se dieron importantes golpes al terrorismo y al narcotráfico, como la neutralización de los DDTT “Gabriel”, “Williams”, “Alipio”, entre otros. Logrando por primera vez, que las Fuerzas del Orden tomen la iniciativa en el desarrollo de las operaciones militares y de interdicción al narcotráfico. Logramos un triunfo en el fallo de la Corte Internacional de Justicia de La Haya, que resolvió de manera definitiva la controversia sobre la delimitación marítima entre Perú y Chile y, a la vez, concluyó el proceso de delimitación de nuestras fronteras, ejecutándose en un tiempo récord de 24 horas con la posesión de nuestro Mar de Grau. Para reforzar la protección del medio ambiente se creó el Servicio Nacional de Certificación Ambiental (SENACE) para las Inversiones Sostenibles, cuya tarea es revisar y aprobar los estudios de impacto ambiental detallados de mayor envergadura de los proyectos de inversión pública, privada o de capital mixto. En materia educativa se incrementó el presupuesto de 2.9% al 4% del PBI (incluyendo el presupuesto de los desayunos escolares de Qali Warma). Un índice sin precedentes en nuestra historia republicana. Se efectuó una reforma magisterial que, entre otras cosas, permitió la unificación de la Carrera Magisterial, con un aumento de las remuneraciones a los maestros y personal de la educación, permitió además retomar las evaluaciones de los maestros, nombrar de manera meritocrática a más de 15 mil directores de colegios, financiar la contratación de especialistas en acompañamiento pedagógico, recuperar la jornada escolar completa, entre otros. Por otro lado, esta reforma incluyó, la creación de la Ley Universitaria y de la Superintendencia Nacional de Educación Superior Universitaria (SUNEDU). Complementando la Reforma Educativa, se tomó la decisión de crear un conjunto de programas sociales para este importante sector, como el Programa Nacional de Becas (PRONABEC) dentro del cual se crearon más de 10 modalidades de Becas, entre ellas Beca 18. Asimismo, creamos los programas, Rutas Solidarias, Bibliotecas Escolares, Qali Warma, etc. Para los jóvenes con gran talento académico se crearon 14 Colegios de Alto Rendimiento (COAR). 9• • • • • Se brindaron más de 100 mil becas de estudio superior, en las diversas modalidades de becas, probablemente la más extendida fue Beca 18 con cerca de 70 mil jóvenes beneficiarios. Además, se creó la Beca Presidente de la República, hoy Beca Bicentenario, que ha permitido que más de mil peruanos accedan a maestrías y doctorados en las mejores universidades del mundo. Se aumentó el presupuesto del sector Salud, pasando de aproximadamente 2.3% (2011) al 3.3% (2016), lo que permitió invertir en una reforma de Salud que incluyó un aumento en las remuneraciones del personal de la Salud, particularmente en los profesionales de la Salud que trabajan fuera de Lima. Asimismo, se invirtió en la construcción de 91 nuevos centros de salud y 39 remodelaciones y ampliaciones; además de la red de hospitales estratégicos para reforzar la atención primaria de salud (Postas Médicas, Centros Médicos, etc.). también se construyeron hospitales generales y especializados, como el Hospital de Villa El Salvador, el Hospital de Ate Vitarte, el IREN (Neoplásicas de Junín), el Hospital de Enfermedades Tropicales en Selva Central, entre otros. Los resultados de algunos programas sociales exhiben estos resultados: o Se logró disminuir la pobreza de 30,8% en el año 2010 a 20,7% en el 2016. o Se benefició mediante transferencias condicionadas a 828 mil familias casi el doble de las 490 mil que se atendía en el periodo previo. o Se creó Pensión 65 que beneficia al 100% de los adultos mayores de 65 años en situación de pobreza y pobreza extrema (más de medio millón de personas). o Qali Warma, el programa nacional de alimentación escolar, proporcionó alimentación escolar diaria (desayuno y almuerzos) a 3.1 millones de colegiales durante todo el año escolar. En este período se recibió una inversión de más de 40 mil millones de dólares solo en minería, una cifra única e histórica en el país. Durante el gobierno nacionalista se tuvieron récords de ejecución presupuestal en inversiones, siempre por encima del 90%, en comparación con el 60% del año 2019 y 50% del año 2020, lo que afecta principalmente a la población. 10• • Se adjudicaron a través de PROINVERSIÓN más de 30 proyectos bajo la modalidad de APP por un monto de US$ 20.547 millones, más del doble de lo adjudicado por la anterior administración (US$ 9.734 millones). Los proyectos más representativos son la Línea 2 y un tramo de la línea 4 del Metro de Lima, el Gasoducto Sur Peruano, la Red Dorsal de fibra óptica, Chavimochic III Etapa, el Aeropuerto Internacional de Chinchero, la Longitudinal de la Sierra y la Línea de Transmisión Moyobamba – Iquitos, entre otros. Se hicieron una serie de reformas remunerativas para tener mejores condiciones de trabajo generando incentivos en función a la productividad y meritocracia. A la reforma del Servicio Civil (no implementada en el actual quinquenio), se agregan una serie de reformas remunerativas del sector público que alcanzaron al: o o o o o • • Sector Educación. Sector Salud. Las Fuerzas Armadas (FFAA) y Policía Nacional del Perú (PNP). Jueces y Fiscales. Carrera Diplomática. En el período 2011 -2016, se reportaron un total de 135,406 hectáreas erradicadas de cultivos de hoja de coca. Antes del gobierno nacionalista lo que se erradicaba anualmente eran 10 mil hectáreas anuales y se logró, en el quinquenio, triplicar anualmente dicha cifra. Se redimensionó, modernizó y reequipó, con responsabilidad, a nuestras Fuerzas Armadas, invirtiéndose más de 2.070 millones de dólares en infraestructura y equipos que han servido para atender desastres naturales con buques, aviones y helicópteros, que han permitido conectar al país y 11• • • • • salvar miles de vidas. Durante el Fenómeno del Niño del año 2017 y el terremoto de Ecuador, se utilizaron los aviones Spartan, los helicópteros rusos, los buques multiprósito, el BAP Tacna con capacidad para transportar toneladas de alimento y ayuda humanitaria, así como los equipos de ingeniería del Ejército Peruano. Hasta la capacitación de todo el personal militar en temas de defensa civil y primeros auxilios. Se logró la cooperación, innovación y transferencia tecnológica entre Perú y Corea del Sur, para la coproducción de 20 aviones de instrucción primaria y combate KT-1P, bajo la modalidad de compra de gobierno a gobierno. También la construcción del primer buque a vela, el BAP Unión, el más grande y veloz de Sudamérica, embarcación fundamental, en el que los oficiales de la Marina de Guerra ahora aprenden las artes de la navegación en la vasta extensión oceánica, además de ser utilizada como embajada itinerante del Perú en el mundo. Se adquirió el Buque de Apoyo Logístico BAP Tacna, la mayor unidad naval de soporte logístico para operaciones militares, que sirve para abastecer combustible y agua, y cuenta con múltiples capacidades que le permiten actuar de manera eficaz en apoyo ante situaciones de emergencia, cumpliendo funciones de ayuda humanitaria en el litoral peruano en caso ocurriera un desastre natural. Bajo la modalidad gobierno a gobierno con la República China, se adquirieron camiones con lanzadores de misiles múltiples; de Rusia fueron adquiridos 24 helicópteros de apoyo de combate MI-171 SHP, equipados para el Perú con dispositivos de pilotaje y navegación especiales, apropiados para efectuar con seguridad, vuelos a cualquier hora del día y bajo diferentes condiciones climáticas. Lo que además significó la construcción en el distrito de La Joya, Arequipa, del más grande centro de mantenimiento aeronáutico de helicópteros en América Latina Se adquirió en Francia el satélite PeruSat-1, de última generación, cuya construcción y puesta en órbita permite que varias instituciones del Estado, gobiernos regionales y locales se beneficien de imágenes satelitales en tiempo real. Un consolidado de las principales obras del nacionalismo: Breve lista de algunas obras del gobierno Nacionalista La creación de 14 Colegios de Alto Rendimiento (COAR). Teleférico de Kuelap en Chachapoyas, región Amazonas. Modernización de la Refinería de Talara. Modernización y construcción de 168 hospitales y centros de salud: 4 hospitales nacionales, 8 regionales, 30 provinciales y 134 centros de salud. Se dejaron listos un conjunto grande proyectos de pre-inversión y expedientes técnicos en infraestructura de salud, los que han continuado con este gobierno: 7 hospitales nacionales, 17 regionales, 70 provinciales y 14 centros y puestos de salud. Todo lo inaugurado en salud por este gobierno lo inició el gobierno nacionalista, salvo la infraestructura temporal para la pandemia que desafortunadamente tendrá que ser desmontada al concluir la pandemia. El presupuesto público también fue histórico en salud se incrementó en 83%, pasando de S/ 7 500 millones en el 2011 a S/ 13 721 millones. Ello representó el 10,5% del Presupuesto General de la República. La línea 2 y un tramo de la línea 4 del Metro de Lima una obra subterránea que unirá el distrito de Ate con el Callao y el aeropuerto, que atravesará 10 distritos de Lima y Callao en sólo 45 minutos. En materia de agua y saneamiento se logró el avance más significativo en la historia del país. La cobertura nacional de agua pasó de 77% en el 2011 a 87% en el 2015. 12La línea de transmisión eléctrica Moyobamba–Iquitos y subestaciones asociadas La inversión pública en infraestructura educativa superó los S/ 13 mil millones, la cifra más alta de las últimas décadas, lo que ha permitido rehabilitar o construir cerca de 4 mil escuelas. Se creó el Programa Nacional de Infraestructura Educativa (PRONIED) como una entidad autónoma que permite acelerar el trabajo para garantizar escuelas dignas a los estudiantes y a la comunidad educativa. Por el lado de transportes, el país incrementó la red vial nacional pavimentada del 53% en que se recibió el 2011 al 85% en 2016. Esto implicó pavimentar más de 7 mil km pasando de 12 mil km pavimentados a casi 20,000 km. Modernización del aeropuerto de Pisco. Aeropuertos concesionados: Cusco, Jaén, Jauja y Huánuco. El Fondo Mi Riego impulsó la inversión en riego en las zonas altoandinas en 430 proyectos de pequeña y mediana infraestructura por un monto de S/ 1.397 millones, aspecto que permitirá mejorar 300 mil hectáreas beneficiando a 230 mil familias. Se expandió la frontera agrícola con la ejecución de los megaproyectos de irrigación de Chavimochic III y Olmos, que han permitido incorporar y/o mejorar para el agro más de 71 mil hectáreas y se espera, con la culminación de estos proyectos incluyendo Olmos, ampliar la frontera agrícola en aproximadamente 200 mil hectáreas adicionales por un valor de US$ 1.700 millones. En electrificación rural se logró incrementar el acceso a la población rural, aislada o de frontera que carecía de servicio eléctrico, alcanzando una cobertura al 72% de la población objetivo, lo que significó un incremento de 13 puntos porcentuales respecto al gobierno anterior La Central Hidroeléctrica Molloco (US$ 708 millones), permitirá aumentar la oferta de energía en la zona sur del país. El programa de 1.000 puentes para disminuir el déficit de infraestructura de este tipo, produjo infraestructura importante en regiones como Amazonas (104), Cusco (81), Junín (78), La Libertad (67) o Puno (77), entre otros. Se concesionaron puertos para incrementar la logística exportadora: Yurimaguas, Pisco, Salaverry, Ilo, Chimbote y Chancay. Reequipamiento de las FFAA con buques, aviones, helicópteros y otros elementos logísticos que han permitido mitigar el daño que han causado los desastres naturales en este quinquenio. 14 puertos de pesca artesanal como el de Puerto Morín, en la provincia de Virú, región La Libertad, el desembarcadero Pesquero Artesanal de Atico en Arequipa, el “Atracadero Flotante Artesanal El Chaco”, en Paracas, región Ica, el Puerto Pesquero Artesanal “Bahía Blanca” de Ventanilla en el Callao, entre otros. Se dio el crecimiento más grande por la apuesta educativa, creciendo entre el 2011 y el 2016 el presupuesto educativo en 88%. Se incrementó el presupuesto de educación como porcentaje del PBI de 2,9% en el 2011 a 4% en el 2016. Desde mediados del 2011 al cierre del 2015 la inversión pública en infraestructura educativa ha superado los S/ 13,000 millones, la cifra más alta en la historia, fruto del trabajo conjunto de los tres niveles de gobierno. Esto ha permitido rehabilitar o construir cerca de 4,000 escuelas. La pobreza descendió de 30,8% en el 2010 a 20,7% en el 2016. La pobreza extrema se encuentra en 4,3%, muy cercano al 3% que se considera como la erradicación de la misma. La población rural que accede a electrificación se incrementó de 58,6% en el año 2011 a 72% en el 2015 Pese al entorno desfavorable el promedio de crecimiento del país fue de 4,4% al año, muy superior a Chile, Colombia y otros países. Perú fue líder en crecimiento en Latinoamérica. La inflación anual se ubicó en 3,6% en promedio en el periodo 2011-2015, por debajo del promedio registrado en el resto de los países de la región (5,2%). 13A noviembre de 2015 los activos del sistema financiero alcanzaron un total de S/ 390,980 millones, cifra mayor en 1,8 veces al registrado en el mismo periodo del año 2011 (S/ 214,360 millones). La inversión del sector eléctrico se duplicó, de USD $ 860 millones en 2010 a US$ 1, 800 millones. En generación eléctrica destacan la inversión de las centrales hidroeléctricas Chaglla (US$ 1,220 millones), Cerro del Águila (US$ 760 millones) y Cheves (US$ 560 millones); mientras que en transmisión destacan las líneas de transmisión Chilca-Montalvo (US$ 477 millones), Zapallal-Trujillo (US$ 245 millones), Trujillo – Chiclayo (US$ 158 millones) y Machupicchu – Cotaruse (US$ 126 millones). 14Plan de Gobierno 2021-2026 Ollanta Humala E XPERIENCIA DE G OBIERNO AL SERVICIO DEL PAÍS Compromisos: Recuperar la economía del país promoviendo y viabilizando inversiones públicas y privadas, reactivación de los proyectos paralizados, recuperación del empleo perdido y creación de una política de formalización de la economía. Desarrollar el quinquenio de la transformación de la Salud Pública, como un servicio de calidad y accesible para todos los peruanos. Reducción de la pobreza, mediante el desarrollo de una política social focalizada a grupos vulnerables y construyendo una adecuada protección social para todos, bajo la estrategia de “Incluir para Crecer”. Continuar la reforma de la educación alcanzando una inversión equivalente al 6% del PBI cumpliendo así lo dispuesto por el Acuerdo Nacional. Proteger a todas las personas contra el avance de la delincuencia y criminalidad organizada, incluyendo el narcotráfico y terrorismo. Cuidar integralmente a las mujeres violentadas y poblaciones vulnerables. 15R ECONSTRUYENDO EL PAÍS CON PROGRESO E INCLUSIÓN SOCIAL M ÁS TRABAJO PARA MÁS GENTE N UEVAMENTE INCLUSIÓN PARA CRECER Problemas identificados Dimensión social 1. La política social en este quinquenio se ha abandonado y dejado de ser una prioridad, afectando a los más pobres permitiendo el incremento de la pobreza en 10 puntos. Objetivos problema) • • estratégicos (solución al Enfatizar la política social mediante programas sociales bien focalizados y sin filtraciones Promover programas centrales de la política social: Q ́aliwarma, Pensión 65, Juntos, Cunamas, Beca 18 Indicadores Metas 2021-2026 (valor) • • • • • N° de programas sociales reforzados y repotenciados. SISFOH revisado y reformulado. N° de personas que salen de la pobreza. N° de personas que pueden cubrir sus necesidades calóricas. • • • • Ampliación y profundizacion de los programas sociales de primera y segunda generación, tomando como línea de base el estado en que se encuentren a partir del 28 de julio del 2021. Atención social al 100% de la población vulnerable registrada en el SISFHO. El Pronabec, tendrá una inyección presupuestal para cumplir con las espectativas de cientos de miles de jóvenes, que han visto sus espectativas frustradas en este quinquenio. Mi Riego, ampliará su campo de acción incluyendo el pequeño minifundio en la costa. Pensión 65 retomará nuevamente la cobertura del 162. La salud de la población no está siendo atendida adecuadamente por la pandemia no existiendo un plan sanitario eficaz ni la posibilidad de vacunar rápidamente a la población • 3. La salud pública se encuentra en crisis y se requiere contar con un mejor sistema de salud pública, que pueda ver la salud como un derecho y no un privilegio. Débil capacidad del sistema de salud para planificar, coordinar, gestionar, monitorear y evaluar una respuesta adecuada a las emergencias de salud pública. La pandemia del COVD-19 ha demostrado el impacto extremo que ello tiene en la salud, en el empleo y la economía, en las condiciones de vida y el bienestar de la población en su conjunto. • • • • • • • Un Plan de Vacunación a la • población Un plan de salud para atender al COVID-19 y sus secuelas • Establecer el sistema de atención • primaria en todo el país mediante redes de cercanía al domicilio de los pacientes más allá de las circunscripciones • regionales. Centralizar la planificación, estudios técnico y construcción de hospitales y centros de salud en el PRONIS, • estandarizando las necesidades Fortalecer las compras corporativas de medicamentos y equipos técnicos para todo el país. • Enfatizar que la política de salud es nacional y los gobiernos regionales al igual que el sector privado deben trabajar conjuntamente en una misma dirección. Fortalecer el sistema de vigilancia epidemiológica y la capacidad de preparación y respuesta a emergencias. • Desarrollo tecnológico para la producción de vacunas y pruebas diagnósticas. Profundizar la reforma de • Salud, emprendida por el gobierno Nacionalista. Planificar el incremento de la oferta de médicos, especialistas, obstetras y enfermeras. Rediseñar el sistema de • vigilancia y respuesta ante riesgos y emergencias sanitarias. Reestructurar el Centro • Nacional de Epidemiología, Prevención y Control de Enfermedades como un ente desconcentrado del MINSA y dotarlo de los recursos necesarios. Redefinir las funciones y responsabilidades de cada nivel de gobierno en el Atender de forma urgente la salud de la población por la pandemia, vacunar a la población y considerar una estrategia para las consecuencias médicas de la pandemia • 100% de los adultos mayoresd e 65 años en situación de pobreza y pobreza extrema, que hoy no se encuentran coberturados por el programa. Una vez recepcionadas las vacunas iniciar el procedimiento de vacunación, por el sistema de salud. Atención prioritaria a las personas con secuelas del COVID-19. Establecer una Ley de fortalecimiento de la capacidad de respuesta ante emergencias de salud pública, para ser formulada y aprobada en 2021. (Mediante delegación de facultades). Establecer una Hoja de ruta para la implementación del nuevo marco legal formulado y aprobado en 2021. Formación continua e institucionalizada de un Cuerpo Profesional de especialistas en gestión de riesgos y emergencias de salud pública, para MINSA- Centro Nacional de Epidemiología, Prevención y Control de Enfermedades y 17• • • • • sistema de vigilancia y respuesta. Establecer un fondo de contingencia para emergencias en salud pública con reglas de ejecución que aseguren respuesta oportuna en todo el territorio nacional. Fortalecer las capacidades del sistema de vigilancia y respuesta ante riesgos y emergencias sanitarias. Fortalecer las capacidades de respuesta del MINSA a través del Centro Nacional de Epidemiología, Prevención y Control de Enfermedades y de las Direcciones Regionales de Salud (DIRESAs) para hacer frente a brotes y epidemias. Profesionalizar y dotar de capacidades a la Red Nacional de Epidemiología. Ampliar y fortalecer la red nacional de laboratorios de salud pública con laboratorios regionales certificados, bajo la conducción del Instituto Nacional de Salud • • • • • Direcciones Regionales de Salud (DIRESAs). Formación continua e institucionalizada de; 500 epidemiólogos para el MINSA y DIRESAs, 200 oficinas provinciales de epidemiología adecuadamente equipadas y 32 laboratorios certificados de nivel de bioseguridad III y equipamiento de plataformas para biología molecular. Crear el primer Hospital Virtual del Perú. Cumpir con las metas iniciales del programa PIAS, para lograr coberturar en Salud, a las poblaciones próximas a todos los ríos navegables de nuestra Amazonía. Cumplir con las metas iniciales del programa Tambos, para lograr coberturar en Salud, a las poblaciones de todas las Comunidades y Centros Poblados de la zona altoandina y amazónica, a nivel Distrito. Ampliar y profundizar los programas sociales correspondientes al sector Salud, como; Plan Esperanza, Más Salud, Bienvenido, Vuelve a Sonreir, entre otros. • 184. Inadecuada respuesta del país a la emergencia de la Covid-19, que ha llevado a un desempeño que se encuentra entre los menos favorables a nivel mundial. • • • • • Asegurar el suministro necesario de vacunas, la organización y logística para la vacunación COVID-19 de la población peruana. Virar de la mirada casi exclusiva en la capacidad hospitalaria del UCIs al funcionamiento del sistema preventivo y de control de casos. Generar información de calidad y oportuna sobre la emergencia y la efectividad de las medidas, difundir transparentemente la información al público y alimentar las políticas e intervenciones de lecciones aprendidas para no repetir los errores cometidos. Crear una política de investigación en ciencia y tecnologia aplicadas a la Salud. Fortalecer la lucha contra el Covid 19, reforzando el nivel primario de salud (Centros Médicos, Postas Médicas y Hospitales Estratégicos), con personal de la salud y equipamiento para atender a los pacientes por Covid. • • • • • • Mejorar la capacidad de negociación y gestión de la adquisición de vacunas y suministros. Renovar y ampliar la cadena de frío a nivel nacional en zonas urbanas y rurales. Implementar gestión comunicacional para la aceptabilidad y la adherencia de la vacuna. Poner en funcionamiento un sistema de vigilancia de posibles reacciones adversas a las vacunas Covid-19 y un mecanismo de financiamiento para la atención de éstas. Poner en funcionamiento inmediato equipos de respuesta rápida para la detección de casos, rastreo y aislamiento de contactos, al primer signo de incremento de contagios. Poner en funcionamiento inmediato un observatorio de COVID-19 que siendo de responsabilidad del gobierno, permita poner a disposición de la opinión pública y la academia información oportuna y de calidad. • • • • • • • Vacunas, cadena de frio y demás insumos/materiales adquiridos para asegurar la inmunización escalonada de la población peruana, entre 2021 y 2022. Campañas de comunicación realizadas para asegurar que la población cuente con información veraz y oportuna sobre las vacunas para el COVID 19 en 2021 y 2022. Sistema de vigilancia de eventos adversos de la vacunación en funcionamiento en 2021. Población de 24 Regiones atendidos por equipos de respuesta rápida de acuerdo a necesidad. Observatorio de COVID-19 funcionando en 2021, con prioridades de investigación definidas para la generación oportuna de elecciones aprendidas, que informen las políticas públicas para enfrentar el COVID-19 y otras emergencias epidemiológicas. Creación del Centro Nacional de Investigaciones Médicas y de Vacunas. Equipamiento en toda la red primaria de Salud con el material indispensable en la lucha contra el Covid 19 19• • 5. Insuficiente capacidad resolutiva del sistema prestador, en particular en el primer nivel de atención y escasa integración de las redes de salud en el territorio • • • Atender la necesidad no satisfecha de atención que se ha acumulado en la emergencia. Ampliar el número de establecimientos en el territorio nacional y elevar la capacidad resolutiva de los establecimientos existentes. Asegurar el abastecimiento oportuno de medicamentos e insumos a los servicios de salud de todo el país • • • • • Establecer asociaciones de Gobierno a Gobierno para crear un Centro nacional de Investigaciones Médicas y de Vacunas. Número de Centros Médicos, Postas Médicas y • Hospitales Estratégicos que cuentan con el equipamiento necesario para combatir el Covid 19. • Cerrar la lista de espera de • atención en cada región. Retomar el plan de cierre de brechas de establecimientos estratégicos. Constituir Redes Integradas • de Salud que integren la atención primaria en el territorio. Operadores logísticos especializados a nivel macro regional que involucre a • todos los subsectores. Ampliar el acceso a los medicamentos, mediante una provisión cercana al domicilio. (Balones de Oxígeno, equipos para medir la saturación de Oxigeno en cada paciente, termómetros, camas, cobertura de Internet, convenio con el SAMU,etc. Adecuación del Cuadro de Asignación de personal de la Salud en la red primaria de atención médica, de acuerdo a la realidad del Covid 19. El 100% del personal de la Salud expuestos directamente al Covid 19, contarán con los Equipos de Protección Personal de calidad. Población de 24 Regiones atendida por equipos de especialistas según necesidad en 2022 para cerrar la lista de espera Población atendida por 24 Redes Integradas de Salud, constituidas en 2022. 8 Operadores Logísticos (Convenios Gobierno a Gobierno / Convenios Multilaterales / Asociaciones Públicas-Privadas) aprobados en 2022. Población de las ciudades grandes con opción a recoger sus medicamentos en una farmacia cercana. 206. Limitada capacidad rectora del Ministerio de Salud desfavorece el desempeño del sistema y la entrega de resultados para los ciudadanos. • Especializar al MINSA en el Gobierno • Sectorial fortaleciendo su capacidad sectorial de conducción, supervisión, incentivos y sanción para lograr la cobertura universal y la calidad de la • prestación de servicios. • • • Liberar al MINSA de las responsabilidades de prestación directa de servicios de salud. Crear un organismo técnico ejecutor (OTE), gestor de la prestación de alta complejidad a nivel nacional -incluyendo los hospitales de tercer nivel de las regiones- y para la gestión de los servicios en Lima Metropolitana, dejando al MINSA con funciones rectoras del sistema para especializarlo en política sanitaria. Fortalecer la función rectora de planificación estratégica y definición de prioridades de política sectorial. Crear una Secretaría de Conducción Estratégica para la concertación sectorial e intergubernamental de las políticas sectoriales y descentralizadas, dependiente del despacho ministerial. Fortalecer la capacidad rectora de regulación, establecimiento de estándares y supervisión sectorial. • • • • • • Prestación nacional de alta complejidad funciona con ganancias de eficiencia y economías de escala y mejora de indicadores hospitalarios. Coberturas metropolitanas de intervenciones estratégicas de establecimientos son óptimas y un referente a nivel nacional. MINSA tiene las capacidades organizacionales y funcionarios competentes, las capacidades materiales y de soporte, para hacer cumplir las políticas sectoriales. Se institucionaliza el Informe Anual del Estado de la Salud y del Desempeño del Sistema de Salud y la Conferencia Anual de Salud como espacio de debate público para la definición de las medidas a adoptar, y de premiación a la instituciones y gestores destacados Se ha alcanzado un “piso obligatorio” de estándares de calidad del modelo de acreditación, alcanzando los hitos y metas de 5 años. SuSalud tiene presencia en los macrorregiones con equipos y recursos suficientes para realizar su labor de supervisión de 21• 7. Insuficiente financiamiento del sistema de salud. • Cerrar la brecha de financiamiento • aumentando el presupuesto público en forma sostenida. • • • • Fortalecer la Superintendencia Nacional de Salud, devolverle sus funciones de categorización y acreditación de la calidad, para mejorar el desempeño de aseguradoras y entidades prestadoras de servicios. establecimientos de salud y de sus Unidades de Gestión. Dotar del financiamiento • necesario para atender la emergencia y fortalecer el sistema de salud pública. • Dotar de financiamiento necesario para relanzar el primer nivel de atención médica y crear las Redes • Integradas de Salud. Avanzar hacia la equiparación progresiva del financiamiento público per cápita para todos los residentes independientemente de sus aseguradoras y entidades prestadoras. Formalizar al personal CAS, en el sector salud y contratar al personal profesional y técnico, con salarios dignos. Fortalecer el Plan Esperanza contra el cáncer con más presupuesto y centros Incremento gradual tomando en cuenta las nuevas necesidades de prevención sanitaria. Establecer las redes de atención oncológica, tomando en cuenta las facilidades de infraestructuta y la densidad poblacional. Fortalecer la red primaria de atención médica, en coordinación con los gobiernos subnacionales. 228. Elevado número de personas afectadas por problemas de salud mental en la población • Fortalecer la salud mental de la población • • 9. La educación escolar y universitaria requieren ser mejoradas con una mejor gestión y un mejor presupuesto. El 15% de estudiantes abandonó la universidad debido al COVID-19. • • • • • Continuar la reforma educativa, iniciada en el gobierno Nacionalista, incluida la reforma universitaria. Incrementar el presupuesto en educación conforme al Acuerdo Nacional Desarrollar una estrategia que permita recuperar el tiempo perdido en materia educativa por la pandemia. Expandir y profundizar los programas de Becas; particularmente, 18 y Beca Presidente de la República (hoy llamada Beca Bicentenario). Desarrollar un programa que ayude a los jóvenes que no han podido continuar sus estudios debido al COVID-191. • • • • especializados en todo el país (IRENs) N° de personas que reciben • servicios de salud mental Establecer una data de personas, particularmente niños y niñas, que a raíz del Covid 19, presenten cuadros • clínicos, de problemas de salud mental. Número de Universidades licencias por la SUNEDU. Reinserción a la educación de estudiantes que abandonaran los estudios debido a la pandemia del Covid 19 Estudiantes de todos los niveles que reciben clases de manera virtual y presencial. Establecer una data de los estudiantes que no han podido continuar sus estudios debido al Covid. • • • • • Al menos el 50% de población identificadas con problemas de salud mental por el COVID-19 reciben orientación y atención especializada. Al menos el 50% de las personas identidades con problemas de salud mental con cobertura para acceder a servicios salud mental y bienestar. Asegurar el cumplimiento de las resoluciones de la SUNEDU sobre el licenciamiento de universidades. Establecer normas estrictas para asegurar que las nuevas universidades antes de operar obtengan la acreditación de la SUNEDU. Ampliar las capacidades de los centros educativos para acoger estudiantes que migren a la educación nacional Crear un sistema integral de reforzamiento para todos los niveles de educación. Preparar un programa de recuperación de clases, para los estudiantes que no pudieron continuar sus estudios por 2310. No todos los escolares tienen acceso a un computador o Tablet, habiendo el gobierno actual demorado la entrega de equipos. Menos del 15% de los hogares pobres cuenta con una computadora en casa, a diferencia del 60% de los hogares no pobres que cuentan con dicho instrumento. Este factor sumado al Covid 19 y la crisis económica, han generado una gran deserción escolar y universitaria. Existe un gran número de escuelas (aprox. 35%) que no tienen acceso a internet, lo que implica una desventaja en el aprendizaje para esta población infantil. • • • • • • 11. Casi la mitad de las más de 54 mil escuelas públicas en el país se encuentran muy deterioradas por su antigüedad y estado de conservación. Según el Programa Nacional de Infraestructura Educativa (Pronied) del Ministerio de Educación, estas escuelas • • Desarrollar acciones para evitar la deserción escolar. Comprar equipos de cómputo y dotar de internet a las zonas de pobreza y extrema pobreza del país, obligando a las operadoras de telefonía a la instalación del servicio de Internet, en cumplimiento a sus obligaciones contractuales y sociales. Continuar el programa de Tele Educación, iniciado en el gobierno Nacionalista, mediante la utilización del Internet y programación a distancia del MINEDU. Reducir las brechas de conectividad de internet. Conectar a todas las escuelas públicas a internet de alta velocidad. Obligar a las operadoras a reducir esas brechas, lo que debe hacerse con inversión, pero también con cumplimiento de sus obligaciones contractuales, pues hay que recordar que las operadoras están obligadas a conectar las zonas rurales y esta es la zona del país más relegada. Implementar un plan de reconstrucción gradual de 28 mil escuelas, en todo el país y construcción de nuevas unidades escolares. Establecer una política de ampliar la cobertura de los Colegios de Alto • • • • Centros escolares que cuentan con un plan de recuperación y nivelación N° de centros escolares conectados al internet de banda ancha. Cobertura del proyecto Nacionalista de Red Dorsal de Fibra Óptica (13,500 kms), hasta el nivel capital de distrito y la utilización de los Tambos. N° de deserciones escolares. • • • • • • • • • N° de escuelas reconstruidas • N° de escuelas construidas Colegios de alto rendimiento • construidos No de colegios que no tienen agua y desague. motivos relacionados con el Covid 19 Ampliar la cobertura de Internet en los centros educativos, utilizando los compromisos contractuales de las operadoras de telefonía local. Entrega de tablets y computadoras a través de los colegios, coberturados en su totalidad. Retomar la expansión de la Red Dorsal de Fibra Óptica, proyecto creado en el gobierno Nacionalista, hasta llegar a nivel capital de distrito. Retomar la expansión de los proyectos de energías renovables como el uso paneles solares iniciados en el gobierno Nacionalista y el uso de energía eólica (molinos). Asegurar la participación del programa Tambos, para la conectividad de Internet en el ámbito rural. Escuelas reconstruidas de las zonas rurales, en coordinación con los gobiernos subnacionales. Escuelas reconstruidas a nivel nacional, a cargo del Pronied 24deben ser reconstruidas o reparadas, siendo que aproximadamente doce mil no tienen acceso a agua. • 12. Según la ENAHO 3,6 millones de peruanos no tienen servicios de agua potable • • Rendimiento (COARs), en cada Región y en las principales provincias, para ampliar la oferta pública del bachillerato internacional. Gobierno central y gobiernos subnacionales deben establecer un trabajo coordinado para priorizar los proyectos de agua y desague en sus localidades priorizando escuelas y centros médicos. El acceso al agua potable para el consumo debe constituirse como un derecho fundamental. Implementar una política para el cierre de brechas de acceso al agua potable. • Numero de Gobiernos • subnacinales que priorizan el canon minero en proyectos de saneamiento en colegios. • • N° de familias peruanas que aún no acceden a servicios de agua y desague, en el ámbito rural y urbano. Establecer un mapa de las localidades que hoy adolecen de agua potable y desagues. Buscar la viabilidad y la eficacia de las Empresas prestadoras de Saneamiento de Agua. Prioridad presupuestal para los proyectos de Agua potable y desagues a nivel nacional. • • • • • • • Todas las regiones cuentan con un Colegio de Alto Rendimiento y también en las provincias con mayor densidad poblacional. Establecer incentivos para que los gobiernos subnacionales prioricen los proyectos de saneamiento en sus localidades, priorizando los colegios y los hospitales. Priorizar los proyectos de saneamiento para los 3.6 millones de peruanos no acceden a agua potable. Reestructurar el sistema de servicios de agua potable (Sedapal, EEPPS a nivel gobiernos subnacionales, etc.), buscando un servicio de calidad, moderno y que nos permita ampliar la cobertura de agua potable enfocando esta política como un derecho fundamental. Declarar en emergencia los proyectos de saneamiento paralizados con la finalidad de poder retomar su ejecución. El MVCS capacitará a los funcionarios de los gobiernos subnacionales para mejorar la calidad de los proyectos de agua potable. 25• 13. La mujer aún es discriminada por su condición de género, existiendo brechas salariales y laborales, así como una vieja cultura de machismo y violencia contra la mujer. Existe una mala práctica de mirar la maternidad, como un problema, y además, vinculado directamente a la mujer. Comparativamente en el Perú, la pobreza tiene rostro de mujer. La violencia y el feminicidio contra la mujer, es la otra pandemia en el país que requiere ser enfrentada firmemente. • • • • • • Aprobar incentivos para que las mujeres puedan acceder a posiciones de dirección y mayor responsabilidad en el empleo Crear en el Ministerio de la Mujer y Poblaciones Vulnerables la Oficina de seguimiento “Represión de la Discriminación contra la Mujer y el Género” para denunciar los casos de discriminación. Promover desde la educación infantil, una cultura de tolerancia y de igualdad, para desterrar la vieja cultura de discriminación a las mujeres y poblaciones vulnerables. Fortalecer el trabajo del Ministerio de la Mujer y Poblaciones Vulnerables, en la tarea de combatir la discriminación contra la mujer y poblaciones vulnerables. Establecer el mapa de violencia contra la mujer y dotar de recursos en las zonas para la prevención y atención de las víctimas de la violencia. Incorporar a la justicia comunal y rondas campesinas en zonas rurales, en el plan de protección a la mujer. • • • • • Mujeres que ocupan posiciones de dirección y alta dirección en el sector público y privado. Declarar de máxima prioridad del Estado, la prevención e interdicción de la violencia contra la mujer. Asignar más recursos y personal al Programa Nacional para la Prevención y Erradicación de la Violencia hacia las Mujeres e Integrantes del Grupo Familiar y relacionarlos con los Gobiernos Regionales. Asignar más recursos y personal al programa “Yachay” para la protección de las adolecentes en situación de vulnerabilidad. Creación del programa social “Mujeres revaloradas” para igualar las condiciones de desarrollo con respecto a los hombres. • • • • • • • Promover la buena utilización del Canon Minero en proyectos de saneamiento local. Equilibrio de salario y cargas de representación entre hombres y mujeres. Oficina de Represión de la Discriminación contra la Mujer y el Género creado. Promover la asociatividad y colectivos de mujeres para crear conciencia contra el machismo y la violencia de género, para denunciar cualquier acto de esta naturaleza. Establecer una red de casas de refugio o albergues temporales para niñas y adolecentes vulnerables en todo el país. Contratación de personal especialista en psicología para, a través de los Tambos y los PIAS, atender los problemas de la población femenina en el ámbito rural. Creación de la Beca “Mujer Exitosa”para estudios superiores, especificamente para estudiantes femeninas. Ampliar el concepto de cuota de género en los colegios y universidades. 26• • 14. Muchos peruanos no acceden a una vivienda • digna, existiendo un déficit de viviendas. Además, según estimaciones del Ministerio de Vivienda, Construcción y Saneamiento, alrededor del 70% de la edificación de viviendas en el Perú se realiza de manera informal, siendo que en Lima el 68.5 por ciento de las viviendas construidas entre los años 2007 y 2014 son informales. Además, en el caso de Lima Metropolitana, se estima en más de 500 mil las viviendas con ese tipo de riesgo (INDECI, 2017). A nivel nacional, el nivel de vulnerabilidad afecta al 60 por ciento de familias que viven en casas inseguras. El estado deberá contar con un mapa actualizado de riesgos de accidentes, movimientos sísmicos, etc., generados por el mercado informal de viviendas y la “auto construcción”. Para tomar medidas destinadas a reducir dichos riesgos. • • Trabajar conjuntamente con los ministerios de Vivienda (MVCS) y Trabajo, para formalizar el mercado de la construcción y el mercado inmobiliario. Impulsar el crédito para viviendas. • • • Establecer la red Yachay en cada provincia del país. Asignación presupuestal al programa “Mujeres Revaloradas”, para que inicialmente pueda dotar de forma gratuita y, a traves de los colegios, universidades y centros del Ministerio de la Mujer y Poblaciones Vulnerables; de un Kit mensual con todo el avituallamiento sanitario, que requiere una mujer por su propia condición física y biológica. Retomar el programa de mejoramiento de viviendas a través del crédito, creado en el gobierno Nacionalista, para combatir la cultura de la auto construcción. Ampliar los programas de viviendas, como Techo propio y otros, para formalizar el mercado inmobiliario. Agilizar el trabajo multisectorial del estado, para establecer una planificación urbanística dotando de servicios básicos, como; servicios de agua potable, electrificación, pistas y veredas, etc., y de esta forma, 27• 15. La pandemia ha generado una aguda crisis de empleo que es preciso revertir, habiendo pasado de 3,9% en el 2019 a 8,2 en el 2020, lo que se traduce en 2 millones de empleos perdidos, siendo los más afectados la población joven • • • • 2 Adopción y masificación del sistema de formación profesional dual, sistema alemán2 reconocido a nivel mundial que garantiza una formación técnica intensiva y una rápida inserción en el mercado laboral. Actualmente existe en el Perú, pero mínimamente. Masificación del programa Trabaja Perú, para la generación de empleo temporal en obras de pequeña envergadura, pero intensiva en la utilización de mano de obra no calificada y que serviría para disminuir el desempleo rural y urbano generado por la crisis del COVID-19. Promoción de los Centros de Empleo en los gobiernos locales como aliados estratégicos y los más efectivos para la intermediación laboral entre la demanda y la oferta de trabajadores,</text:p>
          </table:table-cell>
        </table:table-row>
        <table:table-row table:style-name="ro1">
          <table:table-cell office:value-type="string" calcext:value-type="string">
            <text:p>Peru Libre</text:p>
          </table:table-cell>
          <table:table-cell office:value-type="string" calcext:value-type="string">
            <text:p>PERÚ LIBRE Ideario y ProgramaPERÚ LIBRE Ideario y Programa “Necesitamos de una teoría propia para que el Partido lo practique convencido de su misión histórica”.PERÚ LIBRE Ideario y Programa Vladimir Roy Cerrón Rojas Los Dogos 121 Urb. La Ribera, Huancayo Perú Libre. Ideario y programa Primera edición 1000 ejemplares - febrero 2020 Hecho el Depósito Legal en la Biblioteca Nacional del Perú: 2020-01843 Se terminó de imprimir en febrero del 2020 en Servicios Gráficos y Publicidad Bryan Jr. Ica 359 – HuancayoPERÚ LIBRE Ideario y Programa ÍNDICE INTRODUCCIÓN CAPÍTULO I SOBRE LA NATURALEZA DEL PARTIDO CAPÍTULO II HACIA UNA NUEVA CONSTITUCIÓN POLÍTICA CAPÍTULO III NUEVO RÉGIMEN ECONÓMICO DEL ESTADO CAPÍTULO IV NUEVA ESCUELA PÚBLICA ORIENTADA A LA LIBERACIÓN CAPÍTULO V NUEVA SALUD PÚBLICA ORIENTADA A INTERESES DEL PUEBLO CAPÍTULO VI SOBRE POLÍTICA DE TRANSPORTE Y MEDIOS DE COMUNICACIÓN CAPÍTULO VII POLÍTICA AGRARIA COMO SEGURIDAD NACIONAL CAPÍTULO VIII SOBRE POLÍTICA MEDIO AMBIENTAL CAPÍTULO IX SOBRE CULTURA Y TURISMO CAPÍTULO X SOBRE LA DESCENTRALIZACIÓN CAPÍTULO XI SOBRE POLÍTICA LABORAL CAPÍTULO XII SOBRE POLÍTICA ANTICORRUPCIÓN CAPÍTULO XIII POLÍTICA EN SEGURIDAD CIUDADANA CAPÍTULO XIV SOBRE LOS DERECHOS HUMANOS CAPÍTULO XV SOBRE POLÍTICA DE JUSTICIA CAPÍTULO XVI LA MUJER SOCIALISTA CAPÍTULO XVII SOBRE NUESTRAS PRINCIPALES FUENTES DE RIQUEZA CAPÍTULO XVIII SOBRE NUESTRA SOBERANÍA CAPÍTULO XIX NUESTRA POSTURA FRENTE AL EMPRESARIADO PRIVADO CAPÍTULO XX NUESTROS DERECHOS SOBRE EL MAR TERRITORIAL CAPÍTULO XXI NUESTRA POLÍTICA EXTERIORPERÚ LIBRE Ideario y Programa INTRODUCCIÓN Este documento constituye el pensamiento ideológico, político y programático de nuestro Partido, poniendo a consideración del pueblo peruano su materialización. Plantear un programa homogéneo para todo el Perú definitivamente es imposible, aunque en términos generales quisiéramos acercamos a ello, considerando que nuestro país es un crisol de naciones y culturas, razón por la cual no es incoherente reconocer al Perú como un Estado plurinacional. Quienes hemos recorrido el país podemos afirmar la existencia de las abruptas diferencias entre las diversas regiones. El norte, centro, sur y oriente, cada uno con sus propios problemas y potencialidades, sin contar con la capital que constituye un capítulo especial, poseen un origen, diagnóstico y tratamiento diferenciados, atendiendo a razones culturales y materiales, motivos por el cual debemos acercarnos a identificarlos de manera general y plantear propuestas de solución. En todo este dilema nació en el país una corriente izquierdista provinciana, inicialmente como movimiento regional para luego constituirse en un partido de alcance nacional, Perú Libre. El nacimiento del Partido no solo fue una respuesta a la derecha, sino algoPERÚ LIBRE Ideario y Programa más importante, una respuesta a la izquierda tradicional del país, quienes se sentían únicos herederos legítimos de la representación nacional. El camino para hacernos de un espacio político de la capital, no es una tarea fácil, es una tarea de titanes, pero es posible e indudablemente necesario. El elemento principal que haría viable este objetivo es la propia naturaleza de izquierda del Partido, frente a la degeneración o claudicación de las antiguas opciones, que si bien es cierto hoy sobreviven, pero no por ser partidos, sino por haberse convertido en empresas. En estas circunstancias de mudanza y crecimiento hacia la capital, nos percatamos que necesitábamos mejorar un documento primigenio para que su mensaje sea más contundente en la militancia y los propios dirigentes, donde se definan las columnas ideológicas del Partido, fácil para su comprensión y asimilación, como arma vital para la lucha de las ideas contra el adversario político. Valga la ocasión para señalar que, como cualquier otro documento ideológico y político esto no condiciona a una ortodoxia militante, sino cumpla su modesta misión de guía, nada más. Por el contrario, atentos a la crítica y autocrítica, estamos seguro que se enriquecerá aún más la propia teoría. Con este documento, cuando nuestros militantes lleguen al poder o estén en proceso de construcción de éste, sabrán diferenciar cuál es la misión del gobierno y cuál la del Partido, que obviamente son diferentes, porque mientras uno hace obras, el otro construye el espíritu popular. Además, alertará para tomar la precaución debida frente a las conspiraciones del que indudablemente se está al acecho en un terreno movedizo donde obligatoriamente inicia toda génesis de un nuevo modo de producción. Constituye un documento contestatario al neoliberalismo donde los niveles de la lucha de clases no se circunscriben al plano económico, político o social, sino algo más importante, también a los planos ideológico y cultural. Establece también una estrategia para rescatar al Estado minimizado, casi imperceptible y moribundo frente al avasallamiento de la dictadura del mercado.PERÚ LIBRE Ideario y Programa Con el neoliberalismo nuestras empresas estatales fueron privatizadas; la libertad de mercado, libertad de empresa, libertad de industria y libertad de finanzas, quebraron nuestra incipiente industria nacional pública y privada; se socializaron las pérdidas y privatizaron las ganancias; se dio exclusividad monopólica a las empresas extranjeras; con la flexibilización laboral se autorizó mayor explotación legal al trabajador; se incrementó la brecha de desigualdad en el país, el hombre quedó reducido a ser un medio de producción o simple mercancía; y nos llevaron a una condición de neocolonia. En otras palabras, impusieron libertad para los ricos y coacción para los pobres. Todos los males acarreados a nuestra sociedad, necesitan recetas o remedios que aplicar, la receta es el programa del Partido y el remedio tiene que ser la acción de una sociedad consciente de su misión revolucionaria, mientras nos destinamos a ver concretadas nuestras aspiraciones resumidas en el eslogan del Partido: ¡No más pobres en un país rico! Huancayo, febrero del 2020 Dr. Vladimir Cerrón Rojas Secretario General Nacional Líder FundadorPERÚ LIBRE Ideario y Programa CAPÍTULO I SOBRE LA NATURALEZA DEL PARTIDO PERÚ LIBRE es una organización de izquierda socialista que reafirma su corriente ideológica, política y programática. Para ser de izquierda se necesita abrazar la teoría marxista y bajo su luz interpretar todos los fenómenos que ocurren en la sociedad mundial, continental y nacional, sus causas y efectos, y a partir de ese diagnóstico plantear criterios de solución que conlleven a la satisfacción de las mayorías. Asimismo, los postulados mariateguístas, son de vital importancia respecto de nuestra realidad nacional, latinoamericana e inclusive mundial. Por tanto, decirse de izquierda cuando no nos reconocernos marxistas, leninistas o mariateguístas, es simplemente obrar en favor de la derecha con decoro de la más alta hipocresía. Partidariamente no hemos encontrado otra forma de interpretar el mundo de manera más coherente, inteligente y sobre todo científica sobre el tránsito de la humanidad en su afán de dominar la naturaleza y, una vez alcanzada ésta, en lograr su propio dominio estableciendo una permanente clases sociales. Es el Partido que con su práctica puede convencernos que no todo es utopía, que también existen realidades, conquistando objetivos que, la educación oficial, la religión y los medios de comunicación, nos transmitieron la idea que eran aspiraciones imposibles y que solamente una sociedad dividida en clases era garantía de competitividad y avance social. Reconocemos que en nuestro país existe un tipo de izquierda que solo vive para oponerse a cualquier iniciativa, buena o mala, porque no se ha preparado para gobernar, menos sabrían que hacer de llegar al poder. También existen las que al haber claudicado a su misión histórica han optado por el camino del empresariado bancario, laboral, ONG, etc., generando una vil traición al encargo popular. PERÚ LIBRE tiene principios claros, es democrático, descentralista, internacionalista, inclusivo, soberano, humanista y antimperialista. Practica los cinco principios de las ciencias sociales para el logro de sus objetivos, unidad, compromiso, identidad, decisión y acción. Por más que invoque paradigmas internacionales no es antagónico a la praxis y aspiraciones de nuestros pueblos originarios.PERÚ LIBRE Ideario y Programa Somos un partido forjado al interior del Perú Profundo, en los Andes del Perú, que no solo cuestiona el centralismo forjado por los partidos de derecha, sino también la indiferencia de algunos partidos de izquierda capitalina que, con su neutralidad “democrática”, permitieron la consolidación del neoliberalismo en nuestra patria. Nuestros cuestionamientos los realizamos con un espíritu constructivo, con argumentos objetivos y utilizando la herramienta de la crítica como medio y no como fin. PERÚ LIBRE es expresión contestataria de los pueblos marginados; palabra descentralista del poder político y económico; expresión de las luchas antineoliberales contra dictadura del capital o del mercado; expresión de nuestros derechos laborales; expresión del rescate de nuestras empresas privatizadas y de nuestros recursos naturales; expresión del anhelo popular de un nuevo modelo de producción; expresión de la restitución de los derechos fundamentales; expresión de los derechos comunales andinos y amazónicos; expresión de un proyecto de país y no de un proyecto de grupo empresarial; y finalmente expresión del internacionalismo latinoamericano. La historia nos demuestra que, desde Túpac Amaru II, la revolución peruana iniciada por él, aún no ha concluido, razón por la cual este proyecto socialista debe evidenciar en sus planteamientos y objetivos la trascendencia histórica del mismo, construyendo con responsabilidad y coherencia un futuro distinto en beneficio de las grandes mayorías del país. Ser de izquierda en un océano neoliberal o capitalista implica vocación de servicio y ocasionalmente sacrificio. Significa tres cosas fundamentales, ser defensor del medio ambiente, luchar a favor de la paz mundial y poner cualquier avance tecnológico o social al servicio de la humanidad. Razones por las cuales nuestra organización no debe confundir los roles del Partido y la del gobierno, una crea las condiciones subjetivas y la otra las objetivas. El Partido va en busca de una nueva sociedad, más equitativa, más justa, que rescate a sus hijos de la esclavitud moderna en sus diversas variantes y métodos. Construir esa sociedad no es una tarea fácil, implica luchar contra nichos de poder, empotrados secularmente no solo en sus instituciones, sino en nuestras mentes.PERÚ LIBRE Ideario y Programa Para lograr las aspiraciones del Partido debemos tener en cuenta que el Partido necesita en su dirigencia, como el gobierno en sus funcionarios públicos, políticos altamente técnicos y técnicos altamente políticos, ninguna de estas dos cualidades debe estar divorciada de la otra, deben estar concatenadas, para que pueda marchar la maquinaria revolucionaria. CAPÍTULO II HACIA UNA NUEVA CONSTITUCIÓN POLÍTICA Antecedentes La Constitución Política del Perú (CPP) de 1993 fue impuesta tras un golpe de Estado, promovido por el gran empresariado nacional y transnacional, concretizándose los objetivos del Consenso de Washington, que les permitió adecuar la administración estatal a sus intereses e instaurándose un nuevo modo de producción al país conocido como neoliberalismo. Claro que la Constitución de 1979 no era la expresión del interés popular, sino era conservadora, defensora de la oligarquía empresarial, pero reservaba al Estado una ventana para salvaguardar algunos intereses. Tras veintisiete años de vigencia, este modelo neoliberal demostró su incapacidad para resolver las necesidades de las clases mayoritarias del país, llegando al extremo de no poder cubrir las necesidades más elementales que garantice una vida decorosa ni los derechos fundamentales de la sociedad peruana. Constitución vigente La actual CPP promueve el carácter individualista, mercantilista, privatista y entreguista. Decimos que es individualista porque no promueve la solidaridad como valor social indispensable en el ámbito nacional ni internacional y, por el contrario, promueve la competencia de cada uno de sus miembros, relegando a la mayoría en beneficio de unos cuantos que lograron éxitos tas “su” esfuerzo, como expresión de la lucha de clases. Es mercantilista porque todo pone en función de dos perversas leyes, la oferta y la demanda, que ha conllevado a que no cuenten en la sociedad los principios y valores, sino la rentabilidad económica que pueden obtenerse producto de cualquier acto lícito o ilícito. Nos convierte en una sociedad de mercado, mas no en una sociedad con mercado, donde el hombre esta reducido a ser solo un medio de producción o una simple mercancía más.PERÚ LIBRE Ideario y Programa Es privatista porque no solo ha promovido, sino que han materializado la privatización de todas nuestras empresas estatales, que eran propiedad del pueblo peruano aduciendo su incompetencia. Un total de 228 empresas del Estado se convirtieron en empresas privadas de los propios gobernantes o sus testaferros en contubernio con el gran empresariado nacional y extranjero. Es entreguista, porque los principales yacimientos estratégicos mineros, gasíferos, petroleros, eléctricos e hidroenergéticos, están en manos del gran capital transnacional. A esto debe añadirse los principales puertos, aeropuertos, carreteras, corredores aéreos, entre otros. Artículos pétreos de la CPP Denominados así a las cláusulas innegociables, inamovibles e inmodificables del neoliberalismo plasmadas en la Carta Magna. Nombraremos algunas más resaltantes. En el Artículo 6, el Estado terceriza o privatiza su responsabilidad en salud, educación y seguridad a los padres de familia y no los asume como responsabilidad propia. El Artículo 11, pone a escoger el libre acceso a la salud pública o privada, pero no garantiza la salud propiamente dicha del pueblo. El Artículo 17, garantiza solamente la educación inicial, primaria y secundaria, pero la superior solo lo garantiza a los que obtienen alto rendimiento académico, privatizando de esta manera un derecho fundamental. El Artículo 19, exonera de todo tipo de impuesto a las universidades, institutos, colegios y escuelas privados, habiéndose proliferado miles de ellas sin la calidad académica infraestructura y recursos humanos para garantizar una educación de calidad. El Artículo 58, refiere que la iniciativa privada es libre, con lo que debemos inferir que la pública no lo es y delimita al Estado solo como órgano que promueve y orienta. El Artículo 59, otorga la libertad de empresa, comercio e industria, de empleo, de finanzas, etc., es decir, libertad solo para los ricos. El Artículo 60, reconoce la libertad de la empresa privada y pública, pero restringe a esta última salvo una autorización por ley expresa, en otras palabras, la empresa pública está vetada. El Artículo 61, es la que combate, pero no prohíbe el monopolio, es decir desnaturaliza su propia concepción de libre mercado, así tenemos monopolios de los medios de comunicación, electricidad, luz, agua, cemento, etc. El Artículo 62, prohíbe la revisión de los contratos ley, aún sean lesivas al Estado, aduciendo seguridadPERÚ LIBRE Ideario y Programa jurídica y tributaria, prohíbe además al parlamento su modificación, por lo que la hemos denominado la piedra angular del neoliberalismo. Este último, el Artículo 62, es la madre y protectora del saqueo y la corrupción más grande del país hace décadas. Las empresas privatizadas fueron vendidas, sin previa consulta al pueblo, a precios irrisorios y altas comisiones. Según la Comisión Investigadora de Delitos Económicos y Financieros 1990-2001, el producto de esas ventas ascendió a 7 mil millones de dólares y solo se invirtieron en el país 1 mil millones de dólares, despareciendo 6 mil millones de dólares y para que nadie pueda revertir estas ventas la actual Constitución impide según este artículo la revisión, modificación, anulación, etc., de lo que ellos llamaron contratos ley. Asamblea Constituyente y Nueva Constitución. Necesitamos promover y lograr un cambio constitucional que incorpore un enfoque diametralmente opuesto, es decir, la brega por una Constitución solidaria, humanista, rescatista y nacionalizadora. La nueva CPP debe redactarse mediante una Asamblea Constituyente, la misma que debe concluir en el desmontaje del neoliberalismo y plasmar el nuevo régimen económico del Estado. Economía Popular Con Mercados Estos parámetros han sido tomados de la experiencia gubernamental de la República Plurinacional de Bolivia y de la República del Ecuador, del gobierno de Morales y Correa, respectivamente. El primero se refiere al Modelo Social Económico Comunitario Productivo y el segundo al modelo de la Revolución Ciudadana, que compatibilizan con nuestros objetivos y que nosotros denominaremos resumidamente como Economía Popular Con Mercados. a. Estado regulador del mercado. Cambio del Estado regulado por el mercado por un Estado que regule al mercado. b. Estado descentralizado. Cambio del Estado centralista que beneficia económicamente la iniciativa privada por un Estado descentralizado, fiscal y tributario, o República Federal que beneficie al sector público y privado. c. Estado fuerte y con facultades. Cambio del Estado vigilante supervisor por un Estado interventor, planificador, innovador, empresario y protector.PERÚ LIBRE Ideario y Programa d. Estado redistribuidor de riqueza. Cambio del Estado acumulador que favorece al empresariado transnacional atentando a mejoras salariales por un Estado redistribuidor de la riqueza favoreciendo al empresariado nacional que mejore los salarios. e. Estado industrializador. Cambio del Estado primario exportador que reduce plazas laborales por un Estado industrializador, generador valor agregado, inversiones, empleo y descongelamiento de sueldos en el país. f. Estado nacionalizador. Cambio del Estado privatizador y exportador de capitales por un Estado nacionalizador soberano que fortalezca la economía interna invirtiendo sus capitales en el país. g. Estado revisor de contratos. Cambio del Estado que promueve la impunidad de las concesiones lesivas al pueblo por un Estado transparente que permita la revisión, renegociación o anulación de los mismos. h. Estado sin deuda externa. Cambio del Estado dependiente del endeudamiento externo con déficit fiscal por un Estado que genere recursos internos a partir de la soberanía de sus recursos con menor endeudamiento externo y superávit fiscal. i. Estado priorizador de demanda interna. Cambio del Estado que guía su economía por la demanda externa por un Estado que guíe su economía por la demanda interna sin descuidar la externa. j. Estado estabilizador microeconómico. Cambio en la preferencia por la estabilidad macroeconómica por un Estado que prefiera la estabilidad microeconómica del hogar sin descuidar la macroeconomía. k. Estado soberano. Cambio del Estado sometido a las fórmulas del Consenso de Washington, Banco Mundial, Fondo Monetario Internacional, Reserva Federal de los EEUU, Gobierno de los EEUU y sucedáneos, por un Estado soberano que con el superávit peruanice la economía del país.PERÚ LIBRE Ideario y Programa CAPÍTULO III NUEVO RÉGIMEN ECONÓMICO DEL ESTADO El régimen económico es la piedra angular que define el modo de producción en un país, actualmente vivimos en un sistema capitalista aparentemente renovado, en un neoliberalismo económico, llamado Economía Social de Mercado, impuesto desde el año 1993 y desde entonces ha ido en contra de los intereses de las grandes mayorías del país. Para cambiar esta triste realidad, es necesario plantear ajustes en el campo económico, la mayoría de manera drástica. Nuevo modelo económico del Estado. Nuestro Partido plantea la Economía Popular Con Mercados, aspecto abordado ampliamente en el capítulo anterior. No estamos en contra de la empresa privada siempre que se traduzca su actividad en beneficio de la mayoría de los peruanos, tampoco prohibimos la competencia empresarial estatal, ninguno puede tener exclusividad, ni vetos. Nuevo rol económico del Estado. El Estado debe estimular la creación de la riqueza, siempre que esta no surja, ni conlleve, a la explotación, trata de personas, recorte de los derechos laborales, contaminación ambiental, evasión de impuestos, violación de derechos fundamentales, situación de neocolonia, inseguridad ciudadana, corrupción, contratos lesivos al Estado, lesión de valores y principios sociales, entre otras. La izquierda socialista no renuncia a la riqueza, pero ésta debe ser social, no individual ni grupal. La tasa de crecimiento, que nos pretende hacer vivir en un falso paraíso, no es el mejor indicador de un modo de producción, porque ésta puede aumentar, pero a la vez incrementar la pobreza gracias a la explotación del pueblo y recorte de sus beneficios laborales en favor de los dueños de los medios de producción. Podemos vender todos nuestros recursos sin dejar nada al Estado, podemos permitir la explotación y mejorará la tasa de crecimiento, pero no el bienestar social. Nuevo pluralismo económico. Al plantear la Economía Popular Con Mercados en contraste a la Economía Social de Mercado, liberamos al Estado para que pueda crear empresa y competir equitativamente con el empresariado privado. El Estado no puede estar ajeno a los beneficios del mercado en pro de generar bienestar para su pueblo.PERÚ LIBRE Ideario y Programa Nueva libre competencia. El Estado no solo debe combatir el monopolio privado, sino debe prohibirlo de manera taxativa. No debe haber lugar para la concertación de precios, el acaparamiento y la especulación económica. Las empresas privadas pueden competir libremente entre ellas y con el sector público. La exclusividad del manejo de algunos recursos estratégicos solo puede ser reservados para el Estado peruano en salvaguarda de los intereses nacionales en materia de economía, soberanía, seguridad, energía, alimentación y otros que lo ameriten. Nueva libertad de contratar. El Estado peruano no puede dar privilegios de rango constitucional al capital transnacional, perdiendo soberanía e impidiéndose la revisión de los mismos, aún sean lesivos al pueblo peruano. El Estado puede contratar, pero sin privilegios ni inmunidades legislativas, jurídicas ni tributarias, como lamentablemente lo prevé la actual CPP. Deben revisarse todos los nefastos contratos-ley que han sido en realidad la libertad para el saqueo del pueblo peruano. Esta medida permitirá renegociar la proporción del reparto de utilidades, en las que las transnacionales se quedan con el 70% de las ganancias y el Estado solo con el miserable 30%, pero en otros casos se adjudican hasta el 80% y 90% de las ganancias por la explotación de nuestros recursos, en clara desventaja para el desarrollo de nuestros pueblos. Planteamos invertir la proporción del reparto de utilidades, 20% a favor de la transnacional y 80% a favor del Estado. Ecuador y Bolivia demostraron, bajo gobiernos de izquierda que esto es posible y viable. En Ecuador se renegoció los contratos petroleros establecidos en los años 90, cuando el precio del barril bordeaba los 16 dólares, el Estado recibía 4 o 5 dólares por barril, cuando los precios del petróleo subieron aumentaron las compañías petroleras se volvieron multimillonarias y aun así seguían pagando los 4 o 5 dólares. Con la Revolución Ciudadana se implementó los contratos de prestación de servicios; el petróleo es de Ecuador; se paga para que lo saquen y cancelan una tarifa fija a la empresa petrolera en función de una razonable rentabilidad y el resto, no importa el precio, suba o baje, va para el pueblo ecuatoriano. Esta medida cuadruplicó su presupuesto anual. Así es factible eliminar la pobreza, la desnutrición, el analfabetismo, construir carreteras y aeropuertos, lograr saneamiento integral con agua y desagüe de los pueblos más recónditos, disminuir la mortalidadPERÚ LIBRE Ideario y Programa materna e infantil, incrementar los sueldos a maestros, médicos, policías, militares, obreros y sostener los programas sociales, lograríamos pagar nuestra deuda interna y externa en pocos años, ingresaríamos a la industrialización, mejorarían los sueldos, logrando un Perú que salga del subdesarrollo. Impuestos a todas las empresas sin excepción. Todas las empresas deben pagar los impuestos de ley, no es posible que al sector popular se le cobre coactivamente y existan empresas transnacionales exoneradas de todo tipo de impuestos como renta, canon, sobrecanon, regalías, derechos de vigencia, entre otros. Estas fueron suscritas aduciendo que el contrato se firmó en época del terrorismo o de gran riesgo económico, por lo tanto, tienen derecho a la estabilidad jurídica y tributaria amparados en el artículo 62 de la CPP. Nuestros gobernantes sabían y saben de lo criminal que significa estos contratos ley, pero igual lo firmaron. Parte de las ganancias deben invertirse en el Perú. Las ganancias que obtienen las transnacionales y algunas grandes nacionales no se invierten en el país, sino en el extranjero, se llevan los productos en bruto, generan valor agregado afuera, dan trabajo a sus jóvenes, fortalecen sus empresas y sus mercados, mejoran sus sueldos, invierten en infraestructura, luego regresan al Perú con mayor poder económico a seguir con el círculo vicioso que empieza al esclavizar a nuestros jóvenes terminando con enriquecer a los extranjeros. Estatización de sectores estratégicos. Como medida no descartada frente a no aceptar las nuevas condiciones de negociación, el Estado peruano debe proceder a la nacionalización del yacimiento en cuestión de los sectores mineros, gasíferos, petroleros, hidroenergéticos, comunicaciones, entre otros. En algunos casos solamente debe recurrirse a la nacionalización y no la estatización, indemnizando al privado lo invertido y administrando el total de las utilidades generadas, industrializando el país, generando empleo, fortaleciendo los sectores estratégicos (educación, salud, agricultura, defensa, etc.), y sosteniendo los programas sociales. Renegociación y pago total de la deuda interna y externa. Todos los tipos de deuda deben ser canceladas en el país, previa renegociación de las cifras primarias. En el caso de la deuda debe prestarse vital importancia a la interna que tiene el país con los trabajadores, como la deuda social, que se hace impagable bajo elPERÚ LIBRE Ideario y Programa actual sistema, sin descuidar el pago de la deuda externa para lograr salir de la dependencia económica y financiera. Debe tomarse en cuenta que al 2018, la deuda pública era de 58,722.37 millones USD, de esta cantidad el 58.7% (34,470.03 USD) pertenece a la deuda interna y el 41.3% (24.252.33 USD) a la deuda externa. Nuestra deuda interna, para con los propios peruanos, siempre ha sido mayor que la externa y un Estado socialista debe priorizar su pago. Según el Banco Central de Reserva del Perú (BCR), tenemos 68 mil millones USD en Reservas Internacionales Netas (RIN) al 2018, pero este RIN no se encuentra en el Perú, está invertida en papeles financieros mundiales y otra cantidad en oro y plata. En el Estado acumulador de riqueza creen que mientras más RIN tengamos mayor será la fortaleza económica, financiera y de mercado ante el mundo. CAPÍTULO IV NUEVA ESCUELA PÚBLICA ORIENTADA A LA LIBERACIÓN Incremento presupuestal del 3,5% al 10% del PBI para la educación. Tras una declaratoria de emergencia del sector educación la asignación presupuestal debe incrementarse de manera valiente e histórica mínimamente al 10% del PBI, caso contrario todo logro será efímero, parcial o fallido. ¿Qué significa aumentar al 10% del PBI? El PBI del Perú el año 2018 fue de 225,259 millones de USD. El Estado peruano actualmente asigna de este monto el 3,5% a la educación pública por lo que el monto que corresponde es de 7,884 millones USD, una acción revolucionaria asignaría el 10%, 22,525 millones USD, es decir 72,082 millones de soles. Este incremento garantizaría mejor infraestructura, equipamiento, aumento de sueldo para maestros y administrativos, activos y pensionistas del sector educación. Estos esfuerzos incluyen a la educación en todos sus niveles inicial, primaria, secundaria, superior no universitaria y universitaria. El dinero que permitirá incrementar este monto debe salir directamente de la renegociación en el reparto de utilidades o ganancias a favor del Estado peruano y de las reservas. Programa Perú Libre de Analfabetismo. Existen 2,7 millones de analfabetos en el Perú, por quienes el Estado peruano no tiene mayor interés. Habitan mayoritariamente el Perú Profundo, la sierra y la amazonía. El 84% son mujeres, lo que pone en evidencia una secuelaPERÚ LIBRE Ideario y Programa cultural machista de nuestra sociedad. Todos ellos, sin excepción, viven en condiciones de explotación. Nuestro gobierno declarará en emergencia esta problemática y creará el Programa Perú Libre de Analfabetismo, movilizando un promedio de 50 mil jóvenes maestros por un lapso de 3 a 4 años, cuya misión es la erradicación total del analfabetismo, y culminado el mismo se implementará un programa post alfabetización con los mismos docentes. Para que este programa sea exitoso, debemos prepararnos para enfrentar factores que conspiren su éxito como la accesibilidad, terrorismo, narcotráfico, inmigración súbita, emigración laboral, asistencialismo, insostenibilidad económica, intereses económicos de ONG, machismo, problemas audiovisuales y conspiraciones políticas. Revertir el último lugar mundial en comprensión lectora. Nuestro país asiste a una de las vergüenzas mundiales más grandes por tres razones: ocupar el último lugar en comprensión lectora y razonamiento matemático; mantener 2,7 millones de analfabetos en plena era del conocimiento; y haber hecho de la educación un servicio mercantil lejos de ser un derecho socialmente heredable. La educación sigue siendo clasista hasta en el propio sector público, por ejemplo, para determinada clase social que se educa en el Colegio Presidente de la República se invierte anualmente por estudiante la suma de 12 000 USD, mientras que en la escuela pública regular se invierte 400 USD. Nuevo Currículo Nacional, Regional y Local. Un currículum que forme ciudadanos con identidad nacional, autoestima, solidarios, dignos, íntegros, autónomos y revolucionarios. Con los estamentos docente, estudiantil y popular, debemos formular un Nuevo Currículo Nacional (NCN) rector, que descolonice la cultura, la historia y la ciencia y a partir del cual se diseñen el Nuevo Currículo Regional (NCR) y el Nuevo Currículo Local (NCL), en consenso con los gobiernos regionales, municipalidades y comunidades, orientándonos al rescate de nuestra cultura contemporánea y ancestral, cimentarlo en valores y principios; implementar el estudio de la historia regional; educación medioambiental; restauración de la educación física; restauración de los cursos de filosofía, economía política, geopolítica y artes; implementar la educación tributaria; implementar la educación empresarial; implementar la educación turística; implementar laPERÚ LIBRE Ideario y Programa investigación científica e implementar la enseñanza de la lengua materna u originaria. Escuelas de educación especial. Los peruanos nacidos con alteraciones físicas y psicológicas merecen una atención especial para su educación y con ello poder garantizarles una mejor calidad de vida y autosostenimiento futuro. La educación debe darse a nivel inicial, secundario y superior. Este tipo de centros educativos debe masificarse en todo el país y recibir apoyo económico contundente del Estado peruano. Históricamente esta población ha sido desatendida, especialmente en las provincias y distritos de nuestro país. Especialización de la educación secundaria. Algunas escuelas podrían especializarse, a nivel de la educación básica regular, en artes, música, deporte, técnicos, intercultural, ciencias y humanidades, etc. La nueva escuela debe identificar las capacidades y vocación de cada uno de los estudiantes para potenciarlos al máximo. Paradójicamente en el país se ha privilegiado la especialización secundaria solo en las líneas militar y religiosa y eso tiene un fin, el mantenimiento del stablishment. Universidad Estatal de Educación en cada región. El Estado peruano debe garantizar la construcción y funcionamiento de una Universidad Estatal de Educación en cada uno de los departamentos del país, garantizando de esa manera la calidad educativa en todo el país, ingreso masivo, educación de calidad y ejercicio docente decoroso. La universidad peruana debe fusionar su formación con la cultura, el deporte y el trabajo manual, solo así contribuirá a formación integral para la sociedad. No se necesita formar tecnócratas que no mediten al servicio de quién ponen sus servicios, necesitamos revolucionarios que conduzcan sus esfuerzos profesionales al engrandecimiento de la patria. Ingreso libre a la universidad peruana. El ingreso libre a la universidad debe ser un derecho en el país, así como se conquistó el ingreso libre y gratuito a la educación secundaria. El ingreso restringido es propio de países subdesarrollados, quienes utilizan las profesiones como medio para el ascenso social y económico. Frente a esta falencia pública, el Estado neoliberal dio la libertad a los empresarios privados para crear universidades sin fines de lucro, cuando en realidad se convirtieron en universidades de lucro sin fin, exonerándolos de todo tipo de impuestos y enriqueciendo a sus dueños. La degeneraciónPERÚ LIBRE Ideario y Programa moral llegó al máximo creando entidades privadas dentro de una entidad pública, como las CEPREs, cuyo fin supremo es el lucro de las autoridades universitarias. En una primera medida estamos en toda la capacidad de duplicar el número de estudiantes universitarios en el país, utilizando la misma infraestructura en las horas nocturnas y ampliando los gastos corrientes para el personal docente. Servicio Militar Voluntario con Universidad. Los estudiantes secundarios que no logren el ingreso directo a la universidad peruana podrán optar voluntariamente el servicio militar durante un año, al término del cual podrán escoger la carrera universitaria que ellos elijan en las universidades públicas según orden de mérito. La moral del ejército peruano se elevará indiscutiblemente porque para ser soldado habrá que culminar la educación secundaria, asimismo el soldado no puede estar ajeno, aparte de la formación militar, a la permanente preparación académica de calidad porque finalmente devendrá en el futuro científico peruano. Sistema de Becas Universitarias Extranjeras. Nuestro país debe garantizar un número mínimo de vacantes para becarios extranjeros de pre grado en nuestras universidades procedentes de países tercermundistas. El aporte peruano a la juventud mundial hará que nuestro país se inserte en una cultura internacionalista, conllevando a que se formen profesionalmente, aprendan y difundan nuestra cultura, y que nuestro Perú tenga una presencia humana y solidaria mundial. Adicionalmente debe generarse un plan de intercambio estudiantil. Educación evaluada multilateralmente. Analizar desde todas las aristas todos los fenómenos que involucran la formación del educando que, además del NCN, NCR y NCL deben incluir a los medios de comunicación como radio, TV y prensa escrita, para lo cual apremia una ley de medios y no confundir libertad de prensa con impunidad, detectando y eliminando todo elemento que distorsione la política educativa y la mente de nuestras generaciones, como la famosa radio y TV “basura” que se transmiten en el país. Incremento de sueldos al magisterio activo y pensionista. El ejercicio del magisterio debe ser mejor recompensado en el país, material y espiritualmente, no hay otra fórmula que garantice la transformación de la patria en busca de mejores condiciones de vida para todos. Los sueldos del magisterio pueden ser duplicados en un primer intento e ir mejorando paulatinamente a partir de laPERÚ LIBRE Ideario y Programa renegociación del reparto de las utilidades o la nacionalización de nuestros recursos naturales. Este incremento de sueldos al magisterio debe ir parejo a una mejor supervisión de la labor docente. El gas de Camisea como pan de la educación. El verdadero impuesto anual entre canon gasífero, regalías e impuesto a la renta que debe cobrarse por la explotación del gas de Camisea asciende a un monto de 23 mil millones de dólares. Este recurso se compra al Perú a 0.54 USD el millar de pies cúbicos, pero lo revenden en el extranjero entre 10-14 USD. El impuesto que actualmente pagan es 1,135 millones USD y debiera ser 23 mil millones USD a precio de mercado. Esta última cifra es cuatro veces más el presupuesto de la educación actual, con lo que se podría cuadruplicar todo lo concerniente a este sector. Así el gas de Camisea se convertiría en el pan de la educación peruana. Derogar la Ley de Reforma Magisterial. Ley que ha sido redactada con espíritu neoliberal conllevando claramente a la educación peruana por el camino privatista y mercantilista, favoreciendo una educación privilegiada de ciertos sectores sociales en detrimento de las mayorías y al despido masivo de los docentes. Nuestra propuesta es por la promulgación de una nueva ley de educación que garantice la gratuidad de la enseñanza, rompa el interés mercantil, que llegue masivamente al pueblo con alta calidad conforme al avance mundial. Reposición de maestros despedidos. Todos los maestros despedidos de manera irregular por políticas de racionalización neoliberal deben ser repuestos en sus respectivos centros laborales que anteriormente ocupaban. Un país que detenta cifras alarmantes de analfabetismo no puede darse el lujo de desperdiciar recursos humanos especializados en la materia. El año 2019 bordeaban la cifra de 20 mil y se mantiene sin mayores cambios. Dependencia de los recursos finitos a los recursos infinitos. Es imprescindible en el mundo actual el pueblo comprenda que nuestro futuro como nación debe acondicionar el salto de nuestra dependencia de los recursos finitos (gas, petróleo, minerías, etc.) a la dependencia de los recursos infinitos (ciencia, tecnología e innovación). Para lograr este último, es necesario invertir en educación de calidad a todo nivel. Según Correa, la inversión debe empezar desde el vientre materno, caso contrario estamos condenados a la ignorancia y la dependencia colonial.PERÚ LIBRE Ideario y Programa CAPÍTULO V NUEVA SALUD PÚBLICA ORIENTADA A INTERESES DEL PUEBLO Declaratoria de emergencia del Sector Salud. El PBI del Perú el año 2018 fue de 225,259 millones de USD. El Estado peruano actualmente asigna de este monto el 5,4% para la salud pública por lo que el monto que le corresponde es de 12,163 millones USD anuales. Este porcentaje no cubre las demandas para dar salud a todos los peruanos, menos coberturar la salud de los sectores más necesitados y excluidos. Necesitamos incrementar el presupuesto al 10% del PBI, es decir, a 22,525 millones USD, equivalente a 72,082 millones de soles. El dinero provendrá del nuevo reparto de las utilidades entre las transnacionales y el Estado peruano. Sistema Universal, Único, Gratuito y de Calidad. La salud debe reconocerse constitucionalmente como un derecho heredable del pueblo peruano con las características mencionadas. Solo en un país clasista como el nuestro se pueden mantener privilegios de una clase sobre otra, aun tratándose del binomio salud enfermedad. Nuestro Partido plantea un solo sistema de salud, como en todo país civilizado, una atención horizontal a todos los peruanos, que el Estado subsidie a los más pobres. EsSalud atiende al 20% de los peruanos y maneja un presupuesto equivalente al 10% del presupuesto nacional anual, y el MINSA que atiende al 80% de los peruanos maneja solo el 5%. Si unificáramos estos presupuestos y adicionáramos más recursos para llegar al 10% del PBI con toda seguridad terminaríamos con la atención médica discriminatoria y nos orientaríamos a la gratuidad en el sector estatal. Todo peruano podría atenderse en cualquier hospital con solo mostrar su documento nacional de identidad. Otra experiencia exitosa actual es la instauración del acceso gratuito, universal y de calidad a los servicios de salud pública, proclamado el 2019 por el presidente de la República Plurinacional de Bolivia, situándose de esta manera como el segundo país en Latinoamérica, después de la República Socialista de Cuba, en haber instalado este derecho constitucional.PERÚ LIBRE Ideario y Programa Hospitales especializados en cada región. Todas las regiones por ley deben contar mínimamente con cuatro hospitales especializados que cumplan tres funciones, asistencia, docencia e investigación. Deben ser financiados por el gobierno central y ejecutados por los gobiernos regionales estos hospitales serían, Clínico Quirúrgico, Materno Infantil, Neoplásico y MedicinaTropical. Posteriormente deben garantizarse demás nosocomios especializados como el Hospital Pediátrico, Hospital de Medicina Física y Rehabilitación, Hospital de Enfermedades Oftalmológicas, Hospital de Enfermedades Neurológicas, etc. En Lima los distritos, como SJL, que sobrepasen el medio millón de habitantes debe tener la misma prerrogativa. Primer Hospital de Salud Bucal para el Perú. En el Perú no existe una eficiente política odontológica o estomatológica, no existe una política efectiva sobre la salud bucal, ni siquiera un hospital especializado en la materia. Debe construirse el primero de este género en la capital y posteriormente en cada región de manera obligatoria para garantizar una salud integral. Tarifario único para clínicas privadas. Estas deben estar fijadas según su categoría, nivel de resolución y su complejidad. La calificación debe estar a cargo de cada Dirección Regional de Salud de su respectiva jurisdicción. Esta medida regulará el lucro exagerado y el abuso al que frecuentemente se encuentra sometida la población tras el chantaje económico ante la amenaza de perder la vida. Para ello necesitamos al Estado interventor, protector y no solamente supervisor. Implementación y modernización de los medios diagnósticos para cada región. Cada provincia debe contar con tomografía computarizada, resonador magnético, mamografía, acelerador lineal, ecografía tridimensional, etc. Asimismo, la implementación debe regirse por parámetros acorde a su realidad y necesidad específica. Universidad Estatal de Ciencias Médicas en cada región. Es necesario masificar la enseñanza médica y reducir considerablemente el conocimiento privilegiado de la medicina con fines mercantilistas. Esta universidad debe garantizar cinco facultades como mínimo, Medicina Humana, Estomatología, Enfermería, Obstetricia y Químico Farmaceútica. Programa Residentado Médico Regional. Con los hospitales especializados y la universidad inmediatamente se aperturaránPERÚ LIBRE Ideario y Programa obligatoriamente las escuelas para formar de médicos especialistas y garantizar la atención especializada que garantice el funcionamiento óptimo de las nuevas infraestructuras a construirse. Así, debemos revertir la triste proporción actual donde Lima concentra el 75% de médicos especialistas a nivel nacional. Programa Médico de la Familia. Empezar por los asentamientos humanos, un médico para cada 2500 habitantes. Se construirán consultorio-vivienda donde el primer piso está destinado para el consultorio del médico y el segundo para la vivienda del médico. Así, el galeno se convierte en un miembro más de la comunidad orientado principalmente a prevenir la enfermedad o sus complicaciones. Programa Odontólogo por Colegio. Consiste en un cirujano dentista por cada colegio que cuente con una población de 1500-2000 escolares, donde se realicen labores de prevención, curación y rehabilitación bucal, además de generar una nueva cultura de salud bucal inculcada desde las escuelas. Programa Psicólogo por Colegio. Fundamental para la salud mental de los niños y adolescentes escolares en un país marcado por las desigualdades sociales y económicas. El psicólogo debe constituirse en un nuevo tipo de docente comisionado a evitar el suicidio, la deserción y el bulling en la población escolar vulnerable, coadyuvando a la vez al proceso de la enseñanza y fortaleciendo valores y principios. Brigada Médica Internacionalista. El país debe contar con una brigada médica mínima de 100 profesionales, entre médicos, enfermeros y técnicos, aptos para la colaboración internacional en casos de desastres, guerras, pandemias, etc., y que nuestra patria haga sentir su contribución a la humanidad, presencia y fortalecimiento de la amistad con los pueblos del mundo. Despenalización del aborto. Está demostrado que un país subdesarrollado que no controle su natalidad o tiene natalidad mayor del 2% al 3 % anual, está condenado a no salir de la pobreza. Según las estadísticas mundiales, los países que han despenalizado el aborto lograron que el número de los mismos bajaran; permitió salvaguardar la vida materna al ser atendida institucionalmente; redujo prácticas ilícitas de personal médico, paramédico y no médico; disminuyó la mortalidad infantil; y evitó prácticas genocidas como la esterilización forzada en el Perú. Respecto al aborto terapéutico la legislaciónPERÚ LIBRE Ideario y Programa peruana lo contempla actualmente. En lo que si discrepamos es que el aborto se utilice como una especie de método anticonceptivo, por otro lado, el Estado socialista garantiza los derechos de la mujer. Ley de salud que impida la concentración y el monopolio. En el país existen ocho empresas que controlan la salud privada y están tomando control de la pública. Con las leyes de Fujimori y García, bajo el pretexto de descongestionar los hospitales, se “transfirió” los pacientes al sector privado, quienes se someten a las reglas dictadas por las clínicas privadas y el Estado asume los gastos, lógicamente sobrevaluados. Lejos de construirse nuevos hospitales y ampliar la cobertura de la salud pública universal, el Estado neoliberal prefirió lucrar una vez más con la salud, favoreciendo a los monopolios de la salud, muchos de ellos transnacionales, por lo que deben eliminarse los tratados internacionales que atenten contra la salud pública y su accesibilidad. CAPÍTULO VI SOBRE POLÍTICA DE TRANSPORTE Y MEDIOS DE COMUNICACIÓN El Perú merece ingresar a una etapa de integración vial nacional, regional y local, moderna y eficiente, no seguir privado de los avances tecnológicos por defender monopolios anquilosados que solo ven su interés y no el de la nación. El mundo ha revolucionado tanto este sector que cualquier país que lo ignore y no marche a las exigencias de un mundo en perpetuo cambio estará condenado al subdesarrollo permanente. Vías de comunicación terrestre. Debemos lograr un mayor desarrollo de estas vías a lo largo de los ejes vertical y horizontal del país, para ello deben modificarse las herramientas de gestión que han hecho del Estado un ente lento y entorpecedor, logrando un Estado ágil y eficiente, donde la rentabilidad económica, si bien es importante, no sea el único criterio para construir las obras viales, pues debemos asumir otros parámetros como el aislamiento de los pueblos, las fronteras vivas, amenazas del narcotráfico y terrorismo, índice de pobreza, etc., para que el Estado moderno los atienda con la prioridad que estas demandan. Asimismo, se deben revisar todos los contratos ley, sobre todo los que privilegian a las concesionarias transnacionalesPERÚ LIBRE Ideario y Programa de nuestras carreteras y ferrocarriles, obras construidas con nuestros impuestos, pero que lamentablemente tenemos que pagar los peajes más costosos para usarlas. Vías de comunicación ferroviaria. Esta modalidad de transporte masivo se usa frecuentemente en otros continentes desarrollados del que Suramérica se encuentra desprovisto, necesitamos procurar un ferrocarril moderno que integre toda la costa peruana en cuestión de horas, proyecto totalmente viable y rentable, de la misma forma, en la selva peruana donde la geografía se presta para instalar este tipo de transporte por sus llanuras. A diferencia de las anteriores, en nuestra sierra se da una peculiaridad por la cordillera de los Andes, donde predomina una geografía bastante agreste para prometer un tren bala, por la cantidad de túneles que habría que hacer, pero que no es irrenunciable. Al igual que las concesiones terrestres, las ferroviarias deben ser revisadas, renegociadas o resueltas. Vías de comunicación aeronáutica. En un país marcado por los Andes, la selva amazónica y la existencia de innumerables pueblos en su interior, la vía aeronáutica representa por excelencia una vía económica, moderna, segura y decisiva para el desarrollo de nuestros pueblos. Ninguna región debe estar desprovista de un aeropuerto con características internacionales o con proyección a ella, aun así, su construcción sea por etapas. Asimismo, el Estado debe recuperar su línea aérea de bandera. Desde que se instauró el gobierno neoliberal, nuestros corredores aéreos fueron vendidos a precio irrisorio y entregados principalmente al monopolio chileno, exonerándolos de impuestos por un tiempo prolongado y vencidos los plazos se niegan a pagar lo que actualmente les corresponden. La empresa chilena LAN Perú adeuda al Estado un monto de 440 millones USD más intereses y los montos por deuda tributaria ascienden a 914 millones USD, equivalentes al presupuesto anual de diez gobiernos regionales. Vías de comunicación marítima. Se abordará este tema cuando se llegue al capítulo concerniente a nuestro mar territorial. Alto a la concentración de medios de comunicación. Existe una alta concentración de medios en manos tres empresas que juntas dominan el 84% del mercado. El Grupo Comercio tiene más del 60% de los ingresos en el mercado, seguidos por el Grupo ATV y Grupo Latina. ElPERÚ LIBRE Ideario y Programa Grupo Comercio, de José Graña Miro Quesada, es dueño de los diarios, El Comercio, Perú 21, Gestión, Trome, Deport, Correo, Ojo, Ajá y El Bocón, además de Canal 4 América Televisión y Canal N. También propietaria de 15 medios digitales. Al existir la concentración, ésta constituye un verdadero atentado contra la libertad de prensa, expresión e información, parcializando su comunicación en dependencia de sus intereses políticos, económicos, financieros, sociales, entre otros, afectando el pluralismo del pensamiento social y el derecho a la información ciudadana. Estos grupos están en manos de familias con intereses empresariales constructoras y utilizando su influencia extorsionan al Estado. La concentración de medios no solo debe ser combatida, sino prohibida. Televisión y radio nacional al servicio de todos los niveles de gobierno. Actualmente la televisión y radio nacional están al servicio del gobierno central, ningún espacio se considera para los gobiernos regionales y menos para los locales, en otras palabras, se ha tomado como una propiedad privada al servicio del presidente de la República y su Consejo de Ministros. Esta excluyente realidad solo puede revertirse con una enérgica descentralización. Democratización económica en medios de comunicación privado, estatal y alternativo. En el Perú el Estado financia los medios de comunicación estatal, pero fundamentalmente los medios privados. Los segundos a diferencia de los primeros, reciben un enorme financiamiento bajo el rubro de publicidad, que se calcula en 740 millones anuales, lo que infiere un gasto de 2 millones diario para los dueños de los medios privados, en términos de costo e infraestructura, podríamos equivaler a construir dos escuelas por día en el país. Esta circunstancia demuestra que les es imprescindible el dinero del Estado para sobrevivir como prensa, no les basta el privado, lo que contradice su esencia de libre mercado sobre el paternalismo estatal que paradójicamente atacan. Está claro que bajo el vestido de publicidad lo que realmente se paga es un soborno encubierto para mantener el sistema sobre el cual se asienta el gobierno. El modelo ecuatoriano, en el gobierno de Rafael Correa, ante similar circunstancia decidió democratizar el pago de publicidad estatal rompiendo los monopolios. Ejecutó la sigueinte fórmula, del 100% del presupuesto, el 33% pasó para el sector público; 33% para el sectorPERÚ LIBRE Ideario y Programa privado y 34% para prensa alternativa. Esto coadyuvó a evitar la concentración de medios, garantizando la pluralidad de información para todas las corrientes políticas y manipulación a la opinión pública. En el Perú, el 85% del presupuesto se ha orientado a los dueños de la concentración de medios, el 15% al sector público y 0% a la prensa alternativa. Eliminación de programas “basura”. Pese a que algunos medios televisivos, radiales y escritos distorsionan la mente de nuestras nuevas generaciones, el Estado no puede regularlos por el libre mercado, difundiéndose sin proteger a la niñez y a la juventud, pues el Estado abdicó su papel protecto. Los ministerios de Educación y Cultura deben evaluar los contenidos de la televisión y las radios antes de la difusión, evitando de esta forma que se atente contra la moral y las buenas costumbres de la sociedad peruana. Ley que regula los medios de comunicación. En un Estado democrático todo está sujeto a ley y no debe confundirse “libre mercado” ni “libertad de prensa” con impunidad. Ciertamente que una prensa libre es vital para la democracia, pero contradictoriamente, una prensa amarilla es fatal para la misma. La concentración de medios daña la democracia y la lucha anticorrupción. Los dueños de estos medios son accionistas hasta con el 22% de las acciones de las empresas que se privatizaron, así controlan el poder económico, mediático, jurídico, político y la opinión social, coadyuvando a la poca transparencia con que se conduce el Estado. En realidad, se han convertido en voceros del gran empresariado nacional y extranjero, distorsionando la democracia. Con Fujimori evidenciamos que son parte del sistema corrupto del más alto nivel avalando regímenes dictatoriales. Esta es la razón del porqué la ley de regulación es necesaria y evitar con ello la “libertad” del enriquecimiento, chantaje, difamación, calumnia y sobre todo la mentira. Pero este sector no admite una ley reguladora y cuenta con el apoyo de organizaciones internacionales, digitadas por EEUU, como la Sociedad Interamericana de Prensa (SIP). A esto se suma el accionar pusilánime o cómplice del Parlamento. Ejercicio del periodismo y libertad de prensa. La derecha se refiere a la libertad de prensa como elemento vital de la democracia, moralizador de la sociedad y quien recuerda constantemente losPERÚ LIBRE Ideario y Programa parámetros para vivir en democracia. Hablan de su noble misión de garantizar que el pueblo esté bien informado, critican ácidamente a los países socialistas de no practicar este principio vital para mantener la paz social y la libertad del ser humano, cuando en realidad, hacen todo lo contrario. Los medios de comunicación son poderosos instrumentos de dominio, de hegemonía cultural, así la derecha tiene la capacidad de hacerles creer a los pobres que lo que a ellos les beneficia también los beneficia. Bajo el término de la “libertad” la sociedad permite que cualquiera se arrogue la profesión de periodista, no hay un requisito mínimo para que alguien tome un micrófono al aire y comience su negocio, utilizando como método el chantaje, cuyas víctimas son en primera línea los políticos y luego la democracia. Una sociedad que apunte a la seriedad mediática debe exigir que el periodismo sea asumido por profesionales, quienes tengan una formación deontológica y terminar con la improvisación antiética y mercantil. El socialismo no aboga por la libertad de prensa, sino por la prensa comprometida con la educación y la cohesión de su pueblo, así como, en realidad, la derecha tampoco cree en la libertad de prensa, sino en la prensa comprometida con sus intereses económicos empresariales y financieros, pues cuando esta advierte la existencia de un enemigo opta por atacarlo o invisibilizarlo de su agenda. Sociedad Interamericana de Prensa. Es una ONG fundada en 1943, cuya sede está en EEUU, depende de fondos provenientes de fundaciones e integra a los propietarios de los diarios, periódicos, revistas y agencias informativas de América, siendo más de 1300. Refieren defender la libertad de prensa y derechos de los periodistas, pero en realidad, representan intereses de los grupos económicos empresariales y financieros de América. Desenmascarados por los presidentes izquierdistas Kirchner y Correa, y otros intelectuales, ésta se comporta como una trinchera antisocialista. La SIP redactó la famosa Declaración de Chapultepec que Ecuador se negó a firmar, pese a calumniarla como enemigo de la libertad de expresión. Correa calificó a la SIP como promotora de la nueva guerra fría, encargada del ataque sistemático-mediático, político, social y económico, para desgastar y así derrotar a los gobiernos progresistas, particularmente de Suramérica, financiada por la CIA. La presidencia laPERÚ LIBRE Ideario y Programa ocupa el peruano Gustavo Mohme Seminario dueño del diario La República y accionista de América Televisión. Es deber del Estado socialista independizarse de esta organización que concentra el poder mediático continental para defender el poder económico de la oligarquía americana, porque saben que la guerra política hoy es comunicacional, a decir de Correa, los medios de comunicación han reemplazado a los partidos políticos. Legados de Lenin y Fidel. Gran razón tenía Lenin cuando manifestó que la verdadera libertad de prensa en una sociedad solo es posible cuando ésta se libere del yugo del capital. Asimismo, Fidel manifestó: “El problema no es que mientan, el problema es cómo nosotros decimos las verdades”, invocándonos a no tener esperanzas que la izquierda utilice los medios de la derecha para hacer su revolución, pues lo que aquí queda es la creatividad de las masas. Acerca de la misión del periodismo en el socialismo dijo: “La verdad en nuestros tiempos navega por mares tempestuosos, donde los medios de divulgación masiva están en manos de los que amenazan la supervivencia humana con sus inmensos recursos económicos, tecnológicos y militares”. Correa nos recordaba que cuando llegaron los españoles a América, comenzó la colonización territorial y cultural, pero esto no sería fácil sin la participación de un aliado político, mediático y propagandístico, que en este caso fue, y sigue siendo, la Iglesia católica, mientras destruían nuestras culturas y ejecutaban a los líderes nativos, invocaban la obediencia y el bautizo, ofreciendo salvación en el cielo. En realidad, este es el poder mediático que ahora ha mutado en la SIP. También nos recuerda que la madre de todas las batallas será comunicacional, cuando la derecha, hace una reunión, no tiene convocatoria, pero tiene sus medios de comunicación, el poder más grande en el mundo entero, poderoso instrumento para manipular a las masas, por ello los militantes deben entender que el proceso de comunicación es permanente. CAPÍTULO VII POLÍTICA AGRARIA COMO SEGURIDAD NACIONAL El sector agrícola tiene una agenda especial en nuestro programa que velará desde el incremento del presupuesto, la tecnificación, promociónPERÚ LIBRE Ideario y Programa de la agricultura ecológica y ampliación de la frontera agrícola hasta garantizar el mercado interno y externo. Presupuesto agrícola. Si el Estado no decide a dar apoyo a la agricultura como elemento vital de supervivencia en tiempos de paz y de guerra, no tendrá la seguridad alimentaria para su pueblo citadino o rural. Hemos visto sorprendidos cómo el Estado apoya diferenciadamente a las regiones en este sector, haciendo que la agricultura costeña para la exportación tenga mayores atenciones respecto a la sierra y la selva. Tecnificación agrícola. Debemos iniciar una modernización tecnológica agrícola estableciendo convenios con empresas nacionales y extranjeras para ahorrar esfuerzos y horas hombre en el campo. En este momento solo dos regiones cuentan con un laboratorio de suelos estatal para nuestros agricultores, el resto tienen que recurrir a los laboratorios privados incrementando sus gastos. Ampliación de la frontera agrícola. Las tierras eriazas del Estado deben ser dotadas de agua, mediante la siembra de árboles, canales de irrigación, represas, trasvase de ríos, etc., para su respectiva explotación y elevación del rendimiento agrícola. Las tierras que fueron vendidas indebidamente deben volver al Estado, como también las márgenes de los ríos que han sido invadidas. Siembra de agua. El Estado debe procurar la creación de grandes reservorios de agua, canales de irrigación, programas de forestación, reforestación y combate al sobrepastoreo, etc., para prevenir la escasez del líquido elemento. Además, el Estado debe iniciar los estudios de factibilidad tecnológica para la desalinización del agua de mar. Proyectos especiales. Estas aspiraciones deben ser descentralizados a los gobiernos regionales para obtener mejor forestación, vías de comunicación, control sobre la tala ilegal y evitar sus concesiones por el centralismo gubernamental, sobre todo en nuestra selva peruana. Agroexportación. Actualmente el Estado neoliberal, al habernos convertido en una sociedad de consumo, poco le importa la producción agrícola y si existe un apoyo es para la costa destinado a la exportación. El Estado socialista debe implementar una política que garantice elPERÚ LIBRE Ideario y Programa consumo interno, sin descuidar la agroexportación, para poder cambiar nuestra triste situación nutricional. Seguridad alimentaria. Es importante crear el marco político, jurídico, científico, económico, militar y social, respecto de la seguridad alimentaria, puesto que los Estados socialistas son víctimas frecuentes del cerco económico alimentario por las grandes potencias, por lo que no está demás reafirmar que el recurso agua estará orientado para la seguridad alimentaria antes que para la minería. Empadronamiento de agricultores de coca. Hasta ahora no existe la voluntad política del gobierno central para empadronar a los agricultores de hoja de coca, lo que conlleva a incrementar la informalidad, el narcotráfico y la sospecha que todo productor está involucrado en este delito. Asimismo, debe procederse a la industrialización de la hoja de coca con fines medicinales y nutricionales dando a conocer sus beneficios a nivel nacional y mundial, declarándola como patrimonio del pueblo peruano. Formalización de la titulación de tierras. Existen muchos peruanos que viven en la zozobra y angustia por no tener la seguridad jurídica de sus tierras y en contraste vemos que los traficantes están apropiándose de las tierras comunales. La primera condición se ve en los asentamientos humanos y la segunda en la apropiación de terrenos para impulsar proyectos inmobiliarios privados. Recuperar tierras agrícolas de proyectos de irrigación. Las tierras beneficiarias de los grandes proyectos de inversión pública como Olmos, Majes-Sihuas, Chinecas, Gallito Ciego, Chavomochic, etc., se hicieron con el espíritu de beneficiar al pueblo agricultor, sin embargo, estás antes de la culminación del proyecto fueron concesionadas al capital extranjero y nacional. Al pueblo se le confiscó sus tierras, en algunos de esos proyectos, bajo el pretexto que eran eriazas, las mismas que luego de la ejecución del proyecto se convirtieron altamente fértiles para lo cual trasvasaron aguas de lagos, lagunas y ríos, privatizando, en la práctica todas estas fuentes. Incentivar la ganadería. Actividad que va de la mano con la agricultura y son los pilares de la seguridad alimentaria del país, sobre todo de las clases más necesitadas. Debemos promover como Estado su preservación y mejoramiento, puesto que, frente a cualquier amenaza de bloqueo alimenticio, es el ganado mayor que garantiza laPERÚ LIBRE Ideario y Programa alimentación. Actualmente las grandes empresas como el grupo Gloria explotan a nuestros ganaderos, comprando el litro de leche a 1.20 soles y vendiéndola una vez procesada a 3.0 soles, si el Estado industrializara este producto lácteo seguramente pagaría mejor a nuestros ganaderos y vendería a un precio más cómodo. CAPÍTULO VIII SOBRE POLÍTICA MEDIO AMBIENTAL La defensa y conservación del medio ambiente constituye para el socialismo una de las columnas donde se sostiene a diferencia diametralmente opuesta del neoliberalismo. Zonificación económica ecológica (ZEE). Las regiones deben elaborar con autonomía real su propia ZEE, sin injerencia del gobierno central, demarcar sus áreas protegidas e intangibles, sus áreas hídricas, agrícolas, de residuos sólidos, de recursos naturales explotables y no explotables, etc., bajo el control ciudadano. Para preservar las áreas protegidas, deben garantizarse presupuestos para vigilantes, guardabosques, guardaparques, vehículos y comunicación. Tala ilegal. Deben descentralizar facultades y competencias a los gobiernos subnacionales, regionales y municipalidades, para luchar contra la tala ilegal e indiscriminada, las mismas que deben operar bajo el control ciudadano. Las penas deben aumentarse a los infractores, frente a las penas paternal</text:p>
          </table:table-cell>
        </table:table-row>
        <table:table-row table:style-name="ro1">
          <table:table-cell office:value-type="string" calcext:value-type="string">
            <text:p>Patria Segura</text:p>
          </table:table-cell>
          <table:table-cell office:value-type="string" calcext:value-type="string">
            <text:p>PLAN DE GOBIERNO 2021 – 2026 CONTENIDO N° 1 2 TEMAS Pag. IDEARIO 4 1.1 VISIÓN de la Organización Política 6 1.2 Formación de la INSTITUCIÓN. ¿Qué? ¿Cómo? 6 1.2.1. Principios 1.2.2.Objetivos 1.2.3. Valores de la Organización Política 6 8 13 VISIÓN del PLAN DE GOBIERNO 13 3. DIAGNÓSTICO SITUACIONAL SECTOR 3.1. Innovación 4. ACCIÓN, ESTRATEGIAS y METAS Pag. SECTOR Pag. 14 4.1. Innovación 15 3.2. Desarrollo Humano Sustentable 3.2.1 Educación 3.2.2 Salud Preventiva 3.2.3 Nutrición 17 4.2. Desarrollo Humano Sustentable 4.2.1 Educación 4.2.2 Salud Preventiva 4.2.3Nutrición 19 3.3. Población Vulnerable 31 4.3. Población Vulnerable 33 3.4 Seguridad Ciudadana 35 4.4 Seguridad Ciudadana 36 3.5 Juventud 40 4.5 Juventud 41 3.6 Medio Ambiente 42 4.6 Medio Ambiente 43 3.7 Economía 45 4.7 Economía 46 23.8 Infraestructura 49 4.8 Infraestructura 56 3.9 Agricultura 58 4.9 Agricultura 59 3.10 Energía, Minería y Petróleo 61 4.10 Energía, Minería y Petróleo 67 3.11 Turismo 69 4.11 Turismo 71 3.12 Politica Exterior 73 4.12 Política Exterior 73 3.13 Cultura 79 4.13 Cultura 80 3.14 Modernización del Estado 82 4.14 Modernización del Estado 82 3.15 Dsecentralización 85 4.15 Dsecentralización 85 3.16 Defensa Nacional 87 4.16 Defensa Nacional 89 3.17 Justicia y Derechos Humanos 91 4.17 Justicia y Derechos Humanos 98 3.18 Gobernabilidad 106 4.18 Gobernabilidad 106 5 EVALUACIÓN DEL EFECTO COVID 19 ENNEL 2020 113 6 RENDICIÓN DE CUENTAS SOBRE EL CUMPLIMIENTO DEL PLAN 114 Implementación de HOJA DE RUTA de la ECONOMÍA CIRCULAR 114 6.1 31. IDEARIO Nosotros invocamos a Dios, en el ejercicio de los derechos ciudadanos consagrados por la Constitución Política del Perú, debidamente adecuados a la Ley No 28094 “Ley de Partidos Políticos” y conscientes de nuestro compromiso cívico de servir a la Patria, convocamos a todos los peruanos de buena voluntad a sumarse al Partido Politico “PERÚ PATRIA SEGURA”; bajo los siguientes principios rectores: I. Dignidad de la persona humana Respetar y defender la persona humana como el fin supremo de la Sociedad y del Estado. Proteger la vida, la identidad de las personas y su honor, velando por la plena vigencia de sus derechos. II. Reafirmación de la democracia Reafirmar nuestra convicción y creencia en la democracia representativa y participativa como sistema político, con sentimiento social y económico como el mejor sistema político, para garantizar dentro de la libertad, la realización integral. III. Libertad, Solidaridad y Seguridad Propiciar la concertación, cooperación, solidaridad y fraternidad cristiana entre todos los peruanos dentro de un clima de libertad y concordia. Rechazar la intolerancia en la vida poliítica del país, la agresión, la discriminación, la violencia y la destrucción terrorista fortaleciendo su capacidad para ejercer su libertad y sus derechos. IV. Reconocimiento Humano Social del Factor Reconocer la capacidad creadora de los peruanos como factor decisivo de la transformación social y económica del Perú, del incremento de la producción y de la productividad de los sectores agrícola, minero e industrial y particularmente en el desarrollo del sector de pequeñas y medianas empresas. Fortalecer el valor humano social, como medio de superación de la dependencia tecnológica y financiera. Sin la fe y la confianza en el factor humano social, es imposible concebir toda tarea de transformación. En suma, queremos reivindicar la actitud del hombre peruano y la importancia de la familia para vencer las circunstancias adversas. 4V. Modernización del Estado Actualizar el humanismo científico y tecnológico en el diagnóstico de la realidad peruana, la planificación gubernamental y administración de las acciones del Estado, mediante la aplicación del avance de la ciencia. Propender a la mayor y mejor formación de nuestros científicos y tecnólogos, para aumentar el valor de los aportes y la creatividad de los profesionales peruanos. Modernizar el aparato estatal mediante su tecnificación, racionalización y desburocratización para lograr la directa vinculación del estado con toda la nación, enfatizando en el fortalecimiento de los gobiernos locales, regionales y su integración en un Estado Unitario y competitivo. Elevar el nivel de administración eficiente, con una conducta ejemplar de sus dirigentes y el personal idóneo y responsable, apto para conducir las funciones del Estado y de las instituciones públicas y privadas orientándolas hacia el logro de un crecimiento elevado y sostenido. VI. Descentralización Reconocer la descentralización como un proceso permanente y gradual, que tiene como objetivo el desarrollo integral del país Revisar el proceso de descentralización, para eliminar duplicidades y articular al interdependencia y colaboración entre los tres niveles de gobierno y las Comunidades, impulsando de esta forma la productividad de la descentralización, en la que se promueve la inversión privada y la generación de empleos locales. VII. Economía Social de Mercado Respetar y alentar la iniciativa privada y extranjera ejercida en una economía social de mercado. El Estado debe ser orientador del desarrollo del país. Fomentar la transformación industrial de la producción primaria y desarrollar un profundo proceso de competitividad industrial, con innovación tecnologica. Fomentar la distribución equitativa de la riqueza. VIII. Sistema Educativo Reconocer la emergencia educativa y la imperioso necesidad de realizar una reforma integral del sistema vigente, para hacerlo eficiente y funcional, considerando el entorno educativo, garantizando la universalidad de los servicios educativos, la igualdad de oportunidades sin más limitaciones que la capacidad del estudiante y las diferentes individualidades. El Estado deberá reconocer y garantizar la libertad y calidad de la enseñanza. Impulsar una estrategia que promueva simultáneamente la atención de la necesidad de los estudiantes de contar con maestros preparados y comprometidos con su labor y el derecho de los docentes a las consideraciones que su responsabilidad social corresponda. Incrementar las inversiones en la investigación científica y tecnológicas en las universidades y centros especializados para dar el gran salto a la industrialización, que asegure a las próximas generaciones de peruanos niveles dignos de desarrollo humano integral. 5IX. Salud Reconocer el derecho universal y progresivo de toda persona a la seguridad social. El Estado deberá garantizar el libre acceso a prestaciones de salud y pensiones; defender la salud física y mental de los peruanos, mediante una auténtica política de salud que se extienda a todo el territorio nacional, atendiendo prioritariamente los sectores más sensibles de la sociedad. X. Ambiente y Desarrollo Sostenible Protección del ambiente, propendiendo la preservación de los recursos naturales y su explotación racional, defensa de la biodiversidad y su equilibrio ecológico y defensa del patrimonio nacional, mediante la protección de nuestros recursos genéticos y el manejo en forma integral de las cuencas hidrográficas. XI. Libertad Información de Expresión e Respetar la libertad de información, opinión y difusión del pensamiento responsable. Respetar la utilización de los medios pasivos de comunicación en armonía con el interés social para fortalecer el sistema democrático, el respeto y la reputación de las personas. XII. Defensa Nacional y Orden Interno 1.1. Garantizar la seguridad interna y externa, la tranquilidad pública, fortalecimiento, la selección y profesionalización del personal de Fuerzas Armadas y Policiales, en el marco del respeto a los valores democráticos y a los derechos humanos VISIÓN DE LA ORGANIZACIÓN POLÍTICA “De Un Perú productor de materias primas, a una Sociedad liderada por la seguridad humana integral, la innovación y la diversificación productiva, que conduzca a un Perú seguro, moderno, competitivo y democrático” 1.2. FORMACIÓN DE LA INSTITUCIÓN 1.2.1. PRINCIPIOS Y LINEAMIENTOS ESTRATÉGICOS. Respuestas al ¿Qué? ESTATUTO TITULO II DE LOS OBJETIVOS Artículo 5.- PERU PATRIA SEGURA es un partido democrático y nacionalista, que se sustenta básicamente en los adelantos tecnológicos, para lograr el desarrollo nacional trazado en el ideario, el cual constituye parte integrante de este Estatuto. Artículo 6.- Los objetivos señalados en el artículo anterior se buscarán mediante: a) La participación de ciudadanos idóneos, conocedores de la realidad nacional, con una amplia formación y experiencia tecnológica, con verdadera vocación y espíritu de servicio. b) La busqueda de alternativas que contribuyan a lograr y mantener la pacificación, reconciliación e integración nacional. c) La concertación para la planificación del desarrollo del país. 6d) El cambio de las estructuras económicas, social y políticas, adecuándolas a los adelantos y exigencias del mundo contemporáneo. e) El desarrollo descentralizado a través de la creación de polos agroindustriales ubicados estratégicamente. ¿QUÉ? A. SEGURIDAD HUMANA INTEGRAL La Seguridad Humana es fundamental para preparar a los ciudadanos a un futuro menos vulnerable garantizando su: • Libertad al miedo que implica proteger a las personas de las amenazas directas a su seguridad y a su seguridad física. • Libertad de la necesidad o de la miseria, que busca la protección de la personas para que puedan satisfacer sus necesidades básicas, sus sustentos y sus aspectos económicos, sociales y ambientales relacionados con su vida. • Libertad para vivir con dignidad se refiere a la protección de las personas para liberarse de la violencia, la discriminación y la exclusión. Lo cual implica el fortalecimiento de la resiliencia intrínseca de las comunidades y los países. B. INNOVACIÓN SUSTENTABLE y RESPONSABLE Hasta hace poco tiempo la innovación se limitaba a la creación de nuevos productos o servicios o a la mejora de los existentes para diferenciarse de la competencia y/o tener una ventaja competitiva en la institución. Hoy en día innovar también significa luchar contra la supervivencia, dar mayor valor agregado a las materias primas, generar empleo y crecer y por lo tanto se vincula también con apertura de nuevos mercados o nuevo modelos de negocios. Así mismo era una herramienta de desarrollo de capacidades y competencias (personas) y de management empresarial (gestión) actualmente nos referimos a su relación e impacto a nivel país (gobierno). Se viene estudiando como tendencia emergente en el management institucional la relación de la innovación con la responsabilidad social, a partir de nuevas áreas temáticas como el eco-diseño, la salud preventiva, bienestar, la base de la pirámide, el emprendimiento social corporativo, la energía renovable, se adicionaran nuevas y preocupantes demandas: cambio climático, derechos humanos, inclusión social, cero emisiones etc. que le otorgan la importante condición de sustentable. C. DIVERSIFICACIÓN PRODUCTIVA El Perú es un país de extraordinaria variedad de ecosistemas y recursos vivos, por este motivo es considerado uno de los países Mega diversos del Planeta, ocupando uno de los cinco primeros sitiales entre los países del mundo. Esta Biodiversidad constituye un tema clave para el desarrollo y proporciona frecuentemente el “sistema de bienestar de último recurso” para la gente y comunidades pobres de nuestra zona rural. Una política económica razonable, que considere los aspectos ambientales y la superación de la pobreza debe orientarse a dos estrategias fundamentales : • Conservar los recursos de los pobres y • Fomentar los recursos de uso sostenible. La mejor y más rápida forma de reindustrializar un país, que basa su desarrollo en la producción de materia primas es pasar : De la tradicional producción de un solo producto (core business) a la producción sistemática (cero residuos) como la hace la naturaleza, de la cual debemos aprender y aplicar 7Una de cuyas herramientas son los clúster: agrupamientos de empresas que interactúan muy fuertemente entre si en aspectos tecnológicos y de conocimientos para generar innovación, como por ejemplo unir: Minería, Agricultura e Industria 1.2.2. OBJETIVOS. Respuestas al ¿Cómo? ¿CÓMO? A. SEGURIDAD HUMANA INTEGRAL A.1 DE LA SEGURIDAD DEL ESTADO A LA HUMANA Antes de la constitución de la Naciones Unidas, el concepto dominante de la Seguridad estaba centrada en la soberanía estatal, como lo articulado por el Tratado de Varsovia de 1648 y cuyas reminiscencias todavía se siente en algunos países. La Seguridad giraba en torno a la: Integridad territorial, la estabilidad política, los arreglos militares, y de defensa y las actividades económicas y financieras relacionadas. Se entendía que los Estados perseguían el Poder, lo cual implicaba el triunfo de uno de ellos como resultado de la derrota del otro. Según estas ideas tradicionales, el Estado monopolizaba los derechos y los medios de proteger a los ciudadanos, se establecían y ampliaba el poder del Estado y su seguridad con el fin de entronizar y mantener el orden y la paz. La historia ha demostrado que la seguridad del Estado no necesariamente es la seguridad de las personas y las dos Guerras Mundiales han sido claro ejemplo de ello. En la “Declaración Universal de Derechos Humanos de 1948” se proclama: “ La libertad, la justicia y la paz del mundo tienen como base el reconocimiento de la dignidad intrínseca y de los derechos iguales e inalienables de todos los miembros de la familia humana” Con lo cual se establece claramente al ser humano como el centro del desarrollo del mundo. La Declaración afirma además, que “el desconocimiento y menosprecios de los derechos humanos han originado actos barbarie, ultrajantes para la conciencia de la humanidad y se ha proclamado, como la aspiración más elevada de la persona, el advenimiento de un mundo en que los seres humanos, liberados del temor y de la miseria, disfruten de la libertad de palabra y la libertad de creencias. FUENTE: “¿Que es seguridad humana? - Instituto Interamericano de Derechos Humanos - IID A.2. CONTRIBUCIÓN AL ENFOQUE DE SEGURIDAD HUMANA Documentos Oficiales y Entidades Enfoque y Aporte El Informe sobre Desarrollo EL IDH 1994 constituye un punto culminante, donde se señala: Humano IDH 1994 - PNUD ...la seguridad humana no significa ya contar salvaguardas cuidadosamente erigidas contra la amenaza de un holocausto nuclear, una probabilidad que se ha reducido grandemente al terminar la guerra fría. En cambio significa responder a la amenaza de la pobreza mundial que atraviesan las fronteras internacionales en forma de estupefacientes, VIH/SIDA, cambio climático, migración ilegal y terrorismo 8Cumbre del Milenio - 2000 En el año 2003 el CHS dio a conocer su informe “Human Comisión sobre Seguridad Security Now” definieron la Seguridad Humana : Humana de las Naciones Unidas - La seguridad humana consiste en proteger la esencia vital de CHS todas las vidas humanas de una forma que realce las libertades humanas y la plena realización del ser humano. Seguridad humana significa proteger las libertades fundamentales que constituyen la esencia de la vida. Significa proteger al ser humano contra las situaciones y las amenazas criticas (graves) y omnipresentes (generalizadas). Significa utilizar procesos que se basan en la fortaleza y las aspiraciones del ser humano. Significa la creación de sistemas políticos, sociales, medio ambientales, económicos, militares y culturales que en su conjunto brinden al ser humano las piedras angulares de la supervivencia, los medios de vida y la dignidad A.3. ESTRATEGIAS La Seguridad Humana Integral tiene dos estrategias de acción: 1. La protección o estrategia de “arriba hacia abajo” - descendente, son las establecidas por el Estado, los organismos internacionales, las ONG y el sector privado, para reguardar a las personas de las amenazas críticas y extendidas, a través de normas y procesos necesarios. 2. El Empoderamiento o estrategia de “abajo hacia arriba” - ascendente, que habilitan a las personas para sobreponerse de las situaciones difíciles, lo que implica desarrollar las capacidades de las personas y en las comunidades para que sean artífices de su propio destino. Al empoderar a las personas, no solo se le permite desarrollar todo su potencial, sino que también les permite participar en el diseño y ejecución de las soluciones necesarias para su seguridad humana y la de otras personas y comunidades. A.4. CONSTRUIR RESILIENCIA. El Bienestar de la Gente está influido en gran medida por las libertades en la que viven en general, y por su capacidad para responder y recuperarse de los eventos adversos sea naturales o de origen humano. La Resiliencias subyace a cualquier enfoque que pretenda asegurar y sostener el desarrollo humano. En su esencia, la resiliencia trata de garantizar que el Estado, la comunidad y las instituciones mundiales trabajan para empoderar y proteger a la gente. Los elementos para esta contrición los podemos resumir : 1. Compromiso con la Universalidad 1.1. Protección universal de servicios sociales. Educación Básica, Atención a la salud preventiva, abastecimiento de agua y saneamientos, seguridad pública. 1.2. Fortalecimiento de la Protección social. Seguro de desempleo, programas de pensiones, y régimen regulatorio del mercado laboral. 1.3. Asegurar el pleno empleo. El valor social del empleo va más allá del salario. El acceso universal a empleos decentes es una parte clave del fomento de la resiliencia en una sociedad. 2. Instituciones que responden y sociedades cohesivas. El fomento de la resiliencia humana requiere de instituciones que tomen en cuenta y respondan a las demandas de la sociedad. 3. Prevención y respuesta ante la crisis. los desastres naturales y originados por los seres humanos son inevitables, pero se pueden hacer esfuerzos para mitigar sus esfuerzos y para acelerar la recuperación y puedan aprovecharse las oportunidad de “reconstruir mejor” A.5. MENSAJES CLAVES 9I. La vulnerabilidad amenaza el desarrollo humano y si no se aborda de manera sistemática mediante la transformación de las normas sociales y de política pública no será ni equitativo ni sostenible. II. La vulnerabilidad asociada al ciclo de vida de las personas, la vulnerabilidad estructural y las vidas inseguras son las fuentes fundamentales de las privaciones persistentes y deben ser enfrentadas para garantizar y sostener el avance en desarrollo humano. III. La respuesta de política pública a la vulnerabilidad deberá prevenir las amenazas, promover las capacidades y proteger a las personas especialmente a las más vulnerables. IV. Todas las personas deberán tener el derecho a la educación, el cuidado de su salud y a otros servicios básicos. Poner en práctica este principio de universalidad requerirá atención y recursos expresamente dedicados a ello, sobre todo para los grupos pobres y vulnerables. V. La protección social universal sólida no solo mejora la RESILIENCIA universal sino que también refuerza la RESILIENCIA de la economía en su conjunto. FUENTES: - Seguridad Humana en América Latina - Instituto de Derechos Humanos - IIDH - Informe sobre Desarrollo Humano - IDH 2014 – PNUD ¿CÓMO? B. INNOVACIÓN SUSTENTABLE y RESPONSABLE B.1. SISTEMA NACIONAL DE INNOVACIÓN SUSTENTABLE y RESPONSABLE Uno de los mayores retos de un país es la creación de un Sistema Nacional de innovación, en el cual la eficacia y eficiencia se mide en términos de las interacciones constructivas que se generan entre personas e instituciones públicas y privadas. Se entenderá la importancia de analizar el desempeño de dicho sistema como marco para la formulación de políticas. Así es como surge el nuevo papel orquestador del Gobierno. La política de innovación es relativamente nueva, pues su gestación intelectual en los países del primer mundo, especialmente en el norte industrializado data de los comienzos del año 80 y su aplicación en los 90 en los países del OCDE (institución en la que nuestro país tiene como objetivo participar), donde fueron admirables la interacción y la cooperación entre gobiernos y los círculos académicos de varios países para sentar sus fundamentos y su implementación. Hay cuatro ideas básicas sobre concepto de innovación que nos servirán para diseñar nuestro sistema: I. La innovación no es una revolución, como las otras eras, pero si un agente de cambio y además es absolutamente necesaria para sobrevivir, para competir, y para crecer de manera inteligente y sostenible. II. La innovación es una parte integral del país, empresa y/o persona que es indispensable para su crecimiento económico, pero tiene que generar también aceptación social. No innovar es peligroso y una barrera para el crecimiento y el bienestar. III. La Innovación debe tender a ser abierta y plural, pero además debe ser responsable. IV. la innovación es esencial para definir el futuro de las personas (capacidades), de las empresas (gestión) y de los países (política). Los modelos de Políticas de innovación tienen como base, fortalezas y estrategias de desarrollo de cada país o grupos de países, así podemos apreciar en el cuadro siguiente las establecidas por: 10Comisión Europea de Innovación I. Cambio Climático ( Atenuación y Adaptación) A. Evaluación del cambio climático y gestión de su diversidad. B. Transiciones a ciudades de bajo carbono C. Gestión de agua D. Producción “cero carbono” II. Energía Renovable Eficiencia energética en ciudades y edificios, aplicación de energías solar, eólica, biomasa etc. III. Información Telecomunicaciones y El objetivo de esta comunidad es posicionar a Europa como líder en la sociedad digital. Hay un compromiso firme por la innovación abierta y el agrupamiento colaborativo de empresas, universidades, centro de investigación y la comunidad Modelo Norteamericano de Innovación para el Crecimiento Sostenible y el empleo de calidad I. Catalizar los avances en las áreas A. Desencadenar una revolución en las energías limpias. de prioridad nacional B. Apoyar la fabricación de vehículos de tecnologías avanzadas. C. Liderar la innovación de las tecnologías sanitarias. D. Aprovechar la ciencia y tecnología para afrontar los grandes retos del siglo XXI. II. Promover la competencia en los A. Promover las exportaciones norteamericanas mercados para estimular el B. Fomentar la creación de empresas de rápido crecimiento y “aprendizaje” productivo basadas en la innovación C. Mejorar la innovación en el sector público y apoya la cooperación en innovación D. Apoyar a los mercados de capital abierto que dirijan sus recursos a las ideas más prometedoras III: Invertir en las bases para la A. Restaurar el liderazgo tradicional de los Estados Unidos en innovación en los Estados Unidos la investigación básica B. Educar a la próxima generación con conocimientos y habilidades del siglo XXI mientras se crea una mano de obra de mayor calidad. C. Crear una infraestructura física de excelencia D. Desarrollar un ecosistema avanzado de tecnologías de información FUENTE Libro: Innovación y responsabilidad social: Tandem de la Competitividad Autores: Carlos de la Torre García - Itziar Mazur ¿CÓMO? C. Perú un país Mega diverso, entre los cinco con mayor potencial del mundo C.1 POTENCIALIDAD DE NUESTRO PAÍS 11C. Perú un país Mega diverso, entre los cinco con mayor potencial del mundo La biodiversidad o diversidad biológica engloba a todos los seres vivos de la tierra: Hace al menos 3,800 millones que se originó la vida en el planeta y hoy en día millones de especies viven en el ecosistema terrestre, de agua dulce y marina Todas las especies están relacionadas en una manera intrincada. La biodiversidad es la variedad de los seres vivos y sus interacciones y los científicos cuatro niveles de diversidad; las especies, la variabilidad genética, los ecosistemas y la diversidad humana. Todos los niveles son importantes e intelectual unos con otros ya cualquier cambio en uno de ellos tendrá repercusiones en los otros. La vida en la tierra está organizada en cinco reinos: Cualquier elemento que signifique desperdicio en un reino significa un nutriendo en otras especies de otro reino. Cada uno de los reinos cuenta con sus ecosistema El Perú es un país de extraordinaria variedad de recursos vivos y ecosistemas y por eso está entre los países megos diversos del planeta y entre estos ocupa uno de los cinco primeros sitiales. Nos preguntaremos porque es tan especial este potencial, porque está en el hecho de que la biodiversidad está lejos de ser opcional o un lujo restringido a los países ricos y en que constituye un tema clave para el desarrollo. De hecho, proporciona frecuentemente el “sistema de bienestar de último recurso” para la gente y comunidades pobres, por ejemplo: ✴ Las medicinas basadas en productos naturales proporcionan hasta el 80 % de los requerimientos primarios para el cuidado de la salud de los países en desarrollo ✴Los bosques, las tierras humedad y las de pastoreo lo que se denomina “servicios de ecosistemas son el soporte principal de las comunidades pobres. Este incluye agua, limpia fertilidad de los suelos, ✴De manera similar los recursos naturales y los ✴ De hecho, para las comunidades pobres, perder la productos forestales proporcionan un porcentaje seguridad brindada por un ecosistema saludable e importante de ingresos de las comunidades pobres intacto puede ser y es un asunto de vida o muerte. Desafortunadamente, es más la gente rica que la pobre quien controla el acceso a la mayor parte de estos servicios a lo que se suma el que apliquen una tecnología lineal y/o puntual, para extraer un solo producto que le proporciona rentabilidad y el resto lo considera desperdició y lo arroja a la naturaleza generando contaminación la tierra, la cuencas de los ríos (agua) y cuando se descompone contamina el aire, afectando especialmente a la gente pobre que vive en el lugar. Sin embargo la importancia de este potencial de diversidad que tiene nuestro país, para su desarrollo futuro en forma de Bio-comercio apenas se está vislumbrando. Se calcula que el Bio-comercio puede desarrollarse como la actividad económica y exportadora más importante en el siglo XXI; ayudar a superar la situación de la pobreza especialmente de la zona rural; y mejorar el ambiente a través del manejo y restauración de ecosistemas y especies. El siglo XXI será el siglo de la biotecnología y de la ingeniería genética, lo que le otorga al Perú una posición única en el concierto de los países a nivel global. 12C.2.ESTRATEGIAS Una política económica razonable, considere los aspectos ambientales y la superación de la pobreza debería orientarse a dos estrategias fundamentales: conservar los recursos de los pobres y fomentar los recursos de uso sostenible. Fuente: Biodiversidad, Pobreza y Bio-negocios - PNUD PERÚ 2004 C.3. HERRAMIENTAS Nuestro país está inmerso en las tres Eras por las que ha pasado el mundo: la Agrícola, Industrial y del Conocimiento, sin embargo en la Era Agrícola no ha logrado pasar de la Primera Revolución Verde a la que actual se aplica en el mundo la Segunda Revolución Verde que se puede apreciar en el Cuadro No1 1.2.3. VALORES de la Organización Política. IDEARIO Artículo 4.- PERU PATRIA SEGURA defiende como fin primordial, el HUMANISMO CRISTIANO y promueve el desarrollo científico y tecnológico, para lograr el bienestar del país dentro de la libertad, la democracia, la justicia social, la paz que contribuya a una seguridad humana integral. EN OTROS artículos Servir a la Nación y no servimos de ella, ha sido siempre nuestro principio rector, por lo que, trabajar con personas de suficiente moral, se constituye en un imperativo para propiciar la participación de todos los peruanos de buena voluntad, que están aptos, calificados y dispuestos para asumir esta gran responsabilidad. Reiteramos la invocación al Todopoderoso para que este IDEARIO sea el faro y guía de nuestro actuar político que nos permita contribuir con el bienestar de todos los peruanos. 2. VISIÓN DEL PLAN DE GOBIERNO DISEÑO DE UN CONJUNTO DE PROPUESTAS DE SOLUCIÓN, A LOS PROBLEMAS QUE SE CONSIDERA ATRAVIESA NUESTRO PAÍS, UTILIZANDO LAS OPORTUNIDADES DE NUESTRO ENTORNO y A LA BÚSQUEDA DE LA MEJORA DE LA CALIDAD DE VIDA y FELICIDAD DE NUESTRA POBLACIÓN. 133. DIAGNÓTICO SITUACIONAL 3.1. INNOVACIÓN Según el Foro Económico Mundial (World Economic Forum - WEF) hay tres grandes grupos de países de acuerdo a su sistema de crecimiento y/o desarrollo: A. Los que basan en sus recursos naturales B. Los que basan su crecimiento en el uso más eficiente de sus recursos y C. Los que basan su desarrollo en la innovación, la ciencia y la tecnología. La pregunta que nos hacemos es en ¿Qué grupo podemos ubicar al Perú? si analizamos los últimos diez años de crecimiento económico - que ha sido el más altos de la región – se observa que este ha tenido como base mayormente la explotación de los recursos y en menor margen la eficiente utilización y combinación de ellos. Por ello, el Perú ha perdido siete puestos en el ranking del año 2019, ubicándose en el lugar 65 con respecto a 131 países evaluados. Esto confirma la ubicación del país en el tercer grupo de los países con relación a Innovación, según el análisis que se detalla a continuación. 3.1.1. Ranking de Competitividad Global La Innovación es uno de los principales componentes del Ranking de Competitividad Global que realiza anualmente el Foro Económico Mundial. En el ranking del año 2019 nuestro país se ubica en el puesto 76 de 131 países evaluados. Esta hecho es causa de preocupación conforme a lo manifestado por estudiosos, analistas y profesionales en la materia. “Solo subsisten en el mundo los países, instituciones y personas que tienen capacidad de innovar” Este índice global es subdividido por el Foro en los siguientes rubros, cuyos valores y posiciones confirman que nuestro país está ubicado en el último tercio de los países evaluados: 143.1.2. Políticas Públicas de Innovación Reforzando la importancia de la Innovación en el desarrollo de un país, la Comisión Europea y Estados Unidos – ubicados en los primeros puestos del Ranking de Competitividad Global - implementaron desde 1980, o sea desde hace un cuarto de siglo, políticas públicas de innovación. En el caso de EE.UU. mediante una oficina a nivel presidencial. 3.1.3. Perú un país exportador de materias primas. En el escenario de la globalización, según el FMI, el Perú será el país de la región que sufrirá el mayor impacto en su economía debido a que es un país dependiente económicamente y en gran medida de la exportación de materias primas. La innovación es una de las principales herramientas para realizar un cambio que permita dar mayor agregado a las materias primas y generar puestos de trabajo, mejorando la economía del mercado interno. 4. OBJETIVOS ESTRATÉGICOS, METAS E INDICADORES 4.1. INNOVACIÓN PROPUESTA DE DESARROLLO Objetivo Integral Que el Perú califique en el Ranking de Competitividad Global al 2026, en el Tercio Intermedio, entre el puesto 40 al 50 Estrategia Integrar la INNOVACION SUSTENTABLE y RESPONSABLE como POLÍTICA Y PÚBLICA DEL ESTADO. 15Dimensión A. Social A.1. Integrar a la Curricular Educativa de las Universidades y de la Educación Básica Regular - EBR el curso de INNOVACIÓN SUSTENTABLE y RESPONSABLE en las modalidades presencial y virtual. A.2. Generar y desarrollar Negocios Innovadores en base a la Tecnología de la Naturaleza A.3. Promocionar la implementación de instituciones RURAL VALLEY que tengan como elementos de desarrollo: Cambio Climático, Energía Renovable, Cuencas Saludables y TICS. Formar Redes Regionales. A.4. Establecer en las universidades cursos de Nanotecnología y Biotecnología, considerando la condición especial de nuestro país como Mega diverso. A.5. Integrar el desarrollo de la Innovación y Tecnología entre Universidades y Empresas tanto públicas como privadas. B. Económica B.1. Financiamiento público y privado adecuado para crear organizaciones e instituciones de base innovadoras. B.2. Promocionar instituciones de capital de riesgo. B.3. El Estado asignará mayores recursos, aplicará normas tributarias y fomentará otras medidas de financiamiento destinado a la formación de capacidades humanas, la investigación científica, la mejora de la infraestructura de investigación y la innovación tecnológica. B.4. Que en las compras que realice el Gobierno se considere a los productos o servicios con aporte innovador y tecnológico nacional un porcentaje o puntaje a favor. C. Territorial C.1. Establecer a nivel regional la medida establecida por el Foro Económico Mundial a niveles de país, en forma similar a como se viene realizando el índice de Desarrollo Humano - IDH C.2. Gestionar el uso racional y sostenible de los recursos naturales. C.3. Confirmar las Cuencas Hidrográficas como ejes de desarrollo humano y territorial. D. Institucional D.1 Constituir oficinas de Desarrollo de Innovación y Tecnología en cada Región y en las Municipalidades Provinciales. 163. DIAGNÓSTICO SITUACIONAL 3.2. DESARROLLO HUMANO SUSTENTABLE 3.2.1. EDUCACION Es evidente que la educación de calidad de los peruanos depende de una serie de factores sociales, económicos, culturales, recursos materiales y humanos, nutrición, salud, niveles de deserción de los alumnos, etc. Sin embargo, todos los ciudadanos tienen derecho a una educación incluso gratuita a nivel de la educación básica, regular y especial, no siendo necesariamente gratuita desde el punto de vista constitucional en el nivel superior no universitario y universitario, aun cuando en la práctica sí lo es. Todo esto a nivel público. La calidad de la educación es un tema central en el propósito de imprimir mayor velocidad al desarrollo del país. Esta calidad tiene sus altibajos tanto a nivel público, como privado. En promedio, la calidad de nuestra educación es pobre. Podríamos enunciar así los aspectos más saltantes del diagnóstico: La reciente crisis sanitara ha impactado negativamente en la forma de educar en el Perú y en el mundo. En setiembre pasado, Minada reportó cifras preocupantes: en el 2020, 230 mil alumnos de primaria y secundaria salieron del sistema educativo y 200 mil estudiantes de secundaria matriculados no están accediendo a este servicio. Esta terrible situación ha obligado al gobierno y al sistema educativo a utilizar la educación a distancia para suplir la imposibilidad de nuestros alumnos de tener clases presenciales. Ha puesto de manifiesto un número importante de deficiencias y limitaciones que el nuevo gobierno tendrá que atacar con eficiencia, innovación y creatividad para adquirir los contenidos y capacidades que necesitan nuestros alumnos y maestros para ser competitivos, Este gran esfuerzo se tiene que dar en un entorno ,no solo , de mejor infraestructura para recibir a los alumnos cuando termine el aislamiento sino con la infraestructura de conectividad a internet necesaria para que se logren los objetivos educativos que el Perú necesita lograr para nuestros educandos, con el objeto de llegar a tener una sociedad constituida por ciudadanos democráticos, capaces de razonar, criticar, comparar , investigar y participar en el desarrollo del país en todas sus dimensiones. La apuesta es declarar la conectividad al internet como un derecho humano de todo peruano. Para esto debemos invertir en infraestructura de soporte. Así podremos hablar de una verdadera EDUCACION DE CALIDAD. Aspectos económicos: se invierte proporcionalmente menos en la formación de las edades tempranas, como la educación inicial y primaria, mayormente con profesores no especializados, infraestructura y materiales de enseñanza realmente incipientes, faltos de información, lejanos todavía del uso de las tecnologías modernas aplicadas a la educación, con bibliotecas pobres, niños con desnutrición, anemia y parasitosis y maestros con remuneraciones bajas y pocos incentivos que los induzca a la capacitación necesaria. Aspectos sociales: por ejemplo, en los pueblos del Perú profundo los padres piensan que basta que el hijo aprenda a leer y luego se dedique a ayudar en la chacra, o a trabajar para ayudar en la casa; esto impacta mucho en la continuidad de la formación primaria hacia la secundaria, y peor todavía en los estudios superiores. En estas condiciones, la educación no conlleva alcanzar mejores condiciones de vida. Aspectos culturales: muchas comunidades viven alejados o aisladas de ciudades pequeñas y grandes y no anhelan mantener contactos y adquirir conocimientos del resto del mundo o de los atractivos que tienen las diversas culturas. El idioma, es muchas veces determinante para esta actitud. La educación debe servir por ello a los fines de la integración, cuidando la conservación de las ricas tradiciones culturales. Los 3 niveles de educación, Nivel I (Educación Básica Regular y Especial), Nivel II (Educación Superior No Universitaria) y Nivel III (Educación Superior Universitaria), son interdependientes, pero, una buena base en el Nivel I es de gran ayuda en los niveles superiores. Aquí reside mucho el éxito hacia una mejor calidad en la educación. Como la competencia es a nivel mundial, debemos disponer de los materiales de enseñanza más exitosos a nivel mundial; por ello nuestros docentes deben estar al día con los últimos avances. Falta dar énfasis y ser exigentes en el cumplimiento de los contenidos de enseñanza en cada grado a lo largo de los 3 niveles del proceso de enseñanza-aprendizaje, llevando a cabo periódicamente evaluaciones a nivel nacional tanto en instituciones educativas públicas como privadas. A partir de estas evaluaciones se podría deducir qué docente está incumpliendo con sus responsabilidades funcionales. 17Deben ser obligatorias 4 evaluaciones nacionales, en todas las áreas de enseñanza, a lo largo de los 3 niveles: (1) al terminar la primaria, (2) al terminar la secundaria (incluso como requisito único para ingresar al Nivel III, repetible tantas veces como sea necesario para demostrar un rendimiento mínimo en las áreas exigidas por la carrera profesional respectiva), (3) al terminar la educación superior no universitaria, para obtener autorización para iniciar a ejercer y re certificable cada cierto periodo de años, para poder seguir ejerciendo, y (4) al terminar la educación superior universitaria, para obtener autorización para iniciar a ejercer y re certificable cada cierto periodo de años, para poder seguir ejerciendo, Este tipo de evaluación debe servir también para supervisar el rendimiento docente y ajustes del caso y capacitaciones. NOTA ESPECIAL: CRISIS COVID 19. Según el Banco Mundial el efecto de la suspensión de clases presenciales en los Colegios de América Latina ha dado como resultado que la comprensión de lectura de los niños de 10 años suba de 51 % antes de la pandemia. A 62 %. Propuesta de SOLUCIÓN 1. Disminuir la BRECHA TECNOLÓGICA. 2. Capacitar a los Padres de Familia a participar en el aprendizaje de los niños, de forma sistemizada. Fuente. Programa de CNN, de Andrés Opperhaimer. 20.12.0 3.2.2. SALUD PREVENTIVA Nos ceñimos al concepto de salud de la Organización Mundial de la Salud (OMS) como el completo estado de bienestar físico, mental y social del ser humano. También tomamos en cuenta la estrategia de Atención Primaria de la Salud de la misma OMS, contextualizada en una serie determinantes socioeconómicas, que nos debe conducir a un sistema único, universal e integral de atención de salud. El sistema de salud que tenemos en el país requiere una reingeniería profunda que desaparezca la segmentación y fragmentación que observamos hoy: * Por condición de edad o sexo, hasta cierta edad o solo por maternidad. * Por condición laboral formal, pública o privada. * Exclusión o acceso restringido del sector informal. * Por zona de residencia. * Por condición socio-económica * Poblaciones marginales prácticamente carentes de atención. * Casi nulo énfasis en la atención de salud en el Nivel I (puestos comunitarios, puestos y centros de salud) y baja capacidad resolutiva de los problemas de salud por parte de los profesionales. * Énfasis en lo curativo y algo de lo recuperativo. * Preferencia por la infraestructura del Nivel III (hospitales especializados) * Ausencia o débil énfasis en lo preventivo, promocional y diagnóstico. * Débil funcionamiento de un sistema de redes y micro-redes entre los niveles I, II y III de atención en salud. * Limitaciones en la provisión de medicamentos esenciales para la atención de las enfermedades. * Espectro amplio en el costo de los medicamentos, aún entre genéricos. * Débil rol rector del Ministerio de Salud. * Ausencia de la educación poblacional en salud e interacción entre los sectores de educación y salud. * Nula vigilancia e información sobre la calidad de los alimentos y nutrientes que consume la población. * Nula vigilancia e información sobre la calidad del agua potable, el saneamiento básico, desagües a ríos, lagunas y el mar y aguas de riego para cultivos agrícolas. * Baja disponibilidad de especialistas entre los profesionales de salud, especialmente a nivel médico. * Falta de protocolos estandarizados de atención en salud, para clínica y cirugía. * Falta de un Formulario Nacional de Medicamentos con información farmacológica, eficacia, seguridad, calidad, costos y en relación con los protocolos estandarizados de atención de salud. 183.2.3. NUTRICION CONTEXTO NACIONAL Como parte del análisis de salud y nutrición, es primordial conocer las características sociodemográficas del país y las proyecciones que permitan plantear estrategias para garantizar la respuesta del sector salud con enfoques de vida y con enfoque territorial. Malnutrición en el Perú La desnutrición crónica infantil constituye uno de los principales problemas de Salud Pública en el Perú, que afecta al 12% en el 2019. de niños menores de cinco años. La malnutrición es un problema de saluden pública en el Perú, condicionado por determinantes de la salud, expresados como factores sociales y de desarrollo asociados con la pobreza y brechas de inequidad que incluyen causas básicas como la desigualdad de oportunidades, la exclusión y la discriminación por razones de sexo, raza o credo político; causas subyacentes como baja escolaridad de la madre, embarazo adolescente, cuidados insuficientes de la mujer al niño, practicas inadecuadas de crianza, falta de acceso a servicios básicos y a servicios de salud, asociados con costumbres y prácticas de alimentación, estilos de vida algunos ancestrales y otros adquiridos por el cada vez más importante proceso de urbanización, y causas directas como desnutrición materna, alimentación inadecuada, e infecciones repetidas. En el País la desnutrición crónica afecta a niños menores de 5 años en Huancavelica en un 33 %, mientras que Lima metropolitana es de 5%. En cuanto a la anemia infantil, La anemia es un problema nutricional en Perú que afecta especialmente a niñas y niños entre 6 y 35 meses. El 2007 afectó a 57 de cada 100. El 2018, a 43 de cada 100.y la cifra en el 2019 no ha mejorado. (fuente Andina, EMI 2019). Desnutrición crónica infantil en áreas rurales supera en 50% a la urbana en el Perú según el informe Panorama de la Seguridad Alimentaria y Nutricional 2018 de Naciones Unidas (FAO). Las determinantes de la desnutrición crónica, están organizadas en causas o determinantes inmediatas, que influyen directamente sobre las condiciones nutricionales del individuo, las causas subyacentes, que se manifiestan a través de las características relacionadas a la familia, cuidadores y hogar y por último, las causas básicas, que fundamentalmente están asociadas con los sistemas políticos, económicos, culturales y sociales en la que se enmarca, la vida de la familia y los individuos sociedad, Las causas inmediatas que condicionan la desnutrición y el desarrollo infantil inadecuado son: la inadecuada ingesta de alimentos y las enfermedades infecciosas, estas son favorecidas por causas subyacentes: la inseguridad alimentaria en el hogar, inadecuadas prácticas de alimentación y cuidado, así como insuficiente agua, saneamiento y servicios de salud. Las causas básicas que condicionan la desnutrición y el desarrollo infantil dependen de los recursos humanos, económicos, organizacionales, y los mecanismos que los controlan existentes en el país, que a su vez están directamente relacionados con los sistemas políticos, económicos, sociales y culturales que prevalecen en cada ámbito territorial, entre ellos la desigualdad de oportunidades, la exclusión y la discriminación por razones de sexo, raza, etc. 4. OBJETIVOS ESTRATEGICOS, METAS E INDICADORES 4.2. SEGURIDAD DESARROLLO HUMANO SUSTENTABLE 4.2.1. SEGURIDAD EDUCACION INTEGRAL PROPUESTA DE DESARROLLO 1. PROBLEMAS IDENTIFICADOS Baja calidad de la enseñanza, a pesar que se han hecho esfuerzos en la capacitación docente; las condiciones físicas de las escuelas pueden tener un efecto importante en el desempeño del estudiante. 19Las I.E. carecen de aulas propicias para el aprendizaje y de espacios para la práctica, presentan desastrosas condiciones de infraestructura, mobiliario, seguridad y de conectividad al internet. 2. OBJETIVOS A LOGRAR Aulas Modernas e Interactivas de Primer nivel. Transformar la infraestructura educativa con aulas modernas e interactivas con tecnología informática de última generación y con mobiliario en espacios cómodos a fin de mejorar la calidad del aprendizaje en todos los niveles educativos y conectividad de internet apropiado. 3. INDICADORES Número de instituciones con infraestructuras modernas conectadas a internet e interactivas de primer nivel. 4. META Lograr la mejora de la infraestructura educativa y conexión a internet con Aulas Modernas e Interactivas de Primer nivel con tecnología informática de última generación y con mobiliario en espacios cómodos donde la calidad del aprendizaje sea transformadora. 1. PROBLEMAS La meritocracia en la educación ha tenido algún avance por así decirlo en la evaluación del desempeño docente, la misma que no ha repercutido en la eficiencia del docente porque el programa no es motivador. Las evaluaciones estandarizadas de los maestros no permiten visualizar el rendimiento en el aula. 1. OBJETIVOS A LOGRAR Incrementar el prestigio de los docentes mejorando sus condiciones de trabajo y su dignidad como profesionales de la educación. Revisar e innovar la Ley de Reforma Magisterial, que permita que los maestros puedan ascender de acuerdo al tiempo de servicios y a la obtención de sus grados académicos hasta el 5to nivel, asimismo evaluar el desempeño docente con pruebas que midan su potencialidad pedagógica y no por exámenes nacionales estandarizadas que en nada a contribuido en la mejora de la educación; con la finalidad de estimular y favorecer el interés por su desarrollo profesional la misma que beneficiará en la formación integral de los niños y adolescentes. Maestros talentosos y con deseos de superarse. 2. INDICADOR Número de puesto informe PISA 2022 – 2023.. 3. META Escolares en todos los niveles recibiendo educación de la mejor calidad. 1. PROBLEMAS Inexistente voluntad política para implementar reformas estructurales e Integrales. Se está deshumanizando a los niños y jóvenes, anulando su creatividad y capacidad de pensar críticamente, al mantener un sistema educativo normalizado, que no responde a las necesidades de desarrollo personal de nuestros hijos poniendo en peligro su vida presente y futura. Y las justas aspiraciones de desarrollo de nuestra patria. Inexistencia de una cultura emprendedora en los niños y jóvenes, sin visión no hay misión. 2. OBJETIVOS A LOGRAR Incorporar una cultura empresarial, emprendedora e innovadora en el sistema educativo desde el nivel inicial, primaria, secundaria, tecnológica y Universitaria con el fin de reducir las brechas de aprendizajes asociadas a la desigualdad social. Jóvenes emprendedores. 20Implementar programas que liberen y desarrollen la creatividad de los niños, así como sus capacidades de pensar, razonar, criticar, resumir, comparar. 3. INDICADORES Balance global gobierno central. 4. META Estudiantes del sistema educativo del nivel inicial, primaria, secundaria, tecnológica y Universitaria Incorpóralos en la cultura empresarial, emprendedora e innovadora, reduciendo las brechas asociadas a la desigualdad social. Una educación orientada a la formación de Jóvenes empresarios. 1. PROBLEMAS El 80% de las Instituciones Educativas operan a espaldas de la realidad, sin irradiar cultura; sin conocer el valor, ni el sufrimiento, ni los sueños e intereses de sus estudiantes, ni su diversidad. Pérdida del talento e iniciativa, ¿cuánto de nuestros niños y jóvenes han desarrollado su inteligencia, como resultado del trabajo docente en el aula y del currículo; o es que, por el contrario, allí sus capacidades inteligentes y la producción de conocimiento se reducen a su mínima expresión? 2. OBJETIVOS A LOGRAR Potenciar, desarrollar y estimular el talento de niños y jóvenes con el fin de ayudarles a descubrir sus capacidades y valorarlos a fin integrarse en el mundo competitivo con habilidades para el empleo y la productividad. Lograr estudiantes creativos, innovadores, capacitados para pensar, razonar, comparar, criticar, resumir y afectar su entorno para transformarlo en favor del desarrollo de su familia, comunidad y de su país. Tiempo para que el profesor se preocupe de conocer el entorno familiar de cada estudiante. 3. INDICADORES Acceso universal a una educación pública gratuita y de calidad y promoción y defensa de la cultura y del deporte. Numero de programas que desarrollen la creatividad en diversas áreas de la ciencia, artes, cultura, etc. 4. META Un sistema educativo enfocado en potenciar, desarrollar y estimular el talento de niños y jóvenes con el fin de ayudarles a descubrir sus capacidades y valorarlos a fin de que estén integrados en el mundo competitivo ejerciendo sus habilidades, destrezas, talentos y siendo muy autosuficientes. 1. PROBLEMAS Está comprobado que tener escuelas en buen estado es determinante para lograr que los alumnos obtengan los resultados académicos esperados (CAF https://www.caf.com/es/actualidad/noticias/2016/10/la- importancia-de-tener-una-buena-infraestructura-escolar Sólo el 44% cuentan con energía eléctrica; un mediocre acceso a desagües, donde menos del 60% lo tiene, y casi inexistente las cifras de laboratorios de ciencias y de espacios para la enseñanza de artes o música. Más de la mitad no cuentan con Biblioteca. El Perú es uno de los países en Latinoamérica que menos invierte en investigación y desarrollo, El Perú gasta el 0,08 % del PBI en investigación y desarrollo, una cifra muy inferior a la de países como Colombia (0,25 %), Chile (0,38 %) y Brasil (1,24 %). (RPP junio 2019) Por mandato de la ley 28077 los gobiernos regionales entregan el 20% del total percibido por canon a las 21universidades públicas de su circunscripción para que sea destinado exclusivamente a inversión en investigación científica y tecnológica para potenciar el desarrollo regional, el 65% no han sido utilizados por falta de personal calificado y de proyectos. No hay voluntad política para implementar reformas estructurales e integrales que se requiere para revertir la bajísima productividad en educación: a mayor inversión, aumenta el despilfarro de recursos. 2. OBJETIVOS A LOGRAR Reforzar el sistema educativo – Control de calidad, que permita asegurarse de que todos los recursos estén siendo utilizados de la manera más efectiva en función del logro de los objetivos. Lo que no se controla no se mejora. 3. INDICADORES Índice de control de la corrupción 4. META Un sistema educativo con nuevos planes de transparencia y eficiencia, donde los recursos sobre todo financieros estén siendo bien utilizados y lleguen a tiempo. 1. PROBLEMAS Problemas de cobertura en Internet sobre todo en la zona rural por falta de energía eléctrica e infraestructura adecuada., solo el 39,3% de hogares peruanos tiene acceso a internet, pero en áreas rurales esto disminuye a un 4,8%. (cifras del INEI 2019). El Perú tenía un déficit de 14 mil antenas para que el internet llegue a todos. (INEI) Conexión telefónica solo el 30% de colegios y menos de la tercera parte tienen salas de computo, mientras que Chile (más del 90%) Problemas de cobertura en Internet sobre todo en la zona rural 2. OBJETIVOS A LOGRAR Instalar, Modernizar y Potenciar la infraestructura de soporte para que se asegure la conectividad a internet en todas las viviendas de los alumnos y escuelas del Perú, nuestro conocimiento se nutre de lo global; y hemos de posesionarnos, el conocimiento y la innovación son la base de la capacidad para crear riqueza, empleo de calidad y bienestar social. 3. INDICADORES Número de Instituciones certificadas con internet instaladas y Operativas y No de visitas a páginas Web del MINEDU. Nro. de coordinaciones para democratizar El acceso a internet de todos los peruanos 4. META Nuestro sistema educativo cuenta con mayores cantidades de redes de internet instaladas, Modernizadas y Potencializadas, conscientes de que el conocimiento se nutre de lo global. Promover que el acceso a Internet sea un derecho humano de todo peruano. 1. PROBLEMAS Sólo el 4.2% del PBI se invertirá en Educación el 2021, muy por debajo en el Acuerdo nacional (6% PBI); muy limitados para un verdadero desarrollo integral en el Sector. La mayoría de Instituciones educativas sobre todo en las áreas rurales no cuentan con bibliotecas, laboratorios de CTA y computo, talleres de arte y campos deportivos, etc. 2. OBJETIVOS A LOGRAR 22Promover la participación de las empresas en la educación; con financiación y/o construcción de bibliotecas públicas, complejos deportivos y centros culturales. El estado principal promotor. 3. INDICADORES Porcentaje de empresas privadas participando en la Educación. 4. META Mayor participación de las empresas privadas en la educación; con financiación y/o construcción de bibliotecas públicas, complejos deportivos y centros culturales. El estado su principal promotor. 1. PROBLEMAS Pérdida total de la práctica de valores en las Instituciones Educativas y en los hogares. La mayoría de estudiantes, vive en situación de abandono moral y afectivo. No se sienten amados, ni respetados, por lo que no aprenden a amar ni a respetar, y caen en depresión, y/u optan por la violencia o los vicios. Los valores no se enseñan con el ejemplo, se pretenden imponer con disciplina coactiva o desde la educación religiosa. La actual educación normalista no promueve la creatividad de los alumnos, no desarrollan sus talentos, se aburren del modelo educativo que reciben. por lo tanto, ellos no se sienten motivados. 2. OBJETIVOS A LOGRAR Revalorar la práctica del liderazgo e Implementar el curso de Principios y Valores para la Vida. Incluir en el currículo de la EBR el curso de Principios y Valores para la vida (Desarrollo de la Inteligencia Emocional y Espiritual) con el fin de garantizar que los niños y jóvenes, estén realmente aprendiendo capacidades esenciales para la vida, desde el nivel inicial la práctica de Principios fundamentales del amor, humildad, honradez, lealtad, fidelidad, perdón, arrepentimiento, fe, tolerancia, paciencia, respeto, caridad, servicio, emprendimiento, autosuficiencia, creatividad, positivismo, altruismo, liderazgo, optimismo, recursivo, disciplina, colaborativo, comunicador, felicidad, etc. hasta el nivel superior con el fin de que contribuyan a la coexistencia de la familia y de la Patria. Promover los valores y el desarrollo de la espiritualidad mediante el estudio de las escrituras (Biblia u otro) según sus credos y/o religión desde la infancia. Acercar al estudiante a promover cambios positivos en su entorno aportando soluciones a los problemas inmediatos de su comunidad a través de proyectos de aprendizaje por problemas. De modo que el alumno aprende aportando soluciones y practicando valores prácticos de solidaridad, disciplina, respeto, responsabilidad, empatía, compromiso etc. y la comunidad recibe ayuda para la solución de sus problemas, generando un circulo virtuoso de desarrollo, entre la escuela y la comunidad. 3. INDICADORES Número de estudiantes recibiendo el Curso y porcentaje de disminución del Bullings o actos de indisciplina. Nro. De experiencias de proyectos de aprendizaje por problemas. 4. META Estudiantes recibiendo el curso: Principios y Valores para la Vida; Incluidos en el currículo de la EBR desde el nivel inicial a la práctica de Principios fundamentales del amor, humildad, honradez, lealtad, fidelidad, perdón, arrepentimiento, fe, tolerancia, paciencia, respeto, caridad, servicio, emprendimiento, autosuficiencia, creatividad, positivismo, altruismo, liderazgo, optimismo, recursivo, disciplina, colaborativo, comunicador, felicidad, etc.; hasta el nivel superior, a fin de contribuir con la coexistencia de la familia y de la Patria, disminuyendo significativamente la corrupción y la delincuencia. Millones de niños y jóvenes formados en principios y valores; desarrollados sus inteligencias cognitivas, emocionales y espirituales; el Perú el más educado. 231. PROBLEMAS Los sueldos de los maestros no están a la altura de sus Responsabilidades; se han dado leyes que han abierto brechas de desigualdad económica en maestros que ejercen el mismo trabajo y la misma función; Al 90 % de maestros se les ha bajado de nivel en la carrera pública magisterial en nombre de la meritocracia. Lo que ha creado un descontento generalizado repercutiendo en la baja de la calidad de la enseñanza. Remuneración que no les permite estudiar un post grado de calidad y/o capacitación adecuada. 2. OBJETIVOS A LOGRAR Mejorar y potenciar la calidad de la educación con más y mejores maestros bien remunerados (duplicar los sueldos de los maestros) y bien capacitados con programas de becas de estudios (postgrados) capacitaciones de actualización permanente en el interior y en el exterior con el objetivo de lograr la cualificación. Maestros capacitados para ser eficientes y relevantes en la elaboración de clases virtuales de calidad mientras sea necesario por efectos de la pandemia. 3. INDICADORES Porcentaje de aumento remunerativo de los docentes y número de maestros en/o post grados. Número de capacitaciones para desarrollar capacidades en la enseñanza virtual de calidad. 4. META Un currículo de calidad mejorado y potencializado, con más y mejores maestros bien remunerados y bien capacitados; mayor cantidad de docentes participando de los programas de becas de estudios en el interior y en el exterior del país. Todos los maestros capacitados para enseñar virtualmente con calidad. 1. PROBLEMAS Las I.E. carecen de aulas propicias para el aprendizaje y de espacios para la práctica, muchas presentan desastrosas condiciones de infraestructura, mobiliario y seguridad. El 55% de los colegios no tiene agua potable. Problemas de cobertura en Internet sobre todo en la zona rural. Sólo el 44% de I.E. cuentan con energía eléctrica; un mediocre acceso a desagües, donde menos del 60% lo tiene, y casi inexistente las cifras de laboratorios de ciencias y de espacios para la enseñanza de artes o música. Más de la mitad no cuentan con Biblioteca. 2. OBJETIVOS A LOGRAR Incrementar el Presupuesto significativamente en el Sector Educación PBI (Acuerdo Nacional) a fin de impulsar el desarrollo; la Educación es uno de los instrumentos más poderosos y eficaces para reducir la pobreza, mejorar la salud, la paz y la estabilidad. 3. INDICADORES Porcentaje de aumento del PBI en el Sector Educación. 4. META Lograr un incremento significativo al final del quinquenio en el PBI del Sistema Educativo. 1. PROBLEMAS El 12% de niños menores de 5 años en la población urbana con desnutrición crónica y áreas rurales supera en 50% a la urbana. Problemas de desnutrición en niños del nivel inicial y primaria sobre todo en la zona rural lo que reduce su aprendizaje. 2. OBJETIVOS A LOGRAR 24Sanos, fuertes, bien nutridos y aprendiendo bien. Fortalecer y mejorar el nivel de nutrición de los niños en el nivel inicial y primaria con los programas creados para tal fin y así reducir las disparidades en los aprendizajes a nivel global, regional y local. 3. INDICADORES Porcentaje de niños en educación básica recibiendo desayunos y/o almuerzos escolares. 4. META El país mejora su posicionamiento en Latinoamérica con niños y jóvenes más Sanos, fuertes, bien nutridos y aprendiendo bien. El nivel de nutrición de los niños en el nivel inicial y primaria se ha mejorado con los programas creados para tal fin, reduciendo así las disparidades en los aprendizajes a nivel global, regional y local. 1. PROBLEMAS Jóvenes emprendedores y talentosos con poca oportunidad para acceder a una educación de calidad. La educación en instituciones de calidad es muy cara. 2. OBJETIVOS A LOGRAR Creación del Banco de la Educación con el aporte del 25% a cargo del estado y el 75% de los mismos estudiantes y donaciones de empresas filantrópicas; a fin de que cada joven acceda a una educación técnica o superior de calidad mejor adaptada a la demanda laboral y/o ejecutores de sus propias empresas. Incrementar el ingreso de jóvenes a estudios superiores técnicos y universitarios con el incremento de becas y préstamos de estudio del promover para instituciones en el Perú y el extranjero. Que los beneficios que reciben los becarios de promover estén acordes con los costos del mercado y a la carrera del becario. 3. INDICADORES Número de egresados en diferentes especialidades adaptados a la demanda del mercado laboral y/o ejecutores de sus propias empresas. Número de becas y préstamos de estudios a los jóvenes con resultados académicos destacados. 4. META Miles de miles de Jóvenes emprendedores estudiando con el Fondo de préstamo del Banco de la Educación, fondo en aumento sostenible con el aporte de las empresas privadas, del estado por el aumento de su PBI y las devoluciones que hacen los alumnos egresados. Con Bonos de descuento por buen pagador. 1. PROBLEMAS Jóvenes emprendedores y talentosos con bajo nivel académico asociado a la dificultad de encontrar un trabajo digno, escasa investigación de calidad, casi inexistente colaboración académica entre universidades y casi total con el sector empresarial. Por mandato de la ley 28077 los gobiernos regionales entregan el 20% del total percibido por canon a las universidades públicas de su circunscripción para que sea destinado exclusivamente a inversión en investigación científica y tecnológica para potenciar el desarrollo regional, el 65% no han sido utilizados por falta de personal calificado y de proyectos. 2. OBJETIVOS A LOGRAR Implementar la reforma universitaria escuchando a los estudiantes y profesores con los recursos suficientes para la investigación en ciencia y tecnología y el control de los mismos. 3. INDICADORES 25Número de egresados de diferentes especialidades adaptados a la demanda del mercado laboral y/o ejecutores de sus propias empresas. 4. META Nueva Ley Universitaria de consenso, donde se prioriza la innovación, la investigación en ciencia y tecnología y el control de los mismos, con personal altamente calificado y con proyectos innovadores. ___________________________ _ 1. PROBLEMAS Las carreras técnicas que ofertan las entidades educativas no responden a las demandas del mercado laboral. Las actividades productivas en agricultura, construcción, energía, industria, minería, pesquería y servicios tienen una demanda insatisfecha en carreras técnicas para laborar en esos sectores. 2. OBJETIVOS A LOGRAR Fortalecer la Educación Técnica con el fin de satisfacer la demanda de técnicos competentes 3. INDICADORES Número de egresados de diferentes especialidades técnicas adaptados a la demanda del mercado laboral y/o ejecutores de sus propias empresas. 4. META Una Educación Técnica fortalecida con los avances científicos y tecnológicos innovándose día a día en todo el territorio nacional. COMENTARIO FINAL Se hace evidente para la adquisición de una alta competencia educativa, tiene que necesariamente contemplar el trabajo coordinado y sostenido en el tiempo de tres grandes estructuras que se complementan o se bloquean mutuamente en el proceso como tres engranajes. Estas tres estructuras son: la familia, la escuela, y las estructuras socioculturales (Redes virtuales, bibliotecas, ludotecas, cines...) de apoyo educativo. 4.2.2. SEGURIDAD EN SALUD PREVENTIVA PROPUESTA DE DESARROLLO 1. PROBLEMAS 1.5 camas hospitalarias por cada 1,000 habitantes Ausencia de innovación y de un sistema de gestión de calidad. Hospitales colapsados. Infraestructura precaria en las zonas rurales. Falta de equipamiento de los puestos y/o centros de salud. Poblaciones marginales prácticamente carentes de atención. 2. OBJETIVOS A LOGRAR Modernizar los Puestos, Centros y Hospitales de salud innovándolos y equipándolos con las nuevas tecnologías de acuerdo a los avances tecnológicos e investigaciones (Infraestructura, Regeneración, tratamientos, Biomédica, Telemedicina, diagnósticos e incremento de las capacidades humanas) asimismo construyendo donde haga falta. 3. INDICADORES Número de Instituciones de salud Modernizadas. 4. META Modernización significativa de los Puestos, Centros y Hospitales de salud innovados y equipados con las nuevas tecnologías de acuerdo a los 26avances tecnológicos. Asimismo, nuevas construcciones de Puestos, Centros y Hospitales de salud innovados y equipados donde hacía falta. 1. PROBLEMAS Falta de un sistema nacional único, universal e integral de atención en salud, que reúna, como subsistemas, al SIS, EsSalud, FFAA, Fospolis, Municipios y se complementaría con el sector priv</text:p>
          </table:table-cell>
        </table:table-row>
        <table:table-row table:style-name="ro1">
          <table:table-cell office:value-type="string" calcext:value-type="string">
            <text:p>Podemos Peru</text:p>
          </table:table-cell>
          <table:table-cell office:value-type="string" calcext:value-type="string">
            <text:p>PLAN DE GOBIERNO 2021 – 2026 y Plan de los Primeros 100 Días PARTIDO PODEMOS PERÚ PLAN DE GOBIERNO 2021 – 2026 Y PLAN DE LOS PRIMEROS 100 DÍAS 12 PODEMOS PERÚPLAN DE GOBIERNO 2021 – 2026 y Plan de los Primeros 100 Días PARTIDO PODEMOS PERÚ PLAN DE GOBIERNO 2021 – 2026 Y PLAN DE LOS PRIMEROS 100 DÍAS 3Nota: Imágenes tomadas de internet. 4 PODEMOS PERÚI. IDEARIO: PRINCIPIOS, OBJETIVOS, Y VALORES PLAN DE GOBIERNO 2021 – 2026 Y PLAN DE LOS PRIMEROS 100 DÍAS 56 PODEMOS PERÚI. IDEARIO: PRINCIPIOS, OBJETIVOS, Y VALORES MISIÓN Podemos Perú es una organización política conformada por hombres y mujeres que luchan por la justicia, la paz, la armonía y el bienestar entre peruanos. Su propuesta es acabar con la injusticia que por siglos han sufrido millones de compatriotas excluidos del progreso económico, el empleo, la alimentación, la salud, la educación, la seguridad y los servicios básicos. Teniendo como fin la defensa de los derechos de las personas y así como su dignidad; asegurando reducir las desigualdades con políticas públicas realistas y eficientes. VISIÓN Podemos Perú aspira ser un partido político con el que los peruanos se sientan plenamente identificados, conformado por personas pacifistas y demócratas. Con valores de solidaridad y honestidad para propiciar una administración estatal idónea que no sea un botín de autoridades corruptas. PLAN DE GOBIERNO 2021 – 2026 Y PLAN DE LOS PRIMEROS 100 DÍAS 7IDEARIO “PODEMOS PERÚ” Podemos Perú es un partido político de reestructuración nacional que tiene la visión de recuperar para el Perú los principios básicos de valores éticos y morales; tales como: Honestidad, Solidaridad, Trabajo, Participación, Responsabilidad, Libertad, Justicia, Respeto, Igualdad, Fe, Servicio, Compromiso, Integración y Reconciliación. LOS PRINCIPIOS QUE NOS GUÍAN 1.-Derecho a la vida. 2.-Derecho a la libertad. 3.-Derecho a la propiedad. 4.-Derecho a la igualdad en oportunidades, paz y bienestar. NUESTRA ACCIÓN POLÍTICA 1. Estamos orientados a combatir las políticas mercantilistas y extremistas evitando los monopolios. Buscamos concretar una propuesta política propia, original, novedosa, real y completa; enmarcada en los principios de las libertades individuales y en un Estado al pleno servicio del individuo, desde el ámbito filosófico y la praxis política. 2. En Podemos Perú proponemos un proyecto acompañado de una verdadera oferta política que cuente con el apoyo de los vastos sectores sociales que procuran sentirse representados y comparten la visión maravillosa de hacer del Perú un país del primer mundo, desarrollando el capitalismo popular, promoviendo el emprendimiento y la producción y combatiendo al mercantilismo. 3. Solo el reconocimiento de la demanda política por parte de la ciudadanía, nos ha de permitir un proyecto real acompañado de una oferta viable. Somos una opción patriótica y responsable, la única ética y moralmente viable, que busca devolverle el rol protagónico a las instituciones que verdaderamente construyen al Estado y le dan forma a una nación, a la sociedad civil; precisando que por sociedad civil entendemos a las familias, iglesias, escuelas, empresas, partidos políticos y demás activistas voluntarios. 4. Requerimos de un Estado que se preocupe e invierta en: Seguridad: Fuerzas especializadas debidamente capacitadas recuperación del principio de autoridad y respeto. Justicia: Un tratamiento igualitario en la administración de justicia que implique un Poder Judicial y un Ministerio Público con solvencia profesional y personal; garantizando el Estado de Derecho. Infraestructura: Construir vías y carreteras para integrar y descentralizar nuestro país. Concretando la total conectividad física y tecnológica. Salud: Acceso a la salud integral sin distinción de ningún tipo para nuestros compatriotas. Educación para todos: Incrementar el presupuesto en educación para lograr la revolución del conocimiento. Trabajo: Oportunidad laboral digna y productiva sin discriminación alguna. 8 PODEMOS PERÚLA JUSTICIA, EL ESTADO Y LA DEMOCRACIA En Podemos Perú promovemos el libre mercado con rostro social. En sectores estratégicos se permitirá la intervención del estado siempre y cuando amenace su soberanía. Seremos un país eminentemente democrático y justo con nuestros compatriotas. Nuestro combate a la corrupción será implacable, cero espacio a los corruptos. PODEMOS PERÚ es un proyecto político con visión de futuro que generará un nuevo modelo de vida en la sociedad. Tendrá la inmensa tarea de crear y sostener a un Estado Nacional fuerte, a su vez realizador de las nuevas estructuras para recuperar la verdadera nación patriótica que todos anhelamos. La fuerza del Partido deriva fundamentalmente de su organización de ámbito nacional presente en todos los rincones más alejados de nuestra patria; en base a los principios que nos identifican. En tal sentido nos encaminamos desde la institucionalidad democrática a refundar la República del Perú con una nueva estructura política, acorde a los países del primer mundo. Participaremos como gobierno en todos los organismos internacionales de manera soberana y con dignidad nacional, y no alineada. Seremos firmes defensores de la Paz Mundial. NUESTRAS DOCE LÍNEAS DE ACCIÓN INMEDIATA 1. PODEMOS defenderá la vida y la dignidad humana desde su concepción. 2. PODEMOS luchará frontalmente contra la corrupción en todos sus ámbitos. 3. PODEMOS elevará la calidad educativa con desarrollo humano basado en valores éticos y morales. 4. PODEMOS conservará nuestra biodiversidad, el medio ambiente y mejorará la calidad de vida de las personas. 5. PODEMOS descentralizará el Estado, potenciará el desarrollo económico local y la competitividad de cada región del país. 6. PODEMOS protegerá la interculturalidad como principio del desarrollo de nuestros pueblos. 7. PODEMOS combatirá la inseguridad, el narcotráfico, el crimen organizado y la delincuencia de forma categórica. 8. PODEMOS desarrollará la economía libre y garantizará el desarrollo económico y social de los compatriotas. 9. PODEMOS impulsará la micro, pequeña y mediana empresa, la industria nacional y las exportaciones en general. 10. PODEMOS garantizará la democracia en el marco de una adecuada libertad de expresión. 11. PODEMOS impulsará el gobierno electrónico y el gobierno abierto, dentro de la modernización del Estado. 12. PODEMOS considerará a la institución familiar como célula básica fundamental de la sociedad protegiéndola y promoviendo su fortalecimiento. PLAN DE GOBIERNO 2021 – 2026 Y PLAN DE LOS PRIMEROS 100 DÍAS 910 PODEMOS PERÚII. VISIÓN DEL PLAN DE GOBIERNO PLAN DE GOBIERNO 2021 – 2026 Y PLAN DE LOS PRIMEROS 100 DÍAS 1112 PODEMOS PERÚII. VISIÓN DEL PLAN DE GOBIERNO COVID-19, Elecciones 2021 y Reconstrucción Nacional La pandemia del COVID-19 ha agudizado en el Perú las profundas contradicciones de un sistema económico anclado en el capitalismo salvaje del siglo XIX y puesto en evidencia las carencias acumuladas a lo largo de 3 décadas de prosperidad falaz. La informalidad, el burocratismo, la corrupción y la indolencia se confabularon para que después de 7 meses de encierro forzado, la economía muestre su peor registro en 200 años de historia republicana y el país entero asista acongojado al entierro de decenas de miles de compatriotas que –en conjunto– han puesto al Perú como uno de los países que de peor manera ha enfrentado la pandemia. Pero la crisis múltiple desatada por el COVID-19 no se agota en lo económico y la salud. Tiene un claro correlato en la política, donde sucesivos gobiernos han preferido ignorar las necesidades y reclamos de una ciudadanía cansada de tanto abuso por parte de grupos económicos que han cooptado el poder para usarlo como escudo protector de sus particulares intereses. Y en ese quehacer, estos grupos políticos han consolidado la corrupción como una forma artera de ejercer la política. Es en este contexto que el país asiste incrédulo a las elecciones generales de abril 2021, en el año del bicentenario, con la mirada puesta en lo que pueda hacer la ciencia para poner fin a la pandemia y regresar a una cierta normalidad. Pero no a la “normalidad” del 13 de marzo del 2020. Como en tantas ocasiones anteriores, la ciudadanía exige un cambio –pero no cualquier cambio, sino uno que corrija los excesos e inequidades de esta forma perversa de anti-capitalismo, con sus oligopolios, conflictos de interés, empresas indolentes, pleno sub- empleo y despilfarro corrupto de los recursos del Estado. Podemos Perú propone por ello un cambio. Un cambio que haga extensivo a “todos” los peruanos los beneficios de una verdadera economía social de mercado, imbuida de un espíritu de justicia, con un Estado promotor y solidario, que tenga como primera prioridad el bienestar de los más necesitados. En tiempos de pandemia, dicho bienestar comienza por proteger la salud de los peruanos, y con ello el impulso a la creación de empleos que permita hacer girar la rueda del consumo-producción-inversión, comenzando –dadas las circunstancias– por la generación de un millón de empleos, de carácter temporal, productivo, con obra pública. Salud y empleo, las prioridades del presente, conjuntamente con la educación y la seguridad. Educación que debería dar un salto cuántico al siglo XXI –con el énfasis puesto en formar ciudadanos globales y competitivos, con habilidades propias del nuevo siglo, de cooperación, pensamiento crítico, creatividad y suprema habilidad en el manejo de las tecnologías de la 4ta Revolución Industrial. Pero, ni la educación ni la salud ni el empleo pueden darse en un ambiente de creciente inseguridad. Por ello, Podemos Perú hará uso de las tecnologías de información y comunicaciones, así como las mejores prácticas para enfrentar la delincuencia, atacando de manera simultánea sus causas y consecuencias. PLAN DE GOBIERNO 2021 – 2026 Y PLAN DE LOS PRIMEROS 100 DÍAS 13La obra pública no será de obras faraónicas, pensadas y adjudicadas con criterios que solo favorezcan a iniciativas e intereses que nos lleven—como en el pasado-- a malos postores, peores contratos, obras tardías, de calidad dudosa y decenas de proyectos paralizados a la espera de caprichosas adendas. En su lugar, la obra pública estará dirigida a resolver los problemas inmediatos de la ciudadanía en todo el territorio nacional, en temas tales como agua y saneamiento, pistas y veredas, acceso a internet, seguridad y servicios educativos y de salud de fácil acceso y mejor calidad. PODEMOS plantea un cierre de brechas pensando en la infoestructura es decir aquella que incorpora tecnología e inteligencia artificial desde el diseño, la construcción, supervisión, y puesta en marcha; así tendremos lo contrario: buenos postores, buenos contratos, entregas en plazo contractual, no sobrecostos y alta calidad con mayor capacidad de brechas de servicio no brechas físicas. Crear empleos, asegurar una mejor provisión de salud, educación de calidad y un ambiente de mayor seguridad en tiempos de pandemia exige que nos adaptemos a la nueva realidad de una sociedad de “Bajo contacto”, donde cada vez más se harán más prevalentes la tele-educación, la tele-salud, el tele-trabajo y la seguridad ciudadana respaldada por la tecnología. Por ello, Podemos Perú se propone invertir lo que sea necesario en materia de infraestructura para que el país de un salto cuántico en su capacidad de competir con el resto de naciones del mundo y en su capacidad para traer bienestar a sus ciudadanos a través de una economía digital. Políticas públicas inteligentes, bien coordinadas, que eviten superposiciones y aseguren un mejor uso de los recursos, haciendo uso masivo de la tecnología y de nuevos mecanismos de control para que la ciudadanía pueda hacer un seguimiento día a día de las decisiones. En suma, la propuesta de Podemos Perú es la de gestionar al Estado de manera eficiente, dejando de gastar dinero en programas que nadie evalúa y en la multiplicación de cargos innecesarios, gobernando de forma austera y responsable, haciendo efectiva en bienestar de la población su condición de gran comprador de bienes y servicios convencidos de que la alternativa no es entre el despilfarro y el ajuste sino entre gobernar con responsabilidad en beneficio de los pobres del Perú y hacerlo a espaldas del pueblo, entre igualar oportunidades y profundizar la desigualdad y las injusticias, entre alentar a los que producen y colmarlos de beneficios indebidos, entre ejercer un liderazgo que movilice e inspire y un gobierno que a poco de inaugurado nos deje a todos a la deriva. Por todo esto, con el énfasis puesto en estas cinco prioridades de salud, empleo, educación, seguridad y economía digital, Podemos Perú propone a los ciudadanos que iniciemos juntos la gran tarea de Reconstrucción Nacional. 14 PODEMOS PERÚIII. RESUMEN DEL PLAN DE GOBIERNO PLAN DE GOBIERNO 2021 – 2026 Y PLAN DE LOS PRIMEROS 100 DÍAS 1516 PODEMOS PERÚIII. RESUMEN DEL PLAN DE GOBIERNO Antes de la pandemia Antes de la pandemia del COVID-19, el Perú venía arrastrando las consecuencias de la desaceleración del crecimiento económico rápido y alto del periodo 2002-2012 (“Súper Ciclo de los Minerales”) cuando el Producto Bruto Interno (PBI) crecía a un ritmo anual de 6.4 por ciento. El 2019, la economía creció apenas 2.2% y este año, en parte producto de la pandemia, pero sobretodo por el cierre indiscriminado de todo tipo de actividad económica por un tiempo excesivamente prolongado, el PBI caerá alrededor del 13 por ciento y se espera una “recuperación estadística” para el 2021, siempre y cuando se encuentre una vacuna anti-COVID-19 El problema es que la vacuna podría no llegar según lo esperado retrasándose las vacunaciones masivas –tal como se muestra en el gráfico preparado por el The Economist Intelligence Unit, según el cual la vacuna contra el COVID-19 solo estará disponible en el Perú de manera masiva a partir de septiembre del 2022. Además podrían darse segundos y terceros rebrotes del virus y la economía podría ver nuevos episodios de cierre parcial o total. Fuente: Unidad de Inteligencia - The Economist PLAN DE GOBIERNO 2021 – 2026 Y PLAN DE LOS PRIMEROS 100 DÍAS 17La Respuesta Inmediata   En teoría, la respuesta del gobierno a la crisis sanitaria y económica desatada por COVID-19 fue contundente: – La cuarentena rígida – El mayor Plan Económico frente al COVID-19 en América Latina con el fin declarado de evitar el colapso de la economía, asistir económicamente a las familias, reducir el impacto en la salud de los ciudadanos y evitar la quiebra generalizada de empresas – 51,235 millones de soles para mitigar la emergencia y 87,532 millones de soles “para poner al Perú en marcha”   Da manera específica, la respuesta del gobierno se puede sintetizar así: Marzo 2020 Paquete fiscal Abril 2020 Se anuncia un bono universal Mayo 2020 Reactiva I Junio 2020 Se anuncia segundo bono Julio 2020 Reactiva II Las muchas medidas del gobierno –las garantías, transferencias directas, programas, bonos universales, canastas, etc. – fueron medidas aisladas que no han logrado conformar un todo coherente, armónico y eficaz para evitar que se pierdan empleos, las familias sufran consecuencias graves y las empresas quiebren. De hecho, el Perú ha sido declarado internacionalmente como el país que peor ha manejado la pandemia, tanto en términos sanitarios—registrando uno de los más altos niveles de fallecidos por millón de personas— como económicos, registrando una de las caídas más profundas de la actividad económica en el mundo entero. La crisis desatada por el COVID-19 continúa y aunque se empiezan a oír noticias alentadoras en relación a posibles vacunas, no cabe duda que la pandemia marca un antes y un después. El espejismo según el cual el Perú se encontraba “en el umbral del desarrollo” se ha hecho añicos. El rápido crecimiento económico de las últimas tres décadas ni creó empleos robustos, ni creo una clase media frondosa, ni se tradujo en un sistema de salud o de educación acorde con nuestra clasificación como “país de ingresos medios”. Tampoco produjo un Estado conectado, ágil y preparado para enfrentar emergencias ni un sistema financiero inclusivo, eficiente y solidario. Y definitivamente, la epidemia nos ha encontrado total y absolutamente desfasados en materia de economía digital. 18 PODEMOS PERÚEL CORONAVIRUS Y LAS FUTURAS PANDEMIAS: PERSPECTIVA ECONÓMICA Adiós a la normalidad COVID-19 es un punto de inflexión • Mayor impacto sobre vida y economía en la historia del mundo. • Choque simuntáneo y duradero a la oferta y demanda. Futuras pandemias • Bye bye globalización (personas) • Importantes sectores puestos a hibernar o desaparecer. • Aceleración de macrotendencias • Nuevo orden mundial Mega Trends • Megaciudades • Creciente población • Transporte masivo Urbanización Disrupciones COVID-19 Minipandemias 2011 OMS • • • • • • • 1483 brotes epidémicos 172 países SARS MERS Ébola Zika Costo de cada una: entre US$ 40 bn - US$ 35 bn • Recuperación de las economías en forma gradual Globalización continuas Cambio climático 2018 Hasta lograr la inmunización de la mayoría de la población o llegue cura o vacuna efectiva Gobiernos • Protocolos de comportamiento • Mecanismos socialmente aceptables de cumplimiento Nuevas pandemias altamente infecciosas Comprometerse a invetir en salud a partir de un Plan Nacional sobre Seguridad Sanitaria coordinador nacional de alto nivel Crear fondos de contingencia epidemiológica Empresas Desarrollar planes de contingencia en caso de epidemias Industria de seguros: crear instrumentos de mitigación de riesgo económico/financiero • Uso masivo de la tecnología, por ejemplo pasaportes digitales de inmunidad, apps que certifiquen inmunidad contra ciertos tipos de virus. • E-Salud, telemedicina y salud móvil. Fuente: Instituto del Futuro Los Próximos Cinco Años Los próximos cinco años serán muy distintos a los últimos 200 años de historia republicana. COVID-19 es un punto de inflexión que nos obliga a dar saltos al futuro, enfrentando los retos del presente. De aquí en adelante las pandemias no serán “un factor sorpresa”. Como se muestra en el cuadro, entre 2011 y 2018 se produjeron 1483 brotes epidémicos, cada uno de los cuales pudo haber tenido consecuencias tan catastróficas como el COVID-19. Esta realidad nos fuerza a corregir las debilidades de nuestro paupérrimo sistema de salud y también, de nuestro ineficiente sistema de educación. Nos fuerza a repensar el papel de la informalidad en el Perú y la impostergable necesidad de crear empleo digno, productivo, y adaptable a las nuevas circunstancias transformativas en materia del uso de la tecnología, la importancia de la capacitación constante y el “aprender a aprender”. Nos obliga a pensar proactivamente acerca de la seguridad ciudadana y los mecanismos de respuesta rápida ante diversos tipos de crisis. Por último, nos deja muy en claro que para competir en el mundo post-COVID-19, será necesario que construyamos de inmediato una verdadera carretera digital con el fin de poder proveer a los ciudadanos de servicios de tele-salud, tele-educación, gobierno digital y facilitar nuevas formas de relacionamiento laboral como, por ejemplo, el tele-trabajo. Todos estos cambios requerirán de un enorme esfuerzo de todos, especialmente porque no podremos contar con un “ambiente externo” tan positivo como del que hemos disfrutado en lo que va del siglo XXI. La economía mundial, en particular nuestros dos principales socios comerciales y de inversión—China y Estados Unidos—seguirán enfrentadas en su lucha por el predominio global y su enfrentamiento limitará las posibilidades de salir rápido de la crisis económica causada por el COVID-19. PLAN DE GOBIERNO 2021 – 2026 Y PLAN DE LOS PRIMEROS 100 DÍAS 19Proyecciones de la actividad económica mundial (Variación porcentual) 2019 2020 2021 Economías desarrolladas PBI 1,7 - 6,5 4,7 Economías en desarrollo 3,7 - 4,0 5,9 Economía Mundial 2,9 - 5,0 5,5 Aunque desde un punto de vista estadístico se espera una fuerte recuperación del PBI mundial en 2021, en particular de las economías en desarrollo, lo cierto es que tal recuperación constituye “un espejismo” que, además, tiene como elementos de riesgo del pronóstico la posibilidad de nuevos rebrotes del coronavirus, las posibles demoras en la aplicación de vacunas, y los efectos del alto endeudamiento de los gobiernos del mundo incurridos para contrarrestar los efectos económicos de la pandemia. Así, incluso en el escenario más optimista, la economía mundial retornará a sus niveles pre- COVID19 a fines del 2022 en aquellos países que cuenten con sistemas efectivos de “prueba, rastreo y aislamiento” porque será en dichos países donde será posible distribuir rápidamente las vacunas. En el resto de países—como es el caso del Perú—el retorno a los niveles de producción de antes de la pandemia, tomará mucho más tiempo. ¿Cuánto tiempo? Ello dependerá de la habilidad que tengamos para enfrentar los retos de forma ordenada, decidida y creativa, comenzando con la crisis del empleo. La pérdida de empleos se concentró en una severa reducción del empleo adecuado y un incremento del subempleo. Hoy, apenas el 28.2% de la Población Económicamente Activa (PEA) está adecuadamente empleada. Según grupos de edad, la población ocupada menor de 25 años permanece como el grupo de edad con mayor caída en el empleo (24,3% en el trimestre julio – agosto – septiembre 2020). El desempleo y, sobretodo, el desempleo juvenil constituye entonces nuestro primer gran desafío. Pérdida de 2,9 millones de empleos a nivel nacional (Miles de personas y porcentaje) 2020 2019 24 943 (100,0 %) 24 568 (100,0 %) POBLACIÓN ECONÓMICAMENTE NO ACTIVA (NO PEA) 17 780 (72,4 %) 15 779 (63,3 %) 6 787 (27,6 %) OCUPADOS DESOCUPADOS OCUPADOS 17 114 (96,3 %) 666 (3,7 %) 14 257 (90,4%) Fuente: INEI 20 POBLACIÓN ECONÓMICAMENTE NO ACTIVA (NO PEA) PODEMOS PERÚ DESOCUPADOS 1 522 (9,6 %) 9 164 (36,7%)La recuperación del empleo es crucial para re-establecer el circuito virtuoso de consumo- producción. Sin empleos no hay ingresos y sin ingresos no hay consumo ni aumento de lo que los economistas llaman “demanda interna”. Su recuperación está ligada al nivel de apertura de las actividades económicas, la ejecución de los proyectos de inversión pública, la confianza empresarial y la demanda externa. El segundo gran reto—relacionado directamente con el empleo—tiene como eje el inexorable aumento de la informalidad. Si ya antes de la pandemia era desproporcionalmente alto—72% de la PEA--para nuestro nivel relativo de desarrollo económico, la pandemia le ha añadido por los menos otros 10 puntos porcentuales. La informalidad le añadió a la crisis pandémica la imposibilidad de poner a la población en una efectiva cuarentena y, de manera conexa, la imposibilidad de hacerles llegar recursos financieros (bonos universales I y II) para evitar que salieran a las calles a ganarse la vida; y, a los empresarios de las micro empresas, dificultades para acceder a los esquemas de garantía apara aliviar la repentina crisis de liquidez (Reactiva I y II). Es decir, la pandemia del COVID-19 nos reveló que la visión benigna de la informalidad como “válvula de escape social” era un espejismo. Por ello, la búsqueda de la recuperación de los niveles de empleo deberá estar acompañada de esfuerzos claros y directos para estimular crecientes grados de formalización, diseñando incentivos para la formalización que representen beneficios concretos para la ciudadanía. PBI nacional por tipo de gasto, 2019 – 2021 (Variación porcentual) Componente 2019 2020 2021 I Semestre Año 2,3 -15,1 -12,3 9,5 Consumo privado 3,0 -12,2 -10,0 8,0 Consumo público 2,1 0,8 6,1 4,3 Inversión privada 4,0 -39,1 -28,5 20,0 inversión pública -1,4 -39,2 -19,0 11,0 Producto Bruto Interno 2,2 -17,4 -12,7 11,0 Demanda interna Nota: Las cifras del 2020 y 2021 corresponde a proyecciones del BCRP. Fuente: BCRP Elaboración: IEES – SIN Las proyecciones del Banco Central prevén una caída de casi 13% en 2020 y una recuperación de 11% el año próximo. El problema es que muy probablemente se tratará de un crecimiento económico sin mayor impacto en los niveles de empleo, y, por ende, no sostenible en el tiempo. El consumo constituye un 65% del PBI y por lo tanto constituye la espina dorsal de la demanda interna. Ciertamente será crucial recuperar e impulsar la inversión pública y privada, pero por si mismas no serán suficiente. En el corto plazo, necesitamos un fuerte impulso fiscal para recuperar los millones de empleos perdidos y, con ellos, los niveles de ingreso. PLAN DE GOBIERNO 2021 – 2026 Y PLAN DE LOS PRIMEROS 100 DÍAS 21Para salir del hoyo: Planes Concatenados de Corto, Mediano y Largo Plazo A lo largo de nuestra historia republicana, el gran problema de la gestión de gobierno, de los distintos gobiernos, ha sido su nula capacidad para articular medidas de corto plazo con una visión de mediano y largo plazo. La ausencia de una visión consensuada de país ha hecho que predomine el “péndulo”, el cual nos ha llevado una y otra vez a los mismos errores y niveles de atraso relativo. Por ello, a contrapelo de la historia, Podemos Perú ofrece al país una estrategia de gobierno que-–además de un Plan de Rescate Económico (PRE) o Plan de los 100 Días, que nos saque del hoyo donde estamos, presenta una clara visión de transformación económica y social de mediano y largo plazo, tomando los Objetivos de Desarrollo Sostenible 2030 de Naciones Unidas como norte de su accionar durante el periodo 2021- 2026. LA ECONOMÍA POST COVID19: IDEAS DISRUPTIVAS Plan Marshall Corto plazo ¿Qué es lo que tenemos claro? Disminución del PBI en China y EEUU Caída de precios de los minerales La pandemia durará 2 años IMPACTO DEL COVID19 Interrupción de las cadenas globales de valor Nuevas olas de infección sin vacuna/cura Reducción de remuneración SALUD • Infraestructura física y humana • Implementación de proyectos de salud Menor demanda de servicios de turismo Una nueva geografía de la producción nacional y regional EMPLEO • Rentrenamiento laboral • Salud • Educación Intensificación de la aversión al riesgo y empeoramiento de las condiciones financieras globales Aceleración de macro tendencias Mediano plazo Automatización Transporte individualizado Drones Reestructurar presupuesto público Tele- servicios EDUCACIÓN • Teleducación de alta calidad • Reconstrucción de infraestructura física ECONOMÍA DIGITAL • Carreteras digitales • Internet gratis Una economía de Pymes inteligentes Convertir programas de alivios y garantías en un símil de los SBA: capital de riesgo, management moderno, abosorción de tecnología Impulsar el Verdadero Ecosistema de empresas StartUp Chapter 11: Reestructuración Empresarial Una economía solidaria 1 Terremoto grado 10 Relectura de la excepcionalidad peruana o el espejismo del milagro económico 2 3 Plan Marshall de Salud Largo plazo Orientada al progreso y desarrollo Con respeto al medio ambiente Solidaria y progresiva en materia de tributación Más y mejor Estado, menos burocracia (e-government, expedientes judiciales electrónicos, etc.) Fuente: Instituto del Futuro Entendiendo la pandemia del COVID-19 como un punto de inflexión que nos obliga a re plantear las prioridades—con la salud, el empleo, la educación y la seguridad como prioridades claves--y a construir una economía digital acorde con las demandas del Siglo XXI, hemos adoptado en nuestros planes una visión de carácter eminentemente disruptivo. Nuestro gran objetivo es construir una verdadera Economía Social de Mercado, con el fin de generar bienestar para todos peruanos. 22 PODEMOS PERÚPROBLEMAS IDENTIFICADOS OBJETIVOS ESTRATÉGICOS (Solución al problema) INDICADORES METAS (2021-2026) (Valor) Dimensión social Creciente desigualdad como consecuencia del COVID-19 Reducir Índices de Pobreza y Pobreza Extrema IEI-ENAMO % Pobreza Pobreza 20 % Discriminación arraigada Erradicar todas las formas de discriminación Índice de desigualdad de género del PNUD Ocupar el 0.30 Desafección ciudadana con respecto a los Valores Democráticos Garantizar el derecho a la participación política y la ciudadanía inter-cultural Índice de Democracia del The Economist 0.7 Pobres niveles de servicios públicos a los ciudadanos limitando el ejercicio de sus libertades y derechos fundamentales. Garantizar el acceso a servicios de calidad que permitan el desarrollo pleno en condiciones equitativas y sostenible. Índice de Pobreza multidimensional de PNUD 20% PROBLEMAS IDENTIFICADOS OBJETIVOS ESTRATÉGICOS (Solución al problema) INDICADORES METAS (2021-2026) (Valor) 0.30 Dimensión Institucional Ineficaz gestión pública, débil Estado de Derecho y deficiente representatividad política Desarrollar y consolidar la gobernabilidad democrática y una fuerte institucionalidad pública Índice de efectividad Gubernamental del Banco Mundial Gestión pública alejada de los intereses ciudadanos Desarrollar una gestión pública ejecutiva orientada al ciudadano en los 3 niveles de gobierno Índice de Desarrollo del gobierno Electrónico de Naciones Unidas 60 Corrupción e Inseguridad ciudadana Garantizar el estado de Derecho y la Seguridad Ciudadana Índice de Percepción de la Corrupción 50 PLAN DE GOBIERNO 2021 – 2026 Y PLAN DE LOS PRIMEROS 100 DÍAS 23PROBLEMAS IDENTIFICADOS OBJETIVOS ESTRATÉGICOS (Solución al problema) INDICADORES METAS (2021-2026) (Valor) Dimensión Territorial Ambiental Falta de Competitividad Territorial Asegurar la provisión de infraestructura productiva suficiente, adecuada y de calidad Índice de competividad global 70 Descentralización sin considerar potencialidades productivas e integración Territorio cohesionado y organizado en ciudades sostenibles con provisión asegurada de infraestructura de calidad % de la participación del VAB departamental (excepto Lima) sobre el VAB total 60% Deficiente calidad de agua, aire, suelos. Inadecuado aprovechamiento de la diversidad biológica y existencia de actividades ilegales que degradan los ecosistemas Aprovechamiento eficiente, responsable y sostenible de la diversidad biológica, asegurando una calidad ambiental adecuada para el desarrollo sostenible del país Enviromental Performance Index (EPI) de la Universidad de Yale 50 PROBLEMAS IDENTIFICADOS OBJETIVOS ESTRATÉGICOS (Solución al problema) INDICADORES METAS (2021-2026) (Valor) Dimensión Económica 24 Crisis Económica desatada por el COVID-19 Rescate macroeconómico y crecimiento sostenido PBI per cápita Baja productividad Desarrollar un sistema de innovación que potencie la estructura económica Indice Doing Business del Banco Mundial Continua dependencia de exportación de baja complejidad Tener una estructura productiva diversificada y pro-exportadora que participe en cadenas de valor global Exportación No Tradicional como % del PBI PODEMOS PERÚ $9,000 80 40%RESUMEN DE IDEAS DISRUPTIVAS PLAN DE GOBIERNO 2021 – 2026 Y PLAN DE LOS PRIMEROS 100 DÍAS 2526 PODEMOS PERÚDía 1 Necesidad de actuar con claridad y decisión desde el Día 1 Presupuesto 2021 requiere flexibilización a poartir del 28 de julio 2021 Proyectos paralizados requieren ser puestos en marcha para activar la economía. Reducción en 50% del gasto presupuestado para el 2021 en consultorías y servicios afines Facilitar el pago de deudas atrasadas con el Estado Nacional como acreedor, usando descuentos a las multas como incentivos para el pronto pago con el fin de generar Ingresos Fiscales de Urgencia Reactivación de 90 proyectos inmobiliarios proporcionando recursos (“prestamos puente”) o garantías (“Reactiva Inmobiliaria”) a desarrolladoras y empresas constructoras especializadas en vivienda social Impulsar 42 de los 48 proyectos mineroidentificados por el MINAM--que cuentan ya con estudio de Impacto Ambiental aprobado y que cuentan además con el respaldo social necesarios para ser llevados a cabo sin conflicto Creación de un “Fondo Soberano de Participaciones Minoritarias en PYMES y empresas de Micro finanzas” con el fin de proporcionar “capital fresco”, y no solo deuda, a las PYMES. Participaciones menores al 20% del capital social de las empresas y microfinancieras con opciones de compra/venta a diez años y tasa de retorno mínima asegurada Impulsar la puesta en marcha de 900 proyectos de obra pública actualmente paralizados, según el Reporte de Obras Paralizadas 2020 de la Contraloría General de la República, con la creacion de un Equipo de Tareas especializado Creación de un Fondo Ciego de garantía por hasta 1,000 millones de dólares para nuevos emprendimientos (Startups), en el marco de MiPYME Capital PLAN DE GOBIERNO 2021 – 2026 Y PLAN DE LOS PRIMEROS 100 DÍAS 27Los primeros 100 días Estrategia de contención de pandemia como base para revitalizar la economia con un grado minimo de sedguridad Dinamiza la demanda interna con creación masiva de empleos temporales y productivos Propulsar Presupuesto de Base Cero para reflejar nuevas prioridades de gasto y nuevos mecanismos de generación de ingresos Impulso formalizador a partir de medidas que proporcionan beneficios inmediatos y tangibles a la población A. IGV para todos: Extender el crédito fiscal del IGV a todas las personas naturales del país—a ser generado en el marco del programa RUC para Todos--con fines específicos: 50% al fondo de pensiones personal y/o microseguros de salud o vida y 50% para el pago anual de impuestos locales B. Tasa de Interés Justa: materializar la recompra (REPO) de deuda de consumo a todos los peruanos con un monto máximo individual acumulado en el sistema de S/. 35,000 al 28 de Julio 2020 (antes de su reprogramación) C. Mi primer Crédito Agrario: generar historial crediticio a todos los pequeños agricultores del Perú mediante un crédito estandarizado de S/. 12000 x hectárea ó fracción pagadero en 50 meses con tasa preferencial de 2.5% anual D. Legislar la Acción Colectiva: Legislar la Acción Colectiva (demandas homogéneas, reiterativas y de menor cuantía) para descongestionar las vías administrativas y/o judiciales de miles de procesos intrascendentes E. Ley de pago a Mypes a 30 días: La propuesta es homologar al Perú con los países de la Unión Europea, con Inglaterra e incluso Chile, donde todos los agentes económicos se ponen como tope de pago sin penalidad los 30 días inmediatamente posterior a la presentacion de la factura F. Formalización de EIRLs: existen 1.245,000 Empresas Individuales de Responsabilidad Limitada (EIRLs), que cumplen parcialmente con sus obligaciones tributarias (IGV, ISC), sin declarar formalmente una planilla laboral que incluya al menos al emprendedor. La propuesta es dotar al programa con incentivos tributarios (reducción de impuesto a la renta IR y reducción contribución a ESSALUD) con cargo a la presentación sostenida de 6 planillas mensuales continuas como mínimo. G. Oxígeno Perú: declarar el oxígeno un servicio esencial en los hospitales y como consecuencia equipar a todos los establecimientos hasta hacerlos 100% autosuficientes H. Co-working Rural y Turístico: Reducción del ISC por dos años para todas las facturas respaldadas por contratos de largas estadías en condición de oficina-vivienda; este esfuerzo será respaldado por Promperu con una campaña “Living and Working in Peru” y tendrá un fuerte impacto positivo en el alicaído sector hotelero. I. Actualización del PNIC y el MMM: Actualizar el Plan Nacional de Infraestructura para la Competitividad y el Marco Macroeconomico Multianual con el fin de que las inversiones respondan a las nuevas prioridades post pandemia, maximicen la cobertura mediante el uso de tecnología), y sean efectivas para la atención de las necesidades insatisfechas de la población J. Depreciación acelerada de Activos Digitales: Otorgar incentivos tributarios a las PYMEs (arancel de importación 0% y depreciación acelerada de 50% anual) para una ganancia inmediata de productividad y competitividad K. Saneamiento de pasivos tributarios: Programa de corto plazo (45 dias) para el Prepago de Deudas Tributarias con reducción de la tasa de interés moratorio: -40% para deudas en litigio, 60% deudas en cobranza coactiva y una prima de -10% por el pago de todas sus deudas en cualquier estado dejando en saldo cero L. Programa de Repatriación de Capitales: El impuesto se calculará aplicando la tasa del 5%, sin deducción alguna, al monto total de los recursos que se retornen al país y que se hubiesen mantenido en el extranjero con anterioridad al 28 de julio de 2021, directa o indirectamente 28 PODEMOS PERÚUn millón de Empleos Recuperar el empleo es vital para reactivar la demanda. Obra pública de pequeña escala, pero de gran impacto productivo Necesidad de recuperar el empleo formal 1 Millón de empleos temporales y productivos Construcción de 200 mercados de abastos urbanos y rurales— Mercados del Bicentenario--a ser construdios en todo el territorio nacional Promoción decidida de la biodiversidad forestal y de las actividades de agro exportación, procurando un balance que genere “valor compartido” entre los intereses empresariales y los de las comunidades donde se dedsarrolla la actividad forestal y/o agroexportadora Impulso a la industria de Joyería de Oro y Plata en particular, en el caso del oro, mediante la creacion de una Ventanilla Única de Compra de Oro en territorio nacional para su certificación Programa nacional de gestión Integral de residuos, en el marco de la lucha contra el COVID-19 y futuras pandemias Programa Nacional de Recuperación de Centros Históricos Programa Nacional de Agua y Alcantarillado (100% de cobertura) Promoción de Industrias creativas: tradicionales (artes escenicas, música, etc.) y aquellas guiadas por la tecnología (audio y video juegos, museos tecnológicos, etc.) Amazonía Integrada   Construcción de 50 embarcaderos fluviales   Construcción/modernización de terminales portuarios Impulso al desarrollo de la Industria Atunera y de la Acuicultura PLAN DE GOBIERNO 2021 – 2026 Y PLAN DE LOS PRIMEROS 100 DÍAS 29Plan Salud para Todos Transformar el MINSA, de ministerio de la enfermedad al ministerio de la salud preventiva Énfasis en un sistema de Atención Primaria de Salud Implementación de la Agenda Digital de Salud BID-MNSA Redes Integradas de salud 30 PODEMOS PERÚ MINSA pasará a llamarse Ministerio de Info Salud con el fin de enfatizar la necesidad de enfocarse en programas de prevencion de la enfermedad Creación del Hospital- Clínica Digital, con todas las especialidades y todos los turnos Transferir al ámbito nacional los Hospitales Regionales cuya construccion se encuentra actualmente paralizada por temas legales Ampliación de vacantes en las universidades del país para estudios universitarios de Medicina Humana Establecer programas de Telemedicina en 1000 establecimientos de Salud a nivel nacional Creación de un Fondo de Becas para estudios de pregrado en Ciencia de la Salud Comedores populares Repotenciados con recursos económicos y de gestión y de guía para la majora de los niveles de nutrición de la poblacion beneficiada Programa nacional de Suplementos Nutritivos “Come Sano” Creación de un Parque Industrial de fabricación de equipos y material de Salud, en el marco del programa Make in PerúRepotenciar a las Pymes Las Pymes necesitan una fuerte inyección de liquidez para reactivar el empleo La recuperación de la demanda interna e internacional tomará más tiempo que el esperado Oportunidad de fomentar la formalización de PYMES a partir de una serie de incentivos inmediatos, transparentes y dudareros Recursos para impulsar la productividad y el cambio tecnológico Ampliación del plazo de repago de Reactiva I y Reactiva II de 3 a 5 años ante la imposibilidad de cumplir con los plazos pre- establecidos Ley de Pago a 30 Días de Facturas PYME con el fin de mejorar la liquidez de las empresas y disminuir sus costos de financiamiento Integración de SENASA, DIGESA, INACAL, en un Sistema Nacional de Certificación para asi romper el marasmo burocratico y dar impulkso a la actividad económica Creación del Fondo de Garantía MIPYME Capital por USD 1,000 millones para impulsar la creacion y/o el fortalecimiento de compañías Startup en un ambiente de formalidad Programa de Internacionalización PYME buscando que los múltiples acuerdos de libre comercio firmados por el país den un impulso genuino a la actividad exportadora de la equeña y mediana empresa Programa de promoción de Inversión Extranjera “Make in Perú”, con el fin de atraer no solo recursos economicos sino sobretodo transferencia de tecnología y conocimiento Creación del Centro Nacional de Biotecnología Agrícola y Forestal Nueva Ley de Bancarrota— modelada bajo los principios del Chapter 11 de la legislacion norteamericana--para superar las evidentes deficiencias de los actuales instrumentos legales Fondo de Garantía MIPYME Rural por USD 200 millones, con el fin de impulsar la creacion y/o el fortalecimiento de compañías Startup de AgroTech en un ambiente de formalidad PLAN DE GOBIERNO 2021 – 2026 Y PLAN DE LOS PRIMEROS 100 DÍAS 31Seguridad Ciudadana Prevenir el delito no basta. Es necesario enfrentarlo con con una policía valorada, motivada y debidamente protegida desde un punto de vista juridico 32 PODEMOS PERÚ Necesitamos 6 mil 500 patrulleros; 180 mil chalecos anti balas; 100 mil armas de fuego; balas; armas no letales; radios portatiles Requerimos un enfoque que abarque todo el circuito desde la comision del crimen hasta su juzgamiento y sentencia La seguridad ciudadana requiere de la participación activa de los ciudadanos Fortalecimiento Jurídico y reconocimiento público y simbólico de la Policía por parte del Estado Nacional Construccion de 3 Mega Complejos de Seguridad integral en Lima y 1 en cadaa ciudad principal del país, que contengan comisarias, fiscalía, juzgado y a las unidades tácticas y especiales tales como la DIROES, Grupo TERNA y la SUAT Creación del Instituto de Investigación Criminal (IIC) con el fin de hacer más profesional las labores propias de la lucha contra el crimen Construccion de 50 mil Viviendas sociales para la policía con el fin de evitar que los policias tengan que convivir en las zonas donde mas bien deben enfrentar el crimen Cada año se retira un número de miembros de la policía equivalente al número de nuevos ingresantes—oficiales y suboficiales. Se propone un sistema de bonificaciones no pensionables (S./1,200 al mes) para aquellos policias que habiendo cumplido 30 años de servicio, decidan seguir en servicio activo Sistema Continuo de Consultas Ciudadanas, a ser monitoreado por el IIC con el fin de desarrollar nuevos y mejores entendimientos acerca de la evolución de la criminalidad en el país Tolerancia cero a la delincuencia a toda hora, y en todo lugar. Registro Nacional de Antecedentes de personas violentas Implementación de la red de radio digital para integrar a la PNP con los serenazgos a nivel nacional Creación de 200 centros de Asistencia en casos de violencia familiar, adicionales a los ya existentesPerú Solidario Niños, jóvenes y adultos mayores requieren una mirada especial Necesitamos impulsar una cultura de solidaridad que compense el egoismo propio del capitalismo salvaje Los jóvenes en particular requieren recursos para una formación integral, humana, educativa, laboral y ciudadana Las mascotas tienen derechos y sus dueños obligaciones Apoyo a la Familia Rural con el fin de revalorizar la vida en el interior del país, cerrando las brechas en materia educativa, de salud y servicios gubernamentales que las separan de los estandares en las urbes del pais Creación de una Defensoría para la Niñez, en el ámbito de la Defensoría del Pueblo o fuera de ella con el fin de darle una voz a las necesidades específicas de la niñez Creación de la Tarjeta Juvenil de Descuentos con el fin de promocionar la cultura y los valores en la juventud Ley que declara a las mascotas “Seres vivos con derechos” y a sus dueños personas con obligaciones morales Orquestas Sinfónicas Juveniles del Bicentenario Impulsar la formacion en geriatría, o servicios de salud especializada para el Adulto mayor PLAN DE GOBIERNO 2021 – 2026 Y PLAN DE LOS PRIMEROS 100 DÍAS 33Fortalecimiento de la Autoridad Nacional de Servicio Civil (SERVIR) Un estado moderno requiere una burocracia moderna 34 PODEMOS PERÚ Actualmente hay una serie de incentivos perversos que no atrae al Estado a los mejores SERVIR debe actuar como oficina de Recursos Humanos del Estado. Mejoras a la carrera administrativa del Estado, buscando su continua formación y la formacion de una cultura meritocrática Desarrollar mecanismos que hagan deseable y posible la movilidad vertical y horizontal dentro del Estado, de manera que un empleado o funcionario público pueda desarrollar su carrera profesional en distintos organismos del Estado Periodos mínimos de nombramientos de altos funcionarios públicos con el fin de evitar la migracion masiva de funcionarios cada que que hay cambio de ministros Fortalecimiento de la Escuela Nacional de Administración pública ENAP, elevando su status, creando espacios para la colaboracion con universidades que permitan que los empleados y funcionarios del Estado tengan una capacitacion continua Necesitamos empleados públicos bien motivados, capacitados y adecuadamente remunerados. Programa de mejora de la ventanilla única de empleo público bajo la responsabilidad de ServirUn Estado Moderno Los últimos treinta años nos muestran la absoluta necesidad de modernizar el Estado Racionalización de los recursos y eficiencia, evitando el gasto superfluo y la inefectividad de las instancias de control Eliminación de la corrupción en obra pública Eliminación de duplicidad y excesivo burocratismo Conversión del MEF en Ministerio de Hacienda y creación del Ministerio de Economía, Industria y Comercio a partir de la fusiòn de los Viceministerios de Comercio Exterior del Mincetur, MYPE e Industria de Produce y el Viceministerio de Economía del MEF Conversión del MTC en Ministerio de Conectividad, Logística y Movilidad Urbana Fusión de los ministerios sociales (MIDIS y MIMP) en Ministerio de Ciudadanía, Familia y Desarrollo Social. Creación del Centro de Gobierno, un órgano de apoyo a la Oficina del Primer Ministro y la Presidencia de la República, conformado por el CEPLAN, el INEI, el Asesor Científico Principal, y la DINI (Dirección de Inteligencia Nacional) Creación del Ministerio de Fomento y Obras Pùblicas (MFOP) como ente técnico y tecnológico para licitar obras y concesiones sectoriales. Creación de la Agencia Nacional de Salud, unificando DIGEMID, DIGESA, SuSalud, Sanipes y Senasa. Elevar al Presidente del CEPLAN a la categoría de Ministro de Estado sin Cartera Creación de la Agencia de Monitoreo y Evaluación de Políticas Públicas, la cual verificará que las propuestas contenidas en el Plan de Gobierno sean incluidas en los planes de cada dependencia del Gobierno Central, órganos y servicios descentralizados, y entes autónomos, en el entendido de que el Plan de Gobierno constituye un contrato con la ciudadanía Creación de la Agencia Pública de Suelos: La Agencia tendrá como única función el saneamiento y la incorporación de “suelos con servicios” al mercado, para que luego éstos sean transferidos mediante mecanismos de subasta inglesa – cumpliendo los más altos estándares de transparencia- -para ser usados para la construcción de vivienda social PLAN DE GOBIERNO 2021 – 2026 Y PLAN DE LOS PRIMEROS 100 DÍAS 35Infraestructura Digital del Siglo XXI La economía de bajo contacto “impuesta por COVID-19” ha acelerado el proceso de desmaterialización de la producción forzándonos a implementar –de la noche a la mañana—el tele-trabajo , la tele-salud, la tele-educación, el e-government y hasta la “justicia digital” Identidad digital económica: RUC para todos 36 PODEMOS PERÚ Billetera Fiscal para todas las personas naturales “quiero mi IGV” Para el pago de:   Impuestos municipales   Planes de Salud   Préstamos estudiantiles Creación de Viceministerio de TIC ́s Plan de acceso a internet con fibra óptica para todas las familias de las zonas urbanas del país y acceso a internet móvil para las familias de las zonas rurales Digitalización de toda la tramitología de Registros Públicos Aplicación móvil y sitio web que integre todos los tramites gubernamentales y medio de pago 100% de cobertura en proyectos regionales de Fibra Óptica   7,353 escuelas   3,721 centros de Salud   565 Comisarias Tambo TIC’s Centros de impulso digital rural Capacitación de competencias digitales Canasta Básica Digital   Notebook (trabajo)   Tablet (Educación)   Plan Básico de DatosReformar la tributación Necesidad de hacer menos regresiva la estructura tributaria Los catastros son vitales para mejorar la tributación directa Reforma tributaria basada en la Descentralización La provincialización del impuesto Predial ayuda a fortalecer la descentralización Provincialización del Impuesto predial Los incentivos tributarios las exenciones tributarias requieren absoluta transparencia y monitoreo acerca de su efectividad Catastros integrados Urbanos y Rurales en todo el país Eliminación de la deducción de las 10 UIT ́s para la determinación del Alcabala PLAN DE GOBIERNO 2021 – 2026 Y PLAN DE LOS PRIMEROS 100 DÍAS 37Educación del Siglo XXI COVID-19 marca un antes y un después en materia educativa. Necesitamos dar un salto significativo al siglo XXI La reforma universitaria propulsada por SUNEDU será avalada y fortalecida en su integridad con el fin de asegurar una educación de calidad. Creación de la Universidad Pública Digital del Bicentenario 38 PODEMOS PERÚ Becas “Maestros del Bicentenario” a la Excelencia docente con el fin de poner en valor la meritocracia La tecnología no es todo. Necesitamos maestros mejor preparados y más motivados Fondo e Innovación pedagógica (mayas curriculares que respondan a realidades concretas con mirada global) Plataforma online de educación pública (Internacionalización/ Cooperación Internacional) Oportunidad única de democratizar el acceso a la educación pública e implantar un sistema de gestión universitaria de calidad Programa “Regresa a la Universidad” (matrícula, pensión y seguro de vida) Libre acceso de adultos mayores (50+) a Universidades Públicas (Lifelonglearning) Creación de una Red Pública de 200 Escuelas Vocacionales Productivas Creación del Lima Institute of Technology Becas de Excelencia deportiva Construcción de 300 Info-escuelas Becas “Idiomas del Mundo” a ser financiadas por los institutos de idiomas que deseen conservar beneficios tributarios Construcción de 200 canchas multideportivasMedio Ambiente Sostenible La pandemia ha puesto en relieve la necesidad de mejorar al medio ambiente El agua limpia y el aire de calidad son indispensables para enfrentar la actual y futuras pandemias La actual situación del agua y saneamiento en el Perú no se condicen con un país de ingresos medios Es necesario acompañar las acciones y los recursos con la educación en materia medioambiental Energías Limpias Agua de calidad para todos Aire de calidad Educación en Medio Ambiente y cuidado de los recursos naturales. Ley de desechos Electrónicos Saneamiento para todos Gestión Integral de residuos Compras Públicas Sostenibles Impulso a nuevos negocios basados en Economía Circular PLAN DE GOBIERNO 2021 – 2026 Y PLAN DE LOS PRIMEROS 100 DÍAS 39Catastros Integrados Urbanos y Rurales 93% de la expansión en 43 ciudades corresponde al tráfico de tierras 40 PODEMOS PERÚ Indiferencia y falta de planificación del desarrollo urbano del país Restricciones legales y administrativas para la incorporación formal de suelos al ámbito urbano Necesidad absoluta de contar con catastros urbanos y rurales de última generación Crear la empresa Pública de suelos cuyo única función será la incorporación de “Suelos con Servicio” Invertir todo lo que sea necesario para actualizar planos contar con catastros urbanos y rurales de última generación Triplicar el monto de subsidios y créditos hipotecarios Construcción de 500,000 nuevas viviendas sociales en periodo 2021-2026Amazonía Integrada La amazonia integrada representa el 62% del territorio nacional y el 8% PBI y sus indicadores sociales son precarios Insuficiente desarrollo de la infraestructura de transporte Informalidad en el transporte fluvial. Existen 8,573 km de ríos navegables no aprovechados Construcción mínima de 50 embarcaderos fluviales en distintos lugares de la Amazonía Construcción y modernización de los terminales portuarios: Pucallpa, Sarairiza, Santa Rosa e Iquitos. Impulsar las ruta del Ferry: Iquitos-Pucallpa- Atalaya y Nauta-Yurimaguas Dar cumplimiento al contrato de concesión de la Hidrovía Amazónica PLAN DE GOBIERNO 2021 – 2026 Y PLAN DE LOS PRIMEROS 100 DÍAS 41Anti corrupción El año pasado, el Perú sufrió un perjuicio económico de S/.2,297 M (poco más de USD 6,650 M ó 2,7% PBI). Esta cifra es además equivalente a 15% de gasto del estado Enrevesada burocracia que genera “Oportunidades de renta” Falta de liderazgo político y experiencia concreta de impunidad Contraloría General de la República: débil, burocracia pasiva acostumbrada a la corrupción. Control expost debe pasar a control concurrente Compromiso y liderazgo “Creíble” de los líderes del Gobierno en la lucha contra la corrupción Fomentar una cultura de anticorrupción Impulsar y promover en efecto la ley del Whistleblower Creación de la Comisión Independiente contra la Corrupción (CICC), un organismo especializado e independiente con amplios poderes IDEAS DISRUPTIVAS 42 PODEMOS PERÚDefensa Nacional La situación geopolítica, la crisis económica global y social, la defensa de nuestra soberanía y territorio plantea retos permanentes a la Defensa Nacional. La Defensa Nacional contribuye a la Seguridad Nacional a través de promover, desarrollar, garantizar y consolidar los intereses nacionales. La Defensa Nacional requiere de un poder militar constituido por unas Fuerzas Armadas que puedan implementar una estrategia disuasiva, participar en promover la paz dentro del país y en los diversos escenarios que demanda la comunidad internacional Las Fuerzas Armadas requieren contar con formación, capacitación y entrenamiento permanente, así como el desarrollo y sostenimiento de sus capacidades acordes con el planeamiento elaborado por los institutos, para cumplir con sus roles primordiales y seguir participando en apoyo a los roles subsidiarios en los cuales viene demostrando compromiso y eficiencia. Contar con estrategia disuasiva Creación de la Fuerza de Ciberdefensa Participar plenamente en promover la paz en el Perú y en los escenarios internacionales, consolidando peso estratégico Centros de investigación, tecnología y producción industrial de las FF.AA como el centro (hub) de servicios y de desarrollo de capacidades en la región Andina y el Pacífico Sur Alianza FF.AA, empresa privada y universidad pública, generando producción y acciones relevantes para desarrollo y ante efectos de diversas crisis Creación del centro de Investigación, Big Data y Observatorio en Seguridad y Defensa Promover el planeamiento y pensamiento conjunto Entrenar al personal mediante ejercicios de resolución de situaciones y casos para desarrollar capacidades ante diversos retos y amenazas Incentivar la formación y capacitación de profesionales en la gestión de la Defensa Nacional en sus diversos niveles. PLAN DE GOBIERNO 2021 – 2026 Y PLAN DE LOS PRIMEROS 100 DÍAS 4344 PODEMOS PERÚPLAN DE GOBIERNO 2021 – 2026 PARTIDO PODEMOS PERÚ PLAN DE GOBIERNO 2021 – 2026 Y PLAN DE LOS PRIMEROS 100 DÍAS 4546 PODEMOS PERÚPLAN DE GOBIERNO 2021 – 2026 PARTIDO PODEMOS PERÚ Resumen Ejecutivo   El Plan de Gobierno de Podemos Perú se enmarca en los principios del Estado Constitucional de Derecho, en los principios del sistema democrático, y en la plena vigencia de los derechos funamentales   Para enfrentar la crisis sanitaria y económica desatada por COVID-19, pondremos en marcha un Plan de Rescate Económico (PRE), cuya base fundamental descansa sobre una estrategia de contención de la pandemia y la construcción en simultáneo de un sistema de salud capaz de hacer frente a COVID-19 y futuras pandemias.   Nuestro Plan de Rescate Económico reconoce la importancia de construir infraestructura física y digital para potenciar 4 sectores claves: salud, empleo, educación, seguridad y la puesta en marcha de una verdadera economía digital que permita el tele-trabajo, la tele- salud, la educación digital y/o a distancia y el gobierno digital en los tres poderes del estado y en los tres niveles de gobierno: central, regional y local.   A lo largo de nuestra historia republicana, el gran problema de la gestión de gobierno, de los distintos gobiernos, ha sido su nula capacidad para articular entre si medidas de corto plazo y también de alinearlas con una visión de mediano y largo plazo. La ausencia de una visión consensuada de país ha hecho que predomine el “péndulo”, el cual nos ha llevado una y otra vez a los mismos errores y niveles de atraso relativo.   Por ello, a contrapelo de la historia, Podemos Perú ofrece al país una estrategia de gobierno que-–además de un Plan de Rescate Económico (PRE) o Plan de los 100 Días, que nos saque del hoyo donde estamos, presenta una clara visión de transformación económica y social de mediano y largo plazo, tomando los Objetivos de Desarrollo Sostenible 2030 de Naciones Unidas—en sus múltiples dimensiones social, económica, ambiental, e institucional--como norte de su accionar durante el periodo 2021- 2026.   Entendiendo la pandemia del COVID-19 como un punto de inflexión que nos obliga a re plantear las prioridades—teniendo la salud, el empleo, la educación y la seguridad como prioridades claves--y a construir una economía digital acorde con las demandas del Siglo XXI, hemos adoptado en nuestros planes una visión de carácter eminentemente disruptivo. Nuestro gran objetivo es construir una verdadera Economía Social de Mercado, con el fin de generar bienestar para todos los peruanos. PLAN DE GOBIERNO 2021 – 2026 Y PLAN DE LOS PRIMEROS 100 DÍAS 47Objetivos Estratégicos 1. Construir una sociedad más inclusiva y con igualdad de oportunidades para todos. 2. Convertir al sector salud en la primera línea de defensa contra el COVID-19 y futuras pandemias, minimizando el posible impacto sobre vidas y sobre la economía 3. Generar un “overshooting fiscal”, es decir, un impulso decidido al gasto y la inversión pública, para restaurar la confianza y acelerar el proceso de recuperación económica 4. Recuperar el mayor nivel de empleo posible, formal e informal—con impulso en obra pública temporal y productiva—hasta que se reestablezca el circulo virtuoso de consumo-producción-inversión-empleo-ingresos-consumo 5. Eliminar barreras e impedimentos burocráticos para lograr verdaderas y sostenidas mejoras en productividad en el más corto tiempo posible 6. Acometer reformas tributarias dirigidas a ampliar la base de contribuyentes, dinamizar la recaudación, y hacer más progresiva la tributación 7. Apoyar a las empresas, el empleo y los ingresos del sector formal para evitar que caigan en la informalidad 8. Apoyar a las empresas y a los trabajadores independientes de la economía informal promoviendo su progresiva incorporación a la formalidad 9. Fomentar la creación, desarrollo y sostenibilidad de micro y medianas empresas, que nazcan, crezcan y se desarrollen en la formalidad 10. Impulsar el desarrollo de nuevos motores de crecimiento, con énfasis en las industrias creativas, tecnológicas y en aquellos sectores donde el Perú tiene una serie de ventajas naturales sub-utilizadas (joyería de oro, industria atunera, biodiversidad e industria forestal, etc.) 11. Implementar las bases para una provisión de servicios públicos de calidad, en materia de salud, educación, gobierno digital y seguridad haciendo uso de las tecnologías de la 4ta Revolución industrial mediante una profunda Reforma del Estado 12. Con compromiso y liderazgo creíbles, poner en marcha una efectiva estrategia anti corrupción 13. Cooperar de manera efectiva y transparente con el sector privado, acelerar el proceso de Reconstrucción Nacional 14. Destrabar, impulsar y desarrollar los proyectos mineros que tengan EIA (Estudio de impacto ambiental) aprobados, y ayudar a conseguir la licencia social en los pueblos directamente involucrados. 15. Poner en marcha una profunda transformación del Estado, orientado al servicio de los ciudadanos, cuidando los recursos públicos y desarrollando mecanismos adecuados, modernos y transparentes de rendición de cuentas 16. Relanzar el sector turismo con beneficios tributarios a partir del primer dia de gobierno de Podemos Perú 48 PODEMOS PERÚEL PLAN DE RESCATE ECONÓMICO (PRE) O PLAN DE LOS PRIMEROS 100 DÍAS PLAN DE GOBIERNO 2021 – 2026 Y PLAN DE LOS PRIMEROS 100 DÍAS 4950 PODEMOS PERÚDÍA 1 Para enfrentar la crisis sanitaria, social y económica desatada por COVID-19, pondremos en marcha un Plan de Rescate Económico (PRE) o Plan de los Primeros 100 Días, el cual descansa sobre una estrategia de contención de la pandemia y de construcción en simultáneo de un sistema de salud capaz de hacer frente a COVID-19 y futuras pandemias. Está diseñado, además, para dotar en el más corto plazo posible de renovado dinamismo a la demanda interna por medio de la creación masiva de empleos temporales y productivos. El Plan de los 100 Días presupone la modificación—en el plazo más corto—del Marco Macroeconómico Multianual (MMM), con el fin de que refleje de manera más realista el entorno internacional, la dinámica interna y los riesgos del pronóstico. Un nuevo MMM será la base sobre la cual procederemos de inmediato a elaborar el Presupuesto 2022, y los sucesivos presupuestos, sobre la base metodológica del Presupuesto de Base Cero, con un horizonte de tiempo similar al del MMM, para poder así romper la inercia del gasto público de las últimas décadas y poder re-definir las prioridades del gasto con el fin de que reflejen los cinco ejes de acción del Plan de Gobierno de Podemos Perú: Salud, Educación, Empleos, Seguridad y creación de una Economía Digital. El Plan de los 100 Días constituye todo un conjunto de medidas de alto impacto en generación de ingresos, reactivación del consumo, ganancia de eficiencia e impacto formalizador en la economía organizadas en 13 ejes programáticos. Cada una de las medidas planteadas tiene un impacto decisivo para una actividad especifica pero su mayor contribución es el gran impacto de estas medidas aplicadas en simultáneo en diversos sectores de la economía y sociedad peruana. Además el PRE presupone la adopción el Día 1 de las siguientes Medidas de Urgencia: 1. Reducir Gastos Superfluos: La eficiencia en el gasto público es un pilar fundamental sobre el que se sustenta este plan de gobierno. Ello implica mejorar la calidad del gasto generando economías genuinas, controlando el gasto indebido y aumentando la eficiencia en ciertas áreas de la actividad pública. Es en este sentido que reduciremos en un 50% los gastos por servicios de consultoría, investigación, estudios y diseños consignados en el Presupuesto del 2021, así como reduciremos a la mitad los gastos por la atención de celebraciones institucionales y otros eventos de la misma naturaleza contemplados en el presupuesto. Así mismo se impondrán limites máximos de contratación anual de personas naturales y empresas vinculadas con adjudicación directa en consultorías, investigaciones, estudios y diseños en el sector público. 2. Elevar el límite de endeudamiento externo del 40% al 50% (ratio Deuda/PBI) y re perfilar—precautoriamente—la deuda. Ello permitiría agenciarse de entre 20 mil y 25 mil millones de dólares en nuevo endeudamiento de muy largo plazo (30 años) 3. Dar flexibilidad a la ejecución del gasto público, en particular permitiendo—bajo responsabilidad—reorientar los saldos no utilizados 4. Impulsar la ejecución de la Inversión Pública local y regional otorgando incentivos económicos y permitiendo la ejecución de IOARRs (proyectos de inversión pública relacionados con la adquisición de equipos) en los servicios públicos priorizados: salud, educación, seguridad, generación de empleo y economía digital 5. Introducir sistemas de incentivos monetarios a la ejecución eficiente del gasto público, con metas claramente definidas PLAN DE GOBIERNO 2021 – 2026 Y PLAN DE LOS PRIMEROS 100 DÍAS 516. Re ordenar las finanzas públicas mediante el pago de deudas atrasadas del Estado y sus diferentes organismos a proveedores de bienes y servicios; cancelación de las deudas laborales que tiene el Estado (remuneraciones, retribuciones, beneficios sociales); cancelación de las deudas del Estado con entidades públicas como la SUNAT y ESSALUD; pago de las deudas pensionarias (AFP, y ONP) y cancelación de la deuda por servicios públicos (energía, agua y telefonía). 7. Poner en marcha los más de 900 proyectos de obra pública por un valor total de 17 mil millones de dólares que—según la Contraloría General de la República—se encuentran actualmente paralizados 8. Reactivar unos 900 proyectos inmobiliarios hasta por 1,500 millones de dólares, proporcionando recursos (“préstamos puentes”) o garantías (“Reactiva Inmobiliaria”) a las compañías inmobiliarias para los proyectos en curso y generando terrenos urbanos para la construcción de 500 mil unidades de vivienda social con la creación de la Agencia Pública de Suelos. Esta tendría, como única función, la incorporación de “suelos con servicios” al mercado, para que luego éstas sean transferidas mediante mecanismos de subasta inglesa 9. Impulsar los 42 proyectos mineros—de un total de 48—que actualmente tienen Est</text:p>
          </table:table-cell>
        </table:table-row>
        <table:table-row table:style-name="ro1">
          <table:table-cell office:value-type="string" calcext:value-type="string">
            <text:p>PPC</text:p>
          </table:table-cell>
          <table:table-cell office:value-type="string" calcext:value-type="string">
            <text:p>PARTIDO POPULAR CRISTIANO PLAN DE GOBIERNO NACIONAL 2021-2026 ALBERTO BEINGOLEA DELGADO 1PLAN DE GOBIERNO NACIONAL 2021 – 2026 DEL PPC INDICE I. PRESENTACIÓN II. MISIÓN Y PRINCIPIOS III. BASE LEGAL Y ALINEAMIENTO HORIZONTAL Y VERTICAL CON LAS POLÍTICAS PÚBLICAS VIGENTES IV. ENFOQUES UTILIZADOS EN EL PLAN DE GOBIERNO NACIONAL 2021 – 2026 V. PLAN DE GOBIERNO NACIONAL 2021-2026 5.1. Integridad, prevención y lucha contra la corrupción 5.2. Fortalecimiento del Sistema de Salud y Control de la Covid- 19 5.3. Reactivación económica para un crecimiento próspero e inclusivo 5.4. Medio Ambiente y desarrollo sostenible para la reactivación económica y reducción de las desigualdades 5.5. Empleo digno, inclusivo, seguro y cualificado 5.6. Educación inclusiva para el desarrollo sostenible 5.7. Inclusión social y lucha contra la pobreza 5.8. Justicia, derechos humanos, igualdad y no discriminación 5.9. Reforma política responsable para el fortalecimiento de la democracia 5.10. Lucha contra la delincuencia común, el crimen organizado y lucha contra el terrorismo 5.11. Infraestructura y servicios públicos: Desarrollo económico y social 5.12. Fortalecimiento de la Descentralización 5.13. Juventud PÁGINA 3 4 5 16 19 26 37 49 58 70 86 98 122 126 138 146 152 2I. PRESENTACIÓN “Hay reglas económicas que resultaron eficaces para el crecimiento, pero no así para el desarrollo humano integral. Aumentó la riqueza, pero con inequidad, y así lo que ocurre es que «nacen nuevas pobrezas»” Papa Francisco. Carta Encíclica "Fratelli Tutti. Sobre la fraternidad y la amistad social". El PPC, es un partido que cree en la justicia y en la libertad, fundado en 1966 por ilustres pensadores y políticos de buena voluntad, con vocación de servicio y un profundo amor por el Perú, quienes se mantuvieron firmes en sus convicciones ante la incertidumbre, las dictaduras y la destrucción de nuestras instituciones; hasta encausar a nuestro país por el camino de la democracia. A lo largo de estos 54 años de historia, nos enorgullece haberle dado al Perú ilustres y visionarios políticos como Mario Polar Ugarteche, Luis Bedoya Reyes, Antonino Espinosa, Ernesto Alayza Grundy, Julio Ernesto Portugal, Roberto Ramírez del Villar, María Rosario Aráoz, Catalina Casinelli, Jaime Rey de Castro, Juan Jiménez Mostajo o Celso Sotomarino. Ponemos al servicio del país, nuestro legado político, para garantizarle a la ciudadanía una gestión a su servicio, eficaz y eficiente, trabajamos bajo los mismos principios, a través de los cuales podemos plasmar programas viables que permiten garantizar la dignidad del ser humano, fundamento de nuestra acción política y garantía de predictibilidad de nuestra conducta. Nuestro compromiso es con una visión de futuro común. Por ello, nuestro Plan de Gobierno Nacional 2020-2026 plantea los siguientes 13 ejes: 1. 2. 3. 4. Integridad, prevención y lucha contra la corrupción Fortalecimiento del Sistema de Salud y Control de la Covid-19 Reactivación económica para un crecimiento próspero e inclusivo Medio Ambiente y desarrollo sostenible para la reactivación económica y reducción de las desigualdades 5. Empleo digno, inclusivo, seguro y cualificado 6. Educación inclusiva para el desarrollo sostenible 7. Inclusión social y lucha contra la pobreza 8. Justicia, derechos humanos, igualdad y no discriminación 9. Reforma política responsable para el fortalecimiento de la democracia 10. Lucha contra la delincuencia común, el crimen organizado y lucha contra el terrorismo 11. Infraestructura y servicios públicos: Desarrollo económico y social 12. Fortalecimiento de la Descentralización 13. Juventud Como candidato por el PPC, me comprometo a liderar un trabajo coordinado y articulado con todos los Poderes del Estado para atender y cumplir con estas tareas con la finalidad de prevenir la pandemia, promover la reactivación económica y contribuir con la reducción de las desigualdades bajo una cultura de paz y respeto a los derechos humanos sin ninguna forma de discriminación e intolerancia. 3II. MISION Y PRINCIPIOS MISION Somos un partido político de centro -socialcristiano-, humanista, cuya misión es proponer a los peruanos un modelo de sociedad que nos permita colocar al centro de la discusión de la gobernanza pública la dignidad de la persona humana y la búsqueda del bien común, sin que nadie se quede atrás. Para lograr tal propósito, el partido deberá difundir la doctrina social que nos inspira y da identidad, plasmar esos principios en programas realistas, basados en la evidencia, la identificación del problema público -sus causas y efectos-, así como la viabilidad de la propuesta. Siempre alineando la política pública a la normativa nacional e internacional vigente, así como a las guías orientadoras del Centro Nacional de Planeamiento Estratégico – CEPLAN. Es misión del Partido transmitir su mensaje a la ciudadanía, comprometerla con la visión del Perú y convencerlos que nuestras propuestas, así como la conducta de nuestros representantes son consecuentes y coherentes. Nuestras propuestas constituyen una adecuada respuesta a la solución de los problemas del país especialmente en un contexto de pandemia (post pandemia), reactivación económica y cierre de brechas de las desigualdades acentuadas por la pandemia donde la visión de un partido de centro como el nuestro -que siempre antepone la dignidad de la persona y la búsqueda del bien común-, constituye una imperiosa e impostergable necesidad urgente de atender. PRINCIPIOS Como partido de centro, nuestros valores tienen el carácter de permanentes y tienen como propósito orientar la conducta de las personas, de tal forma que la sociedad viva y alcance sus objetivos de evolución en paz y armonía. a.- LIBERTAD Es el ejercicio de la voluntad individual en un marco de respeto al prójimo con quien compartimos nuestro objetivo de vivir en paz y armonía. Los sociales cristianos consideramos que nadie tiene la potestad de coactar la libertad del otro, aun invocando razones que se consideren muy loables. Sin embargo, sí consideramos que la libertad individual es limitada por valores que norman la conducta humana. Por ello, el principal límite es la responsabilidad individual, es decir, el ejercicio ético de la libertad. b.- JUSTICIA La entendemos en su triple carácter: Conmutativa: Darle a cada uno lo que le corresponde en justa equivalencia. Distributiva: Darle al más débil o al que necesita aquello que compensa sus carencias. Social: Corregir las desigualdades acumuladas en la sociedad. c.- IGUALDAD En razón de estar dotados de dignidad y haber sido creados por Dios a su imagen y semejanza, todos los seres humanos nos reconocemos como iguales. Esa igualdad tiene que reflejarse en todas nuestras relaciones. Por ello, se reconoce el principio de igualdad ante la ley para todas 4las personas, sin distinción de raza, sexo, credo, edad o situación económica o social. El lado activo del principio de igualdad es la eliminación de todas las formas de discriminación. Pero, el concepto más enriquecedor y comprensivo para la persona humana es la igualdad de oportunidades, es decir, permitir que los seres humanos en pie de igualdad, desarrollen a plenitud sus capacidades diferenciadas y el máximo de su libertad. Somos impulsores de oportunidades para el ser humano, especialmente a través del pleno acceso a la educación y a la salud y al trabajo, como medio de realización personal. d.- SUBSIDIARIEDAD Principio de ordenamiento de la vida en sociedad, que determina que no haga el ente mayor lo que puede hacer el menor. Que no haga el Estado lo que puede hacer la familia; que no haga el gobierno central lo que puede hacer el gobierno local o regional; que no haga el Estado lo que puede hacer el sector privado. e.- SUPLENCIA Principio complementario al de subsidiariedad que significa que el ente mayor debe hacer lo que no puede hacer el menor. Por ejemplo, la seguridad nacional es una responsabilidad del Estado porque no es razonable que sea atendida por cada persona. f.- SOLIDARIDAD Es el principio que preconiza la identificación de la persona con otras personas en situación de necesidad, y en razón de esa identificación, prestar la ayuda necesaria para cubrir total o parcialmente sus necesidades. g.- UNIVERSALIDAD Indica que todos los valores y principios son de aplicación en todo el mundo, son aplicables a todas las personas y lo son en todo el tiempo. h.- PLURALISMO Importa el respeto a las distintas formas de organización de los grupos humanos en todos los campos de la vida. En el campo religioso, por ejemplo, supone el respeto por todas y cada una de las religiones; en el campo económico, supone el reconocimiento de las diversas formas de propiedad y de empresa y en el campo político, la coexistencia de partidos políticos de concepciones diferentes, aunque respetuosos de las normas básicas de convivencia en sociedad. (KAS, 2007) III. BASE LEGAL Y ALINEAMIENTO HORIZONTAL Y VERTICAL CON LAS POLÍTICAS PÚBLICAS VIGENTES MARCO NORMATIVO NACIONAL El Partido Popular Cristiano, partido de centro, ha desarrollado sus propuestas teniendo en cuenta el siguiente marco legal nacional e internacional vigente: 1. Constitución Política del Perú. 2. Visión de Perú al 2050 5Síntesis de la Visión. - De acuerdo con la Visión de Perú al 2050, somos “un país democrático, respetuoso del Estado de derecho y de la institucionalidad, integrado al mundo y proyectado hacia un futuro que garantiza la defensa de la persona humana y de su dignidad en todo el territorio nacional” (Visión de Perú al 2050). Ello hace que estemos orgullosos de nuestra identidad, diversidad étnica, multicultural y diversidad. Por ello, es importante que se respete nuestra historia y nuestro patrimonio milenario, protegiendo nuestra biodiversidad y garantizando el desarrollo sostenible. La Visión del Perú al 2050 apunta a lograr un gestión eficiente, eficaz y moderna con un enfoque multicultural, logrando así el cierre de brechas de las desigualdades, la igualdad de oportunidades, la promoción de la competitividad y sostenibilidad contribuyendo con la erradicación de la pobreza extrema. Para ello, prevé la priorización de lo siguiente: a. Las personas alcanzan su potencial en igualdad de oportunidades y sin discriminación para gozar de una vida plena. b. Gestión sostenible de la naturaleza y medidas frente al cambio climático. c. Desarrollo sostenible con empleo digno y en armonía con la naturaleza. d. Sociedad democrática, pacífica, respetuosa de los derechos humanos y libre del temor y de la violencia. e. Estado moderno, eficiente, transparente y descentralizado que garantiza una sociedad justa e inclusiva, sin corrupción y sin dejar a nadie atrás. 3. Pacto Perú En aras de contribuir con el fortalecimiento del Sistema Democrático, la sostenibilidad de las políticas de gobierno, la formulación de propuestas que contribuyan con la gobernanza pública, así como consecuentes con la predictibilidad que ha caracterizado siempre nuestra conducta, venimos participando en los diálogos de los partidos políticos en el marco de las reuniones del Foro del Acuerdo Nacional -bajo la asistencia técnica del Programa de las Naciones Unidas para el Desarrollo (PNUD)-, para impulsar políticas de gobierno. Así, el PPC apuesta y respalda políticas públicas que trasciendan una gestión cortoplacista y apuesten también por políticas públicas a mediano y largo plazo para la construcción del Pacto Perú, contribuyendo con el control de covid-19, la reactivación económica y la reducción de las desigualdades. Por ello, respaldamos las siguientes medidas e instamos a los partidos políticos a generar consensos para garantizar como mínimo las siguientes políticas públicas: a. Sistema unificado de salud. Ello a fin de garantizar la prestación universal de este servicio para los peruanos de manera eficiente, transparente e igualitaria. b. Calidad educativa eliminando brechas y con acceso a educación virtual en todos los niveles. Ello con la finalidad de reducir las brechas de la educación urbana y rural, con accesibilidad a la educación virtual en todos los niveles para la educación pública y privada, con una adecuada regulación del Estado. 6c. Crecimiento económico sostenible. Lograr que -a través de la economía social de mercado-, el sector público, privado y la sociedad civil coloque al centro de la discusión la dignidad de la persona humana y la búsqueda del bien con la finalidad de reducir las desigualdades. d. Garantizar que la reforma política y del sistema de administración de justicia tengan continuidad. e. Luchar contra la pobreza y la pobreza extrema. Es una necesidad urgente e impostergable reducir la pobreza y pobre extrema puesto que a causa de los impactos del Covid-19 hemos retrocedido a cifras del 2011 con un incremento de la pobreza en áreas rurales a un 45%, mientras que en áreas urbanas a un 27%, ocasionando que más de 2 millones de peruanos y peruanas vuelvan a ser pobres. 4. Leyes y normas - Ley N° 29158, Ley Orgánica del Poder Ejecutivo. - Ley N° 27783, Ley de Bases de la Descentralización. - Ley N° 28983, Ley de igualdad de oportunidades entre mujeres y hombres. - Ley N° 26772, disponen que las ofertas de empleo y acceso a medios de formación educativa no podrán contener requisitos que constituyan discriminación, anulación o alteración de igualdad de oportunidades o de trato. Su reglamento fue aprobado mediante Decreto Supremo N° 002-98-TR. - Ley N° 26859, Ley Orgánica de Elecciones. - Ley N° 26864, Ley de Elecciones Municipales. - Ley N° 27683, Ley de Elecciones Regionales. - Ley N° 28094, Ley de Organizaciones Políticas. - Ley N° 29896, Ley que establece la implementación de lactarios en las instituciones del sector público y del sector privado promoviendo la lactancia materna. - Ley N° 30367, Ley que protege a la madre trabajadora contra el despido arbitrario y prolonga su periodo de descanso. - Ley N° 27942, Ley de prevención y sanción del hostigamiento sexual. - Ley N° 29944, Ley de Reforma Magisterial, y su Reglamento, que norman los procesos administrativos disciplinarios contra personal educativo reportado por violencia sexual hacia estudiantes. - Ley N° 30314, Ley para prevenir y sancionar el acoso sexual en espacios públicos. - Ley N° 30364, Ley para prevenir, sancionar y erradicar la violencia contra las mujeres y los integrantes del grupo familiar. Su reglamento fue aprobado mediante Decreto Supremo N° 009-2016-MIMP. - Ley 30403, Ley que prohíbe el uso del castigo físico y humillante contra los niños, niñas y adolescentes. - Decreto Legislativo N° 1410, Decreto Legislativo que incorpora el delito de acoso, acoso sexual, chantaje sexual y difusión de imágenes, materiales audiovisuales o audios con contenido sexual al código penal, y modifica el procedimiento de sanción del hostigamiento sexual. - Ley N° 30709, Ley que prohíbe la discriminación remunerativa entre varones y mujeres. Su Reglamento fue aprobado por Decreto Supremo No 002-2018-TR. 7- - - - - - - - Decreto Legislativo N° 635, aprueba el Código Penal (artículo 323 – delito de discriminación), modificado por el Decreto Legislativo N° 1323. Decreto Supremo N° 004-2009-TR, Precisa las conductas que se consideran actos discriminatorios contra las trabajadoras del hogar. Decreto Legislativo N° 1088, Ley del Sistema Nacional de Planeamiento Estratégico y del Centro Nacional de Planeamiento Estratégico. Decreto Supremo N° 068-2008-EF modificado por la Resolución Directoral N° 002- 2011- EF/50.01 y la Resolución Directoral N° 006-2016-EF/50.01 que aprueba el Clasificador Funcional del Sector Público. Decreto Supremo N° 004-2013-PCM que aprueba la Política Nacional de Modernización de la Gestión Pública. Decreto Supremo N° 029-2018-PCM que aprueba el Reglamento que regula las Políticas Nacionales. Decreto Supremo N° 054-2018-PCM que aprueba los Lineamientos de Organización del Estado. Directiva N° 001-2017-CEPLAN/PCD, Directiva para la actualización del Plan Estratégico de Desarrollo Nacional (PEDN) aprobada por Resolución de Presidencia del Consejo Directivo N° 026-2017-CEPLAN/PCD. 5. Políticas de Estado La formulación de las políticas públicas es una planificación a largo plazo a fin de orientar la conducta del Estado que permita garantizar la dignidad de la persona humana y la búsqueda del bien común en armonía con el desarrollo sostenible del país. Estas políticas se logran tras un consenso en el Foro del Acuerdo Nacional en el 2002 con la participación de la sociedad civil, el Estado y los partidos políticos en la construcción de una gobernanza pública. El Acuerdo Nacional cuenta con 35 Políticas de Estado, agrupadas en 4 ejes temáticos, las cuales cuentan con el total respaldo y compromiso del PPC, siendo estas las siguientes: a. b. c. d. Democracia y Estado de derecho. Equidad y justicia social. Competitividad del país. Estado eficiente, transparente y descentralizado. 6. Políticas Nacionales De acuerdo con el Art. 4.1 de la Ley N° 29158, Ley Orgánica del Poder Ejecutivo, este tiene la competencia exclusiva de “diseñar y supervisar las políticas nacionales y sectoriales, las cuales son de cumplimiento obligatorio por todas las entidades del Estado en todos los niveles de gobierno”. Asimismo, la norma establece que las políticas nacionales “definen los objetivos prioritarios, los lineamientos, los contenidos principales de las políticas públicas, los estándares nacionales de cumplimiento y la provisión de servicios que deben ser alcanzados y supervisados para asegurar el normal desarrollo de las actividades públicas y privadas. Las políticas nacionales conforman la política general de gobierno”. Es importante destacar el importante mandato que tiene el Poder Ejecutivo mediante las políticas nacionales las cuales se enmarcan en las políticas de Estado -que cuentan con el consenso ante el Acuerdo Nacional-, y buscan brindar una respuesta al problema público identificado a fin de identificar sus causas, efectos, alineación horizontal y vertical con otras 8políticas, así como la identificación de los objetivos estratégicos, las acciones, metas, resultados y responsables a cargo de estas. Los sectores del Poder Ejecutivo tienen a su cargo la rectoría, diseñan, establecen, ejecutan y supervisan políticas nacionales y sectoriales, las cuales surten sus efectos y son de aplicación obligatorio por parte de todos los niveles de gobierno. En tal sentido, tras una revisión de estas en el CEPLAN, el PPC se compromete con el respeto y garantía de las siguientes políticas nacionales vigentes: - - - - - - - - - - - - - - - - - - - - - - - - - - - - - - - - - - - - - - Política Nacional de Gestión del Riesgo de Desastres Política Nacional para el Control de Drogas Política Nacional de Integridad y Lucha contra la Corrupción Política Nacional de Modernización de la Gestión Pública Política Nacional de Protección y Defensa del Consumidor Política Nacional para el Desarrollo de la Ciencia, Tecnología e Innovación Tecnológica Política Nacional de Cultura Política Nacional de Lenguas Originarias, Tradición Oral e Interculturalidad Política Nacional para la Transversalización del Enfoque Intercultural Política Nacional del Ambiente Estrategia Nacional de Diversidad Biológica Estrategia Nacional ante el Cambio Climático Plan Nacional de Gestión Integral de Residuos Sólidos Política Nacional Frente a los Delitos Patrimoniales Plan Nacional de Prevención y Tratamiento del Adolescente en Conflicto con la Ley Penal Política Nacional Penitenciaria y el Plan Nacional de la Política Penitenciaria 2016-2020 Política Nacional contra el Lavado de Activos y el Financiamiento del Terrorismo Plan para la Consolidación de la Reforma Procesal Penal Plan Nacional de Derechos Humanos 2018-2021 Política Nacional de Lucha contra el Crimen Organizado Política Nacional Multisectorial de Lucha contra el Terrorismo Política Nacional frente a la Trata de Personas y sus formas de explotación Política Nacional de Cooperación Técnica Internacional Política Nacional Antártica Política Nacional Migratoria 2017-2025 Política Nacional de Desarrollo e Integración Fronteriza Política Nacional de Competitividad y Productividad Política Nacional de Inclusión Financiera Política Nacional de Promoción de la Inversión Privada de Asociaciones Público- Privadas y Proyectos en Activos Política de Atención Educativa para la Población de Ámbitos Rurales Política Nacional de Educación Superior y Técnico Productiva Política Nacional de Deporte Política Nacional de Juventud Política Nacional de Educación Ambiental Política Sectorial de Educación Intercultural y Educación Intercultural Bilingüe Política Nacional Multisectorial de Salud Estrategia Sectorial para la Formalización Laboral 2018-2021 Política Nacional de Seguridad y Salud en el Trabajo 9- - - - - - - - - - - - - - - - - - - - Política Nacional Agraria Política y Estrategia Nacional de Recursos Hídricos Política Nacional Forestal y de Fauna Silvestre Estrategia Nacional de Agricultura Familiar 2015- 2021 Estrategia Nacional de Seguridad Alimentaria y Nutricional 2013-2021 Política Energética Nacional del Perú 2010 - 2040 Política Nacional de Seguridad y Defensa Nacional Política Nacional Marítima Política Nacional en Comercio Exterior – PENX Política Nacional en Turismo – PENTUR Política Nacional de Transporte Urbano Política Nacional del Sector Transportes Plan Nacional de Accesibilidad Política Nacional de Saneamiento Política Nacional para la Calidad Política Nacional de Igualdad de Género Plan Nacional de Acción por la Infancia y la Adolescencia – PNAIA 2012-2021 Política Nacional en relación con las Personas Adultas Mayores Plan de Igualdad de Oportunidades para las Personas con Discapacidad Política Nacional de Desarrollo e Inclusión Social 7. Políticas Sectoriales El planeamiento estratégico de las políticas públicas -de conformidad con las Guías Metodológicas de CEPLAN-, establece que las políticas sectoriales son un subconjunto de políticas nacionales orientadas a formular las actividades específicas en materia económica y social aplicables al sector público y privado. Dichas políticas alcanzan al Estado, así como a todos los niveles de gobierno según sea el caso cuyo cumplimiento es responsabilidad del gobierno central, los gobiernos regionales y locales. Atendiendo a que la aprobación de las políticas sectoriales requiere el voto favorable del Consejo de Ministros, mediante Decreto Supremo, el PPC se compromete con el respeto y garantía de los objetivos y metas establecidas en los siguientes Planes Estratégicos Sectoriales Multianuales vigentes para un periodo de 5 años: - - - - - - - - - - - Plan Estratégico Sectorial Multianual PESEM – Vivienda, Construcción y Saneamiento (2016 – 2021) Plan Estratégico Sectorial Multianual PESEM – Trabajo y promoción del empleo (2017 – 2021) Plan Estratégico Sectorial Multianual PESEM – Salud (2016 – 2021) Plan Estratégico Sectorial Multianual PESEM – Relaciones Exteriores (2015 – 2020) Plan Estratégico Sectorial Multianual PESEM – PCM (2016 – 2020) Plan Estratégico Sectorial Multianual PESEM – Minero Energético (2016 – 2021) Plan Estratégico Sectorial Multianual PESEM – Justicia y Derechos Humanos (2015 – 2021) Plan Estratégico Sectorial Multianual PESEM – Interior (2016 – 2021) Plan Estratégico Sectorial Multianual PESEM – Educación (2016 - 2021) Plan Estratégico Sectorial Multianual PESEM – Economía y Finanzas Plan Estratégico Sectorial Multianual PESEM – Cultura (2017 – 2021) 10- - - - Plan Estratégico Sectorial Multianual PESEM – Comercio Exterior y Turismo Plan Estratégico Sectorial Multianual PESEM – Ambiente (2017 – 2021) Plan Estratégico Sectorial Multianual PESEM - Producción (2017 - 2021) Plan Estratégico Sectorial Multianual PESEM - MINAGRI (2015 - 2021) 8. Planes Territoriales Los Gobiernos Regionales y Gobierno Locales, en el marco de sus competencias exclusivas y compartidas, elaboran el Plan de Desarrollo Concertado aplicable a su territorio. Mediante dichos Planes se plantean objetivos priorizados para lograr aquellos establecidos en el PEDN, así como en los PESEM, en lo que respecta a las competencias compartidas. Ello como una evidencia de la importancia de formular políticas públicas que cuenten con un alineamiento vertical y horizontal en su diseño y formulación que se construya respetando las competencias exclusivas, compartidas y excluyentes entre todos los niveles de gobierno, nacional, regional y local. El PPC asume el compromiso de respetar y garantizar las competencias y separación entre los Poderes del Estado, así como las competencias exclusivas, compartidas y excluyentes entre los tres niveles de gobierno; aplicando los principios de subsidiaridad y supletoriedad 1 que rigen nuestra acción política de centro humanista. MARCO NORMATIVO INTERNACIONAL Nuestros derechos y libertades fundamentales contenidas en la Constitución Política del Perú, según lo establecido en la Cuarta Disposición Final y Transitoria de la Constitución y el artículo V del Título Preliminar del Código Procesal Constitucional, se interpretan de conformidad con los tratados de derechos humanos ratificados por el Estado. El Tribunal Constitucional Peruano también ha reafirmado este criterio de interpretación en su reiterada jurisprudencia (Exp. N° 5854-2005-AA/TC). Ello se debe a que nuestro país ratificó la Convención Americana sobre Derechos Humanos y sucesivamente un amplio corpus iuris interamericano y universal en materia de derechos humanos, los cuales cuentan son vinculantes a nuestro Estado. De conformidad con lo establecido en los Arts. 1.1 y 2 de la Convención Americana, el Estado debe respetar y garantizar los derechos humanos sin ninguna forma de discriminación. El Art. 1.1 de la CADH establece que el Estado debe “respetar los derechos y libertades reconocidos en ella y a garantizar su libre y pleno ejercicio a toda persona que esté sujeta a su jurisdicción, sin discriminación alguna por motivos de raza, color, sexo, idioma, religión, opiniones políticas o de cualquier otra índole, origen nacional o social, posición económica, nacimiento o cualquier otra condición social (artículo 1.1)”. De manera complementaria, la Corte IDH ha precisado en su reiterada jurisprudencia que “todo tratamiento que pueda ser considerado discriminatorio respecto del ejercicio de cualquiera de los derechos garantizados en la Convención es per se incompatible con la misma, cualquiera sea el origen o la forma que asuma 2 . Es importante precisar que la Convención y los tratados en materia de derechos humanos son instrumentos vivos que están en constante y permanente evolución propia del derecho internacional y su criterio de interpretación progresivo cuyas “normas e instrumentos 1 Aplicables frente a la falta de adopción de medidas para prevenir y controlar la Covid-19 en la región Arequipa. Caso Atala Riffo y Niñas vs. Chile, sentencia de 24 de febrero de 2012, párr. 78, y Caso Comunidad Indígena Xákmok Kásek. vs. Paraguay, sentencia de 24 de agosto de 2010, párr. 268. 2 11internacionales se interpretan de acuerdo con los tiempos y las condiciones de vida actuales 3 ”, siendo esta última un principio y característica de los derechos humanos. Por consiguiente, todo criterio de interpretación en materia de derechos humanos debe optar siempre por la alternativa más favorables al respeto y garantía de los derechos humanos protegidos en los tratados (principios pro persona). Con base a este criterio de interpretación progresiva y evolutiva de los derechos humanos y su respuesta a los tiempos y las condiciones de vida actuales, la Corte IDH ha incluido el género como “una categoría protegida comprendida dentro del principio - derecho a la igualdad y no discriminación en diversas sentencias 4 ”. La Corte IDH a través de su reiterada jurisprudencia y opiniones consultivas (OC 24), ha establecido que “la igualdad y no discriminación constituye un principio fundamental sobre el cual descansa el andamiaje jurídico del orden público nacional e internacional, permeando todo el ordenamiento jurídico 5 . Por consiguiente, el Art. 1.1. de la CADH proscribe toda forma de discriminación incluyendo el género y la orientación sexual como categorías prohibidas de discriminación. En esa misma línea y aplicando un control de convencionalidad 6 de la normativa nacional respecto a la normativa internacional queda proscrito todo acto de discriminación. Al respecto, el Art. 2.2 de la Constitución Política del Perú de 1993 reconoce el derecho de igualdad ante la ley como un derecho fundamental de la persona; prohibiendo la discriminación por cualquier motivo, entre ellos, el género. El control de convencionalidad (Art. 2, CADH) -cuyo proceso evolutivo parte desde el Voto Razonado del Juez Sergio García Ramírez hasta casos como Gelman y otros vs Uruguay-, establece que “los jueces, fiscales, los órganos encargados de la administración de justicia, los funcionarios públicos y las autoridades internas se encuentran obligadas a ejercer dicho control de oficio entre las normas internas y el corpus iuris interamericano ratificado por el Estado, así como la jurisprudencia y las opiniones consultivas de la Corte IDH, con la finalidad de garantizar su efecto útil 7 ”. Dicho control viene siendo ejercido por diversas Cortes Constitucionales en la región y nuestro país no es la excepción. Así, al amparo del Art. 2.2 de la CADH, el Tribunal Constitucional peruano realiza un control de constitucionalidad sino también de convencionalidad (Tribunal Constitucional, sentencia del expediente N° 04617- 2012-PA/TC, párr. 5.). Caso contrario, todos los menoscabos a los derechos humanos que puedan ser atribuidos a la acción u omisión de cualquier autoridad o particular que actúe con su tolerancia o aquiescencia constituye un hecho imputable al Estado que compromete su responsabilidad 3 Caso de la Masacre de Mapiripán vs. Colombia, sentencia de 15 de septiembre de 2005, párr. 106, y Caso Atala Riffo vs. Chile, sentencia de 24 de febrero de 2012, párrafo 83. 4 Caso Gonzáles y otras [“Campo algodonero”] vs. México, sentencia de 16 de noviembre de 2009, y Caso Coc Max y otros [Masacre de Xamán] vs. Guatemala, sentencia de 20 de agosto de 2018. 5 Caso Atala Riffo y Niñas vs. Chile, sentencia de 24 de febrero de 2012, párr. 79, y Caso Comunidad Indígena Xákmok Kásek vs. Paraguay, sentencia del 24 de agosto de 2010, párr. 269. 6 El Juez Sergio García Ramírez desde su Voto Razonado en el Caso Myrna Mack Chang denominó, “una especia de control de convencionalidad”, el cual fue desarrollado progresivamente desde el caso Almonacid Arellano vs. Chile, el caso Gelman y otros vs. Uruguay, entre otros. 7 Caso Almonacid Arellano y otros vs. Chile, sentencia de 26 de septiembre de 2006, y Caso Rochac Hernández y otros vs. El Salvador, sentencia de 14 de octubre de 2014, entre otras. 12internacional 8 . Por tanto, es ilícita toda forma de ejercicio del poder público que viole sus derechos humanos. Atendiendo a dichos antecedentes y estándares internacionales vinculantes, el PPC reafirma su compromiso con el respeto y garantía del amplio y muy comprensivo corpus iuris interamericano e internacional en materia de derechos humanos sin ninguna forma de discriminación e intolerancia en cualquiera de sus formas conforme lo establece nuestra Constitución en el Art. 2.2 al reconocer el derecho a la igualdad ante la ley como un derecho fundamental de la persona toda vez que redunda en le urgente e impostergable necesidad de colocar la dignidad de la persona humana y la búsqueda del bien en el centro de la discusión de la formulación de políticas públicas. Las principales normas e instrumentos internacionales en los que se fundamente el Plan de Gobierno Nacional del PPC son los siguientes: - - - - - - - - - - - - - - - - - - - - - Declaración Universal de Derechos Humanos (1948). Convenio N° 100 (1951) de la Organización Internacional del Trabajo (OIT), referido a la igualdad de remuneración entre hombres y mujeres por trabajo de igual valor. Convención sobre los Derechos Políticos de la Mujer (1952). Convenio N° 111 (1958) de la OIT, referido a la igualdad de oportunidades y de trato en materia de empleo y ocupación. Convención Internacional sobre la Eliminación de todas las Formas de Discriminación Racial (1965). Pacto Internacional de Derechos Civiles y Políticos (1966). Pacto Internacional de Derechos Económicos, Sociales y Culturales (1966). Declaración sobre la Eliminación de la Discriminación contra la Mujer (1967). Convención Americana sobre Derechos Humanos (CADH) (1969) Convención sobre la Eliminación de todas las Formas de Discriminación contra la Mujer (CEDAW) (1979). Convenio N° 156 (1981) de la OIT sobre las responsabilidades familiares. Convenio N° 169 (1989) de la OIT sobre pueblos indígenas y tribales. Declaración y Programa de Acción de Viena (1993). Convención Interamericana para Prevenir, Sancionar y Erradicar la Violencia contra la Mujer (Convención Belém do Pará) (1994). Protocolo Adicional a la Convención Americana sobre Derechos Humanos en materia de Derechos Económicos, Sociales y Culturales (1988) Programa de Acción de la Conferencia de Población y Desarrollo, El Cairo (1994). Declaración y Plataforma de Acción de Beijing. Cuarta Conferencia Mundial sobre la Mujer (1995). Convenio N° 183 (2000) de la OIT sobre la protección de la maternidad. Consenso de Quito. Décima Conferencia Regional sobre la Mujer de América Latina y el Caribe (2007). Declaración de las Naciones Unidas sobre los Derechos de los Pueblos Indígenas (2007). Consenso de Brasilia. Undécima Conferencia Regional sobre la Mujer en América Latina y El Caribe (2010). 8 Caso Caballero Delgado y Santana vs. Colombia, sentencia de 8 de diciembre de 1995, párr. 56 y Caso Godínez Cruz vs. Honduras, sentencia de 20 de enero de 1989, párr. 173. 13- - - - - - - - - - - - - - - - - - - - - - - - - - - - - - - - - Consenso de Montevideo sobre población y desarrollo (2013). Informe de la Conferencia de Beijing +20 (2015) Agenda 2030 para el Desarrollo Sostenible (2015). Estrategia de Montevideo para la Implementación de la Agenda Regional de Género en el marco del Desarrollo Sostenible hacia 2030 (2016). Programa de Acción de la Conferencia Mundial de Derechos Humanos (1993). Programa de Acción de la Conferencia de Población y Desarrollo (1994). Declaración y la Plataforma de Acción de la Cuarta Conferencia Mundial de la Mujer “Beijing” (1995). Informe de la Conferencia Beijing +5 (2000). Informe de la Conferencia de Beijing +20 (2015). Convención Interamericana para Prevenir y Sancionar la Tortura "Protocolo de San Salvador": Protocolo Adicional a la Convención Americana en Materia de Derechos Económicos, Sociales y Culturales Protocolo a la Convención Americana sobre Derechos Humanos relativo a la Abolición de la Pena de Muerte "Convención de Belém do Pará": Convención Interamericana para Prevenir, Sancionar y Erradicar la Violencia Contra la Mujer Convención Interamericana sobre Desaparición Forzada de Personas Convención Interamericana para la Eliminación de todas las Formas de Discriminación contra las Personas con Discapacidad Convención Interamericana contra el Racismo, la Discriminación Racial y Formas Conexas de Intolerancia Convención Interamericana contra toda Forma de Discriminación e Intolerancia Convención Interamericana sobre la Protección de los Derechos Humanos de las Personas Mayores Carta de la Organización de los Estados Americanos Carta Democrática Interamericana Declaración Americana sobre los derechos de los pueblos indígenas Declaración de Principios sobre Libertad de Expresión Principios y Buenas Prácticas sobre la Protección de las Personas Privadas de Libertad en las Américas Principios sobre Políticas Públicas de Memoria en las Américas Principios Interamericanos sobre los derechos humanos de todas las personas migrantes, refugiadas, apátridas y víctimas de la trata de personas Convención Interamericana contra el Terrorismo Convención para prevenir y sancionar los actos de terrorismo configurados en Delitos contra las Personas y la Extorsión Conexa cuando estos tengan trascendencia internacional Convención Interamericana para Prevenir y Sancionar la Tortura Convención Interamericana sobre Desaparición Forzada de Personas Convención Interamericana contra la Corrupción Convención Interamericana sobre Extradición Principios y Buenas Prácticas sobre la Protección de las Personas Privadas de Libertad en las Américas Protocolo a la Convención Americana sobre Derechos Humanos relativo a la Abolición de la Pena de Muerte 14- - - - - - - - - - - - - - - - - - - - - - - - - - - Convención Interamericana sobre la Protección de los Derechos Humanos de las Personas Mayores Convención Interamericana para la Eliminación de todas las Formas de Discriminación contra las Personas con Discapacidad Declaración Americana sobre los Derechos de los Pueblos Indígenas Convención Interamericana sobre Conflictos de Leyes en materia de Adopción de Menores Convención Interamericana sobre Obligaciones Alimentarias Convención Interamericana sobre Restitución Internacional de Menores Convención Interamericana sobre Tráfico Internacional de Menores Convención Interamericana contra el Racismo, la Discriminación Racial y Formas Conexas de Intolerancia Convención Interamericana contra toda Forma de Discriminación e Intolerancia Convención sobre la eliminación de todas las formas de discriminación contra la mujer Convención sobre los Derechos del Niño Carta de las Naciones Unidas Declaración del Milenio Declaración Universal de los Derechos Humanos Declaración y el Programa de Acción de Viena Estatuto de la Corte Internacional de Justicia Pacto Internacional de Derechos Civiles y Políticos Pacto Internacional de Derechos Económicos, Sociales y Culturales Protocolo Facultativo del Pacto Internacional de Derechos Civiles y Políticos Convenio 169 de la OIT Guía de la OCDE de Debida Diligencia para una conducta empresarial responsable Guía de la OCDE de diligencia debida para la participación significativa de las partes interesadas del sector extractivo Guía de Debida Diligencia de la OCDE para Cadenas de Suministro Responsables de Minerales en las Áreas de Conflicto o de Alto Riesgo Guía OCDE para empresas multinacionales Principios Rectores sobre Empresas y Derechos Humanos Pacto Global Objetivos de Desarrollo Sostenible: 1. Poner fin a la pobreza en todas sus formas en todo el mundo 2. Poner fin al hambre, lograr la seguridad alimentaria y la mejora de la nutrición y promover la agricultura sostenible 3. Garantizar una vida sana y promover el bienestar para todos en todas las edades 4. Garantizar una educación inclusiva, equitativa y de calidad y promover oportunidades de aprendizaje durante toda la vida de todos 5. Lograr la igualdad entre los géneros y empoderar a todas las mujeres y las niñas 6. Garantizar la disponibilidad de agua y su gestión sostenible y el saneamiento para todos 7. Garantizar el acceso a una energía asequible, segura, sostenible y moderna para todos 8. Promover el crecimiento económico sostenido, inclusivo y sostenible, el empleo pleno y productivo y el trabajo decente para todos 10. Reducir la desigualdad en y entre los países 11. Lograr que las ciudades y los asentamientos humanos sean inclusivos, seguros, resilientes y sostenibles 12. Garantizar modalidades de consumo y producción sostenibles 13. Adoptar medidas urgentes para combatir el cambio climático y sus efectos 1514. Conservar y utilizar en forma sostenible los océanos, los mares y los recursos marinos para el desarrollo sostenible 15. Gestionar sosteniblemente los bosques, luchar contra la desertificación, detener e invertir la degradación de las tierras y detener la pérdida de la biodiversidad 16. Promover sociedades justas, pacíficas e inclusivas 17. Revitalizar la Alianza Mundial para el Desarrollo Sostenible IV. ENFOQUES UTILIZADOS EN EL PLAN DE GOBIERNO NACIONAL 2021 - 2026 El Partido Popular Cristiano ha desarrollado sus propuestas teniendo en cuenta los siguientes enfoques: 1. Enfoque basado en derechos humanos. Establece que los derechos humanos son inherentes a todos los seres humanos sin distinción alguna, se centran en la dignidad intrínseca y el valor igual de todos y todas, son inalienables, no pueden ser suspendidos o retirados y deben ser ejercidos sin discriminación. Estos derechos son interrelacionados, interdependientes e indivisibles. Este enfoque reconoce que el respeto, protección y promoción de los derechos humanos constituyen obligaciones primarias del Estado. Han sido garantizados por la comunidad internacional a través de tratados y por las leyes nacionales para proteger a los individuos y a los grupos (ONU, ACNUDH). 2. Enfoque de género. Pone en evidencia desigualdades sociales y relaciones asimétricas de poder de varones y mujeres, las cuales han determinado históricamente la subordinación de las mujeres, la violencia contra ellas y limitado sus posibilidades de realización y autonomía. Señala que roles, atributos, comportamientos, posiciones jerárquicas, asumidos de manera distinta y excluyente por hombres y mujeres no son naturales, sino construidos social y culturalmente. Recusa la división sexual del trabajo, entre el ámbito productivo, asignado a los hombres, y reproductivo a las mujeres, que crea desventajas para ellas e impiden su plena realización y participación en el bienestar, y propugna las responsabilidades compartidas de hombres y mujeres en los espacios públicos y domésticos. Plantea desterrar cualquier relación jerárquica basada en las diferencias sexuales y asegurar el ejercicio pleno de derechos para hombres y mujeres (PNCVG 2016-2021). 3. Enfoque de interseccionalidad. Reconoce que el género no es el único factor de exclusión y de violencia contra las mujeres, sino que existe un “sistema complejo de estructuras de opresión que son múltiples y simultáneas”. Así, la discriminación por ser mujer se ve agravada al interactuar con otros mecanismos de opresión ya existentes (por razones de raza/etnia, edad, pobreza, orientación sexual origen y estatus migratorio, discapacidad, entre otras) creando en conjunto una nueva dimensión de exclusión y de violencia. No se trata de una suma de desigualdades, sino que conforman un nexo o nudo que “intersecciona” cada una de estas discriminaciones de forma diferente en cada situación personal y grupo social (PNCVG 2016-2021). 4. Enfoque de integralidad. Reconoce que la violencia de género es multicausal y contribuyen a su existencia factores que están presentes en distintos ámbitos: a nivel individual, familiar, comunitario, y estructural. Lo que hace necesario establecer 16intervenciones en los distintos niveles en los que las personas se desenvuelven y desde las distintas disciplinas (PNCVG 2016 – 2021). 5. Enfoque diferencial. Es un desarrollo progresivo del principio de igualdad y no discriminación. Aunque todas las personas son iguales ante ley, esta afecta de manera diferente a cada una, de acuerdo con su condición de clase, género, grupo étnico, edad, salud física o mental y orientación sexual, por ello, para que la igualdad sea efectiva, el reconocimiento, el respeto, la protección, la garantía de derechos y el trato deben estar acordes con las particularidades propias de cada individuo. Las acciones del Estado para este fin deben atender la diferencia. Inicialmente este enfoque fue acuñado para la atención a víctimas del conflicto armado (PNDH 2018-2021). 6. Enfoque de integridad. Un Estado que promotor de un enfoque integral basado en el riesgo con énfasis en la promoción de una cultura de integridad que se sostiene en tres pilares: Sistema para reducir las oportunidades de comportamiento corrupto, cambiar la cultura para hacer que la corrupción sea inaceptable socialmente y hacer que la gente sea responsable de sus acciones. Todo ello bajo un alineamiento constante y adhesión a valores, principios, normas y sentido de responsabilidad éticos compartidos para priorizar y anteponer el interés público sobre los intereses personalísimos en el sector público, e sector privado y la ciudadanía (Estudio de la OCDE sobre integridad en el Perú, OCDE) 7. Enfoque territorial. El fortalecimiento de las relaciones entre los actores de un territorio (gobierno regional/gobierno local) en el marco de las políticas públicas deben promover la creación y desarrollo de mecanismos que posibiliten el intercambio de opiniones y experiencias entre las organizaciones productivas y con los diferentes niveles de gobierno Estos espacios de intercambio constituyen un mecanismo que favorece la apropiación colectiva de los saberes particulares de la población y con ello el establecimiento de consensos para la construcción de las ventajas territoriales con una orientación sustentable. El enfoque territorial busca afianzar el eje articulador de estrategias de desarrollo rural, en especial, al ámbito del territorio, donde la formulación de políticas que pueden privilegiar una visión de sector respecto a la realidad pase a privilegiar la multidimensional tendencia (PNDH 2018 – 2021). 8. Enfoque de gestión de riesgos. A partir de una metodología, se gestionan los riesgos bajo un enfoque de mejora continua, logrando su identificación de la fuente de peligro, los riesgos, jerarquía de controles, identificación de los controles de prevención o mitigación, así como los responsables de cada control (ISO 31000). 9. Enfoque de discapacidad. A partir del modelo social, las políticas públicas deben adoptar todas las medidas necesarias para eliminar las múltiples barreras que impiden la inclusión de una persona con discapacidad. La Convención sobre los Derechos de las Personas con Discapacidad de Naciones Unidas, en su artículo 2, establece que se entenderá por “discriminación por motivos de discapacidad cualquier distinción, exclusión o restricción por motivos de discapacidad que tenga el propósito o el efecto de obstaculizar o dejar sin efecto el reconocimiento, goce o ejercicio, en igualdad de 17condiciones, de todos los derechos humanos y libertades fundamentales en los ámbitos político, económico, social, cultural, civil o de otro tipo”. Para evitarla discriminación, los Estados deben realizar los ajustes razonables correspondientes: tomar las medidas, realizar las modificaciones y adaptaciones necesarias para garantizar el ejercicio de derechos por parte de las personas con discapacidad en igualdad de condiciones (PNDH 2018-2021). 10. Enfoque etario. La vulneración de derechos humanos impacta a hombres y mujeres de todas las edades en formas diferentes. La distinción de los impactos que afectan a las víctimas, así como la valoración de grupos etarios que realizan violencia, posibilita mejores enfoques en la percepción de riesgos, en los factores protectores y sobre todo en la prevención. La existencia de hogares disfuncionales, la violencia intrafamiliar, el bullying, el machismo, la discriminación y la legitimación de la violencia (PNDH 2018- 2021). 11. Enfoque generacional. Reconoce que todas las personas son iguales en derechos, pero que transitan por etapas generacionales distintas, con características diferentes en términos de capacidades físicas y mentales, por lo que sus aportes y responsabilidades son distintos. Permite conocer, respetar y valorar a las personas adultas mayores y a los niños, niñas y adolescentes y fomentar relaciones democráticas y libres de violencia, reconociendo que las familias son espacios clave para impulsar la prevención de la violencia de género. Fomenta los valores de solidaridad y colaboración entre generaciones y busca aprovechar las diferencias para construir encuentros que hagan realidad las sociedades para todas las generaciones, logrando así una comunidad inclusiva y democrática (PNCVG 2016-2021). 12. Enfoque de intercultural. Implica que el Estado valorice e incorpore las diferentes visiones culturales, concepciones de bienestar y desarrollo de los diversos grupos étnico-culturales para la generación de servicios con pertinencia cultural, la promoción de una ciudadanía intercultural basada en el diálogo y la atención diferenciada a los pueblos indígenas y la población afroperuana (PNDH 2018-2021). 13. Enfoque de economía social de mercado. Un ordenamiento económico constitucional que establece como se debe conducir el país, fundada en la propiedad privada de los medios de producción y en la formación libre de los precios del mercado, pero reconociendo que dicho orden no se da naturalmente, y por tanto debe ser organizado como un programa estatal a través del ordenamiento jurídico. Busca alcanzar la expansión y satisfacer a todos los habitantes del país y no de un solo grupo. Para ello, requiere que el Estado promueva el crecimiento el cual se sustenta en la inversión y un crecimiento sano que estimule el ahorro y la inversión, siendo importante la responsabilidad social de los empresarios. El rol del Estado es importante para impulsar el ahorro, difundir la propiedad, expandir el desarrollo tecnológico y promover algunas actividades altamente generadoras de empleo (Manual de Formación Política, KAS). 18V. PLAN DE GOBIERNO NACIONAL 2021-2026 5.1. INTEGRIDAD, PREVENCIÓN Y LUCHA CONTRA LA CORRUPCIÓN 1. Objetivo General: Prevenir, mitigar y luchar contra la corrupción, garantizando una gestión transparente y participativa bajo un Sistema de Integridad 2. Eje: Integridad, prevención y lucha contra la corrupción 3. Diagnóstico: El fenómeno histórico de la corrupción en el Perú Nuestra joven democracia no podrá crecer, como sostuvo Juan Guerra, si la corrupción juega ajedrez. Podemos definir el concepto de corrupción como el mal uso del poder político- burocrático por parte de camarillas de funcionarios, coludidos con mezquinos intereses privados, con el fin de obtener ventajas económicas o políticas contrarias a las metas del desarrollo social mediante la malversación o el desvío de recursos públicos, junto con la distorsión de políticas e instituciones (Quiroz, 2013). Este fenómeno criminológico ha acompañado toda nuestra historia republicana e incluso desde antes de la conquista española, ocasionando importantes pérdidas económicas para el país que han causado retraso e impedido una eficaz y eficiente inversión social. Así, por ejemplo, un estudio realizado sobre los costos de la corrupción arroja que entre 1820 y 2000, se calcula que alrededor del 30 y 40 por ciento de los gastos del presupuesto anual fueron desviados en actos de corrupción, dicha cifra representó entre el 3 y 4 por ciento del PBI. Un análisis de los costos de la corrupción durante nuestra época republicana, a partir del siglo pasado al 2000, arroja que los gobiernos de la Dictadura Militar y Fujimori lideraron el mayor costo de corrupción que se ha ocasionado al país durante dicho periodo de tiempo. Así, por ejemplo, durante la dictadura militar el 43 por ciento del gasto público y el 5 por ciento del PBI se desviaron a actos de corrupción. Asimismo, durante el gobierno de Fujimori, los costos de la corrupción fueron equivalentes al 50 por ciento del gasto público y el 4,5 por ciento del PBI. Como se observa, los costos de la corrupción han tenido un impacto estructural, transversal y sostenido. Dicha tendencia se clasifica en i) muy alta de corrupción cuando los costos de la corrupción equivalen al 30 por ciento o más del presupuesto anual y oscila entre el 4 y 6 por ciento del PBI; ii) alta corrupción cuando equivale al 20 y 29 por ciento del presupuesto y oscila entre el 2,1 y 3,9 del PBI y iii) moderada corrupción cuando equivale al 20 por ciento del presupuesto y oscilo entre 1 y 2 por ciento del PBI. Lamentablemente, el examen histórico, realizado por Alfonso Quiroz, arroja que nuestro país jamás tuvo una tendencia baja o muy baja de corrupción. 19Las prácticas desenfrenadas y sistemáticas de actos de corrupción en nuestros tres niveles de gobierno, ocasionó que nuestro país pierda el equivalente al 40 o 50 por ciento de posibilidades de desarrollo. De acuerdo con la Contraloría General de la República [...] durante el 2019 la corrupción generó pérdidas a nuestro país por un monto de S/ 23,000 millones. que alrededor del 15% del presupuesto público ejecutado que se habría perdido en 2019 por corrupción e inconducta funcional [...]9. La situación de la corrupción en el Perú frente a los países de América Latina y los promedios de la OCDE La corrupción es un fenómeno criminológico, altamente complejo, multicausal y multidimensional (CAN, 2018), que requiere una respuesta urgente de los tres niveles de gobierno, especialmente, a nivel de los gobiernos regionales y locales. Un estudio nacional urbano rural realizado recientemente arroja que el 61% de los limeños tiene sospechas de la realización de actos de corrupción por parte de sus autoridades distritales, evidenciándose una mayor proporción en el nivel socioeconómico C y entre personas de 25 y 39 años con un 67% (GFK, 2018). Dicha percepción ciudadana se condice con la evidencia que demuestra que en los últimos años se ha incrementado los casos de corrupción en Gobierno Regionales y Locales, quienes lamentablemente incurren en prácticas delictivas, muchas de ellas vinculadas incluso al crimen organizado (CAN, 2018). Esta situación, junto con otros factores internos, ocasiona que nuestro país se ubique por debajo de la media de los países miembros de la OCDE y de América Latina. Así, en comparación con otros países de la región, de acuerdo con el Índice de la Corrupción en Perú en comparación con Países de la OCDE, nuestro país se ubica muy por debajo de la media, tal como se advierte a continuación: 9 (Shack, Pérez &amp; Portugal, 2020) Shack, N., Pérez, J., &amp; Portugal, L., (2020). Cálculo del tamaño de la corrupción y la inconducta funcional en el Perú: Una aproximación exploratoria. Documento de Política en Control Gubernamental. Contraloría General de la República. Lima, Perú. 20Indicador de la Corrupción en Perú en comparación con países de la OCDE y países en vías de adhesión, 2015 Fuente: Indicador de percepción de corrupción de Transparency International (2015). Situación similar ocurre cuando se analiza la ubicación de nuestro país en comparación con los demás países miembros de la OCDE respecto de los indicadores de gobernanza, tal como se muestra en el siguiente recuadro: Fuente: Indicadores Mundiales de Gobernanza del Banco Mundial (2014) Por su parte, el sector empresarial, considera que la corrupción es el tercer obstáculo más importante para hacer negocios en Perú, de conformidad con el Informe Global de Competitividad 2015-2016 del Foro Económico Mundial. Y consideran también que el suministro inadecuado de infraestructura es el cuarto problema más importante para hacer negocios en nuestro país (OCDE, 2017). Al respecto, se advierte que la corrupción encarece en 10% el costo de hacer negocios, y en hasta 25% el costo de celebrar contratos en los países 21en desarrollo. Invertir en un país con altos niveles de corrupción equivale a un impuesto adicional del 20% 10 . Conforme advierte el Estudio de la OCDE sobre integridad en el Perú: Reforzar la integridad del sector público para un crecimiento incluyente, este último problema guarda una estrecha relación con el incremento de casos de corrupción a nivel de una gestión regional o local, conforme se ha referido también en las políticas anticorrupción aprobadas por el Poder Ejecutivo. Al respecto, ambas entidades han coincidido en identificar como graves problemas de corrupción, permeables y flexibles, aquellos que se producen en los contratos de obras públicas o de infraestructura, las cuales han ocasionado la proliferación de obras “elefantes blancos”, obras inconclusas o de ínfima calidad, las cuales tienen un impacto socioeconómico y falta de garantía de los derechos humanos, especialmente de aquella población vulnerable o en situación de vulnerabilidad. Las políticas anticorrupción y los derechos humanos son complementarias e interdependientes entre sí (CIDH, 2017). La corrupción afecta la garantía de los derechos humanos porque desvía presupuesto inicialmente destinado para la prestación de servicios básicos como la salud, la educación, la vivienda, el suministro de agua potable, red eléctrica y alcantarillado. Aproximadamente, se pierde hasta un 25% del gasto público en medicamentos debido a actos de corrupción 11 . En el Perú, la corrupción representa aproximadamente el 2% del PBI, cifra equivalente a casi 10 mil millones de soles anuales 12 . Se estima que con dicha suma se puede construir 72 hospitales o 360 modernos colegios o crear más de 200 mil puestos de trabajo. El Perú tuvo un crecimiento socioeconómico y de bienestar que tuvo nuestro país, logrando incluso que la mejora en el ingreso per cápita desde 1990 al 2015, especialmente como consecuencia del retorno a las elecciones democráticas (OCDE, 2017). Se advierte también un incremento del Indicador de Desarrollo Humano del Perú, de 0.61 en 1990 a 0.73 en el 2014, ubicándonos ligeramente por encima de América Latina y El Caribe (Banco Mundial, 2014). No obstante, diversas investigaciones concluyen que no se podrá asegurar un crecimiento sostenible incluyente, sino se cuenta con un sistema de gobernanza sólido que coadyuve a mitigar los riesgos de corrupción y permita que se genere ganancias de productividad y desarrollo a fin de garantizar una inversión social que garantice y restituya derechos, especialmente de aquella población vulnerable o en situación de vulnerabilidad. Entre los principales impactos que ocasiona la corrupción se encuentra la pérdida de confianza entre la ciudadanía y sus autoridades, ya que rompe el contrato social, principalmente por la imprevisibilidad de la conducta de sus autoridades 13 . Así, por ejemplo, para el 46% de la población, el fenómeno de la corrupción es uno de los principales problemas del país después de la delincuencia y la inseguridad ciudadana. El 61% 10 Foro Económico Mundial (WEF) Organización Mundial de la Salud, Medicamentos: la corrupción relacionada con los productos farmacéuticos. Nota descriptiva núm. 335, diciembre de 2009. 12 Contraloría General de la República, 2013. 13 MONTOYA, Iván. MONTOYA, Yvan. Sobre la corrupción en el Perú. Algunas notas sobre sus características, causas y consecuencias y estrategias para enfrentarla. 11 22de los encuestados identificó que la corrupción de funcionarios y autoridades es el principal problema y se viene incrementando progresivamente 14 . A nivel interno, los Gobiernos Sub nacionales son las entidades más afectadas por la corrupción. Del total de procesos por corrupción analizados (899a casos), las Municipalidades Distritales registran el 27,3% procesos por corrupción, seguido por las Municipalidades Provinciales (15,1%) y Gobierno Regionales (10,2%), haciendo un total de 52,6% 15 . Lamentablemente, aún no se ha logrado implementar políticas de transparencia y gobierno abierto, especialmente a nivel de los gobiernos regionales y locales. Así, por ejemplo, al 2016, el nivel de cumplimiento por parte de los Gobiernos Sub nacionales es del 57% 16 , dicha situación impide cumplir con políticas que contribuyan a mitigar los efectos de la corrupción e impiden acercar la administración pública al ciudadano. Es impostergable implementar las recomendaciones formuladas en el Informe sobre Integridad en el Perú realizado por la OCDE, las cuales se centran en introducir reformas que contribuyan a prevenir, mitigar y denunciar los actos de corrupción, garantizando una gestión transparente y participativa. 4. Objetivos Estratégicos: 4.1. Prevenir, mitigar y luchar contra la corrupción. 4.2. Garantizar la transparencia, participación y rendición de cuentas. 5. Matriz del Plan de Gobierno: Objetivo Estratégico 1: Prevenir, mitigar y luchar contra la corrupción Resultado Acción Meta Indicador Responsable del Objetivo Sistema de Gobernanza, Integridad, Ética Pública y Gestión de Riesgos para prevenir la corrupción Diseñar un Sistema de Gestión para prevenir y luchar contra la corrupción Al 2023, se cuenta con un Sistema de gestión implementado Indicadores de proceso PCM Realizar la debida diligencia en compliance en el sector público Matriz de riesgos por corrupción según escala y severidad Indicador de proceso, impacto y resultado PCM 14 PROÉTICA. Novena Encuesta Nacional sobre Corrupción, 2015. Defensoría del Pueblo. Reporte de la Corrupción en el Perú “Radiografía de la Corrupción en el Perú”, 2016. 16 CAN. Comisión Anticorrupción. Balance Anual 2016. 15 23Realizar la debida diligencia en compliance en la cadena de suministros de los principales proveedores del sector público Matriz de riesgos por corrupción según escala y severidad Indicador de proceso, impacto y resultado PCM Programas de cumplimiento o de compliance en la administración pública y en el sector privado Programas de cumplimiento implementado s al 2023 Indicador de resultad e impacto PCM Elaborar una caja de herramientas para la ejecución de las acciones y controles de prevención y mitigación de los actos de corrupción en el sector público/privado Caja de herramientas implementada Indicador de proceso PCM Identificar las Actualizar sanciones contra permanente del servidores civiles Registro Nacional de Sanciones contra Servidores Civiles de la PCM Al 2022, se cuenta con el 100% del Registro Nacional de Sanciones actualizado. Indicador de proceso PCM Promover la Ética Pública y gestión de situación de conflictos de intereses Al 2022, se Indicador de cuenta con un proceso manual implementado. PCM Identificación y priorización de riesgos por corrupción según escala y severidad Adoptar un manual que establezca los principios éticos, obligaciones y prohibiciones en la función pública. Fortalecer las Implementar Al 2022, se Indicador capacidades de módulos para cuenta con el resultado. los funcionarios y establecer 50% de los competencias y módulos de de PCM 24servidores públicos prevenir, evitar y formación para mitigar los efectos funcionarios de la corrupción públicos en los tres niveles de gobierno. Objetivo Estratégico 2: Garantizar la transparencia, participación y rendición de cuentas. Resultado Acción Transparentar el acceso a la información pública mediante una política de gobierno abierto Difusión de la información a través de los Portales de Transparencia Estándar, que incluya, la obligatoriedad del Registros de Visitas de Funcionarios de las entidades y Agendas Oficiales de los funcionarios. Meta Indicador 100% de Indicador Registros de resultado Visitas de Funcionarios actualizado al 2021 Responsable del Objetivo de PCM BIBLIOGRAFÍA - - - - - - - - Foro Económico Mundial (WEF) Organización Mundial de la Salud, Medicamentos: la corrupción relacionada con los productos farmacéuticos. Nota descriptiva núm. 335, diciembre de 2009. Contraloría General de la República, 2013. MONTOYA, Ivan. MONTOYA, Yvan. Sobre la corrupción en el Perú. Algunas notas sobre sus características, causas y consecuencias y estrategias para enfrentarla. PROÉTICA. Novena Encuesta Nacional sobre Corrupción, 2015. Defensoría del Pueblo. Reporte de la Corrupción en el Perú “Radiografía de la Corrupción en el Perú”, 2016. CAN. Comisión Anticorrupción. Balance Anual 2016. Shack, Pérez &amp; Portugal, 2020) Shack, N., Pérez, J., &amp; Portugal, L., (2020). Cálculo del tamaño de la corrupción y la inconducta funcional en el Perú: Una aproximación exploratoria. Documento de Política en Control Gubernamental. Contraloría General de la República. 255.2. FORTALECIMIENTO DEL SISTEMA DE SALUD Y CONTROL DE LA COVID 19 1. Objetivo General: Ejercicio del derecho a la salud en el marco de un sistema de salud unificado. 2. Eje: Acceso a la salud en el contexto de los derechos de los usuarios de los servicios de salud 3. Diagnóstico: La crisis sectorial no es de ahora, el sector salud nunca fue una prioridad para ningún gobierno. El Perú invierte cerca del 3% de su producto bruto interno (PBI) en la salud, cifra baja si se compara con otros países de la región, que fluctúan entre el 6 y el 10%. Sólo una emergencia sanitaria como la pandemia que vivimos hoy en día ha obligado al gobierno a tener que invertir alrededor del 17%. No cabe duda que la pandemia ha desnudado la real situación de nuestro país en el sector salud en todas sus aristas, como por ejemplo tener al inicio de la emergencia sanitaria apenas 100 camas UCI y 2000 camas hospitalarias a nivel nacional, falta de plantas de oxígeno, brechas incrementadas en rrhh, infraestructura, equipamientos, en general un sistema de salud desarticulado. Pero el camino para tener una mejor salud para los peruanos se marcó hace varios años, es así que en el Acuerdo Nacional suscrito el 22 de julio de 2002 convino en 31 Políticas de Estado, una de las cuales propuso “garantizar el acceso universal a una salud integral de calidad, en forma gratuita, continua y oportuna, ampliando y fortaleciendo los servicios de salud, promoviendo el acceso universal a la jubilación y la seguridad social y fomentando el desarrollo de un sistema nacional de salud integrado y descentralizado.” Se ha realizado múltiples alternativas de solución para el mejoramiento de la salud de los peruanos, pero no ha existido en el sector una política sostenible en el tiempo, además de ser uno de los sectores que más cambios de ministros ha tenido en los últimos años, que conlleva adicionalmente a cambio de asesores y a la no continuidad de las políticas ya establecidas, en consecuencia, solo tenemos algunas iniciativas cortoplacista</text:p>
          </table:table-cell>
        </table:table-row>
        <table:table-row table:style-name="ro1">
          <table:table-cell office:value-type="string" calcext:value-type="string">
            <text:p>Renovavion Popular</text:p>
          </table:table-cell>
          <table:table-cell office:value-type="string" calcext:value-type="string">
            <text:p>PLAN DE GOBIERNO 2021-2026I. IDEARIO: PRINCIPIOS, OBJETIVOS Y VALORES DE LA ORGANIZACIÓN POLÍTICA El Partido se define como una organización política humanista y cristiano, que persigue el desarrollo integral de la persona y la familia, sobre la base del bien común del pueblo peruano, de acuerdo con los principios de libertad, igualdad, justicia, solidaridad y visión descentralista del estado, definiendo así los objetivos a alcanzar a través de su acción política. El Partido ratifica su compromiso y vocación democrática, el respeto irrestricto a la seguridad jurídica, a las libertades y los derechos fundamentales que consagra la Constitución Política del Perú. Los fines y objetivos del Partido son acordes a su Ideario, a su Estatuto, a la Ley de Organizaciones Políticas y a la Constitución. II. VISIÓN DEL PLAN DE GOBIERNO Nuestra visión es impulsar el Buen Gobierno de manera eficiente, con modernidad y transparente, con una gestión que nos ayude a revalorarnos como ciudadanos de primera, preocupados por los que menos tienen. Del mismo modo, resguardando prioritariamente nuestra absoluta soberanía. Desde la perspectiva económica, plantearemos un proyecto parecido al “Plan Marshall” para reactivar la economía por sectores, mediante proyectos que sea beneficioso para todos los peruanos, en el mismo sentido reestructuraremos el aparato Estatal, buscando eficiencia, descentralización y desconcentración. Nuestro gobierno, seguirá implementando y fortaleciendo los servicios básicos, con prioridad en la Alimentación, la Educación, la Salud y la Seguridad; así mismo, implementando grandes proyectos en Infraestructura e Inversión, en el mismo sentido, promoveremos y fortaleceremos medidas drásticas contra la corrupción en todo el Perú, guiándonos de la Agenda 2030 de la ONU.III. RESUMEN DEL PLAN DE GOBIERNO DIMENSIÓN SOCIAL PROBLEMAS IDENTIFICADOS Corrupción endémica en todos los niveles del aparato público Altos niveles de delincuencia y proliferación del pandillaje con alta proliferación de micro comercialización de drogas OBJETIVOS ESTRATÉGICOS Crearemos una Central de lucha Contra la Corrupción (CCC), la cual dotaremos de plenos poderes para detectar, infiltrar y capturar el delito cometido “in fraganti”, así como las irregularidades funcionales en todas sus modalidades y niveles de gobierno. Recuperaremos el principio de autoridad y la confianza en nuestras instituciones. Esta Central se encargará de la verificación de la información patrimonial declarada por los funcionarios públicos. Derrotaremos la delincuencia común, el pandillaje y la micro comercialización de drogas, por medio de las Unidades Itinerantes de Pacificación Ciudadana, inteligencia y agentes encubiertos, integradas por todas las instituciones del Sistema de Seguridad Ciudadana (Policía, serenazgo municipalidad, Poder Judicial, Fiscalía, organizaciones sociales, etc.) INDICADORES METAS AL 2026 Pérdida de confianza de los ciudadanos a Reduciremos los forma sustancial gobernantes. niveles corrupción recuperaremos confianza Falta de pueblo. transparencia en los contratos estatales. de los de y la del Nos proponemos a reducir significativamente los índices de Altos índices de violencia, inseguridad delincuencia común, ciudadana. pandillaje y la micro comercialización de drogas. Implementaremos videovigilancias que Falta de monitoreen a las videovigilancias. ciudades, en trabajo conjunto con gobiernos regionales y municipales.Pobreza extrema como lastre para el desarrollo Escasez de áreas de esparcimiento familiar Reforzaremos las organizaciones populares, para distribuir la ayuda alimentaria a grupos de extrema pobreza; la meta es convertirlos en una pujante clase de emprendedores. Lucharemos para erradicar la pobreza extrema, fortaleciendo –sin caer en la politización– los programas sociales de subsidio y de inversión social. Garantizaremos la eliminación de duplicidades y filtraciones, reduciendo los costos administrativos y fijando políticas de compras más convenientes. Los programas alimentarios se basarán en productos nacionales. Extenderemos a todo el país la experiencia de los Clubes Zonales para fortalecer los lazos y, por consiguiente, los valores familiares, reconociendo el esfuerzo desplegado día a día por la población más vulnerable, otorgándoles lugares de esparcimiento y encuentro familiar de calidad. Nos preocuparemos de la alimentación desde el vientre de la madre, se continuará en las guarderías y colegios Incremento de desnutrición en los hogares de Disminuiremos de familias que manera significativa menos tienen. los índices de pobreza extrema y desnutrición, por Incremento de medio de canastas desempleo básicas que serán provocado por adquiridas de los la pandemia productores COVID-19, más agrícolas, mientras peruanos con se reactiva la déficit economía. monetario. Falta de lugares de esparcimiento para las familias. Aumentaremos los lugares de esparcimiento familiar en todo el Perú. Incumplimiento de los Erradicaremos estándares de anemia y la laDesnutrición crónica infantil Déficit de viviendas populares Déficit de salud, educación y vivienda en comunidades campesinas y nativas Poca atención ante el friaje en con un programa alimenticio basado en proteínas, a fin de asegurar las condiciones físicas y mentales de nuestros estudiantes. Habilitaremos terrenos de propiedad del Estado con acceso a redes de electrificación, agua y desagüe, rutas de transporte, para que los más pobres tengan acceso a viviendas sismo resistentes, al alcance de sus ingresos. Descentralizaremos los programas de apoyo social, incorporando en los directorios a los representantes de la población organizada. Formaremos Agentes de Desarrollo seleccionados de las propias comunidades, para ser capacitados en atenciones básicas de salud, alfabetización de adultos y saneamiento rural, usando técnicas e insumos nativos. Crearemos el Sistema de Tambos para tener abastecimiento preventivo y medicinas. Implementaremos casas térmicas y cobertores que calidad en los desnutrición infantil, programas por medio de sociales. adquisición de productos de calidad a los proveedores nacionales. Mejoraremos Falta de viviendas populares, accesibilidad a de manera proyectos de sostenida durante financiación con los 5 años de facilidades para gestión. vivienda. Implementaremos el Falta de servicio de tanques servicios de agua para básicos en facilitar a la zonas de ciudadanía de este extrema servicio básico y pobreza. primordial para aquellas familias que viven en zonas de extrema pobreza. Falta en la participación de los directorios del gobierno y de consideración a los dirigentes agropecuarios en el abastecimiento de productos de primera necesidad. Ausencia de orientación y capacitación por parte de las autoridades a Propiciaremos desarrollo de comunidades campesinas nativas. el las y Reduciremos los impactos negativos para la población, del friaje en zonas altoandinas por medio de convenioszonas altoandinas protejan de las bajas temperaturas y se cuide a los animales que son principal fuente de ingresos de los más pobres. Alentaremos la creación de cadenas de frío que pongan al alcance de la mesa popular las proteínas Déficit de pescado del pescado como para la mesa forma de mejorar la popular dieta alimentaria, generando un impacto positivo en la lucha por reducir la anemia y desnutrición. Déficit en el acceso garantizado de la población con escasos recursos a servicios de salud y medicamentos de calidad Postas Médicas deficientes Déficit de deporte como prioridad en el desarrollo de la persona Primero los que menos tienen. Emplearemos el presupuesto de salud prioritariamente hacia la población más pobre. Acabaremos con la cadena de cobros excesivos por medicamentos. Será obligatorio que las farmacias tengan medicamentos básicos que cubran el petitorio de Minsa, Essalud y FFAA y PNP. Dotaremos y fortaleceremos las Postas Médicas con infraestructura, materiales y profesionales de salud. El deporte será una política de Estado para mejorar el bienestar general de la persona, con prioridad en los colegios. Crearemos a nivel nacional los Centros de Alto Rendimiento Deportivo los habitantes que viven en zonas altoandinas. Costos elevados consumo alimento marino. que capaciten la forma resguardar y mejorar las condiciones de vida de las personas y animales. Incrementaremos el de consumo de pescado, fomentando el proyecto para dar facilidades a los pescadores para que llegue a las mesas populares, tipo del mar a la olla. Falta de proyección en la adquisición de productos para el Sector Salud e incremento en los costos de los medicamentos. Falta de infraestructura, equipamiento y calidad profesional en la Postas Médicas. Proveeremos más y mejores medicamentos a la población de escasos recursos. Garantizaremos que no falte los medicamentos básicos en todas las farmacias. Impulsaremos y dotaremos con equipamiento adecuado y personal capacitado en las Postas Médicas. Mejoraremos y fortaleceremos los Altos índices de Centros de Alto obesidad y poca Rendimiento actividad física Deportivo (CAR) e en la población. impulsaremos laReducción de la participación de los padres de familia en la gestión educativa Oportunidades con igualdad de mujeres y hombres Falta de capacitación y adecuados créditos para la mujer emprendedora (CAR) para la formación de deportistas de alta competición. Aseguraremos la participación efectiva de los padres de familia en la evaluación y fiscalización de la calidad educativa y el desempeño de los profesores. El Director será responsable de la gestión educativa para todo fin. Generaremos oportunidades para todos los peruanos, sin distinción de sexo. Impulsaremos leyes en dicho sentido y mejoraremos las existentes. La mujer es un agente de impulso económico, es el motor de la economía familiar, por lo que trabajaremos de la mano con cada una de ellas. Organizaremos programas de capacitación y asistencia técnica, principalmente en zonas de extrema pobreza, para dotar de habilidades técnicas a las mujeres para la generación de ingresos en sus propias comunidades. actividad deportiva en los colegios. Ausencia de los Padres de Familia en la supervisión de la calidad educativa escolar impartida en las instituciones y centros de Educativos. Mayores facilidades para profesional de género masculino, ausencia del género femenino en los directorios. Carencia de formación y capacitación orientadas a las mujeres emprendedoras. Mejoraremos de manera progresiva la calidad de la educación escolar y superior con la ayuda y supervisión de los padres de familia. Trabajaremos para que haya oportunidades sin distinción alguna entre hombres y mujeres en base a la meritocracia y sin ninguna clase de discriminación y eliminar los obstáculos en ambos casos. Generaremos la creación del sistema de crédito, orientados para las mujeres emprendedoras brindando las herramientas adecuadas para su desarrollo y desenvolvimiento.Precariedad en la atención primaria en el Sistema de Salud por falta de infraestructura, equipamiento y personal de Sector Salud. Elevar la cobertura de atención en los Centros de Atención Primaria para reducir la sobredemanda hospitalaria en todos los Centros del Sector Salud. Inadecuado manejo público de la gestión de salud por parte de los gobiernos regionales. Impulsar la educación sanitaria, los estilos de vida saludables y la implementación de programas desde el ministerio correspondiente. Fortaleceremos a Falta de los Centros de infraestructura, Atención Primaria, personal con equipamientos médico y y profesionales. equipamiento en los Centros de Atención Primara del Sector Salud. Ausencia de planes estratégicos en la implementación de los servicios de salud en los gobiernos regionales. Invisibilidad de la Impulsar la Escasez de especialidad Salud especialidad en Salud profesionales Familiar, como eje Familiar, a nivel especializados central para la nacional, como Médicos promoción y de Familia fomento de la salud. Crear centros de Falta de desarrollo personal y profesionalismo Maltrato en la gestión del trato en el trato atención por una humanizado. adecuado hacia parte de los los pacientes profesionales del por algunos sector Salud profesionales del sector Salud. Ausencia de protocolos, revisiones, planeación para seguridad en el trabajo. Innovación e implementación científica y tecnológica del Ministerio de Salud. Promoveremos el Plan Nacional de Promoción de la Salud, con acento en Salud Familiar. Impulsaremos el Módulo Nacional de Calificación Profesional continuo. Favorecer la Salud Falta de interés Crearemos la Ocupacional, como por parte de las Oficina Nacional de derecho ciudadano. instituciones en Salud Ocupacional el bienestar del trabajador.DIMENSIÓN INSTITUCIONAL PROBLEMAS IDENTIFICADOS Deficiente organización y funcionamiento de los Ministerios Elevado número de ministerios OBJETIVOS ESTRATÉGICOS Eliminaremos las barreras burocráticas por medio de una intensiva simplificación administrativa, alentando y promoviendo la inversión privada. Promoveremos un Estado al servicio del ciudadano, por lo que implementaremos el “CÓDIGO DEL SERVICIO PÚBLICO” con compromisos concretos de mejora y establecimiento de sanciones por un mal servicio. Reduciremos el número de ministerios existentes, tomando como preceptos para dicha reducción la ineficiencia, el sobredimensionamient o de la burocracia estatal y los abultados gastos corrientes, principalmente aquellos que se destinan a asesorías sin sustento técnico, ni beneficio real hacia los ciudadanos. Asimismo, descentralizaremos las sedes ministeriales y el propio Poder Ejecutivo. Estableceremos incentivos económicos en pro de la mejora en la gestión de los Gobiernos Regionales y Locales, los mismos que se distribuirán de INDICADORES METAS AL 2026 Excesiva burocracia en las entidades públicas y los ministerios. Seguiremos promoviendo la mejora de la modernización en la organización y funcionamiento de los Ministerios Falta de Inicio de estudios resultados técnicos a fin de concretos en los reducir la cantidad ministerios y de ministerios y duplicidad de redistribuir el funciones. personal a las sedes Concentración desconcentradas capitalina de facultades políticas. Desaprovecham iento de las partidas presupuestarias asignadas del Capacitaremos fomentaremos desarrollo proyectos y el de deDeficiente gestión de los gobiernos regionales y municipales acuerdo a los cambios positivos de los indicadores de necesidades básicas insatisfechas. Apoyaremos su gestión administrativa, con equipos gerenciales especializados y con experiencia, mejorando el nivel técnico de los funcionarios locales, lo que generará un gran impacto en la gestión. Revaloraremos la función pública, a la cual se ingresará por méritos y competencias. Incidiremos en la profesionalización, acceso, permanencia y progresión de los funcionarios de Servicio civil acuerdo a resultados y profesional con evaluaciones baja valoración en permanentes, donde el mercado laboral se dará énfasis a las pruebas de conocimientos por encima de las entrevistas personales. Promoveremos una cultura de compromiso de servicio del profesional público hacia los ciudadanos, los empresarios, proveedores, consumidores y pobladores en general. Aseguraremos el acceso masivo a la información vía Falta de Internet, no solamente transparencia en el para mejorar la Estado transparencia y el acceso a la gobierno central a los gobiernos regionales y municipales por falta de proyectos de desarrollo. inversión e infraestructura en los gobiernos regionales y municipales Excesiva contratación de amistades, generando nepotismo en el aparato estatal y perjudicando el buen desarrollo al Estado peruano con la contratación de profesionales poco capacitados. Revaloraremos la función pública en base a la capacitación y meritocracia. Manipulación en la información sobre las gestiones en el aparato estatal. Seguir impulsando y fortaleciendo el Gobierno Digital para integrar de manera eficaz la Contrataremos a profesionales capacitados para la función pública y reconocer sus competencias en el desempeño laboral, promoviendo el ascenso por meritocracia.información del Estado, sino para comunicar, más rápida y eficazmente, las decisiones de los organismos públicos referentes a trámites realizados por los ciudadanos. Promoveremos el acceso de jóvenes profesionales a la carrera judicial luego de un año de formación Falta de incentivos especializada en la para la carrera Academia de la judicial Magistratura. Culminada dicha formación, asumirán el rol de jueces y fiscales por un período mínimo de tres años bajo la supervisión de magistrados con experiencia y probada solvencia moral y profesional, quienes ejercerán de tutores. Estableceremos mecanismos y canales destinados a Corrupción al denunciar interior del Poder irregularidades dentro Judicial y del del Poder Judicial y del Ministerio Público Ministerio Público. Los órganos de control de dichas instituciones pasarán a depender de la Junta Nacional de Justicia, que será la entidad que aplicará las sanciones a los jueces y fiscales. Promulgaremos una ley que determine que las controversias comerciales cuya transparencia Estado con ciudadanos Acceso limitado de los profesionales en el sector justicia para asumir cargos en el Poder Judicial. Según la ONU, las instituciones más afectadas por la corrupción se encuentran el poder judicial y la policía. del los Promoveremos el ingreso de jueces jóvenes a la carrera judicial. Promoveremos el estado de derecho en el plano nacional y garantizar la igualdad del acceso a la justicia para todos los peruanos, adecuándonos a las Metas del Objetivo 16 de la Agenda 2030 de la ONU. Junta Nacional de Justicia con nuevas funciones frente al combate contra la corrupciónExcesiva carga procesal Escasez de recursos para el Sector Defensa. Reducida capacidad disuasiva cuantía sea superior a las 10 UIT se tramiten exclusivamente por la vía arbitral. Esto disminuirá la carga de procesos en el Poder Judicial, haciendo más eficientes, rápidos y transparentes de los procesos seguidos en la vía judicial. Modernizaremos y fortaleceremos a las Fuerzas Armadas, incrementando su capacidad disuasiva para la defensa nacional. Terminaremos de pacificar el VRAEM, fortaleceremos la presencia de Las FFAA en la zona del Putumayo. Impulsaremos las industrias y la ingeniería militares para la construcción de carreteras de penetración, se cubrirá el déficit de viviendas en guarniciones. Se incentivará el ingreso al SMV subiendo el pago a un salario mínimo legal. Arreglaremos el problema pensionario para los que ingresaron al servicio a partir del 2013 y corregiremos las escalas remunerativas del personal subalterno, fijando nuevos topes de acuerdo al grado y responsabilidad para todo el personal de las FFAA. Se dispondrá y Lentitud en la resolución de los procesos judiciales y administrativos. Desface y déficit de los equipos técnicos e inoperativos en las Fuerzas Armadas. Falta de incentivo económico y profesional para el ingreso al servicio militar. Carencia de servicios salud que atiendan directamente a los combatientes. Impulsaremos la promulgación de la ley destinada a fortalecer la jurisdicción arbitral Fortaleceremos las Fuerzas Armadas con equipamiento moderno y con mayor capacidad operativa. Incentivaremos el interés de los jóvenes para ingresar en las Fuerzas Armadas.supervisará la estandarización de los sistemas de comunicaciones. Restituiremos la SEDENA, dependiente de la PCM, INDECI pasará a formar parte de la PCM. El sistema de salud de las FFAA no se puede comparar con el Minsa o Essalud, pues su prioridad es atender la salud del combatiente de manera inmediata y donde se presente el requerimiento. Crearemos la carrera pública para funcionarios civiles de Defensa. Crearemos el Centro de Anticipación Estratégica para monitoreo de indicadores sensibles. Reforzaremos el sistema de Justicia Militar. Baja consideración a la función policial Nos preocuparemos por el bienestar de la familia policial, así como por su profesionalización. Para ello, promoveremos la creación del Colegio Profesional del Policía. Dotaremos de las herramientas legales que permitan a la Policía desarrollar sin limitaciones su mandato legal y constitucional en favor de la ciudadanía. Crearemos el Instituto de Investigación y Desarrollo de la Policía Devolveremos la autoridad a la Policía Nacional del Ausencia del Perú en la vigilancia gobierno en la y el orden. institución policial, restándole Impulsaremos la autoridad. creación del Colegio Profesional del Policía a fin de Potenciar y dignificar la función policial.Superintendencia Nacional de Migraciones se encuentra adscrita al Ministerio del Interior y no al Ministerio de Relaciones Exteriores Relaciones Multilaterales Peruanos en el Exterior - PEX y la Seguridad, con el fin de elevar el nivel científico, tecnológico y operativo de la Policía Nacional. Promoveremos que la Superintendencia Nacional de Migraciones dependa del Ministerio de Relaciones Exteriores, y no del nuevo Ministerio de Seguridad Ciudadana, con la finalidad de que el primer Ministerio tenga a su cargo todo lo relacionado a los extranjeros. Impulsaremos desde el Ministerio de Relaciones Exteriores el Multilateralismo, fortaleciendo nuestra integración Latinoamericana, incrementando las relaciones en Asia- Pacífico, Unión Europea, América, África y Oceanía, resguardando prioritariamente nuestra absoluta soberanía. Seguiremos promoviendo los derechos de los Peruanos en el Exterior, fortaleciendo las 2 curules aprobadas en el Parlamento. Aprobaremos un Plan PEX que los beneficie. Promoveremos que los extranjeros en situación irregular obtengan una calidad migratoria que les La problemática de control migratorio de los ciudadanos extranjeros, que crea la necesidad de que esta oficina dependa de MRE. La Superintendencia Nacional de Migraciones se encontrará adscrita al Ministerio de Relaciones Exteriores Déficit en las decisiones en el entorno de la esfera Fortalecimiento en multilateral. las relaciones multilaterales y Debilidad del bilaterales. sistema multilateral por la enorme transformación que venimos experimentando en el ámbito internacional. Más de 3 millones y medio de Peruanos en el Exterior no cuentan con una norma que los ampare. Trabajaremos por el reconocimiento de los Derechos de los PEX Falta de mayor control en la migración de los Regularización deExtranjeros en situación irregular permita contribuir de manera económica al país, para lo cual se eliminarán los trámites burocráticos establecidos en la norma migratoria. Promoveremos la obtención de la nacionalidad peruana a los 5 años de Obtención de residencia en territorio nacionalidad peruano, salvo la peruana a los dos naturalización por años de residencia matrimonio y por ser padre de hijo de peruano, en cuyo caso la nacionalidad se obtendrá a los 2 años de residencia. Asimismo, en el caso de extranjeros que quieran invertir en Perú a partir de S/ 500,000.00, podrán obtener la Residencia inmediatamente, lo cual facilitará la obtención de su nacionalidad. Reduciremos las calidades migratorias y Existen 18 eliminaremos los calidades trámites burocráticos migratorias que para la obtención de puede obtener un las mismas. Habrá extranjero uniformidad de requisitos, en lo que sea aplicable, para obtener las calidades migratorias. Permitiremos a los propietarios de bienes Pago del Impuesto inmuebles destinados Predial cuando para fines educativos, hay cesión gratuita que puedan a instituciones encontrarse educativas exonerados del Impuesto Predial, ciudadanos extranjeros. extranjeros En los últimos tiempos hemos visto la falta de restricciones en Modificación de la la obtención de Ley de Nacionalidad la nacionalidad peruana. Falta de uniformización en los trámites Extranjeros en para obtener situación regular facilidades migratorias. Para la reactivación económica, se requiere facilitar a los predios cedidos para fines Eliminación de la presunción de obtención de renta para efectos de cesiones gratuitasExistencia de tres regímenes tributarios para efectos del Impuesto a la Renta Tasa impositiva del IGV elevado Amplias exoneraciones para efectos del Impuesto a la Renta y el IGV No existe legislación para el contribuyente, sólo regulación escasa en el Código Tributario cuando la cesión del bien inmueble es de manera gratuita. Eliminaremos los regímenes tributarios para la creación de uno solo que sea amigable y permita la formalización de emprendedores. Reduciremos la Tasa del IGV para que los informales opten por regularizarse. Reduciremos las exoneraciones para ampliar la base tributaria y con ello la recaudación fiscal aumente. Promoveremos la promulgación de la Ley del Contribuyente, lo que evitará arbitrariedades de la Administración Tributaria, mejor recaudación y seguridad jurídica educativos. Se ha notado muchas trabas Impulsaremos la burocráticas en formalización de la formalización emprendedores. de negocios. El excesivo cobro en impuestos ahuyenta a los emprendedores a tener un negocio formal. Reducción de la Informalidad y mayor recaudación fiscal Compatibilidad Mayor recaudación con los países fiscal de la OCDE. La problemática en el sistema tributario identificado como abuso hacia el contribuyente. Promoveremos la Promulgación de la Ley del Contribuyente DIMENSIÓN ECONÓMICA PROBLEMAS IDENTIFICADOS Inestabilidad Económico- financiera a causa del mal manejo del gobierno en la Pandemia OBJETIVOS ESTRATÉGICOS INDICADORES METAS AL 2026 Garantizaremos medidas que permitan un crecimiento sostenido del PBI y una reducida inflación promedio para los próximos 5 años, así como un tipo de cambio que favorezca la exportación. Debido a la crisis sanitaria, el país llegó a tener 1,8% de inflación a mayo de 2020, según el BCRP. Trabajaremos por el incremento anual del 2% del PBI hasta llegar al 7% al quinto año.Impulsaremos la industrialización y la producción de bienes y servicios de mayor valor agregado, diversificando los Reducida sectores productivos industrialización para reducir la tecnológica en el dependencia a la sistema productivo explotación de nuestras materias primas. Trabajaremos en la generación de ventajas competitivas en nuestra economía, dotando al aparato productivo de un mayor contenido tecnológico, altos niveles de innovación y creatividad, a fin de elevar de los niveles de productividad en todos los sectores. Pondremos especial empeño en la generación de ingresos para los más Inexistente trabajo pobres, por medio de en jurisdicciones una retribución por de pobreza extrema horas de trabajo en zonas rurales destinada a, entre otros, reparación de andenes, reforestación y bosque seco. En las ciudades el enfoque estará centrado en trabajos comunales. Crearemos el Instituto de Promoción y Desarrollo de las PYMEs, a fin de promover la formalización y la Falta de incentivos asociatividad a las PYMEs como empresarial, tanto en motor de desarrollo consorcios como en cadenas productivas, Déficit de sectores productivos en la generación de empleos y carencia en el control de los estándares de calidad Promoveremos un aparato productivo más industrializado, lo que permitirá la generación de dos millones de empleos nuevos y un incremento de la participación de la industria nacional en todas las industrias e inversiones extranjeras en el Perú con mayores estándares de calidad. Falta de interés por parte del gobierno central y local en las zonas rurales y alejadas para ver la problemática que enfrentan sus habitantes. Impulsaremos el trabajo digno e igualitario en las propias zonas rurales de los habitantes, para restar la pobreza extrema, para cumplir las Metas del Objetivo 10 de la Agenda 2030. Falta de Clusters en el sector productivo e industrial para promover la Pequeña y Mediana Crearemos Instituto Promoción Desarrollo de el de y lasciudades y parques industriales, y cooperativas. Promoveremos la exportación de bienes y servicios producidos por PYMEs, apoyándolas en la colocación de sus productos por medio de la creación del CERTIPYME, certificado de calidad que permitirá exportar los productos de las PYMEs al mundo. Impulsaremos decididamente, en conjunción con la Reducido iniciativa privada, el financiamiento para acceso al las PYMEs financiamiento para las PYMEs. En ese marco, apoyaremos la creación del Banco Pyme, de capital privado. Impulsaremos la modernización de los mercados de abasto y Falta de apoyo a centros comerciales, los mercados incluyendo la populares implementación de mercados mayoristas y reorganizando integralmente el programa Mi Mercado. Impulsaremos el desarrollo de Parques Muy reducidas Logísticos y de Zonas Libres de Comercio Impuestos (zonas Internacional, así francas) para el como Zonas Libres de desarrollo turístico, Impuestos con países industrial y limítrofes, comercial especialmente en jurisdicciones con alto potencial de inversión. Empresa con PYMEs con una una visión visión de internacional. intercambio de productos a nivel internacional. Falta de incentivo en el emprendimiento Creación del Banco para la creación PYME de las PYMEs por falta de capital inicial. La crisis sanitaria ha visibilizado la falta de principales mercados de abastos a nivel nacional y sobre todo en Lima. El incremento del contrabando es una falencia en la entidad estatal. Promover más y con mejores condiciones a los mercados de abastos y mayoristas. Seguiremos impulsando Zonas de Comercio, contrarrestar contrabando. las Libre para elReducida promoción de productos autóctonos Reducida promoción de la producción de productos artesanales Deficiente Sistema de transporte Promoveremos el desarrollo industrial para el consumo interno y la exportación de productos como la trucha, el paiche, la tilapia, la maca, el camu camu, la lúcuma, el maíz gigante, el cuy, entre otros productos nativos. Incorporaremos mecanismos de promoción a la inversión inicial. Incorporaremos a las comunidades de las zonas rurales al trabajo familiar por medio de la artesanía, promoviendo el uso de materiales e insumos regionales, capacitándolas para el conocimiento de nuevas técnicas de elaboración y comercialización. Potenciaremos el Sistema “Metropolitano” en el Perú, en estrecha cooperación con las Municipalidades, para solucionar definitivamente el problema del transporte urbano. En Lima apoyaremos la conclusión de los sistemas masivos de transporte en marcha: Metropolitano y Tren Eléctrico. Impulsaremos decididamente más Líneas del Metro. Poca visibilidad de los productos de primera necesidad conocidos como originarios o de lugar. Aumento y mejoramiento de la calidad de productos nativos La pérdida de costumbres y tradiciones en el trabajo artesanal de las familias en las diferentes ciudades del Perú. Aumento y mejoramiento de la calidad de productos artesanales e incentivo para seguir impulsando el trabajo artesanal familiar. La problemática que presenta el transporte público es un eje importante, para que haya un orden vial en las ciudades. Implementaremos más líneas de transporte urbano a nivel nacional.Deficiente Infraestructura vial a nivel nacional Deficiente infraestructura y servicios portuarios y aeroportuarios Promoveremos decididamente la rehabilitación y ampliación de la Red Vial Nacional, en especial las carreteras de penetración, que serán autopistas de cuatro carriles; participarán en su construcción batallones de ingeniería de las FFAA. Estas permitirán el desarrollo económico y social, y a lo largo de su recorrido se incrementará el turismo receptivo y mejorará las cadenas productivas para el despegue de las regiones. Potenciaremos el puerto del Callao y puertos del país, para consolidar al Perú como eje del transporte de carga en Sudamérica con la finalidad de aumentar nuestras exportaciones y el empleo. Impulsaremos la modernización, el desarrollo y la seguridad del aeropuerto del Callao y de los del país, aumentando salas de embarque, capacidad de almacenamiento de carga, y asegurando una mayor oferta de servicios de atención aeroportuaria. La problemática de conexión entre los pueblos del Perú es complicada por falta de carreteras y la falta de implementación de vías y autopistas. El incremento del tránsito en los Aeropuertos y Puertos del Perú, han mostrado la importante tarea de ampliar la capacidad de recepción de pasajeros y de carga. Impulsaremos la construcción de autopistas y vías en buenas condiciones a nivel nacional para las conexiones entre pueblos vecinos, ejemplo: conectar Jaén, Cajamarca, Chota, Cutervo, Pomalca y otras ciudades del Perú. Impulsar el inicio de la construcción de la 2da pista del AIJCH y continuar con la ampliación de los muelles del puerto del Callao. Promoveremos implementación más puertos carga para intercambio comercial. la de de elMarcado déficit de redes ferroviarias a nivel nacional Recuperaremos la conectividad interna y externa del Perú, con redes ferroviarias modernas que transporten pasajeros y cargas con mayor seguridad y eficiencia, promoviendo asociaciones de gobierno a gobierno. Impulsaremos que los proveedores de Deficiente comunicación vía conectividad de internet abastezcan internet para el país de comunicación digital (banda ancha) a todo el territorio nacional, a precios asequibles. Deficiente apoyo a la actividad agropecuaria Excesivas Implementaremos la Ley de la Defensoría del Campesino y un marco jurídico facilitador y predecible. Fortaleceremos la capacidad institucional y las carreras públicas especializadas para la aplicación efectiva y expeditiva de este marco regulatorio de la actividad agropecuaria. Impulsaremos la Autoridad de Cuencas para planear y gestionar de manera integrada la infraestructura física Los países desarrollados nos han demostrado la importancia de la conexión ferroviaria. En Perú los proyectos en este aspecto son poco considerados por el alto coste en la implementación de estos. La insuficiente partida en el ámbito tecnológico y científico ha demostrado la precariedad de la comunicación digital, sobre todo en la parte educativa. Las movilizaciones sociales en el sector agrario han desvelado la carencia de la promoción y reconocimiento del trabajo en dicho sector. Promoveremos la construcción de la línea ferroviaria que una Tumbes y Tacna con la finalidad de concluirla al 5to año de nuestro Gobierno. Impulsaremos el Tren Bioceánico que conecta los océanos Atlántico y Pacífico. Fomentaremos la conectividad digital a nivel nacional. Creación de Defensoría Campesino. la del Seguir impulsando un trabajo digno y reconocido hacia los trabajadores agropecuarios. La ausencia de vigilancia en el principal recurso de nuestras vidas, que Creación de laregulaciones para lograr una eficiente administración y distribución de los recursos hídricos de los sistemas productivos y el manejo de los recursos naturales, por medio de las regulaciones ambientales, las normas de comercialización y sanitarias, concertando a las organizaciones de productores con los gobiernos locales y regionales. Construiremos un sistema de investigación desde cada valle y cuenca, con los mejores Deficiente agricultores y el Investigación, soporte de desarrollo y gestión instituciones en el ámbito universitarias e agrícola institutos especializados – públicos y privados– con la más alta excelencia científica. Promoveremos y suscribiremos acuerdos con los mejores centros de investigación mundial y contrataremos a profesionales calificados en la comunidad científica internacional, para colocar al Perú como potencia mundial en las aplicaciones de su biodiversidad. Promoveremos un agro libre de transgénicos. Apoyaremos a las organizaciones de los empresarios agrarios para gestionar los emana de una Cuenca hidrográfica puede hacer que en los próximos años venideros carezcamos de la fuente principal como es el Agua. Autoridad Cuencas organismo autónomo. El ruido sobre la proliferación de los alimentos con transgénicos nos ha puesto en alerta y ha desvelado la inseguridad alimentaria. Creación de un eficiente sistema de I&amp;D en cada cuenca y valle agrícola. La falta de zonas especializadas de como Impulsaremos la producción de los alimentos orgánicos.clusters y cadenas productivas de los principales productos de sus regiones y promoveremos más y mejores mecanismos Deficiente de asociatividad, a comercialización de efectos de lograr los productos mejoras en la agrarios comercialización de sus productos, obtención de créditos, transferencia de tecnologías, emprendimiento de nuevas inversiones y realización de programas de capacitación permanente. para el comercio de los principales productos agropecuarios crea la necesidad de impulsar clusters en el sector. Impulsaremos el fortalecimiento de las organizaciones agrarias. DIMENSIÓN TERRITORIAL - AMBIENTAL PROBLEMAS IDENTIFICADOS Deficiente control de las emisiones de gases de efecto invernadero OBJETIVOS ESTRATÉGICOS Controlaremos las emisiones de gases de efecto invernadero y contaminantes debido a que el Perú, uno de los 10 países con mayor biodiversidad en el mundo y firmante del Convenio de Kyoto, es sumamente sensible a los desastres naturales que el cambio climático origina. INDICADORES METAS AL 2026 Altos índices de material particulado inferior a 10 Trabajaremos por micras 1 . la reducción significativa de la Aumento del emisión de los índice de gases de efecto radiación invernadero. ultravioletas según la Vigilancia Atmosférica Global 2 . Estableceremos mecanismos de carácter obligatorio para evitar que las municipalidades y las empresas públicas y privadas viertan 1 INEI: Estadísticas Ambientales (2020) https://www.inei.gob.pe/media/MenuRecursivo/boletines/11-informe- tecnico-estadisticas-ambientales-oct-2020.pdf 2 INEI Ibid.Deficiente manejo de los recursos hídricos Deficiente protección de los bosques 3 desechos peligrosos, desperdicios y aguas residuales a los cuerpos de agua naturales, y fomentaremos el tratamiento de aguas contaminadas con asociaciones público- privadas. Reforzaremos la institucionalidad y facultades del Consejo Nacional del Agua para un eficiente manejo técnico de las cuencas. Aumentaremos el servicio de agua potable en todo el país. Se implementará un programa de emergencia de “agua en la esquina”, para cubrir las necesidades inmediatas de la población. Protegeremos los bosques contra la tala indiscriminada respetando el hábitat de las poblaciones que viven en ellos. Realizaremos una enérgica política de reforestación en zonas afectadas. Impulsando su explotación sustentada y un inventario de los mismos. Altos índices de desechos y residuos sólidos en ríos y cuencas. Desarrollar una eficiente administración en los Recursos Hídricos a fin de contar con agua Contaminación de calidad, para del agua por el cumplir las Metas vertimiento de del objetivo 6 de la relaves Agenda 2030 de la Mineros, aguas ONU. servidas urbanas y desagües industriales a lo largo de todo su cauce 3 . Falencias en la recolección de servicios y escaza valorización de residuos orgánicos e 4 inorgánicos Promoveremos la reforestación de 500 mil hectáreas Disminución de en forma anual bosques de hasta llegar a los 2 manera millones con el 5 significativa . apoyo de reservistas. Ajustar las políticas de desarrollo sostenible al Objetivo 15 de la INEI (2020) https://www.inei.gob.pe/media/MenuRecursivo/boletines/11-informe-tecnico-estadisticas- ambientales-oct-2020.pdf 4 OEFA (2019) https://drive.google.com/file/d/1ZNxh7W83R4NtLx_C8YYeqjwDw3WW_2ZD/view 5 Sistema Nacional de Información Ambiental – SINIA (2018) https://sinia.minam.gob.pe/informacion/tematicas?tematica=04Promoveremos la producción de madera certificada. Deficiente protección de los recursos marinos Deficiente gestión de los recursos renovables y no renovables 6 Promoveremos la pesca sostenible y responsable con los recursos marinos, mitigando el impacto de los residuos sólidos y líquidos propios de esta actividad industrial. Promoveremos la acuicultura de especies marinas, fluviales y lacustres. Garantizaremos el uso sostenible de los recursos naturales renovables y no renovables, a través de herramientas efectivas que garanticen una adecuada gestión de la explotación minera, pesquera, agroindustrial, forestal y demás sectores. Evitaremos la degradación de ecosistemas que amenazan con la extinción de la fauna y flora, orientándonos a su protección. Pondremos freno a la destrucción y tráfico ilegal de la diversidad biológica. Agenda 2030 de “Vida de Ecosistemas Terrestres” y Contaminación y acidificación en el océano que provoca un efecto desfavorable sobre el ecosistema y la biodiversidad marina. Impulsaremos la promoción de la pesca sostenible e implementación de PYMEs de acuicultura en forma transversal, entre la costa y la selva. Desarrollaremos políticas que estén encauzadas con las Metas del Objetivo 14 de la Agenda 2030. Mejoramiento de la redistribución de los recursos energéticos naturales a través Déficit de de una gestión energía en el efectiva de la Norte y Sur del diversidad País 6 . biológica y ecosistemas. Informe de perspectiva del SEIN (2017) Los Recursos Renovables del Perú frente a su gran enemigo. https://www.infoenergetica.com/renovables-peru-gas-naturalProtegeremos a las comunidades nativas y originarias respetando y manteniendo su cultura con un enfoque pluricultural y multilingüe. Fomentaremos las áreas naturales Deficiente protegidas y los protección de las bosques nacionales comunidades donde los nativos nativas y originarias puedan desarrollar sus actividades tradicionales, de tal manera que se les permita la extracción de su sustento en su hábitat natural. Suscribiremos convenios que fueren necesarios garantizándoles la seguridad sobre la propiedad de sus tierras y los recursos naturales. Reducida inversión en la Amazonía Fomentaremos la pequeña y mediana inversión nacional en la Amazonía en alianza con las comunidades nativas locales, para lo cual recibirán capacitación y acompañamiento por parte del Estado, a fin de que estos emprendimientos en especies propias –como el café, el cacao, el camu-camu, entre otras materias primas, permitan disminuir la brecha de pobreza y mejorar la calidad de vida. Amenaza de pérdida de costumbres y tradiciones en las comunidades nativas. Fortaleceremos la protección de las comunidades nativas y originarias brindándoles seguridad sobre sus recursos y el mantenimiento de su cultura. Falta vigilancia en los alrededores de las comunidades nativas que se sienten amenazadas por la deforestación y tala de los bosques. Falta de orientación y capacitación a la población de las comunidades nativas para la producción y venta de sus productos. Impulsaremos el incremento significativo de recursos y financiamiento para las comunidades nativas y sus productos originarios.Falta de conciencia y educación ambiental Deficiente generación de energía limpia 7 Garantizaremos el derecho del acceso a la información pública sobre las políticas, normas y medidas a tomar por el gobierno, en caso de afectaciones al medio ambiente y ecología o cualquier daño ocasionado a la nación. Promoveremos la educación ambiental efectiva, a fin de formar ciudadanos participativos, responsables, pensadores críticos, participativos, conscientes y respetuosos del medio ambiente y el cuidado a la ecología. Como parte de nuestro Plan Energético Nacional, priorizaremos la generación de energía limpia hidroeléctrica, desarrollando concesiones de generación, transmisión y distribución eléctrica, y fomentaremos, mediante incentivos a la inversión privada, electricidad para los pueblos rurales y aislados, destinada a mejorar la calidad de vida de todos los ciudadanos. Ausencia por parte del gobierno en la concientización del ciudadano en la protección del medio ambiente. Falta de adopción de políticas en generar energía limpia y el mantenimiento de la energía térmica generada por hidrocarburos, como gas, petróleo y diesel, generando partículas (PM 2.5), dióxido de azufre y de nitrógeno que afectan la calidad del aire 7 . Fomentaremos la educación de conservación del medio ambiente por medio del acceso a la información y participación ciudadana. Promoveremos y priorizaremos las fuentes de energías limpias generadas desde la Hidráulica, Eólica y Solar RPP (2018). https://rpp.pe/mundo/medio-ambiente/solo-3-de-la-energia-en-peru-viene-del-aire-o-del-sol- noticia- 1063314#:~:text=La%20mayor%20parte%20de%20electricidad,47%25%20de%20energ%C3%ADa%20hidroel%C3 %A9ctrica).&amp;text=Sin%20embargo%2C%20la%20energ%C3%ADa%20t%C3%A9rmica,como%20gas%2C%20petr% C3%B3leo%20y%20diesel.El gas de Camisea será destinado principalmente para atender la demanda Deficiente interna. Promoveremos distribución de gas la construcción de gaseoductos regionales para satisfacer la demanda con concesiones de distribución del gas hasta la puerta de cada casa. Impulsaremos proyectos que utilicen el gas natural para proporcionar agua en la costa, con la finalidad Deficiente empleo de irrigar zonas de gas natural actualmente desérticas y dotar de agua y desagüe a poblaciones costeras aisladas. Impulsaremos la inversión en tecnología y procedimientos de última generación para la minería, con la finalidad de contar con una industria moderna, limpia y cuidadosa del Deficiente medio ambiente. participación Impulsaremos la nacional en la investigación geológica modernización de la que permita la minería explotación de nuevos yacimientos. Adicionalmente a ello, fomentaremos procesos que den un mayor valor agregado a nuestras materias primas, con la finalidad de aumentar la exportación de productos terminados. El coste elevado del gas hace que parte de la ciudadanía no tenga acceso al mismo. Incrementaremos de manesa sostenida el consumo de gas durante los 5 años de gestión Falta de agilización en el desarrollo del proyecto gas natural. Trabajaremos para Proporcionar energía a Gas para la Costa, Sierra y Selva La falta de información sobre la exploración minera en aquellas zonas que dependen de la agricultura ha generado una desconfianza en los habitantes. Promoveremos la modernización de la minería con respeto al Medio Ambiente y compatible con la Agricultura.IV. PROPUESTA DE RENDICIÓN CUMPLIMIENTO DEL PLAN DE CUENTAS SOBRE EL Lo primero que se hará es verificar el presupuesto que se tiene en las arcas fiscales, para establecer lo que se recibió y a cuánto incrementó el presupuesto al finalizar nuestro gobierno. Por otro lado, nuestro compromiso en la disciplina fiscal es tener una inflación inferior al 2.5% y proyectamos el crecimiento anual del PBI al 7%, al culminar nuestro mandato. Por último, anualmente el Presidente informará en el Discurso de 28 de julio, sobre el cumplimiento del presente Plan de Gobierno, ante la representación nacional.</text:p>
          </table:table-cell>
        </table:table-row>
        <table:table-row table:style-name="ro1">
          <table:table-cell office:value-type="string" calcext:value-type="string">
            <text:p>Somos Peru</text:p>
          </table:table-cell>
          <table:table-cell office:value-type="string" calcext:value-type="string">
            <text:p>PARTIDO DEMOCRÁTICO SOMOS PERÚ Partido Democrático Somos Perú Plan de Gobierno 2021-2026 “Con el Pueblo, Construyendo Juntos el Perú del Bicentenario” Jr. Torre de la Merced 165-167 Urb. Santa Catalina – La Victoria / Telf.: + 51 1 373 2581 web: www.somosperu.pe / mail: partidosomosperu@outlook.comPARTIDO DEMOCRÁTICO SOMOS PERÚ Presentación A lo largo de nuestra historia republicana, todo cambio de Gobierno ha representado una oportunidad para superar problemas estructurales, dejar atrás flagelos endémicos, corregir los vicios y defectos de la política y construir un país desarrollado, justo, equitativo, democrático y sostenible en beneficio de todas las peruanas y peruanos. Distintas generaciones han visto pasar estas oportunidades sin que su condición de vida, la de sus hijos y sus familias, haya cambiado. Distintas generaciones han visto que la pobreza y la desigualdad se han reproducido en la sociedad, y la corrupción se ha enquistado en los ámbitos público y privado. Y cómo la política, antes que ser una vía para la solución de los problemas, ha sido utilizada para entorpecer la marcha del país. El Perú requiere, con urgencia, salir de esta situación y tomar un rumbo diferente. Para hacerlo, necesita de liderazgo y voluntad política y del compromiso de sus ciudadanos. El Plan de Gobierno del Partido Democrático Somos Perú, que hoy compartimos, es una apuesta firme por el cambio. Una apuesta para construir el país que todos anhelamos. Las siguientes páginas muestran detalladamente las medidas de corto, mediano y largo plazo que adoptaremos en el periodo 2021-2026, desde el Ejecutivo y el Congreso, para abrir una nueva etapa en el país. Tenemos el compromiso de hacerlo de la mano de nuestros ciudadanos, con visión descentralista y poniendo siempre al Perú primero. Nuestro Plan de Gobierno: “Con el Pueblo, Construyendo juntos el Perú del Bicentenario” empieza con un diagnóstico sobre la situación en que se encuentra el país y la visión que compartimos sobre el futuro de nuestra Patria. Luego desarrollamos las acciones de política sectoriales, acompañadas como corresponde de los indicadores y metas de ejecución. Los invitamos a sumarse al cambio. Juntos hagamos realidad las grandes metas con las que se fundó nuestra República. La historia del Perú es una historia de esfuerzo y sacrificio donde los que nos antecedieron pusieron todo de sí para construir un país fuerte, viable y próspero. Han sido nuestros grandes héroes quienes nos han impulsado en este largo camino, y que hoy nosotros tenemos el enorme desafío de avanzar hacia esa meta. Somos un país milenario y biodiverso. Están probadas nuestra ilimitada capacidad de respuesta y reinvención, el espíritu pujante y emprendedor de nuestra población y la fuerza creativa de nuestra juventud. No nos mueve otro afán que el bienestar de nuestros ciudadanos, y brindar servicios de calidad que pasa por generar instituciones sólidas, representativas y confiables, que promuevan un crecimiento equitativo, competitivo y sostenible. Así lograremos cerrar brechas sociales y de infraestructura históricas y generar oportunidades para todos. Hoy tenemos la oportunidad de demostrar que somos capaces de darle un nuevo rumbo a nuestro país ¡Demos ese paso juntos! Jr. Torre de la Merced 165-167 Urb. Santa Catalina – La Victoria / Telf.: + 51 1 373 2581 web: www.somosperu.pe / mail: partidosomosperu@outlook.comPARTIDO DEMOCRÁTICO SOMOS PERÚ Índice 1. DIAGNÓSTICO 2. VISIÓN DE PAÍS 3. PROPUESTAS a. Dimensión Social (MIMP, MIDIS, MINEDU, MINSA, MINCU) Sectores involucrados: MINSA, MINEDU, MIMP, MIDIS, MINCU 1. Salud 2. Educación 3. Mujer y Poblaciones Vulnerables 4. Inclusión Social y Lucha contra la Pobreza 5. Cultura b. Dimensión Institucional Sectores involucrados: MINJUS, MININTER, MINDEF y PCM 1. 2. 3. 4. 5. 6. 7. c. Reforma Política y Constitucional Justicia y Derechos Humanos Seguridad Ciudadana, Orden Interno y Reforma Policial Defensa Nacional y Fortalecimiento de las Fuerzas Armadas Modernización del Estado y Descentralización Prevención y Gestión de Conflictos Sociales Gestión de Riesgo de Desastres Dimensión Económica Productiva Sectores involucrados: MEF, PRODUCE, MINAGRI, MINEM, MTPE, MINCETUR, , MTC, MVCS y MRE 1. 2. 3. 4. 5. 6. 7. 8. 9. Economía y Finanzas Producción y Pesca Agricultura y Riego Energía y Minas Vivienda, Construcción y Saneamiento Infraestructura vial y Conectividad Digital Promoción del Empleo con Derechos Promoción del Comercio Exterior y Turismo Relaciones Exteriores d. Dimensión Territorial- Ambiental Sectores involucrados: MINAM, PCM 1. 2. Medio Ambiente y Sostenibilidad Demarcación Territorial 4. RENDICIÓN DE CUENTAS Jr. Torre de la Merced 165-167 Urb. Santa Catalina – La Victoria / Telf.: + 51 1 373 2581 web: www.somosperu.pe / mail: partidosomosperu@outlook.comPARTIDO DEMOCRÁTICO SOMOS PERÚ 1. DIAGNÓSTICO Durante las últimas décadas, el Perú ha experimentado un proceso de inserción en los mercados externos que permitió posicionar la economía y el comercio en el escenario internacional. Ello propició, al mismo tiempo, que los grupos dirigenciales destaquen las bondades de las políticas impulsadas por las administraciones gubernamentales del periodo post autoritario de los años 90. Si bien esta etapa se caracterizó por un crecimiento de los indicadores macroeconómicos, al mismo tiempo, desnudó las falencias y precariedades en las que continúan viviendo millones de peruanas y peruanos. Muestras de ello son las enormes brechas de desigualdad, la exclusión de sectores vulnerables, la precarización del empleo, el debilitamiento de las instituciones. Fue, en ese sentido, un crecimiento de cifras e indicadores pero sin desarrollo ni bienestar social, un crecimiento que no consiguió mejorar la calidad de vida de las personas por depender ampliamente del precio de las materias primas, en particular, de los minerales. La pandemia del coronavirus puso en evidencia, aún más, el nivel de precariedad en que se encuentra el sistema de salud, como consecuencia de la desatención y el abandono del sector durante décadas. Al mismo tiempo, generó una onda expansiva y una crisis económica y social en perjuicio principalmente de los sectores más necesitados. Creciente descontento popular Estos hechos han provocado no solo un descontento generalizado, sino reclamos de cambios profundos en diversos ámbitos de la sociedad. Las recientes marchas protagonizadas por importantes sectores, en particular, por la llamada “Generación del Bicentenario”, expresan un alto nivel de descontento popular y muestran a un país que Jr. Torre de la Merced 165-167 Urb. Santa Catalina – La Victoria / Telf.: + 51 1 373 2581 web: www.somosperu.pe / mail: partidosomosperu@outlook.comPARTIDO DEMOCRÁTICO SOMOS PERÚ exige cambios sustantivos y de fondo en la política, la economía y el ámbito social. Dichas manifestaciones, registradas en medio de la peor crisis sanitaria de la historia, plantearon un serio cuestionamiento a la forma cómo ha venido funcionando el Estado, los gobiernos, el sistema político y los grupos económicos. La exigencia es clara y firme: es momento de poner fin a un periodo e iniciar uno nuevo. El desencanto y la frustración de los peruanos no son un hecho aislado. Los últimos años estuvieron marcados por sucesos que pusieron en tela de juicio a las elites gobernantes en todo el mundo. A la baja aprobación de los mandatarios latinoamericanos se suman las movilizaciones estudiantiles en países como Chile, Ecuador o Colombia, para lograr que el Estado resuelva múltiples reivindicaciones sociales postergadas –principalmente, educación gratuita y de calidad– y, más recientemente, hasta cambios constitucionales. Asimismo, fenómenos como las revueltas populares en Medio Oriente contra regímenes autoritarios, las protestas contra el racismo en Estados Unidos, el descontento social frente a políticas migratorias que violan los derechos humanos en Europa, solo por mencionar algunos, han estado vinculados con un profundo divorcio entre gobernantes y gobernados, en suma, entre la política y la ciudadanía. El lastre de la corrupción Un fenómeno perverso que contribuyó a este alejamiento ha sido la corrupción. En los últimos años, el Perú ha fue sacudido por una grave crisis de corrupción representada por casos emblemáticos como “Lava Jato” (de repercusión internacional) que involucró a grandes empresas privadas, extranjeras y nacionales, como parte de un mecanismo de amplias dimensiones y ramificaciones, implicando además a exfuncionarios públicos y dirigentes políticos. En el 2018 se develó otro escándalo de corrupción que golpeó el corazón mismo de la administración de justicia, donde estaban comprometidos altos funcionarios del sistema judicial y político, en actos vedados como el tráfico de influencias, enriquecimiento ilícito, entre otros. Estos hechos agudizaron el clima de deslegitimación y desconfianza hacia la clase política y las instituciones, situación que se agravó con el mal uso de mecanismos como la interpelación, la censura y los procesos de vacancia por parte de sectores representados en el Congreso (el anterior y el actual). El Perú necesita abrir una nueva etapa Las altas brechas de desigualdad, la fragilidad institucional y los niveles de corrupción en diferentes estamentos del Estado hacen inviable el futuro del Perú como nación. Es urgente cambiar radicalmente esta situación para construir una nueva etapa en el país, una etapa donde el crecimiento económico se traduzca en desarrollo social, y donde todos los peruanos accedan a educación, salud y servicios básicos de calidad. Un Estado social de derecho plenamente democrático y descentralizado, donde no existan ciudadanos de primera ni de segunda categoría; un Estado eficiente que se proyecte hacia el futuro, defendiendo nuestro patrimonio, protegiendo el ambiente y los recursos Jr. Torre de la Merced 165-167 Urb. Santa Catalina – La Victoria / Telf.: + 51 1 373 2581 web: www.somosperu.pe / mail: partidosomosperu@outlook.comPARTIDO DEMOCRÁTICO SOMOS PERÚ naturales, promoviendo la cultura y la integración, y generando oportunidades para todos. Para lograrlo, necesitamos emprender acciones inmediatas que nos permitan: ▪ ▪ ▪ ▪ ▪ Contener definitivamente la pandemia, inmunizar a todos los peruanos frente al virus y construir un sólido y eficaz sistema de salud para todas y todos. Reactivar la economía e impulsar un crecimiento equitativo, competitivo y sostenible, con generación de empleos asegurando derechos y obras de desarrollo. Reducir las brechas de desigualdad, ampliar los derechos civiles y proteger a los sectores más vulnerables desde el Estado. Impulsar las grandes reformas para refundar el sistema político, que permita construir una democracia más sólida, representativa y eficaz. Continuar la reforma universitaria, reforzando la educación de calidad, impulsando la investigación y el desarrollo. Asumimos estos retos de la mano de nuestros ciudadanos para construir un país próspero y desarrollado, que dé bienestar y una vida digna a todos. Para que el Perú pueda iniciar un nuevo camino hacia el tercer siglo de su independencia. Nuestra propuesta de gobierno se sustenta en la puesta en marcha de una reforma profunda de las estructuras del Estado y de las instituciones políticas, para atender las históricas demandas de la población, construir una ciudadanía con derechos y convertir al Perú en un país desarrollado, sin pobreza, que garantice un progreso inclusivo e integral, que alcance a toda la sociedad, a todas nuestras regiones y a todas nuestras familias. Los principios de nuestro programa de gobierno son: ▪ ▪ ▪ ▪ ▪ ▪ ▪ ▪ La primacía de la persona humana, que es el fin supremo de la sociedad y del Estado. La igualdad de todos los seres humanos en dignidad. La importancia de la familia, que es la base de la sociedad, la raíz de su grandeza y el ámbito natural de la educación y de la cultura. El trabajo como deber y derecho de toda persona, que asegure el bienestar nacional. La refundación de la democracia y sus instituciones, así como la construcción de un sistema político más legítimo, representativo y cercano al pueblo. La lucha frontal contra la corrupción y la impunidad. La justicia, que es el valor esencial de la vida en comunidad. El bien común y la solidaridad humana, que constituyen cimientos del ordenamiento social. Jr. Torre de la Merced 165-167 Urb. Santa Catalina – La Victoria / Telf.: + 51 1 373 2581 web: www.somosperu.pe / mail: partidosomosperu@outlook.comPARTIDO DEMOCRÁTICO SOMOS PERÚ ▪ ▪ ▪ ▪ ▪ ▪ La necesidad de promover la creación de una sociedad justa y libre, exenta de toda discriminación, sea por razones de sexo, raza, credo, condición social o cualquier otra índole. La necesidad de lograr una sociedad abierta a formas superiores de convivencia y apta para recibir y aprovechar los beneficios de la revolución científica, tecnológica, económica y social que transforma el mundo. La firme aspiración de lograr que el Perú se convierta en un Estado Moderno, Democrático y Constitucional, basado en la voluntad popular y en la libre elección, que garantice, a través de instituciones estables y legítimas, la plena vigencia de los derechos humanos; la independencia y la unidad de la República; la dignidad creadora del trabajo; el sometimiento de gobernantes y gobernados a la ley; y la responsabilidad de quienes ejercen función pública. La impostergable necesidad de impulsar la integración de los pueblos latinoamericanos. El repudio al uso de la violencia como medio para procurar la solución a los conflictos internos e internacionales. El convencimiento que debe mantenerse y consolidarse la personalidad histórica de la Patria, síntesis de los valores de múltiple origen que le han dado nacimiento; así como defender su patrimonio cultural; y asegurar el dominio y la preservación de sus recursos naturales. Estos objetivos constituyen un imperativo ético y moral que debemos asumir, igual como lo hicieron los fundadores de la Patria hace doscientos años cuando forjaron una República libre e independiente. Estamos comprometidos en construir ese desarrollo justo, equitativo y democrático por el bien de todas y todos. Para hacer del Perú una nación más libre, más justa, más próspera y solidaria. Los invitamos a participar de este cambio que vendrá de la mano de la ciudadanía. Dimensiones Nuestro programa de Gobierno plantea transitar hacia una visión en la que las personas sean el centro de la política, a partir de un modelo de desarrollo económico y social justo, equitativo y sostenible. Para lograr este cambio, las estrategias que proponemos están encaminadas a atender las principales causas de fondo que han impedido el desarrollo nacional. Los ejes transversales son: - Dimensión social El contexto social actual es quizás uno de los más complejos que ha vivido nuestro país en las últimas décadas. Si las brechas de desigualdad y la falta de oportunidades para los sectores más vulnerables eran un riesgo latente antes de la pandemia, hoy constituyen el mayor desafío a afrontar, de lo contrario, serán fuente permanente de frustración, descontento y hartazgo de nuestros ciudadanos. No podemos permitir que la pobreza y Jr. Torre de la Merced 165-167 Urb. Santa Catalina – La Victoria / Telf.: + 51 1 373 2581 web: www.somosperu.pe / mail: partidosomosperu@outlook.comPARTIDO DEMOCRÁTICO SOMOS PERÚ la desigualdad sigan poniendo en desventaja a miles de peruanos, limitando el acceso a servicios básicos y al ejercicio de sus derechos fundamentales. El crecimiento ha permitido expandir la economía, pero no ha conseguido resolver problemas estructurales como la pobreza, la marginación social de amplios sectores de la población, el desempleo y el aumento de la inseguridad, que sirven de caldo de cultivo de los conflictos. En ese sentido, es fundamental garantizar educación de calidad, salud universal y acceso a servicios básicos (agua potable, vivienda, seguridad). Antes de la pandemia, el Perú había logrado importantes avances al escalar siete posiciones en el ranking del Índice de Desarrollo Humano de Naciones Unidas (se ubicó en el puesto 82 entre 189 países del mundo). La evaluación tomó en cuenta: educación, salud e ingreso económico. Así, la expectativa de vida de los peruanos había subido de 75.2 a 76.5 años; el promedio de años de estudio mejoró de 9.2 a 9.8; y el ingreso promedio por persona pasó de US$11,789 al año a US$12,323. En materia educativa, las pruebas PISA 2018 ubicaron al Perú entre los siete países del mundo que ha logrado una mejora en el rendimiento en competencias de matemática, ciencias y lectura. Nuestros estudiantes de 15 años que cursaban secundaria subieron 13 puntos en Matemática, 7 puntos en Ciencias y 3 puntos en Lectura. A pesar de estos avances, las desigualdades continúan siendo un desafío pendiente pues existen importantes brechas en el territorio nacional. Si bien las mejoras se concentran en la costa, particularmente en regiones como Lima, Arequipa y La Libertad, en la sierra y la selva las brechas continúan siendo notorias. Necesitamos con urgencia saldar la deuda que tiene el Estado con los más pobres. El Perú tiene el reto de alcanzar los objetivos de desarrollo sostenible para el año 2030, en tanto asegure un marco universal apropiado para la promoción de la paz, el desarrollo y los derechos humanos. Debemos asumir los esfuerzos nacionales para su concreción con decisión y coraje político, involucrando de manera especial a las mujeres y a los jóvenes. Es imperativo fortalecer la implementación, el monitoreo y la evaluación de políticas nacionales de igualdad de género, así como la incorporación de este enfoque en todos los niveles de la administración pública. Asimismo, es clave mantener la lucha contra la violencia hacia la mujer. En ese contexto, reafirmamos nuestro compromiso con el quinto Objetivo de la Agenda 2030 para el Desarrollo Sostenible, el cual nos convoca a unir esfuerzos para acabar con toda forma de discriminación contra mujeres y niñas. Tenemos que construir una sociedad igualitaria, donde el hombre y la mujer tengan las mismas oportunidades para crecer y desarrollarse. La lucha contra la violencia a la mujer es, en ese sentido, un deber y una obligación para todos. Daremos una respuesta inmediata enfocada en prevenir, proteger y atender, para corregir esta cultura machista y erradicarla de nuestras familias, proteger a las víctimas y sancionar con firmeza los casos de violencia contra la mujer. Jr. Torre de la Merced 165-167 Urb. Santa Catalina – La Victoria / Telf.: + 51 1 373 2581 web: www.somosperu.pe / mail: partidosomosperu@outlook.comPARTIDO DEMOCRÁTICO SOMOS PERÚ Asimismo, tenemos el reto de construir un país pacífico e inclusivo, con instituciones transparentes, que rindan cuentas, basadas en la cultura del buen gobierno, la lucha frontal contra la corrupción y el fortalecimiento del estado de derecho. Así como un Estado digital, cercano a los ciudadanos, que brinde servicios de calidad para todos. - Dimensión institucional La democracia, que es el mejor camino para impulsar el crecimiento, el progreso y el bienestar de las personas, cuya evolución ha sido una de las más importantes de las últimas décadas, está seriamente afectada y necesitamos con urgencia fortalecerla. Las señales de alerta las podemos ver a diario. Existe una idea cada vez más creciente de que la democracia no está dando resultados, lo que se refleja en la frustración y la desconfianza de los ciudadanos en los partidos, los políticos y las instituciones. Este fenómeno no es propio del Perú, sino se manifiesta en diversos países de la región. El Latinobarómetro del 2018 dio cuenta que el apoyo a la democracia en América Latina registró su menor nivel desde el año 2001. Menos de la mitad de los latinoamericanos, entre ellos los peruanos, considera que la democracia es la mejor forma de gobierno. Hay una serie de razones detrás de este descontento y del sentimiento de que la democracia no brinda a los ciudadanos la solución a sus demandas y expectativas: ▪ ▪ ▪ ▪ ▪ ▪ ▪ La existencia de partidos políticos y movimientos precarios y poco representativos que limitan la participación electoral y política de las mujeres y los ciudadanos. La falta de transparencia y escasa rendición de cuentas de las organizaciones partidarias que las hacen altamente vulnerables al ingreso de dinero sucio para las campañas electorales. Los casos de corrupción que alcanzan a diferentes estratos del Estado. El mal uso de prerrogativas como la inmunidad para protegerse entre unos y otros y mantener privilegios indebidos. Las componendas y los contubernios de los políticos que ponen sus intereses subalternos por encima de los intereses del país. El mal uso de mecanismos como la interpelación, la censura, el voto de confianza o la vacancia, que producen efectos negativos en la gobernabilidad. El abandono por décadas de la salud y la educación, lo que nos condujo a una situación de fragilidad y desventaja al inicio de la pandemia. Frente a ello, nuestra respuesta no puede ser la indiferencia. El statu quo es una seria amenaza a las instituciones democráticas y, sin duda, a la Democracia misma. Si no generamos cambios que renueven y fortalezcan el sistema político desde sus cimientos; si no promovemos la existencia de partidos inclusivos, abiertos y modernos; si no garantizamos la paridad y alternancia; y si no actuamos con sentido de urgencia, responsabilidad y desprendimiento; más pronto que tarde asistiremos a una mayor erosión del sistema democrático. Jr. Torre de la Merced 165-167 Urb. Santa Catalina – La Victoria / Telf.: + 51 1 373 2581 web: www.somosperu.pe / mail: partidosomosperu@outlook.comPARTIDO DEMOCRÁTICO SOMOS PERÚ El Perú exige cambios urgentes y profundos. Las elecciones del Bicentenario deben marcar un antes y un después. La refundación de la democracia y sus instituciones además de la construcción de un sistema político más legítimo y representativo son desafíos complejos, pero indispensables e impostergables. Nunca en el Perú la reforma política ha estado tan presente en la agenda pública y eso constituye una oportunidad que debemos aprovechar. Si no es ahora, no será nunca. Tan importante como la generación de bienestar y desarrollo es contar con instituciones sólidas y confiables. Abrir una nueva etapa implica, al mismo tiempo, nuevas reglas y condiciones para avanzar. En ese sentido, el Bicentenario de nuestra República plantea la necesidad de realizar los cambios que nos conduzcan hacia una nueva Constitución Política, una Carta Magna que una y no divida al país, que promueva un desarrollo más justo y equitativo y que rija los destinos del país de cara hacia el futuro. - Dimensión económica- productiva El Perú, América Latina y el mundo enfrentan una de las peores crisis sanitarias de la historia, cuyo impacto en la economía, el empleo y la vida diaria de las personas es de enormes proporciones. El mayor efecto se refleja en una contracción económica, la peor del último siglo. Las repercusiones alcanzan a las exportaciones, el desempleo, la informalidad y los niveles de pobreza y exclusión. La pandemia estalló cuando los países no habían logrado aún superar la incertidumbre económica producto de la gran crisis financiera de 2008 y que se vio agravada por las tensiones comerciales entre los grandes actores de la economía mundial. En aras de hacer frente a esta situación, los países adoptaron un claro compromiso para la implementación de rigurosas medidas económicas y sanitarias de forma coordinada. En el caso del Perú, el principal desafío es contener la pandemia de manera definitiva, retomando el cauce en la gestión económica del país, generando condiciones de seguridad, predictibilidad y confianza para que las personas y las empresas proyecten sus finanzas, aseguren el empleo y planifiquen sus inversiones, dando paso a una recuperación dinámica y definitiva. En este contexto de pandemia global, el Perú implementó de forma temprana una de las políticas más estrictas en el mundo, con el fin de asegurar un espacio de tiempo y oportunidad para incrementar la capacidad de atención y respuesta del sistema sanitario a la enfermedad, dadas sus debilidades estructurales. Esta política fue acompañada de un Plan Económico equivalente a 20% del PBI, el más importante en la historia del país y uno de los más grandes de la región, con el objetivo de contener el avance de la pandemia y dar soporte a la economía para la reactivación. El Plan contempló el uso de un conjunto diversificado de herramientas de política para potenciar su efectividad. Por un lado, estuvieron las medidas de política fiscal asociadas Jr. Torre de la Merced 165-167 Urb. Santa Catalina – La Victoria / Telf.: + 51 1 373 2581 web: www.somosperu.pe / mail: partidosomosperu@outlook.comPARTIDO DEMOCRÁTICO SOMOS PERÚ a gasto público adicional (4,6% del PBI), así como medidas tributarias (2,3% del PBI). Por otro lado, se implementaron medidas que incluyen otorgar liquidez a las familias y empresas (13,0% del PBI), mediante programas de garantía pública de créditos, y liberación y retiros extraordinarios de ahorro privado como CTS y AFP. Si bien las fortalezas macroeconómicas del Perú han sido fundamentales para darle soporte a las medidas de emergencia implementadas en el marco de la pandemia, la crisis generada por la COVID-19 ha demostrado la necesidad de mejorar aspectos complementarios y no excluyentes a ello, para lo cual es urgente trabajar en el cierre de brechas estructurales. Así, por ejemplo, la alta informalidad, el bajo nivel de inclusión financiera, el déficit en la calidad de los servicios públicos, entre otros aspectos estructurales, fueron limitantes para la efectividad de las políticas que buscaban un mayor control de la pandemia. En esa línea, es fundamental redoblar esfuerzos para seguir trabajando en medidas que busquen reducir estas brechas y generar una mayor eficiencia y competitividad, dado que esta crisis también representa la oportunidad para hacer del Perú un país más justo y equitativo. En este aspecto, es clave acelerar la implementación del Plan Nacional de Competitividad y Productividad, cuyo objetivo es servir de enlace entre la visión de país formulada y diseñada a partir de la Política Nacional de Competitividad y Productividad y la implementación de medidas de política necesarias para orientar los retos y desafíos en el plano económico y social del Perú hacia un escenario de mayor bienestar para sus habitantes. Uno de los desafíos del 2021 es recuperar el desempeño de la economía, para lo cual es importante no solo la reanudación de actividades económicas, sino también un importante impulso fiscal a través de un fuerte aumento del gasto público y la progresiva recuperación de la demanda externa. De igual manera, es importante la recuperación de la inversión privada, en línea con la reanudación de construcción de proyectos mineros y de infraestructura, que ayudarán a reactivar el mercado laboral. Un aspecto clave a considerar para la reactivación económica es el rol que cumplen las micro, pequeñas y medianas empresas. Las MIPYMES representan el 99.8 % del total de empresas, el 71.5% de las empresas exportadoras y emplean el 70% de la Población Económicamente Activa (PEA) del país. El proceso de reactivación económica debe considerar la relevancia de este tipo de empresas por su aporte a la generación de empleo y de valor agregado. Otro aspecto a considerar es el mayor impulso al Plan Nacional de Infraestructura para la Competitividad (PNIC), a fin de acelerar la ejecución de grandes proyectos de infraestructura y obras priorizadas bajo el esquema de Asociaciones Público-Privadas y Obras por Impuestos (OxI). Adicionalmente, son urgentes las medidas para generar nuevos motores de crecimiento, y promover la eficiencia y la competitividad de la economía; seguir mejorando la calidad de los servicios públicos; así como una efectiva Política Nacional de Inclusión Financiera para bancarizar a la población más vulnerable. Jr. Torre de la Merced 165-167 Urb. Santa Catalina – La Victoria / Telf.: + 51 1 373 2581 web: www.somosperu.pe / mail: partidosomosperu@outlook.comPARTIDO DEMOCRÁTICO SOMOS PERÚ Esta pandemia ha puesto de manifiesto la urgente necesidad de avanzar hacia un proceso de desarrollo más sostenible e igualitario. En ese sentido, nuestra mirada está puesta en retomar el camino del crecimiento económico para garantizar el bienestar de nuestros ciudadanos y el desarrollo integral de nuestra sociedad. - Dimensión territorial - ambiental La materia ambiental viene considerándose como un aspecto transversal y necesario para el desarrollo sostenible de los pueblos, ganando desde los años noventa mayor presencia a nivel global y el Perú, a nivel latinoamericano, se ha encontrado a la vanguardia en muchos aspectos. El Perú cuenta con un Sistema Nacional de Gestión Ambiental que incluye al Sistema de Evaluación de Impacto Ambiental, el Sistema Nacional de Fiscalización y Evaluación Ambiental, el Sistema de Información Ambiental, así como el Sistema Nacional de Recursos Hídricos, uno de Áreas Naturales Protegidas y otro Forestal y de Fauna Silvestre, todos ellos creados con el objeto de lograr la articulación de los sectores y las actividades económicas desarrolladas en nuestro país. Asimismo, en abril del 2018, el Perú promulgó la Ley Marco sobre Cambio Climático, convirtiéndose en el primer país de Sudamérica en suscribir esta importante norma. Al hacerlo, reafirmó su compromiso para fortalecer, desde el más alto nivel político, la respuesta frente al cambio climático de manera integral, pensando en esta y las futuras generaciones. La suscripción de esa histórica Ley significó la apuesta por un desarrollo económico sostenible que permita a nuestros ciudadanos vivir en un ambiente saludable. Posteriormente, en julio del 2020, se creó la Comisión de Alto Nivel sobre Cambio Climático, encargada de proponer las medidas de adaptación y mitigación al cambio climático y las contribuciones del Estado peruano. Los desafíos medioambientales tienen particular relevancia en un momento en que enfrentamos una de las peores crisis sanitarias de la historia, que no solo pone en riesgo la vida y la salud de nuestra población, sino que también coloca frente a nosotros múltiples desafíos de desarrollo, desigualdad y vulnerabilidad. La lucha contra el cambio climático es también la lucha por la vida y la salud de nuestro planeta. Ambos constituyen hoy los mayores desafíos para la humanidad. Atender la crisis climática no debe significar desatender la crisis sanitaria, sino que ambas respuestas representan la oportunidad de cambio para construir un futuro más sostenible. Por ello, no obstante el avance logrado, hoy debemos buscar que toda actividad económica considere aspectos ambientales para su desarrollo, no siendo percibida como un obstáculo o una barrera al crecimiento o desarrollo de la actividad económica, sino, al contrario, orientada a una regulación ambiental que promueva la actividad, pero de manera sostenible y sustentable, que además considere la evaluación previa de sus impactos y la fiscalización de sus compromisos y obligaciones considerando para ello los nuevos desafíos y oportunidades identificadas globalmente. Jr. Torre de la Merced 165-167 Urb. Santa Catalina – La Victoria / Telf.: + 51 1 373 2581 web: www.somosperu.pe / mail: partidosomosperu@outlook.comPARTIDO DEMOCRÁTICO SOMOS PERÚ De otro lado, en el 2016 se llevó a cabo en Perú una Evaluación de Desempeño Ambiental, para el periodo 2003-2013, realizada como resultado de la implementación del Programa País, que abarca una serie de objetivos y actividades con el fin de lograr una mayor vinculación con la Organización para la Cooperación y el Desarrollo Económico (OCDE). Este documento contiene 66 recomendaciones que apuntan a mejorar el desempeño ambiental del país y que han permitido trazar una serie de pautas a seguir en la materia. Uno de los desafíos más importantes que enfrenta nuestro planeta y, por ende, nuestro presente y futuro como humanidad es la lucha contra el cambio climático. Este problema ambiental global presenta claras consecuencias locales y por ello tiene impactos en nuestra economía, nuestra sociedad y nuestro ambiente. En el caso peruano, a pesar de no ser de los que más contribuyen con Gases de Efecto Invernadero, mucho de ello relacionado con el cambio de uso de suelo, poseemos 6 de las 9 características que nos definen como un país particularmente vulnerable al cambio climático según la Convención marco de las Naciones Unidas para el Cambio Climático (UNFCCC). Las alteraciones en la variabilidad climática y el aumento en la frecuencia y la intensidad de los eventos climáticos extremos producto del cambio climático afectan a nuestro país a través del incremento de la temperatura media, la pérdida de superficie glaciar, la incidencia de sequías prolongadas, la mayor frecuencia de lluvias intensas que originan deslizamientos e inundaciones, entre otros peligros. Esta situación trasciende a la esfera ambiental y constituye motivo de preocupación para los negocios como lo refleja el World Risk Report 2020 del Foro Económico Mundial en el que se señala que los riesgos globales de mayor nivel de impacto y probabilidad son de carácter medioambiental. La meteorología extrema, los efectos del cambio climático y los desastres naturales son temas que ocupan los primeros lugares. Las acciones destinadas a reducir las emisiones de gases de efecto invernadero deben ir acompañadas del cuidado de la población y de la disminución de su vulnerabilidad frente a los impactos adversos del cambio climático. Por ello, los compromisos asumidos en el Acuerdo de París no sólo están relacionados a controlar el incremento de la temperatura mundial, sino también a la adaptación de la población a los efectos del cambio climático (Informe final GTM NDC /MINAM, 2018). Jr. Torre de la Merced 165-167 Urb. Santa Catalina – La Victoria / Telf.: + 51 1 373 2581 web: www.somosperu.pe / mail: partidosomosperu@outlook.comPARTIDO DEMOCRÁTICO SOMOS PERÚ 2. VISIÓN DE PAÍS Estos son los pilares que conforman la visión del Perú que queremos: 1. UN PAÍS MÁS JUSTO Y EQUITATIVO Un país donde no existan brechas sociales, donde todas las peruanas y peruanos puedan gozar de una vida digna, próspera y plena, con educación, salud y vivienda de calidad, empleos con derechos y en armonía con la naturaleza, considerando reservas de recursos para el bienestar futuro. Que todos los habitantes del territorio nacional, al margen de donde vivan y de cualquier circunstancia o diferencia, puedan vivir seguros y realizarse con todo su potencial. 2. UN PAÍS DESARROLLADO Y SOSTENIBLE Un país donde el crecimiento económico esté acompañado de desarrollo y equidad y esté orientado al bienestar de nuestras familias. Un país donde se hayan fortalecido las alianzas entre los sectores público y privado para alcanzar el desarrollo sostenible, en concordancia con el respeto por los derechos humanos. Un país que valora su megadiversidad y concibe el desarrollo como indesligable del cuidado del medio ambiente. 3. UN PAÍS QUE NO TOLERE LA CORRUPCIÓN Un país donde exista un quiebre real y efectivo y una verdadera toma de conciencia frente a los graves daños que genera la corrupción y la impunidad. Un país donde el Estado y la sociedad activan todos los mecanismos para luchar frontalmente contra la corrupción porque la entiende como un lastre para el desarrollo. Un país que apuesta por una política de integridad que priorice la prevención, que promueva la honestidad y la transparencia, y ponga por delante el interés general, antes que los intereses individuales. Jr. Torre de la Merced 165-167 Urb. Santa Catalina – La Victoria / Telf.: + 51 1 373 2581 web: www.somosperu.pe / mail: partidosomosperu@outlook.comPARTIDO DEMOCRÁTICO SOMOS PERÚ 4. UN PAÍS CON INSTITUCIONES SÓLIDAS Y CONFIABLES Un país que apuesta por la democracia porque es el mejor camino para promover el crecimiento, el desarrollo, la seguridad y el bienestar de las personas. Un país donde exista separación, independencia y equilibrio de poderes; y cuente con instituciones sólidas, representativas y confiables para canalizar y atender las demandas de la población. Un país con un sistema político eficaz, legítimo y moderno, donde los jóvenes, las mujeres y los grupos históricamente excluidos tengan una efectiva representación. Un país que garantice la gobernabilidad como un requisito indispensable para consolidar una nación soberana y democrática de cara al futuro. 5. UN PAÍS CON INTEGRACIÓN Y COMPETITIVIDAD Un país integrado y proyectado al mundo, referente de desarrollo social en la región y protagonista en la solución de los grandes desafíos globales del siglo XXI. Un país con una economía sólida, altamente competitiva y sostenible en el corto, mediano y largo plazo; que logre erradicar la pobreza, crear una clase media pujante y garantizar un mejor futuro para las actuales y próximas generaciones. Una nación más competitiva y productiva, que diversifique su economía; que fortalezca y potencie a las micro, pequeñas y medianas empresas; incremente la conectividad física y digital e incentive los talentos y emprendimientos formales y más productivos. 6. UN PAÍS CON IGUALDAD Y SIN DISCRIMINACIÓN Un país en el que nos miremos como iguales y podamos sentir confianza entre nosotros, y que pone en el centro a las personas sin importar su origen, creencia, raza o sexo. Un país que combate con firmeza la violencia de género y forje espacios de convivencia e igualdad, libres de cualquier discriminación e intolerancia, y que garantice un desarrollo integral y armónico basado en la participación ciudadana. Jr. Torre de la Merced 165-167 Urb. Santa Catalina – La Victoria / Telf.: + 51 1 373 2581 web: www.somosperu.pe / mail: partidosomosperu@outlook.comPARTIDO DEMOCRÁTICO SOMOS PERÚ Un país donde no existan brechas y que proporcione a individuos, familias, comunidades y organizaciones las garantías de dignidad, verdad y reparación. 7. UN PAÍS CON IDENTIDAD Y DIVERSIDAD Un país en el que nos podamos sentir orgullosos de ser peruanos. Un país con una sólida identidad que construye su destino tomando como base su poderosa e histórica cultura milenaria y su diversidad como fuente inacabable de creatividad. Un país reconciliado, dialogante y en paz donde exista una ciudadanía solidaria, justa y tolerante, pilares centrales para un desarrollo integral. En el último año, los peruanos hemos atravesamos por una crisis de las más difíciles de la historia. Somos conscientes que hay muchos compatriotas que sufren, que han perdido a sus seres queridos, que se han quedado sin trabajo. Pero también sabemos de qué estamos hecho los peruanos, sabemos de nuestra fuerza, nuestra determinación y valentía para superar situaciones difíciles. Está comprobado el espíritu pujante y emprendedor de nuestra población y la fuerza creativa de nuestra juventud. A pesar de la adversidad, contamos con lo que necesitamos para salir adelante. Por eso tenemos la certeza que abriremos una nueva etapa de la mano de nuestros ciudadanos. Jr. Torre de la Merced 165-167 Urb. Santa Catalina – La Victoria / Telf.: + 51 1 373 2581 web: www.somosperu.pe / mail: partidosomosperu@outlook.comPARTIDO DEMOCRÁTICO SOMOS PERÚ 3. PROPUESTAS La sociedad en su conjunto debe tener el respaldo de un Estado responsable y capaz de actuar oportunamente en la mejora de las condiciones de vida de la población, ejecutando las funciones que le corresponde y brindando servicios públicos de calidad garantizando así la igualdad y eficiente distribución de las oportunidades en las que se debe cimentar la prosperidad de la nación. SOMOS PERÚ, en sus 23 años de fundación, tiene la experiencia política y la sensibilidad social adquirida a través de la administración de gobiernos regionales y municipales en el territorio nacional. SOMOS PERÚ, en el periodo 2021 – 2026, será un gobierno que desarrollará diversas acciones de incidencia en la mejora de la calidad de vida de la población, atendiendo los históricos problemas existentes. En este capítulo presentamos nuestras principales propuestas. Jr. Torre de la Merced 165-167 Urb. Santa Catalina – La Victoria / Telf.: + 51 1 373 2581 web: www.somosperu.pe / mail: partidosomosperu@outlook.comPARTIDO DEMOCRÁTICO SOMOS PERÚ a. Dimensión Social 1. Salud SITUACIÓN ACTUAL Los Ejes de la Política General de Gobierno al 2026 se basan –dentro de su lineamiento– en el Desarrollo Social y Bienestar de la Población. En el año 2019 se desarrolló la Política Multisectorial en Salud al 2030 y fue promulgada mediante decreto Supremo en octubre del 2020. En términos cualitativos, los problemas públicos respecto al sector salud son: - - - - - - - - - - - Deficiencias e ineficacia en el Sistema de Salud lo que no permite la reducción de la morbimortalidad, la mortalidad materna y de enfermedades trasmisibles y no trasmisibles. Debilidad en el desarrollo e implementación de Centros de Salud Mental Comunitarios en todo el país. Nuestro país, dada su multiculturalidad, presenta una problemática más aguda con servicios sanitarios en sus diferentes niveles de atención que no reúnen condiciones mínimas que los hagan completamente inclusivos, con enfoque de género e interculturales, además de la amplia brecha que aún persiste por lograr la Universalización de la salud. Al menos la mitad de la población en nuestro país sigue careciendo de acceso a servicios sanitarios básicos, donde se incluye la atención a las enfermedades transmisibles y no transmisibles, la salud materno infantil, la salud mental y la salud sexual y reproductiva, entre otras. Incremento de las discapacidades y la mortandad en la población peruana por causas evitables y controlables en salud. Inadecuados hábitos, conductas y estilos de vida. Limitado desarrollo de una cultura del autocuidado, cuidado integral y prácticas saludables de la persona, la familia y comunidad. Limitado desarrollo de capacidades humanas y estilos de vida en salud de la persona, la familia y comunidad. Limitada corresponsabilidad de los actores involucrados en la generación de cultura, prácticas y ambientes saludables. Limitada cobertura y acceso a servicios de salud de la población. Sobredemanda de la atención. Cobertura de servicios de salud limitada, insuficiente, desintegrada y de mala calidad, no basada en las necesidades de salud de las personas. Jr. Torre de la Merced 165-167 Urb. Santa Catalina – La Victoria / Telf.: + 51 1 373 2581 web: www.somosperu.pe / mail: partidosomosperu@outlook.comPARTIDO DEMOCRÁTICO SOMOS PERÚ - - - - - - - - - - - - - - Limitada posibilidad del uso de los bienes y servicios integrales de salud por barreras geográficas, sociales, culturales y económicas. Limitado acceso a una atención personalizada, diferenciada, humana por brechas en recursos humanos, económicos, tecnológicos, físicos en salud. Insuficiente capacidades y competencias en Gestión, Gobernanza y Prestación efectiva territorial. Inadecuadas condiciones de vida que generan vulnerabilidad y riesgos en la salud de la población. Inequidades en grupos vulnerables (determinantes sociales). Aumento de la exposición de la población a entornos no saludables e inseguros. Limitado acceso de la población a agua segura, saneamiento y otros servicios públicos. Incremento de la vulnerabilidad ante la contaminación ambiental, cambio climático, epidemias, pandemias, emergencias y desastres naturales. No se cuenta con información integrada, oportuna y de calidad de todo el sector para la toma de decisiones (historia clínica electrónica estandarizada). Los brazos operativos son débiles, lo que limita la regulación y fiscalización por parte del ente rector. El financiamiento es limitado y gestionado ineficientemente. Existen visiones contrapuestas entre el Seguro Integral de Salud y los Presupuestos por Resultados. El sistema de salud es “hospitalocéntrico” y el primer nivel de atención no tiene la capacidad resolutiva esperada. Existe una brecha cuantitativa, cualitativa y territorial de recursos humanos en salud. La conectividad a internet e intranet es muy limitada a nivel nacional, especialmente en zonas rurales. No existe trazabilidad de los recursos estratégicos en salud. La gestión del abastecimiento con reprocesos no agrega valor. En términos cuantitativos, el estado de la salud en el Perú presenta lo siguiente: - - - - - La mortalidad neonatal es de 10 por cada 1,000 nacidos vivos. En el área rural la tasa es de 14 por cada 1,000 nacidos vivos (INEI, 2019). La mortalidad materna ha disminuido de 265 a 68 muertes por cada 100,000 nacidos vivos entre 1990 y 2015. En Loreto, solo el 71% de los partos fue atendido por personal sanitario especializado. El promedio nacional es 93% (INEI, 2019). La desnutrición crónica se ha reducido en el periodo 2010 – 2019 en 11 puntos porcentuales. El 36% de niños con madres sin educación sufren de anemia: casi 8 veces más que los niños con madres con educación superior (INEI, 2019). Con respecto a la cobertura universal, para el año 2020, el 4% de la población no contaba con seguro, mientras que el 96% si contaba con aseguramiento, debido al Decreto de Urgencia que establece las medidas para la Cobertura Universal de Salud, emitido en el año 2019. El gasto en salud en el Perú se fue incrementando desde el año 2013 con 11.2 mil millones de soles en gasto privado, 7.5 mil millones de soles de EsSalud y 11.2 mil Jr. Torre de la Merced 165-167 Urb. Santa Catalina – La Victoria / Telf.: + 51 1 373 2581 web: www.somosperu.pe / mail: partidosomosperu@outlook.comPARTIDO DEMOCRÁTICO SOMOS PERÚ millones de soles de gasto público, mientras que el año 2019 fue de 13.4 mil millones de soles en gasto privado, 11.8 mil millones de soles en EsSalud y 18.5 mil millones de soles en gasto público. LINEAMIENTOS GENERALES SOMOS PERÚ plantea los siguientes lineamientos de Gobierno en materia de Salud: - Fortalecimiento de la Política Nacional Multisectorial al 2030. Su implementación en forma conjunta es la mejor forma de consolidar no sólo la lucha contra la Covid-19, sino la recuperación de un sistema de salud con direccionalidad, integrador e incluyente, donde todos consideremos la salud como bienestar y no nos olvidemos de ella una vez controlada la pandemia. Que asegure el ejercicio pleno del derecho a la salud en el marco de la seguridad social, a través del acceso y la cobertura universal a los cuidados de la salud que el Estado garantiza; que se centre en el bienestar de la persona, la familia y la comunidad, con oportunidad, equidad, calidad y calidez, reduciendo rápida y sustantivamente el gasto de bolsillo y que brinde un cuidado continuado a través de todos los establecimientos del sistema de salud. - Estructura ecosistémica nodal basada en Redes Integradas de Salud (RIS). Articuladas a un sistema de referencias y contrarreferencias, con un Primer Nivel de Atención (PNA) fortalecido como puerta de acceso al sistema de salud. - Gestión territorial. Con participación y compromiso activo de todos los actores sociales, niveles de gobierno, sectores diversos, sector privado y sociedad civil, promoviendo la participación de la comunidad organizada en las decisiones de salud. - Financiamiento de los requerimientos para el desarrollo del sector salud. Contando con un presupuesto acorde al logro de los objetivos nacionales y el contexto mundial. El financiamiento en salud debe incluir la promoción de la salud, la prevención de riesgos, el cuidado integral de la salud perdida (diagnóstico, recuperación, rehabilitación y paliación) en el marco de la inclusión progresiva del respaldo financiero de la seguridad social, con prestaciones médicas y de salud, económicas y sociales. - Derecho a la portabilidad. Jr. Torre de la Merced 165-167 Urb. Santa Catalina – La Victoria / Telf.: + 51 1 373 2581 web: www.somosperu.pe / mail: partidosomosperu@outlook.comPARTIDO DEMOCRÁTICO SOMOS PERÚ A través del intercambio prestacional y otros mecanismos, a fin de asegurar que todas las personas tengan acceso a la prestación de servicios sin ningún tipo de distinción o restricción. Se debe lograr una verdadera Universalización de la Salud como derecho inherente al ciudadano. - Política de desarrollo del potencial humano. En el contexto del desarrollo científico y tecnológico global en salud, con enfoque humanitario y en el marco de considerar a los servicios y a los trabajadores de salud como esenciales y un bien público, para evitar la alta rotación y la perdida de personal que afecten la continuidad de los procesos de operación y gestión en el sector. - Articulación docencia – servicio. Gestionando las acciones necesarias para la formación de estudiantes de salud (pregrado universitario, segunda especialidad profesional y técnicos). - Cultura sanitaria que empodere a la ciudadanía. En el cuidado de su salud y que disponga de recursos, capacidades y competencias para tomar sus propias decisiones. - Lucha contra la Pandemia y la afectación de la economía. Mejorando el cumplimiento de las medidas preventivas en la población, a través de un espacio integrador que sume a las redes sociales, especialmente de los jóvenes, a quienes consideramos nuestros grandes aliados de la salud. - Conectividad, disponibilidad de datos abiertos e Inter operatividad. Estandarizando procesos, subprocesos, procedimientos, funciones y el equipamiento (incluyendo banda ancha) a nivel intergubernamental e intersectorial, así como de aseguradores públicos y privados y responsables de los procesos de soporte. Las tecnologías de la información son esenciales para el manejo y cuidado de la salud. - Actividades de inmunizaciones. Para que las coberturas anuales no estén por debajo del 90% y en lo posible superen el 95% como en el año 2019; fuera de la tasa de cobertura, la información debe estar en número de personas protegidas y tener como soporte el padrón nominado de personas vacunadas. Jr. Torre de la Merced 165-167 Urb. Santa Catalina – La Victoria / Telf.: + 51 1 373 2581 web: www.somosperu.pe / mail: partidosomosperu@outlook.comPARTIDO DEMOCRÁTICO SOMOS PERÚ - Inversiones en infraestructura, equipamiento, mantenimiento preventivo y la dotación de insumos. - Transparencia, integridad y anticorrupción. Tanto en los servicios públicos como privados, incluyendo las aseguradoras. - Política de la venta de medicamentos genéricos en las farmacias y boticas privadas. - Implementación de un sistema de monitoreo de la eficiencia del gasto en salud Mediante indicadores de resultados e incorporando la rendición de cuentas nacionales y regionales de salud enmarcadas en los principios de honestidad y legalidad, e ir más allá de la exposición pública sobre cómo se han gastado los recursos, incluyendo indicadores de logros y la documentación que sustente las inversiones. - Soporte y apoyo de la Política Nacional de Salud Mental. Coordinando la implementación de Centros de Salud Mental Comunitarios, en las regiones del país. PROPUESTA DE POLÍTICA SOMOS PERÚ propone continuar la Política Nacional Multisectorial al 2030 “Perú país saludable” cuyos paradigmas para una nueva normalidad en salud tiene el propósito de generar un cambio y transformación de la salud, de las políticas, del sistema y del modelo sanitario, de los instrumentos y herramientas que lo hagan posible, requiriéndose un nuevo mapa mental y una nueva concepción adecuadamente articulada y armonizada. Política 1: Fortalecimiento de la Política Nacional Multisectorial al 2030. Se plantean las siguientes acciones: - Construir progresivamente un sistema unificado de salud a través de la Política Nacional Multisectorial de Salud (PNMS) y se implemente a través del Modelo de Cuidados por Curso o Ciclo de vida (MCI), tomando en cuenta los determinantes sociales, con enfoque de derechos humanos, de género e interculturalidad, y territorialidad, con participación ciudadana en todos los espacios, y a cargo de Jr. Torre de la Merced 165-167 Urb. Santa Catalina – La Victoria / Telf.: + 51 1 373 2581 web: www.somosperu.pe / mail: partidosomosperu@outlook.comPARTIDO DEMOCRÁTICO SOMOS PERÚ - - - - equipos multidisciplinarios de salud completos, competentes, comprometidos y con condiciones laborales dignas. Respaldar el crecimiento progresivo de la Cobertura Universal de Salud a toda la población del país. Unificar el sistema de salud para consolidar la lucha contra la Covid-19, brindándole direccionalidad, además de constituirlo como un servicio integrador e inclusivo, donde todos consideremos la salud como bienestar y sin olvidar la etapa post pandemia. Brindar un cuidado continuado a través de todos los establecimientos del sistema de salud. Asegurar el financiamiento sostenible de la Cobertura Universal de Salud para su funcionamiento de manera descentralizada en todo el territorio nacional bajo la rectoría del Ministerio de Salud, con una gestión transparente, eficaz, eficiente, con articulación intersectorial e intergubernamental, e incluyendo de manera complementaria la oferta del sector privado. Indicadores: - - - Sistema unificado de salud. Cobertura Universal de Salud a toda la población del país. Financiamiento de la Cobertura Universal de Salud. Metas: - - - Construir progresivamente un sistema unificado de salud. Crecimiento progresivo de la Cobertura Universal de Salud. Asegurar el financiamiento sostenible de la Cobertura Universal de Salud . Política 2: Estructura ecosistémica nodal basada en Redes Integradas de Salud (RIS). Se plantean las siguientes acciones: - - - - - Consolidar políticas públicas orientadas al desarrollo de un sistema de salud equitativo, justo y solidario, con enfoque de derechos, de género e interculturalidad. Fortalecer la Atención Primaria de la Salud (APS) en el sistema. Privilegiar la prevención de riesgos y la promoción de una cultura de la salud, sin dejar de atender la recuperación y la rehabilitación de la salud perdida. Recuperar la humanización del sistema de salud. Organizar y/o reorientar los servicios de salud, privilegiando la Atención Primaria de la Salud (APS) en todos sus niveles, y fortaleciendo en especial el Primer Nivel de Atención. Indicadores: Jr. Torre de la Merced 165-167 Urb. Santa Catalina – La Victoria / Telf.: + 51 1 373 2581 web: www.somosperu.pe / mail: partidosomosperu@outlook.comPARTIDO DEMOCRÁTICO SOMOS PERÚ - - - Políticas públicas orientadas al desarrollo del sistema de salud. Atención Primaria de la Salud. Primer Nivel de Atención. Metas: - - - Afirmar la Atención Primaria de la Salud (APS) en el sistema. Recuperar la humanización del sistema de salud. Organizar y/o reorientar los servicios de salud, privilegiando la Atención Primaria de la Salud (APS) en todos sus niveles y fortaleciendo, en especial, el Primer Nivel de Atención. Política 3: Gestión territorial. Se plantean la siguiente acción: - Desarrollar la gestión territorial, con participación y compromiso activo de todos los actores sociales, niveles de gobierno, sectores diversos, sector privado y sociedad civil, promoviendo la participación de la comunidad organizada en las decisiones de salud: organizaciones de base, Agentes Comunitarios de Salud y Terapeutas Tradicionales (TT) que participen activamente en la planificación y desarrollo de actividades de salud de los establecimientos del Primer Nivel de Atención. Indicadores: - Participación de la comunidad organizada en las decisiones de salud. Metas: - Desarrollar la gestión territorial, con participación y compromiso activo de todos los actores sociales, niveles de gobierno, sector privado y sociedad civil para planificar y desarrollar actividades de salud de los establecimientos del Primer Nivel de Atención Política 4: Financiamiento de los requerimientos para el desarrollo del sector salud. Se plantean las siguientes acciones: - - - Gestionar el financiamiento de los requerimientos para el desarrollo del sector salud, contando con un presupuesto acorde al logro de los objetivos nacionales y el contexto mundial. Fortalecer el Seguro Integral de Salud (SIS) como seguro público. Integrar el financiamiento proveniente de diferentes fuentes públicas y garantizar su administración integrada, eficiente y transparente. Jr. Torre de la Merced 165-167 Urb. Santa Catalina – La Victoria / Telf.: + 51 1 373 2581 web: www.somosperu.pe / mail: partidosomosperu@outlook.comPARTIDO DEMOCRÁTICO SOMOS PERÚ - - Incorporar mecanismos de gestión y/o financiamiento externo, tales como las asociaciones público-privadas (APP), obras por impuestos y otros, con la finalidad de lograr eficiencia operativa en el sistema sanitario público. Incluir en el financiamiento en salud la promoción de la salud, la prevención de riesgos, el cuidado integral de la salud perdida (diagnostico, recuperación, rehabilitación y paliación) en el marco de la inclusión progresiva del respaldo financiero de la seguridad social, con prestaciones médicas y de salud, económicas y sociales. Indicadores: - - - - - - Presupuesto para requerimientos para el desarrollo del sector salud. Seguro Integral de Salud (SIS). Financiamiento para el sector salud, proveniente de fuentes públicas. Promoción de la salud. Prevención de riesgos. Cuidado integral de la salud perdida. Metas: - - - Financiar oportunamente los requerimientos para el desarrollo del sector salud. Fortalecer el Seguro Integral de Salud (SIS) como seguro público. Integrar el financiamiento proveniente de diferentes fuentes públicas. Política 5: Derecho a la portabilidad. Se plantea la siguiente acción: - Garantizar el derecho a la portabilidad, a través del intercambio prestacional y otros mecanismos, a fin de asegurar que todas las personas tengan acceso a la prestación de servicios sin ningún tipo de distinción o restricción. Derecho que corresponde con la Universalización de la Salud. Indicadores: - Acceso a la prestación de servicios de salud. Metas: - Asegurar que todas las personas tengan acceso a la prestación de servicios de salud sin ningún tipo de distinción o restricción. Jr. Torre de la Merced 165-167 Urb. Santa Catalina – La Victoria / Telf.: + 51 1 373 2581 web: www.somosperu.pe / mail: partidosomosperu@outlook.comPARTIDO DEMOCRÁTICO SOMOS PERÚ Política 6: Política de desarrollo del potencial humano. Se plantean las siguientes acciones: - - - - - - Gestionar una política de desarrollo del potencial humano, en el contexto del desarrollo científico y tecnológico global en salud, con enfoque humanitario. Planificar y seleccionar al personal de salud pertinente para la gestión de los objetivos y metas vinculados a la implementación de la Atención Primaria de la Salud (APS) en el Ministerio de Salud. Fortalecer las Unidades de Gestión de Recursos Humanos del Ministerio de Salud y los Gobiernos Regionales. Reducir las brechas de profesionales y trabajadores de salud existentes, de acuerdo con las necesidades territoriales, buscando la equidad de Recursos Humanos en Salud (RHUS) a nivel nacional. Formar a los equipos básicos de salud con un enfoque multidisciplinario, con las competencias adecuadas para implementar el Modelo de Cuidado Integral (MCI) y las Redes Integradas de Salud (RIS), a través de la Educación Permanente en Salud, en el trabajo y enfocada en la población. En el marco de considerar a los servicios y a los trabajadores de salud como esenciales y un bien público, y para evitar la alta rotación y la perdida de personal que afecte la continuidad de los procesos de operación y gestión en el sector: o Institucionalizar la meritocracia y las líneas de carrera en los niveles estratégicos de dirección, misionales, asistenciales y de soporte del sistema sanitario. o Desarrollar la escala remunerativa apropiada y la valorización del trabajo del personal para el reconocimiento de ascensos y reconocimientos; recompensa basada en la generación del valor (la atención de salud centrada en las necesidades del paciente), a partir de servicios de calidad y eficientes. o Impulsar el desarrollo de los procesos de bienestar y seguridad del trabajo del personal de salud en las instituciones del sistema nacional de salud. Indicadores: - - - - - Personal de salud pertinente para la gestión de los objetivos y metas. Unidades de Gestión de Recursos Humanos. Brechas de profesionales y trabajadores de salud existentes. Formación de equipos básicos de salud con enfoque multidisciplinario. Rotación y perdida de personal que afectan la continuidad de procesos de operación y gestión en el sector. Metas: - Planificar y seleccionar al personal de salud pertinente para la gestión de los objetivos y metas vinculados a la implementación de la Atención Primaria de la Salud (APS). Jr. Torre de la Merced 165-167 Urb. Santa Catalina – La Victoria / Telf.: + 51 1 373 2581 web: www.somosperu.pe / mail: partidosomosperu@outlook.comPARTIDO DEMOCRÁTICO SOMOS PERÚ - - - Fortalecer las Unidades de Gestión de Recursos Humanos del Ministerio de Salud y los Gobiernos Regionales. Institucionalizar la meritocracia y las líneas de carrera en los niveles estratégicos de dirección, misionales, asistenciales y de soporte del sistema sanitario. Desarrollar la escala remunerativa apropiada y la valorización del trabajo del personal para ascensos y reconocimientos. Política 7: Articulación docencia – servicio. Se plantean las siguientes acciones: - - Conducir la articulación docencia – servicio, gestionando las acciones necesarias para la formación de estudiantes de salud (pregrado universitario, segunda especialidad profesional y técnicos). Implementar procesos eficientes de monitoreo y evaluación del desarrollo de capacidades de los recursos humanos en salud. Indicadores: - - Acciones de formación de estudiantes de la salud. Procesos de monitoreo y evaluación del desarrollo de capacidades de los recursos humanos en salud. Política 8: Cultura sanitaria que empodere a la ciudadanía. Se plantean las siguientes acciones: - - - Crear una cultura sanitaria que empodere a la ciudadanía en el cuidado de su salud y que disponga de recursos, capacidades y competencias para tomar sus propias decisiones. Empoderar y fortalecer la participación social y de los usuarios de los servicios de salud, desarrollando su capacidad de veedores de la calidad, oportunidad e idoneidad de los servicios entregados por los aseguradores y prestadores. Establecer alianzas comunitarias maduras para colaborar en soluciones comunitarias específicas. Indicadores: - - - Recursos, capacidades y competencias que desarrolla la ciudadanía en el cuidado de su salud. Participación social y de usuarios de servicios de salud como veedores de la calidad de la salud. Alianzas comunitarias entre la sociedad civil y el sector salud para dar soluciones comunitarias específica. Jr. Torre de la Merced 165-167 Urb. Santa Catalina – La Victoria / Telf.: + 51 1 373 2581 web: www.somosperu.pe / mail: partidosomosperu@outlook.comPARTIDO DEMOCRÁTICO SOMOS PERÚ Metas: - Establecer alianzas comunitarias maduras para colaborar en soluciones comunitarias específicas. Política 9: Lucha contra la Pandemia y la afectación de la economía. Se plantean las siguientes acciones: - - - - Mejorar el cumplimiento de las medidas preventivas en la población, a través de un espacio integrador que sume a las redes sociales, especialmente de los jóvenes, a quienes consideramos nuestros grandes aliados de la salud. Gestionar el conocimiento del personal de la salud, capacitando a la “Fuerza Anti Covid”, a los comités comunitarios formados, a los promotores de salud y a los Terapeutas Tradicionales vinculados al primer nivel, en la detección precoz y la referencia para una atención oportuna. Fortalecer competencias y capacidades del personal de la salud en todos los niveles para un diagnóstico y tratamiento certeros; todo ello a través de la plataforma de Telesalud, el trabajo en Promoción de la Salud y fortaleciendo la Escuela de Salud Pública. Garantizar la dotación y distribución oportuna de la vacuna contra la COVID 19. Indicadores: - - - Medidas preventivas en la población contra la Covid-19. Comités comunitarios y promotores de salud, capacitados en la detección precoz y la referencia para una atención oportuna frente a la Covid-19. Nivel de diagnósticos y tratamientos certeros. Metas: - Mejorar el cumplimiento de las medidas preventivas en la población, a través de - una potente estrategia comunicacional y del uso de las redes sociales . 100% de peruanos inmunizados con la vacuna contra la COVID 19 Política 10: Conectividad, disponibilidad de datos abiertos e Inter operatividad. Se plantea la siguiente acción: - Mejorar y/o fortalecer la conectividad, la disponibilidad de los datos abiertos, la Inter operatividad estandarizando procesos, subprocesos, procedimientos, funciones y el equipamiento (incluyendo banda ancha) a nivel intergubernamental Jr. Torre de la Merced 165-167 Urb. Santa Catalina – La Victoria / Telf.: + 51 1 373 2581 web: www.somosperu.pe / mail: partidosomosperu@outlook.comPARTIDO DEMOCRÁTICO SOMOS PERÚ e intersectorial, así como de aseguradores públicos y privados y responsables de los procesos de soporte. Las tecnologías de la información son esenciales para el manejo y cuidado de la salud. Indicadores: - - - Conectividad y disponibilidad de los datos abiertos. Inter operatividad de procesos, subprocesos, procedimientos, funciones y equipamiento. Tecnologías de la información en uso para el manejo y cuidado de la salud. Metas:</text:p>
          </table:table-cell>
        </table:table-row>
        <table:table-row table:style-name="ro1">
          <table:table-cell office:value-type="string" calcext:value-type="string">
            <text:p>Union por el Peru</text:p>
          </table:table-cell>
          <table:table-cell office:value-type="string" calcext:value-type="string">
            <text:p>Plan de Gobierno Partido Político Unión por el Perú 2021-2026 “El éxito de un país es el resultado del éxito de sus ciudadanos” PARTIDO POLÍTICO UNIÓN POR EL PERÚ PLAN DE GOBIERNO 2021-2026 “El gobierno debe poner las Instituciones del Estado al servicio del Ciudadano” 2020 1Plan de Gobierno Partido Político Unión por el Perú 2021-2026 I. IDEARIO: PRINCIPIOS, OBJETIVOS Y VALORES DE LA ORGANIZACIÓN POLITICA. 1.1. Ideario. Las bases ideológicas del Partido Político Unión por el Perú, se basan en la búsqueda del desarrollo económico, social, cultural, ambiental, político, con paz social, en el marco de la historia y cultura de nuestros antepasados y en el profundo respeto a la democracia, la gobernabilidad, separación de poderes, la institucionalidad y el amor por nuestra patria. Nuestro compromiso social tiene que ver con cuatro ejes claves: La educación, nutrición, la salud y el empleo digno, que estén concebidas a responder las necesidades de los que menos tienen. Crearemos herramientas que permitan la cercanía del gobierno a la ciudadanía a través del dialogo, la participación, la conciliación y el consenso, como una forma de hacer política. Evitaremos los conflictos y la confrontación como forma de resolver los problemas del país. Así mismo, solicitaremos a los medios de comunicación que transmitan información oportuna, imparcial y veraz. Los cimientos de estos cuatro ejes sociales tienen que ver con el respeto a los derechos humanos, al estado de derecho, a la institucionalidad, al desarrollo de la ciencia y la tecnología, al fomento de la creatividad y la innovación, al emprendimiento y al trabajo digno. La defensa nacional, el resguardo de la soberanía nacional, la seguridad ciudadana forma parte de este ideario, así como la diplomacia. El respeto a la inversión pública y privada en condiciones de estabilidad jurídica y política será parte de las dimensiones para el logro de las divisas. Promoveremos la Formalidad Empresarial, lucharemos contra el narcotráfico, el terrorismo, la trata de personas, la violencia familiar, la minería ilegal, el contrabando y otros. La infraestructura de viviendas, carreteras, puentes, caminos rurales, canales de regadío, etc. serán parte de nuestra filosofía de desarrollo humano integral. De cara al bicentenario presentaremos un análisis sobre nuestras propuestas y desarrollaremos cada uno de los ítems que tienen que ver con los motivos de este proyecto, sus principios, una pincelada en la introducción sobre diversos aspectos de la realidad nacional, la visión hacia el 2030, la misión, los objetivos, para finalmente hablar sobre nuestras tesis ideológicas respecto a estado y economía, y estado y relaciones exteriores. 1.2. Principios. La persona humana es el fin supremo de la sociedad y del Estado y la familia como base fundamental de la organización social, así como en el respeto irrestricto del derecho a la vida, a la libertad y a la propiedad 2Plan de Gobierno Partido Político Unión por el Perú 2021-2026 privada, bajo un enfoque biocéntrico, donde la persona y su relación con otros ciudadanos y la persona en su relación con el medio ambiente. ● Lucharemos por preservar las instituciones democráticas, con especial respeto a la independencia de los poderes del Estado en un marco democrático. ● Entendiendo que la democracia no sólo se basa en las libertades, sino en el respeto y buen trato al ciudadano de parte de las Instituciones del Estado, apoyaremos la desconcentración de la educación y del poder como pilares de fortalecimiento de la democracia. ● La política exige ser practicada con ética, con valores como la vida, libertad, honestidad, la transparencia, el pluralismo, la solidaridad, la tolerancia ciudadana, la lealtad, la ética y la vocación de servicio. • La promoción del desarrollo industrial, científico, tecnológico e innovador como ejes fundamentales para el desarrollo humano integral del país es un principio ineludible. • La descentralización del Estado, debe ser un proceso integral, administrativo, político, social y económico, con órganos de gobierno eficientes y autónomos, con suficientes recursos fiscales y adecuados debiendo fortalecer para tal fin, los diferentes sistemas de supervisión y control necesarios durante y después de la ejecución presupuestal. • La promoción de la unidad de las fuerzas sociales, que se identifiquen con los valores históricos de la Patria, la defensa de nuestro patrimonio, en extracción responsable y sostenible de los recursos naturales, respetando las políticas nacionales e internacionales del medio ambiente. • Afirmamos y respaldamos que el monopolio de la fuerza la tiene el Estado, solo la debe usar en contra de aquellos ciudadanos que la usen primero y en perjuicio de otro u otros ciudadanos. • Promovemos la amistad, cooperación y la solidaridad interna y externa como factores de desarrollo y progreso. • Respetamos las Instancias jurídicas supranacionales. • Respetamos los símbolos patrios, respaldamos a nuestras Fuerzas Armadas, Policía Nacional y el Servicio Diplomático, los órganos de control del Estado, respetamos la independencia el Poder Judicial, el Ministerio Público, por lo que les garantizamos los recursos necesarios para su adecuado funcionamiento. • Preparar, motivar y mantener nuestras Fuerzas Armadas y Policía Nacional operativas en lo que respecta al personal y material, para la defensa de la soberanía nacional y para el desarrollo de nuestra nación. 3Plan de Gobierno Partido Político Unión por el Perú 2021-2026 • La Educación es la base fundamental y un derecho exigible para el desarrollo de las personas, permitiéndoles su integración al sistema económico. • Rechazamos y condenamos todo tipo de violencia entre ciudadanos nacionales y/o extranjeros, el terrorismo, el narcotráfico, el contrabando, la trata de personas, la discriminación del Estado, el crimen organizado, la informalidad empresarial, la minería ilegal, la evasión y elusión tributaria, la destrucción del medio ambiente y el contrabando. • Promovemos la generación de políticas públicas para enfrentar las consecuencias negativas del cambio climático y el calentamiento global. • Rechazamos todo tipo de dictadura y autoritarismo despótico que desconozca la libertad de los ciudadanos o coacte la libertad pública y el caudillismo. • Rechazamos todo tipo de monopolio empresarial, Oligopolios, abuzo de posición dominio, nepotismo y mercantilismo, la traición a los intereses nacionales en sus diferentes manifestaciones. • Rechazamos el transfuguismo de nuestros afiliados, autoridades electas y funcionarios que ejercen gestión pública. • Postulamos la moralización del sector Público y el derecho a la revocatoria, iniciativa y control ciudadano; sometiendo a gobernantes y ciudadanos a la constitución y la ley. • Propongamos un gobierno austero y conmiserativo que se identifique con las necesidades más precarias del pueblo. 1.3. Objetivos. • Iniciar una “REVOLUCIÓN DEMOCRÁTICA” singular que responda al Estudio y Análisis de la Realidad Nacional, para establecer los Objetivos Nacionales, que se harán viables mediante Políticas Públicas a corto, mediano y largo plazo respetando los mecanismos en nuestra Constitución Política. • Unión por el Perú, busca construir un nuevo paradigma, económico, político, social, ambiental, militar y cultural, hacia la consolidación de un Estado- Gobierno, descentralista, al servicio del ciudadano, con plena vigencia de la libertad de los derechos individuales, en un sistema democrático participativo y plural para nuestra nación, pluricultural y multiétnica, promoviendo la inversión interna y externa, mediante 4Plan de Gobierno Partido Político Unión por el Perú 2021-2026 Instituciones sólidas e Inclusivas que garanticen la seguridad de los ciudadanos, las empresas, la justa distribución de la riqueza, la Educación, la Salud, el estado de derecho, la justicia y el desarrollo de la Infraestructura. • Unión por el Perú integrará a nuestro país a la Organización para la Cooperación y Desarrollo Económicos-OCDE. Propugnará la generación Generar Políticas Públicas para la ejecución de programas de desarrollo alternativo e integral, para erradicar el narcotráfico, la violencia en todas sus formas, la anemia y la desnutrición infantil, el terrorismo, la inseguridad ciudadana, la corrupción de funcionarios del Estado, la minería ilegal, la informalidad empresarial y el contrabando. • Lograr una descentralización efectiva, que reconozca la diversidad de factores que históricamente concurren para formar la unidad de nuestro país, respetando y difundiendo sus tradiciones, identidad, biodiversidad y ecosistemas, interculturalidad, como base para la construcción y fortalecimiento de la Nación. Permitiendo el desarrollo de un Perú moderno e integrado con iguales oportunidades para hombres y mujeres. • Promover y proponer una nueva Constitución Política con reformas constitucionales, en lo económico, político, electoral, descentralización, sistema judicial, dentro del marco y formas permitidos por la Constitución. • Promover una Administradora de Fondos de Pensiones, pública y autónoma, de tal manera que realice las tareas del Sistema Nacional de Pensiones (SNP), bajo la Ley N° 19990, y el Sistema Privado de Pensiones (SPP), para beneficio de los ciudadanos mayores de 65 años de edad. • Establecer un Sistema Económico, que reconozca al ser humano emprendedor, como el principal factor y motor para el crecimiento del empleo y desarrollo de la economía del país, para lo que generaremos un marco legal que permita constituir empresas flexibilizando trámites engorrosos y el sistema tributario asfixiante, para las micro y pequeñas empresas, que permita reducir la informalidad empresarial y ampliar la base tributaria. Un Sistema económico donde el mercado esté al servicio del ciudadano y no el ciudadano al servicio del mercado, con una economía, que impulse la transformación dentro del país de nuestros los recursos naturales que se extraen de las regiones, generando más empleo e integrándolas al mercado nacional y extranjero, además de impulsar el desarrollo científico y tecnológico. • La participación del Estado en el accionariado de las empresas estratégicas del país. 5Plan de Gobierno Partido Político Unión por el Perú 2021-2026 • Desarrollar la Infraestructura necesaria para mejorar la competitividad, carreteras, puertos, aeropuertos, electricidad, puentes, así como los servicios básicos para los ciudadanos de agua y desagüe. • Desarrollar programas para eliminar la Anemia y desnutrición infantil en todas las regiones del país. • Reforzaremos los mecanismos de control del Estado en todos sus estamentos. • Desarrollaremos un Programa Integral para mejorar los servicios, Seguridad, de Educación, Nutrición y Salud Pública a nivel nacional 1.4. Valores Ciudadanos Patriotismo Honestidad Responsabilidad Respeto Honestidad Cooperación Solidaridad Lealtad Tolerancia Justicia Transparencia Participación Ciudadana Compromiso Orden 6Plan de Gobierno Partido Político Unión por el Perú 2021-2026 II. VISION DEL PLAN DE GOBIERNO. Al 2030, el Perú, habiendo superado los efectos de la pandemia COVID19, se constituirá en uno de los Países más competitivos de la Región, basado en una adecuada Gobernabilidad y la construcción del escenario apuesta, somos un País democrático, respetuoso del Estado de derecho, de la Institucionalidad, de los Tratados internacionales y una sólida seguridad multidimensional. Con crecimiento económico sostenido coherente con el Índice de Desarrollo Humano (IDH) y una efectiva Descentralización por dimensiones, con inclusión social, moderno, articulando “Políticas-Planes-Presupuesto” y gestionando por resultados, inmerso en el Organismo de Cooperación de Desarrollo Económico (OCDE), coadyuvando al logro de los Objetivos del Desarrollo Sostenible (ODS). Estaremos orgullosos de nuestra identidad, propia de la diversidad étnica, cultural y lingüística del país. Respetamos nuestra historia y patrimonio milenario, y protegemos nuestra biodiversidad. Consecuente con la evolución de la globalización 4.0, así como Entidades Públicas que orientan su principal esfuerzo a proporcionar Servicios Públicos de calidad con el objeto de satisfacer las necesidades básicas de la población. 1. Nos hemos constituido en uno de los Países más competitivos de la Región, respetuoso del Estado de Derecho y Tratados Internacionales. Al culminar la Reforma del Estado materializada con el cambio de la Constitución, la dimensión Política, Electoral, Poder Ejecutivo, Legislativo, Judicial, Organismos Constitucionalmente Autónomos, Descentralización del Estado y determinación del Modelo Económico, escalaremos posiciones por pilares, en el Ranking Mundial de Competitividad publicado por el World Economic Fórum (WEF) de acuerdo al detalle siguiente: 1. 2. 3. 4. 5. 6. 7. 8. 9. 10. Instituciones. Infraestructura. Adopción de TIC Estabilidad macroeconómica. Salud (Esperanza de vida). Educación y habilidades. Mercado de productos Mercado de trabajo. Sistema financiero Tamaño de mercado 7Plan de Gobierno Partido Político Unión por el Perú 2021-2026 11. Dinamismo de los negocios y 12. Capacidad de innovación. Seremos celosos guardianes del respeto irrestricto a los derechos fundamentales de las personas, así como de los compromisos pactados por nuestro País a nivel internacional. 2. Nuestro Índice de Desarrollo Humano (IDH) será coherente con el crecimiento económico sostenido, con inclusión social, moderno, articulando “Políticas-Planes-Presupuesto” y gestionando por resultados, inmerso en el OCDE y coadyuvando al logro de los ODS. El Índice del Desarrollo Humano (IDH) e inclusión social, estará directamente relacionado con nuestro ascendente crecimiento económico con un efectivo manejo de las variables macroeconómicas, habiendo culminado la Fase de Consolidación de la Política Nacional de Modernización de la Gestión Pública y logrado la articulación de “Políticas-Planes-Presupuesto”, bajo el enfoque del nuevo paradigma “Administración por Resultados” (APR) insertados en el Organismo de Cooperación de Desarrollo Económico (OCDE) y habiendo contribuido al logro de los 17 Objetivos de Desarrollo Sostenible (ODS) trazados en el 2016 por la Organización de las Naciones Unidas (ONU). 3. Estaremos orgullosos de nuestra identidad, propia de la diversidad étnica, cultural y lingüística del país. Respetamos nuestra historia y patrimonio milenario, y protegemos nuestra biodiversidad. Consecuentes con nuestra historia y la pluriculturalidad de nuestro País, las decisiones trascendentales las tomaremos teniendo en consideración los usos, costumbres y lenguas originarias de nuestras comunidades nativas amazónicas, quechuas, aymaras y afro peruanas, respetando nuestro patrimonio cultural milenario y protegiendo nuestra biodiversidad. 4. Consecuentes con la evolución de la globalización 4.0 las Entidades Públicas orientarán su principal esfuerzo a proporcionar Servicios Públicos de calidad con el objeto de satisfacer las necesidades básicas de la población. Consideraremos el raudo avance de la Investigación, Desarrollo, Innovación y Emprendimiento (I+D+i+e) en el mundo globalizado que evoluciona “de la mano” con la Cuarta Revolución Industrial (4.0), las Entidades Públicas han culminado sus procesos de transformación habiéndose logrado el fortalecimiento de capacidades del servidor público lo que ha permitido materializar los gobiernos electrónicos, digitales e inteligentes, en los 3 Poderes del Estado, Organismos Constitucionalmente Autónomos y en los 3 8Plan de Gobierno Partido Político Unión por el Perú 2021-2026 niveles de Gobierno, gracias a la dinámica que le otorgan la interacción efectiva de los Sistemas Funcionales con los Administrativos del Estado, a efectos de proporcionar Servicios Públicos de Calidad para el bienestar de toda la población que desarrollan su vida diaria en ciudades inteligentes, gracias al uso de las Tecnologías de Información y Comunicaciones (TICs). Los resultados negativos de la Pandemia desde el punto de vista económico y social, nos ha puesto el gran reto de alinearnos a los adelantos de la ciencias y la tecnología en el Contexto Internacional, que permitirán a nuestro país transitar hacia el desarrollo Humano Integral y sostenible en Democracia, mediante la conectividad, respetando el Estado de derecho, los derechos individuales, los derechos Humanos, esbozando un nuevo Paradigma Social, Ambiental y Económico, donde el ciudadano es considerado como el centro y beneficiario directo de las Políticas Públicas, emanadas por el Estado-Gobierno. Presentamos el desarrollo de un Plan de Gobierno, que convertirá a nuestro Partido Político en una alternativa de gobierno participativo e inclusivo promoviendo la Empresa como eje fundamental del crecimiento económico y del Desarrollo, con ética, patriotismo, conciencia ambiental, creatividad e innovación, en la búsqueda del desarrollo económico, social, cultural, ambiental, político, con orden y paz social, en el marco de la historia y cultura de nuestros antepasados y con profundo respeto a la democracia, la gobernabilidad, separación de poderes, la institucionalidad y el amor por nuestra patria. Es en ese sentido, nuestro compromiso social tiene que ver con cinco ejes claves: La Economía, la Salud Pública, la Educación, la Seguridad Ciudadana y la Lucha Contra la Corrupción. Dimensiones que estarán concebidas a responder las necesidades de los que menos tienen. Crearemos herramientas que permitan la cercanía del gobierno a la ciudadanía a través del dialogo, con honestidad en la gestión estatal, la participación, la conciliación y el consenso, como una forma de hacer política. Evitaremos los conflictos y la confrontación como forma de resolver los problemas del país. Así mismo, solicitaremos a los medios de comunicación que transmitan información oportuna, imparcial y veraz. Asimismo, desarrollaremos cimientos de los ejes sociales que tienen que ver con la tolerancia en la convivencia ciudadana, el respeto a los derechos humanos, al estado de derecho, el fortalecimiento de la institucionalidad, implementaremos el Ministerio de la Familia, que asistirá el ciclo de vida ciudadana, desde la concepción hasta el ciudadano pensionista, el desarrollo de la ciencia y la tecnología, el fomento de la creatividad a la innovación y el emprendimiento. 9Plan de Gobierno Partido Político Unión por el Perú 2021-2026 Fortaleceremos las Fuerzas Armadas en su preparación y equipamiento, cuya misión es el resguardo de la soberanía nacional, así como a la Policía Nacional del Perú, a quienes respaldaremos en el uso de la fuerza, en contra de aquel ciudadano que la use en contra de otro ciudadano. Promoveremos la Formalidad Empresarial y de la propiedad, lucharemos contra el narcotráfico, el terrorismo, la trata de personas, la violencia familiar, la minería ilegal, el contrabando y otros. Promoveremos el Cambio de la Constitución para Restablecer la Pena de Muerte para los presidentes Corruptos, altos funcionarios y violadores de menores, eliminación de los contratos ley del capítulo económico, la reforma de estado entre otros. Desarrollaremos infraestructura de viviendas con servicios básicos completos a nivel nacional, carreteras, puentes, caminos rurales, canales de regadío, etc. serán parte de nuestra filosofía de desarrollo humano integral. De cara al bicentenario presentaremos un resumen al Jurado Nacional de Elecciones sobre nuestras propuestas y desarrollaremos cada uno de los ítems que tienen que ver con los motivos de este proyecto, sus principios, una pincelada en la introducción sobre diversos aspectos de nuestro Ideario, la realidad nacional, Plan de Gobierno, la visión hacia el 2030, la misión, los objetivos, para finalmente hablar sobre nuestras tesis ideológicas respecto a estado y economía, y estado y relaciones exteriores. 10Plan de Gobierno Partido Político Unión por el Perú 2021-2026 Nuestra primera acción de Gobierno será promover el cambio de la Constitución de 1993 vía Asamblea Constituyente I. Dimensión Social Educación SITUACIÓN ACTUAL La educación en general en nuestro país se encuentra en crisis. Mencionaremos algunos indicadores que así lo demuestran: • Se invierte menos por alumno en todos los niveles y modalidades (Inicial, Primaria y Secundaria con sus variables y modalidades – Etapa de la Educación Básica- y en la Superior Tecnológica, Pedagógica, Escuelas Superiores y Universidades Públicas - Etapa de la Educación Superior), en comparación con otros países de la región y peor aún en el mundo. • No se han mejorado los aprendizajes, ni tampoco mejorado las condiciones laborales de los docentes, pues el Estado no ha cumplido con cancelar la deuda social que se tiene con ellos; la brecha en infraestructura educativa es cada vez mayor y la discriminación entre regiones es visible y evidente. • La violencia en las instituciones educativas de la educación básica, en los últimos años fue en aumento y el Estado ha sido incapaz de proponer alternativas válidas para corregir este grave daño, a pesar de existir normatividad que podría aportar en ese sentido. • Las autoridades y directivos desde la sede central del Ministerio de Educación, no dan la talla ni menos cuentan con las condiciones mínimas de formación profesional y experiencia para implementar políticas educativas favorables para la educación (en su mayoría son bachilleres, no cuentan con experiencia en ninguno de los niveles o modalidades a su cargo, son de otras profesiones, especialmente de sociología, no tienen formación en educación, proceden de tres o cuatro universidades que tienen un denominador común: facilitan y expanden la ideología de género, la desaparición de los contenidos y asignaturas de historia del Perú, entre otras áreas importantes de nuestra historia y las riquezas naturales que posee nuestro país). El sector educación está secuestrado por intereses de grupo y de poder. • En modernización de la gestión educativa, ésta deja muchísimo que desear, por el contrario, lo único que se conoce son las carencias de medios y materiales, los incendios, robos y abandono de materiales educativos que el Ministerio no distribuye, entre otros graves descuidos – abandono e indiferencia. 11Plan de Gobierno Partido Político Unión por el Perú 2021-2026 Al respecto, UNIÓN POR EL PERÚ propone la necesidad de hacer un cambio radical en la alta dirección del sector, así como en los órganos superiores e intermedios, evaluar en forma integral los verdaderos logros obtenidos, mantener los que sean pertinentes e implementar políticas nuevas, en el marco de la Ley General de Educación, que debe ser evaluada, modificada, actualizada y puesta al servicio del país. Dotar de mayor presupuesto, cumpliendo con el mínimo del 6% del PBI para los años 2021 y 2022 y a partir del 2023, dotarle del 10% del PBI, para garantizar la verdadera calidad educativa y el retorno de ésta hacia la economía del país, a través de la calidad de los alumnos, egresados y profesionales que serán mejor valorados y competentes tanto en el país como en el exterior. Se velará por la correcta asignación y la eficiencia del gasto, supervisando los productos y servicios en los que se invierte y sancionando drásticamente si se transgreden las normas establecidas. Cumplir inmediatamente con cancelar la deuda social a todos los maestros del Perú y mejorar sustancialmente las pensiones de los docentes cesantes y jubilados (media UIT como pensión mínima). LINEAMIENTOS GENERALES - Calidad educativa. Lograr una verdadera calidad en la educación, pasa por mejorar la calidad del desempeño docente, evaluación del currículo, pertinencia del mismo, fortalecer las acciones de evaluación de la calidad de la educación, no sólo del nivel universitario, como se dice que se está haciendo, sino desde la educación inicial, toda la educación básica (Inicial, Primaria y Secundaria), sus variantes y la educación superior. En todos ellos se debe pasar por el licenciamiento como sólo una y única etapa y luego ir hacia la Acreditación, la que si bien en los dos primeros años, aún sería voluntaria, a partir del tercer año (2023), ésta deberá ser obligatoria. Se debe mejorar e incentivar realmente la investigación y producción científica. La acreditación es la forma más completa que se aplica en el mundo para medir la calidad de la educación. El Licenciamiento que tanto se habla en el país, lo utilizan dos o tres países en el mundo y sabemos que obedecen a intereses económicos, de grupo y de poder, antes que a fines verdaderamente educativos. Hay que quitar la venda de los ojos al pueblo peruano, Es tiempo de sincerar la educación, que debe ser del pueblo y para el pueblo, que debe contribuir al desarrollo socioeconómico del país y a la realización integral de la persona humana. 12Plan de Gobierno Partido Político Unión por el Perú 2021-2026 - Desarrollo integral docente. Elevar el sueldo de los docentes a 3,000 soles mensuales e incrementarlo progresivamente a partir de la meritocracia, revalorando la carrera docente y motivando la atracción de talentos desde la formación inicial docente a través de un programa que mejore las condiciones básicas de calidad en las escuelas pedagógicas y de educación a nivel nacional. - Infraestructura física. Inversión urgente en las instituciones educativas que lo necesitan de urgencia, propuesta de diseños que respondan al desarrollo integral del currículo y a las condiciones geográficas y culturales. Más de 35,000 instituciones educativas no cuentan con saneamiento físico legal para que el Estado pueda invertir en infraestructura, pues estas instituciones están ubicadas en predios que pertenecen a personas naturales o jurídicas privadas (gobiernos regionales, locales, comunidades, parroquias, etc, etc), es decir no pertenecen al Ministerio de Educación, ello impide que el Estado invierta en la mejora sustancial de los locales escolares, mobiliario y equipamiento incluido. Se debe subsanar este problema de inmediato a través de una Ley que lo permita. Para dar un salto que sea considerado importante en educación, se debe implementar por lo menos en uno o dos colegios de las capitales de departamento o de provincias, un edificio de por lo menos 4 pisos al que se le denominaría área de investigación, ciencia y tecnología y en la que deberían existir los laboratorios básicos: física, química, biología, computación, idiomas; para así ir incorporando a los estudiantes de nuestro país en el conocimiento y manejo de este equipamiento, sus potencialidades y el desarrollo de las cualidades que por naturaleza tiene el hombre peruano. - Bienestar socioemocional. Fortalecer el sistema de atención para detener los actos de acoso sistemático contra niñas, niños y adolescentes y establecer estrategias de prevención. Cumplimiento de las medidas de protección básicas contra el nuevo coronavirus, implementar servicios higiénicos salubres en todos los locales escolares del país. Cumplir con lo establecido en la Ley 28044, Ley General de Educación y sus modificatorias, en cuanto a dotar a cada institución educativa con profesores de educación física, profesores de idiomas y psicólogos educativos, tomando en 13Plan de Gobierno Partido Político Unión por el Perú 2021-2026 cuenta la participación de las universidades en la formación profesional, al MEF para dotar del presupuesto necesario, a los colegios profesionales involucrados a efectos de establecer la metodología, procedimientos y protocolos para que, en especial, en este caso, los psicólogos educacionales aporten sus conocimientos que apunten a disminuir la violencia y aporten en la salud mental de los estudiantes y de sus familias. Prestar mejores servicios públicos, mejores espacios culturales y deportivos, fortalecer programas municipales que amplíen las áreas verdes en la ciudad, y buscar la participación de la sociedad civil organizada para desarrollar las escuelas saludables integrales. - Gestión moderna de instituciones educativas. Lograr una mayor y mejor capacidad de trabajo, reorganizar el Sector Educación, incluido el propio Ministerio y sus órganos intermedios y ejecutores, para mejorar la gestión educativa que propicie el beneficio de los estudiantes del país. Mejorar los planes de capacitación en la formación continua de docentes, tomando en cuenta la experiencia adquirida, el desarrollo de la meritocracia y la profundización de los conocimientos en mérito a la especialización que se debe dar en todas las áreas de la educación peruana, utilizando la telemática y las herramientas computacionales adecuadas. PROPUESTAS DE POLÍTICA UNIÓN POR EL PERÚ propone reorganizar el sector educación, elevar la calidad de los aprendizajes, mejorar las condiciones laborales de los docentes, desarrollar programas de educación emprendedora, cerrar las brechas de infraestructura, elevar la conectividad por internet, disminuir la violencia en las escuelas, modernizar la gestión educativa sobre la base del incremento del presupuesto en educación según lo antes detallado y para el periodo 2021 – 2026. Política 1: Calidad educativa. Para ello, se plantean las siguientes acciones: - Mejora Urgente en la Educación Rural para facilitar el acceso a través de medios de transporte variados (buses, bicicletas, peque peques) y/o instituciones educativas rurales de atención diversificada (educación dual, alternancia, residencias, intercultural-bilingüe, secundaria tutorial, redes rurales y núcleos de estudios), con períodos escolares alternos y de acuerdo a las características geográficas y contar con docentes comprometidos con el cambio. - Educación digital empleando las tres modalidades de la educación: presencial, semipresencial y a distancia con el objetivo de mejorar la enseñanza 14Plan de Gobierno Partido Político Unión por el Perú 2021-2026 de las nuevas competencias que el presente siglo exige a todos los estudiantes del mundo y revertir la pérdida de aprendizajes a consecuencia de la pandemia y verificar la real dotación de tablets que sean útiles a nuestra realidad, sancionando a los responsables que no tuvieron la capacidad de prever esta contingencia. - Incrementar la oportunidad de educación para todos aumentando el número de becas y adicionando créditos educativos reales, que no afecten a la economía de la familia y que posibiliten atender los efectos nocivos dejados por el Covid-19 tanto en la educación básica como superior durante el próximo período gubernamental. - Incrementar contendidos curriculares elementales de historia, geografía, economía política, geopolítica, aritmética, geometría, álgebra, trigonometría y demás áreas de la matemática, la física, la química, la instrucción pre militar y la educación para la vida. - Buscar la excelencia en la educación superior (institutos, escuelas de educación superior y universidades) con el objeto de asegurar que los estudiantes tengan una sólida formación académica, técnica, profesional y post profesional para el beneficio de la sociedad en general, se debe poner en funcionamiento a las entidades acreditadoras y certificadoras, públicas o privadas, nacionales o extranjeras que traigan el real avance en la calidad de la educación peruana y salir del facilismo y apoyo a un solo grupo de universidades llamadas del “consorcio” para extenderlo a las instituciones públicas y privadas del país, como debió ser desde el inicio. - Buscar la forma idónea del traslado de estudiantes a las universidades “licenciadas”, evitando que estas abusen económicamente y hagan exigencias antojadizas en torno al reconocimiento de los créditos académicos que ya han conseguido los estudiantes a ser trasladados fortaleciendo las condiciones básicas reales de calidad de la universidad pública y mejorar la investigación y producción científica con la participación del CONCYTEC y la Academia Universitaria. - Construir modelos de mejora continua que conecten los licenciamientos de sólo las universidades (por la SUNEDU) con las acreditaciones (MINEDU – DIGESU- SINEACE) que atienda a las universidades, institutos, escuelas de educación superior; y, a través de la DIGEBARE, a la educación básica para darle mayor predictibilidad al sistema de evaluación, acreditación y certificación de la calidad educativa en el país. - Implementar institutos de educación superior tecnológicos de excelencia (por lo menos uno en cada región)y por especialidades en las ciencias agrarias, acuícolas, mineras, agroindustriales (frutas-verduras y productos bandera para brindar el soporte tecnológico que las empresas instaladas en el país requieren para elevar la producción y la productividad de todos los productos agrarios, acuícolas y manufacturados que se producen en el país con miras a la 15Plan de Gobierno Partido Político Unión por el Perú 2021-2026 exportación a gran escala y con la participación de la academia (universidades, institutos), la empresa y el Estado, generando valor agregado e ingreso de mayores divisas para el país. Política 2: Desarrollo integral docente. La calidad de desempeño de los docentes es un factor clave en la mejora de los aprendizajes de los estudiantes. Los maestros son el eje fundamental de una reforma educativa necesaria. Para ello, se plantean las siguientes acciones: - Elevar el sueldo de los docentes a 3,000 soles mensuales e incrementarlo progresivamente a partir de la meritocracia. - Revalorar la carrera docente y motivar la atracción de talentos desde la formación inicial docente. - Implementar un programa que mejore las condiciones básicas de calidad en las escuelas pedagógicas y de educación a nivel nacional. Política 3: Infraestructura física. La inversión urgente en las instituciones educativas del país, con la propuesta de diseños que respondan a las características y condiciones geográficas y culturales, así como al desarrollo integral del currículo. Desde el Censo de Infraestructura del año 2013, sólo el 43% de las escuelas públicas contaban con acceso de agua, desagüe y electricidad. La realidad de hoy es más desalentadora aún, por lo que se debe intervenir con visión y decisión. Para ello, se plantean las siguientes acciones: - Materializar el saneamiento físico legal de más de las 35,000 instituciones educativas que no lo tienen para que el Estado pueda invertir en infraestructura. Se debe subsanar este problema de inmediato a través de una Ley que lo permita. - Implementar por lo menos en un colegio de la capital de departamento y en uno en cada provincia, un edificio de por lo menos 4 pisos al que se le denomine área de investigación, ciencia y tecnología y en el que se implementen los laboratorios básicos de física, química, biología, computación e idiomas para ofrecer un servicio educativo integral, acercando a los alumnos al mundo de la ciencia y la tecnología que se añada a las cualidades que por naturaleza posee el hombre peruano. - Implementar más y mejores locales escolares tipo, que respondan a las características geográficas, climáticas y culturales en la costa, sierra y selva, que evite tener que hacerse un proyecto para cada uno, lo que implica un elevado costo, mucho tiempo y falta de creatividad para solucionar problemas. Así, en corto tiempo se avanzaría con la premura que el país y la educación lo requiere. 16Plan de Gobierno Partido Político Unión por el Perú 2021-2026 Política 4: Bienestar socioemocional. Como bien es sabido, la familia es el primer espacio de aprendizaje natural, la escuela refuerza y complementa lo aprendido en casa y la sociedad en general, juega también un rol formador en las personas. Los medios de comunicación impactan de manera positiva o negativa en la generación o reforzamiento de valores, hábitos, antivalores y malos hábitos, las instituciones públicas y privadas, desde distintas ópticas y con diversos medios también participan en la formación de la estructura mental y conductual de las personas. Para mejorar y optimizar esta participación en la etapa formadora de los alumnos se les debe tener en cuenta. Para ello, se plantean las siguientes acciones: - Prestar mejores servicios públicos, mejores espacios culturales y deportivos, tanto a nivel de los medios de comunicación como en forma presencial, fortalecer programas municipales que amplíen las áreas verdes en la ciudad, y buscar la participación de la sociedad civil organizada para desarrollar las escuelas saludables integrales. - Fortalecer el sistema de atención a nivel de los locales escolares y su entorno para detener los actos de acoso sistemático contra niñas, niños y adolescentes y establecer estrategias de prevención con la participación de los actores involucrados. - Cumplimiento de las medidas de protección básicas contra el nuevo coronavirus, implementar servicios higiénicos salubres en todos los locales escolares del país. - Dar cumplimiento a lo establecido en la Ley 28044, Ley General de Educación y sus modificatorias, para dotar a cada institución educativa con profesores de educación física, idiomas y psicólogos educativos para que aporten sus conocimientos que apunten a disminuir la violencia, eleven la salud física y mental de los estudiantes y de sus familias. - Implementar programas de instrucción Pre- militar para alumnos de 4to y 5to. De secundaria. Política 5: Gestión moderna de instituciones educativas. Para lograr una mayor y mejor capacidad y calidad de trabajo en el sector educación y específicamente en las instituciones educativas del país, en busca de una gestión moderna y eficiente, se pasa necesariamente por reorganizar el Sector, incluido el propio Ministerio y sus órganos intermedios y ejecutores, que propicie el real beneficio de los estudiantes del país. Tomando en cuenta la reciente experiencia adquirida en el uso masivo de las herramientas computacionales y la telemática por parte del magisterio nacional 17Plan de Gobierno Partido Político Unión por el Perú 2021-2026 en el desarrollo de sus actividades e impulsando la profundización de los conocimientos en base a la especialización en todas las áreas de la educación peruana se debe buscar el desarrollo meritocrático de los docentes del país. Nuestro país requiere de un sistema educativo flexible y diversificado en base a nuestra realidad geográfica, económica, social, cultural y ambiental que lo conforma. Acciones a desarrollar: • Se debe evaluar de forma integral la labor desarrollada por la SUNEDU, pues en su desempeño se han advertido falencias, vacíos, improvisación, falta de personal profesional académico y técnico especializado, gran improvisación en muchas actuaciones lo que ha originado comisiones investigadoras que si bien han encontrado hallazgos que merecen ser evaluados más a profundidad, no han tenido la oportunidad de materializarlos en informes finales, inclusive hallándose recomendaciones de la propia Contraloría General de la República. • Pretender asignarle mayores competencias a la SUNEDU para que también realice el licenciamiento de los institutos y escuelas de educación superior a nivel nacional y considerando que estas instituciones superan las novecientas, no es la mejor garantía de evitar el favoritismo que se advirtió en el caso de las universidades, más aún, si en la actualidad ya han licenciado a los institutos que se les podría denominar tipo “A” o sus símiles a las universidades del “Consorcio”. Hay una sombra de dudas respecto a ese actuar. No se debe permitir el avance en ese sentido, sin hacer una evaluación real y transparente. • Caso similar pasa con el Sistema Nacional de Evaluación, Acreditación y Certificación de la Calidad Educativa – SINEACE, a quien, por las medidas adoptadas por los titulares del Sector Educación, han ido dejándolo sin funciones efectivas, sin presupuesto y desalentando su accionar para demostrar su “ineficiencia o inoperatividad”, situación que debe revertirse porque es lo que funciona en el mundo y sus resultados se aprecian en las universidades acreditadas internacionalmente, frente a las nuestras, que en la práctica han desaparecido. • Igualmente se debe evaluar el desempeño del Consejo Nacional de Educación, que, a lo largo de estas tres décadas, como mínimo, resulta responsable de la crisis de la educación peruana y si se analiza quienes son sus integrantes, advertiremos que se trata de una composición similar a la que predomina en la SUNEDU, el MINEDU y los órganos que la conforman (PRONABEC – PRONIED- IPD). Todo lo antes referido, una vez evaluado se de tomar la decisión más importante, lo que implica modificar la Ley 28044, Ley General de Educación, la Ley 30220, Ley Universitaria y las leyes vinculadas a los organismos antes mencionados. 18Plan de Gobierno Partido Político Unión por el Perú 2021-2026 Justicia - - - - - - Implementar Políticas de Estado orientadas al respeto a los Derechos Humanos. Implementar Programas de cultura ciudadana que viabilicen el respeto a la legalidad y de consolidación de Estado de Derecho. Fortalecer el Sistema de Defensa Jurídica del Estado a efectos de preservar los intereses nacionales. Reformar el Sistema Judicial y el código penal, para mitigar los niveles de delincuencia y crimen organizado. Reestructurar la seguridad jurídica basadas en eficientes servicios registrales y notariales. Promover el gobierno abierto que garanticen el acceso a la justicia transparente, confiable y moderna. Salud “SALUD INTEGRAL PARA TODOS” Objetivo Principal: Crear un gran Sistema de Salud Integrado e incluyente, que brinde el acceso sin restricciones y atención de salud de calidad, con equidad y trato digno para toda la población, especialmente los grupos más vulnerables (madres, niños, discapacitados, comunidades nativas, grupos excluidos y la tercera edad), con énfasis en la prevención y promoción de la salud, con un enfoque de derechos y responsabilidades de los usuarios. La pandemia del Covid 19 del 2020 ha evidenciado muy rápida y dramáticamente las grandes carencias y debilidades en el actual sistema de salud. Nuestro gobierno actuará principalmente a través de: 1.1 Un solo Sistema de Salud Integrado para mejorar la Rectoría y Gestión de Salud, integrando el Ministerio de Salud, ESSALUD, las Sanidades de las Fuerzas Armadas y de la Policía Nacional, lo que permitirá coordinar y realizar una mejor atención preventiva y recuperativa de la población, y actuar con mayor oportunidad y eficiencia. Fortalecer la rectoría y la conducción sectorial del MINSA a través de una buena articulación con los Sub sistemas de salud y los gobiernos locales y regionales, por medio de las Redes Integradas de Salud, con una mayor participación ciudadana en la gestión de la atención de salud (mayor protagonismo de los agentes comunitario de salud) y en el cumplimiento de sus deberes y derechos. Mejorar la gestión administrativa y asistencial en todos los establecimientos de Salud, Puestos, Centros de Salud, Hospitales, institutos y Redes de salud, con indicadores de gestión y de resultados sanitarios, capacitación para el personal, mayor control y mediciones a través de encuestas de satisfacción 19Plan de Gobierno Partido Político Unión por el Perú 2021-2026 y vigilancia ciudadana que velará, junto con la Superintendencia de Salud, por los derechos de los pacientes. 1.2 Reducción de los problemas de Salud Pública. Eliminar la desnutrición crónica infantil en niños menores de 5 años, garantizando la Atención oportuna e integral de salud de la Madre y el Niño, priorizando los grupos de riesgo, estableciendo la obligatoriedad del control del niño sano y fortaleciendo la oferta de servicios del Primer nivel; se buscará reducir la mortalidad materna, la mortalidad infantil, la reducción de los casos de enfermedades trasmisibles (TBC, Malaria, Dengue, VIH, Hepatitis C); se mejoraría la Estrategia Sanitaria Nacional de inmunizaciones con vacunación completa al 100% de todos los niños menores de 3 años. Para enfrentar la pandemia originada por el Covid 19, se incrementarán camas de hospitalización y Unidades de Cuidados Intensivos-UCI, suficientes y la detección temprana y seguimiento de casos desde el primer nivel de atención, monitoreo y aplicación de tratamiento desde la detección de la enfermedad. Se garantizará el abastecimiento de oxígeno suficiente en todas las Redes de Salud. Se vacunará a toda la población, comenzando por los grupos de mayor riesgo. 1.3 Mejor Atención en Salud, oportuna y eficaz. Debe cambiarse el modelo de atención a un modelo de atención integral de salud, con énfasis en la prevención, contemplando la salud familiar y comunitaria, en coordinación con otros sectores, como saneamiento, educación, vivienda. El eje debe ser la atención en el Primer Nivel, por lo que se propone mejorar la infraestructura y equipamiento de los establecimientos de salud del Primer Nivel de Atención; y dotarlos de mayor personal, mejor remunerado y atención mínima de 12 horas. Se incrementará el uso de la telemedicina. Llevar a cabo métodos de prevención y monitoreo y control de pacientes, principalmente a los grupos más vulnerables: madres gestantes, niños, adultos mayores y grupos de riesgo. Se mejoraría la prevención de enfermedades prevalentes de la infancia como Enfermedades Diarreicas Agudas – EDA e Infecciones Respiratorias Agudas IRA. Se daría capacitación de la población en la prevención de estas enfermedades por todos los medios de comunicación posibles. Establecer mayor control y seguimiento de pacientes con enfermedades no transmisibles, como hipertensión arterial, diabetes mellitus y sus complicaciones con apoyo al adulto mayor. Se dará mayor control y reducción de enfermedades emergentes, de acuerdo a cada Región. Se ampliaría la cobertura del Plan Esperanza, para reducir la mortalidad por cáncer, principalmente de cuello uterino, mama y próstata. Se ampliarán las atenciones y acciones preventivas. Mejorar la atención de la salud mental, principalmente en el Primer Nivel de atención y a través de atención en los colegios. 20Plan de Gobierno Partido Político Unión por el Perú 2021-2026 A través de ESSALUD, mejorar la protección y promoción de la salud en el lugar de trabajo, para reducir los riesgos de enfermedad, mortalidad y discapacidad debido a la exposición ocupacional. 1.4 Mayor Infraestructura y equipamiento. Actualmente, las edificaciones y el equipamiento de las Redes del Sistema de Salud están obsoletos en más del 60% a nivel nacional. Se rehabilitará y creará nueva infraestructura, de acuerdo a las necesidades de cada Región, y se adquirirán equipos biomédicos necesarios. 1.5 Más personal de Salud donde se necesite. Existe carencia de profesionales de salud en el primer nivel de atención y en especial en las zonas rurales desatendidas. Se Incorporarán profesionales de la salud, principalmente en el primer nivel de atención. Se seleccionará al personal por competencias, que respondan a las necesidades específicas de la comunidad, otorgándoseles incentivos laborales equilibrados, justos y equitativos, promoviendo que los profesionales de la salud se queden en su lugar de origen. Se promoverá la capacitación continua de los profesionales de la Salud y la investigación. 1.6 Medicamentos oportunos y de calidad. El 95% de los establecimientos de salud del MINSA contarán con un nivel óptimo de medicamentos e insumos médicos (superior al 90%). Debe aumentarse el número de medicamentos del Petitorio Nacional de Medicamentos y mejorar la calidad de los mismos. Se impulsará la investigación y el desarrollo de la industria de productos terapéuticos procedentes de la medicina tradicional peruana. 1.7 Más tecnología. Telemedicina 1.8 Financiamiento suficiente. El Sector Salud tiene un financiamiento insuficiente. Actualmente representa el 12.1% del Presupuesto Nacional. Se debe incrementar el Presupuesto en Salud a 1% del PBI por año, hasta llegar a representar 7% del PBI en el 2026. El Aseguramiento Universal, contará con el financiamiento necesario para su implementación, otorgando una cobertura progresiva a tratamientos oncológicos y cardiovasculares. Para el 2025 la cobertura de atención y el acceso a la salud de calidad será para el 100% de la población. Para ello se incrementará el presupuesto en el sector en 1,200 millones de nuevos soles cada año. El Seguro Integral de Salud – SIS se convertirá en la aseguradora del Estado, atendiendo a la población pobre, en extrema pobreza y a independientes sin cobertura de salud. El Fondo Intangible Solidario en Salud (FISSAL) será un seguro de segunda capa, destinado a financiar atenciones catastróficas de toda la población, financiado con el aporte de todas las I...A...F...A...S(IAFAS) institución 21Plan de Gobierno Partido Político Unión por el Perú 2021-2026 Administradora de Fondos de Aseguramiento en Salud públicas y privadas y el Gobierno. 1.9 Universalización de la Seguridad Social en Salud. ESSALUD atenderá a los asegurados y a sus familias, con atenciones de prevención y recuperación, de manera eficiente y oportuna. Se especializará en atenciones de enfermedades recurrentes, laborales y complejas. Su presupuesto es intangible. La institución ampliará su cobertura a todos los trabajadores formales e independientes. Se buscará la universalización de la Seguridad Social. 1.10 Acceso a la justicia: Selección, formación e idoneidad de jueces, juezas, las y los fiscales, las y los defensores públicos, los y las abogadas, policías, peritos, auxiliares. 1.11 Autoridad de control, políticas anticorrupción y transparencia 1.12 Modernización, celeridad y reducción de la carga procesal del sistema de administración de justicia (judicial, fiscal y policial) 1.13 Actualización normativa. Lucha Frontal Contra la Corrupción y la delincuencia común - - - II. Restableceremos la Pena de Muerte para aquellos presidentes, altos funcionarios corruptos y violadores de menores. Los delincuentes comunes de menor cuantía ingresarán al programa de trabajos comunitarios debidamente custodiados. Generaremos el Marco legal correspondiente con la finalidad que las Fuerzas Armadas salgan a las calles en apoyo de la Policía Nacional, en resguardo de la población en la seguridad ciudadana. Dimensión Económica Reactivación Económica Post Pandemia Formalización del 80% del Comercio informal, mediante incentivos de ahorros futuros a todo ciudadano mayor de 18 años que realice toda compra con factura, se manera automática, se le depositará en su cuenta el 0.5% del IGV hasta su jubilación. Ahorro Intangible hasta que cumpla 65 años de edad. No reemplaza al Sistema Previsional, lo complementa. Por tirón de demanda se ampliará la base tributaria. Reducción del Déficit Fiscal de manera escalonada. Reducción de la Pobreza 2% anual. Impulsar la Inversión Pública y Privada en: I.- AGRICULTURA En nuestra particular diversidad geográfica podemos identificar cuatro tipos de agricultura: 22Plan de Gobierno Partido Político Unión por el Perú 2021-2026 a) Agricultura familiar, formada por una gran masa campesina, sin crédito, baja productividad, practicas ancestrales poca tecnología sin títulos en general. b) Pequeña agricultura, formada por agricultores en extensiones y producción pequeña, dificultades para llegar al crédito y al mercado. c) Agricultura industrial, arroz, maíz. d) Agroindustria, formada por ingenios de exportación. SITUACION ACTUAL Cada una de ellas con sus particularidades y potencialidades, para los que hay que desarrollar programas diferenciados, más los problemas comunes son dos: escaso recurso hídrico y poca conectividad a los centros de consumo. 1. Agricultura familiar Es de baja productividad y tecnología, no tiene acceso al crédito y en muchos casos carece de títulos. 2. Pequeña agricultura comercial Con dificultades de acceso a mercado y financiamiento, la falta de ausencia de mercados mayoristas atentan contra la buena formación de precios, con poco acceso a la información para planificar siembras. 3. Agricultura industrial para consumo humano El maíz amarillo, es el representativo de este sector, se necesita aumentar producción, puesto que es uno de los productos que más se importa. Trigo y soya (derivados) deben aumentar su producción para disminuir importaciones. Debe darse más impulso a estas actividades. 4. Agroindustria de exportación Dinámica en los últimos años, es el segundo ingreso de divisas después de minería. Tiene cerca de 220,000 hectáreas en cultivo, aun puede crecer mucho más, al 2035 podríamos estar en 15,000 millones de dólares de exportaciones. Los últimos en aunarse son pequeños cafetaleros, cacaoteros y banano orgánico. II.- GANADERIA La diversidad geográfica no nos permite desarrollar fortalezas en la ganadería para carne, pero podemos desarrollar en producción lechera. Los Andes han sido el hábitat natural para un recurso natural viviente como son los auquénidos. La producción ovina, se ha adaptado a la geografía de los Andes y es allí donde se ha desarrollado con cierta magnitud. SITUACION ACTUAL 23Plan de Gobierno Partido Político Unión por el Perú 2021-2026 La crianza de vacunos para carne y derivados lácteos concentró el 28% del valor bruto de la producción pecuaria con un crecimiento promedio de 3% anual entre los años 2000 al 2013, involucrando a más de 881 mil productores. La crianza de porcinos contribuye con el 5.4% del BVP Monitor de Voltaje Monofásico agropecuario con una tasa de crecimiento promedio anual entre los años 2000 al 2013 de 2.4% involucrando alrededor de 598 mil productores. La crianza de ovinos representa alrededor de 3.8% de la producción pecuaria con una tasa de crecimiento promedio anual de 0.9% que involucra a más de 655 mil productores y la crianza de alpaca para fibra y carne que representa alrededor de 2.6% del VBP Monitor de Voltaje Monofásico de la producción pecuaria con una tasa de crecimiento promedio anual en los últimos 13 años superior de 3% involucra a más de 82 mil productores, con más de 3 millones de ejemplares. Sin embargo, los productores de ovino, alpaca y caprino que representan más de 800 mil familias de zonas rurales del país y que viven en condición de pobreza y pobreza extrema, requieren del apoyo del Gobierno para mejorar su calidad de vida y la sostenibilidad de sus negocios. III.- FORESTACION Somos el segundo país con bosques tropicales en Sudamérica, y el noveno en el mundo. Sin embargo, ese bosque natural debe ser preservado para beneficio del país y del mundo, pues formamos parte de la Amazonia considerada el pulmón del mundo. Solo debe permitirse actividades que garanticen la sobrevivencia de las comunidades nativas y la flora y fauna existente. Desarrollándose la actividad forestal en plantaciones comerciales en zonas apropiadas, como son las áreas deforestadas, o las tierras con vocación forestal identificados por el sector correspondiente, para proveernos de la madera tan necesaria para la industria, el hogar y la construcción. SITUACION ACTUAL En el Perú la actividad forestal es muy incipiente, no se ha deslumbrado su gran potencial. La Selva, ocupa un gran extensión del territorio nacional 59% y además existe 10,5 millones de hectáreas con vocación forestal, más de 7.5 en la región andina, región que alberga a la mayor cantidad de pobreza y extrema pobreza del país, principalmente localizadas en sus comunidades andinas, poseedoras de la mayor cantidad de estas hectáreas. Las Reservas Naturales alcanzan el 25% de la selva, el resto se explota desordenadamente, sin generar empleo ni desarrollo suficiente. La pequeña industria de madera existente, está atrasada y se desarrolla principalmente de la extracción sin reforestación. 24Plan de Gobierno Partido Político Unión por el Perú 2021-2026 Lineamientos generales 1. ́Aumentar productividad 2.- Explotación adecuada 3.- Tecnología y buenas prácticas 4.- Financiamiento 5.- Saneamiento y salubridad PROPUESTAS Y POLITICAS ESTRUCTURALES EN EL CORTO PLAZO 1.- Relanzar Agrobanco mejorando gestión en colocación de préstamos hacia la agricultura familiar y la pequeña agricultura comercial. redirigiendo sus colocaciones para el desarrollo de la agricultura campesina familiar y la pequeña agricultura comercial. 2.- Coordinación con los programas sociales, para adquisición de productos de Asociaciones de agricultura familiar. 3.- Incentivaremos el desarrollo de la ganadería con la adquisición de buenos reproductores para generar mejora genética. 4.- Relanzar CONACS Consejo Nacional de Camélidos Sudamericanos, para darle fuerza a la crianza de camélidos sudamericanos y comercialización de fibra de alpaca. 5.- Fortaleceremos al SENASA, INIA y PROMPERU y las oficinas comerciales del Perú en el exterior, para facilitar aumento de oferta exportadora. 6.- Desarrollaremos un programa especial de forestación de la Región Andina, a fin de proveer de no menos de 150,000 hectáreas de plantaciones forestales comerciales, iniciando la gran industrialización de la región andina. 7.- Desarrollaremos un plan piloto para replicar el ejemplo de la Granja Porcón de Cajamarca, en 10 comunidades andinas, de extensiones no menores a 10,000 hectáreas, facilitándoles accesos y conexión de internet. 8.- Desarrollaremos un programa de titulación de tierras para facilitar que sus propietarios puedan darlas en garantía para obtener financiamiento, y/o asociarse. 25Plan de Gobierno Partido Político Unión por el Perú 2021-2026 9.- Incentivaremos la compra del Estado de viviendas de madera, para los programas de viviendas sociales 10.- Creación del Fondo de Innovación Agraria, con el aporte individual de los Agricultores, y porcentaje del impuesto a la renta recuperado por el Estado por la modificación de la Ley de promoción Agraria, para fortalecer a la agricultura familiar y pequeño agricultor. PROPUESTAS Y POLITICAS ESTRUCTURALES EN EL MEDIANO PLAZO 1.- Promover el sembrío de cultivos alternativos en valles con agua permanente, para aumentar la oferta de exportación, promovidos por PROMPERU 2.- Desarrollar Proyecto de Pequeñas lagunas, reservorios pequeños en la región andina, creando por lo menos un millar de centros de producción de 400 hectáreas haciendo sinergias entre PSI, INIA, Sierra Exportadora, SENASA, y la creación de un Sesigra Agrario. 3.- Promoción de la agricultura familiar para reforzamiento de la seguridad alimentaria, promoviendo la asociatividad y el cultivo orgánico y el desarrollando del mercado interno, con asistencia técnica para innovación resiliente. 4.- Desarrollaremos un programa especial de forestación de la Región Andina, a fin de proveer de no menos de 500,000 hectáreas de plantaciones forestales comerciales, iniciando la gran industrialización de la región andina. 5.- Fortalecimiento y relanzamiento del INIA y el IIAP orientado hacia la agricultura sostenible y el medio ambiente a nivel nacional. 6.- Incentivaremos la industria maderera capaz de abastecer de productos de calidad al mercado internacional. 7.- Extender la red vial rural local de acceso de los productos a las rutas principales, para articular la agricultura campesina a los mercados. 8.- Fortalecer y expandir en todo el país, los programas de Sierra Productiva y considerando los tamaños de escala que permiten productividad creciente. PROPUESTAS Y POLITICAS ESTRUCTURALES EN EL LARGO PLAZO 1.- Planificar y zonificar la producción agrícola, pecuaria y forestal de acuerdo a necesidades internas y oportunidades de los mercados externos. 26Plan de Gobierno Partido Político Unión por el Perú 2021-2026 2.- Desarrollar un programa especial de forestación de la Región Andina, a fin de proveer de no menos de 1’000,000 hectáreas de plantaciones forestales comerciales con metas al 2040, iniciando la gran industrialización de la región andina. 3.- Desarrollar un plan piloto para replicar el ejemplo de la granja de Porcón de Cajamarca, en 20 comunidades andinas, de extensiones no menores a 10,000 hectáreas con metas al 2035, facilitándoles accesos y conexión de internet. TURISMO Nuestro país, posee la más grande cantidad de restos arqueológicos de América, y estos se ubican en casi todo el territorio, siendo este un gran potencial para desarrollar presencia de visitantes que ayuden a fomentar diversas actividades económicas en los lugares aún más inaccesibles. Se pueden realizar actividades diversas como: a) Turismo cultural presencial. b) Turismo de aventura y diversión. c) Turismo ecológico. d) Turismo gastronómico. SITUACION ACTUAL El desarrollo de estas actividades conlleva una variada infraestructura para permitir la comodidad del turista que, al resultar satisfecho del servicio, se convierte en el medio de incentivar el efecto multiplicador entre sus connacionales. El programa desarrollado en los años 90 para captar a 600,000 turistas, fue el inicio de una gran tarea emprendida por el sector privado, que ha permitido en la actualidad antes de la epidemia, llegar a los 4’400,000 de turistas al año. Las playas del norte del país, congregan a la mayor cantidad de turistas y el centro histórico del cuzco en el sur del país, atrae a la mayor cantidad de turismo cultural. Cada una de ellas con sus particularidades y potencialidades, para los que hay que desarrollar programas diferenciados, más los problemas comunes son dos, aun escasa infraestructura y falta de planes para potenciar turismo en lugares aun no explotados. 27Plan de Gobierno Partido Político Unión por el Perú 2021-2026 PROPUESTAS Y POLITICAS ESTRUCTURALES EN EL CORTO PLAZO 1.- Generar en la población y en la clase política la necesidad de explotar todos nuestros lugares con restos arqueológicos, con acuerdos público- privados, implementando la infraestructura necesaria. 2.- Desarrollar un programa de ecoturismo que aún está subdesarrollado en el Perú a pesar de sus inmensas áreas naturales aprovechables con propósitos de desarrollar turismo sostenible. 3.- Promover nuevas rutas turísticas, desarrollando productos y servicios proveídos por la población, como artesanías y otros. 4.- Apostar por el desarrollo gastronómico y como producto nacional para la exportación e imagen del país, apoyando la construcción de nuevos restaurantes de marca, a través de exoneraciones tributarias que permitan consolidar la gastronomía como la palanca del turismo en el Perú. 5.- Promoción de paquetes turísticos para turismo interno al alcance de las mayorías con calidad de servicios para repotenciar el turismo dañado por la epidemia. 6.- Desarrollar turismo a otros lugares además del Cusco poniendo en valor lugares con alto potencial turístico como Kuélap, Choquequirao, Caral, reservas nacionales. PROPUESTAS Y POLITICAS ESTRUCTURALES EN EL MEDIANO PLAZO 1.- Puesta en valor de monumentos arqueológicos, con respeto a la preservación arqueológica y a la explotación comercial, a través de acuerdos publico privados. 2.- Propiciar la construcción de aeropuertos menores de acceso a los lugares con atractivos turísticos, potenciando el turismo a esas zonas. 3.- Promover con gobiernos regionales y locales la participación del sector privado en la conservación y puesta en valor de nuestro patrimonio arqueológico y cultural, 28Plan de Gobierno Partido Político Unión por el Perú 2021-2026 4.- Diseño y ejecución de proyectos integrales de puesta en valor de lugares arqueológicos para el desarrollo del turismo y actividades productivas conexas y compatibles con la población artesanal. 5.- Promover infraestructura complementaria en playas del norte, autopistas, centros comerciales, aeropuertos, para permitir desarrollo macro turístico. PROPUESTAS Y POLITICAS ESTRUCTURALES EN EL LARGO PLAZO 1.- Puesta en valor de monumentos arqueológicos sin explotar, con respeto a la preservación arqueológica y a la explotación comercial, a través de acuerdo publico privado, con participación de comunidades aledañas. 2.- Desarrollar un plan que permita llegar a los 8 millones de visitantes al año 2035. 3.- Desarrollar infraestructura para el transporte de pasajeros con aeropuertos, carreteras, ferrocarriles, puertos fluviales, teleféricos, entre otros, en y hacia los lugares de interés turístico. 4.- Promover desarrollo de infraestructura hotelera y servicios conexos en lugares de interés turístico en base a circuitos turísticos y necesidades particulares de turistas. Energía y Minas A partir del 28 de Julio del 2021, implementaremos el Plan de Gobierno en el extremo correspondiente al sector energía y minas, coadyuvando en forma transversal a mejorar los estándares de educación, nutrición, salud y empleo digno, particularmente en zonas de potencial y tradición minera, a los efectos de lograr el desarrollo actual y de las futuras generaciones de peruanos. Desplegaremos nuestros esfuerzos teniendo en cuenta las mega tendencias mundiales y el escenario peruano en que nos situamos cerrando el 2020, cuya lectura es de crisis, tanto de salud pública, económica, social, ambiental y política, que nos dejaron las anteriores administraciones del Estado en sus tres niveles de Gestión, tanto nacional, regional como Municipal. Respetando las Políticas nacionales de consenso alineadas a la Patria e independencia de poderes respecto al legislativo y Judicial; desde el Ejecutivo desplegaremos esfuerzos sobre la base del eje sistémico ALIMENTO- AGUAENERGÍA; y a partir de este núcleo fundamental actuaremos sobre programas y proyectos específicos del sector energía y minas que aseguren el crecimiento y desarrollo del Perú. 29Plan de Gobierno Partido Político Unión por el Perú 2021-2026 Para ello progresivamente sentaremos las bases para un adecuado ORDENAMIENTO TERRITORIAL y una reforma efectiva del Estado, para que el pa</text:p>
          </table:table-cell>
        </table:table-row>
        <table:table-row table:style-name="ro1">
          <table:table-cell office:value-type="string" calcext:value-type="string">
            <text:p>Victoria Nacional</text:p>
          </table:table-cell>
          <table:table-cell office:value-type="string" calcext:value-type="string">
            <text:p>PLAN DE GOBIERNO PLAN DE GOBIERNO 2021-2026 Victoria Nacional 1PLAN DE GOBIERNO George Forsyth Candidato Presidencial Jorge Chávez Álvarez Jefe de la Comisión del Plan de Gobierno 2PLAN DE GOBIERNO CONTENIDO PROLOGO <text:s text:c="3"/>5 INTRODUCCIÓN <text:s text:c="2"/>.. 6 I. IDEARIO: PRINCIPIOS, OBJETIVOS Y VALORES DE LA ORGANIZACIÓN POLÍTICA <text:s/>8 II.VISIÓN DEL PLAN DE GOBIERNO <text:s text:c="2"/>.. 9 III. RESUMEN DEL PLAN DE GOBIERNO <text:s text:c="2"/>10 Misión Institucional <text:s text:c="2"/>. 10 Visión Institucional <text:s text:c="2"/>. 10 Principios Generales <text:s text:c="2"/>10 PROPUESTAS PARA REFUNDAR LA REPÚBLICA PERUANA <text:s/>18 SOCIEDAD MÁS IGUALITARIA Y ABATIMIENTO DE LA POBREZA <text:s/>.. 18 Pacto social por un Perú resiliente <text:s text:c="2"/>.. 18 Reforma de la Salud <text:s text:c="2"/>.. 20 Reforma de la Educación <text:s/>.. 21 Transformación de nuestra riqueza cultural en ventaja competitiva . 25 El Deporte como Fundamento de Nuestra Felicidad <text:s text:c="2"/>26 Viviendas y ciudades dignas <text:s/>27 Tolerancia cero con la delincuencia <text:s/>. 28 Adiós a la vulnerabilidad social <text:s text:c="2"/>28 CRECIMIENTO VIGOROSO Y SUSTENTABLE DESDE LA BASE DE LA PIRÁMIDE ECONÓMICA <text:s/>.. 29 Recuperación económica con resiliencia <text:s/>. 29 Empleo, formalización y reconversión inclusiva de las Mypes <text:s/>. 30 Industrializar para diversificar y generar mayor valor agregado <text:s text:c="2"/>. 32 Estabilidad macroeconómica para crecer sostenidamente <text:s text:c="2"/>33 Aceleración del crecimiento con impulso de la inversión honesta e inteligente <text:s/>33 Minería, hidrocarburos, comunidades y desarrollo equilibrado <text:s/>. 34 Digitalizarnos y tele comunicarnos <text:s text:c="2"/>.. 35 Ciencia, tecnología e innovación abierta <text:s/>. 36 Seguridad alimentaria para todos los peruanos <text:s/>. 37 LUCHA ANTI - CORRUPCIÓN Y TRANSFORMACIÓN DEL ESTADO <text:s/>. 38 Constitución anti-corrupción y pro economía social de mercado <text:s/>38 Transformar el Estado para forjar un desarrollo inclusivo <text:s/>. 39 Descentralización verdadera y fin al centralismo <text:s text:c="2"/>40 Reforma de la justicia <text:s text:c="3"/>41 Reforma de las relaciones exteriores <text:s/>. 41 TERRITORIO Y DEFENSA DEL AMBIENTE <text:s text:c="2"/>. 42 Defensa del ambiente y cambio climático <text:s text:c="2"/>42 3PLAN DE GOBIERNO Fuerte impulso a las energías renovables <text:s text:c="2"/>.. 43 Reforestación y represión de la tala ilegal <text:s text:c="2"/>.. 44 DESARROLLO DEL PLAN DE GOBIERNO SEGÚN DIMENSIONES: <text:s/>.. 45 Dimensión Social <text:s text:c="2"/>.. 45 Dimensión Económica <text:s/>.. 79 Dimensión Territorial – Ambiental <text:s text:c="2"/>.. 114 Dimensión Institucional <text:s text:c="2"/>. 123 IV. PROPUESTA DE RENDICIÓN DE CUENTAS SOBRE EL CUMPLIMIENTO DEL PLAN <text:s/>137 ANEXO – FORMATO RESUMEN DE PLAN DE GOBIERNO - ANEXO 05 RESOLUCIÓN N° 0330-2020-JNE <text:s text:c="4"/>144 4PLAN DE GOBIERNO PROLOGO Me complace presentarle al pueblo peruano el Plan de Gobierno de “Victoria Nacional”, que contiene un conjunto de medidas y reformas profundas llamadas a inaugurar un cambio de rumbo para el Perú, definitivo e irreversible, a partir del 28 de Julio de 2021. Queremos dejar atrás la tolerancia a la corrupción y la impunidad que ha reinado por largas décadas en nuestro país. Queremos dejar atrás la mentira, el engaño, la captura del poder y su usufructo por parte de grupos de intereses monopolistas, a quienes sólo les interesa el crecimiento del PBI sin importar como se distribuye los beneficios de ese crecimiento. Postulamos en este plan una recuperación desde la base de la pirámide económica y social. Una recuperación resiliente, que elimine las vulnerabilidades sociales y económicas para evitar que, ante una amenaza pandémica o de otra índole, la mayoría de los peruanos tenga que vivir un drama mayúsculo. Haremos que las micro y pequeñas empresas sean el centro de atención del Estado, para que se conviertan en empresas rentables y formalizadas, con capacidad de generar puestos de trabajo de dignos. Mínimo planeamos generar 2 millones de empleos nuevos permanentes, además de los empleos perdidos durante la pandemia. Vamos a impulsar una gran transformación del Estado, para que esté al servicio de todos los peruanos y para que con transparencia descentralice la economía y se elimine el centralismo limeño. Para eso necesitamos una carrera pública, un sistema de planeamiento territorial y una gestión honesta y eficiente. Soy una persona que desde niño aprendió a jugar en equipo, como arquero sabía que no metería goles, pero estaba convencido de que si cumplía con mi trabajo ayudaría a todo el equipo a ganar. En la Comisión del Plan de Gobierno que ha elaborado este plan tenemos el mejor equipo. El partido del Bicentenario lo jugaremos todos los peruanos juntos, codo a codo. El Perú se merece un cambio de rumbo a partir del 28 de Julio de 2021. Abrigo la esperanza que así será y que el futuro será muy promisorio para todos. 5PLAN DE GOBIERNO INTRODUCCIÓN El plan de gobierno de Victoria Nacional prioriza 3 ejes estratégicos: (1) impulsar la economía familiar, (2) salud y educación de calidad y (3) derrotar la corrupción y la inseguridad. Estos tres ejes estratégicos se estructuran en función a dos factores claves para impulsar la competitividad sostenible: el respeto del medio ambiente y el desarrollo de la Ciencia, la Tecnología y la Innovación (CTI). Estos ejes están sustentados en una Visión hacia el año 2026, de un Perú no sólo recuperado sino transformado sobre la base de un conjunto de reformas profundas que nos harán un país resiliente e inclusivo. La estrategia global se enfoca en el desarrollo desde la base de la pirámide económica y social, con formalización y transferencia de capacidades a las Mypes, la agricultura familiar, el desarrollo de cuencas, ciudades sostenibles, una economía circular y digital y un Estado al servicio del ciudadano. 6PLAN DE GOBIERNO De la estrategia global se desprenden 5 Pilares Estratégicos sustentados en 12 Principios de Buen Gobierno Corporativo. Los 5 Pilares Estratégicos del Plan de Gobierno son: (1) Sociedad más igualitaria y abatimiento de la pobreza; (2) Crecimiento vigoroso y sustentable desde la base de la pirámide económica; (3) Lucha anti-corrupción y transformación del Estado; (4) Desarrollo territorial equilibrado con valor compartido; y (5) Sociedad segura. Los 12 Principios de Buen Gobierno Corporativo que sustentan nuestra estrategia global son: 1. Estabilidad macroeconómica con equilibrio fiscal y prudencia monetaria. 2. Crecimiento económico sostenible impulsado desde la base de la pirámide económica y social, y equilibrado sectorial y regionalmente, con reglas de juego claras y estables. 3. Estado Promotor de la Competitividad vía el fomento del desarrollo de cadenas productivas, clusters, parques tecnológicos y redes de innovación. 4. Reducción de la pobreza creando oportunidades de empleo calificado y fortaleciendo el capital humano, natural y social. 5. Desarrollo social sustentado en una educación y una salud de excelencia como fundamento de la igualdad de oportunidades y con respeto y puesta en valor de nuestro pluralismo cultural. 6. Formalización Laboral y Empresarial y articulación de la mediana, pequeña y micro empresa. 7. Descentralización económica y política con integración macro-regional administrativa, económica y financiera. 8. Transformación del Estado con desburocratización, interconectividad y vigilancia social para ponerse al servicio del ciudadano. 9. Fortalecimiento de las Instituciones, la sociedad civil, los gobiernos locales y las comunidades indígenas y nativas. 10. Respeto al Estado de Derecho con equilibrio de poderes y la soberanía popular. 11. Carrera pública y profesionalización de la función pública. 12. Participación y Control Ciudadanos, con derecho a revocatoria de mandato de autoridades y ciudadanos elegidos por voto popular. 7PLAN DE GOBIERNO I. IDEARIO: PRINCIPIOS, OBJETIVOS Y VALORES DE LA ORGANIZACIÓN POLÍTICA PRINCIPIOS: Como organización política independiente, democrática y pluralista, se constituye de acuerdo a la Constitución Política del Perú, la Ley de Organizaciones Políticas, las normas y leyes que dicten los organismos competentes. “VICTORIA NACIONAL” surge como respuesta a la necesidad de un nuevo liderazgo político y una amplia y efectiva participación ciudadana, con el fin de restaurar en nuestra nación los principios y valores para lograr su desarrollo dentro de la libertad, la democracia, la justicia social y la paz OBJETIVOS: a. Ser una alternativa política y social, colaborando y participando activamente con todas las fuerzas políticas, con el fin de restaurar los valores y bases morales en nuestro país, en torno a un Proyecto Nacional cuyos fundamentos doctrinales y éticos están inspirados en principios y valores universales. b. Mantener y consolidar la vigencia del sistema democrático y sus instituciones, respetando los derechos fundamentales de la persona humana consagrada por la legislación peruana y los tratados internacionales suscritos por el Estado peruano. c. Conjugar todos los recursos humanos y materiales, buscando que las instituciones a todo nivel de nuestro país, trabajen para mejorar el nivel de vida de todos los habitantes de nuestro territorio, luchando contra la pobreza mediante la generación de trabajo y riqueza; contra la corrupción en todos los niveles de la vida nacional; en la defensa de la familia natural como base fundamental de la sociedad y de la vida humana desde su concepción; trabajando a favor de la igualdad, la inclusión y el respeto a los derechos de todas las minorías y la defensa del medio ambiente. d. Representar la voluntad de los ciudadanos y canalizar la opinión pública. e. Participar en los procesos electorales. f. Contribuir a la gobernabilidad del país. VALORES: VICTORIA NACIONAL desde su fundación se caracteriza por el valor principal de la HONESTIDAD, complementado con los valores de la justicia, la paz, la solidaridad, libertad y el respeto de la democracia. 8PLAN DE GOBIERNO II.VISIÓN DEL PLAN DE GOBIERNO Nuestro Perú ha recibido de los gobiernos anteriores una inquietante herencia de atraso en términos de inclusión social, competitividad, educación, salud. Encima la pandemia del COVID-19 y la estrategia inefectiva adoptada para afrontarla han devenido en un aumento de la pobreza sin precedentes. Por primera vez en décadas el bienestar ciudadano muestra un severo retroceso, fatalidad social que tiene como responsables a una clase política que le ha dado la espalda al pueblo peruano, generando una pérdida de confianza a nivel de la ciudadanía, las empresas y la comunidad internacional. Nos unimos al grito la población para decir que es hora de cambiar la suerte del Perú. Hemos caminado las calles presenciando la realidad de nuestros ciudadanos, a la escucha de sus testimonios, sus necesidades y sus solicitudes en todas las regiones proponiendo un cambio radical en la gestión de gobierno de nuestro país. Por ello a través de este plan de gobierno le planteamos al país un cambio de rumbo, y un compromiso genuino con la erradicación de la pobreza, la creación de empleo, bienestar, prosperidad y sostenibilidad para no dejar nunca más a nadie detrás. Es con esta consciencia de la realidad que aterrizamos nuestra Visión del Plan de Gobierno hacia 2026, en términos de lograr una recuperación económica robusta proyectada hacia la “nueva normalidad” resiliente, con una verdadera economía social de mercado sustentada en el fomento de la igualdad de oportunidades. El plan de gobierno de Victoria Nacional prioriza 3 ejes estratégicos: (1) impulsar la economía familiar, (2) salud y educación de calidad y (3) derrotar la corrupción y la inseguridad. Estos tres ejes estratégicos se estructuran en función a dos factores claves para impulsar la competitividad sostenible: el respeto del medio ambiente y el desarrollo de la Ciencia, la Tecnología y la Innovación (CTI). La Visión hacia el año 2026 es entonces la de un país no sólo recuperado sino transformado, inclusivo y resiliente sobre la base de un conjunto de reformas profundas. Nuestra estrategia global se enfoca en el desarrollo desde la base de la pirámide económica y social, con formalización y transferencia de capacidades a las Mypes, la agricultura familiar, el desarrollo de cuencas, ciudades sostenibles, una economía circular y digital y un Estado al servicio del ciudadano. Nuestros 5 Pilares Estratégicos buscan soportar esta estrategia global en 12 Principios de Buen Gobierno Corporativo para cultivar las mejores prácticas con un comportamiento ético, responsable, transparente, de gobierno abierto y sostenible que el Perú se merece. Es hora de construir un país para todos, recobrar nuestro orgullo de ser peruano, desarrollar las capacidades de cada uno para crear una cultura única de unión, cohesión y progreso. 9PLAN DE GOBIERNO III. RESUMEN DEL PLAN DE GOBIERNO Misión Institucional Victoria Nacional es un partido político democrático y popular que busca la trasformación del Perú en una patria libre, justa, equitativa, competitiva y solidaria, proyectada al mundo como líder de un modelo de desarrollo sostenible afincado en el ejercicio igualitario de la libertad, la pluralidad cultural y religiosa, y la protección del ambiente y el equilibrio ecológico. Visión Institucional Victoria Nacional vislumbra al Perú como un Estado Social y Democrático de Derecho, moderno y eficiente. Propugnamos una auténtica Economía Social de Mercado, que combine los principios de libertad igualitaria, competitividad sostenible, resiliencia desde la base de la pirámide económica y social, libre competencia, Estado eficiente al servicio del ciudadano e igualdad de oportunidades para todos los peruanos. Principios Generales La Persona humana y nuestros valores fundamentales Reconocemos a la Persona Humana como el origen y el fin de la actividad del Estado. La acción política debe tener como pilares el respeto a la vida, la defensa de las libertades individuales, la búsqueda del bien común, la inviolabilidad de la dignidad humana y de las libertades y los derechos individuales, así como una justicia social cimentada en la igualdad ante la ley y la igualdad de oportunidades. Respeto irrestricto a las instituciones democráticas y al Estado de Derecho El Estado peruano será más democrático en cuanto sea más representativo, los poderes sean más autónomos, su accionar sea más legítimo ante los ciudadanos y autónomo de los grupos de interés, y sea capaz de servir a la sociedad con transparencia, eficiencia y equidad, generando desarrollo. Buscamos consolidar el tránsito de una democracia frágil, de baja gobernabilidad, a una democracia moderna sustentada en la transparencia, el equilibrio, el respeto y la colaboración entre los poderes del Estado. Los pesos y contrapesos son indispensables para salvaguardar y promover el Estado de Derecho, dentro de un clima de entendimiento entre poderes del Estado y de diálogo constructivo con los actores económicos y sociales. Economía social de mercado sin mercantilismo Sólo puede haber desarrollo con la vigencia de una libre competencia genuina, sustentada en el perfeccionamiento de los mercados, generando cada vez más concurrencia, eficiencia y transparencia. Los mercados se desarrollan a través de la promoción del emprendimiento, la innovación, una política antimonopolios que preserve la competencia que protege a los consumidores, la responsabilidad social empresarial y la generación de valor 10PLAN DE GOBIERNO compartido. Rechazamos toda forma de mercantilismo y utilización del Estado en detrimento de la libre competencia. Tolerancia cero con la corrupción Abogamos por una lucha frontal contra la corrupción haciendo de la política un ejercicio ético, instituyendo la transparencia en la gestión, la rendición de cuentas, reduciendo la discrecionalidad de los funcionarios públicos, simplificando y automatizando los procesos, fortaleciendo el control concurrente de la Contraloría General de la República y el control de gestión de todos los organismos públicos. Propugnamos una política de “tolerancia cero” con el uso ilegítimo de información privilegiada y el patrocinio (lobby), los sobornos, el tráfico de influencias, la evasión tributaria, las extorsiones, los fraudes, la malversación y la prevaricación, así como las conductas caciquistas y de compadrazgo. El Perú debe desterrar la cooptación de organismos públicos por parte de grupos de poder, el nepotismo, la impunidad y el despotismo. Las compras estatales deben hacerse con mecanismos que aseguren la mayor concurrencia de postores. Más libertad para los peruanos generando igualdad de oportunidades Los peruanos sólo podrán ser verdaderamente libres en cuanto exista igualdad de oportunidades, lo que sólo puede lograrse asegurando el acceso a servicios de salud y educación de calidad, así como a una vivienda, servicios básicos y empleos dignos. La ‘inclusión social’ debe ser promovida con programas sociales de impacto sostenible, así como erradicando la discriminación y generando oportunidades de desarrollo y realización personal para todos. Estado moderno promotor del desarrollo Propugnamos una transformación modernizadora que convierta el actual Estado burocrático, improvisado e ineficiente en un Estado moderno, planificador, eficiente y organizado por procesos clave, sistemas de gestión simples, carrera pública, idoneidad, meritocracia, probidad y responsabilización de la función pública. Debemos erradicar las trabas burocráticas que retrasan e impiden las acciones de desarrollo del propio Estado, dirigidas a brindar un acceso democrático a salud, educación y seguridad ciudadana de calidad. También debemos eliminar toda barrera burocrática ilegal e irracional que afecte la iniciativa privada y la inversión. Economía formalizada, competitiva y diversificada para generar empleos dignos Si bien la grande, mediana y pequeña empresa pueden jugar un rol importante en el desarrollo, en un país de aguda heterogeneidad estructural como el Perú y en un contexto de revolución tecnológica tendiente a reducir la absorción de empleos, lo pequeño tiende a ser lo más hermoso por su mayor capacidad de generación de empleos. Para generar empleos dignos en la magnitud que el Perú requiere, se necesita impulsar un estilo de desarrollo que dinamice el esfuerzo de inversión desde la base de la pirámide económica, impulsando la asociatividad y la transformación competitiva de los pequeños negocios informales urbanos y rurales. En paralelo se necesita añadir valor agregado a los productos primarios, diversificar la producción en cadenas y redes productivas que aprovechen nuestras ventajas de biodiversidad y de ser uno de los pueblos más emprendedores y creativos. 11PLAN DE GOBIERNO La economía debe estar al servicio de un desarrollo sostenible sustentado en la articulación de pequeños negocios urbanos y rurales con cadenas de valor dedicadas a la producción de energías renovables, un desarrollo industrial limpio y la producción de servicios intensivos en conocimiento y tecnologías digitales. Reducir la pobreza con resiliencia económica y social Revertir el flagelo de la pobreza y la exclusión económica y social es un compromiso prioritario de Victoria Nacional. El crecimiento económico por sí solo no garantiza que las personas que superan la línea de pobreza dejen de vivir en condiciones de alta vulnerabilidad, ni que accedan a un empleo digno, ni tampoco que vuelvan a su condición de pobres ante un evento catastrófico o amenaza externa o interna. Para reducir la pobreza con resiliencia económica y social se necesita un estilo de crecimiento impulsado desde la base de la pirámide económica y social. Priorizaremos las estrategias orientadas a la transferencia de capacidades productivas competitivas, así como a la conquista de espacios de gobernanza, de auto valoración y empoderamiento, de esparcimiento sano, aprendizaje en valores y transferencia de capacidades hacia niños, jóvenes y padres. La inversión privada será clave para contribuir a impulsar este nuevo estilo de crecimiento, priorizando inversiones con un enfoque de sostenibilidad y de generación de valor compartido en actividades vinculadas a las vocaciones productivas de la comunidad. Planeamiento estratégico territorial para un desarrollo sostenible La planificación del desarrollo es fundamental en la medida que existen fallas de mercado que son fuente de incertidumbre respecto al futuro, de ausencia de mercados en espacios inmensos del territorio y de exclusión económica de muchos ciudadanos. Así tuviéramos mercados altamente competidos y eficientes, siempre subsistirá un problema de coordinación y de asimetría de información entre agentes privados, dado que las rentabilidades de los proyectos son interdependientes entre sí, así como también subsistirá un problema de coordinación entre niveles de gobierno respecto a las decisiones de inversión pública. En este contexto, planear el desarrollo no significa promover un Estado intervencionista sino un Estado que sepa capitanear la nave del desarrollo. Necesitamos organizar un sistema de planificación liderado por el presidente de la república, a través de la presidencia del consejo de ministros, sustentado en un enfoque de desarrollo de cuencas y corredores económicos, que armonice la inversión pública y la inversión privada. Ambas deben complementarse para generar un desarrollo equilibrado y consistente a nivel multisectorial y territorial. Descentralización con desarrollo regional armónico La descentralización puede ser un mecanismo poderoso para romper con el centralismo y generar un desarrollo equilibrado que coadyuve a consolidar la integración nacional, dentro del marco de un Estado unitario. Sin embargo, así como puede ser esa palanca impulsora del desarrollo, mal llevada puede convertirse en una traba insalvable y en fuente de corrupción y despilfarro de recursos. Apostamos por una descentralización con equilibrio entre la transferencia de funciones y la transferencia de los recursos necesarios para que los gobiernos regionales y locales puedan desempeñar esas funciones, dentro del 12PLAN DE GOBIERNO marco de un sistema de planificación nacional con políticas de Estado transversales, presupuestación por resultados, premios en asignación de recursos por buena gestión y un sistema nacional de asistencia técnica que contribuya a elevar la eficiencia y transparencia de la gestión regional y local. Promovemos la conformación de mancomunidades para aprovechar sinergias macrorregionales, interprovinciales e interdistritales, asignando prioridad a proyectos de impacto significativo en la satisfacción de las necesidades básicas de la población. En todos los gobiernos regionales y locales debe instituirse la carrera pública y la profesionalización del servicio civil. Nuestra diversidad cultural es el fundamento de la peruanidad Reconocemos el singular valor histórico de nuestra rica diversidad cultural, que comprende identidades nativas del mundo andino, amazónico y costeño, y su confluencia con nuestra herencia hispanoamericana y nuestro rico proceso de mestizaje con descendientes de África, Asia y Europa. La identidad peruana convirtiendo las diversas expresiones y manifestaciones culturales y artísticas que configuran el patrimonio más importante de nuestra milenaria nación, en un verdadero capital cultural y artístico, gravitante para el desarrollo y bienestar de nuestros pueblos. En defensa de nuestra biodiversidad y nuestra Amazonía Nuestros recursos naturales biodiversos constituyen un activo fundamental para nuestro desarrollo; su extracción y procesamiento debe realizarse bajo los más altos estándares de conservación ambiental y propiciando el bienestar integral de la población donde se encuentran. La Amazonía alberga la mayor extensión de bosque pluvial tropical que queda en nuestro planeta, siendo vital en la regulación del clima mundial, la purificación del agua y la absorción de carbono. Estamos comprometidos con hacer respetar, reforestar, restaurar y proteger nuestra Amazonía, y a ponerla en valor junto a toda la riqueza biodiversa del suelo y el mar peruanos, rescatando los conocimientos ancestrales de nuestros pueblos. Lucha frontal contra la discriminación Rechazamos toda forma de violencia o discriminación física, económica, racial, sexual, religiosa e ideológica, y fomentamos una cultura de tolerancia y respeto mutuo entre todos los peruanos. Condenamos toda forma de xenofobia y discriminación en contra de ciudadanos extranjeros residentes en el país, y damos la bienvenida a todo migrante que brinde un aporte valioso al desarrollo del país, con pleno respeto al orden legal, valores y reglas de convivencia pacífica de nuestra nación. La mujer como protagonista del futuro Es necesario erradicar la cultura machista que históricamente ha relegado a la mujer a un segundo plano, a partir del respeto a su dignidad como condición primordial para construir una sociedad justa. Ante el rezago de la mujer en la vida social, al Estado le compete promover su empoderamiento y la igualdad de oportunidades entre mujeres y hombres, a fin de que puedan alcanzar un pleno desarrollo de sus capacidades humanas en todos los ámbitos, con equidad remunerativa y en el empleo. 13PLAN DE GOBIERNO Condenamos toda forma de violencia o marginación contra la mujer. Combatiremos decididamente el feminicidio, los abusos sexuales y toda conducta antisocial que pretenda degradar la condición de la mujer. Agua limpia y seguridad alimentaria Queremos que nuestra población sea resiliente ante pandemias y otras amenazas, asegurándoles un acceso universal a agua limpia, al tratamiento de los residuos sólidos y a un sistema de seguridad alimentaria y nutricional que fortalezca su sistema inmunológico y elimine la anemia de una vez por todas. Para ello pondremos en valor nuestros conocimientos autóctonos y recursos biodiversos ancestrales promocionando una agricultura familiar con planificación de cultivos, desarrollo de la biogenética, asistencia técnica, sistemas logísticos y de comercialización eficientes, que pongan los productos del campo en las mesas de los peruanos a precios justos. Es esencial desarrollar una agroforestería sostenible en sierra y selva con especies nativas, contribuyendo a disminuir nuestra dependencia de insumos alimenticios importados. Salud de calidad para todos La población peruana debe tener atención médica gratuita, digna y ágil, dentro del marco de un sistema de salud integral que garantice la prevención, el tratamiento y recuperación de todos los ciudadanos. Fortaleceremos la atención primaria con un enfoque preventivo, teniendo como eje el rol del médico y la enfermera de la familia, y comprendiendo en ella servicios de promoción, prevención, curación y rehabilitación, así como la protección de grupos vulnerables y el abordaje de problemas de salud aplicando tecnologías adecuadas a ese nivel de atención. Revitalizaremos la atención hospitalaria implantando un sistema de gestión unificado de la infraestructura de salud, administrado con transparencia, dotado de los mejores médicos, tecnologías y recursos oportunos revalorizando el trato humano en la atención médica, poniendo énfasis en la niñez, la tercera edad, personas con discapacidad y habilidades diferentes. Por un Perú seguro y sin violencia La delincuencia y el crimen organizado sólo podrán ser doblegados con inteligencia, monitoreo sistemático del delito y recuperación de la autoridad democrática del Estado a partir de una gestión honesta desde las comisarías y un Ministerio del Interior dotados de los mejores recursos de interconexión y soporte tecnológico. El Policía idóneo, sujeto a un control efectivo de conducta ética, debe ser respaldado por el Estado, en el uso legítimo de sus atribuciones y del cumplimiento del deber al aplicar la ley. El aseguramiento de la salud y bienestar de su familia es fundamental para que su rendimiento sea óptimo. Su revalorización debe arrancar con la reforma de su educación, introduciendo la segunda especialización, y el desarrollo de un nuevo perfil de policía del futuro, que aporta en ciencia policial y se especializa en tres funciones básicas: inteligencia e investigación, orden y seguridad, y administración. Complementariamente las Juntas Vecinales de Seguridad Ciudadana deben ser organizadas por especializaciones temáticas. Los delitos de alta intensidad deben ser combatidos aplicando inteligencia operativa aguda y flexibilidad de los fiscales para actuar en cualquier ámbito geográfico. El crimen organizado será doblegado cuando desaparezca su impunidad y diversos organismos del Estado dejen de servir sus intereses. 14PLAN DE GOBIERNO La delincuencia común se incuba en el pandillaje juvenil, que emerge de la pobreza moral y física, la exclusión y las disfuncionalidades de los hogares (alcoholismo, drogadicción, abandono, abuso sexual, etc.). Este flagelo, que afecta mayormente a las familias de menores recursos, debe prevenirse desarrollando espacios de gobernanza que brinden oportunidades de desarrollo deportivo, formación en valores de padres e hijos, atención médica primaria y psicológica y asistencia social. Educación pertinente y de calidad para todos los peruanos Victoria Nacional aspira a transformar la Educación convirtiendo al Perú en un país de ciudadanos creativos, libres e integrados al mundo, sin menoscabar nuestra identidad peruana. Queremos una educación que forje ciudadanos con capacidad de comprender las diversas culturas y puedan razonar de manera compleja para poder afrontar riesgos sin temor y tomar decisiones en condiciones de incertidumbre. Los peruanos tienen derecho a una educación de calidad, sustentada en docentes bien formados, actualizados, con vocación magisterial y alto nivel de compromiso. Los buenos docentes merecen tener remuneraciones dignas. La pertinencia educativa empieza por el reconocimiento de nuestra diversidad cultural y lingüística. La educación cívica, la filosofía, la educación artística y la educación física y deportiva deben ser pilares de la formación educativa, hasta los niveles de alta competencia. Es fundamental el estudio del idioma inglés y el quechua desde la primaria, lo mismo que la educación para el trabajo en los dos últimos años de la secundaria. Desarrollo del deporte para la paz y la salud de la familia peruana El deporte es una palanca poderosísima para aprender valores, prevenir la violencia y la delincuencia y defender el sistema inmunológico de niños, jóvenes y adultos. También es una gran palanca para la inclusión social a través del desarrollo del deporte paraolímpico. Perú necesita dar un salto para situarse a la vanguardia del deporte a nivel internacional, para lo cual es fundamental desarrollar los cuatro pilares de un buen sistema deportivo que beneficie a todas las regiones del país: alta competencia, masificación, descentralización e infraestructura deportiva. Infraestructura, conectividad y transformación digital Para ser competitivo, el Perú requiere desarrollar un sistema de transporte multimodal (terrestre, aéreo, marítimo y fluvial) que permita integrar el territorio nacional a través de corredores económicos y logísticos que garanticen una salida eficiente a los productos de todos los rincones del país hacia sus mercados de destino. Los pueblos del Perú necesitan desarrollar infraestructura económica y social prioritaria, la misma que debe ser gestionada y mantenida con la participación de micro y pequeñas empresas creadas en cada zona, a las cuales el Estado debe transferirles capacidades indispensables. El Perú debe proyectarse como líder en transformación y democracia digital, para lo cual se debe expandir la cobertura en el “Perú no conectado” (5 millones de peruanos), al mismo tiempo que se expande la capacidad en el “Perú conectado” con tecnología 4G, y se avanza en la preparación urbanística para la tecnología 5G, más fibra óptica para hogares. Este esfuerzo debe ir acompañado del desarrollo de una cultura digital, que implica la adopción (aprendizaje, hábito y esquema mental) de herramientas digitales por parte de la población menos digitalizada: población rural, adultos mayores, lengua materna distinta al español y población infantil (escuelas públicas). 15PLAN DE GOBIERNO Ciencia, tecnología e innovación para una inserción competitiva en el mundo Un ecosistema robusto de ciencia, tecnología e innovación (CTI) es fundamental para el despegue socio económico del Perú, a fin de acortar el camino hacia el desarrollo productivo, la seguridad integral, el desarrollo de ciudades inteligentes y espacios rurales conectados y competitivos. Necesitamos incentivar el desarrollo de una red de parques tecnológicos que articulen las capacidades científicas de las universidades con empresas, laboratorios y centros de investigación pura y aplicada, para desarrollar innovadoramente las vocaciones productivas regionales, a partir de un mapa de la riqueza del Perú que identifique los conocimientos ancestrales, el patrimonio cultural y el potencial de cada zona del país, a fin de convertirlos en capital ancestral, capital cultural y capital productivo. Apostamos por el fomento de las empresas de base tecnológica (Ebt), los laboratorios de fabricación innovadora (Fab Labs), los círculos de innovación abierta, las cadenas y redes productivas competitivas, los parques tecnológicos y las zonas económicas especiales que contribuyan a impulsar el desarrollo de soluciones que integren inteligencia artificial, analítica de datos, machine learning, BlockChain, nanotecnología, biogenética, internet de las cosas y otras tecnologías de punta. Por un poder judicial garante de justicia oportuna para todos Para que haya una justicia oportuna para todos es fundamental asegurar la autonomía funcional del Poder Judicial, la independencia de los jueces, la autonomía económica del Poder Judicial, la consolidación de una jurisprudencia que permita asegurar la predictibilidad de las decisiones judiciales, el fortalecimiento de la conciliación extrajudicial para evitar la sobrecarga procesal, así como la ‘despapelización’, automatización y transparencia (gobierno electrónico) de los procesos judiciales, para contribuir a elevar su eficiencia (ahorros en tiempos y costos) y a su vez fortalecer el debido proceso. Eliminaremos la injerencia política en el nombramiento de jueces y fiscales, garantizando su idoneidad, lo que requiere de un proceso transparente y riguroso de evaluación y ratificación de jueces, así como un control eficaz de la función judicial con blindaje contra el compadrazgo. Agilizaremos el manejo y la tramitación de las causas utilizando la digitalización de expedientes en una base de datos integrada y automatizada con capacidad interactiva y la aplicación de procesos electrónicos que permitan monitorear el desempeño de las oficinas judiciales. Perú promotor de la integración, el desarrollo y la paz El despegue del Perú será la contracara de su proyección regional y global como nación democrática, regida por el estado de derecho, promotora y defensora de los derechos humanos, insertada de manera dinámica y eficiente en la economía internacional y activa en los diversos regímenes multilaterales. 16PLAN DE GOBIERNO Propugnamos la acción coordinada con todas las naciones democráticas para procurar un mundo más seguro, en el que la humanidad pueda enfrentar de manera consensuada los diversos retos y amenazas que la afectan. Peruanos en el exterior incluidos en el gran Proyecto Nacional Valoramos y admiramos los logros alcanzados por los compatriotas que han decidido asentarse en otras latitudes. Alentamos la participación activa de las comunidades peruanas en el exterior y su aporte al desarrollo del país, compartiendo sus saberes y habilidades en sociedades y redes de conocimiento y en emprendimientos innovadores públicos y privados. Defensa Nacional para enfrentar los desafíos del siglo XXI Necesitamos un Sistema de Defensa Nacional preparado para defender la soberanía nacional y responder a los nuevos desafíos y amenazas del siglo XXI, en particular los desastres naturales y antrópicos, movimientos sísmicos, inundaciones, ciberataques, pandemias, narcotráfico, tala, minería y pesca ilegal, terrorismo internacional, entre otros. La Defensa Nacional debe servir al desarrollo, a coadyuvar a la seguridad interna y a la proyección internacional del país, especialmente a través de misiones de paz. Hacia un concepto integral de la seguridad nacional La pandemia del Covid-19 nos ha demostrado que la seguridad nacional debe ser enfocada en 360 grados a todos los flancos de vulnerabilidad. Ese nuevo sistema debe estar sustentado en: (1) la protección de nuestros recursos naturales y la contención de la depredación ecológica; (2) la reducción drástica de la informalidad empresarial y laboral; (3) la sustitución creativa de importaciones de insumos y productos alimenticios, medicinales y sanitarios, por una oferta interna competitiva y sustentada en la puesta en valor de nuestros conocimientos alimentarios y medicinales autóctonos y recursos ancestrales; (4) una seguridad alimentaria y nutricional efectiva integrada a un sistema robusto de salud preventiva que tenga como base la disponibilidad de agua limpia en todos los hogares; (5) el fomento de nuevos patrones de consumo alimentario y sanitario que impulsen la oferta interna ; (6) un servicio de transporte público urbano digno y subsidiado, ordenado de manera multimodal, gestionado con transparencia centralizadamente y promotor de la reducción de la emisión de gases tóxicos; (7) una bancarización digital extendida para reducir el uso de dinero en efectivo y las colas en ventanillas de bancos; (8) la modificación de la matriz energética, priorizando la producción de energías renovables; (9) la reconversión de los mercados de abastos tradicionales en centros modernos de provisión de alimentos, gastronomía y atractivo turístico; y (10) la disponibilidad de capacidad de refrigeración en el cien por ciento de los hogares. 17PLAN DE GOBIERNO PROPUESTAS PARA REFUNDAR LA REPÚBLICA PERUANA SOCIEDAD MÁS IGUALITARIA Y ABATIMIENTO DE LA POBREZA Pacto social por un Perú resiliente Dada la gravedad de la situación que vive el país y los enormes retos del futuro post Covid-19, apenas Victoria Nacional llegue al gobierno convocará a todas las fuerzas sociales e institucionales del país para firmar el “Pacto por un Perú Resiliente”; un compromiso férreo para emprender con sentido de urgencia un conjunto de objetivos y políticas de transformación y reforma que permita lograr una recuperación resiliente de esta pandemia. No se trata de un simple retorno a la normalidad del pasado, sino de la construcción de una “nueva normalidad”, en la cual las tremendas vulnerabilidades sociales, políticas e institucionales que el Covid-19 nos ha revelado, desmitificando las supuestas bondades del “milagro económico peruano”, queden reducidas a su mínima expresión, con un carácter irreversible. El país no está libre de nuevas pandemias u otras posibles catástrofes. De nada vale atacar los problemas sanitarios y económicos urgentes generados por el Covid-19, si a la vez no se ataca las causas de la singular falta de resiliencia económica, social e institucional puesta en evidencia. Sólo superaremos estas causas atacándolas con reformas estructurales de fondo, sin paliativos populistas de carácter cortoplacista que sólo sirven para cosechar aplausos efímeros, a costa de hipotecar más nuestro futuro, como de hecho ha venido ocurriendo con el despilfarro de recursos en la lucha anti Covid-19. Por otro, lado es importante considerar lo siguiente: • Mientras que otros países ya ha asegurado su acceso a la vacuna contra el Covid-19, en el Perú seguimos en el limbo debido a que el gobierno transitorio de Francisco Sagasti aduce no tener certeza al cien por ciento de que si adquieren la vacuna el proveedor va a poder cumplir. Pareciera que no se da cuenta de la gravedad de la pandemia y de la necesidad de adoptar decisiones estratégicas dentro de un contexto de riesgo. Aquí está en juego la salud de los peruanos y las empresas peruanas, que podrían recaer nuevamente y morirse en ausencia de liderazgo para tomar decisiones difíciles con oportunidad. Estamos a tiempo de reflotar las negociaciones que fueron abandonadas para traer alrededor de 23 millones de dosis hasta junio de 2021, asegurando que antes del bicentenario del Perú podamos haber vacunado a la gran mayoría de los peruanos. Ciertamente que el retraso en asegurar la provisión de vacunas viene de atrás y fue el gobierno de Vizcarra el que desestimó el pre acuerdo al que ya se había llegado con el laboratorio Pfizer. Sin embargo, sigue pasando el tiempo y seguimos en lo mismo. Aun estamos a tiempo de recuperar los 9 millones de dosis que se habían negociado con Pfizer y que no se concretaron. El gobierno de transición debería convocar técnicos de los partidos con candidatos presidenciales, porque al final será el gobierno entrante el que tenga que cargar con el anda de la falta de vacunación, dada la menor disponibilidad de vacunas conforme pasa el tiempo sin tomar decisiones. El gobierno plantea que obtendrá los registros sanitarios ante la DIGEMID para poder importar, distribuir y administra las vacunas. Sin embargo, hacerse cargo de ello implica muchos aspectos que creemos el estado no está preparado para asumir: • • • • • • • 18PLAN DE GOBIERNO a. La autorización por el uso de emergencia será por 18 meses, y posteriormente se tendrá nuevamente que volver a renovar la autorización, esto realmente será un proceso que entorpecerá el proceso de vacunación dado que para ese momento los estudios de fase 3 ya iniciados probablemente no estén concluidos lo que significa que estarían interrumpiendo probablemente para solicitar la renovación de la autorización, lo cual no es ideal en una situación de emergencia sanitaria, la propuesta es que la autorización tenga un periodo mayor al menos 24 meses b. Farmacovigilancia: todo medicamento o vacuna requiere de una farmacovigilancia a largo plazo para observar los eventos adversos que se puedan presentar durante el uso masivo, que no necesariamente se hayan presentado durante el proceso de investigación clínica, esto generalmente lo realiza el dueño del registro sanitario es decir lo tendría que realizar el gobierno, algo para lo cual esta preparado y no cuenta con el recurso, sobre todo humano para realizarlo. c. Importación: El proceso de importación es complejo, desde la planta de manufacturación en el exterior hasta el punto de almacenamiento en el país, los procesos aduaneros (SUNAT) se deben adecuar de tal forma que el proceso de liberación, de estos productos que requieren condiciones de refrigeración (cadena de frio especial de menos 70 grados centígrados, o de 2 a 8 grados centígrados), sea rápido y evitar los riesgos de ruptura de las condiciones mencionadas. Durante el proceso de desaduanaje aduanas deberá proporcionar los almacenes (zonas primarias) con las condiciones requeridas, se debe determinar si ADUANAS cuenta o no con esa infraestructura d. Almacenaje: Las distintas vacunas tienen diferentes condiciones de refrigeración, en este momento debería ser fácil para DIGEMID, quien autoriza el funcionamiento a las droguerías (almacenes), saber la capacidad del país para poder recibir una cantidad dada de vacunas, en base a ello debería planearse cuantos otros almacenes deberían implementarse o contratarse par poder tener esta capacidad. e. Administración: Por las características de las vacunas, que son productos biológicos, siempre existe la posibilidad de una reacción anafiláctica inmediata, ya se han reportado en Estados Unidos eventos de este tipo, por lo que la advertencia tanto para las poblaciones como para los centros vacunatorios es que cuente con equipo de atención rápida para la atención (reanimación) en caso surja, el gobierno ha anunciado que se vacunara en los centros de votación, lo cual estaría bien siempre y cuando se cuente con estos equipamientos por centro vacunatorio, lo cual es poco probable. f. Profesionales: Se debe de tener todo el personal de salud para realizar la vacunación, si en momento de pandemia no se cuenta con ello, debería de prepararse a todo profesional de salud para la administración de la vacuna, si el numero actual no es suficiente pensar en otras alternativas como preparar personal nuevo o tercerizar parte de ello. g. Impuestos; debería exonerarse de impuestos aplicables a la importación, almacenaje, distribución y administración de vacunas, en caso se deje al sector privado ser parte del plan, no solo de la administración, si no de todo el proceso en si. h. Participación en la manufactura: Puede fabricarse las vacunas previo contrato de transferencia tecnológica, para favorecer a la población de menos recursos, como lo está haciendo la empresa Sinovac con el Instituto Butantan (del estado de Sao Paulo) que esta permitiendo a Brasil acceder a 60 millones de vacunas. En este momento puede ser COVID, pero más adelante podría ser VIH, Diabetes, Cáncer, etc. Por tanto, debería considerarse: 1. Participación del sector privado para: a. Registros, importación, almacenaje y administración. b. Farmacovigilancia c. Administración de la vacuna a la probación d. Dotar de infraestructura de vacunación. 19PLAN DE GOBIERNO Querer que el estado se encargue de todo generara un cuello de botella e ineficiencia, la población con escasos recursos deberá recibir la vacunación por parte del estado, y la población que pueda pagar para poder tener la administración de la vacuna podría tener la opción de hacerlo por medio de los privados, de esa forma el trabajo y la administración de la vacuna puede ser más eficiente, para ella el marco normativo debería de ajustarse para tal fin, para evitar un acaparamiento del parte del privado lo que el gobierno es si regularlo por medio de alguna entidad existente o creada para tal fin. Existe, en este momento, una relación directa entre la inmunización de la población y su capacidad productiva (economía), tan cuanto más rápida la población está cubierta o tenga mayor acceso a la vacuna mayor será su capacidad de volver a niveles de producción habitual, entendiendo que a pesar de la existencia de la vacuna tomara tiempo en encontrar la vacuna que ofrezca una cobertura al 100% por lo que el trabajo de encontrar la vacuna ideal continuara en los años siguientes. • Campo de Investigación: La investigación genera conocimiento, educación a profesionales de salud, transferencia tecnológica, inversión, generación de puestos de trabajo y sobre todo acceso de productos innovadores, a pesar que se ha normado para hacer más ágil el proceso de ensayos clínicos (según el gobierno en 7 días) la realidad es que el proceso toma entre 40 a 60 días, el trabajo de investigación clínica continuara, por tanto debería aun mejorarse los tiempos de autorización para los ensayos clínicos, promover la actividad de investigación clínica no solo en esta área COVID si no en las demás áreas, una país sin investigación es un país si desarrollo a futuro. Esta actividad en estos momentos es regulada por el INS (MINSA) Vacunación a la población: a mayor cantidad de población inmunizada (ideal 70% a más), mayor es la posibilidad de lograr la inmunidad comunitaria, aunque la norma no es obligatoria, debería de plantearse mecanismos para que lo logre serlo, similar a cuando la persona no vota en una elección, si no votaste por ejemplo no puedes realizar una serie de trámites, lo mismo debería hacerse en caso la persona no se vacune, debe primar el bien común. Reforma de la Salud La pandemia ha puesto en evidencia no sólo la enorme vulnerabilidad sanitaria del Perú, sino también dejó grandes lecciones de cómo no se debe gestionar una situación de emergencia nacional. Hemos sido uno de los países más afectados en contagios, vidas humanas, desempleo y recesión del aparato productivo, a pesar de haber dedicado más recursos para combatir la pandemia. Queda como gran lección que, aun en medio de la peor emergencia, un buen gobierno tiene que tomar decisiones, no por impulso sino sobre la base de la mejor información científica. También deja como lección que una pandemia no es disculpa para realizar compras sin transparencia ni planificación, al punto de desproteger a la población más vulnerable, dejándola sin acceso a medicamentos, mascarillas, oxígeno, respiradores, etc. Otra lección sustantiva es que las medidas para mitigar el impacto de la pandemia deben ser razonadas para asegurar que no generarán el efecto contrario, como incentivar las aglomeraciones. Si se necesita bonos de ayuda económica deben llegar sólo a las familias y empresas más vulnerables y no a los menos vulnerables, y deben ser un paliativo transitorio oportuno. Otra lección es que paralizar absolutamente la economía por un período innecesariamente amplio, puede ser un remedio peor que la enfermedad si hay protocolos sencillos que el Estado y las empresas pueden poner en marcha con rapidez de manera coordinada. Entre la disyuntiva de optar por la salud y la economía, Perú se quedó sin ambas. Eso no puede volver a suceder. 20PLAN DE GOBIERNO La pandemia puso en evidencia que tanto el sistema de salud como la mentalidad de los involucrados en él tienen que cambiar rotundamente. La enorme mortandad generada por la pandemia es el reflejo del colapso del sistema hospitalario ante la ausencia de un cordón de contención de los contagios a nivel de una red de salud primaria. En un gobierno de Victoria Nacional, emprenderemos una profunda reforma del sistema de salud para garantizar una elevada resiliencia de nuestra población ante cualquier amenaza pandémica futura, garantizando el acceso universal a la atención oportuna y de calidad y a la seguridad social, priorizando a las poblaciones más vulnerables. Esta reforma contemplará los siguientes lineamientos: Elevaremos la eficiencia y la satisfacción del ciudadano respecto a los servicios de salud integrando la gestión de los subsistemas de salud que operan hoy de manera fragmentada. Desarrollaremos una red descentralizada de servicios de atención primaria, aplicando un enfoque de interculturalidad y participación ciudadana que permita contener tempranamente las enfermedades evitando riesgos de colapso de la atención hospitalaria. Fortaleceremos el binomio “médico de cabecera – familia” en todos los barrios y centros poblados del Perú, para poder brindar una atención cálida, temprana y de calidad a las personas con síntomas en cada barrio y centro poblado. Modernizaremos los servicios de salud digitalizándolos para introducir la “Tele consulta”, la emisión de la “Receta médica electrónica” y el “Registro Nacional de Historias Clínicas Electrónicas”, para que todo ciudadano pueda tratarse donde quiera con inmediatez. Proveeremos medicamentos a bajos precios a través de una extensa red de centros de salud. La nutrición de nuestros niños será de alta prioridad, desde la etapa de gestación de las madres hasta la culminación de su etapa escolar. Daremos atención proactiva a las personas con enfermedades crónicas no transmisibles, detectándolas tempranamente y aplicando un modelo de gestión centrado en el paciente y la enfermedad, garantizando así una buena calidad de atención con un enfoque preventivo y curativo paliativo. Repotenciaremos la infraestructura de salud y su calidad de atención, aplicando una gestión por procesos clave transversales a los centros de salud: historia clínica, logística, etc. Optimizaremos el Plan Integral de Salud Escolar, asegurando que forme bien a los padres e hijos en prácticas de higiene, alimentación y nutrición, asegurando la disposición de un desayuno escolar nutritivo para todos los estudiantes. Implantaremos un sistema de asistencia social y comunicación efectiva con las poblaciones vulnerables, que incida en su conducta preventiva y reactiva ante un suceso patológico y que contribuya a paliar las crisis psicológicas en hogares vulnerables, con la ayuda de psicólogos, asistentes sociales, comunicadores, etc. ▪ ▪ ▪ ▪ ▪ ▪ ▪ ▪ ▪ ▪ Reforma de la Educación Como base de todo el esfuerzo educativo del país, Victoria Nacional se compromete a erradicar el analfabetismo que es una deuda social que aún sigue afectando a las poblaciones más vulnerables en zonas urbano-marginales y rurales, principalmente minorías étnicas y lingüísticas, poblaciones indígenas, los inmigrantes, los niños y jóvenes sin escolarizar y las personas con discapacidad. Para ello lanzaremos el programa “Servicio Social Obligatorio” para estudiantes universitarios, con el fin de acelerar el proceso de alfabetización. Para Victoria Nacional la educación debe forjar ciudadanos con capacidad de comprender las diversas culturas y puedan razonar de manera compleja para poder afrontar riesgos sin temor y tomar decisiones en condiciones de incertidumbre. 21PLAN DE GOBIERNO Nuestra gestión educativa estará signada por los siguientes principios: Currícula educativa pertinente, elaborada a partir del reconocimiento de nuestra diversidad cultural y lingüística. Aplicación de buenas prácticas pedagógicas, procesos de autoevaluación, acreditaciones, certificaciones y vigilancia social. Sistema de monitoreo y ranking de la performance mensual en cuanto a rendimiento del estudiante, asistencia, disposición de materiales, equipos, funcionamiento de baños, etc., a nivel de regiones, provincias, distritos y centros de enseñanza. Áreas temáticas pilares de la formación educativa básica: educación cívica, filosofía, educación artística, educación física y deportiva, inteligencia emocional y seguridad vial Estudio del idioma inglés y el quechua desde la primaria. Infraestructura de escuelas convertidas en lugares acogedores e integradores, con adecuado mantenimiento. Regulación y supervisión de la educación en todos sus niveles, a través de organismos consolidados, especializados y autónomos, como la SUNEDU. Bienestar estudiantil previniendo el embarazo adolescente y combatiendo el pandillaje, la drogadicción y la violencia sexual de docentes contra menores de edad. Prioridad a la “educación para el trabajo” como opción en los dos últimos años de la secundaria. Impulso a la formación en alternancia en la enseñanza superior de los institutos tecnológicos, para elevar la empleabilidad de los jóvenes, dándoles competencias técnico-productivas con solvencia práctica. Fortaleceremos la oferta de educación superior de calidad y la adecuaremos a la demanda de carreras especializadas intensivas en tecnología, ciencias y creatividad. ▪ ▪ ▪ ▪ ▪ ▪ ▪ ▪ ▪ ▪ ▪ El meollo del problema educativo del Perú es la brecha existente entre la calidad y pertinencia de la educación escolar impartida y las competencias demandadas en el presente y futuro por el mercado laboral. Por ello, planteamos un enfoque renovado de la función del MINEDU, no sólo como ente rector de la formación básica regular, técnica superior y universitaria, sino que también debe asumir también la rectoría de la formación continua profesionalizada. Por tanto, Victoria Nacional plantea la necesidad de que el MINEDU absorba las funciones de formación profesional asignadas al Ministerio de Trabajo, transformándose en la práctica en un ministerio de educación y formación profesional, imbuido de la responsabilidad de producir empleabilidad, además de bases sólidas para realizar estudios superiores. Sólo así se podrá cerrar esa brecha entre oferta y demanda de empleo. Al no estar obligadas las empresas a capacitar a su personal, los propios trabajadores tienen que sustentar sus gastos en estudios de actualización. Para incentivar a las empresas a velar por la capacitación continua de sus empleados, Victoria Nacional plantea la creación del mecanismo “Educación por Impuestos” aplicable a organizaciones capacitadoras acreditadas y certificadas. Muchos peruanos empiezan su vida productiva a temprana edad por la vulnerabilidad económica de sus familias, lo que induce a la deserción para dedicarse a trabajos precarios. Ganas no les falta de estudiar por las noches, pero la oferta de formación técnica especializada mayormente no es de calidad ni pertinente. Por ello más del 70% de la fuerza laboral peruana se tiene que refugiar en negocios Mype informales, desempeñando oficios de gasfitería, peluquería, albañilería, etc. con un mero respaldo empírico, a la zaga de los técnicos profesionales acreditados académicamente. Para cubrir esta brecha Victoria Nacional promoverá el desarrollo del mecanismo de Acreditación de Competencias Laborales. 22PLAN DE GOBIERNO Con el fin de elevar la empleabilidad en los jóvenes, perfeccionaremos la Ley sobre Modalidades Formativas Laborales (Ley N° 28518), que establece un andamiaje institucional promotor de la interconexión de la oferta formativa y la demanda de trabajo, para elevar la empleabilidad y productividad de los jóvenes. Sin embargo, no se viene aplicando debido a que requiere algunas mejoras. Haremos que esta ley integre los últimos avances de la ciencia y la experiencia empírica exitosa en países como Alemania, Austria, Suiza, Luxemburgo, Inglaterra, Gales, Irlanda y USA, aplicando enfoques de formación dual, formación en alternancia y de redes de aprendizaje. Desde el otro lado, es evidente que el educador es el protagonista del proceso educativo. Sin embargo, sus bajos sueldos aunados a su estabilidad laboral complican el proceso de evaluación, sanción o premio aplicado para apuntalar la carrera magisterial. Es necesario romper este círculo vicioso de bajo nivel de actualización, baja calidad educativa y bajos sueldos de los maestros, haciendo que la posición de docente vuelva a ser atractiva en los colegios públicos, para lo cual proponemos desarrollar un “Plan de Carrera con Formación Continua”, que contemplará un incremento salarial otorgado en función a los niveles de compromiso del docente respecto a la formación continua impartida, para poder acceder a nuevos rangos salariales. Crearemos la “Carrera de Desarrollo Profesional del docente” por niveles de formación continua, asociada a aumentos salariales por nivel de alcance de sus méritos de aprendizaje e implementación en 4 ejes: capacidades educativas (actualización de conocimientos sobre las materias), capacidades pedagógicas (actualización sobre los métodos educativos), capacidades humanas (atender demandas de tipo afectivo, emocional y social), capacidades investigativas (aportes a través de un trabajo de investigación aplicado a su realidad local). El Perú cuenta con unos 600 mil docentes en servicio, 413 mil en educación pública, de los cuales 174 mil son contratados y 239 mil nombrados. En 2019 postularon 30 mil a formación docente inicial en Institutos de Educación Superior Pedagógica (IESP), habiendo ingresado 16 mil (61% a IESP públicos y 39% a privados). Cada año egresan 9 mil, de los cuales 7016 van a la escuela privada, 1797 son contratados por el Estado y solo 187 son nombrados por concurso público. En 2019 hubo 230 mil postulantes y sólo 7.5% aprobó la Prueba Única nacional; es decir, solo 4,5 mil docentes ingresaron a la Carrera Pública Magisterial. De hecho, se requiere mejor infraestructura educativa y más docentes. La brecha en infraestructura educativa bordea los S/ 100 mil millones. Más del 90% de los locales de educación básica tiene instalaciones inadecuadas. Trabajaremos arduamente en ello buscando una mayor especialización a través del nuevo Ministerio de Infraestructura y Transportes que vamos a crear. Replantearemos el concepto de “infraestructura adecuada” por “infraestructura con condiciones básicas de calidad” y crearemos un programa de cierre de brechas de infraestructura que mejore la calidad y velocidad de ejecución de proyectos de los gobiernos regionales y locales, con acompañamiento técnico del gobierno central. Una mayor dotación de docentes se requiere especialmente en las zonas rurales, pues ahí hay 1.2 millones de estudiantes, de los cuales apenas 7% recibe servicios educativos poli docentes, frente a los 4.8 millones de estudiantes en zonas urbanas, 80% de los cuales reciben servicios poli docentes. Esta situación agrava la deserción escolar rural. Por ello, nos enfocaremos a asegurar trayectorias educativas exitosas, desde el ingreso oportuno, la permanencia, la transición y la conclusión, especialmente en zonas rurales, para lo que se requiere atraer a más docentes estableciendo un servicio tipo SERUMS, tal como los doctores lo tienen en su plan de formación. Además, estableceremos becas de maestría para docentes que trabajan en zonas rurales con un compromiso de 23PLAN DE GOBIERNO permanencia mínimo de 5 años, complementado con la creación del SERUME: Servicio Rural y Urbano Marginal de Educación. Victoria Nacional dará especial énfasis al desarrollo de una red de “Escuelas de Padres”, como programa central obligatorio y sistematizado a nivel nacional, para garantizar el éxito educativo de niños y jóvenes. Operarán por las noches en locales escolares y comedores populares, así como en la red de Centros de Esparcimiento y Deporte que desarrollaremos en todos los rincones del país, a través de los cuales pretendemos fortalecer los lazos de comprensión entre padres y estudiantes, reducir los conflictos intrafamiliares y mitigar las conductas disfuncionales. La educación a distancia y el plan “Estudia en Casa” han demostrado deficiencia en cuánto a la calidad de la educación y desigualdad de impacto por conectividad. Nuestro plan de digitalización satelital permitirá acelerar la ampliación de la conectividad en todo el país y para la etapa post Covid-19 transformaremos la experiencia de educación remota en un modelo de educación semipresencial, a fin de suplir las deficiencias de la educación remota en el desarrollo de competencias sociales y desarrollo integral del alumno. Para ello necesitamos capacitar a nuestros docentes en habilidades de dictado online y en su nuevo rol de tutor presencial, orientado al desarrollo de competencias blandas: educación en valores, educación cívica y ciudadana, educación en inteligencia emocional y otros tipos de inteligencia. Crearemos “Liceos Técnicos” como oferta optativa orientada a fomentar la continuidad escolar capacitando en competencias que sirvan al desarrollo de negocios familiares y a una inserción laboral respaldada en un Diploma Técnico. Creemos en la necesidad de establecer un sistema de regulación y supervisión de las escuelas privadas, similar al SUNEDU. Durante la pandemia, la demora de la reglamentación del DU 002-2020 propició abusos y la retención de los padres de familia contra su voluntad, calculándose una deserción de cerca 190 mil alumnos, de los cuales 150 mil pasaron a la escuela pública. La experiencia en cambios curriculares no ha sido exitosa y revela la necesidad de contar con un equipo experto en diseño curricular. Es necesario robustecer los temas transversales que vinculan al estudiante con la realidad de su entorno, tales como la filosofía, educación en valores, educación cívica y ambiental. Necesitamos regular la educación privada, reglas claras para el aumento de pensiones y la cuota de ingreso, que sin duda impulsa la discriminación del estudiante y vulnera su derecho a alcanzar una escuela. También se requiere estandarizar las evaluaciones de ingreso a los colegios, para asegurar la no discriminación. En el plano de la educación superior, ampliaremos la cobertura de universidades públicas, reforzaremos la SUNEDU en su rol de garante de la calidad educativa, reduciremos los años de estudios desarrollando el bachillerato en la educación básica y así evitar la preparación parche tipo “prepas”. Elevaremos el estándar y adecuaremos la oferta de los Institutos Técnicos Superiores en función a las competencias actuales y futuras demandadas por las empresas, en coordinación estrecha con los gremios empresariales. Incentivaremos la postulación a carreras técnicas estableciendo un régimen de ingreso automático a una carrera técnica superior, cumpliendo con haber cursado el 4° y 5° año de secundaria con una formación técnica con nivel satisfactorio. 24PLAN DE GOBIERNO Fortaleceremos la autonomía de los institutos superiores públicos e implementaremos un sistema de coaching orientado a empoderar a sus directivos, y fortaleceremos las capacidades de los docentes a través de un Diplomado en Docencia. Dado que el Perú requiere acelerar el desarrollo de su ecosistema de CTI, aumentaremos la cobertura y condiciones de becas de estudios en las mejores universidades del mundo, con becas de Investigación a nivel de Ph.D. en carreras de ingeniería, sociales y creativas, en función a las competencias exigidas en el presente y futuro. Transformación de nuestra riqueza cultural en ventaja competitiva Por largas décadas la cultura ha sido relegada de la agenda nacional porque, más allá de haber logrado un tibio reconocimiento de su importancia en la construcción de nuestra identidad como nación, hasta ahora no se llega a comprender su importancia en el desarrollo económico, a través de su impacto en la cohesión social, en un contexto de rápido crecimiento urbano no planificado, como el que ha vivido Perú desde mediados del siglo pasado. Es más, el “Patrimonio Cultural Nacional” suele considerarse como una traba para los proyectos de inversión, o también como excusa estatista para restringir la participación privada. Ante esta dicotomía sólo el 0,3% de los casi 20.000 sitios arqueológicos está oficialmente abierto al turismo, mientras que el 70% de las casonas virreinales y republicanas, que son de propiedad privada, están en estado de abandono. El “Patrimonio Cultural Inmaterial” suele verse sólo desde un prisma etnográfico, sin vislumbrar su potencial impacto en la esfera productiva de las comunidades que mantienen nuestra cultura viva.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language="es" fo:country="P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0T23:43:31.175656789</meta:creation-date>
    <dc:date>2021-03-10T23:57:44.422236673</dc:date>
    <meta:editing-duration>PT4M2S</meta:editing-duration>
    <meta:editing-cycles>2</meta:editing-cycles>
    <meta:generator>LibreOffice/7.0.3.1$Linux_X86_64 LibreOffice_project/00$Build-1</meta:generator>
    <meta:document-statistic meta:table-count="1" meta:cell-count="40" meta:object-count="0"/>
  </office:meta>
</office:document-meta>
</file>